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12cm" table:style-name="ta1">
        <table:shapes>
          <draw:frame draw:z-index="1" draw:id="id0" draw:style-name="a0" draw:name="Chart 1" svg:x="4.73824in" svg:y="0.2204in" svg:width="12.15086in" svg:height="8.256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-1.23913133144379" table:style-name="ce1">
            <text:p>-1.239131331</text:p>
          </table:table-cell>
          <table:table-cell table:style-name="ce1"/>
          <table:table-cell office:value-type="string" table:style-name="ce1">
            <text:p>Free fall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1]+0.01" table:style-name="ce1">
            <text:p>0.01</text:p>
          </table:table-cell>
          <table:table-cell office:value-type="float" office:value="-1.2400158643722501" table:style-name="ce1">
            <text:p>-1.240015864</text:p>
          </table:table-cell>
          <table:table-cell office:value-type="float" office:value="0" table:style-name="ce1">
            <text:p>0</text:p>
          </table:table-cell>
          <table:table-cell office:value-type="float" office:value="1.4761422872543299" table:style-name="ce1">
            <text:p>1.476142287</text:p>
          </table:table-cell>
          <table:table-cell table:number-columns-repeated="16380"/>
        </table:table-row>
        <table:table-row table:style-name="ro1">
          <table:table-cell office:value-type="float" office:value="0.02" table:formula="of:=[.A2]+0.01" table:style-name="ce1">
            <text:p>0.02</text:p>
          </table:table-cell>
          <table:table-cell office:value-type="float" office:value="-1.24386382102966" table:style-name="ce1">
            <text:p>-1.243863821</text:p>
          </table:table-cell>
          <table:table-cell office:value-type="float" office:value="2.31" table:formula="of:=[.C2]+0.01+2.2+0.1" table:style-name="ce1">
            <text:p>2.31</text:p>
          </table:table-cell>
          <table:table-cell office:value-type="float" office:value="1.4840444326400799" table:style-name="ce1">
            <text:p>1.484044433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3]+0.01" table:style-name="ce1">
            <text:p>0.03</text:p>
          </table:table-cell>
          <table:table-cell office:value-type="float" office:value="-1.2473461627960201" table:style-name="ce1">
            <text:p>-1.247346163</text:p>
          </table:table-cell>
          <table:table-cell office:value-type="float" office:value="2.3199999999999998" table:formula="of:=[.C3]+0.01" table:style-name="ce1">
            <text:p>2.32</text:p>
          </table:table-cell>
          <table:table-cell office:value-type="float" office:value="1.49361300468445" table:style-name="ce1">
            <text:p>1.493613005</text:p>
          </table:table-cell>
          <table:table-cell table:number-columns-repeated="16380"/>
        </table:table-row>
        <table:table-row table:style-name="ro1">
          <table:table-cell office:value-type="float" office:value="0.04" table:formula="of:=[.A4]+0.01" table:style-name="ce1">
            <text:p>0.04</text:p>
          </table:table-cell>
          <table:table-cell office:value-type="float" office:value="-1.2508352994918801" table:style-name="ce1">
            <text:p>-1.250835299</text:p>
          </table:table-cell>
          <table:table-cell office:value-type="float" office:value="2.3299999999999996" table:formula="of:=[.C4]+0.01" table:style-name="ce1">
            <text:p>2.33</text:p>
          </table:table-cell>
          <table:table-cell office:value-type="float" office:value="1.49844121932983" table:style-name="ce1">
            <text:p>1.498441219</text:p>
          </table:table-cell>
          <table:table-cell table:number-columns-repeated="16380"/>
        </table:table-row>
        <table:table-row table:style-name="ro1">
          <table:table-cell office:value-type="float" office:value="0.05" table:formula="of:=[.A5]+0.01" table:style-name="ce1">
            <text:p>0.05</text:p>
          </table:table-cell>
          <table:table-cell office:value-type="float" office:value="-1.2517009973526001" table:style-name="ce1">
            <text:p>-1.251700997</text:p>
          </table:table-cell>
          <table:table-cell office:value-type="float" office:value="2.3399999999999994" table:formula="of:=[.C5]+0.01" table:style-name="ce1">
            <text:p>2.34</text:p>
          </table:table-cell>
          <table:table-cell office:value-type="float" office:value="1.5029532909393299" table:style-name="ce1">
            <text:p>1.502953291</text:p>
          </table:table-cell>
          <table:table-cell table:number-columns-repeated="16380"/>
        </table:table-row>
        <table:table-row table:style-name="ro1">
          <table:table-cell office:value-type="float" office:value="6.0000000000000005E-2" table:formula="of:=[.A6]+0.01" table:style-name="ce1">
            <text:p>0.06</text:p>
          </table:table-cell>
          <table:table-cell office:value-type="float" office:value="-1.25119912624359" table:style-name="ce1">
            <text:p>-1.251199126</text:p>
          </table:table-cell>
          <table:table-cell office:value-type="float" office:value="2.3499999999999992" table:formula="of:=[.C6]+0.01" table:style-name="ce1">
            <text:p>2.35</text:p>
          </table:table-cell>
          <table:table-cell office:value-type="float" office:value="1.50508856773376" table:style-name="ce1">
            <text:p>1.505088568</text:p>
          </table:table-cell>
          <table:table-cell table:number-columns-repeated="16380"/>
        </table:table-row>
        <table:table-row table:style-name="ro1">
          <table:table-cell office:value-type="float" office:value="7.0000000000000007E-2" table:formula="of:=[.A7]+0.01" table:style-name="ce1">
            <text:p>0.07</text:p>
          </table:table-cell>
          <table:table-cell office:value-type="float" office:value="-1.2489489316940301" table:style-name="ce1">
            <text:p>-1.248948932</text:p>
          </table:table-cell>
          <table:table-cell office:value-type="float" office:value="2.359999999999999" table:formula="of:=[.C7]+0.01" table:style-name="ce1">
            <text:p>2.36</text:p>
          </table:table-cell>
          <table:table-cell office:value-type="float" office:value="1.50664782524109" table:style-name="ce1">
            <text:p>1.506647825</text:p>
          </table:table-cell>
          <table:table-cell table:number-columns-repeated="16380"/>
        </table:table-row>
        <table:table-row table:style-name="ro1">
          <table:table-cell office:value-type="float" office:value="0.08" table:formula="of:=[.A8]+0.01" table:style-name="ce1">
            <text:p>0.08</text:p>
          </table:table-cell>
          <table:table-cell office:value-type="float" office:value="-1.2439552545547501" table:style-name="ce1">
            <text:p>-1.243955255</text:p>
          </table:table-cell>
          <table:table-cell office:value-type="float" office:value="2.3699999999999988" table:formula="of:=[.C8]+0.01" table:style-name="ce1">
            <text:p>2.37</text:p>
          </table:table-cell>
          <table:table-cell office:value-type="float" office:value="1.5083025693893399" table:style-name="ce1">
            <text:p>1.508302569</text:p>
          </table:table-cell>
          <table:table-cell table:number-columns-repeated="16380"/>
        </table:table-row>
        <table:table-row table:style-name="ro1">
          <table:table-cell office:value-type="float" office:value="0.09" table:formula="of:=[.A9]+0.01" table:style-name="ce1">
            <text:p>0.09</text:p>
          </table:table-cell>
          <table:table-cell office:value-type="float" office:value="-1.2409806251525899" table:style-name="ce1">
            <text:p>-1.240980625</text:p>
          </table:table-cell>
          <table:table-cell office:value-type="float" office:value="2.3799999999999986" table:formula="of:=[.C9]+0.01" table:style-name="ce1">
            <text:p>2.38</text:p>
          </table:table-cell>
          <table:table-cell office:value-type="float" office:value="1.5147846937179601" table:style-name="ce1">
            <text:p>1.514784694</text:p>
          </table:table-cell>
          <table:table-cell table:number-columns-repeated="16380"/>
        </table:table-row>
        <table:table-row table:style-name="ro1">
          <table:table-cell office:value-type="float" office:value="9.9999999999999992E-2" table:formula="of:=[.A10]+0.01" table:style-name="ce1">
            <text:p>0.1</text:p>
          </table:table-cell>
          <table:table-cell office:value-type="float" office:value="-1.2386069297790501" table:style-name="ce1">
            <text:p>-1.23860693</text:p>
          </table:table-cell>
          <table:table-cell office:value-type="float" office:value="2.3899999999999983" table:formula="of:=[.C10]+0.01" table:style-name="ce1">
            <text:p>2.39</text:p>
          </table:table-cell>
          <table:table-cell office:value-type="float" office:value="1.5242234468460101" table:style-name="ce1">
            <text:p>1.524223447</text:p>
          </table:table-cell>
          <table:table-cell table:number-columns-repeated="16380"/>
        </table:table-row>
        <table:table-row table:style-name="ro1">
          <table:table-cell office:value-type="float" office:value="0.10999999999999999" table:formula="of:=[.A11]+0.01" table:style-name="ce1">
            <text:p>0.11</text:p>
          </table:table-cell>
          <table:table-cell office:value-type="float" office:value="-1.23902583122253" table:style-name="ce1">
            <text:p>-1.239025831</text:p>
          </table:table-cell>
          <table:table-cell office:value-type="float" office:value="2.3999999999999981" table:formula="of:=[.C11]+0.01" table:style-name="ce1">
            <text:p>2.4</text:p>
          </table:table-cell>
          <table:table-cell office:value-type="float" office:value="1.5370506048202499" table:style-name="ce1">
            <text:p>1.537050605</text:p>
          </table:table-cell>
          <table:table-cell table:number-columns-repeated="16380"/>
        </table:table-row>
        <table:table-row table:style-name="ro1">
          <table:table-cell office:value-type="float" office:value="0.11999999999999998" table:formula="of:=[.A12]+0.01" table:style-name="ce1">
            <text:p>0.12</text:p>
          </table:table-cell>
          <table:table-cell office:value-type="float" office:value="-1.2424790859222401" table:style-name="ce1">
            <text:p>-1.242479086</text:p>
          </table:table-cell>
          <table:table-cell office:value-type="float" office:value="2.4099999999999979" table:formula="of:=[.C12]+0.01" table:style-name="ce1">
            <text:p>2.41</text:p>
          </table:table-cell>
          <table:table-cell office:value-type="float" office:value="1.5451459884643599" table:style-name="ce1">
            <text:p>1.545145988</text:p>
          </table:table-cell>
          <table:table-cell table:number-columns-repeated="16380"/>
        </table:table-row>
        <table:table-row table:style-name="ro1">
          <table:table-cell office:value-type="float" office:value="0.12999999999999998" table:formula="of:=[.A13]+0.01" table:style-name="ce1">
            <text:p>0.13</text:p>
          </table:table-cell>
          <table:table-cell office:value-type="float" office:value="-1.2460076808929399" table:style-name="ce1">
            <text:p>-1.246007681</text:p>
          </table:table-cell>
          <table:table-cell office:value-type="float" office:value="2.4199999999999977" table:formula="of:=[.C13]+0.01" table:style-name="ce1">
            <text:p>2.42</text:p>
          </table:table-cell>
          <table:table-cell office:value-type="float" office:value="1.5524989366531401" table:style-name="ce1">
            <text:p>1.552498937</text:p>
          </table:table-cell>
          <table:table-cell table:number-columns-repeated="16380"/>
        </table:table-row>
        <table:table-row table:style-name="ro1">
          <table:table-cell office:value-type="float" office:value="0.13999999999999999" table:formula="of:=[.A14]+0.01" table:style-name="ce1">
            <text:p>0.14</text:p>
          </table:table-cell>
          <table:table-cell office:value-type="float" office:value="-1.2501187324523899" table:style-name="ce1">
            <text:p>-1.250118732</text:p>
          </table:table-cell>
          <table:table-cell office:value-type="float" office:value="2.4299999999999975" table:formula="of:=[.C14]+0.01" table:style-name="ce1">
            <text:p>2.43</text:p>
          </table:table-cell>
          <table:table-cell office:value-type="float" office:value="1.55625236034393" table:style-name="ce1">
            <text:p>1.55625236</text:p>
          </table:table-cell>
          <table:table-cell table:number-columns-repeated="16380"/>
        </table:table-row>
        <table:table-row table:style-name="ro1">
          <table:table-cell office:value-type="float" office:value="0.15" table:formula="of:=[.A15]+0.01" table:style-name="ce1">
            <text:p>0.15</text:p>
          </table:table-cell>
          <table:table-cell office:value-type="float" office:value="-1.2527951002121001" table:style-name="ce1">
            <text:p>-1.2527951</text:p>
          </table:table-cell>
          <table:table-cell office:value-type="float" office:value="2.4399999999999973" table:formula="of:=[.C15]+0.01" table:style-name="ce1">
            <text:p>2.44</text:p>
          </table:table-cell>
          <table:table-cell office:value-type="float" office:value="1.5580430030822801" table:style-name="ce1">
            <text:p>1.558043003</text:p>
          </table:table-cell>
          <table:table-cell table:number-columns-repeated="16380"/>
        </table:table-row>
        <table:table-row table:style-name="ro1">
          <table:table-cell office:value-type="float" office:value="0.16" table:formula="of:=[.A16]+0.01" table:style-name="ce1">
            <text:p>0.16</text:p>
          </table:table-cell>
          <table:table-cell office:value-type="float" office:value="-1.2521293163299601" table:style-name="ce1">
            <text:p>-1.252129316</text:p>
          </table:table-cell>
          <table:table-cell office:value-type="float" office:value="2.4499999999999971" table:formula="of:=[.C16]+0.01" table:style-name="ce1">
            <text:p>2.45</text:p>
          </table:table-cell>
          <table:table-cell office:value-type="float" office:value="1.55730521678925" table:style-name="ce1">
            <text:p>1.557305217</text:p>
          </table:table-cell>
          <table:table-cell table:number-columns-repeated="16380"/>
        </table:table-row>
        <table:table-row table:style-name="ro1">
          <table:table-cell office:value-type="float" office:value="0.17" table:formula="of:=[.A17]+0.01" table:style-name="ce1">
            <text:p>0.17</text:p>
          </table:table-cell>
          <table:table-cell office:value-type="float" office:value="-1.2497862577438399" table:style-name="ce1">
            <text:p>-1.249786258</text:p>
          </table:table-cell>
          <table:table-cell office:value-type="float" office:value="2.4599999999999969" table:formula="of:=[.C17]+0.01" table:style-name="ce1">
            <text:p>2.46</text:p>
          </table:table-cell>
          <table:table-cell office:value-type="float" office:value="1.55757772922516" table:style-name="ce1">
            <text:p>1.557577729</text:p>
          </table:table-cell>
          <table:table-cell table:number-columns-repeated="16380"/>
        </table:table-row>
        <table:table-row table:style-name="ro1">
          <table:table-cell office:value-type="float" office:value="0.18000000000000002" table:formula="of:=[.A18]+0.01" table:style-name="ce1">
            <text:p>0.18</text:p>
          </table:table-cell>
          <table:table-cell office:value-type="float" office:value="-1.24458014965057" table:style-name="ce1">
            <text:p>-1.24458015</text:p>
          </table:table-cell>
          <table:table-cell office:value-type="float" office:value="2.4699999999999966" table:formula="of:=[.C18]+0.01" table:style-name="ce1">
            <text:p>2.47</text:p>
          </table:table-cell>
          <table:table-cell office:value-type="float" office:value="1.55994820594788" table:style-name="ce1">
            <text:p>1.559948206</text:p>
          </table:table-cell>
          <table:table-cell table:number-columns-repeated="16380"/>
        </table:table-row>
        <table:table-row table:style-name="ro1">
          <table:table-cell office:value-type="float" office:value="0.19000000000000003" table:formula="of:=[.A19]+0.01" table:style-name="ce1">
            <text:p>0.19</text:p>
          </table:table-cell>
          <table:table-cell office:value-type="float" office:value="-1.2407300472259499" table:style-name="ce1">
            <text:p>-1.240730047</text:p>
          </table:table-cell>
          <table:table-cell office:value-type="float" office:value="2.4799999999999964" table:formula="of:=[.C19]+0.01" table:style-name="ce1">
            <text:p>2.48</text:p>
          </table:table-cell>
          <table:table-cell office:value-type="float" office:value="1.56672286987305" table:style-name="ce1">
            <text:p>1.56672287</text:p>
          </table:table-cell>
          <table:table-cell table:number-columns-repeated="16380"/>
        </table:table-row>
        <table:table-row table:style-name="ro1">
          <table:table-cell office:value-type="float" office:value="0.20000000000000004" table:formula="of:=[.A20]+0.01" table:style-name="ce1">
            <text:p>0.2</text:p>
          </table:table-cell>
          <table:table-cell office:value-type="float" office:value="-1.2381694316864" table:style-name="ce1">
            <text:p>-1.238169432</text:p>
          </table:table-cell>
          <table:table-cell office:value-type="float" office:value="2.4899999999999962" table:formula="of:=[.C20]+0.01" table:style-name="ce1">
            <text:p>2.49</text:p>
          </table:table-cell>
          <table:table-cell office:value-type="float" office:value="1.5723112821578999" table:style-name="ce1">
            <text:p>1.572311282</text:p>
          </table:table-cell>
          <table:table-cell table:number-columns-repeated="16380"/>
        </table:table-row>
        <table:table-row table:style-name="ro1">
          <table:table-cell office:value-type="float" office:value="0.21000000000000005" table:formula="of:=[.A21]+0.01" table:style-name="ce1">
            <text:p>0.21</text:p>
          </table:table-cell>
          <table:table-cell office:value-type="float" office:value="-1.2379623651504501" table:style-name="ce1">
            <text:p>-1.237962365</text:p>
          </table:table-cell>
          <table:table-cell office:value-type="float" office:value="2.499999999999996" table:formula="of:=[.C21]+0.01" table:style-name="ce1">
            <text:p>2.5</text:p>
          </table:table-cell>
          <table:table-cell office:value-type="float" office:value="1.5795773267746001" table:style-name="ce1">
            <text:p>1.579577327</text:p>
          </table:table-cell>
          <table:table-cell table:number-columns-repeated="16380"/>
        </table:table-row>
        <table:table-row table:style-name="ro1">
          <table:table-cell office:value-type="float" office:value="0.22000000000000006" table:formula="of:=[.A22]+0.01" table:style-name="ce1">
            <text:p>0.22</text:p>
          </table:table-cell>
          <table:table-cell office:value-type="float" office:value="-1.2398445606231701" table:style-name="ce1">
            <text:p>-1.239844561</text:p>
          </table:table-cell>
          <table:table-cell office:value-type="float" office:value="2.5099999999999958" table:formula="of:=[.C22]+0.01" table:style-name="ce1">
            <text:p>2.51</text:p>
          </table:table-cell>
          <table:table-cell office:value-type="float" office:value="1.5809406042098999" table:style-name="ce1">
            <text:p>1.580940604</text:p>
          </table:table-cell>
          <table:table-cell table:number-columns-repeated="16380"/>
        </table:table-row>
        <table:table-row table:style-name="ro1">
          <table:table-cell office:value-type="float" office:value="0.23000000000000007" table:formula="of:=[.A23]+0.01" table:style-name="ce1">
            <text:p>0.23</text:p>
          </table:table-cell>
          <table:table-cell office:value-type="float" office:value="-1.24187016487122" table:style-name="ce1">
            <text:p>-1.241870165</text:p>
          </table:table-cell>
          <table:table-cell office:value-type="float" office:value="2.5199999999999956" table:formula="of:=[.C23]+0.01" table:style-name="ce1">
            <text:p>2.52</text:p>
          </table:table-cell>
          <table:table-cell office:value-type="float" office:value="1.5759035348892201" table:style-name="ce1">
            <text:p>1.575903535</text:p>
          </table:table-cell>
          <table:table-cell table:number-columns-repeated="16380"/>
        </table:table-row>
        <table:table-row table:style-name="ro1">
          <table:table-cell office:value-type="float" office:value="0.24000000000000007" table:formula="of:=[.A24]+0.01" table:style-name="ce1">
            <text:p>0.24</text:p>
          </table:table-cell>
          <table:table-cell office:value-type="float" office:value="-1.2463195323944101" table:style-name="ce1">
            <text:p>-1.246319532</text:p>
          </table:table-cell>
          <table:table-cell office:value-type="float" office:value="2.5299999999999954" table:formula="of:=[.C24]+0.01" table:style-name="ce1">
            <text:p>2.53</text:p>
          </table:table-cell>
          <table:table-cell office:value-type="float" office:value="1.56848692893982" table:style-name="ce1">
            <text:p>1.568486929</text:p>
          </table:table-cell>
          <table:table-cell table:number-columns-repeated="16380"/>
        </table:table-row>
        <table:table-row table:style-name="ro1">
          <table:table-cell office:value-type="float" office:value="0.25000000000000006" table:formula="of:=[.A25]+0.01" table:style-name="ce1">
            <text:p>0.25</text:p>
          </table:table-cell>
          <table:table-cell office:value-type="float" office:value="-1.2484600543975799" table:style-name="ce1">
            <text:p>-1.248460054</text:p>
          </table:table-cell>
          <table:table-cell office:value-type="float" office:value="2.5399999999999952" table:formula="of:=[.C25]+0.01" table:style-name="ce1">
            <text:p>2.54</text:p>
          </table:table-cell>
          <table:table-cell office:value-type="float" office:value="1.5581362247467001" table:style-name="ce1">
            <text:p>1.558136225</text:p>
          </table:table-cell>
          <table:table-cell table:number-columns-repeated="16380"/>
        </table:table-row>
        <table:table-row table:style-name="ro1">
          <table:table-cell office:value-type="float" office:value="0.26000000000000006" table:formula="of:=[.A26]+0.01" table:style-name="ce1">
            <text:p>0.26</text:p>
          </table:table-cell>
          <table:table-cell office:value-type="float" office:value="-1.2492311000823999" table:style-name="ce1">
            <text:p>-1.2492311</text:p>
          </table:table-cell>
          <table:table-cell office:value-type="float" office:value="2.5499999999999949" table:formula="of:=[.C26]+0.01" table:style-name="ce1">
            <text:p>2.55</text:p>
          </table:table-cell>
          <table:table-cell office:value-type="float" office:value="1.5515556335449201" table:style-name="ce1">
            <text:p>1.551555634</text:p>
          </table:table-cell>
          <table:table-cell table:number-columns-repeated="16380"/>
        </table:table-row>
        <table:table-row table:style-name="ro1">
          <table:table-cell office:value-type="float" office:value="0.27000000000000007" table:formula="of:=[.A27]+0.01" table:style-name="ce1">
            <text:p>0.27</text:p>
          </table:table-cell>
          <table:table-cell office:value-type="float" office:value="-1.2477008104324301" table:style-name="ce1">
            <text:p>-1.24770081</text:p>
          </table:table-cell>
          <table:table-cell office:value-type="float" office:value="2.5599999999999947" table:formula="of:=[.C27]+0.01" table:style-name="ce1">
            <text:p>2.56</text:p>
          </table:table-cell>
          <table:table-cell office:value-type="float" office:value="1.5415184497833301" table:style-name="ce1">
            <text:p>1.54151845</text:p>
          </table:table-cell>
          <table:table-cell table:number-columns-repeated="16380"/>
        </table:table-row>
        <table:table-row table:style-name="ro1">
          <table:table-cell office:value-type="float" office:value="0.28000000000000008" table:formula="of:=[.A28]+0.01" table:style-name="ce1">
            <text:p>0.28</text:p>
          </table:table-cell>
          <table:table-cell office:value-type="float" office:value="-1.24489617347717" table:style-name="ce1">
            <text:p>-1.244896173</text:p>
          </table:table-cell>
          <table:table-cell office:value-type="float" office:value="2.5699999999999945" table:formula="of:=[.C28]+0.01" table:style-name="ce1">
            <text:p>2.57</text:p>
          </table:table-cell>
          <table:table-cell office:value-type="float" office:value="1.5357080698013299" table:style-name="ce1">
            <text:p>1.53570807</text:p>
          </table:table-cell>
          <table:table-cell table:number-columns-repeated="16380"/>
        </table:table-row>
        <table:table-row table:style-name="ro1">
          <table:table-cell office:value-type="float" office:value="0.29000000000000009" table:formula="of:=[.A29]+0.01" table:style-name="ce1">
            <text:p>0.29</text:p>
          </table:table-cell>
          <table:table-cell office:value-type="float" office:value="-1.2418737411498999" table:style-name="ce1">
            <text:p>-1.241873741</text:p>
          </table:table-cell>
          <table:table-cell office:value-type="float" office:value="2.5799999999999943" table:formula="of:=[.C29]+0.01" table:style-name="ce1">
            <text:p>2.58</text:p>
          </table:table-cell>
          <table:table-cell office:value-type="float" office:value="1.52718925476074" table:style-name="ce1">
            <text:p>1.527189255</text:p>
          </table:table-cell>
          <table:table-cell table:number-columns-repeated="16380"/>
        </table:table-row>
        <table:table-row table:style-name="ro1">
          <table:table-cell office:value-type="float" office:value="0.3000000000000001" table:formula="of:=[.A30]+0.01" table:style-name="ce1">
            <text:p>0.3</text:p>
          </table:table-cell>
          <table:table-cell office:value-type="float" office:value="-1.23895931243896" table:style-name="ce1">
            <text:p>-1.238959312</text:p>
          </table:table-cell>
          <table:table-cell office:value-type="float" office:value="2.5899999999999941" table:formula="of:=[.C30]+0.01" table:style-name="ce1">
            <text:p>2.59</text:p>
          </table:table-cell>
          <table:table-cell office:value-type="float" office:value="1.52267730236053" table:style-name="ce1">
            <text:p>1.522677302</text:p>
          </table:table-cell>
          <table:table-cell table:number-columns-repeated="16380"/>
        </table:table-row>
        <table:table-row table:style-name="ro1">
          <table:table-cell office:value-type="float" office:value="0.31000000000000011" table:formula="of:=[.A31]+0.01" table:style-name="ce1">
            <text:p>0.31</text:p>
          </table:table-cell>
          <table:table-cell office:value-type="float" office:value="-1.23798179626465" table:style-name="ce1">
            <text:p>-1.237981796</text:p>
          </table:table-cell>
          <table:table-cell office:value-type="float" office:value="2.5999999999999939" table:formula="of:=[.C31]+0.01" table:style-name="ce1">
            <text:p>2.6</text:p>
          </table:table-cell>
          <table:table-cell office:value-type="float" office:value="1.5130742788314799" table:style-name="ce1">
            <text:p>1.513074279</text:p>
          </table:table-cell>
          <table:table-cell table:number-columns-repeated="16380"/>
        </table:table-row>
        <table:table-row table:style-name="ro1">
          <table:table-cell office:value-type="float" office:value="0.32000000000000012" table:formula="of:=[.A32]+0.01" table:style-name="ce1">
            <text:p>0.32</text:p>
          </table:table-cell>
          <table:table-cell office:value-type="float" office:value="-1.23918676376343" table:style-name="ce1">
            <text:p>-1.239186764</text:p>
          </table:table-cell>
          <table:table-cell office:value-type="float" office:value="2.6099999999999937" table:formula="of:=[.C32]+0.01" table:style-name="ce1">
            <text:p>2.61</text:p>
          </table:table-cell>
          <table:table-cell office:value-type="float" office:value="1.5047469139099101" table:style-name="ce1">
            <text:p>1.504746914</text:p>
          </table:table-cell>
          <table:table-cell table:number-columns-repeated="16380"/>
        </table:table-row>
        <table:table-row table:style-name="ro1">
          <table:table-cell office:value-type="float" office:value="0.33000000000000013" table:formula="of:=[.A33]+0.01" table:style-name="ce1">
            <text:p>0.33</text:p>
          </table:table-cell>
          <table:table-cell office:value-type="float" office:value="-1.2401008605957" table:style-name="ce1">
            <text:p>-1.240100861</text:p>
          </table:table-cell>
          <table:table-cell office:value-type="float" office:value="2.6199999999999934" table:formula="of:=[.C33]+0.01" table:style-name="ce1">
            <text:p>2.62</text:p>
          </table:table-cell>
          <table:table-cell office:value-type="float" office:value="1.4965459108352701" table:style-name="ce1">
            <text:p>1.496545911</text:p>
          </table:table-cell>
          <table:table-cell table:number-columns-repeated="16380"/>
        </table:table-row>
        <table:table-row table:style-name="ro1">
          <table:table-cell office:value-type="float" office:value="0.34000000000000014" table:formula="of:=[.A34]+0.01" table:style-name="ce1">
            <text:p>0.34</text:p>
          </table:table-cell>
          <table:table-cell office:value-type="float" office:value="-1.2427160739898699" table:style-name="ce1">
            <text:p>-1.242716074</text:p>
          </table:table-cell>
          <table:table-cell office:value-type="float" office:value="2.6299999999999932" table:formula="of:=[.C34]+0.01" table:style-name="ce1">
            <text:p>2.63</text:p>
          </table:table-cell>
          <table:table-cell office:value-type="float" office:value="1.4951250553131099" table:style-name="ce1">
            <text:p>1.495125055</text:p>
          </table:table-cell>
          <table:table-cell table:number-columns-repeated="16380"/>
        </table:table-row>
        <table:table-row table:style-name="ro1">
          <table:table-cell office:value-type="float" office:value="0.35000000000000014" table:formula="of:=[.A35]+0.01" table:style-name="ce1">
            <text:p>0.35</text:p>
          </table:table-cell>
          <table:table-cell office:value-type="float" office:value="-1.24384737014771" table:style-name="ce1">
            <text:p>-1.24384737</text:p>
          </table:table-cell>
          <table:table-cell office:value-type="float" office:value="2.639999999999993" table:formula="of:=[.C35]+0.01" table:style-name="ce1">
            <text:p>2.64</text:p>
          </table:table-cell>
          <table:table-cell office:value-type="float" office:value="1.50021123886108" table:style-name="ce1">
            <text:p>1.500211239</text:p>
          </table:table-cell>
          <table:table-cell table:number-columns-repeated="16380"/>
        </table:table-row>
        <table:table-row table:style-name="ro1">
          <table:table-cell office:value-type="float" office:value="0.36000000000000015" table:formula="of:=[.A36]+0.01" table:style-name="ce1">
            <text:p>0.36</text:p>
          </table:table-cell>
          <table:table-cell office:value-type="float" office:value="-1.2424235343933101" table:style-name="ce1">
            <text:p>-1.242423534</text:p>
          </table:table-cell>
          <table:table-cell office:value-type="float" office:value="2.6499999999999928" table:formula="of:=[.C36]+0.01" table:style-name="ce1">
            <text:p>2.65</text:p>
          </table:table-cell>
          <table:table-cell office:value-type="float" office:value="1.508629322052" table:style-name="ce1">
            <text:p>1.508629322</text:p>
          </table:table-cell>
          <table:table-cell table:number-columns-repeated="16380"/>
        </table:table-row>
        <table:table-row table:style-name="ro1">
          <table:table-cell office:value-type="float" office:value="0.37000000000000016" table:formula="of:=[.A37]+0.01" table:style-name="ce1">
            <text:p>0.37</text:p>
          </table:table-cell>
          <table:table-cell office:value-type="float" office:value="-1.2410521507263199" table:style-name="ce1">
            <text:p>-1.241052151</text:p>
          </table:table-cell>
          <table:table-cell office:value-type="float" office:value="2.6599999999999926" table:formula="of:=[.C37]+0.01" table:style-name="ce1">
            <text:p>2.66</text:p>
          </table:table-cell>
          <table:table-cell office:value-type="float" office:value="1.5248944759368901" table:style-name="ce1">
            <text:p>1.524894476</text:p>
          </table:table-cell>
          <table:table-cell table:number-columns-repeated="16380"/>
        </table:table-row>
        <table:table-row table:style-name="ro1">
          <table:table-cell office:value-type="float" office:value="0.38000000000000017" table:formula="of:=[.A38]+0.01" table:style-name="ce1">
            <text:p>0.38</text:p>
          </table:table-cell>
          <table:table-cell office:value-type="float" office:value="-1.2384732961654701" table:style-name="ce1">
            <text:p>-1.238473296</text:p>
          </table:table-cell>
          <table:table-cell office:value-type="float" office:value="2.6699999999999924" table:formula="of:=[.C38]+0.01" table:style-name="ce1">
            <text:p>2.67</text:p>
          </table:table-cell>
          <table:table-cell office:value-type="float" office:value="1.5352653264999401" table:style-name="ce1">
            <text:p>1.535265326</text:p>
          </table:table-cell>
          <table:table-cell table:number-columns-repeated="16380"/>
        </table:table-row>
        <table:table-row table:style-name="ro1">
          <table:table-cell office:value-type="float" office:value="0.39000000000000018" table:formula="of:=[.A39]+0.01" table:style-name="ce1">
            <text:p>0.39</text:p>
          </table:table-cell>
          <table:table-cell office:value-type="float" office:value="-1.2362545728683501" table:style-name="ce1">
            <text:p>-1.236254573</text:p>
          </table:table-cell>
          <table:table-cell office:value-type="float" office:value="2.6799999999999922" table:formula="of:=[.C39]+0.01" table:style-name="ce1">
            <text:p>2.68</text:p>
          </table:table-cell>
          <table:table-cell office:value-type="float" office:value="1.54501533508301" table:style-name="ce1">
            <text:p>1.545015335</text:p>
          </table:table-cell>
          <table:table-cell table:number-columns-repeated="16380"/>
        </table:table-row>
        <table:table-row table:style-name="ro1">
          <table:table-cell office:value-type="float" office:value="0.40000000000000019" table:formula="of:=[.A40]+0.01" table:style-name="ce1">
            <text:p>0.4</text:p>
          </table:table-cell>
          <table:table-cell office:value-type="float" office:value="-1.23353266716003" table:style-name="ce1">
            <text:p>-1.233532667</text:p>
          </table:table-cell>
          <table:table-cell office:value-type="float" office:value="2.689999999999992" table:formula="of:=[.C40]+0.01" table:style-name="ce1">
            <text:p>2.69</text:p>
          </table:table-cell>
          <table:table-cell office:value-type="float" office:value="1.55024361610413" table:style-name="ce1">
            <text:p>1.550243616</text:p>
          </table:table-cell>
          <table:table-cell table:number-columns-repeated="16380"/>
        </table:table-row>
        <table:table-row table:style-name="ro1">
          <table:table-cell office:value-type="float" office:value="0.4100000000000002" table:formula="of:=[.A41]+0.01" table:style-name="ce1">
            <text:p>0.41</text:p>
          </table:table-cell>
          <table:table-cell office:value-type="float" office:value="-1.2336952686309799" table:style-name="ce1">
            <text:p>-1.233695269</text:p>
          </table:table-cell>
          <table:table-cell office:value-type="float" office:value="2.6999999999999917" table:formula="of:=[.C41]+0.01" table:style-name="ce1">
            <text:p>2.7</text:p>
          </table:table-cell>
          <table:table-cell office:value-type="float" office:value="1.5578927993774401" table:style-name="ce1">
            <text:p>1.557892799</text:p>
          </table:table-cell>
          <table:table-cell table:number-columns-repeated="16380"/>
        </table:table-row>
        <table:table-row table:style-name="ro1">
          <table:table-cell office:value-type="float" office:value="0.42000000000000021" table:formula="of:=[.A42]+0.01" table:style-name="ce1">
            <text:p>0.42</text:p>
          </table:table-cell>
          <table:table-cell office:value-type="float" office:value="-1.2357760667800901" table:style-name="ce1">
            <text:p>-1.235776067</text:p>
          </table:table-cell>
          <table:table-cell office:value-type="float" office:value="2.7099999999999915" table:formula="of:=[.C42]+0.01" table:style-name="ce1">
            <text:p>2.71</text:p>
          </table:table-cell>
          <table:table-cell office:value-type="float" office:value="1.5635393857955899" table:style-name="ce1">
            <text:p>1.563539386</text:p>
          </table:table-cell>
          <table:table-cell table:number-columns-repeated="16380"/>
        </table:table-row>
        <table:table-row table:style-name="ro1">
          <table:table-cell office:value-type="float" office:value="0.43000000000000022" table:formula="of:=[.A43]+0.01" table:style-name="ce1">
            <text:p>0.43</text:p>
          </table:table-cell>
          <table:table-cell office:value-type="float" office:value="-1.2373743057251001" table:style-name="ce1">
            <text:p>-1.237374306</text:p>
          </table:table-cell>
          <table:table-cell office:value-type="float" office:value="2.7199999999999913" table:formula="of:=[.C43]+0.01" table:style-name="ce1">
            <text:p>2.72</text:p>
          </table:table-cell>
          <table:table-cell office:value-type="float" office:value="1.5722628831863401" table:style-name="ce1">
            <text:p>1.572262883</text:p>
          </table:table-cell>
          <table:table-cell table:number-columns-repeated="16380"/>
        </table:table-row>
        <table:table-row table:style-name="ro1">
          <table:table-cell office:value-type="float" office:value="0.44000000000000022" table:formula="of:=[.A44]+0.01" table:style-name="ce1">
            <text:p>0.44</text:p>
          </table:table-cell>
          <table:table-cell office:value-type="float" office:value="-1.2397607564926101" table:style-name="ce1">
            <text:p>-1.239760756</text:p>
          </table:table-cell>
          <table:table-cell office:value-type="float" office:value="2.7299999999999911" table:formula="of:=[.C44]+0.01" table:style-name="ce1">
            <text:p>2.73</text:p>
          </table:table-cell>
          <table:table-cell office:value-type="float" office:value="1.57613217830658" table:style-name="ce1">
            <text:p>1.576132178</text:p>
          </table:table-cell>
          <table:table-cell table:number-columns-repeated="16380"/>
        </table:table-row>
        <table:table-row table:style-name="ro1">
          <table:table-cell office:value-type="float" office:value="0.45000000000000023" table:formula="of:=[.A45]+0.01" table:style-name="ce1">
            <text:p>0.45</text:p>
          </table:table-cell>
          <table:table-cell office:value-type="float" office:value="-1.2409925460815401" table:style-name="ce1">
            <text:p>-1.240992546</text:p>
          </table:table-cell>
          <table:table-cell office:value-type="float" office:value="2.7399999999999909" table:formula="of:=[.C45]+0.01" table:style-name="ce1">
            <text:p>2.74</text:p>
          </table:table-cell>
          <table:table-cell office:value-type="float" office:value="1.5769305229187001" table:style-name="ce1">
            <text:p>1.576930523</text:p>
          </table:table-cell>
          <table:table-cell table:number-columns-repeated="16380"/>
        </table:table-row>
        <table:table-row table:style-name="ro1">
          <table:table-cell office:value-type="float" office:value="0.46000000000000024" table:formula="of:=[.A46]+0.01" table:style-name="ce1">
            <text:p>0.46</text:p>
          </table:table-cell>
          <table:table-cell office:value-type="float" office:value="-1.2398363351821899" table:style-name="ce1">
            <text:p>-1.239836335</text:p>
          </table:table-cell>
          <table:table-cell office:value-type="float" office:value="2.7499999999999907" table:formula="of:=[.C46]+0.01" table:style-name="ce1">
            <text:p>2.75</text:p>
          </table:table-cell>
          <table:table-cell office:value-type="float" office:value="1.57053959369659" table:style-name="ce1">
            <text:p>1.570539594</text:p>
          </table:table-cell>
          <table:table-cell table:number-columns-repeated="16380"/>
        </table:table-row>
        <table:table-row table:style-name="ro1">
          <table:table-cell office:value-type="float" office:value="0.47000000000000025" table:formula="of:=[.A47]+0.01" table:style-name="ce1">
            <text:p>0.47</text:p>
          </table:table-cell>
          <table:table-cell office:value-type="float" office:value="-1.2375316619873" table:style-name="ce1">
            <text:p>-1.237531662</text:p>
          </table:table-cell>
          <table:table-cell office:value-type="float" office:value="2.7599999999999905" table:formula="of:=[.C47]+0.01" table:style-name="ce1">
            <text:p>2.76</text:p>
          </table:table-cell>
          <table:table-cell office:value-type="float" office:value="1.5554991960525499" table:style-name="ce1">
            <text:p>1.555499196</text:p>
          </table:table-cell>
          <table:table-cell table:number-columns-repeated="16380"/>
        </table:table-row>
        <table:table-row table:style-name="ro1">
          <table:table-cell office:value-type="float" office:value="0.48000000000000026" table:formula="of:=[.A48]+0.01" table:style-name="ce1">
            <text:p>0.48</text:p>
          </table:table-cell>
          <table:table-cell office:value-type="float" office:value="-1.23399138450623" table:style-name="ce1">
            <text:p>-1.233991385</text:p>
          </table:table-cell>
          <table:table-cell office:value-type="float" office:value="2.7699999999999902" table:formula="of:=[.C48]+0.01" table:style-name="ce1">
            <text:p>2.77</text:p>
          </table:table-cell>
          <table:table-cell office:value-type="float" office:value="1.54304730892181" table:style-name="ce1">
            <text:p>1.543047309</text:p>
          </table:table-cell>
          <table:table-cell table:number-columns-repeated="16380"/>
        </table:table-row>
        <table:table-row table:style-name="ro1">
          <table:table-cell office:value-type="float" office:value="0.49000000000000027" table:formula="of:=[.A49]+0.01" table:style-name="ce1">
            <text:p>0.49</text:p>
          </table:table-cell>
          <table:table-cell office:value-type="float" office:value="-1.2325090169906601" table:style-name="ce1">
            <text:p>-1.232509017</text:p>
          </table:table-cell>
          <table:table-cell office:value-type="float" office:value="2.77999999999999" table:formula="of:=[.C49]+0.01" table:style-name="ce1">
            <text:p>2.78</text:p>
          </table:table-cell>
          <table:table-cell office:value-type="float" office:value="1.52358615398407" table:style-name="ce1">
            <text:p>1.523586154</text:p>
          </table:table-cell>
          <table:table-cell table:number-columns-repeated="16380"/>
        </table:table-row>
        <table:table-row table:style-name="ro1">
          <table:table-cell office:value-type="float" office:value="0.50000000000000022" table:formula="of:=[.A50]+0.01" table:style-name="ce1">
            <text:p>0.5</text:p>
          </table:table-cell>
          <table:table-cell office:value-type="float" office:value="-1.2307052612304701" table:style-name="ce1">
            <text:p>-1.230705261</text:p>
          </table:table-cell>
          <table:table-cell office:value-type="float" office:value="2.7899999999999898" table:formula="of:=[.C50]+0.01" table:style-name="ce1">
            <text:p>2.79</text:p>
          </table:table-cell>
          <table:table-cell office:value-type="float" office:value="1.5102972984314" table:style-name="ce1">
            <text:p>1.510297298</text:p>
          </table:table-cell>
          <table:table-cell table:number-columns-repeated="16380"/>
        </table:table-row>
        <table:table-row table:style-name="ro1">
          <table:table-cell office:value-type="float" office:value="0.51000000000000023" table:formula="of:=[.A51]+0.01" table:style-name="ce1">
            <text:p>0.51</text:p>
          </table:table-cell>
          <table:table-cell office:value-type="float" office:value="-1.2315431833267201" table:style-name="ce1">
            <text:p>-1.231543183</text:p>
          </table:table-cell>
          <table:table-cell office:value-type="float" office:value="2.7999999999999896" table:formula="of:=[.C51]+0.01" table:style-name="ce1">
            <text:p>2.8</text:p>
          </table:table-cell>
          <table:table-cell office:value-type="float" office:value="1.4911572933196999" table:style-name="ce1">
            <text:p>1.491157293</text:p>
          </table:table-cell>
          <table:table-cell table:number-columns-repeated="16380"/>
        </table:table-row>
        <table:table-row table:style-name="ro1">
          <table:table-cell office:value-type="float" office:value="0.52000000000000024" table:formula="of:=[.A52]+0.01" table:style-name="ce1">
            <text:p>0.52</text:p>
          </table:table-cell>
          <table:table-cell office:value-type="float" office:value="-1.23378252983093" table:style-name="ce1">
            <text:p>-1.23378253</text:p>
          </table:table-cell>
          <table:table-cell office:value-type="float" office:value="2.8099999999999894" table:formula="of:=[.C52]+0.01" table:style-name="ce1">
            <text:p>2.81</text:p>
          </table:table-cell>
          <table:table-cell office:value-type="float" office:value="1.4781864881515501" table:style-name="ce1">
            <text:p>1.478186488</text:p>
          </table:table-cell>
          <table:table-cell table:number-columns-repeated="16380"/>
        </table:table-row>
        <table:table-row table:style-name="ro1">
          <table:table-cell office:value-type="float" office:value="0.53000000000000025" table:formula="of:=[.A53]+0.01" table:style-name="ce1">
            <text:p>0.53</text:p>
          </table:table-cell>
          <table:table-cell office:value-type="float" office:value="-1.23574650287628" table:style-name="ce1">
            <text:p>-1.235746503</text:p>
          </table:table-cell>
          <table:table-cell office:value-type="float" office:value="2.8199999999999892" table:formula="of:=[.C53]+0.01" table:style-name="ce1">
            <text:p>2.82</text:p>
          </table:table-cell>
          <table:table-cell office:value-type="float" office:value="1.4598032236099201" table:style-name="ce1">
            <text:p>1.459803224</text:p>
          </table:table-cell>
          <table:table-cell table:number-columns-repeated="16380"/>
        </table:table-row>
        <table:table-row table:style-name="ro1">
          <table:table-cell office:value-type="float" office:value="0.54000000000000026" table:formula="of:=[.A54]+0.01" table:style-name="ce1">
            <text:p>0.54</text:p>
          </table:table-cell>
          <table:table-cell office:value-type="float" office:value="-1.2385991811752299" table:style-name="ce1">
            <text:p>-1.238599181</text:p>
          </table:table-cell>
          <table:table-cell office:value-type="float" office:value="2.829999999999989" table:formula="of:=[.C54]+0.01" table:style-name="ce1">
            <text:p>2.83</text:p>
          </table:table-cell>
          <table:table-cell office:value-type="float" office:value="1.44683933258057" table:style-name="ce1">
            <text:p>1.446839333</text:p>
          </table:table-cell>
          <table:table-cell table:number-columns-repeated="16380"/>
        </table:table-row>
        <table:table-row table:style-name="ro1">
          <table:table-cell office:value-type="float" office:value="0.55000000000000027" table:formula="of:=[.A55]+0.01" table:style-name="ce1">
            <text:p>0.55</text:p>
          </table:table-cell>
          <table:table-cell office:value-type="float" office:value="-1.2386387586593599" table:style-name="ce1">
            <text:p>-1.238638759</text:p>
          </table:table-cell>
          <table:table-cell office:value-type="float" office:value="2.8399999999999888" table:formula="of:=[.C55]+0.01" table:style-name="ce1">
            <text:p>2.84</text:p>
          </table:table-cell>
          <table:table-cell office:value-type="float" office:value="1.42689597606659" table:style-name="ce1">
            <text:p>1.426895976</text:p>
          </table:table-cell>
          <table:table-cell table:number-columns-repeated="16380"/>
        </table:table-row>
        <table:table-row table:style-name="ro1">
          <table:table-cell office:value-type="float" office:value="0.56000000000000028" table:formula="of:=[.A56]+0.01" table:style-name="ce1">
            <text:p>0.56</text:p>
          </table:table-cell>
          <table:table-cell office:value-type="float" office:value="-1.2372133731842001" table:style-name="ce1">
            <text:p>-1.237213373</text:p>
          </table:table-cell>
          <table:table-cell office:value-type="float" office:value="2.8499999999999885" table:formula="of:=[.C56]+0.01" table:style-name="ce1">
            <text:p>2.85</text:p>
          </table:table-cell>
          <table:table-cell office:value-type="float" office:value="1.4119282960891699" table:style-name="ce1">
            <text:p>1.411928296</text:p>
          </table:table-cell>
          <table:table-cell table:number-columns-repeated="16380"/>
        </table:table-row>
        <table:table-row table:style-name="ro1">
          <table:table-cell office:value-type="float" office:value="0.57000000000000028" table:formula="of:=[.A57]+0.01" table:style-name="ce1">
            <text:p>0.57</text:p>
          </table:table-cell>
          <table:table-cell office:value-type="float" office:value="-1.23512887954712" table:style-name="ce1">
            <text:p>-1.23512888</text:p>
          </table:table-cell>
          <table:table-cell office:value-type="float" office:value="2.8599999999999883" table:formula="of:=[.C57]+0.01" table:style-name="ce1">
            <text:p>2.86</text:p>
          </table:table-cell>
          <table:table-cell office:value-type="float" office:value="1.38245666027069" table:style-name="ce1">
            <text:p>1.38245666</text:p>
          </table:table-cell>
          <table:table-cell table:number-columns-repeated="16380"/>
        </table:table-row>
        <table:table-row table:style-name="ro1">
          <table:table-cell office:value-type="float" office:value="0.58000000000000029" table:formula="of:=[.A58]+0.01" table:style-name="ce1">
            <text:p>0.58</text:p>
          </table:table-cell>
          <table:table-cell office:value-type="float" office:value="-1.23080706596375" table:style-name="ce1">
            <text:p>-1.230807066</text:p>
          </table:table-cell>
          <table:table-cell office:value-type="float" office:value="2.8699999999999881" table:formula="of:=[.C58]+0.01" table:style-name="ce1">
            <text:p>2.87</text:p>
          </table:table-cell>
          <table:table-cell office:value-type="float" office:value="1.3580634593963601" table:style-name="ce1">
            <text:p>1.358063459</text:p>
          </table:table-cell>
          <table:table-cell table:number-columns-repeated="16380"/>
        </table:table-row>
        <table:table-row table:style-name="ro1">
          <table:table-cell office:value-type="float" office:value="0.5900000000000003" table:formula="of:=[.A59]+0.01" table:style-name="ce1">
            <text:p>0.59</text:p>
          </table:table-cell>
          <table:table-cell office:value-type="float" office:value="-1.22750687599182" table:style-name="ce1">
            <text:p>-1.227506876</text:p>
          </table:table-cell>
          <table:table-cell office:value-type="float" office:value="2.8799999999999879" table:formula="of:=[.C59]+0.01" table:style-name="ce1">
            <text:p>2.88</text:p>
          </table:table-cell>
          <table:table-cell office:value-type="float" office:value="1.3179081678390501" table:style-name="ce1">
            <text:p>1.317908168</text:p>
          </table:table-cell>
          <table:table-cell table:number-columns-repeated="16380"/>
        </table:table-row>
        <table:table-row table:style-name="ro1">
          <table:table-cell office:value-type="float" office:value="0.60000000000000031" table:formula="of:=[.A60]+0.01" table:style-name="ce1">
            <text:p>0.6</text:p>
          </table:table-cell>
          <table:table-cell office:value-type="float" office:value="-1.2240420579910301" table:style-name="ce1">
            <text:p>-1.224042058</text:p>
          </table:table-cell>
          <table:table-cell office:value-type="float" office:value="2.8899999999999877" table:formula="of:=[.C60]+0.01" table:style-name="ce1">
            <text:p>2.89</text:p>
          </table:table-cell>
          <table:table-cell office:value-type="float" office:value="1.29291999340057" table:style-name="ce1">
            <text:p>1.292919993</text:p>
          </table:table-cell>
          <table:table-cell table:number-columns-repeated="16380"/>
        </table:table-row>
        <table:table-row table:style-name="ro1">
          <table:table-cell office:value-type="float" office:value="0.61000000000000032" table:formula="of:=[.A61]+0.01" table:style-name="ce1">
            <text:p>0.61</text:p>
          </table:table-cell>
          <table:table-cell office:value-type="float" office:value="-1.2229596376419101" table:style-name="ce1">
            <text:p>-1.222959638</text:p>
          </table:table-cell>
          <table:table-cell office:value-type="float" office:value="2.8999999999999875" table:formula="of:=[.C61]+0.01" table:style-name="ce1">
            <text:p>2.9</text:p>
          </table:table-cell>
          <table:table-cell office:value-type="float" office:value="1.26204526424408" table:style-name="ce1">
            <text:p>1.262045264</text:p>
          </table:table-cell>
          <table:table-cell table:number-columns-repeated="16380"/>
        </table:table-row>
        <table:table-row table:style-name="ro1">
          <table:table-cell office:value-type="float" office:value="0.62000000000000033" table:formula="of:=[.A62]+0.01" table:style-name="ce1">
            <text:p>0.62</text:p>
          </table:table-cell>
          <table:table-cell office:value-type="float" office:value="-1.2242739200592001" table:style-name="ce1">
            <text:p>-1.22427392</text:p>
          </table:table-cell>
          <table:table-cell office:value-type="float" office:value="2.9099999999999873" table:formula="of:=[.C62]+0.01" table:style-name="ce1">
            <text:p>2.91</text:p>
          </table:table-cell>
          <table:table-cell office:value-type="float" office:value="1.2478053569793699" table:style-name="ce1">
            <text:p>1.247805357</text:p>
          </table:table-cell>
          <table:table-cell table:number-columns-repeated="16380"/>
        </table:table-row>
        <table:table-row table:style-name="ro1">
          <table:table-cell office:value-type="float" office:value="0.63000000000000034" table:formula="of:=[.A63]+0.01" table:style-name="ce1">
            <text:p>0.63</text:p>
          </table:table-cell>
          <table:table-cell office:value-type="float" office:value="-1.22637832164764" table:style-name="ce1">
            <text:p>-1.226378322</text:p>
          </table:table-cell>
          <table:table-cell office:value-type="float" office:value="2.9199999999999871" table:formula="of:=[.C63]+0.01" table:style-name="ce1">
            <text:p>2.92</text:p>
          </table:table-cell>
          <table:table-cell office:value-type="float" office:value="1.2344270944595299" table:style-name="ce1">
            <text:p>1.234427094</text:p>
          </table:table-cell>
          <table:table-cell table:number-columns-repeated="16380"/>
        </table:table-row>
        <table:table-row table:style-name="ro1">
          <table:table-cell office:value-type="float" office:value="0.64000000000000035" table:formula="of:=[.A64]+0.01" table:style-name="ce1">
            <text:p>0.64</text:p>
          </table:table-cell>
          <table:table-cell office:value-type="float" office:value="-1.2302432060241699" table:style-name="ce1">
            <text:p>-1.230243206</text:p>
          </table:table-cell>
          <table:table-cell office:value-type="float" office:value="2.9299999999999868" table:formula="of:=[.C64]+0.01" table:style-name="ce1">
            <text:p>2.93</text:p>
          </table:table-cell>
          <table:table-cell office:value-type="float" office:value="1.22776639461517" table:style-name="ce1">
            <text:p>1.227766395</text:p>
          </table:table-cell>
          <table:table-cell table:number-columns-repeated="16380"/>
        </table:table-row>
        <table:table-row table:style-name="ro1">
          <table:table-cell office:value-type="float" office:value="0.65000000000000036" table:formula="of:=[.A65]+0.01" table:style-name="ce1">
            <text:p>0.65</text:p>
          </table:table-cell>
          <table:table-cell office:value-type="float" office:value="-1.23273777961731" table:style-name="ce1">
            <text:p>-1.23273778</text:p>
          </table:table-cell>
          <table:table-cell office:value-type="float" office:value="2.9399999999999866" table:formula="of:=[.C65]+0.01" table:style-name="ce1">
            <text:p>2.94</text:p>
          </table:table-cell>
          <table:table-cell office:value-type="float" office:value="1.22129213809967" table:style-name="ce1">
            <text:p>1.221292138</text:p>
          </table:table-cell>
          <table:table-cell table:number-columns-repeated="16380"/>
        </table:table-row>
        <table:table-row table:style-name="ro1">
          <table:table-cell office:value-type="float" office:value="0.66000000000000036" table:formula="of:=[.A66]+0.01" table:style-name="ce1">
            <text:p>0.66</text:p>
          </table:table-cell>
          <table:table-cell office:value-type="float" office:value="-1.23571801185608" table:style-name="ce1">
            <text:p>-1.235718012</text:p>
          </table:table-cell>
          <table:table-cell office:value-type="float" office:value="2.9499999999999864" table:formula="of:=[.C66]+0.01" table:style-name="ce1">
            <text:p>2.95</text:p>
          </table:table-cell>
          <table:table-cell office:value-type="float" office:value="1.21812319755554" table:style-name="ce1">
            <text:p>1.218123198</text:p>
          </table:table-cell>
          <table:table-cell table:number-columns-repeated="16380"/>
        </table:table-row>
        <table:table-row table:style-name="ro1">
          <table:table-cell office:value-type="float" office:value="0.67000000000000037" table:formula="of:=[.A67]+0.01" table:style-name="ce1">
            <text:p>0.67</text:p>
          </table:table-cell>
          <table:table-cell office:value-type="float" office:value="-1.23615026473999" table:style-name="ce1">
            <text:p>-1.236150265</text:p>
          </table:table-cell>
          <table:table-cell office:value-type="float" office:value="2.9599999999999862" table:formula="of:=[.C67]+0.01" table:style-name="ce1">
            <text:p>2.96</text:p>
          </table:table-cell>
          <table:table-cell office:value-type="float" office:value="1.21239638328552" table:style-name="ce1">
            <text:p>1.212396383</text:p>
          </table:table-cell>
          <table:table-cell table:number-columns-repeated="16380"/>
        </table:table-row>
        <table:table-row table:style-name="ro1">
          <table:table-cell office:value-type="float" office:value="0.68000000000000038" table:formula="of:=[.A68]+0.01" table:style-name="ce1">
            <text:p>0.68</text:p>
          </table:table-cell>
          <table:table-cell office:value-type="float" office:value="-1.2324475049972501" table:style-name="ce1">
            <text:p>-1.232447505</text:p>
          </table:table-cell>
          <table:table-cell office:value-type="float" office:value="2.969999999999986" table:formula="of:=[.C68]+0.01" table:style-name="ce1">
            <text:p>2.97</text:p>
          </table:table-cell>
          <table:table-cell office:value-type="float" office:value="1.2072435617446899" table:style-name="ce1">
            <text:p>1.207243562</text:p>
          </table:table-cell>
          <table:table-cell table:number-columns-repeated="16380"/>
        </table:table-row>
        <table:table-row table:style-name="ro1">
          <table:table-cell office:value-type="float" office:value="0.69000000000000039" table:formula="of:=[.A69]+0.01" table:style-name="ce1">
            <text:p>0.69</text:p>
          </table:table-cell>
          <table:table-cell office:value-type="float" office:value="-1.2295444011688199" table:style-name="ce1">
            <text:p>-1.229544401</text:p>
          </table:table-cell>
          <table:table-cell office:value-type="float" office:value="2.9799999999999858" table:formula="of:=[.C69]+0.01" table:style-name="ce1">
            <text:p>2.98</text:p>
          </table:table-cell>
          <table:table-cell office:value-type="float" office:value="1.1966515779495199" table:style-name="ce1">
            <text:p>1.196651578</text:p>
          </table:table-cell>
          <table:table-cell table:number-columns-repeated="16380"/>
        </table:table-row>
        <table:table-row table:style-name="ro1">
          <table:table-cell office:value-type="float" office:value="0.7000000000000004" table:formula="of:=[.A70]+0.01" table:style-name="ce1">
            <text:p>0.7</text:p>
          </table:table-cell>
          <table:table-cell office:value-type="float" office:value="-1.2250949144363401" table:style-name="ce1">
            <text:p>-1.225094914</text:p>
          </table:table-cell>
          <table:table-cell office:value-type="float" office:value="2.9899999999999856" table:formula="of:=[.C70]+0.01" table:style-name="ce1">
            <text:p>2.99</text:p>
          </table:table-cell>
          <table:table-cell office:value-type="float" office:value="1.18966519832611" table:style-name="ce1">
            <text:p>1.189665198</text:p>
          </table:table-cell>
          <table:table-cell table:number-columns-repeated="16380"/>
        </table:table-row>
        <table:table-row table:style-name="ro1">
          <table:table-cell office:value-type="float" office:value="0.71000000000000041" table:formula="of:=[.A71]+0.01" table:style-name="ce1">
            <text:p>0.71</text:p>
          </table:table-cell>
          <table:table-cell office:value-type="float" office:value="-1.22305679321289" table:style-name="ce1">
            <text:p>-1.223056793</text:p>
          </table:table-cell>
          <table:table-cell office:value-type="float" office:value="2.9999999999999853" table:formula="of:=[.C71]+0.01" table:style-name="ce1">
            <text:p>3</text:p>
          </table:table-cell>
          <table:table-cell office:value-type="float" office:value="1.18264985084534" table:style-name="ce1">
            <text:p>1.182649851</text:p>
          </table:table-cell>
          <table:table-cell table:number-columns-repeated="16380"/>
        </table:table-row>
        <table:table-row table:style-name="ro1">
          <table:table-cell office:value-type="float" office:value="0.72000000000000042" table:formula="of:=[.A72]+0.01" table:style-name="ce1">
            <text:p>0.72</text:p>
          </table:table-cell>
          <table:table-cell office:value-type="float" office:value="-1.22214639186859" table:style-name="ce1">
            <text:p>-1.222146392</text:p>
          </table:table-cell>
          <table:table-cell office:value-type="float" office:value="3.0099999999999851" table:formula="of:=[.C72]+0.01" table:style-name="ce1">
            <text:p>3.01</text:p>
          </table:table-cell>
          <table:table-cell office:value-type="float" office:value="1.1820040941238401" table:style-name="ce1">
            <text:p>1.182004094</text:p>
          </table:table-cell>
          <table:table-cell table:number-columns-repeated="16380"/>
        </table:table-row>
        <table:table-row table:style-name="ro1">
          <table:table-cell office:value-type="float" office:value="0.73000000000000043" table:formula="of:=[.A73]+0.01" table:style-name="ce1">
            <text:p>0.73</text:p>
          </table:table-cell>
          <table:table-cell office:value-type="float" office:value="-1.2250269651412999" table:style-name="ce1">
            <text:p>-1.225026965</text:p>
          </table:table-cell>
          <table:table-cell office:value-type="float" office:value="3.0199999999999849" table:formula="of:=[.C73]+0.01" table:style-name="ce1">
            <text:p>3.02</text:p>
          </table:table-cell>
          <table:table-cell office:value-type="float" office:value="1.1872376203537001" table:style-name="ce1">
            <text:p>1.18723762</text:p>
          </table:table-cell>
          <table:table-cell table:number-columns-repeated="16380"/>
        </table:table-row>
        <table:table-row table:style-name="ro1">
          <table:table-cell office:value-type="float" office:value="0.74000000000000044" table:formula="of:=[.A74]+0.01" table:style-name="ce1">
            <text:p>0.74</text:p>
          </table:table-cell>
          <table:table-cell office:value-type="float" office:value="-1.2309368848800699" table:style-name="ce1">
            <text:p>-1.230936885</text:p>
          </table:table-cell>
          <table:table-cell office:value-type="float" office:value="3.0299999999999847" table:formula="of:=[.C74]+0.01" table:style-name="ce1">
            <text:p>3.03</text:p>
          </table:table-cell>
          <table:table-cell office:value-type="float" office:value="1.1934006214141799" table:style-name="ce1">
            <text:p>1.193400621</text:p>
          </table:table-cell>
          <table:table-cell table:number-columns-repeated="16380"/>
        </table:table-row>
        <table:table-row table:style-name="ro1">
          <table:table-cell office:value-type="float" office:value="0.75000000000000044" table:formula="of:=[.A75]+0.01" table:style-name="ce1">
            <text:p>0.75</text:p>
          </table:table-cell>
          <table:table-cell office:value-type="float" office:value="-1.23500657081604" table:style-name="ce1">
            <text:p>-1.235006571</text:p>
          </table:table-cell>
          <table:table-cell office:value-type="float" office:value="3.0399999999999845" table:formula="of:=[.C75]+0.01" table:style-name="ce1">
            <text:p>3.04</text:p>
          </table:table-cell>
          <table:table-cell office:value-type="float" office:value="1.2022054195404099" table:style-name="ce1">
            <text:p>1.20220542</text:p>
          </table:table-cell>
          <table:table-cell table:number-columns-repeated="16380"/>
        </table:table-row>
        <table:table-row table:style-name="ro1">
          <table:table-cell office:value-type="float" office:value="0.76000000000000045" table:formula="of:=[.A76]+0.01" table:style-name="ce1">
            <text:p>0.76</text:p>
          </table:table-cell>
          <table:table-cell office:value-type="float" office:value="-1.2389783859252901" table:style-name="ce1">
            <text:p>-1.238978386</text:p>
          </table:table-cell>
          <table:table-cell office:value-type="float" office:value="3.0499999999999843" table:formula="of:=[.C76]+0.01" table:style-name="ce1">
            <text:p>3.05</text:p>
          </table:table-cell>
          <table:table-cell office:value-type="float" office:value="1.20622098445892" table:style-name="ce1">
            <text:p>1.206220984</text:p>
          </table:table-cell>
          <table:table-cell table:number-columns-repeated="16380"/>
        </table:table-row>
        <table:table-row table:style-name="ro1">
          <table:table-cell office:value-type="float" office:value="0.77000000000000046" table:formula="of:=[.A77]+0.01" table:style-name="ce1">
            <text:p>0.77</text:p>
          </table:table-cell>
          <table:table-cell office:value-type="float" office:value="-1.2400883436203001" table:style-name="ce1">
            <text:p>-1.240088344</text:p>
          </table:table-cell>
          <table:table-cell office:value-type="float" office:value="3.0599999999999841" table:formula="of:=[.C77]+0.01" table:style-name="ce1">
            <text:p>3.06</text:p>
          </table:table-cell>
          <table:table-cell office:value-type="float" office:value="1.2031120061874401" table:style-name="ce1">
            <text:p>1.203112006</text:p>
          </table:table-cell>
          <table:table-cell table:number-columns-repeated="16380"/>
        </table:table-row>
        <table:table-row table:style-name="ro1">
          <table:table-cell office:value-type="float" office:value="0.78000000000000047" table:formula="of:=[.A78]+0.01" table:style-name="ce1">
            <text:p>0.78</text:p>
          </table:table-cell>
          <table:table-cell office:value-type="float" office:value="-1.2372345924377399" table:style-name="ce1">
            <text:p>-1.237234592</text:p>
          </table:table-cell>
          <table:table-cell office:value-type="float" office:value="3.0699999999999839" table:formula="of:=[.C78]+0.01" table:style-name="ce1">
            <text:p>3.07</text:p>
          </table:table-cell>
          <table:table-cell office:value-type="float" office:value="1.1963908672332799" table:style-name="ce1">
            <text:p>1.196390867</text:p>
          </table:table-cell>
          <table:table-cell table:number-columns-repeated="16380"/>
        </table:table-row>
        <table:table-row table:style-name="ro1">
          <table:table-cell office:value-type="float" office:value="0.79000000000000048" table:formula="of:=[.A79]+0.01" table:style-name="ce1">
            <text:p>0.79</text:p>
          </table:table-cell>
          <table:table-cell office:value-type="float" office:value="-1.2337852716445901" table:style-name="ce1">
            <text:p>-1.233785272</text:p>
          </table:table-cell>
          <table:table-cell office:value-type="float" office:value="3.0799999999999836" table:formula="of:=[.C79]+0.01" table:style-name="ce1">
            <text:p>3.08</text:p>
          </table:table-cell>
          <table:table-cell office:value-type="float" office:value="1.18070256710053" table:style-name="ce1">
            <text:p>1.180702567</text:p>
          </table:table-cell>
          <table:table-cell table:number-columns-repeated="16380"/>
        </table:table-row>
        <table:table-row table:style-name="ro1">
          <table:table-cell office:value-type="float" office:value="0.80000000000000049" table:formula="of:=[.A80]+0.01" table:style-name="ce1">
            <text:p>0.8</text:p>
          </table:table-cell>
          <table:table-cell office:value-type="float" office:value="-1.22795021533966" table:style-name="ce1">
            <text:p>-1.227950215</text:p>
          </table:table-cell>
          <table:table-cell office:value-type="float" office:value="3.0899999999999834" table:formula="of:=[.C80]+0.01" table:style-name="ce1">
            <text:p>3.09</text:p>
          </table:table-cell>
          <table:table-cell office:value-type="float" office:value="1.16930079460144" table:style-name="ce1">
            <text:p>1.169300795</text:p>
          </table:table-cell>
          <table:table-cell table:number-columns-repeated="16380"/>
        </table:table-row>
        <table:table-row table:style-name="ro1">
          <table:table-cell office:value-type="float" office:value="0.8100000000000005" table:formula="of:=[.A81]+0.01" table:style-name="ce1">
            <text:p>0.81</text:p>
          </table:table-cell>
          <table:table-cell office:value-type="float" office:value="-1.2262156009674099" table:style-name="ce1">
            <text:p>-1.226215601</text:p>
          </table:table-cell>
          <table:table-cell office:value-type="float" office:value="3.0999999999999832" table:formula="of:=[.C81]+0.01" table:style-name="ce1">
            <text:p>3.1</text:p>
          </table:table-cell>
          <table:table-cell office:value-type="float" office:value="1.1546832323074301" table:style-name="ce1">
            <text:p>1.154683232</text:p>
          </table:table-cell>
          <table:table-cell table:number-columns-repeated="16380"/>
        </table:table-row>
        <table:table-row table:style-name="ro1">
          <table:table-cell office:value-type="float" office:value="0.82000000000000051" table:formula="of:=[.A82]+0.01" table:style-name="ce1">
            <text:p>0.82</text:p>
          </table:table-cell>
          <table:table-cell office:value-type="float" office:value="-1.2277035713195801" table:style-name="ce1">
            <text:p>-1.227703571</text:p>
          </table:table-cell>
          <table:table-cell office:value-type="float" office:value="3.109999999999983" table:formula="of:=[.C82]+0.01" table:style-name="ce1">
            <text:p>3.11</text:p>
          </table:table-cell>
          <table:table-cell office:value-type="float" office:value="1.1446937322616599" table:style-name="ce1">
            <text:p>1.144693732</text:p>
          </table:table-cell>
          <table:table-cell table:number-columns-repeated="16380"/>
        </table:table-row>
        <table:table-row table:style-name="ro1">
          <table:table-cell office:value-type="float" office:value="0.83000000000000052" table:formula="of:=[.A83]+0.01" table:style-name="ce1">
            <text:p>0.83</text:p>
          </table:table-cell>
          <table:table-cell office:value-type="float" office:value="-1.23037338256836" table:style-name="ce1">
            <text:p>-1.230373383</text:p>
          </table:table-cell>
          <table:table-cell office:value-type="float" office:value="3.1199999999999828" table:formula="of:=[.C83]+0.01" table:style-name="ce1">
            <text:p>3.12</text:p>
          </table:table-cell>
          <table:table-cell office:value-type="float" office:value="1.1284158229827901" table:style-name="ce1">
            <text:p>1.128415823</text:p>
          </table:table-cell>
          <table:table-cell table:number-columns-repeated="16380"/>
        </table:table-row>
        <table:table-row table:style-name="ro1">
          <table:table-cell office:value-type="float" office:value="0.84000000000000052" table:formula="of:=[.A84]+0.01" table:style-name="ce1">
            <text:p>0.84</text:p>
          </table:table-cell>
          <table:table-cell office:value-type="float" office:value="-1.2362411022186299" table:style-name="ce1">
            <text:p>-1.236241102</text:p>
          </table:table-cell>
          <table:table-cell office:value-type="float" office:value="3.1299999999999826" table:formula="of:=[.C84]+0.01" table:style-name="ce1">
            <text:p>3.13</text:p>
          </table:table-cell>
          <table:table-cell office:value-type="float" office:value="1.1141175031662001" table:style-name="ce1">
            <text:p>1.114117503</text:p>
          </table:table-cell>
          <table:table-cell table:number-columns-repeated="16380"/>
        </table:table-row>
        <table:table-row table:style-name="ro1">
          <table:table-cell office:value-type="float" office:value="0.85000000000000053" table:formula="of:=[.A85]+0.01" table:style-name="ce1">
            <text:p>0.85</text:p>
          </table:table-cell>
          <table:table-cell office:value-type="float" office:value="-1.24050116539001" table:style-name="ce1">
            <text:p>-1.240501165</text:p>
          </table:table-cell>
          <table:table-cell office:value-type="float" office:value="3.1399999999999824" table:formula="of:=[.C85]+0.01" table:style-name="ce1">
            <text:p>3.14</text:p>
          </table:table-cell>
          <table:table-cell office:value-type="float" office:value="1.0889527797698999" table:style-name="ce1">
            <text:p>1.08895278</text:p>
          </table:table-cell>
          <table:table-cell table:number-columns-repeated="16380"/>
        </table:table-row>
        <table:table-row table:style-name="ro1">
          <table:table-cell office:value-type="float" office:value="0.86000000000000054" table:formula="of:=[.A86]+0.01" table:style-name="ce1">
            <text:p>0.86</text:p>
          </table:table-cell>
          <table:table-cell office:value-type="float" office:value="-1.2429051399230999" table:style-name="ce1">
            <text:p>-1.24290514</text:p>
          </table:table-cell>
          <table:table-cell office:value-type="float" office:value="3.1499999999999821" table:formula="of:=[.C86]+0.01" table:style-name="ce1">
            <text:p>3.15</text:p>
          </table:table-cell>
          <table:table-cell office:value-type="float" office:value="1.07154893875122" table:style-name="ce1">
            <text:p>1.071548939</text:p>
          </table:table-cell>
          <table:table-cell table:number-columns-repeated="16380"/>
        </table:table-row>
        <table:table-row table:style-name="ro1">
          <table:table-cell office:value-type="float" office:value="0.87000000000000055" table:formula="of:=[.A87]+0.01" table:style-name="ce1">
            <text:p>0.87</text:p>
          </table:table-cell>
          <table:table-cell office:value-type="float" office:value="-1.24228167533875" table:style-name="ce1">
            <text:p>-1.242281675</text:p>
          </table:table-cell>
          <table:table-cell office:value-type="float" office:value="3.1599999999999819" table:formula="of:=[.C87]+0.01" table:style-name="ce1">
            <text:p>3.16</text:p>
          </table:table-cell>
          <table:table-cell office:value-type="float" office:value="1.04661905765533" table:style-name="ce1">
            <text:p>1.046619058</text:p>
          </table:table-cell>
          <table:table-cell table:number-columns-repeated="16380"/>
        </table:table-row>
        <table:table-row table:style-name="ro1">
          <table:table-cell office:value-type="float" office:value="0.88000000000000056" table:formula="of:=[.A88]+0.01" table:style-name="ce1">
            <text:p>0.88</text:p>
          </table:table-cell>
          <table:table-cell office:value-type="float" office:value="-1.2384790182113601" table:style-name="ce1">
            <text:p>-1.238479018</text:p>
          </table:table-cell>
          <table:table-cell office:value-type="float" office:value="3.1699999999999817" table:formula="of:=[.C88]+0.01" table:style-name="ce1">
            <text:p>3.17</text:p>
          </table:table-cell>
          <table:table-cell office:value-type="float" office:value="1.0308042764663701" table:style-name="ce1">
            <text:p>1.030804276</text:p>
          </table:table-cell>
          <table:table-cell table:number-columns-repeated="16380"/>
        </table:table-row>
        <table:table-row table:style-name="ro1">
          <table:table-cell office:value-type="float" office:value="0.89000000000000057" table:formula="of:=[.A89]+0.01" table:style-name="ce1">
            <text:p>0.89</text:p>
          </table:table-cell>
          <table:table-cell office:value-type="float" office:value="-1.2345122098922701" table:style-name="ce1">
            <text:p>-1.23451221</text:p>
          </table:table-cell>
          <table:table-cell office:value-type="float" office:value="3.1799999999999815" table:formula="of:=[.C89]+0.01" table:style-name="ce1">
            <text:p>3.18</text:p>
          </table:table-cell>
          <table:table-cell office:value-type="float" office:value="1.00730681419373" table:style-name="ce1">
            <text:p>1.007306814</text:p>
          </table:table-cell>
          <table:table-cell table:number-columns-repeated="16380"/>
        </table:table-row>
        <table:table-row table:style-name="ro1">
          <table:table-cell office:value-type="float" office:value="0.90000000000000058" table:formula="of:=[.A90]+0.01" table:style-name="ce1">
            <text:p>0.9</text:p>
          </table:table-cell>
          <table:table-cell office:value-type="float" office:value="-1.22948575019836" table:style-name="ce1">
            <text:p>-1.22948575</text:p>
          </table:table-cell>
          <table:table-cell office:value-type="float" office:value="3.1899999999999813" table:formula="of:=[.C90]+0.01" table:style-name="ce1">
            <text:p>3.19</text:p>
          </table:table-cell>
          <table:table-cell office:value-type="float" office:value="0.98994517326355003" table:style-name="ce1">
            <text:p>0.989945173</text:p>
          </table:table-cell>
          <table:table-cell table:number-columns-repeated="16380"/>
        </table:table-row>
        <table:table-row table:style-name="ro1">
          <table:table-cell office:value-type="float" office:value="0.91000000000000059" table:formula="of:=[.A91]+0.01" table:style-name="ce1">
            <text:p>0.91</text:p>
          </table:table-cell>
          <table:table-cell office:value-type="float" office:value="-1.2277696132659901" table:style-name="ce1">
            <text:p>-1.227769613</text:p>
          </table:table-cell>
          <table:table-cell office:value-type="float" office:value="3.1999999999999811" table:formula="of:=[.C91]+0.01" table:style-name="ce1">
            <text:p>3.2</text:p>
          </table:table-cell>
          <table:table-cell office:value-type="float" office:value="0.962968289852142" table:style-name="ce1">
            <text:p>0.96296829</text:p>
          </table:table-cell>
          <table:table-cell table:number-columns-repeated="16380"/>
        </table:table-row>
        <table:table-row table:style-name="ro1">
          <table:table-cell office:value-type="float" office:value="0.9200000000000006" table:formula="of:=[.A92]+0.01" table:style-name="ce1">
            <text:p>0.92</text:p>
          </table:table-cell>
          <table:table-cell office:value-type="float" office:value="-1.22744572162628" table:style-name="ce1">
            <text:p>-1.227445722</text:p>
          </table:table-cell>
          <table:table-cell office:value-type="float" office:value="3.2099999999999809" table:formula="of:=[.C92]+0.01" table:style-name="ce1">
            <text:p>3.21</text:p>
          </table:table-cell>
          <table:table-cell office:value-type="float" office:value="0.94473648071289096" table:style-name="ce1">
            <text:p>0.944736481</text:p>
          </table:table-cell>
          <table:table-cell table:number-columns-repeated="16380"/>
        </table:table-row>
        <table:table-row table:style-name="ro1">
          <table:table-cell office:value-type="float" office:value="0.9300000000000006" table:formula="of:=[.A93]+0.01" table:style-name="ce1">
            <text:p>0.93</text:p>
          </table:table-cell>
          <table:table-cell office:value-type="float" office:value="-1.22932052612305" table:style-name="ce1">
            <text:p>-1.229320526</text:p>
          </table:table-cell>
          <table:table-cell office:value-type="float" office:value="3.2199999999999807" table:formula="of:=[.C93]+0.01" table:style-name="ce1">
            <text:p>3.22</text:p>
          </table:table-cell>
          <table:table-cell office:value-type="float" office:value="0.91645365953445401" table:style-name="ce1">
            <text:p>0.91645366</text:p>
          </table:table-cell>
          <table:table-cell table:number-columns-repeated="16380"/>
        </table:table-row>
        <table:table-row table:style-name="ro1">
          <table:table-cell office:value-type="float" office:value="0.94000000000000061" table:formula="of:=[.A94]+0.01" table:style-name="ce1">
            <text:p>0.94</text:p>
          </table:table-cell>
          <table:table-cell office:value-type="float" office:value="-1.23420917987823" table:style-name="ce1">
            <text:p>-1.23420918</text:p>
          </table:table-cell>
          <table:table-cell office:value-type="float" office:value="3.2299999999999804" table:formula="of:=[.C94]+0.01" table:style-name="ce1">
            <text:p>3.23</text:p>
          </table:table-cell>
          <table:table-cell office:value-type="float" office:value="0.896340131759644" table:style-name="ce1">
            <text:p>0.896340132</text:p>
          </table:table-cell>
          <table:table-cell table:number-columns-repeated="16380"/>
        </table:table-row>
        <table:table-row table:style-name="ro1">
          <table:table-cell office:value-type="float" office:value="0.95000000000000062" table:formula="of:=[.A95]+0.01" table:style-name="ce1">
            <text:p>0.95</text:p>
          </table:table-cell>
          <table:table-cell office:value-type="float" office:value="-1.23735904693604" table:style-name="ce1">
            <text:p>-1.237359047</text:p>
          </table:table-cell>
          <table:table-cell office:value-type="float" office:value="3.2399999999999802" table:formula="of:=[.C95]+0.01" table:style-name="ce1">
            <text:p>3.24</text:p>
          </table:table-cell>
          <table:table-cell office:value-type="float" office:value="0.86523956060409501" table:style-name="ce1">
            <text:p>0.865239561</text:p>
          </table:table-cell>
          <table:table-cell table:number-columns-repeated="16380"/>
        </table:table-row>
        <table:table-row table:style-name="ro1">
          <table:table-cell office:value-type="float" office:value="0.96000000000000063" table:formula="of:=[.A96]+0.01" table:style-name="ce1">
            <text:p>0.96</text:p>
          </table:table-cell>
          <table:table-cell office:value-type="float" office:value="-1.2422943115234399" table:style-name="ce1">
            <text:p>-1.242294312</text:p>
          </table:table-cell>
          <table:table-cell office:value-type="float" office:value="3.24999999999998" table:formula="of:=[.C96]+0.01" table:style-name="ce1">
            <text:p>3.25</text:p>
          </table:table-cell>
          <table:table-cell office:value-type="float" office:value="0.84293901920318604" table:style-name="ce1">
            <text:p>0.842939019</text:p>
          </table:table-cell>
          <table:table-cell table:number-columns-repeated="16380"/>
        </table:table-row>
        <table:table-row table:style-name="ro1">
          <table:table-cell office:value-type="float" office:value="0.97000000000000064" table:formula="of:=[.A97]+0.01" table:style-name="ce1">
            <text:p>0.97</text:p>
          </table:table-cell>
          <table:table-cell office:value-type="float" office:value="-1.24272680282593" table:style-name="ce1">
            <text:p>-1.242726803</text:p>
          </table:table-cell>
          <table:table-cell office:value-type="float" office:value="3.2599999999999798" table:formula="of:=[.C97]+0.01" table:style-name="ce1">
            <text:p>3.26</text:p>
          </table:table-cell>
          <table:table-cell office:value-type="float" office:value="0.807359278202057" table:style-name="ce1">
            <text:p>0.807359278</text:p>
          </table:table-cell>
          <table:table-cell table:number-columns-repeated="16380"/>
        </table:table-row>
        <table:table-row table:style-name="ro1">
          <table:table-cell office:value-type="float" office:value="0.98000000000000065" table:formula="of:=[.A98]+0.01" table:style-name="ce1">
            <text:p>0.98</text:p>
          </table:table-cell>
          <table:table-cell office:value-type="float" office:value="-1.24106740951538" table:style-name="ce1">
            <text:p>-1.24106741</text:p>
          </table:table-cell>
          <table:table-cell office:value-type="float" office:value="3.2699999999999796" table:formula="of:=[.C98]+0.01" table:style-name="ce1">
            <text:p>3.27</text:p>
          </table:table-cell>
          <table:table-cell office:value-type="float" office:value="0.78444713354110696" table:style-name="ce1">
            <text:p>0.784447134</text:p>
          </table:table-cell>
          <table:table-cell table:number-columns-repeated="16380"/>
        </table:table-row>
        <table:table-row table:style-name="ro1">
          <table:table-cell office:value-type="float" office:value="0.99000000000000066" table:formula="of:=[.A99]+0.01" table:style-name="ce1">
            <text:p>0.99</text:p>
          </table:table-cell>
          <table:table-cell office:value-type="float" office:value="-1.23823165893555" table:style-name="ce1">
            <text:p>-1.238231659</text:p>
          </table:table-cell>
          <table:table-cell office:value-type="float" office:value="3.2799999999999794" table:formula="of:=[.C99]+0.01" table:style-name="ce1">
            <text:p>3.28</text:p>
          </table:table-cell>
          <table:table-cell office:value-type="float" office:value="0.75553995370864901" table:style-name="ce1">
            <text:p>0.755539954</text:p>
          </table:table-cell>
          <table:table-cell table:number-columns-repeated="16380"/>
        </table:table-row>
        <table:table-row table:style-name="ro1">
          <table:table-cell office:value-type="float" office:value="1.0000000000000007" table:formula="of:=[.A100]+0.01" table:style-name="ce1">
            <text:p>1</text:p>
          </table:table-cell>
          <table:table-cell office:value-type="float" office:value="-1.2328089475631701" table:style-name="ce1">
            <text:p>-1.232808948</text:p>
          </table:table-cell>
          <table:table-cell office:value-type="float" office:value="3.2899999999999792" table:formula="of:=[.C100]+0.01" table:style-name="ce1">
            <text:p>3.29</text:p>
          </table:table-cell>
          <table:table-cell office:value-type="float" office:value="0.73996818065643299" table:style-name="ce1">
            <text:p>0.739968181</text:p>
          </table:table-cell>
          <table:table-cell table:number-columns-repeated="16380"/>
        </table:table-row>
        <table:table-row table:style-name="ro1">
          <table:table-cell office:value-type="float" office:value="1.0100000000000007" table:formula="of:=[.A101]+0.01" table:style-name="ce1">
            <text:p>1.01</text:p>
          </table:table-cell>
          <table:table-cell office:value-type="float" office:value="-1.22998094558716" table:style-name="ce1">
            <text:p>-1.229980946</text:p>
          </table:table-cell>
          <table:table-cell office:value-type="float" office:value="3.299999999999979" table:formula="of:=[.C101]+0.01" table:style-name="ce1">
            <text:p>3.3</text:p>
          </table:table-cell>
          <table:table-cell office:value-type="float" office:value="0.72278356552124001" table:style-name="ce1">
            <text:p>0.722783566</text:p>
          </table:table-cell>
          <table:table-cell table:number-columns-repeated="16380"/>
        </table:table-row>
        <table:table-row table:style-name="ro1">
          <table:table-cell office:value-type="float" office:value="1.0200000000000007" table:formula="of:=[.A102]+0.01" table:style-name="ce1">
            <text:p>1.02</text:p>
          </table:table-cell>
          <table:table-cell office:value-type="float" office:value="-1.2271413803100599" table:style-name="ce1">
            <text:p>-1.22714138</text:p>
          </table:table-cell>
          <table:table-cell office:value-type="float" office:value="3.3099999999999787" table:formula="of:=[.C102]+0.01" table:style-name="ce1">
            <text:p>3.31</text:p>
          </table:table-cell>
          <table:table-cell office:value-type="float" office:value="0.71431815624237105" table:style-name="ce1">
            <text:p>0.714318156</text:p>
          </table:table-cell>
          <table:table-cell table:number-columns-repeated="16380"/>
        </table:table-row>
        <table:table-row table:style-name="ro1">
          <table:table-cell office:value-type="float" office:value="1.0300000000000007" table:formula="of:=[.A103]+0.01" table:style-name="ce1">
            <text:p>1.03</text:p>
          </table:table-cell>
          <table:table-cell office:value-type="float" office:value="-1.22676229476929" table:style-name="ce1">
            <text:p>-1.226762295</text:p>
          </table:table-cell>
          <table:table-cell office:value-type="float" office:value="3.3199999999999785" table:formula="of:=[.C103]+0.01" table:style-name="ce1">
            <text:p>3.32</text:p>
          </table:table-cell>
          <table:table-cell office:value-type="float" office:value="0.70219683647155795" table:style-name="ce1">
            <text:p>0.702196836</text:p>
          </table:table-cell>
          <table:table-cell table:number-columns-repeated="16380"/>
        </table:table-row>
        <table:table-row table:style-name="ro1">
          <table:table-cell office:value-type="float" office:value="1.0400000000000007" table:formula="of:=[.A104]+0.01" table:style-name="ce1">
            <text:p>1.04</text:p>
          </table:table-cell>
          <table:table-cell office:value-type="float" office:value="-1.2277971506118801" table:style-name="ce1">
            <text:p>-1.227797151</text:p>
          </table:table-cell>
          <table:table-cell office:value-type="float" office:value="3.3299999999999783" table:formula="of:=[.C104]+0.01" table:style-name="ce1">
            <text:p>3.33</text:p>
          </table:table-cell>
          <table:table-cell office:value-type="float" office:value="0.69437909126281705" table:style-name="ce1">
            <text:p>0.694379091</text:p>
          </table:table-cell>
          <table:table-cell table:number-columns-repeated="16380"/>
        </table:table-row>
        <table:table-row table:style-name="ro1">
          <table:table-cell office:value-type="float" office:value="1.0500000000000007" table:formula="of:=[.A105]+0.01" table:style-name="ce1">
            <text:p>1.05</text:p>
          </table:table-cell>
          <table:table-cell office:value-type="float" office:value="-1.2299292087554901" table:style-name="ce1">
            <text:p>-1.229929209</text:p>
          </table:table-cell>
          <table:table-cell office:value-type="float" office:value="3.3399999999999781" table:formula="of:=[.C105]+0.01" table:style-name="ce1">
            <text:p>3.34</text:p>
          </table:table-cell>
          <table:table-cell office:value-type="float" office:value="0.686315298080444" table:style-name="ce1">
            <text:p>0.686315298</text:p>
          </table:table-cell>
          <table:table-cell table:number-columns-repeated="16380"/>
        </table:table-row>
        <table:table-row table:style-name="ro1">
          <table:table-cell office:value-type="float" office:value="1.0600000000000007" table:formula="of:=[.A106]+0.01" table:style-name="ce1">
            <text:p>1.06</text:p>
          </table:table-cell>
          <table:table-cell office:value-type="float" office:value="-1.23369336128235" table:style-name="ce1">
            <text:p>-1.233693361</text:p>
          </table:table-cell>
          <table:table-cell office:value-type="float" office:value="3.3499999999999779" table:formula="of:=[.C106]+0.01" table:style-name="ce1">
            <text:p>3.35</text:p>
          </table:table-cell>
          <table:table-cell office:value-type="float" office:value="0.68340152502059903" table:style-name="ce1">
            <text:p>0.683401525</text:p>
          </table:table-cell>
          <table:table-cell table:number-columns-repeated="16380"/>
        </table:table-row>
        <table:table-row table:style-name="ro1">
          <table:table-cell office:value-type="float" office:value="1.0700000000000007" table:formula="of:=[.A107]+0.01" table:style-name="ce1">
            <text:p>1.07</text:p>
          </table:table-cell>
          <table:table-cell office:value-type="float" office:value="-1.2362352609634399" table:style-name="ce1">
            <text:p>-1.236235261</text:p>
          </table:table-cell>
          <table:table-cell office:value-type="float" office:value="3.3599999999999777" table:formula="of:=[.C107]+0.01" table:style-name="ce1">
            <text:p>3.36</text:p>
          </table:table-cell>
          <table:table-cell office:value-type="float" office:value="0.682875216007233" table:style-name="ce1">
            <text:p>0.682875216</text:p>
          </table:table-cell>
          <table:table-cell table:number-columns-repeated="16380"/>
        </table:table-row>
        <table:table-row table:style-name="ro1">
          <table:table-cell office:value-type="float" office:value="1.0800000000000007" table:formula="of:=[.A108]+0.01" table:style-name="ce1">
            <text:p>1.08</text:p>
          </table:table-cell>
          <table:table-cell office:value-type="float" office:value="-1.2376507520675699" table:style-name="ce1">
            <text:p>-1.237650752</text:p>
          </table:table-cell>
          <table:table-cell office:value-type="float" office:value="3.3699999999999775" table:formula="of:=[.C108]+0.01" table:style-name="ce1">
            <text:p>3.37</text:p>
          </table:table-cell>
          <table:table-cell office:value-type="float" office:value="0.68588405847549405" table:style-name="ce1">
            <text:p>0.685884058</text:p>
          </table:table-cell>
          <table:table-cell table:number-columns-repeated="16380"/>
        </table:table-row>
        <table:table-row table:style-name="ro1">
          <table:table-cell office:value-type="float" office:value="1.0900000000000007" table:formula="of:=[.A109]+0.01" table:style-name="ce1">
            <text:p>1.09</text:p>
          </table:table-cell>
          <table:table-cell office:value-type="float" office:value="-1.2375580072403001" table:style-name="ce1">
            <text:p>-1.237558007</text:p>
          </table:table-cell>
          <table:table-cell office:value-type="float" office:value="3.3799999999999772" table:formula="of:=[.C109]+0.01" table:style-name="ce1">
            <text:p>3.38</text:p>
          </table:table-cell>
          <table:table-cell office:value-type="float" office:value="0.69346368312835704" table:style-name="ce1">
            <text:p>0.693463683</text:p>
          </table:table-cell>
          <table:table-cell table:number-columns-repeated="16380"/>
        </table:table-row>
        <table:table-row table:style-name="ro1">
          <table:table-cell office:value-type="float" office:value="1.1000000000000008" table:formula="of:=[.A110]+0.01" table:style-name="ce1">
            <text:p>1.1</text:p>
          </table:table-cell>
          <table:table-cell office:value-type="float" office:value="-1.2354443073272701" table:style-name="ce1">
            <text:p>-1.235444307</text:p>
          </table:table-cell>
          <table:table-cell office:value-type="float" office:value="3.389999999999977" table:formula="of:=[.C110]+0.01" table:style-name="ce1">
            <text:p>3.39</text:p>
          </table:table-cell>
          <table:table-cell office:value-type="float" office:value="0.69802892208099399" table:style-name="ce1">
            <text:p>0.698028922</text:p>
          </table:table-cell>
          <table:table-cell table:number-columns-repeated="16380"/>
        </table:table-row>
        <table:table-row table:style-name="ro1">
          <table:table-cell office:value-type="float" office:value="1.1100000000000008" table:formula="of:=[.A111]+0.01" table:style-name="ce1">
            <text:p>1.11</text:p>
          </table:table-cell>
          <table:table-cell office:value-type="float" office:value="-1.2326759099960301" table:style-name="ce1">
            <text:p>-1.23267591</text:p>
          </table:table-cell>
          <table:table-cell office:value-type="float" office:value="3.3999999999999768" table:formula="of:=[.C111]+0.01" table:style-name="ce1">
            <text:p>3.4</text:p>
          </table:table-cell>
          <table:table-cell office:value-type="float" office:value="0.70490038394928001" table:style-name="ce1">
            <text:p>0.704900384</text:p>
          </table:table-cell>
          <table:table-cell table:number-columns-repeated="16380"/>
        </table:table-row>
        <table:table-row table:style-name="ro1">
          <table:table-cell office:value-type="float" office:value="1.1200000000000008" table:formula="of:=[.A112]+0.01" table:style-name="ce1">
            <text:p>1.12</text:p>
          </table:table-cell>
          <table:table-cell office:value-type="float" office:value="-1.2282865047454801" table:style-name="ce1">
            <text:p>-1.228286505</text:p>
          </table:table-cell>
          <table:table-cell office:value-type="float" office:value="3.4099999999999766" table:formula="of:=[.C112]+0.01" table:style-name="ce1">
            <text:p>3.41</text:p>
          </table:table-cell>
          <table:table-cell office:value-type="float" office:value="0.70965892076492298" table:style-name="ce1">
            <text:p>0.709658921</text:p>
          </table:table-cell>
          <table:table-cell table:number-columns-repeated="16380"/>
        </table:table-row>
        <table:table-row table:style-name="ro1">
          <table:table-cell office:value-type="float" office:value="1.1300000000000008" table:formula="of:=[.A113]+0.01" table:style-name="ce1">
            <text:p>1.13</text:p>
          </table:table-cell>
          <table:table-cell office:value-type="float" office:value="-1.2261860370636" table:style-name="ce1">
            <text:p>-1.226186037</text:p>
          </table:table-cell>
          <table:table-cell office:value-type="float" office:value="3.4199999999999764" table:formula="of:=[.C113]+0.01" table:style-name="ce1">
            <text:p>3.42</text:p>
          </table:table-cell>
          <table:table-cell office:value-type="float" office:value="0.71953696012497004" table:style-name="ce1">
            <text:p>0.71953696</text:p>
          </table:table-cell>
          <table:table-cell table:number-columns-repeated="16380"/>
        </table:table-row>
        <table:table-row table:style-name="ro1">
          <table:table-cell office:value-type="float" office:value="1.1400000000000008" table:formula="of:=[.A114]+0.01" table:style-name="ce1">
            <text:p>1.14</text:p>
          </table:table-cell>
          <table:table-cell office:value-type="float" office:value="-1.2261496782302901" table:style-name="ce1">
            <text:p>-1.226149678</text:p>
          </table:table-cell>
          <table:table-cell office:value-type="float" office:value="3.4299999999999762" table:formula="of:=[.C114]+0.01" table:style-name="ce1">
            <text:p>3.43</text:p>
          </table:table-cell>
          <table:table-cell office:value-type="float" office:value="0.72535181045532204" table:style-name="ce1">
            <text:p>0.72535181</text:p>
          </table:table-cell>
          <table:table-cell table:number-columns-repeated="16380"/>
        </table:table-row>
        <table:table-row table:style-name="ro1">
          <table:table-cell office:value-type="float" office:value="1.1500000000000008" table:formula="of:=[.A115]+0.01" table:style-name="ce1">
            <text:p>1.15</text:p>
          </table:table-cell>
          <table:table-cell office:value-type="float" office:value="-1.2287350893020601" table:style-name="ce1">
            <text:p>-1.228735089</text:p>
          </table:table-cell>
          <table:table-cell office:value-type="float" office:value="3.439999999999976" table:formula="of:=[.C115]+0.01" table:style-name="ce1">
            <text:p>3.44</text:p>
          </table:table-cell>
          <table:table-cell office:value-type="float" office:value="0.73252010345458995" table:style-name="ce1">
            <text:p>0.732520103</text:p>
          </table:table-cell>
          <table:table-cell table:number-columns-repeated="16380"/>
        </table:table-row>
        <table:table-row table:style-name="ro1">
          <table:table-cell office:value-type="float" office:value="1.1600000000000008" table:formula="of:=[.A116]+0.01" table:style-name="ce1">
            <text:p>1.16</text:p>
          </table:table-cell>
          <table:table-cell office:value-type="float" office:value="-1.2328530550003101" table:style-name="ce1">
            <text:p>-1.232853055</text:p>
          </table:table-cell>
          <table:table-cell office:value-type="float" office:value="3.4499999999999758" table:formula="of:=[.C116]+0.01" table:style-name="ce1">
            <text:p>3.45</text:p>
          </table:table-cell>
          <table:table-cell office:value-type="float" office:value="0.73647695779800404" table:style-name="ce1">
            <text:p>0.736476958</text:p>
          </table:table-cell>
          <table:table-cell table:number-columns-repeated="16380"/>
        </table:table-row>
        <table:table-row table:style-name="ro1">
          <table:table-cell office:value-type="float" office:value="1.1700000000000008" table:formula="of:=[.A117]+0.01" table:style-name="ce1">
            <text:p>1.17</text:p>
          </table:table-cell>
          <table:table-cell office:value-type="float" office:value="-1.2359303236007699" table:style-name="ce1">
            <text:p>-1.235930324</text:p>
          </table:table-cell>
          <table:table-cell office:value-type="float" office:value="3.4599999999999755" table:formula="of:=[.C117]+0.01" table:style-name="ce1">
            <text:p>3.46</text:p>
          </table:table-cell>
          <table:table-cell office:value-type="float" office:value="0.74285042285919201" table:style-name="ce1">
            <text:p>0.742850423</text:p>
          </table:table-cell>
          <table:table-cell table:number-columns-repeated="16380"/>
        </table:table-row>
        <table:table-row table:style-name="ro1">
          <table:table-cell office:value-type="float" office:value="1.1800000000000008" table:formula="of:=[.A118]+0.01" table:style-name="ce1">
            <text:p>1.18</text:p>
          </table:table-cell>
          <table:table-cell office:value-type="float" office:value="-1.2389550209045399" table:style-name="ce1">
            <text:p>-1.238955021</text:p>
          </table:table-cell>
          <table:table-cell office:value-type="float" office:value="3.4699999999999753" table:formula="of:=[.C118]+0.01" table:style-name="ce1">
            <text:p>3.47</text:p>
          </table:table-cell>
          <table:table-cell office:value-type="float" office:value="0.74791216850280795" table:style-name="ce1">
            <text:p>0.747912169</text:p>
          </table:table-cell>
          <table:table-cell table:number-columns-repeated="16380"/>
        </table:table-row>
        <table:table-row table:style-name="ro1">
          <table:table-cell office:value-type="float" office:value="1.1900000000000008" table:formula="of:=[.A119]+0.01" table:style-name="ce1">
            <text:p>1.19</text:p>
          </table:table-cell>
          <table:table-cell office:value-type="float" office:value="-1.23836421966553" table:style-name="ce1">
            <text:p>-1.23836422</text:p>
          </table:table-cell>
          <table:table-cell office:value-type="float" office:value="3.4799999999999751" table:formula="of:=[.C119]+0.01" table:style-name="ce1">
            <text:p>3.48</text:p>
          </table:table-cell>
          <table:table-cell office:value-type="float" office:value="0.75749665498733498" table:style-name="ce1">
            <text:p>0.757496655</text:p>
          </table:table-cell>
          <table:table-cell table:number-columns-repeated="16380"/>
        </table:table-row>
        <table:table-row table:style-name="ro1">
          <table:table-cell office:value-type="float" office:value="1.2000000000000008" table:formula="of:=[.A120]+0.01" table:style-name="ce1">
            <text:p>1.2</text:p>
          </table:table-cell>
          <table:table-cell office:value-type="float" office:value="-1.2356997728347801" table:style-name="ce1">
            <text:p>-1.235699773</text:p>
          </table:table-cell>
          <table:table-cell office:value-type="float" office:value="3.4899999999999749" table:formula="of:=[.C120]+0.01" table:style-name="ce1">
            <text:p>3.49</text:p>
          </table:table-cell>
          <table:table-cell office:value-type="float" office:value="0.76343023777008101" table:style-name="ce1">
            <text:p>0.763430238</text:p>
          </table:table-cell>
          <table:table-cell table:number-columns-repeated="16380"/>
        </table:table-row>
        <table:table-row table:style-name="ro1">
          <table:table-cell office:value-type="float" office:value="1.2100000000000009" table:formula="of:=[.A121]+0.01" table:style-name="ce1">
            <text:p>1.21</text:p>
          </table:table-cell>
          <table:table-cell office:value-type="float" office:value="-1.23136830329895" table:style-name="ce1">
            <text:p>-1.231368303</text:p>
          </table:table-cell>
          <table:table-cell office:value-type="float" office:value="3.4999999999999747" table:formula="of:=[.C121]+0.01" table:style-name="ce1">
            <text:p>3.5</text:p>
          </table:table-cell>
          <table:table-cell office:value-type="float" office:value="0.77043098211288497" table:style-name="ce1">
            <text:p>0.770430982</text:p>
          </table:table-cell>
          <table:table-cell table:number-columns-repeated="16380"/>
        </table:table-row>
        <table:table-row table:style-name="ro1">
          <table:table-cell office:value-type="float" office:value="1.2200000000000009" table:formula="of:=[.A122]+0.01" table:style-name="ce1">
            <text:p>1.22</text:p>
          </table:table-cell>
          <table:table-cell office:value-type="float" office:value="-1.2256361246109" table:style-name="ce1">
            <text:p>-1.225636125</text:p>
          </table:table-cell>
          <table:table-cell office:value-type="float" office:value="3.5099999999999745" table:formula="of:=[.C122]+0.01" table:style-name="ce1">
            <text:p>3.51</text:p>
          </table:table-cell>
          <table:table-cell office:value-type="float" office:value="0.77430325746536199" table:style-name="ce1">
            <text:p>0.774303257</text:p>
          </table:table-cell>
          <table:table-cell table:number-columns-repeated="16380"/>
        </table:table-row>
        <table:table-row table:style-name="ro1">
          <table:table-cell office:value-type="float" office:value="1.2300000000000009" table:formula="of:=[.A123]+0.01" table:style-name="ce1">
            <text:p>1.23</text:p>
          </table:table-cell>
          <table:table-cell office:value-type="float" office:value="-1.2226269245147701" table:style-name="ce1">
            <text:p>-1.222626925</text:p>
          </table:table-cell>
          <table:table-cell office:value-type="float" office:value="3.5199999999999743" table:formula="of:=[.C123]+0.01" table:style-name="ce1">
            <text:p>3.52</text:p>
          </table:table-cell>
          <table:table-cell office:value-type="float" office:value="0.77815324068069502" table:style-name="ce1">
            <text:p>0.778153241</text:p>
          </table:table-cell>
          <table:table-cell table:number-columns-repeated="16380"/>
        </table:table-row>
        <table:table-row table:style-name="ro1">
          <table:table-cell office:value-type="float" office:value="1.2400000000000009" table:formula="of:=[.A124]+0.01" table:style-name="ce1">
            <text:p>1.24</text:p>
          </table:table-cell>
          <table:table-cell office:value-type="float" office:value="-1.22078728675842" table:style-name="ce1">
            <text:p>-1.220787287</text:p>
          </table:table-cell>
          <table:table-cell office:value-type="float" office:value="3.529999999999974" table:formula="of:=[.C124]+0.01" table:style-name="ce1">
            <text:p>3.53</text:p>
          </table:table-cell>
          <table:table-cell office:value-type="float" office:value="0.78115874528884899" table:style-name="ce1">
            <text:p>0.781158745</text:p>
          </table:table-cell>
          <table:table-cell table:number-columns-repeated="16380"/>
        </table:table-row>
        <table:table-row table:style-name="ro1">
          <table:table-cell office:value-type="float" office:value="1.2500000000000009" table:formula="of:=[.A125]+0.01" table:style-name="ce1">
            <text:p>1.25</text:p>
          </table:table-cell>
          <table:table-cell office:value-type="float" office:value="-1.2212375402450599" table:style-name="ce1">
            <text:p>-1.22123754</text:p>
          </table:table-cell>
          <table:table-cell office:value-type="float" office:value="3.5399999999999738" table:formula="of:=[.C125]+0.01" table:style-name="ce1">
            <text:p>3.54</text:p>
          </table:table-cell>
          <table:table-cell office:value-type="float" office:value="0.78632509708404497" table:style-name="ce1">
            <text:p>0.786325097</text:p>
          </table:table-cell>
          <table:table-cell table:number-columns-repeated="16380"/>
        </table:table-row>
        <table:table-row table:style-name="ro1">
          <table:table-cell office:value-type="float" office:value="1.2600000000000009" table:formula="of:=[.A126]+0.01" table:style-name="ce1">
            <text:p>1.26</text:p>
          </table:table-cell>
          <table:table-cell office:value-type="float" office:value="-1.224564909935" table:style-name="ce1">
            <text:p>-1.22456491</text:p>
          </table:table-cell>
          <table:table-cell office:value-type="float" office:value="3.5499999999999736" table:formula="of:=[.C126]+0.01" table:style-name="ce1">
            <text:p>3.55</text:p>
          </table:table-cell>
          <table:table-cell office:value-type="float" office:value="0.78986287117004395" table:style-name="ce1">
            <text:p>0.789862871</text:p>
          </table:table-cell>
          <table:table-cell table:number-columns-repeated="16380"/>
        </table:table-row>
        <table:table-row table:style-name="ro1">
          <table:table-cell office:value-type="float" office:value="1.2700000000000009" table:formula="of:=[.A127]+0.01" table:style-name="ce1">
            <text:p>1.27</text:p>
          </table:table-cell>
          <table:table-cell office:value-type="float" office:value="-1.22786617279053" table:style-name="ce1">
            <text:p>-1.227866173</text:p>
          </table:table-cell>
          <table:table-cell office:value-type="float" office:value="3.5599999999999734" table:formula="of:=[.C127]+0.01" table:style-name="ce1">
            <text:p>3.56</text:p>
          </table:table-cell>
          <table:table-cell office:value-type="float" office:value="0.79227113723754905" table:style-name="ce1">
            <text:p>0.792271137</text:p>
          </table:table-cell>
          <table:table-cell table:number-columns-repeated="16380"/>
        </table:table-row>
        <table:table-row table:style-name="ro1">
          <table:table-cell office:value-type="float" office:value="1.2800000000000009" table:formula="of:=[.A128]+0.01" table:style-name="ce1">
            <text:p>1.28</text:p>
          </table:table-cell>
          <table:table-cell office:value-type="float" office:value="-1.2337347269058201" table:style-name="ce1">
            <text:p>-1.233734727</text:p>
          </table:table-cell>
          <table:table-cell office:value-type="float" office:value="3.5699999999999732" table:formula="of:=[.C128]+0.01" table:style-name="ce1">
            <text:p>3.57</text:p>
          </table:table-cell>
          <table:table-cell office:value-type="float" office:value="0.79032647609710704" table:style-name="ce1">
            <text:p>0.790326476</text:p>
          </table:table-cell>
          <table:table-cell table:number-columns-repeated="16380"/>
        </table:table-row>
        <table:table-row table:style-name="ro1">
          <table:table-cell office:value-type="float" office:value="1.2900000000000009" table:formula="of:=[.A129]+0.01" table:style-name="ce1">
            <text:p>1.29</text:p>
          </table:table-cell>
          <table:table-cell office:value-type="float" office:value="-1.2360796928405799" table:style-name="ce1">
            <text:p>-1.236079693</text:p>
          </table:table-cell>
          <table:table-cell office:value-type="float" office:value="3.579999999999973" table:formula="of:=[.C129]+0.01" table:style-name="ce1">
            <text:p>3.58</text:p>
          </table:table-cell>
          <table:table-cell office:value-type="float" office:value="0.78611201047897294" table:style-name="ce1">
            <text:p>0.78611201</text:p>
          </table:table-cell>
          <table:table-cell table:number-columns-repeated="16380"/>
        </table:table-row>
        <table:table-row table:style-name="ro1">
          <table:table-cell office:value-type="float" office:value="1.3000000000000009" table:formula="of:=[.A130]+0.01" table:style-name="ce1">
            <text:p>1.3</text:p>
          </table:table-cell>
          <table:table-cell office:value-type="float" office:value="-1.2368068695068399" table:style-name="ce1">
            <text:p>-1.23680687</text:p>
          </table:table-cell>
          <table:table-cell office:value-type="float" office:value="3.5899999999999728" table:formula="of:=[.C130]+0.01" table:style-name="ce1">
            <text:p>3.59</text:p>
          </table:table-cell>
          <table:table-cell office:value-type="float" office:value="0.78427219390869096" table:style-name="ce1">
            <text:p>0.784272194</text:p>
          </table:table-cell>
          <table:table-cell table:number-columns-repeated="16380"/>
        </table:table-row>
        <table:table-row table:style-name="ro1">
          <table:table-cell office:value-type="float" office:value="1.3100000000000009" table:formula="of:=[.A131]+0.01" table:style-name="ce1">
            <text:p>1.31</text:p>
          </table:table-cell>
          <table:table-cell office:value-type="float" office:value="-1.23469054698944" table:style-name="ce1">
            <text:p>-1.234690547</text:p>
          </table:table-cell>
          <table:table-cell office:value-type="float" office:value="3.5999999999999726" table:formula="of:=[.C131]+0.01" table:style-name="ce1">
            <text:p>3.6</text:p>
          </table:table-cell>
          <table:table-cell office:value-type="float" office:value="0.787980616092682" table:style-name="ce1">
            <text:p>0.787980616</text:p>
          </table:table-cell>
          <table:table-cell table:number-columns-repeated="16380"/>
        </table:table-row>
        <table:table-row table:style-name="ro1">
          <table:table-cell office:value-type="float" office:value="1.320000000000001" table:formula="of:=[.A132]+0.01" table:style-name="ce1">
            <text:p>1.32</text:p>
          </table:table-cell>
          <table:table-cell office:value-type="float" office:value="-1.2302231788635301" table:style-name="ce1">
            <text:p>-1.230223179</text:p>
          </table:table-cell>
          <table:table-cell office:value-type="float" office:value="3.6099999999999723" table:formula="of:=[.C132]+0.01" table:style-name="ce1">
            <text:p>3.61</text:p>
          </table:table-cell>
          <table:table-cell office:value-type="float" office:value="0.79362505674362205" table:style-name="ce1">
            <text:p>0.793625057</text:p>
          </table:table-cell>
          <table:table-cell table:number-columns-repeated="16380"/>
        </table:table-row>
        <table:table-row table:style-name="ro1">
          <table:table-cell office:value-type="float" office:value="1.330000000000001" table:formula="of:=[.A133]+0.01" table:style-name="ce1">
            <text:p>1.33</text:p>
          </table:table-cell>
          <table:table-cell office:value-type="float" office:value="-1.2269800901412999" table:style-name="ce1">
            <text:p>-1.22698009</text:p>
          </table:table-cell>
          <table:table-cell office:value-type="float" office:value="3.6199999999999721" table:formula="of:=[.C133]+0.01" table:style-name="ce1">
            <text:p>3.62</text:p>
          </table:table-cell>
          <table:table-cell office:value-type="float" office:value="0.80856657028198198" table:style-name="ce1">
            <text:p>0.80856657</text:p>
          </table:table-cell>
          <table:table-cell table:number-columns-repeated="16380"/>
        </table:table-row>
        <table:table-row table:style-name="ro1">
          <table:table-cell office:value-type="float" office:value="1.340000000000001" table:formula="of:=[.A134]+0.01" table:style-name="ce1">
            <text:p>1.34</text:p>
          </table:table-cell>
          <table:table-cell office:value-type="float" office:value="-1.2240118980407699" table:style-name="ce1">
            <text:p>-1.224011898</text:p>
          </table:table-cell>
          <table:table-cell office:value-type="float" office:value="3.6299999999999719" table:formula="of:=[.C134]+0.01" table:style-name="ce1">
            <text:p>3.63</text:p>
          </table:table-cell>
          <table:table-cell office:value-type="float" office:value="0.82339894771575906" table:style-name="ce1">
            <text:p>0.823398948</text:p>
          </table:table-cell>
          <table:table-cell table:number-columns-repeated="16380"/>
        </table:table-row>
        <table:table-row table:style-name="ro1">
          <table:table-cell office:value-type="float" office:value="1.350000000000001" table:formula="of:=[.A135]+0.01" table:style-name="ce1">
            <text:p>1.35</text:p>
          </table:table-cell>
          <table:table-cell office:value-type="float" office:value="-1.2239176034927399" table:style-name="ce1">
            <text:p>-1.223917603</text:p>
          </table:table-cell>
          <table:table-cell office:value-type="float" office:value="3.6399999999999717" table:formula="of:=[.C135]+0.01" table:style-name="ce1">
            <text:p>3.64</text:p>
          </table:table-cell>
          <table:table-cell office:value-type="float" office:value="0.84996235370635997" table:style-name="ce1">
            <text:p>0.849962354</text:p>
          </table:table-cell>
          <table:table-cell table:number-columns-repeated="16380"/>
        </table:table-row>
        <table:table-row table:style-name="ro1">
          <table:table-cell office:value-type="float" office:value="1.360000000000001" table:formula="of:=[.A136]+0.01" table:style-name="ce1">
            <text:p>1.36</text:p>
          </table:table-cell>
          <table:table-cell office:value-type="float" office:value="-1.22603631019592" table:style-name="ce1">
            <text:p>-1.22603631</text:p>
          </table:table-cell>
          <table:table-cell office:value-type="float" office:value="3.6499999999999715" table:formula="of:=[.C136]+0.01" table:style-name="ce1">
            <text:p>3.65</text:p>
          </table:table-cell>
          <table:table-cell office:value-type="float" office:value="0.86634057760238703" table:style-name="ce1">
            <text:p>0.866340578</text:p>
          </table:table-cell>
          <table:table-cell table:number-columns-repeated="16380"/>
        </table:table-row>
        <table:table-row table:style-name="ro1">
          <table:table-cell office:value-type="float" office:value="1.370000000000001" table:formula="of:=[.A137]+0.01" table:style-name="ce1">
            <text:p>1.37</text:p>
          </table:table-cell>
          <table:table-cell office:value-type="float" office:value="-1.22745549678803" table:style-name="ce1">
            <text:p>-1.227455497</text:p>
          </table:table-cell>
          <table:table-cell office:value-type="float" office:value="3.6599999999999713" table:formula="of:=[.C137]+0.01" table:style-name="ce1">
            <text:p>3.66</text:p>
          </table:table-cell>
          <table:table-cell office:value-type="float" office:value="0.88473254442214999" table:style-name="ce1">
            <text:p>0.884732544</text:p>
          </table:table-cell>
          <table:table-cell table:number-columns-repeated="16380"/>
        </table:table-row>
        <table:table-row table:style-name="ro1">
          <table:table-cell office:value-type="float" office:value="1.380000000000001" table:formula="of:=[.A138]+0.01" table:style-name="ce1">
            <text:p>1.38</text:p>
          </table:table-cell>
          <table:table-cell office:value-type="float" office:value="-1.23115706443787" table:style-name="ce1">
            <text:p>-1.231157064</text:p>
          </table:table-cell>
          <table:table-cell office:value-type="float" office:value="3.6699999999999711" table:formula="of:=[.C138]+0.01" table:style-name="ce1">
            <text:p>3.67</text:p>
          </table:table-cell>
          <table:table-cell office:value-type="float" office:value="0.89152181148529097" table:style-name="ce1">
            <text:p>0.891521811</text:p>
          </table:table-cell>
          <table:table-cell table:number-columns-repeated="16380"/>
        </table:table-row>
        <table:table-row table:style-name="ro1">
          <table:table-cell office:value-type="float" office:value="1.390000000000001" table:formula="of:=[.A139]+0.01" table:style-name="ce1">
            <text:p>1.39</text:p>
          </table:table-cell>
          <table:table-cell office:value-type="float" office:value="-1.2328643798828101" table:style-name="ce1">
            <text:p>-1.23286438</text:p>
          </table:table-cell>
          <table:table-cell office:value-type="float" office:value="3.6799999999999708" table:formula="of:=[.C139]+0.01" table:style-name="ce1">
            <text:p>3.68</text:p>
          </table:table-cell>
          <table:table-cell office:value-type="float" office:value="0.89197087287902799" table:style-name="ce1">
            <text:p>0.891970873</text:p>
          </table:table-cell>
          <table:table-cell table:number-columns-repeated="16380"/>
        </table:table-row>
        <table:table-row table:style-name="ro1">
          <table:table-cell office:value-type="float" office:value="1.400000000000001" table:formula="of:=[.A140]+0.01" table:style-name="ce1">
            <text:p>1.4</text:p>
          </table:table-cell>
          <table:table-cell office:value-type="float" office:value="-1.2339164018630999" table:style-name="ce1">
            <text:p>-1.233916402</text:p>
          </table:table-cell>
          <table:table-cell office:value-type="float" office:value="3.6899999999999706" table:formula="of:=[.C140]+0.01" table:style-name="ce1">
            <text:p>3.69</text:p>
          </table:table-cell>
          <table:table-cell office:value-type="float" office:value="0.889418244361877" table:style-name="ce1">
            <text:p>0.889418244</text:p>
          </table:table-cell>
          <table:table-cell table:number-columns-repeated="16380"/>
        </table:table-row>
        <table:table-row table:style-name="ro1">
          <table:table-cell office:value-type="float" office:value="1.410000000000001" table:formula="of:=[.A141]+0.01" table:style-name="ce1">
            <text:p>1.41</text:p>
          </table:table-cell>
          <table:table-cell office:value-type="float" office:value="-1.23275482654572" table:style-name="ce1">
            <text:p>-1.232754827</text:p>
          </table:table-cell>
          <table:table-cell office:value-type="float" office:value="3.6999999999999704" table:formula="of:=[.C141]+0.01" table:style-name="ce1">
            <text:p>3.7</text:p>
          </table:table-cell>
          <table:table-cell office:value-type="float" office:value="0.88792812824249301" table:style-name="ce1">
            <text:p>0.887928128</text:p>
          </table:table-cell>
          <table:table-cell table:number-columns-repeated="16380"/>
        </table:table-row>
        <table:table-row table:style-name="ro1">
          <table:table-cell office:value-type="float" office:value="1.420000000000001" table:formula="of:=[.A142]+0.01" table:style-name="ce1">
            <text:p>1.42</text:p>
          </table:table-cell>
          <table:table-cell office:value-type="float" office:value="-1.23062515258789" table:style-name="ce1">
            <text:p>-1.230625153</text:p>
          </table:table-cell>
          <table:table-cell office:value-type="float" office:value="3.7099999999999702" table:formula="of:=[.C142]+0.01" table:style-name="ce1">
            <text:p>3.71</text:p>
          </table:table-cell>
          <table:table-cell office:value-type="float" office:value="0.89002609252929699" table:style-name="ce1">
            <text:p>0.890026093</text:p>
          </table:table-cell>
          <table:table-cell table:number-columns-repeated="16380"/>
        </table:table-row>
        <table:table-row table:style-name="ro1">
          <table:table-cell office:value-type="float" office:value="1.430000000000001" table:formula="of:=[.A143]+0.01" table:style-name="ce1">
            <text:p>1.43</text:p>
          </table:table-cell>
          <table:table-cell office:value-type="float" office:value="-1.2290451526641799" table:style-name="ce1">
            <text:p>-1.229045153</text:p>
          </table:table-cell>
          <table:table-cell office:value-type="float" office:value="3.71999999999997" table:formula="of:=[.C143]+0.01" table:style-name="ce1">
            <text:p>3.72</text:p>
          </table:table-cell>
          <table:table-cell office:value-type="float" office:value="0.89463782310485795" table:style-name="ce1">
            <text:p>0.894637823</text:p>
          </table:table-cell>
          <table:table-cell table:number-columns-repeated="16380"/>
        </table:table-row>
        <table:table-row table:style-name="ro1">
          <table:table-cell office:value-type="float" office:value="1.4400000000000011" table:formula="of:=[.A144]+0.01" table:style-name="ce1">
            <text:p>1.44</text:p>
          </table:table-cell>
          <table:table-cell office:value-type="float" office:value="-1.22810506820679" table:style-name="ce1">
            <text:p>-1.228105068</text:p>
          </table:table-cell>
          <table:table-cell office:value-type="float" office:value="3.7299999999999698" table:formula="of:=[.C144]+0.01" table:style-name="ce1">
            <text:p>3.73</text:p>
          </table:table-cell>
          <table:table-cell office:value-type="float" office:value="0.89746391773223899" table:style-name="ce1">
            <text:p>0.897463918</text:p>
          </table:table-cell>
          <table:table-cell table:number-columns-repeated="16380"/>
        </table:table-row>
        <table:table-row table:style-name="ro1">
          <table:table-cell office:value-type="float" office:value="1.4500000000000011" table:formula="of:=[.A145]+0.01" table:style-name="ce1">
            <text:p>1.45</text:p>
          </table:table-cell>
          <table:table-cell office:value-type="float" office:value="-1.2283132076263401" table:style-name="ce1">
            <text:p>-1.228313208</text:p>
          </table:table-cell>
          <table:table-cell office:value-type="float" office:value="3.7399999999999696" table:formula="of:=[.C145]+0.01" table:style-name="ce1">
            <text:p>3.74</text:p>
          </table:table-cell>
          <table:table-cell office:value-type="float" office:value="0.89380776882171598" table:style-name="ce1">
            <text:p>0.893807769</text:p>
          </table:table-cell>
          <table:table-cell table:number-columns-repeated="16380"/>
        </table:table-row>
        <table:table-row table:style-name="ro1">
          <table:table-cell office:value-type="float" office:value="1.4600000000000011" table:formula="of:=[.A146]+0.01" table:style-name="ce1">
            <text:p>1.46</text:p>
          </table:table-cell>
          <table:table-cell office:value-type="float" office:value="-1.23108375072479" table:style-name="ce1">
            <text:p>-1.231083751</text:p>
          </table:table-cell>
          <table:table-cell office:value-type="float" office:value="3.7499999999999694" table:formula="of:=[.C146]+0.01" table:style-name="ce1">
            <text:p>3.75</text:p>
          </table:table-cell>
          <table:table-cell office:value-type="float" office:value="0.88569438457489003" table:style-name="ce1">
            <text:p>0.885694385</text:p>
          </table:table-cell>
          <table:table-cell table:number-columns-repeated="16380"/>
        </table:table-row>
        <table:table-row table:style-name="ro1">
          <table:table-cell office:value-type="float" office:value="1.4700000000000011" table:formula="of:=[.A147]+0.01" table:style-name="ce1">
            <text:p>1.47</text:p>
          </table:table-cell>
          <table:table-cell office:value-type="float" office:value="-1.2333278656005899" table:style-name="ce1">
            <text:p>-1.233327866</text:p>
          </table:table-cell>
          <table:table-cell office:value-type="float" office:value="3.7599999999999691" table:formula="of:=[.C147]+0.01" table:style-name="ce1">
            <text:p>3.76</text:p>
          </table:table-cell>
          <table:table-cell office:value-type="float" office:value="0.86703664064407404" table:style-name="ce1">
            <text:p>0.867036641</text:p>
          </table:table-cell>
          <table:table-cell table:number-columns-repeated="16380"/>
        </table:table-row>
        <table:table-row table:style-name="ro1">
          <table:table-cell office:value-type="float" office:value="1.4800000000000011" table:formula="of:=[.A148]+0.01" table:style-name="ce1">
            <text:p>1.48</text:p>
          </table:table-cell>
          <table:table-cell office:value-type="float" office:value="-1.2348275184631301" table:style-name="ce1">
            <text:p>-1.234827518</text:p>
          </table:table-cell>
          <table:table-cell office:value-type="float" office:value="3.7699999999999689" table:formula="of:=[.C148]+0.01" table:style-name="ce1">
            <text:p>3.77</text:p>
          </table:table-cell>
          <table:table-cell office:value-type="float" office:value="0.85198205709457397" table:style-name="ce1">
            <text:p>0.851982057</text:p>
          </table:table-cell>
          <table:table-cell table:number-columns-repeated="16380"/>
        </table:table-row>
        <table:table-row table:style-name="ro1">
          <table:table-cell office:value-type="float" office:value="1.4900000000000011" table:formula="of:=[.A149]+0.01" table:style-name="ce1">
            <text:p>1.49</text:p>
          </table:table-cell>
          <table:table-cell office:value-type="float" office:value="-1.23399209976196" table:style-name="ce1">
            <text:p>-1.2339921</text:p>
          </table:table-cell>
          <table:table-cell office:value-type="float" office:value="3.7799999999999687" table:formula="of:=[.C149]+0.01" table:style-name="ce1">
            <text:p>3.78</text:p>
          </table:table-cell>
          <table:table-cell office:value-type="float" office:value="0.82861554622650102" table:style-name="ce1">
            <text:p>0.828615546</text:p>
          </table:table-cell>
          <table:table-cell table:number-columns-repeated="16380"/>
        </table:table-row>
        <table:table-row table:style-name="ro1">
          <table:table-cell office:value-type="float" office:value="1.5000000000000011" table:formula="of:=[.A150]+0.01" table:style-name="ce1">
            <text:p>1.5</text:p>
          </table:table-cell>
          <table:table-cell office:value-type="float" office:value="-1.23059022426605" table:style-name="ce1">
            <text:p>-1.230590224</text:p>
          </table:table-cell>
          <table:table-cell office:value-type="float" office:value="3.7899999999999685" table:formula="of:=[.C150]+0.01" table:style-name="ce1">
            <text:p>3.79</text:p>
          </table:table-cell>
          <table:table-cell office:value-type="float" office:value="0.812616407871246" table:style-name="ce1">
            <text:p>0.812616408</text:p>
          </table:table-cell>
          <table:table-cell table:number-columns-repeated="16380"/>
        </table:table-row>
        <table:table-row table:style-name="ro1">
          <table:table-cell office:value-type="float" office:value="1.5100000000000011" table:formula="of:=[.A151]+0.01" table:style-name="ce1">
            <text:p>1.51</text:p>
          </table:table-cell>
          <table:table-cell office:value-type="float" office:value="-1.2273600101470901" table:style-name="ce1">
            <text:p>-1.22736001</text:p>
          </table:table-cell>
          <table:table-cell office:value-type="float" office:value="3.7999999999999683" table:formula="of:=[.C151]+0.01" table:style-name="ce1">
            <text:p>3.8</text:p>
          </table:table-cell>
          <table:table-cell office:value-type="float" office:value="0.79019528627395597" table:style-name="ce1">
            <text:p>0.790195286</text:p>
          </table:table-cell>
          <table:table-cell table:number-columns-repeated="16380"/>
        </table:table-row>
        <table:table-row table:style-name="ro1">
          <table:table-cell office:value-type="float" office:value="1.5200000000000011" table:formula="of:=[.A152]+0.01" table:style-name="ce1">
            <text:p>1.52</text:p>
          </table:table-cell>
          <table:table-cell office:value-type="float" office:value="-1.22552037239075" table:style-name="ce1">
            <text:p>-1.225520372</text:p>
          </table:table-cell>
          <table:table-cell office:value-type="float" office:value="3.8099999999999681" table:formula="of:=[.C152]+0.01" table:style-name="ce1">
            <text:p>3.81</text:p>
          </table:table-cell>
          <table:table-cell office:value-type="float" office:value="0.77708792686462402" table:style-name="ce1">
            <text:p>0.777087927</text:p>
          </table:table-cell>
          <table:table-cell table:number-columns-repeated="16380"/>
        </table:table-row>
        <table:table-row table:style-name="ro1">
          <table:table-cell office:value-type="float" office:value="1.5300000000000011" table:formula="of:=[.A153]+0.01" table:style-name="ce1">
            <text:p>1.53</text:p>
          </table:table-cell>
          <table:table-cell office:value-type="float" office:value="-1.22560727596283" table:style-name="ce1">
            <text:p>-1.225607276</text:p>
          </table:table-cell>
          <table:table-cell office:value-type="float" office:value="3.8199999999999679" table:formula="of:=[.C153]+0.01" table:style-name="ce1">
            <text:p>3.82</text:p>
          </table:table-cell>
          <table:table-cell office:value-type="float" office:value="0.75514900684356701" table:style-name="ce1">
            <text:p>0.755149007</text:p>
          </table:table-cell>
          <table:table-cell table:number-columns-repeated="16380"/>
        </table:table-row>
        <table:table-row table:style-name="ro1">
          <table:table-cell office:value-type="float" office:value="1.5400000000000011" table:formula="of:=[.A154]+0.01" table:style-name="ce1">
            <text:p>1.54</text:p>
          </table:table-cell>
          <table:table-cell office:value-type="float" office:value="-1.22815465927124" table:style-name="ce1">
            <text:p>-1.228154659</text:p>
          </table:table-cell>
          <table:table-cell office:value-type="float" office:value="3.8299999999999677" table:formula="of:=[.C154]+0.01" table:style-name="ce1">
            <text:p>3.83</text:p>
          </table:table-cell>
          <table:table-cell office:value-type="float" office:value="0.73779284954071001" table:style-name="ce1">
            <text:p>0.73779285</text:p>
          </table:table-cell>
          <table:table-cell table:number-columns-repeated="16380"/>
        </table:table-row>
        <table:table-row table:style-name="ro1">
          <table:table-cell office:value-type="float" office:value="1.5500000000000012" table:formula="of:=[.A155]+0.01" table:style-name="ce1">
            <text:p>1.55</text:p>
          </table:table-cell>
          <table:table-cell office:value-type="float" office:value="-1.23027408123016" table:style-name="ce1">
            <text:p>-1.230274081</text:p>
          </table:table-cell>
          <table:table-cell office:value-type="float" office:value="3.8399999999999674" table:formula="of:=[.C155]+0.01" table:style-name="ce1">
            <text:p>3.84</text:p>
          </table:table-cell>
          <table:table-cell office:value-type="float" office:value="0.70781272649765004" table:style-name="ce1">
            <text:p>0.707812726</text:p>
          </table:table-cell>
          <table:table-cell table:number-columns-repeated="16380"/>
        </table:table-row>
        <table:table-row table:style-name="ro1">
          <table:table-cell office:value-type="float" office:value="1.5600000000000012" table:formula="of:=[.A156]+0.01" table:style-name="ce1">
            <text:p>1.56</text:p>
          </table:table-cell>
          <table:table-cell office:value-type="float" office:value="-1.23278272151947" table:style-name="ce1">
            <text:p>-1.232782722</text:p>
          </table:table-cell>
          <table:table-cell office:value-type="float" office:value="3.8499999999999672" table:formula="of:=[.C156]+0.01" table:style-name="ce1">
            <text:p>3.85</text:p>
          </table:table-cell>
          <table:table-cell office:value-type="float" office:value="0.688121497631073" table:style-name="ce1">
            <text:p>0.688121498</text:p>
          </table:table-cell>
          <table:table-cell table:number-columns-repeated="16380"/>
        </table:table-row>
        <table:table-row table:style-name="ro1">
          <table:table-cell office:value-type="float" office:value="1.5700000000000012" table:formula="of:=[.A157]+0.01" table:style-name="ce1">
            <text:p>1.57</text:p>
          </table:table-cell>
          <table:table-cell office:value-type="float" office:value="-1.2327078580856301" table:style-name="ce1">
            <text:p>-1.232707858</text:p>
          </table:table-cell>
          <table:table-cell office:value-type="float" office:value="3.859999999999967" table:formula="of:=[.C157]+0.01" table:style-name="ce1">
            <text:p>3.86</text:p>
          </table:table-cell>
          <table:table-cell office:value-type="float" office:value="0.66351318359375" table:style-name="ce1">
            <text:p>0.663513184</text:p>
          </table:table-cell>
          <table:table-cell table:number-columns-repeated="16380"/>
        </table:table-row>
        <table:table-row table:style-name="ro1">
          <table:table-cell office:value-type="float" office:value="1.5800000000000012" table:formula="of:=[.A158]+0.01" table:style-name="ce1">
            <text:p>1.58</text:p>
          </table:table-cell>
          <table:table-cell office:value-type="float" office:value="-1.23139452934265" table:style-name="ce1">
            <text:p>-1.231394529</text:p>
          </table:table-cell>
          <table:table-cell office:value-type="float" office:value="3.8699999999999668" table:formula="of:=[.C158]+0.01" table:style-name="ce1">
            <text:p>3.87</text:p>
          </table:table-cell>
          <table:table-cell office:value-type="float" office:value="0.65235638618469205" table:style-name="ce1">
            <text:p>0.652356386</text:p>
          </table:table-cell>
          <table:table-cell table:number-columns-repeated="16380"/>
        </table:table-row>
        <table:table-row table:style-name="ro1">
          <table:table-cell office:value-type="float" office:value="1.5900000000000012" table:formula="of:=[.A159]+0.01" table:style-name="ce1">
            <text:p>1.59</text:p>
          </table:table-cell>
          <table:table-cell office:value-type="float" office:value="-1.22911036014557" table:style-name="ce1">
            <text:p>-1.22911036</text:p>
          </table:table-cell>
          <table:table-cell office:value-type="float" office:value="3.8799999999999666" table:formula="of:=[.C159]+0.01" table:style-name="ce1">
            <text:p>3.88</text:p>
          </table:table-cell>
          <table:table-cell office:value-type="float" office:value="0.64416188001632702" table:style-name="ce1">
            <text:p>0.64416188</text:p>
          </table:table-cell>
          <table:table-cell table:number-columns-repeated="16380"/>
        </table:table-row>
        <table:table-row table:style-name="ro1">
          <table:table-cell office:value-type="float" office:value="1.6000000000000012" table:formula="of:=[.A160]+0.01" table:style-name="ce1">
            <text:p>1.6</text:p>
          </table:table-cell>
          <table:table-cell office:value-type="float" office:value="-1.22647392749786" table:style-name="ce1">
            <text:p>-1.226473927</text:p>
          </table:table-cell>
          <table:table-cell office:value-type="float" office:value="3.8899999999999664" table:formula="of:=[.C160]+0.01" table:style-name="ce1">
            <text:p>3.89</text:p>
          </table:table-cell>
          <table:table-cell office:value-type="float" office:value="0.64313590526580799" table:style-name="ce1">
            <text:p>0.643135905</text:p>
          </table:table-cell>
          <table:table-cell table:number-columns-repeated="16380"/>
        </table:table-row>
        <table:table-row table:style-name="ro1">
          <table:table-cell office:value-type="float" office:value="1.6100000000000012" table:formula="of:=[.A161]+0.01" table:style-name="ce1">
            <text:p>1.61</text:p>
          </table:table-cell>
          <table:table-cell office:value-type="float" office:value="-1.22433757781982" table:style-name="ce1">
            <text:p>-1.224337578</text:p>
          </table:table-cell>
          <table:table-cell office:value-type="float" office:value="3.8999999999999662" table:formula="of:=[.C161]+0.01" table:style-name="ce1">
            <text:p>3.9</text:p>
          </table:table-cell>
          <table:table-cell office:value-type="float" office:value="0.64499366283416804" table:style-name="ce1">
            <text:p>0.644993663</text:p>
          </table:table-cell>
          <table:table-cell table:number-columns-repeated="16380"/>
        </table:table-row>
        <table:table-row table:style-name="ro1">
          <table:table-cell office:value-type="float" office:value="1.6200000000000012" table:formula="of:=[.A162]+0.01" table:style-name="ce1">
            <text:p>1.62</text:p>
          </table:table-cell>
          <table:table-cell office:value-type="float" office:value="-1.22356045246124" table:style-name="ce1">
            <text:p>-1.223560452</text:p>
          </table:table-cell>
          <table:table-cell office:value-type="float" office:value="3.9099999999999659" table:formula="of:=[.C162]+0.01" table:style-name="ce1">
            <text:p>3.91</text:p>
          </table:table-cell>
          <table:table-cell office:value-type="float" office:value="0.64624750614166304" table:style-name="ce1">
            <text:p>0.646247506</text:p>
          </table:table-cell>
          <table:table-cell table:number-columns-repeated="16380"/>
        </table:table-row>
        <table:table-row table:style-name="ro1">
          <table:table-cell office:value-type="float" office:value="1.6300000000000012" table:formula="of:=[.A163]+0.01" table:style-name="ce1">
            <text:p>1.63</text:p>
          </table:table-cell>
          <table:table-cell office:value-type="float" office:value="-1.2242850065231301" table:style-name="ce1">
            <text:p>-1.224285007</text:p>
          </table:table-cell>
          <table:table-cell office:value-type="float" office:value="3.9199999999999657" table:formula="of:=[.C163]+0.01" table:style-name="ce1">
            <text:p>3.92</text:p>
          </table:table-cell>
          <table:table-cell office:value-type="float" office:value="0.64786279201507602" table:style-name="ce1">
            <text:p>0.647862792</text:p>
          </table:table-cell>
          <table:table-cell table:number-columns-repeated="16380"/>
        </table:table-row>
        <table:table-row table:style-name="ro1">
          <table:table-cell office:value-type="float" office:value="1.6400000000000012" table:formula="of:=[.A164]+0.01" table:style-name="ce1">
            <text:p>1.64</text:p>
          </table:table-cell>
          <table:table-cell office:value-type="float" office:value="-1.22645199298859" table:style-name="ce1">
            <text:p>-1.226451993</text:p>
          </table:table-cell>
          <table:table-cell office:value-type="float" office:value="3.9299999999999655" table:formula="of:=[.C164]+0.01" table:style-name="ce1">
            <text:p>3.93</text:p>
          </table:table-cell>
          <table:table-cell office:value-type="float" office:value="0.64802533388137795" table:style-name="ce1">
            <text:p>0.648025334</text:p>
          </table:table-cell>
          <table:table-cell table:number-columns-repeated="16380"/>
        </table:table-row>
        <table:table-row table:style-name="ro1">
          <table:table-cell office:value-type="float" office:value="1.6500000000000012" table:formula="of:=[.A165]+0.01" table:style-name="ce1">
            <text:p>1.65</text:p>
          </table:table-cell>
          <table:table-cell office:value-type="float" office:value="-1.22908592224121" table:style-name="ce1">
            <text:p>-1.229085922</text:p>
          </table:table-cell>
          <table:table-cell office:value-type="float" office:value="3.9399999999999653" table:formula="of:=[.C165]+0.01" table:style-name="ce1">
            <text:p>3.94</text:p>
          </table:table-cell>
          <table:table-cell office:value-type="float" office:value="0.65369552373886097" table:style-name="ce1">
            <text:p>0.653695524</text:p>
          </table:table-cell>
          <table:table-cell table:number-columns-repeated="16380"/>
        </table:table-row>
        <table:table-row table:style-name="ro1">
          <table:table-cell office:value-type="float" office:value="1.6600000000000013" table:formula="of:=[.A166]+0.01" table:style-name="ce1">
            <text:p>1.66</text:p>
          </table:table-cell>
          <table:table-cell office:value-type="float" office:value="-1.2315200567245499" table:style-name="ce1">
            <text:p>-1.231520057</text:p>
          </table:table-cell>
          <table:table-cell office:value-type="float" office:value="3.9499999999999651" table:formula="of:=[.C166]+0.01" table:style-name="ce1">
            <text:p>3.95</text:p>
          </table:table-cell>
          <table:table-cell office:value-type="float" office:value="0.661879181861877" table:style-name="ce1">
            <text:p>0.661879182</text:p>
          </table:table-cell>
          <table:table-cell table:number-columns-repeated="16380"/>
        </table:table-row>
        <table:table-row table:style-name="ro1">
          <table:table-cell office:value-type="float" office:value="1.6700000000000013" table:formula="of:=[.A167]+0.01" table:style-name="ce1">
            <text:p>1.67</text:p>
          </table:table-cell>
          <table:table-cell office:value-type="float" office:value="-1.23184943199158" table:style-name="ce1">
            <text:p>-1.231849432</text:p>
          </table:table-cell>
          <table:table-cell office:value-type="float" office:value="3.9599999999999649" table:formula="of:=[.C167]+0.01" table:style-name="ce1">
            <text:p>3.96</text:p>
          </table:table-cell>
          <table:table-cell office:value-type="float" office:value="0.68010467290878296" table:style-name="ce1">
            <text:p>0.680104673</text:p>
          </table:table-cell>
          <table:table-cell table:number-columns-repeated="16380"/>
        </table:table-row>
        <table:table-row table:style-name="ro1">
          <table:table-cell office:value-type="float" office:value="1.6800000000000013" table:formula="of:=[.A168]+0.01" table:style-name="ce1">
            <text:p>1.68</text:p>
          </table:table-cell>
          <table:table-cell office:value-type="float" office:value="-1.2300871610641499" table:style-name="ce1">
            <text:p>-1.230087161</text:p>
          </table:table-cell>
          <table:table-cell office:value-type="float" office:value="3.9699999999999647" table:formula="of:=[.C168]+0.01" table:style-name="ce1">
            <text:p>3.97</text:p>
          </table:table-cell>
          <table:table-cell office:value-type="float" office:value="0.69588601589202903" table:style-name="ce1">
            <text:p>0.695886016</text:p>
          </table:table-cell>
          <table:table-cell table:number-columns-repeated="16380"/>
        </table:table-row>
        <table:table-row table:style-name="ro1">
          <table:table-cell office:value-type="float" office:value="1.6900000000000013" table:formula="of:=[.A169]+0.01" table:style-name="ce1">
            <text:p>1.69</text:p>
          </table:table-cell>
          <table:table-cell office:value-type="float" office:value="-1.22777771949768" table:style-name="ce1">
            <text:p>-1.227777719</text:p>
          </table:table-cell>
          <table:table-cell office:value-type="float" office:value="3.9799999999999645" table:formula="of:=[.C169]+0.01" table:style-name="ce1">
            <text:p>3.98</text:p>
          </table:table-cell>
          <table:table-cell office:value-type="float" office:value="0.71942365169525102" table:style-name="ce1">
            <text:p>0.719423652</text:p>
          </table:table-cell>
          <table:table-cell table:number-columns-repeated="16380"/>
        </table:table-row>
        <table:table-row table:style-name="ro1">
          <table:table-cell office:value-type="float" office:value="1.7000000000000013" table:formula="of:=[.A170]+0.01" table:style-name="ce1">
            <text:p>1.7</text:p>
          </table:table-cell>
          <table:table-cell office:value-type="float" office:value="-1.2239013910293599" table:style-name="ce1">
            <text:p>-1.223901391</text:p>
          </table:table-cell>
          <table:table-cell office:value-type="float" office:value="3.9899999999999642" table:formula="of:=[.C170]+0.01" table:style-name="ce1">
            <text:p>3.99</text:p>
          </table:table-cell>
          <table:table-cell office:value-type="float" office:value="0.73472785949706998" table:style-name="ce1">
            <text:p>0.734727859</text:p>
          </table:table-cell>
          <table:table-cell table:number-columns-repeated="16380"/>
        </table:table-row>
        <table:table-row table:style-name="ro1">
          <table:table-cell office:value-type="float" office:value="1.7100000000000013" table:formula="of:=[.A171]+0.01" table:style-name="ce1">
            <text:p>1.71</text:p>
          </table:table-cell>
          <table:table-cell office:value-type="float" office:value="-1.2226790189743" table:style-name="ce1">
            <text:p>-1.222679019</text:p>
          </table:table-cell>
          <table:table-cell office:value-type="float" office:value="3.999999999999964" table:formula="of:=[.C171]+0.01" table:style-name="ce1">
            <text:p>4</text:p>
          </table:table-cell>
          <table:table-cell office:value-type="float" office:value="0.753911733627319" table:style-name="ce1">
            <text:p>0.753911734</text:p>
          </table:table-cell>
          <table:table-cell table:number-columns-repeated="16380"/>
        </table:table-row>
        <table:table-row table:style-name="ro1">
          <table:table-cell office:value-type="float" office:value="1.7200000000000013" table:formula="of:=[.A172]+0.01" table:style-name="ce1">
            <text:p>1.72</text:p>
          </table:table-cell>
          <table:table-cell office:value-type="float" office:value="-1.2220931053161601" table:style-name="ce1">
            <text:p>-1.222093105</text:p>
          </table:table-cell>
          <table:table-cell office:value-type="float" office:value="4.0099999999999643" table:formula="of:=[.C172]+0.01" table:style-name="ce1">
            <text:p>4.01</text:p>
          </table:table-cell>
          <table:table-cell office:value-type="float" office:value="0.76506602764129605" table:style-name="ce1">
            <text:p>0.765066028</text:p>
          </table:table-cell>
          <table:table-cell table:number-columns-repeated="16380"/>
        </table:table-row>
        <table:table-row table:style-name="ro1">
          <table:table-cell office:value-type="float" office:value="1.7300000000000013" table:formula="of:=[.A173]+0.01" table:style-name="ce1">
            <text:p>1.73</text:p>
          </table:table-cell>
          <table:table-cell office:value-type="float" office:value="-1.2226413488388099" table:style-name="ce1">
            <text:p>-1.222641349</text:p>
          </table:table-cell>
          <table:table-cell office:value-type="float" office:value="4.019999999999964" table:formula="of:=[.C173]+0.01" table:style-name="ce1">
            <text:p>4.02</text:p>
          </table:table-cell>
          <table:table-cell office:value-type="float" office:value="0.77729290723800704" table:style-name="ce1">
            <text:p>0.777292907</text:p>
          </table:table-cell>
          <table:table-cell table:number-columns-repeated="16380"/>
        </table:table-row>
        <table:table-row table:style-name="ro1">
          <table:table-cell office:value-type="float" office:value="1.7400000000000013" table:formula="of:=[.A174]+0.01" table:style-name="ce1">
            <text:p>1.74</text:p>
          </table:table-cell>
          <table:table-cell office:value-type="float" office:value="-1.2250051498413099" table:style-name="ce1">
            <text:p>-1.22500515</text:p>
          </table:table-cell>
          <table:table-cell office:value-type="float" office:value="4.0299999999999638" table:formula="of:=[.C174]+0.01" table:style-name="ce1">
            <text:p>4.03</text:p>
          </table:table-cell>
          <table:table-cell office:value-type="float" office:value="0.779474496841431" table:style-name="ce1">
            <text:p>0.779474497</text:p>
          </table:table-cell>
          <table:table-cell table:number-columns-repeated="16380"/>
        </table:table-row>
        <table:table-row table:style-name="ro1">
          <table:table-cell office:value-type="float" office:value="1.7500000000000013" table:formula="of:=[.A175]+0.01" table:style-name="ce1">
            <text:p>1.75</text:p>
          </table:table-cell>
          <table:table-cell office:value-type="float" office:value="-1.2276707887649501" table:style-name="ce1">
            <text:p>-1.227670789</text:p>
          </table:table-cell>
          <table:table-cell office:value-type="float" office:value="4.0399999999999636" table:formula="of:=[.C175]+0.01" table:style-name="ce1">
            <text:p>4.04</text:p>
          </table:table-cell>
          <table:table-cell office:value-type="float" office:value="0.776655614376068" table:style-name="ce1">
            <text:p>0.776655614</text:p>
          </table:table-cell>
          <table:table-cell table:number-columns-repeated="16380"/>
        </table:table-row>
        <table:table-row table:style-name="ro1">
          <table:table-cell office:value-type="float" office:value="1.7600000000000013" table:formula="of:=[.A176]+0.01" table:style-name="ce1">
            <text:p>1.76</text:p>
          </table:table-cell>
          <table:table-cell office:value-type="float" office:value="-1.2299172878265401" table:style-name="ce1">
            <text:p>-1.229917288</text:p>
          </table:table-cell>
          <table:table-cell office:value-type="float" office:value="4.0499999999999634" table:formula="of:=[.C176]+0.01" table:style-name="ce1">
            <text:p>4.05</text:p>
          </table:table-cell>
          <table:table-cell office:value-type="float" office:value="0.76997196674346902" table:style-name="ce1">
            <text:p>0.769971967</text:p>
          </table:table-cell>
          <table:table-cell table:number-columns-repeated="16380"/>
        </table:table-row>
        <table:table-row table:style-name="ro1">
          <table:table-cell office:value-type="float" office:value="1.7700000000000014" table:formula="of:=[.A177]+0.01" table:style-name="ce1">
            <text:p>1.77</text:p>
          </table:table-cell>
          <table:table-cell office:value-type="float" office:value="-1.2310751676559399" table:style-name="ce1">
            <text:p>-1.231075168</text:p>
          </table:table-cell>
          <table:table-cell office:value-type="float" office:value="4.0599999999999632" table:formula="of:=[.C177]+0.01" table:style-name="ce1">
            <text:p>4.06</text:p>
          </table:table-cell>
          <table:table-cell office:value-type="float" office:value="0.75089794397354104" table:style-name="ce1">
            <text:p>0.750897944</text:p>
          </table:table-cell>
          <table:table-cell table:number-columns-repeated="16380"/>
        </table:table-row>
        <table:table-row table:style-name="ro1">
          <table:table-cell office:value-type="float" office:value="1.7800000000000014" table:formula="of:=[.A178]+0.01" table:style-name="ce1">
            <text:p>1.78</text:p>
          </table:table-cell>
          <table:table-cell office:value-type="float" office:value="-1.22873783111572" table:style-name="ce1">
            <text:p>-1.228737831</text:p>
          </table:table-cell>
          <table:table-cell office:value-type="float" office:value="4.069999999999963" table:formula="of:=[.C178]+0.01" table:style-name="ce1">
            <text:p>4.07</text:p>
          </table:table-cell>
          <table:table-cell office:value-type="float" office:value="0.73580759763717696" table:style-name="ce1">
            <text:p>0.735807598</text:p>
          </table:table-cell>
          <table:table-cell table:number-columns-repeated="16380"/>
        </table:table-row>
        <table:table-row table:style-name="ro1">
          <table:table-cell office:value-type="float" office:value="1.7900000000000014" table:formula="of:=[.A179]+0.01" table:style-name="ce1">
            <text:p>1.79</text:p>
          </table:table-cell>
          <table:table-cell office:value-type="float" office:value="-1.2268028259277299" table:style-name="ce1">
            <text:p>-1.226802826</text:p>
          </table:table-cell>
          <table:table-cell office:value-type="float" office:value="4.0799999999999628" table:formula="of:=[.C179]+0.01" table:style-name="ce1">
            <text:p>4.08</text:p>
          </table:table-cell>
          <table:table-cell office:value-type="float" office:value="0.71098953485488903" table:style-name="ce1">
            <text:p>0.710989535</text:p>
          </table:table-cell>
          <table:table-cell table:number-columns-repeated="16380"/>
        </table:table-row>
        <table:table-row table:style-name="ro1">
          <table:table-cell office:value-type="float" office:value="1.8000000000000014" table:formula="of:=[.A180]+0.01" table:style-name="ce1">
            <text:p>1.8</text:p>
          </table:table-cell>
          <table:table-cell office:value-type="float" office:value="-1.22457611560822" table:style-name="ce1">
            <text:p>-1.224576116</text:p>
          </table:table-cell>
          <table:table-cell office:value-type="float" office:value="4.0899999999999626" table:formula="of:=[.C180]+0.01" table:style-name="ce1">
            <text:p>4.09</text:p>
          </table:table-cell>
          <table:table-cell office:value-type="float" office:value="0.69495308399200395" table:style-name="ce1">
            <text:p>0.694953084</text:p>
          </table:table-cell>
          <table:table-cell table:number-columns-repeated="16380"/>
        </table:table-row>
        <table:table-row table:style-name="ro1">
          <table:table-cell office:value-type="float" office:value="1.8100000000000014" table:formula="of:=[.A181]+0.01" table:style-name="ce1">
            <text:p>1.81</text:p>
          </table:table-cell>
          <table:table-cell office:value-type="float" office:value="-1.22291707992554" table:style-name="ce1">
            <text:p>-1.22291708</text:p>
          </table:table-cell>
          <table:table-cell office:value-type="float" office:value="4.0999999999999623" table:formula="of:=[.C181]+0.01" table:style-name="ce1">
            <text:p>4.1</text:p>
          </table:table-cell>
          <table:table-cell office:value-type="float" office:value="0.67147648334503196" table:style-name="ce1">
            <text:p>0.671476483</text:p>
          </table:table-cell>
          <table:table-cell table:number-columns-repeated="16380"/>
        </table:table-row>
        <table:table-row table:style-name="ro1">
          <table:table-cell office:value-type="float" office:value="1.8200000000000014" table:formula="of:=[.A182]+0.01" table:style-name="ce1">
            <text:p>1.82</text:p>
          </table:table-cell>
          <table:table-cell office:value-type="float" office:value="-1.2226434946060201" table:style-name="ce1">
            <text:p>-1.222643495</text:p>
          </table:table-cell>
          <table:table-cell office:value-type="float" office:value="4.1099999999999621" table:formula="of:=[.C182]+0.01" table:style-name="ce1">
            <text:p>4.11</text:p>
          </table:table-cell>
          <table:table-cell office:value-type="float" office:value="0.65625882148742698" table:style-name="ce1">
            <text:p>0.656258821</text:p>
          </table:table-cell>
          <table:table-cell table:number-columns-repeated="16380"/>
        </table:table-row>
        <table:table-row table:style-name="ro1">
          <table:table-cell office:value-type="float" office:value="1.8300000000000014" table:formula="of:=[.A183]+0.01" table:style-name="ce1">
            <text:p>1.83</text:p>
          </table:table-cell>
          <table:table-cell office:value-type="float" office:value="-1.22380483150482" table:style-name="ce1">
            <text:p>-1.223804832</text:p>
          </table:table-cell>
          <table:table-cell office:value-type="float" office:value="4.1199999999999619" table:formula="of:=[.C183]+0.01" table:style-name="ce1">
            <text:p>4.12</text:p>
          </table:table-cell>
          <table:table-cell office:value-type="float" office:value="0.63072711229324296" table:style-name="ce1">
            <text:p>0.630727112</text:p>
          </table:table-cell>
          <table:table-cell table:number-columns-repeated="16380"/>
        </table:table-row>
        <table:table-row table:style-name="ro1">
          <table:table-cell office:value-type="float" office:value="1.8400000000000014" table:formula="of:=[.A184]+0.01" table:style-name="ce1">
            <text:p>1.84</text:p>
          </table:table-cell>
          <table:table-cell office:value-type="float" office:value="-1.2271492481231701" table:style-name="ce1">
            <text:p>-1.227149248</text:p>
          </table:table-cell>
          <table:table-cell office:value-type="float" office:value="4.1299999999999617" table:formula="of:=[.C184]+0.01" table:style-name="ce1">
            <text:p>4.13</text:p>
          </table:table-cell>
          <table:table-cell office:value-type="float" office:value="0.60962235927581798" table:style-name="ce1">
            <text:p>0.609622359</text:p>
          </table:table-cell>
          <table:table-cell table:number-columns-repeated="16380"/>
        </table:table-row>
        <table:table-row table:style-name="ro1">
          <table:table-cell office:value-type="float" office:value="1.8500000000000014" table:formula="of:=[.A185]+0.01" table:style-name="ce1">
            <text:p>1.85</text:p>
          </table:table-cell>
          <table:table-cell office:value-type="float" office:value="-1.2294999361038199" table:style-name="ce1">
            <text:p>-1.229499936</text:p>
          </table:table-cell>
          <table:table-cell office:value-type="float" office:value="4.1399999999999615" table:formula="of:=[.C185]+0.01" table:style-name="ce1">
            <text:p>4.14</text:p>
          </table:table-cell>
          <table:table-cell office:value-type="float" office:value="0.575264751911163" table:style-name="ce1">
            <text:p>0.575264752</text:p>
          </table:table-cell>
          <table:table-cell table:number-columns-repeated="16380"/>
        </table:table-row>
        <table:table-row table:style-name="ro1">
          <table:table-cell office:value-type="float" office:value="1.8600000000000014" table:formula="of:=[.A186]+0.01" table:style-name="ce1">
            <text:p>1.86</text:p>
          </table:table-cell>
          <table:table-cell office:value-type="float" office:value="-1.2321813106536901" table:style-name="ce1">
            <text:p>-1.232181311</text:p>
          </table:table-cell>
          <table:table-cell office:value-type="float" office:value="4.1499999999999613" table:formula="of:=[.C186]+0.01" table:style-name="ce1">
            <text:p>4.15</text:p>
          </table:table-cell>
          <table:table-cell office:value-type="float" office:value="0.55197465419769298" table:style-name="ce1">
            <text:p>0.551974654</text:p>
          </table:table-cell>
          <table:table-cell table:number-columns-repeated="16380"/>
        </table:table-row>
        <table:table-row table:style-name="ro1">
          <table:table-cell office:value-type="float" office:value="1.8700000000000014" table:formula="of:=[.A187]+0.01" table:style-name="ce1">
            <text:p>1.87</text:p>
          </table:table-cell>
          <table:table-cell office:value-type="float" office:value="-1.2320271730423" table:style-name="ce1">
            <text:p>-1.232027173</text:p>
          </table:table-cell>
          <table:table-cell office:value-type="float" office:value="4.1599999999999611" table:formula="of:=[.C187]+0.01" table:style-name="ce1">
            <text:p>4.16</text:p>
          </table:table-cell>
          <table:table-cell office:value-type="float" office:value="0.52227360010147095" table:style-name="ce1">
            <text:p>0.5222736</text:p>
          </table:table-cell>
          <table:table-cell table:number-columns-repeated="16380"/>
        </table:table-row>
        <table:table-row table:style-name="ro1">
          <table:table-cell office:value-type="float" office:value="1.8800000000000014" table:formula="of:=[.A188]+0.01" table:style-name="ce1">
            <text:p>1.88</text:p>
          </table:table-cell>
          <table:table-cell office:value-type="float" office:value="-1.2292348146438601" table:style-name="ce1">
            <text:p>-1.229234815</text:p>
          </table:table-cell>
          <table:table-cell office:value-type="float" office:value="4.1699999999999608" table:formula="of:=[.C188]+0.01" table:style-name="ce1">
            <text:p>4.17</text:p>
          </table:table-cell>
          <table:table-cell office:value-type="float" office:value="0.506414234638214" table:style-name="ce1">
            <text:p>0.506414235</text:p>
          </table:table-cell>
          <table:table-cell table:number-columns-repeated="16380"/>
        </table:table-row>
        <table:table-row table:style-name="ro1">
          <table:table-cell office:value-type="float" office:value="1.8900000000000015" table:formula="of:=[.A189]+0.01" table:style-name="ce1">
            <text:p>1.89</text:p>
          </table:table-cell>
          <table:table-cell office:value-type="float" office:value="-1.2265821695327801" table:style-name="ce1">
            <text:p>-1.22658217</text:p>
          </table:table-cell>
          <table:table-cell office:value-type="float" office:value="4.1799999999999606" table:formula="of:=[.C189]+0.01" table:style-name="ce1">
            <text:p>4.18</text:p>
          </table:table-cell>
          <table:table-cell office:value-type="float" office:value="0.48731064796447798" table:style-name="ce1">
            <text:p>0.487310648</text:p>
          </table:table-cell>
          <table:table-cell table:number-columns-repeated="16380"/>
        </table:table-row>
        <table:table-row table:style-name="ro1">
          <table:table-cell office:value-type="float" office:value="1.9000000000000015" table:formula="of:=[.A190]+0.01" table:style-name="ce1">
            <text:p>1.9</text:p>
          </table:table-cell>
          <table:table-cell office:value-type="float" office:value="-1.22376155853271" table:style-name="ce1">
            <text:p>-1.223761559</text:p>
          </table:table-cell>
          <table:table-cell office:value-type="float" office:value="4.1899999999999604" table:formula="of:=[.C190]+0.01" table:style-name="ce1">
            <text:p>4.19</text:p>
          </table:table-cell>
          <table:table-cell office:value-type="float" office:value="0.47778594493866" table:style-name="ce1">
            <text:p>0.477785945</text:p>
          </table:table-cell>
          <table:table-cell table:number-columns-repeated="16380"/>
        </table:table-row>
        <table:table-row table:style-name="ro1">
          <table:table-cell office:value-type="float" office:value="1.9100000000000015" table:formula="of:=[.A191]+0.01" table:style-name="ce1">
            <text:p>1.91</text:p>
          </table:table-cell>
          <table:table-cell office:value-type="float" office:value="-1.2222435474395801" table:style-name="ce1">
            <text:p>-1.222243547</text:p>
          </table:table-cell>
          <table:table-cell office:value-type="float" office:value="4.1999999999999602" table:formula="of:=[.C191]+0.01" table:style-name="ce1">
            <text:p>4.2</text:p>
          </table:table-cell>
          <table:table-cell office:value-type="float" office:value="0.46670719981193498" table:style-name="ce1">
            <text:p>0.4667072</text:p>
          </table:table-cell>
          <table:table-cell table:number-columns-repeated="16380"/>
        </table:table-row>
        <table:table-row table:style-name="ro1">
          <table:table-cell office:value-type="float" office:value="1.9200000000000015" table:formula="of:=[.A192]+0.01" table:style-name="ce1">
            <text:p>1.92</text:p>
          </table:table-cell>
          <table:table-cell office:value-type="float" office:value="-1.22192311286926" table:style-name="ce1">
            <text:p>-1.221923113</text:p>
          </table:table-cell>
          <table:table-cell office:value-type="float" office:value="4.20999999999996" table:formula="of:=[.C192]+0.01" table:style-name="ce1">
            <text:p>4.21</text:p>
          </table:table-cell>
          <table:table-cell office:value-type="float" office:value="0.46149092912674" table:style-name="ce1">
            <text:p>0.461490929</text:p>
          </table:table-cell>
          <table:table-cell table:number-columns-repeated="16380"/>
        </table:table-row>
        <table:table-row table:style-name="ro1">
          <table:table-cell office:value-type="float" office:value="1.9300000000000015" table:formula="of:=[.A193]+0.01" table:style-name="ce1">
            <text:p>1.93</text:p>
          </table:table-cell>
          <table:table-cell office:value-type="float" office:value="-1.22262907028198" table:style-name="ce1">
            <text:p>-1.22262907</text:p>
          </table:table-cell>
          <table:table-cell office:value-type="float" office:value="4.2199999999999598" table:formula="of:=[.C193]+0.01" table:style-name="ce1">
            <text:p>4.22</text:p>
          </table:table-cell>
          <table:table-cell office:value-type="float" office:value="0.45704719424247697" table:style-name="ce1">
            <text:p>0.457047194</text:p>
          </table:table-cell>
          <table:table-cell table:number-columns-repeated="16380"/>
        </table:table-row>
        <table:table-row table:style-name="ro1">
          <table:table-cell office:value-type="float" office:value="1.9400000000000015" table:formula="of:=[.A194]+0.01" table:style-name="ce1">
            <text:p>1.94</text:p>
          </table:table-cell>
          <table:table-cell office:value-type="float" office:value="-1.2264549732208301" table:style-name="ce1">
            <text:p>-1.226454973</text:p>
          </table:table-cell>
          <table:table-cell office:value-type="float" office:value="4.2299999999999596" table:formula="of:=[.C194]+0.01" table:style-name="ce1">
            <text:p>4.23</text:p>
          </table:table-cell>
          <table:table-cell office:value-type="float" office:value="0.45624154806137102" table:style-name="ce1">
            <text:p>0.456241548</text:p>
          </table:table-cell>
          <table:table-cell table:number-columns-repeated="16380"/>
        </table:table-row>
        <table:table-row table:style-name="ro1">
          <table:table-cell office:value-type="float" office:value="1.9500000000000015" table:formula="of:=[.A195]+0.01" table:style-name="ce1">
            <text:p>1.95</text:p>
          </table:table-cell>
          <table:table-cell office:value-type="float" office:value="-1.22957479953766" table:style-name="ce1">
            <text:p>-1.2295748</text:p>
          </table:table-cell>
          <table:table-cell office:value-type="float" office:value="4.2399999999999594" table:formula="of:=[.C195]+0.01" table:style-name="ce1">
            <text:p>4.24</text:p>
          </table:table-cell>
          <table:table-cell office:value-type="float" office:value="0.459020495414734" table:style-name="ce1">
            <text:p>0.459020495</text:p>
          </table:table-cell>
          <table:table-cell table:number-columns-repeated="16380"/>
        </table:table-row>
        <table:table-row table:style-name="ro1">
          <table:table-cell office:value-type="float" office:value="1.9600000000000015" table:formula="of:=[.A196]+0.01" table:style-name="ce1">
            <text:p>1.96</text:p>
          </table:table-cell>
          <table:table-cell office:value-type="float" office:value="-1.2340331077575699" table:style-name="ce1">
            <text:p>-1.234033108</text:p>
          </table:table-cell>
          <table:table-cell office:value-type="float" office:value="4.2499999999999591" table:formula="of:=[.C196]+0.01" table:style-name="ce1">
            <text:p>4.25</text:p>
          </table:table-cell>
          <table:table-cell office:value-type="float" office:value="0.46261379122734098" table:style-name="ce1">
            <text:p>0.462613791</text:p>
          </table:table-cell>
          <table:table-cell table:number-columns-repeated="16380"/>
        </table:table-row>
        <table:table-row table:style-name="ro1">
          <table:table-cell office:value-type="float" office:value="1.9700000000000015" table:formula="of:=[.A197]+0.01" table:style-name="ce1">
            <text:p>1.97</text:p>
          </table:table-cell>
          <table:table-cell office:value-type="float" office:value="-1.23528599739075" table:style-name="ce1">
            <text:p>-1.235285997</text:p>
          </table:table-cell>
          <table:table-cell office:value-type="float" office:value="4.2599999999999589" table:formula="of:=[.C197]+0.01" table:style-name="ce1">
            <text:p>4.26</text:p>
          </table:table-cell>
          <table:table-cell office:value-type="float" office:value="0.469093978404999" table:style-name="ce1">
            <text:p>0.469093978</text:p>
          </table:table-cell>
          <table:table-cell table:number-columns-repeated="16380"/>
        </table:table-row>
        <table:table-row table:style-name="ro1">
          <table:table-cell office:value-type="float" office:value="1.9800000000000015" table:formula="of:=[.A198]+0.01" table:style-name="ce1">
            <text:p>1.98</text:p>
          </table:table-cell>
          <table:table-cell office:value-type="float" office:value="-1.2330359220504801" table:style-name="ce1">
            <text:p>-1.233035922</text:p>
          </table:table-cell>
          <table:table-cell office:value-type="float" office:value="4.2699999999999587" table:formula="of:=[.C198]+0.01" table:style-name="ce1">
            <text:p>4.27</text:p>
          </table:table-cell>
          <table:table-cell office:value-type="float" office:value="0.47317549586296098" table:style-name="ce1">
            <text:p>0.473175496</text:p>
          </table:table-cell>
          <table:table-cell table:number-columns-repeated="16380"/>
        </table:table-row>
        <table:table-row table:style-name="ro1">
          <table:table-cell office:value-type="float" office:value="1.9900000000000015" table:formula="of:=[.A199]+0.01" table:style-name="ce1">
            <text:p>1.99</text:p>
          </table:table-cell>
          <table:table-cell office:value-type="float" office:value="-1.2289295196533201" table:style-name="ce1">
            <text:p>-1.22892952</text:p>
          </table:table-cell>
          <table:table-cell office:value-type="float" office:value="4.2799999999999585" table:formula="of:=[.C199]+0.01" table:style-name="ce1">
            <text:p>4.28</text:p>
          </table:table-cell>
          <table:table-cell office:value-type="float" office:value="0.47806143760681102" table:style-name="ce1">
            <text:p>0.478061438</text:p>
          </table:table-cell>
          <table:table-cell table:number-columns-repeated="16380"/>
        </table:table-row>
        <table:table-row table:style-name="ro1">
          <table:table-cell office:value-type="float" office:value="2.0000000000000013" table:formula="of:=[.A200]+0.01" table:style-name="ce1">
            <text:p>2</text:p>
          </table:table-cell>
          <table:table-cell office:value-type="float" office:value="-1.2208182811737101" table:style-name="ce1">
            <text:p>-1.220818281</text:p>
          </table:table-cell>
          <table:table-cell office:value-type="float" office:value="4.2899999999999583" table:formula="of:=[.C200]+0.01" table:style-name="ce1">
            <text:p>4.29</text:p>
          </table:table-cell>
          <table:table-cell office:value-type="float" office:value="0.481406450271606" table:style-name="ce1">
            <text:p>0.48140645</text:p>
          </table:table-cell>
          <table:table-cell table:number-columns-repeated="16380"/>
        </table:table-row>
        <table:table-row table:style-name="ro1">
          <table:table-cell office:value-type="float" office:value="2.0100000000000011" table:formula="of:=[.A201]+0.01" table:style-name="ce1">
            <text:p>2.01</text:p>
          </table:table-cell>
          <table:table-cell office:value-type="float" office:value="-1.21550953388214" table:style-name="ce1">
            <text:p>-1.215509534</text:p>
          </table:table-cell>
          <table:table-cell office:value-type="float" office:value="4.2999999999999581" table:formula="of:=[.C201]+0.01" table:style-name="ce1">
            <text:p>4.3</text:p>
          </table:table-cell>
          <table:table-cell office:value-type="float" office:value="0.48858010768890398" table:style-name="ce1">
            <text:p>0.488580108</text:p>
          </table:table-cell>
          <table:table-cell table:number-columns-repeated="16380"/>
        </table:table-row>
        <table:table-row table:style-name="ro1">
          <table:table-cell office:value-type="float" office:value="2.0200000000000009" table:formula="of:=[.A202]+0.01" table:style-name="ce1">
            <text:p>2.02</text:p>
          </table:table-cell>
          <table:table-cell office:value-type="float" office:value="-1.2102018594741799" table:style-name="ce1">
            <text:p>-1.210201859</text:p>
          </table:table-cell>
          <table:table-cell office:value-type="float" office:value="4.3099999999999579" table:formula="of:=[.C202]+0.01" table:style-name="ce1">
            <text:p>4.31</text:p>
          </table:table-cell>
          <table:table-cell office:value-type="float" office:value="0.49600625038147" table:style-name="ce1">
            <text:p>0.49600625</text:p>
          </table:table-cell>
          <table:table-cell table:number-columns-repeated="16380"/>
        </table:table-row>
        <table:table-row table:style-name="ro1">
          <table:table-cell office:value-type="float" office:value="2.0300000000000007" table:formula="of:=[.A203]+0.01" table:style-name="ce1">
            <text:p>2.03</text:p>
          </table:table-cell>
          <table:table-cell office:value-type="float" office:value="-1.2087363004684399" table:style-name="ce1">
            <text:p>-1.2087363</text:p>
          </table:table-cell>
          <table:table-cell office:value-type="float" office:value="4.3199999999999577" table:formula="of:=[.C203]+0.01" table:style-name="ce1">
            <text:p>4.32</text:p>
          </table:table-cell>
          <table:table-cell office:value-type="float" office:value="0.51678115129470803" table:style-name="ce1">
            <text:p>0.516781151</text:p>
          </table:table-cell>
          <table:table-cell table:number-columns-repeated="16380"/>
        </table:table-row>
        <table:table-row table:style-name="ro1">
          <table:table-cell office:value-type="float" office:value="2.0400000000000005" table:formula="of:=[.A204]+0.01" table:style-name="ce1">
            <text:p>2.04</text:p>
          </table:table-cell>
          <table:table-cell office:value-type="float" office:value="-1.2100625038146999" table:style-name="ce1">
            <text:p>-1.210062504</text:p>
          </table:table-cell>
          <table:table-cell office:value-type="float" office:value="4.3299999999999574" table:formula="of:=[.C204]+0.01" table:style-name="ce1">
            <text:p>4.33</text:p>
          </table:table-cell>
          <table:table-cell office:value-type="float" office:value="0.53845727443695102" table:style-name="ce1">
            <text:p>0.538457274</text:p>
          </table:table-cell>
          <table:table-cell table:number-columns-repeated="16380"/>
        </table:table-row>
        <table:table-row table:style-name="ro1">
          <table:table-cell office:value-type="float" office:value="2.0500000000000003" table:formula="of:=[.A205]+0.01" table:style-name="ce1">
            <text:p>2.05</text:p>
          </table:table-cell>
          <table:table-cell office:value-type="float" office:value="-1.2107801437377901" table:style-name="ce1">
            <text:p>-1.210780144</text:p>
          </table:table-cell>
          <table:table-cell office:value-type="float" office:value="4.3399999999999572" table:formula="of:=[.C205]+0.01" table:style-name="ce1">
            <text:p>4.34</text:p>
          </table:table-cell>
          <table:table-cell office:value-type="float" office:value="0.58175832033157404" table:style-name="ce1">
            <text:p>0.58175832</text:p>
          </table:table-cell>
          <table:table-cell table:number-columns-repeated="16380"/>
        </table:table-row>
        <table:table-row table:style-name="ro1">
          <table:table-cell office:value-type="float" office:value="2.06" table:formula="of:=[.A206]+0.01" table:style-name="ce1">
            <text:p>2.06</text:p>
          </table:table-cell>
          <table:table-cell office:value-type="float" office:value="-1.21171939373016" table:style-name="ce1">
            <text:p>-1.211719394</text:p>
          </table:table-cell>
          <table:table-cell office:value-type="float" office:value="4.349999999999957" table:formula="of:=[.C206]+0.01" table:style-name="ce1">
            <text:p>4.35</text:p>
          </table:table-cell>
          <table:table-cell office:value-type="float" office:value="0.61640077829360995" table:style-name="ce1">
            <text:p>0.616400778</text:p>
          </table:table-cell>
          <table:table-cell table:number-columns-repeated="16380"/>
        </table:table-row>
        <table:table-row table:style-name="ro1">
          <table:table-cell office:value-type="float" office:value="2.0699999999999998" table:formula="of:=[.A207]+0.01" table:style-name="ce1">
            <text:p>2.07</text:p>
          </table:table-cell>
          <table:table-cell office:value-type="float" office:value="-1.2099469900131199" table:style-name="ce1">
            <text:p>-1.20994699</text:p>
          </table:table-cell>
          <table:table-cell office:value-type="float" office:value="4.3599999999999568" table:formula="of:=[.C207]+0.01" table:style-name="ce1">
            <text:p>4.36</text:p>
          </table:table-cell>
          <table:table-cell office:value-type="float" office:value="0.67318427562713601" table:style-name="ce1">
            <text:p>0.673184276</text:p>
          </table:table-cell>
          <table:table-cell table:number-columns-repeated="16380"/>
        </table:table-row>
        <table:table-row table:style-name="ro1">
          <table:table-cell office:value-type="float" office:value="2.0799999999999996" table:formula="of:=[.A208]+0.01" table:style-name="ce1">
            <text:p>2.08</text:p>
          </table:table-cell>
          <table:table-cell office:value-type="float" office:value="-1.20173704624176" table:style-name="ce1">
            <text:p>-1.201737046</text:p>
          </table:table-cell>
          <table:table-cell office:value-type="float" office:value="4.3699999999999566" table:formula="of:=[.C208]+0.01" table:style-name="ce1">
            <text:p>4.37</text:p>
          </table:table-cell>
          <table:table-cell office:value-type="float" office:value="0.71415221691131603" table:style-name="ce1">
            <text:p>0.714152217</text:p>
          </table:table-cell>
          <table:table-cell table:number-columns-repeated="16380"/>
        </table:table-row>
        <table:table-row table:style-name="ro1">
          <table:table-cell office:value-type="float" office:value="2.0899999999999994" table:formula="of:=[.A209]+0.01" table:style-name="ce1">
            <text:p>2.09</text:p>
          </table:table-cell>
          <table:table-cell office:value-type="float" office:value="-1.19320952892303" table:style-name="ce1">
            <text:p>-1.193209529</text:p>
          </table:table-cell>
          <table:table-cell office:value-type="float" office:value="4.3799999999999564" table:formula="of:=[.C209]+0.01" table:style-name="ce1">
            <text:p>4.38</text:p>
          </table:table-cell>
          <table:table-cell office:value-type="float" office:value="0.78594791889190696" table:style-name="ce1">
            <text:p>0.785947919</text:p>
          </table:table-cell>
          <table:table-cell table:number-columns-repeated="16380"/>
        </table:table-row>
        <table:table-row table:style-name="ro1">
          <table:table-cell office:value-type="float" office:value="2.0999999999999992" table:formula="of:=[.A210]+0.01" table:style-name="ce1">
            <text:p>2.1</text:p>
          </table:table-cell>
          <table:table-cell office:value-type="float" office:value="-1.17488324642181" table:style-name="ce1">
            <text:p>-1.174883246</text:p>
          </table:table-cell>
          <table:table-cell office:value-type="float" office:value="4.3899999999999562" table:formula="of:=[.C210]+0.01" table:style-name="ce1">
            <text:p>4.39</text:p>
          </table:table-cell>
          <table:table-cell office:value-type="float" office:value="0.84204286336898804" table:style-name="ce1">
            <text:p>0.842042863</text:p>
          </table:table-cell>
          <table:table-cell table:number-columns-repeated="16380"/>
        </table:table-row>
        <table:table-row table:style-name="ro1">
          <table:table-cell office:value-type="float" office:value="2.109999999999999" table:formula="of:=[.A211]+0.01" table:style-name="ce1">
            <text:p>2.11</text:p>
          </table:table-cell>
          <table:table-cell office:value-type="float" office:value="-1.1594537496566799" table:style-name="ce1">
            <text:p>-1.15945375</text:p>
          </table:table-cell>
          <table:table-cell office:value-type="float" office:value="4.3999999999999559" table:formula="of:=[.C211]+0.01" table:style-name="ce1">
            <text:p>4.4</text:p>
          </table:table-cell>
          <table:table-cell office:value-type="float" office:value="0.93576478958129905" table:style-name="ce1">
            <text:p>0.93576479</text:p>
          </table:table-cell>
          <table:table-cell table:number-columns-repeated="16380"/>
        </table:table-row>
        <table:table-row table:style-name="ro1">
          <table:table-cell office:value-type="float" office:value="2.1199999999999988" table:formula="of:=[.A212]+0.01" table:style-name="ce1">
            <text:p>2.12</text:p>
          </table:table-cell>
          <table:table-cell office:value-type="float" office:value="-1.1303106546402" table:style-name="ce1">
            <text:p>-1.130310655</text:p>
          </table:table-cell>
          <table:table-cell office:value-type="float" office:value="4.4099999999999557" table:formula="of:=[.C212]+0.01" table:style-name="ce1">
            <text:p>4.41</text:p>
          </table:table-cell>
          <table:table-cell office:value-type="float" office:value="1.00801157951355" table:style-name="ce1">
            <text:p>1.00801158</text:p>
          </table:table-cell>
          <table:table-cell table:number-columns-repeated="16380"/>
        </table:table-row>
        <table:table-row table:style-name="ro1">
          <table:table-cell office:value-type="float" office:value="2.1299999999999986" table:formula="of:=[.A213]+0.01" table:style-name="ce1">
            <text:p>2.13</text:p>
          </table:table-cell>
          <table:table-cell office:value-type="float" office:value="-1.1067351102828999" table:style-name="ce1">
            <text:p>-1.10673511</text:p>
          </table:table-cell>
          <table:table-cell office:value-type="float" office:value="4.4199999999999555" table:formula="of:=[.C213]+0.01" table:style-name="ce1">
            <text:p>4.42</text:p>
          </table:table-cell>
          <table:table-cell office:value-type="float" office:value="1.1262950897216799" table:style-name="ce1">
            <text:p>1.12629509</text:p>
          </table:table-cell>
          <table:table-cell table:number-columns-repeated="16380"/>
        </table:table-row>
        <table:table-row table:style-name="ro1">
          <table:table-cell office:value-type="float" office:value="2.1399999999999983" table:formula="of:=[.A214]+0.01" table:style-name="ce1">
            <text:p>2.14</text:p>
          </table:table-cell>
          <table:table-cell office:value-type="float" office:value="-1.06692886352539" table:style-name="ce1">
            <text:p>-1.066928864</text:p>
          </table:table-cell>
          <table:table-cell office:value-type="float" office:value="4.4299999999999553" table:formula="of:=[.C214]+0.01" table:style-name="ce1">
            <text:p>4.43</text:p>
          </table:table-cell>
          <table:table-cell office:value-type="float" office:value="1.2137933969497701" table:style-name="ce1">
            <text:p>1.213793397</text:p>
          </table:table-cell>
          <table:table-cell table:number-columns-repeated="16380"/>
        </table:table-row>
        <table:table-row table:style-name="ro1">
          <table:table-cell office:value-type="float" office:value="2.1499999999999981" table:formula="of:=[.A215]+0.01" table:style-name="ce1">
            <text:p>2.15</text:p>
          </table:table-cell>
          <table:table-cell office:value-type="float" office:value="-1.0369063615798999" table:style-name="ce1">
            <text:p>-1.036906362</text:p>
          </table:table-cell>
          <table:table-cell office:value-type="float" office:value="4.4399999999999551" table:formula="of:=[.C215]+0.01" table:style-name="ce1">
            <text:p>4.44</text:p>
          </table:table-cell>
          <table:table-cell office:value-type="float" office:value="1.35980701446533" table:style-name="ce1">
            <text:p>1.359807014</text:p>
          </table:table-cell>
          <table:table-cell table:number-columns-repeated="16380"/>
        </table:table-row>
        <table:table-row table:style-name="ro1">
          <table:table-cell office:value-type="float" office:value="2.1599999999999979" table:formula="of:=[.A216]+0.01" table:style-name="ce1">
            <text:p>2.16</text:p>
          </table:table-cell>
          <table:table-cell office:value-type="float" office:value="-0.99023187160491899" table:style-name="ce1">
            <text:p>-0.990231872</text:p>
          </table:table-cell>
          <table:table-cell office:value-type="float" office:value="4.4499999999999549" table:formula="of:=[.C216]+0.01" table:style-name="ce1">
            <text:p>4.45</text:p>
          </table:table-cell>
          <table:table-cell office:value-type="float" office:value="1.4670445919036901" table:style-name="ce1">
            <text:p>1.467044592</text:p>
          </table:table-cell>
          <table:table-cell table:number-columns-repeated="16380"/>
        </table:table-row>
        <table:table-row table:style-name="ro1">
          <table:table-cell office:value-type="float" office:value="2.1699999999999977" table:formula="of:=[.A217]+0.01" table:style-name="ce1">
            <text:p>2.17</text:p>
          </table:table-cell>
          <table:table-cell office:value-type="float" office:value="-0.95939886569976796" table:style-name="ce1">
            <text:p>-0.959398866</text:p>
          </table:table-cell>
          <table:table-cell office:value-type="float" office:value="4.4599999999999547" table:formula="of:=[.C217]+0.01" table:style-name="ce1">
            <text:p>4.46</text:p>
          </table:table-cell>
          <table:table-cell office:value-type="float" office:value="1.64533150196075" table:style-name="ce1">
            <text:p>1.645331502</text:p>
          </table:table-cell>
          <table:table-cell table:number-columns-repeated="16380"/>
        </table:table-row>
        <table:table-row table:style-name="ro1">
          <table:table-cell office:value-type="float" office:value="2.1799999999999975" table:formula="of:=[.A218]+0.01" table:style-name="ce1">
            <text:p>2.18</text:p>
          </table:table-cell>
          <table:table-cell office:value-type="float" office:value="-0.91380888223648105" table:style-name="ce1">
            <text:p>-0.913808882</text:p>
          </table:table-cell>
          <table:table-cell office:value-type="float" office:value="4.4699999999999545" table:formula="of:=[.C218]+0.01" table:style-name="ce1">
            <text:p>4.47</text:p>
          </table:table-cell>
          <table:table-cell office:value-type="float" office:value="1.77597963809967" table:style-name="ce1">
            <text:p>1.775979638</text:p>
          </table:table-cell>
          <table:table-cell table:number-columns-repeated="16380"/>
        </table:table-row>
        <table:table-row table:style-name="ro1">
          <table:table-cell office:value-type="float" office:value="2.1899999999999973" table:formula="of:=[.A219]+0.01" table:style-name="ce1">
            <text:p>2.19</text:p>
          </table:table-cell>
          <table:table-cell office:value-type="float" office:value="-0.88617348670959495" table:style-name="ce1">
            <text:p>-0.886173487</text:p>
          </table:table-cell>
          <table:table-cell office:value-type="float" office:value="4.4799999999999542" table:formula="of:=[.C219]+0.01" table:style-name="ce1">
            <text:p>4.48</text:p>
          </table:table-cell>
          <table:table-cell office:value-type="float" office:value="1.9927221536636399" table:style-name="ce1">
            <text:p>1.992722154</text:p>
          </table:table-cell>
          <table:table-cell table:number-columns-repeated="16380"/>
        </table:table-row>
        <table:table-row table:style-name="ro1">
          <table:table-cell office:value-type="float" office:value="2.1999999999999971" table:formula="of:=[.A220]+0.01" table:style-name="ce1">
            <text:p>2.2</text:p>
          </table:table-cell>
          <table:table-cell office:value-type="float" office:value="-0.84752273559570301" table:style-name="ce1">
            <text:p>-0.847522736</text:p>
          </table:table-cell>
          <table:table-cell office:value-type="float" office:value="4.489999999999954" table:formula="of:=[.C220]+0.01" table:style-name="ce1">
            <text:p>4.49</text:p>
          </table:table-cell>
          <table:table-cell office:value-type="float" office:value="2.1518757343292201" table:style-name="ce1">
            <text:p>2.151875734</text:p>
          </table:table-cell>
          <table:table-cell table:number-columns-repeated="16380"/>
        </table:table-row>
        <table:table-row table:style-name="ro1">
          <table:table-cell office:value-type="float" office:value="2.2099999999999969" table:formula="of:=[.A221]+0.01" table:style-name="ce1">
            <text:p>2.21</text:p>
          </table:table-cell>
          <table:table-cell office:value-type="float" office:value="-0.82489544153213501" table:style-name="ce1">
            <text:p>-0.824895442</text:p>
          </table:table-cell>
          <table:table-cell office:value-type="float" office:value="4.4999999999999538" table:formula="of:=[.C221]+0.01" table:style-name="ce1">
            <text:p>4.5</text:p>
          </table:table-cell>
          <table:table-cell office:value-type="float" office:value="2.4111466407775901" table:style-name="ce1">
            <text:p>2.411146641</text:p>
          </table:table-cell>
          <table:table-cell table:number-columns-repeated="16380"/>
        </table:table-row>
        <table:table-row table:style-name="ro1">
          <table:table-cell office:value-type="float" office:value="2.2199999999999966" table:formula="of:=[.A222]+0.01" table:style-name="ce1">
            <text:p>2.22</text:p>
          </table:table-cell>
          <table:table-cell office:value-type="float" office:value="-0.79659801721572898" table:style-name="ce1">
            <text:p>-0.796598017</text:p>
          </table:table-cell>
          <table:table-cell office:value-type="float" office:value="4.5099999999999536" table:formula="of:=[.C222]+0.01" table:style-name="ce1">
            <text:p>4.51</text:p>
          </table:table-cell>
          <table:table-cell office:value-type="float" office:value="2.6021876335143999" table:style-name="ce1">
            <text:p>2.602187634</text:p>
          </table:table-cell>
          <table:table-cell table:number-columns-repeated="16380"/>
        </table:table-row>
        <table:table-row table:style-name="ro1">
          <table:table-cell office:value-type="float" office:value="2.2299999999999964" table:formula="of:=[.A223]+0.01" table:style-name="ce1">
            <text:p>2.23</text:p>
          </table:table-cell>
          <table:table-cell office:value-type="float" office:value="-0.78126007318496704" table:style-name="ce1">
            <text:p>-0.781260073</text:p>
          </table:table-cell>
          <table:table-cell office:value-type="float" office:value="4.5199999999999534" table:formula="of:=[.C223]+0.01" table:style-name="ce1">
            <text:p>4.52</text:p>
          </table:table-cell>
          <table:table-cell office:value-type="float" office:value="2.91313576698303" table:style-name="ce1">
            <text:p>2.913135767</text:p>
          </table:table-cell>
          <table:table-cell table:number-columns-repeated="16380"/>
        </table:table-row>
        <table:table-row table:style-name="ro1">
          <table:table-cell office:value-type="float" office:value="2.2399999999999962" table:formula="of:=[.A224]+0.01" table:style-name="ce1">
            <text:p>2.24</text:p>
          </table:table-cell>
          <table:table-cell office:value-type="float" office:value="-0.76335883140563998" table:style-name="ce1">
            <text:p>-0.763358831</text:p>
          </table:table-cell>
          <table:table-cell office:value-type="float" office:value="4.5299999999999532" table:formula="of:=[.C224]+0.01" table:style-name="ce1">
            <text:p>4.53</text:p>
          </table:table-cell>
          <table:table-cell office:value-type="float" office:value="3.1407434940338099" table:style-name="ce1">
            <text:p>3.140743494</text:p>
          </table:table-cell>
          <table:table-cell table:number-columns-repeated="16380"/>
        </table:table-row>
        <table:table-row table:style-name="ro1">
          <table:table-cell office:value-type="float" office:value="2.249999999999996" table:formula="of:=[.A225]+0.01" table:style-name="ce1">
            <text:p>2.25</text:p>
          </table:table-cell>
          <table:table-cell office:value-type="float" office:value="-0.75533473491668701" table:style-name="ce1">
            <text:p>-0.755334735</text:p>
          </table:table-cell>
          <table:table-cell office:value-type="float" office:value="4.539999999999953" table:formula="of:=[.C225]+0.01" table:style-name="ce1">
            <text:p>4.54</text:p>
          </table:table-cell>
          <table:table-cell office:value-type="float" office:value="3.5154802799224898" table:style-name="ce1">
            <text:p>3.51548028</text:p>
          </table:table-cell>
          <table:table-cell table:number-columns-repeated="16380"/>
        </table:table-row>
        <table:table-row table:style-name="ro1">
          <table:table-cell office:value-type="float" office:value="2.2599999999999958" table:formula="of:=[.A226]+0.01" table:style-name="ce1">
            <text:p>2.26</text:p>
          </table:table-cell>
          <table:table-cell office:value-type="float" office:value="-0.74801731109619096" table:style-name="ce1">
            <text:p>-0.748017311</text:p>
          </table:table-cell>
          <table:table-cell office:value-type="float" office:value="4.5499999999999527" table:formula="of:=[.C226]+0.01" table:style-name="ce1">
            <text:p>4.55</text:p>
          </table:table-cell>
          <table:table-cell office:value-type="float" office:value="3.7865140438079798" table:style-name="ce1">
            <text:p>3.786514044</text:p>
          </table:table-cell>
          <table:table-cell table:number-columns-repeated="16380"/>
        </table:table-row>
        <table:table-row table:style-name="ro1">
          <table:table-cell office:value-type="float" office:value="2.2699999999999956" table:formula="of:=[.A227]+0.01" table:style-name="ce1">
            <text:p>2.27</text:p>
          </table:table-cell>
          <table:table-cell office:value-type="float" office:value="-0.745436251163483" table:style-name="ce1">
            <text:p>-0.745436251</text:p>
          </table:table-cell>
          <table:table-cell office:value-type="float" office:value="4.5599999999999525" table:formula="of:=[.C227]+0.01" table:style-name="ce1">
            <text:p>4.56</text:p>
          </table:table-cell>
          <table:table-cell office:value-type="float" office:value="4.2343263626098597" table:style-name="ce1">
            <text:p>4.234326363</text:p>
          </table:table-cell>
          <table:table-cell table:number-columns-repeated="16380"/>
        </table:table-row>
        <table:table-row table:style-name="ro1">
          <table:table-cell office:value-type="float" office:value="2.2799999999999954" table:formula="of:=[.A228]+0.01" table:style-name="ce1">
            <text:p>2.28</text:p>
          </table:table-cell>
          <table:table-cell office:value-type="float" office:value="-0.74645531177520796" table:style-name="ce1">
            <text:p>-0.746455312</text:p>
          </table:table-cell>
          <table:table-cell office:value-type="float" office:value="4.5699999999999523" table:formula="of:=[.C228]+0.01" table:style-name="ce1">
            <text:p>4.57</text:p>
          </table:table-cell>
          <table:table-cell office:value-type="float" office:value="4.5588693618774396" table:style-name="ce1">
            <text:p>4.558869362</text:p>
          </table:table-cell>
          <table:table-cell table:number-columns-repeated="16380"/>
        </table:table-row>
        <table:table-row table:style-name="ro1">
          <table:table-cell office:value-type="float" office:value="2.2899999999999952" table:formula="of:=[.A229]+0.01" table:style-name="ce1">
            <text:p>2.29</text:p>
          </table:table-cell>
          <table:table-cell office:value-type="float" office:value="-0.74993038177490201" table:style-name="ce1">
            <text:p>-0.749930382</text:p>
          </table:table-cell>
          <table:table-cell office:value-type="float" office:value="4.5799999999999521" table:formula="of:=[.C229]+0.01" table:style-name="ce1">
            <text:p>4.58</text:p>
          </table:table-cell>
          <table:table-cell office:value-type="float" office:value="5.0919909477233896" table:style-name="ce1">
            <text:p>5.091990948</text:p>
          </table:table-cell>
          <table:table-cell table:number-columns-repeated="16380"/>
        </table:table-row>
        <table:table-row table:style-name="ro1">
          <table:table-cell office:value-type="float" office:value="2.2999999999999949" table:formula="of:=[.A230]+0.01" table:style-name="ce1">
            <text:p>2.3</text:p>
          </table:table-cell>
          <table:table-cell office:value-type="float" office:value="-0.75633800029754605" table:style-name="ce1">
            <text:p>-0.756338</text:p>
          </table:table-cell>
          <table:table-cell office:value-type="float" office:value="4.5899999999999519" table:formula="of:=[.C230]+0.01" table:style-name="ce1">
            <text:p>4.59</text:p>
          </table:table-cell>
          <table:table-cell office:value-type="float" office:value="5.4797701835632298" table:style-name="ce1">
            <text:p>5.479770184</text:p>
          </table:table-cell>
          <table:table-cell table:number-columns-repeated="16380"/>
        </table:table-row>
        <table:table-row table:style-name="ro1">
          <table:table-cell office:value-type="float" office:value="2.3099999999999947" table:formula="of:=[.A231]+0.01" table:style-name="ce1">
            <text:p>2.31</text:p>
          </table:table-cell>
          <table:table-cell office:value-type="float" office:value="-0.76123654842376698" table:style-name="ce1">
            <text:p>-0.761236548</text:p>
          </table:table-cell>
          <table:table-cell office:value-type="float" office:value="4.5999999999999517" table:formula="of:=[.C231]+0.01" table:style-name="ce1">
            <text:p>4.6</text:p>
          </table:table-cell>
          <table:table-cell office:value-type="float" office:value="6.1141786575317401" table:style-name="ce1">
            <text:p>6.114178658</text:p>
          </table:table-cell>
          <table:table-cell table:number-columns-repeated="16380"/>
        </table:table-row>
        <table:table-row table:style-name="ro1">
          <table:table-cell office:value-type="float" office:value="2.3199999999999945" table:formula="of:=[.A232]+0.01" table:style-name="ce1">
            <text:p>2.32</text:p>
          </table:table-cell>
          <table:table-cell office:value-type="float" office:value="-0.76884514093399103" table:style-name="ce1">
            <text:p>-0.768845141</text:p>
          </table:table-cell>
          <table:table-cell office:value-type="float" office:value="4.6099999999999515" table:formula="of:=[.C232]+0.01" table:style-name="ce1">
            <text:p>4.61</text:p>
          </table:table-cell>
          <table:table-cell office:value-type="float" office:value="6.5758371353149396" table:style-name="ce1">
            <text:p>6.575837135</text:p>
          </table:table-cell>
          <table:table-cell table:number-columns-repeated="16380"/>
        </table:table-row>
        <table:table-row table:style-name="ro1">
          <table:table-cell office:value-type="float" office:value="2.3299999999999943" table:formula="of:=[.A233]+0.01" table:style-name="ce1">
            <text:p>2.33</text:p>
          </table:table-cell>
          <table:table-cell office:value-type="float" office:value="-0.77384448051452603" table:style-name="ce1">
            <text:p>-0.773844481</text:p>
          </table:table-cell>
          <table:table-cell office:value-type="float" office:value="4.6199999999999513" table:formula="of:=[.C233]+0.01" table:style-name="ce1">
            <text:p>4.62</text:p>
          </table:table-cell>
          <table:table-cell office:value-type="float" office:value="7.3308444023132298" table:style-name="ce1">
            <text:p>7.330844402</text:p>
          </table:table-cell>
          <table:table-cell table:number-columns-repeated="16380"/>
        </table:table-row>
        <table:table-row table:style-name="ro1">
          <table:table-cell office:value-type="float" office:value="2.3399999999999941" table:formula="of:=[.A234]+0.01" table:style-name="ce1">
            <text:p>2.34</text:p>
          </table:table-cell>
          <table:table-cell office:value-type="float" office:value="-0.78118050098419201" table:style-name="ce1">
            <text:p>-0.781180501</text:p>
          </table:table-cell>
          <table:table-cell office:value-type="float" office:value="4.629999999999951" table:formula="of:=[.C234]+0.01" table:style-name="ce1">
            <text:p>4.63</text:p>
          </table:table-cell>
          <table:table-cell office:value-type="float" office:value="7.8816981315612802" table:style-name="ce1">
            <text:p>7.881698132</text:p>
          </table:table-cell>
          <table:table-cell table:number-columns-repeated="16380"/>
        </table:table-row>
        <table:table-row table:style-name="ro1">
          <table:table-cell office:value-type="float" office:value="2.3499999999999939" table:formula="of:=[.A235]+0.01" table:style-name="ce1">
            <text:p>2.35</text:p>
          </table:table-cell>
          <table:table-cell office:value-type="float" office:value="-0.78543084859848" table:style-name="ce1">
            <text:p>-0.785430849</text:p>
          </table:table-cell>
          <table:table-cell office:value-type="float" office:value="4.6399999999999508" table:formula="of:=[.C235]+0.01" table:style-name="ce1">
            <text:p>4.64</text:p>
          </table:table-cell>
          <table:table-cell office:value-type="float" office:value="8.7828683853149396" table:style-name="ce1">
            <text:p>8.782868385</text:p>
          </table:table-cell>
          <table:table-cell table:number-columns-repeated="16380"/>
        </table:table-row>
        <table:table-row table:style-name="ro1">
          <table:table-cell office:value-type="float" office:value="2.3599999999999937" table:formula="of:=[.A236]+0.01" table:style-name="ce1">
            <text:p>2.36</text:p>
          </table:table-cell>
          <table:table-cell office:value-type="float" office:value="-0.79286754131317105" table:style-name="ce1">
            <text:p>-0.792867541</text:p>
          </table:table-cell>
          <table:table-cell office:value-type="float" office:value="4.6499999999999506" table:formula="of:=[.C236]+0.01" table:style-name="ce1">
            <text:p>4.65</text:p>
          </table:table-cell>
          <table:table-cell office:value-type="float" office:value="9.4405012130737305" table:style-name="ce1">
            <text:p>9.440501213</text:p>
          </table:table-cell>
          <table:table-cell table:number-columns-repeated="16380"/>
        </table:table-row>
        <table:table-row table:style-name="ro1">
          <table:table-cell office:value-type="float" office:value="2.3699999999999934" table:formula="of:=[.A237]+0.01" table:style-name="ce1">
            <text:p>2.37</text:p>
          </table:table-cell>
          <table:table-cell office:value-type="float" office:value="-0.796184301376343" table:style-name="ce1">
            <text:p>-0.796184301</text:p>
          </table:table-cell>
          <table:table-cell office:value-type="float" office:value="4.6599999999999504" table:formula="of:=[.C237]+0.01" table:style-name="ce1">
            <text:p>4.66</text:p>
          </table:table-cell>
          <table:table-cell office:value-type="float" office:value="10.5147790908813" table:style-name="ce1">
            <text:p>10.51477909</text:p>
          </table:table-cell>
          <table:table-cell table:number-columns-repeated="16380"/>
        </table:table-row>
        <table:table-row table:style-name="ro1">
          <table:table-cell office:value-type="float" office:value="2.3799999999999932" table:formula="of:=[.A238]+0.01" table:style-name="ce1">
            <text:p>2.38</text:p>
          </table:table-cell>
          <table:table-cell office:value-type="float" office:value="-0.79929292201995905" table:style-name="ce1">
            <text:p>-0.799292922</text:p>
          </table:table-cell>
          <table:table-cell office:value-type="float" office:value="4.6699999999999502" table:formula="of:=[.C238]+0.01" table:style-name="ce1">
            <text:p>4.67</text:p>
          </table:table-cell>
          <table:table-cell office:value-type="float" office:value="11.2990884780884" table:style-name="ce1">
            <text:p>11.29908848</text:p>
          </table:table-cell>
          <table:table-cell table:number-columns-repeated="16380"/>
        </table:table-row>
        <table:table-row table:style-name="ro1">
          <table:table-cell office:value-type="float" office:value="2.389999999999993" table:formula="of:=[.A239]+0.01" table:style-name="ce1">
            <text:p>2.39</text:p>
          </table:table-cell>
          <table:table-cell office:value-type="float" office:value="-0.79906296730041504" table:style-name="ce1">
            <text:p>-0.799062967</text:p>
          </table:table-cell>
          <table:table-cell office:value-type="float" office:value="4.67999999999995" table:formula="of:=[.C239]+0.01" table:style-name="ce1">
            <text:p>4.68</text:p>
          </table:table-cell>
          <table:table-cell office:value-type="float" office:value="12.576979637146" table:style-name="ce1">
            <text:p>12.57697964</text:p>
          </table:table-cell>
          <table:table-cell table:number-columns-repeated="16380"/>
        </table:table-row>
        <table:table-row table:style-name="ro1">
          <table:table-cell office:value-type="float" office:value="2.3999999999999928" table:formula="of:=[.A240]+0.01" table:style-name="ce1">
            <text:p>2.4</text:p>
          </table:table-cell>
          <table:table-cell office:value-type="float" office:value="-0.79660010337829601" table:style-name="ce1">
            <text:p>-0.796600103</text:p>
          </table:table-cell>
          <table:table-cell office:value-type="float" office:value="4.6899999999999498" table:formula="of:=[.C240]+0.01" table:style-name="ce1">
            <text:p>4.69</text:p>
          </table:table-cell>
          <table:table-cell office:value-type="float" office:value="13.5113620758057" table:style-name="ce1">
            <text:p>13.51136208</text:p>
          </table:table-cell>
          <table:table-cell table:number-columns-repeated="16380"/>
        </table:table-row>
        <table:table-row table:style-name="ro1">
          <table:table-cell office:value-type="float" office:value="2.4099999999999926" table:formula="of:=[.A241]+0.01" table:style-name="ce1">
            <text:p>2.41</text:p>
          </table:table-cell>
          <table:table-cell office:value-type="float" office:value="-0.79360663890838601" table:style-name="ce1">
            <text:p>-0.793606639</text:p>
          </table:table-cell>
          <table:table-cell office:value-type="float" office:value="4.6999999999999496" table:formula="of:=[.C241]+0.01" table:style-name="ce1">
            <text:p>4.7</text:p>
          </table:table-cell>
          <table:table-cell office:value-type="float" office:value="15.038038253784199" table:style-name="ce1">
            <text:p>15.03803825</text:p>
          </table:table-cell>
          <table:table-cell table:number-columns-repeated="16380"/>
        </table:table-row>
        <table:table-row table:style-name="ro1">
          <table:table-cell office:value-type="float" office:value="2.4199999999999924" table:formula="of:=[.A242]+0.01" table:style-name="ce1">
            <text:p>2.42</text:p>
          </table:table-cell>
          <table:table-cell office:value-type="float" office:value="-0.78627526760101296" table:style-name="ce1">
            <text:p>-0.786275268</text:p>
          </table:table-cell>
          <table:table-cell office:value-type="float" office:value="4.7099999999999493" table:formula="of:=[.C242]+0.01" table:style-name="ce1">
            <text:p>4.71</text:p>
          </table:table-cell>
          <table:table-cell office:value-type="float" office:value="16.143203735351602" table:style-name="ce1">
            <text:p>16.14320374</text:p>
          </table:table-cell>
          <table:table-cell table:number-columns-repeated="16380"/>
        </table:table-row>
        <table:table-row table:style-name="ro1">
          <table:table-cell office:value-type="float" office:value="2.4299999999999922" table:formula="of:=[.A243]+0.01" table:style-name="ce1">
            <text:p>2.43</text:p>
          </table:table-cell>
          <table:table-cell office:value-type="float" office:value="-0.781849324703217" table:style-name="ce1">
            <text:p>-0.781849325</text:p>
          </table:table-cell>
          <table:table-cell office:value-type="float" office:value="4.7199999999999491" table:formula="of:=[.C243]+0.01" table:style-name="ce1">
            <text:p>4.72</text:p>
          </table:table-cell>
          <table:table-cell office:value-type="float" office:value="17.9543266296387" table:style-name="ce1">
            <text:p>17.95432663</text:p>
          </table:table-cell>
          <table:table-cell table:number-columns-repeated="16380"/>
        </table:table-row>
        <table:table-row table:style-name="ro1">
          <table:table-cell office:value-type="float" office:value="2.439999999999992" table:formula="of:=[.A244]+0.01" table:style-name="ce1">
            <text:p>2.44</text:p>
          </table:table-cell>
          <table:table-cell office:value-type="float" office:value="-0.77764654159545898" table:style-name="ce1">
            <text:p>-0.777646542</text:p>
          </table:table-cell>
          <table:table-cell office:value-type="float" office:value="4.7299999999999489" table:formula="of:=[.C244]+0.01" table:style-name="ce1">
            <text:p>4.73</text:p>
          </table:table-cell>
          <table:table-cell office:value-type="float" office:value="19.281852722168001" table:style-name="ce1">
            <text:p>19.28185272</text:p>
          </table:table-cell>
          <table:table-cell table:number-columns-repeated="16380"/>
        </table:table-row>
        <table:table-row table:style-name="ro1">
          <table:table-cell office:value-type="float" office:value="2.4499999999999917" table:formula="of:=[.A245]+0.01" table:style-name="ce1">
            <text:p>2.45</text:p>
          </table:table-cell>
          <table:table-cell office:value-type="float" office:value="-0.775873482227325" table:style-name="ce1">
            <text:p>-0.775873482</text:p>
          </table:table-cell>
          <table:table-cell office:value-type="float" office:value="4.7399999999999487" table:formula="of:=[.C245]+0.01" table:style-name="ce1">
            <text:p>4.74</text:p>
          </table:table-cell>
          <table:table-cell office:value-type="float" office:value="21.4720783233643" table:style-name="ce1">
            <text:p>21.47207832</text:p>
          </table:table-cell>
          <table:table-cell table:number-columns-repeated="16380"/>
        </table:table-row>
        <table:table-row table:style-name="ro1">
          <table:table-cell office:value-type="float" office:value="2.4599999999999915" table:formula="of:=[.A246]+0.01" table:style-name="ce1">
            <text:p>2.46</text:p>
          </table:table-cell>
          <table:table-cell office:value-type="float" office:value="-0.77434772253036499" table:style-name="ce1">
            <text:p>-0.774347723</text:p>
          </table:table-cell>
          <table:table-cell office:value-type="float" office:value="4.7499999999999485" table:formula="of:=[.C246]+0.01" table:style-name="ce1">
            <text:p>4.75</text:p>
          </table:table-cell>
          <table:table-cell office:value-type="float" office:value="23.055089950561499" table:style-name="ce1">
            <text:p>23.05508995</text:p>
          </table:table-cell>
          <table:table-cell table:number-columns-repeated="16380"/>
        </table:table-row>
        <table:table-row table:style-name="ro1">
          <table:table-cell office:value-type="float" office:value="2.4699999999999913" table:formula="of:=[.A247]+0.01" table:style-name="ce1">
            <text:p>2.47</text:p>
          </table:table-cell>
          <table:table-cell office:value-type="float" office:value="-0.77462244033813499" table:style-name="ce1">
            <text:p>-0.77462244</text:p>
          </table:table-cell>
          <table:table-cell office:value-type="float" office:value="4.7599999999999483" table:formula="of:=[.C247]+0.01" table:style-name="ce1">
            <text:p>4.76</text:p>
          </table:table-cell>
          <table:table-cell office:value-type="float" office:value="25.653047561645501" table:style-name="ce1">
            <text:p>25.65304756</text:p>
          </table:table-cell>
          <table:table-cell table:number-columns-repeated="16380"/>
        </table:table-row>
        <table:table-row table:style-name="ro1">
          <table:table-cell office:value-type="float" office:value="2.4799999999999911" table:formula="of:=[.A248]+0.01" table:style-name="ce1">
            <text:p>2.48</text:p>
          </table:table-cell>
          <table:table-cell office:value-type="float" office:value="-0.77614873647689797" table:style-name="ce1">
            <text:p>-0.776148736</text:p>
          </table:table-cell>
          <table:table-cell office:value-type="float" office:value="4.7699999999999481" table:formula="of:=[.C248]+0.01" table:style-name="ce1">
            <text:p>4.77</text:p>
          </table:table-cell>
          <table:table-cell office:value-type="float" office:value="27.634403228759801" table:style-name="ce1">
            <text:p>27.63440323</text:p>
          </table:table-cell>
          <table:table-cell table:number-columns-repeated="16380"/>
        </table:table-row>
        <table:table-row table:style-name="ro1">
          <table:table-cell office:value-type="float" office:value="2.4899999999999909" table:formula="of:=[.A249]+0.01" table:style-name="ce1">
            <text:p>2.49</text:p>
          </table:table-cell>
          <table:table-cell office:value-type="float" office:value="-0.77821958065033003" table:style-name="ce1">
            <text:p>-0.778219581</text:p>
          </table:table-cell>
          <table:table-cell office:value-type="float" office:value="4.7799999999999478" table:formula="of:=[.C249]+0.01" table:style-name="ce1">
            <text:p>4.78</text:p>
          </table:table-cell>
          <table:table-cell office:value-type="float" office:value="31.0261554718018" table:style-name="ce1">
            <text:p>31.02615547</text:p>
          </table:table-cell>
          <table:table-cell table:number-columns-repeated="16380"/>
        </table:table-row>
        <table:table-row table:style-name="ro1">
          <table:table-cell office:value-type="float" office:value="2.4999999999999907" table:formula="of:=[.A250]+0.01" table:style-name="ce1">
            <text:p>2.5</text:p>
          </table:table-cell>
          <table:table-cell office:value-type="float" office:value="-0.78167450428009" table:style-name="ce1">
            <text:p>-0.781674504</text:p>
          </table:table-cell>
          <table:table-cell office:value-type="float" office:value="4.7899999999999476" table:formula="of:=[.C250]+0.01" table:style-name="ce1">
            <text:p>4.79</text:p>
          </table:table-cell>
          <table:table-cell office:value-type="float" office:value="33.577011108398402" table:style-name="ce1">
            <text:p>33.57701111</text:p>
          </table:table-cell>
          <table:table-cell table:number-columns-repeated="16380"/>
        </table:table-row>
        <table:table-row table:style-name="ro1">
          <table:table-cell office:value-type="float" office:value="2.5099999999999905" table:formula="of:=[.A251]+0.01" table:style-name="ce1">
            <text:p>2.51</text:p>
          </table:table-cell>
          <table:table-cell office:value-type="float" office:value="-0.78334277868270896" table:style-name="ce1">
            <text:p>-0.783342779</text:p>
          </table:table-cell>
          <table:table-cell office:value-type="float" office:value="4.7999999999999474" table:formula="of:=[.C251]+0.01" table:style-name="ce1">
            <text:p>4.8</text:p>
          </table:table-cell>
          <table:table-cell office:value-type="float" office:value="37.915485382080099" table:style-name="ce1">
            <text:p>37.91548538</text:p>
          </table:table-cell>
          <table:table-cell table:number-columns-repeated="16380"/>
        </table:table-row>
        <table:table-row table:style-name="ro1">
          <table:table-cell office:value-type="float" office:value="2.5199999999999902" table:formula="of:=[.A252]+0.01" table:style-name="ce1">
            <text:p>2.52</text:p>
          </table:table-cell>
          <table:table-cell office:value-type="float" office:value="-0.78469693660736095" table:style-name="ce1">
            <text:p>-0.784696937</text:p>
          </table:table-cell>
          <table:table-cell office:value-type="float" office:value="4.8099999999999472" table:formula="of:=[.C252]+0.01" table:style-name="ce1">
            <text:p>4.81</text:p>
          </table:table-cell>
          <table:table-cell office:value-type="float" office:value="41.0444946289063" table:style-name="ce1">
            <text:p>41.04449463</text:p>
          </table:table-cell>
          <table:table-cell table:number-columns-repeated="16380"/>
        </table:table-row>
        <table:table-row table:style-name="ro1">
          <table:table-cell office:value-type="float" office:value="2.52999999999999" table:formula="of:=[.A253]+0.01" table:style-name="ce1">
            <text:p>2.53</text:p>
          </table:table-cell>
          <table:table-cell office:value-type="float" office:value="-0.78386294841766402" table:style-name="ce1">
            <text:p>-0.783862948</text:p>
          </table:table-cell>
          <table:table-cell office:value-type="float" office:value="4.819999999999947" table:formula="of:=[.C253]+0.01" table:style-name="ce1">
            <text:p>4.82</text:p>
          </table:table-cell>
          <table:table-cell office:value-type="float" office:value="46.1937255859375" table:style-name="ce1">
            <text:p>46.19372559</text:p>
          </table:table-cell>
          <table:table-cell table:number-columns-repeated="16380"/>
        </table:table-row>
        <table:table-row table:style-name="ro1">
          <table:table-cell office:value-type="float" office:value="2.5399999999999898" table:formula="of:=[.A254]+0.01" table:style-name="ce1">
            <text:p>2.54</text:p>
          </table:table-cell>
          <table:table-cell office:value-type="float" office:value="-0.78116625547409102" table:style-name="ce1">
            <text:p>-0.781166255</text:p>
          </table:table-cell>
          <table:table-cell office:value-type="float" office:value="4.8299999999999468" table:formula="of:=[.C254]+0.01" table:style-name="ce1">
            <text:p>4.83</text:p>
          </table:table-cell>
          <table:table-cell office:value-type="float" office:value="49.577106475830099" table:style-name="ce1">
            <text:p>49.57710648</text:p>
          </table:table-cell>
          <table:table-cell table:number-columns-repeated="16380"/>
        </table:table-row>
        <table:table-row table:style-name="ro1">
          <table:table-cell office:value-type="float" office:value="2.5499999999999896" table:formula="of:=[.A255]+0.01" table:style-name="ce1">
            <text:p>2.55</text:p>
          </table:table-cell>
          <table:table-cell office:value-type="float" office:value="-0.77735608816146895" table:style-name="ce1">
            <text:p>-0.777356088</text:p>
          </table:table-cell>
          <table:table-cell office:value-type="float" office:value="4.8399999999999466" table:formula="of:=[.C255]+0.01" table:style-name="ce1">
            <text:p>4.84</text:p>
          </table:table-cell>
          <table:table-cell office:value-type="float" office:value="54.214656829833999" table:style-name="ce1">
            <text:p>54.21465683</text:p>
          </table:table-cell>
          <table:table-cell table:number-columns-repeated="16380"/>
        </table:table-row>
        <table:table-row table:style-name="ro1">
          <table:table-cell office:value-type="float" office:value="2.5599999999999894" table:formula="of:=[.A256]+0.01" table:style-name="ce1">
            <text:p>2.56</text:p>
          </table:table-cell>
          <table:table-cell office:value-type="float" office:value="-0.77015161514282204" table:style-name="ce1">
            <text:p>-0.770151615</text:p>
          </table:table-cell>
          <table:table-cell office:value-type="float" office:value="4.8499999999999464" table:formula="of:=[.C256]+0.01" table:style-name="ce1">
            <text:p>4.85</text:p>
          </table:table-cell>
          <table:table-cell office:value-type="float" office:value="57.102836608886697" table:style-name="ce1">
            <text:p>57.10283661</text:p>
          </table:table-cell>
          <table:table-cell table:number-columns-repeated="16380"/>
        </table:table-row>
        <table:table-row table:style-name="ro1">
          <table:table-cell office:value-type="float" office:value="2.5699999999999892" table:formula="of:=[.A257]+0.01" table:style-name="ce1">
            <text:p>2.57</text:p>
          </table:table-cell>
          <table:table-cell office:value-type="float" office:value="-0.76513546705246005" table:style-name="ce1">
            <text:p>-0.765135467</text:p>
          </table:table-cell>
          <table:table-cell office:value-type="float" office:value="4.8599999999999461" table:formula="of:=[.C257]+0.01" table:style-name="ce1">
            <text:p>4.86</text:p>
          </table:table-cell>
          <table:table-cell office:value-type="float" office:value="60.607170104980497" table:style-name="ce1">
            <text:p>60.6071701</text:p>
          </table:table-cell>
          <table:table-cell table:number-columns-repeated="16380"/>
        </table:table-row>
        <table:table-row table:style-name="ro1">
          <table:table-cell office:value-type="float" office:value="2.579999999999989" table:formula="of:=[.A258]+0.01" table:style-name="ce1">
            <text:p>2.58</text:p>
          </table:table-cell>
          <table:table-cell office:value-type="float" office:value="-0.75933867692947399" table:style-name="ce1">
            <text:p>-0.759338677</text:p>
          </table:table-cell>
          <table:table-cell office:value-type="float" office:value="4.8699999999999459" table:formula="of:=[.C258]+0.01" table:style-name="ce1">
            <text:p>4.87</text:p>
          </table:table-cell>
          <table:table-cell office:value-type="float" office:value="62.323837280273402" table:style-name="ce1">
            <text:p>62.32383728</text:p>
          </table:table-cell>
          <table:table-cell table:number-columns-repeated="16380"/>
        </table:table-row>
        <table:table-row table:style-name="ro1">
          <table:table-cell office:value-type="float" office:value="2.5899999999999888" table:formula="of:=[.A259]+0.01" table:style-name="ce1">
            <text:p>2.59</text:p>
          </table:table-cell>
          <table:table-cell office:value-type="float" office:value="-0.75603306293487604" table:style-name="ce1">
            <text:p>-0.756033063</text:p>
          </table:table-cell>
          <table:table-cell office:value-type="float" office:value="4.8799999999999457" table:formula="of:=[.C259]+0.01" table:style-name="ce1">
            <text:p>4.88</text:p>
          </table:table-cell>
          <table:table-cell office:value-type="float" office:value="64.308418273925795" table:style-name="ce1">
            <text:p>64.30841827</text:p>
          </table:table-cell>
          <table:table-cell table:number-columns-repeated="16380"/>
        </table:table-row>
        <table:table-row table:style-name="ro1">
          <table:table-cell office:value-type="float" office:value="2.5999999999999885" table:formula="of:=[.A260]+0.01" table:style-name="ce1">
            <text:p>2.6</text:p>
          </table:table-cell>
          <table:table-cell office:value-type="float" office:value="-0.75364500284194902" table:style-name="ce1">
            <text:p>-0.753645003</text:p>
          </table:table-cell>
          <table:table-cell office:value-type="float" office:value="4.8899999999999455" table:formula="of:=[.C260]+0.01" table:style-name="ce1">
            <text:p>4.89</text:p>
          </table:table-cell>
          <table:table-cell office:value-type="float" office:value="65.489212036132798" table:style-name="ce1">
            <text:p>65.48921204</text:p>
          </table:table-cell>
          <table:table-cell table:number-columns-repeated="16380"/>
        </table:table-row>
        <table:table-row table:style-name="ro1">
          <table:table-cell office:value-type="float" office:value="2.6099999999999883" table:formula="of:=[.A261]+0.01" table:style-name="ce1">
            <text:p>2.61</text:p>
          </table:table-cell>
          <table:table-cell office:value-type="float" office:value="-0.75347304344177202" table:style-name="ce1">
            <text:p>-0.753473043</text:p>
          </table:table-cell>
          <table:table-cell office:value-type="float" office:value="4.8999999999999453" table:formula="of:=[.C261]+0.01" table:style-name="ce1">
            <text:p>4.9</text:p>
          </table:table-cell>
          <table:table-cell office:value-type="float" office:value="67.260421752929702" table:style-name="ce1">
            <text:p>67.26042175</text:p>
          </table:table-cell>
          <table:table-cell table:number-columns-repeated="16380"/>
        </table:table-row>
        <table:table-row table:style-name="ro1">
          <table:table-cell office:value-type="float" office:value="2.6199999999999881" table:formula="of:=[.A262]+0.01" table:style-name="ce1">
            <text:p>2.62</text:p>
          </table:table-cell>
          <table:table-cell office:value-type="float" office:value="-0.75428283214569103" table:style-name="ce1">
            <text:p>-0.754282832</text:p>
          </table:table-cell>
          <table:table-cell office:value-type="float" office:value="4.9099999999999451" table:formula="of:=[.C262]+0.01" table:style-name="ce1">
            <text:p>4.91</text:p>
          </table:table-cell>
          <table:table-cell office:value-type="float" office:value="68.401542663574205" table:style-name="ce1">
            <text:p>68.40154266</text:p>
          </table:table-cell>
          <table:table-cell table:number-columns-repeated="16380"/>
        </table:table-row>
        <table:table-row table:style-name="ro1">
          <table:table-cell office:value-type="float" office:value="2.6299999999999879" table:formula="of:=[.A263]+0.01" table:style-name="ce1">
            <text:p>2.63</text:p>
          </table:table-cell>
          <table:table-cell office:value-type="float" office:value="-0.75543862581253096" table:style-name="ce1">
            <text:p>-0.755438626</text:p>
          </table:table-cell>
          <table:table-cell office:value-type="float" office:value="4.9199999999999449" table:formula="of:=[.C263]+0.01" table:style-name="ce1">
            <text:p>4.92</text:p>
          </table:table-cell>
          <table:table-cell office:value-type="float" office:value="69.810905456542997" table:style-name="ce1">
            <text:p>69.81090546</text:p>
          </table:table-cell>
          <table:table-cell table:number-columns-repeated="16380"/>
        </table:table-row>
        <table:table-row table:style-name="ro1">
          <table:table-cell office:value-type="float" office:value="2.6399999999999877" table:formula="of:=[.A264]+0.01" table:style-name="ce1">
            <text:p>2.64</text:p>
          </table:table-cell>
          <table:table-cell office:value-type="float" office:value="-0.75551909208297696" table:style-name="ce1">
            <text:p>-0.755519092</text:p>
          </table:table-cell>
          <table:table-cell office:value-type="float" office:value="4.9299999999999446" table:formula="of:=[.C264]+0.01" table:style-name="ce1">
            <text:p>4.93</text:p>
          </table:table-cell>
          <table:table-cell office:value-type="float" office:value="70.540458679199205" table:style-name="ce1">
            <text:p>70.54045868</text:p>
          </table:table-cell>
          <table:table-cell table:number-columns-repeated="16380"/>
        </table:table-row>
        <table:table-row table:style-name="ro1">
          <table:table-cell office:value-type="float" office:value="2.6499999999999875" table:formula="of:=[.A265]+0.01" table:style-name="ce1">
            <text:p>2.65</text:p>
          </table:table-cell>
          <table:table-cell office:value-type="float" office:value="-0.75364363193511996" table:style-name="ce1">
            <text:p>-0.753643632</text:p>
          </table:table-cell>
          <table:table-cell office:value-type="float" office:value="4.9399999999999444" table:formula="of:=[.C265]+0.01" table:style-name="ce1">
            <text:p>4.94</text:p>
          </table:table-cell>
          <table:table-cell office:value-type="float" office:value="71.341087341308594" table:style-name="ce1">
            <text:p>71.34108734</text:p>
          </table:table-cell>
          <table:table-cell table:number-columns-repeated="16380"/>
        </table:table-row>
        <table:table-row table:style-name="ro1">
          <table:table-cell office:value-type="float" office:value="2.6599999999999873" table:formula="of:=[.A266]+0.01" table:style-name="ce1">
            <text:p>2.66</text:p>
          </table:table-cell>
          <table:table-cell office:value-type="float" office:value="-0.74854117631912198" table:style-name="ce1">
            <text:p>-0.748541176</text:p>
          </table:table-cell>
          <table:table-cell office:value-type="float" office:value="4.9499999999999442" table:formula="of:=[.C266]+0.01" table:style-name="ce1">
            <text:p>4.95</text:p>
          </table:table-cell>
          <table:table-cell office:value-type="float" office:value="71.718284606933594" table:style-name="ce1">
            <text:p>71.71828461</text:p>
          </table:table-cell>
          <table:table-cell table:number-columns-repeated="16380"/>
        </table:table-row>
        <table:table-row table:style-name="ro1">
          <table:table-cell office:value-type="float" office:value="2.6699999999999871" table:formula="of:=[.A267]+0.01" table:style-name="ce1">
            <text:p>2.67</text:p>
          </table:table-cell>
          <table:table-cell office:value-type="float" office:value="-0.743030846118927" table:style-name="ce1">
            <text:p>-0.743030846</text:p>
          </table:table-cell>
          <table:table-cell office:value-type="float" office:value="4.959999999999944" table:formula="of:=[.C267]+0.01" table:style-name="ce1">
            <text:p>4.96</text:p>
          </table:table-cell>
          <table:table-cell office:value-type="float" office:value="72.043029785156307" table:style-name="ce1">
            <text:p>72.04302979</text:p>
          </table:table-cell>
          <table:table-cell table:number-columns-repeated="16380"/>
        </table:table-row>
        <table:table-row table:style-name="ro1">
          <table:table-cell office:value-type="float" office:value="2.6799999999999868" table:formula="of:=[.A268]+0.01" table:style-name="ce1">
            <text:p>2.68</text:p>
          </table:table-cell>
          <table:table-cell office:value-type="float" office:value="-0.73413413763046298" table:style-name="ce1">
            <text:p>-0.734134138</text:p>
          </table:table-cell>
          <table:table-cell office:value-type="float" office:value="4.9699999999999438" table:formula="of:=[.C268]+0.01" table:style-name="ce1">
            <text:p>4.97</text:p>
          </table:table-cell>
          <table:table-cell office:value-type="float" office:value="72.188468933105497" table:style-name="ce1">
            <text:p>72.18846893</text:p>
          </table:table-cell>
          <table:table-cell table:number-columns-repeated="16380"/>
        </table:table-row>
        <table:table-row table:style-name="ro1">
          <table:table-cell office:value-type="float" office:value="2.6899999999999866" table:formula="of:=[.A269]+0.01" table:style-name="ce1">
            <text:p>2.69</text:p>
          </table:table-cell>
          <table:table-cell office:value-type="float" office:value="-0.72853058576583896" table:style-name="ce1">
            <text:p>-0.728530586</text:p>
          </table:table-cell>
          <table:table-cell office:value-type="float" office:value="4.9799999999999436" table:formula="of:=[.C269]+0.01" table:style-name="ce1">
            <text:p>4.98</text:p>
          </table:table-cell>
          <table:table-cell office:value-type="float" office:value="72.268714904785199" table:style-name="ce1">
            <text:p>72.2687149</text:p>
          </table:table-cell>
          <table:table-cell table:number-columns-repeated="16380"/>
        </table:table-row>
        <table:table-row table:style-name="ro1">
          <table:table-cell office:value-type="float" office:value="2.6999999999999864" table:formula="of:=[.A270]+0.01" table:style-name="ce1">
            <text:p>2.7</text:p>
          </table:table-cell>
          <table:table-cell office:value-type="float" office:value="-0.72186857461929299" table:style-name="ce1">
            <text:p>-0.721868575</text:p>
          </table:table-cell>
          <table:table-cell office:value-type="float" office:value="4.9899999999999434" table:formula="of:=[.C270]+0.01" table:style-name="ce1">
            <text:p>4.99</text:p>
          </table:table-cell>
          <table:table-cell office:value-type="float" office:value="72.179046630859403" table:style-name="ce1">
            <text:p>72.17904663</text:p>
          </table:table-cell>
          <table:table-cell table:number-columns-repeated="16380"/>
        </table:table-row>
        <table:table-row table:style-name="ro1">
          <table:table-cell office:value-type="float" office:value="2.7099999999999862" table:formula="of:=[.A271]+0.01" table:style-name="ce1">
            <text:p>2.71</text:p>
          </table:table-cell>
          <table:table-cell office:value-type="float" office:value="-0.71830302476882901" table:style-name="ce1">
            <text:p>-0.718303025</text:p>
          </table:table-cell>
          <table:table-cell office:value-type="float" office:value="4.9999999999999432" table:formula="of:=[.C271]+0.01" table:style-name="ce1">
            <text:p>5</text:p>
          </table:table-cell>
          <table:table-cell office:value-type="float" office:value="71.782035827636705" table:style-name="ce1">
            <text:p>71.78203583</text:p>
          </table:table-cell>
          <table:table-cell table:number-columns-repeated="16380"/>
        </table:table-row>
        <table:table-row table:style-name="ro1">
          <table:table-cell office:value-type="float" office:value="2.719999999999986" table:formula="of:=[.A272]+0.01" table:style-name="ce1">
            <text:p>2.72</text:p>
          </table:table-cell>
          <table:table-cell office:value-type="float" office:value="-0.71473538875579801" table:style-name="ce1">
            <text:p>-0.714735389</text:p>
          </table:table-cell>
          <table:table-cell office:value-type="float" office:value="5.0099999999999429" table:formula="of:=[.C272]+0.01" table:style-name="ce1">
            <text:p>5.01</text:p>
          </table:table-cell>
          <table:table-cell office:value-type="float" office:value="71.358650207519503" table:style-name="ce1">
            <text:p>71.35865021</text:p>
          </table:table-cell>
          <table:table-cell table:number-columns-repeated="16380"/>
        </table:table-row>
        <table:table-row table:style-name="ro1">
          <table:table-cell office:value-type="float" office:value="2.7299999999999858" table:formula="of:=[.A273]+0.01" table:style-name="ce1">
            <text:p>2.73</text:p>
          </table:table-cell>
          <table:table-cell office:value-type="float" office:value="-0.71344500780105602" table:style-name="ce1">
            <text:p>-0.713445008</text:p>
          </table:table-cell>
          <table:table-cell office:value-type="float" office:value="5.0199999999999427" table:formula="of:=[.C273]+0.01" table:style-name="ce1">
            <text:p>5.02</text:p>
          </table:table-cell>
          <table:table-cell office:value-type="float" office:value="70.503181457519503" table:style-name="ce1">
            <text:p>70.50318146</text:p>
          </table:table-cell>
          <table:table-cell table:number-columns-repeated="16380"/>
        </table:table-row>
        <table:table-row table:style-name="ro1">
          <table:table-cell office:value-type="float" office:value="2.7399999999999856" table:formula="of:=[.A274]+0.01" table:style-name="ce1">
            <text:p>2.74</text:p>
          </table:table-cell>
          <table:table-cell office:value-type="float" office:value="-0.70997899770736705" table:style-name="ce1">
            <text:p>-0.709978998</text:p>
          </table:table-cell>
          <table:table-cell office:value-type="float" office:value="5.0299999999999425" table:formula="of:=[.C274]+0.01" table:style-name="ce1">
            <text:p>5.03</text:p>
          </table:table-cell>
          <table:table-cell office:value-type="float" office:value="69.809356689453097" table:style-name="ce1">
            <text:p>69.80935669</text:p>
          </table:table-cell>
          <table:table-cell table:number-columns-repeated="16380"/>
        </table:table-row>
        <table:table-row table:style-name="ro1">
          <table:table-cell office:value-type="float" office:value="2.7499999999999853" table:formula="of:=[.A275]+0.01" table:style-name="ce1">
            <text:p>2.75</text:p>
          </table:table-cell>
          <table:table-cell office:value-type="float" office:value="-0.70716655254364003" table:style-name="ce1">
            <text:p>-0.707166553</text:p>
          </table:table-cell>
          <table:table-cell office:value-type="float" office:value="5.0399999999999423" table:formula="of:=[.C275]+0.01" table:style-name="ce1">
            <text:p>5.04</text:p>
          </table:table-cell>
          <table:table-cell office:value-type="float" office:value="68.609428405761705" table:style-name="ce1">
            <text:p>68.60942841</text:p>
          </table:table-cell>
          <table:table-cell table:number-columns-repeated="16380"/>
        </table:table-row>
        <table:table-row table:style-name="ro1">
          <table:table-cell office:value-type="float" office:value="2.7599999999999851" table:formula="of:=[.A276]+0.01" table:style-name="ce1">
            <text:p>2.76</text:p>
          </table:table-cell>
          <table:table-cell office:value-type="float" office:value="-0.70109903812408503" table:style-name="ce1">
            <text:p>-0.701099038</text:p>
          </table:table-cell>
          <table:table-cell office:value-type="float" office:value="5.0499999999999421" table:formula="of:=[.C276]+0.01" table:style-name="ce1">
            <text:p>5.05</text:p>
          </table:table-cell>
          <table:table-cell office:value-type="float" office:value="67.707069396972699" table:style-name="ce1">
            <text:p>67.7070694</text:p>
          </table:table-cell>
          <table:table-cell table:number-columns-repeated="16380"/>
        </table:table-row>
        <table:table-row table:style-name="ro1">
          <table:table-cell office:value-type="float" office:value="2.7699999999999849" table:formula="of:=[.A277]+0.01" table:style-name="ce1">
            <text:p>2.77</text:p>
          </table:table-cell>
          <table:table-cell office:value-type="float" office:value="-0.69618809223175104" table:style-name="ce1">
            <text:p>-0.696188092</text:p>
          </table:table-cell>
          <table:table-cell office:value-type="float" office:value="5.0599999999999419" table:formula="of:=[.C277]+0.01" table:style-name="ce1">
            <text:p>5.06</text:p>
          </table:table-cell>
          <table:table-cell office:value-type="float" office:value="66.228736877441406" table:style-name="ce1">
            <text:p>66.22873688</text:p>
          </table:table-cell>
          <table:table-cell table:number-columns-repeated="16380"/>
        </table:table-row>
        <table:table-row table:style-name="ro1">
          <table:table-cell office:value-type="float" office:value="2.7799999999999847" table:formula="of:=[.A278]+0.01" table:style-name="ce1">
            <text:p>2.78</text:p>
          </table:table-cell>
          <table:table-cell office:value-type="float" office:value="-0.68746244907379195" table:style-name="ce1">
            <text:p>-0.687462449</text:p>
          </table:table-cell>
          <table:table-cell office:value-type="float" office:value="5.0699999999999417" table:formula="of:=[.C278]+0.01" table:style-name="ce1">
            <text:p>5.07</text:p>
          </table:table-cell>
          <table:table-cell office:value-type="float" office:value="65.171569824218807" table:style-name="ce1">
            <text:p>65.17156982</text:p>
          </table:table-cell>
          <table:table-cell table:number-columns-repeated="16380"/>
        </table:table-row>
        <table:table-row table:style-name="ro1">
          <table:table-cell office:value-type="float" office:value="2.7899999999999845" table:formula="of:=[.A279]+0.01" table:style-name="ce1">
            <text:p>2.79</text:p>
          </table:table-cell>
          <table:table-cell office:value-type="float" office:value="-0.68184500932693504" table:style-name="ce1">
            <text:p>-0.681845009</text:p>
          </table:table-cell>
          <table:table-cell office:value-type="float" office:value="5.0799999999999415" table:formula="of:=[.C279]+0.01" table:style-name="ce1">
            <text:p>5.08</text:p>
          </table:table-cell>
          <table:table-cell office:value-type="float" office:value="63.493938446044901" table:style-name="ce1">
            <text:p>63.49393845</text:p>
          </table:table-cell>
          <table:table-cell table:number-columns-repeated="16380"/>
        </table:table-row>
        <table:table-row table:style-name="ro1">
          <table:table-cell office:value-type="float" office:value="2.7999999999999843" table:formula="of:=[.A280]+0.01" table:style-name="ce1">
            <text:p>2.8</text:p>
          </table:table-cell>
          <table:table-cell office:value-type="float" office:value="-0.67393791675567605" table:style-name="ce1">
            <text:p>-0.673937917</text:p>
          </table:table-cell>
          <table:table-cell office:value-type="float" office:value="5.0899999999999412" table:formula="of:=[.C280]+0.01" table:style-name="ce1">
            <text:p>5.09</text:p>
          </table:table-cell>
          <table:table-cell office:value-type="float" office:value="62.299690246582003" table:style-name="ce1">
            <text:p>62.29969025</text:p>
          </table:table-cell>
          <table:table-cell table:number-columns-repeated="16380"/>
        </table:table-row>
        <table:table-row table:style-name="ro1">
          <table:table-cell office:value-type="float" office:value="2.8099999999999841" table:formula="of:=[.A281]+0.01" table:style-name="ce1">
            <text:p>2.81</text:p>
          </table:table-cell>
          <table:table-cell office:value-type="float" office:value="-0.66901361942291304" table:style-name="ce1">
            <text:p>-0.669013619</text:p>
          </table:table-cell>
          <table:table-cell office:value-type="float" office:value="5.099999999999941" table:formula="of:=[.C281]+0.01" table:style-name="ce1">
            <text:p>5.1</text:p>
          </table:table-cell>
          <table:table-cell office:value-type="float" office:value="60.377956390380902" table:style-name="ce1">
            <text:p>60.37795639</text:p>
          </table:table-cell>
          <table:table-cell table:number-columns-repeated="16380"/>
        </table:table-row>
        <table:table-row table:style-name="ro1">
          <table:table-cell office:value-type="float" office:value="2.8199999999999839" table:formula="of:=[.A282]+0.01" table:style-name="ce1">
            <text:p>2.82</text:p>
          </table:table-cell>
          <table:table-cell office:value-type="float" office:value="-0.66261923313140902" table:style-name="ce1">
            <text:p>-0.662619233</text:p>
          </table:table-cell>
          <table:table-cell office:value-type="float" office:value="5.1099999999999408" table:formula="of:=[.C282]+0.01" table:style-name="ce1">
            <text:p>5.11</text:p>
          </table:table-cell>
          <table:table-cell office:value-type="float" office:value="58.988128662109403" table:style-name="ce1">
            <text:p>58.98812866</text:p>
          </table:table-cell>
          <table:table-cell table:number-columns-repeated="16380"/>
        </table:table-row>
        <table:table-row table:style-name="ro1">
          <table:table-cell office:value-type="float" office:value="2.8299999999999836" table:formula="of:=[.A283]+0.01" table:style-name="ce1">
            <text:p>2.83</text:p>
          </table:table-cell>
          <table:table-cell office:value-type="float" office:value="-0.65594542026519798" table:style-name="ce1">
            <text:p>-0.65594542</text:p>
          </table:table-cell>
          <table:table-cell office:value-type="float" office:value="5.1199999999999406" table:formula="of:=[.C283]+0.01" table:style-name="ce1">
            <text:p>5.12</text:p>
          </table:table-cell>
          <table:table-cell office:value-type="float" office:value="56.723644256591797" table:style-name="ce1">
            <text:p>56.72364426</text:p>
          </table:table-cell>
          <table:table-cell table:number-columns-repeated="16380"/>
        </table:table-row>
        <table:table-row table:style-name="ro1">
          <table:table-cell office:value-type="float" office:value="2.8399999999999834" table:formula="of:=[.A284]+0.01" table:style-name="ce1">
            <text:p>2.84</text:p>
          </table:table-cell>
          <table:table-cell office:value-type="float" office:value="-0.64336013793945301" table:style-name="ce1">
            <text:p>-0.643360138</text:p>
          </table:table-cell>
          <table:table-cell office:value-type="float" office:value="5.1299999999999404" table:formula="of:=[.C284]+0.01" table:style-name="ce1">
            <text:p>5.13</text:p>
          </table:table-cell>
          <table:table-cell office:value-type="float" office:value="55.064571380615199" table:style-name="ce1">
            <text:p>55.06457138</text:p>
          </table:table-cell>
          <table:table-cell table:number-columns-repeated="16380"/>
        </table:table-row>
        <table:table-row table:style-name="ro1">
          <table:table-cell office:value-type="float" office:value="2.8499999999999832" table:formula="of:=[.A285]+0.01" table:style-name="ce1">
            <text:p>2.85</text:p>
          </table:table-cell>
          <table:table-cell office:value-type="float" office:value="-0.633797466754913" table:style-name="ce1">
            <text:p>-0.633797467</text:p>
          </table:table-cell>
          <table:table-cell office:value-type="float" office:value="5.1399999999999402" table:formula="of:=[.C285]+0.01" table:style-name="ce1">
            <text:p>5.14</text:p>
          </table:table-cell>
          <table:table-cell office:value-type="float" office:value="54.1854438781738" table:style-name="ce1">
            <text:p>54.18544388</text:p>
          </table:table-cell>
          <table:table-cell table:number-columns-repeated="16380"/>
        </table:table-row>
        <table:table-row table:style-name="ro1">
          <table:table-cell office:value-type="float" office:value="2.859999999999983" table:formula="of:=[.A286]+0.01" table:style-name="ce1">
            <text:p>2.86</text:p>
          </table:table-cell>
          <table:table-cell office:value-type="float" office:value="-0.61657881736755404" table:style-name="ce1">
            <text:p>-0.616578817</text:p>
          </table:table-cell>
          <table:table-cell office:value-type="float" office:value="5.14999999999994" table:formula="of:=[.C286]+0.01" table:style-name="ce1">
            <text:p>5.15</text:p>
          </table:table-cell>
          <table:table-cell office:value-type="float" office:value="54.889671325683601" table:style-name="ce1">
            <text:p>54.88967133</text:p>
          </table:table-cell>
          <table:table-cell table:number-columns-repeated="16380"/>
        </table:table-row>
        <table:table-row table:style-name="ro1">
          <table:table-cell office:value-type="float" office:value="2.8699999999999828" table:formula="of:=[.A287]+0.01" table:style-name="ce1">
            <text:p>2.87</text:p>
          </table:table-cell>
          <table:table-cell office:value-type="float" office:value="-0.60282272100448597" table:style-name="ce1">
            <text:p>-0.602822721</text:p>
          </table:table-cell>
          <table:table-cell office:value-type="float" office:value="5.1599999999999397" table:formula="of:=[.C287]+0.01" table:style-name="ce1">
            <text:p>5.16</text:p>
          </table:table-cell>
          <table:table-cell office:value-type="float" office:value="54.064998626708999" table:style-name="ce1">
            <text:p>54.06499863</text:p>
          </table:table-cell>
          <table:table-cell table:number-columns-repeated="16380"/>
        </table:table-row>
        <table:table-row table:style-name="ro1">
          <table:table-cell office:value-type="float" office:value="2.8799999999999826" table:formula="of:=[.A288]+0.01" table:style-name="ce1">
            <text:p>2.88</text:p>
          </table:table-cell>
          <table:table-cell office:value-type="float" office:value="-0.57995462417602495" table:style-name="ce1">
            <text:p>-0.579954624</text:p>
          </table:table-cell>
          <table:table-cell office:value-type="float" office:value="5.1699999999999395" table:formula="of:=[.C288]+0.01" table:style-name="ce1">
            <text:p>5.17</text:p>
          </table:table-cell>
          <table:table-cell office:value-type="float" office:value="54.219661712646499" table:style-name="ce1">
            <text:p>54.21966171</text:p>
          </table:table-cell>
          <table:table-cell table:number-columns-repeated="16380"/>
        </table:table-row>
        <table:table-row table:style-name="ro1">
          <table:table-cell office:value-type="float" office:value="2.8899999999999824" table:formula="of:=[.A289]+0.01" table:style-name="ce1">
            <text:p>2.89</text:p>
          </table:table-cell>
          <table:table-cell office:value-type="float" office:value="-0.56368708610534701" table:style-name="ce1">
            <text:p>-0.563687086</text:p>
          </table:table-cell>
          <table:table-cell office:value-type="float" office:value="5.1799999999999393" table:formula="of:=[.C289]+0.01" table:style-name="ce1">
            <text:p>5.18</text:p>
          </table:table-cell>
          <table:table-cell office:value-type="float" office:value="54.023136138916001" table:style-name="ce1">
            <text:p>54.02313614</text:p>
          </table:table-cell>
          <table:table-cell table:number-columns-repeated="16380"/>
        </table:table-row>
        <table:table-row table:style-name="ro1">
          <table:table-cell office:value-type="float" office:value="2.8999999999999821" table:formula="of:=[.A290]+0.01" table:style-name="ce1">
            <text:p>2.9</text:p>
          </table:table-cell>
          <table:table-cell office:value-type="float" office:value="-0.54092770814895597" table:style-name="ce1">
            <text:p>-0.540927708</text:p>
          </table:table-cell>
          <table:table-cell office:value-type="float" office:value="5.1899999999999391" table:formula="of:=[.C290]+0.01" table:style-name="ce1">
            <text:p>5.19</text:p>
          </table:table-cell>
          <table:table-cell office:value-type="float" office:value="54.127128601074197" table:style-name="ce1">
            <text:p>54.1271286</text:p>
          </table:table-cell>
          <table:table-cell table:number-columns-repeated="16380"/>
        </table:table-row>
        <table:table-row table:style-name="ro1">
          <table:table-cell office:value-type="float" office:value="2.9099999999999819" table:formula="of:=[.A291]+0.01" table:style-name="ce1">
            <text:p>2.91</text:p>
          </table:table-cell>
          <table:table-cell office:value-type="float" office:value="-0.52650678157806396" table:style-name="ce1">
            <text:p>-0.526506782</text:p>
          </table:table-cell>
          <table:table-cell office:value-type="float" office:value="5.1999999999999389" table:formula="of:=[.C291]+0.01" table:style-name="ce1">
            <text:p>5.2</text:p>
          </table:table-cell>
          <table:table-cell office:value-type="float" office:value="54.115055084228501" table:style-name="ce1">
            <text:p>54.11505508</text:p>
          </table:table-cell>
          <table:table-cell table:number-columns-repeated="16380"/>
        </table:table-row>
        <table:table-row table:style-name="ro1">
          <table:table-cell office:value-type="float" office:value="2.9199999999999817" table:formula="of:=[.A292]+0.01" table:style-name="ce1">
            <text:p>2.92</text:p>
          </table:table-cell>
          <table:table-cell office:value-type="float" office:value="-0.50748014450073198" table:style-name="ce1">
            <text:p>-0.507480145</text:p>
          </table:table-cell>
          <table:table-cell office:value-type="float" office:value="5.2099999999999387" table:formula="of:=[.C292]+0.01" table:style-name="ce1">
            <text:p>5.21</text:p>
          </table:table-cell>
          <table:table-cell office:value-type="float" office:value="54.184173583984403" table:style-name="ce1">
            <text:p>54.18417358</text:p>
          </table:table-cell>
          <table:table-cell table:number-columns-repeated="16380"/>
        </table:table-row>
        <table:table-row table:style-name="ro1">
          <table:table-cell office:value-type="float" office:value="2.9299999999999815" table:formula="of:=[.A293]+0.01" table:style-name="ce1">
            <text:p>2.93</text:p>
          </table:table-cell>
          <table:table-cell office:value-type="float" office:value="-0.49677094817161599" table:style-name="ce1">
            <text:p>-0.496770948</text:p>
          </table:table-cell>
          <table:table-cell office:value-type="float" office:value="5.2199999999999385" table:formula="of:=[.C293]+0.01" table:style-name="ce1">
            <text:p>5.22</text:p>
          </table:table-cell>
          <table:table-cell office:value-type="float" office:value="54.246578216552699" table:style-name="ce1">
            <text:p>54.24657822</text:p>
          </table:table-cell>
          <table:table-cell table:number-columns-repeated="16380"/>
        </table:table-row>
        <table:table-row table:style-name="ro1">
          <table:table-cell office:value-type="float" office:value="2.9399999999999813" table:formula="of:=[.A294]+0.01" table:style-name="ce1">
            <text:p>2.94</text:p>
          </table:table-cell>
          <table:table-cell office:value-type="float" office:value="-0.48238551616668701" table:style-name="ce1">
            <text:p>-0.482385516</text:p>
          </table:table-cell>
          <table:table-cell office:value-type="float" office:value="5.2299999999999383" table:formula="of:=[.C294]+0.01" table:style-name="ce1">
            <text:p>5.23</text:p>
          </table:table-cell>
          <table:table-cell office:value-type="float" office:value="54.280727386474602" table:style-name="ce1">
            <text:p>54.28072739</text:p>
          </table:table-cell>
          <table:table-cell table:number-columns-repeated="16380"/>
        </table:table-row>
        <table:table-row table:style-name="ro1">
          <table:table-cell office:value-type="float" office:value="2.9499999999999811" table:formula="of:=[.A295]+0.01" table:style-name="ce1">
            <text:p>2.95</text:p>
          </table:table-cell>
          <table:table-cell office:value-type="float" office:value="-0.47206225991249101" table:style-name="ce1">
            <text:p>-0.47206226</text:p>
          </table:table-cell>
          <table:table-cell office:value-type="float" office:value="5.239999999999938" table:formula="of:=[.C295]+0.01" table:style-name="ce1">
            <text:p>5.24</text:p>
          </table:table-cell>
          <table:table-cell office:value-type="float" office:value="54.288707733154297" table:style-name="ce1">
            <text:p>54.28870773</text:p>
          </table:table-cell>
          <table:table-cell table:number-columns-repeated="16380"/>
        </table:table-row>
        <table:table-row table:style-name="ro1">
          <table:table-cell office:value-type="float" office:value="2.9599999999999809" table:formula="of:=[.A296]+0.01" table:style-name="ce1">
            <text:p>2.96</text:p>
          </table:table-cell>
          <table:table-cell office:value-type="float" office:value="-0.45387646555900601" table:style-name="ce1">
            <text:p>-0.453876466</text:p>
          </table:table-cell>
          <table:table-cell office:value-type="float" office:value="5.2499999999999378" table:formula="of:=[.C296]+0.01" table:style-name="ce1">
            <text:p>5.25</text:p>
          </table:table-cell>
          <table:table-cell office:value-type="float" office:value="54.279895782470703" table:style-name="ce1">
            <text:p>54.27989578</text:p>
          </table:table-cell>
          <table:table-cell table:number-columns-repeated="16380"/>
        </table:table-row>
        <table:table-row table:style-name="ro1">
          <table:table-cell office:value-type="float" office:value="2.9699999999999807" table:formula="of:=[.A297]+0.01" table:style-name="ce1">
            <text:p>2.97</text:p>
          </table:table-cell>
          <table:table-cell office:value-type="float" office:value="-0.44206538796424899" table:style-name="ce1">
            <text:p>-0.442065388</text:p>
          </table:table-cell>
          <table:table-cell office:value-type="float" office:value="5.2599999999999376" table:formula="of:=[.C297]+0.01" table:style-name="ce1">
            <text:p>5.26</text:p>
          </table:table-cell>
          <table:table-cell office:value-type="float" office:value="54.262847900390597" table:style-name="ce1">
            <text:p>54.2628479</text:p>
          </table:table-cell>
          <table:table-cell table:number-columns-repeated="16380"/>
        </table:table-row>
        <table:table-row table:style-name="ro1">
          <table:table-cell office:value-type="float" office:value="2.9799999999999804" table:formula="of:=[.A298]+0.01" table:style-name="ce1">
            <text:p>2.98</text:p>
          </table:table-cell>
          <table:table-cell office:value-type="float" office:value="-0.42328339815139798" table:style-name="ce1">
            <text:p>-0.423283398</text:p>
          </table:table-cell>
          <table:table-cell office:value-type="float" office:value="5.2699999999999374" table:formula="of:=[.C298]+0.01" table:style-name="ce1">
            <text:p>5.27</text:p>
          </table:table-cell>
          <table:table-cell office:value-type="float" office:value="54.257907867431598" table:style-name="ce1">
            <text:p>54.25790787</text:p>
          </table:table-cell>
          <table:table-cell table:number-columns-repeated="16380"/>
        </table:table-row>
        <table:table-row table:style-name="ro1">
          <table:table-cell office:value-type="float" office:value="2.9899999999999802" table:formula="of:=[.A299]+0.01" table:style-name="ce1">
            <text:p>2.99</text:p>
          </table:table-cell>
          <table:table-cell office:value-type="float" office:value="-0.41063597798347501" table:style-name="ce1">
            <text:p>-0.410635978</text:p>
          </table:table-cell>
          <table:table-cell office:value-type="float" office:value="5.2799999999999372" table:formula="of:=[.C299]+0.01" table:style-name="ce1">
            <text:p>5.28</text:p>
          </table:table-cell>
          <table:table-cell office:value-type="float" office:value="54.265762329101598" table:style-name="ce1">
            <text:p>54.26576233</text:p>
          </table:table-cell>
          <table:table-cell table:number-columns-repeated="16380"/>
        </table:table-row>
        <table:table-row table:style-name="ro1">
          <table:table-cell office:value-type="float" office:value="2.99999999999998" table:formula="of:=[.A300]+0.01" table:style-name="ce1">
            <text:p>3</text:p>
          </table:table-cell>
          <table:table-cell office:value-type="float" office:value="-0.39446023106575001" table:style-name="ce1">
            <text:p>-0.394460231</text:p>
          </table:table-cell>
          <table:table-cell office:value-type="float" office:value="5.289999999999937" table:formula="of:=[.C300]+0.01" table:style-name="ce1">
            <text:p>5.29</text:p>
          </table:table-cell>
          <table:table-cell office:value-type="float" office:value="54.2772827148437" table:style-name="ce1">
            <text:p>54.27728271</text:p>
          </table:table-cell>
          <table:table-cell table:number-columns-repeated="16380"/>
        </table:table-row>
        <table:table-row table:style-name="ro1">
          <table:table-cell office:value-type="float" office:value="3.0099999999999798" table:formula="of:=[.A301]+0.01" table:style-name="ce1">
            <text:p>3.01</text:p>
          </table:table-cell>
          <table:table-cell office:value-type="float" office:value="-0.385911405086517" table:style-name="ce1">
            <text:p>-0.385911405</text:p>
          </table:table-cell>
          <table:table-cell office:value-type="float" office:value="5.2999999999999368" table:formula="of:=[.C301]+0.01" table:style-name="ce1">
            <text:p>5.3</text:p>
          </table:table-cell>
          <table:table-cell office:value-type="float" office:value="54.288288116455099" table:style-name="ce1">
            <text:p>54.28828812</text:p>
          </table:table-cell>
          <table:table-cell table:number-columns-repeated="16380"/>
        </table:table-row>
        <table:table-row table:style-name="ro1">
          <table:table-cell office:value-type="float" office:value="3.0199999999999796" table:formula="of:=[.A302]+0.01" table:style-name="ce1">
            <text:p>3.02</text:p>
          </table:table-cell>
          <table:table-cell office:value-type="float" office:value="-0.375335603952408" table:style-name="ce1">
            <text:p>-0.375335604</text:p>
          </table:table-cell>
          <table:table-cell office:value-type="float" office:value="5.3099999999999365" table:formula="of:=[.C302]+0.01" table:style-name="ce1">
            <text:p>5.31</text:p>
          </table:table-cell>
          <table:table-cell office:value-type="float" office:value="54.287162780761697" table:style-name="ce1">
            <text:p>54.28716278</text:p>
          </table:table-cell>
          <table:table-cell table:number-columns-repeated="16380"/>
        </table:table-row>
        <table:table-row table:style-name="ro1">
          <table:table-cell office:value-type="float" office:value="3.0299999999999794" table:formula="of:=[.A303]+0.01" table:style-name="ce1">
            <text:p>3.03</text:p>
          </table:table-cell>
          <table:table-cell office:value-type="float" office:value="-0.36977276206016502" table:style-name="ce1">
            <text:p>-0.369772762</text:p>
          </table:table-cell>
          <table:table-cell office:value-type="float" office:value="5.3199999999999363" table:formula="of:=[.C303]+0.01" table:style-name="ce1">
            <text:p>5.32</text:p>
          </table:table-cell>
          <table:table-cell office:value-type="float" office:value="54.27392578125" table:style-name="ce1">
            <text:p>54.27392578</text:p>
          </table:table-cell>
          <table:table-cell table:number-columns-repeated="16380"/>
        </table:table-row>
        <table:table-row table:style-name="ro1">
          <table:table-cell office:value-type="float" office:value="3.0399999999999792" table:formula="of:=[.A304]+0.01" table:style-name="ce1">
            <text:p>3.04</text:p>
          </table:table-cell>
          <table:table-cell office:value-type="float" office:value="-0.36313211917877197" table:style-name="ce1">
            <text:p>-0.363132119</text:p>
          </table:table-cell>
          <table:table-cell office:value-type="float" office:value="5.3299999999999361" table:formula="of:=[.C304]+0.01" table:style-name="ce1">
            <text:p>5.33</text:p>
          </table:table-cell>
          <table:table-cell office:value-type="float" office:value="54.261547088622997" table:style-name="ce1">
            <text:p>54.26154709</text:p>
          </table:table-cell>
          <table:table-cell table:number-columns-repeated="16380"/>
        </table:table-row>
        <table:table-row table:style-name="ro1">
          <table:table-cell office:value-type="float" office:value="3.049999999999979" table:formula="of:=[.A305]+0.01" table:style-name="ce1">
            <text:p>3.05</text:p>
          </table:table-cell>
          <table:table-cell office:value-type="float" office:value="-0.36093762516975397" table:style-name="ce1">
            <text:p>-0.360937625</text:p>
          </table:table-cell>
          <table:table-cell office:value-type="float" office:value="5.3399999999999359" table:formula="of:=[.C305]+0.01" table:style-name="ce1">
            <text:p>5.34</text:p>
          </table:table-cell>
          <table:table-cell office:value-type="float" office:value="54.251590728759801" table:style-name="ce1">
            <text:p>54.25159073</text:p>
          </table:table-cell>
          <table:table-cell table:number-columns-repeated="16380"/>
        </table:table-row>
        <table:table-row table:style-name="ro1">
          <table:table-cell office:value-type="float" office:value="3.0599999999999787" table:formula="of:=[.A306]+0.01" table:style-name="ce1">
            <text:p>3.06</text:p>
          </table:table-cell>
          <table:table-cell office:value-type="float" office:value="-0.35786962509155301" table:style-name="ce1">
            <text:p>-0.357869625</text:p>
          </table:table-cell>
          <table:table-cell office:value-type="float" office:value="5.3499999999999357" table:formula="of:=[.C306]+0.01" table:style-name="ce1">
            <text:p>5.35</text:p>
          </table:table-cell>
          <table:table-cell office:value-type="float" office:value="54.254737854003899" table:style-name="ce1">
            <text:p>54.25473785</text:p>
          </table:table-cell>
          <table:table-cell table:number-columns-repeated="16380"/>
        </table:table-row>
        <table:table-row table:style-name="ro1">
          <table:table-cell office:value-type="float" office:value="3.0699999999999785" table:formula="of:=[.A307]+0.01" table:style-name="ce1">
            <text:p>3.07</text:p>
          </table:table-cell>
          <table:table-cell office:value-type="float" office:value="-0.356370389461517" table:style-name="ce1">
            <text:p>-0.356370389</text:p>
          </table:table-cell>
          <table:table-cell office:value-type="float" office:value="5.3599999999999355" table:formula="of:=[.C307]+0.01" table:style-name="ce1">
            <text:p>5.36</text:p>
          </table:table-cell>
          <table:table-cell office:value-type="float" office:value="54.269599914550803" table:style-name="ce1">
            <text:p>54.26959991</text:p>
          </table:table-cell>
          <table:table-cell table:number-columns-repeated="16380"/>
        </table:table-row>
        <table:table-row table:style-name="ro1">
          <table:table-cell office:value-type="float" office:value="3.0799999999999783" table:formula="of:=[.A308]+0.01" table:style-name="ce1">
            <text:p>3.08</text:p>
          </table:table-cell>
          <table:table-cell office:value-type="float" office:value="-0.35519254207611101" table:style-name="ce1">
            <text:p>-0.355192542</text:p>
          </table:table-cell>
          <table:table-cell office:value-type="float" office:value="5.3699999999999353" table:formula="of:=[.C308]+0.01" table:style-name="ce1">
            <text:p>5.37</text:p>
          </table:table-cell>
          <table:table-cell office:value-type="float" office:value="54.282058715820298" table:style-name="ce1">
            <text:p>54.28205872</text:p>
          </table:table-cell>
          <table:table-cell table:number-columns-repeated="16380"/>
        </table:table-row>
        <table:table-row table:style-name="ro1">
          <table:table-cell office:value-type="float" office:value="3.0899999999999781" table:formula="of:=[.A309]+0.01" table:style-name="ce1">
            <text:p>3.09</text:p>
          </table:table-cell>
          <table:table-cell office:value-type="float" office:value="-0.35335811972618097" table:style-name="ce1">
            <text:p>-0.35335812</text:p>
          </table:table-cell>
          <table:table-cell office:value-type="float" office:value="5.3799999999999351" table:formula="of:=[.C309]+0.01" table:style-name="ce1">
            <text:p>5.38</text:p>
          </table:table-cell>
          <table:table-cell office:value-type="float" office:value="54.292507171630902" table:style-name="ce1">
            <text:p>54.29250717</text:p>
          </table:table-cell>
          <table:table-cell table:number-columns-repeated="16380"/>
        </table:table-row>
        <table:table-row table:style-name="ro1">
          <table:table-cell office:value-type="float" office:value="3.0999999999999779" table:formula="of:=[.A310]+0.01" table:style-name="ce1">
            <text:p>3.1</text:p>
          </table:table-cell>
          <table:table-cell office:value-type="float" office:value="-0.35107174515724199" table:style-name="ce1">
            <text:p>-0.351071745</text:p>
          </table:table-cell>
          <table:table-cell office:value-type="float" office:value="5.3899999999999348" table:formula="of:=[.C310]+0.01" table:style-name="ce1">
            <text:p>5.39</text:p>
          </table:table-cell>
          <table:table-cell office:value-type="float" office:value="54.292293548583999" table:style-name="ce1">
            <text:p>54.29229355</text:p>
          </table:table-cell>
          <table:table-cell table:number-columns-repeated="16380"/>
        </table:table-row>
        <table:table-row table:style-name="ro1">
          <table:table-cell office:value-type="float" office:value="3.1099999999999777" table:formula="of:=[.A311]+0.01" table:style-name="ce1">
            <text:p>3.11</text:p>
          </table:table-cell>
          <table:table-cell office:value-type="float" office:value="-0.34964773058891302" table:style-name="ce1">
            <text:p>-0.349647731</text:p>
          </table:table-cell>
          <table:table-cell office:value-type="float" office:value="5.3999999999999346" table:formula="of:=[.C311]+0.01" table:style-name="ce1">
            <text:p>5.4</text:p>
          </table:table-cell>
          <table:table-cell office:value-type="float" office:value="54.282135009765597" table:style-name="ce1">
            <text:p>54.28213501</text:p>
          </table:table-cell>
          <table:table-cell table:number-columns-repeated="16380"/>
        </table:table-row>
        <table:table-row table:style-name="ro1">
          <table:table-cell office:value-type="float" office:value="3.1199999999999775" table:formula="of:=[.A312]+0.01" table:style-name="ce1">
            <text:p>3.12</text:p>
          </table:table-cell>
          <table:table-cell office:value-type="float" office:value="-0.34871822595596302" table:style-name="ce1">
            <text:p>-0.348718226</text:p>
          </table:table-cell>
          <table:table-cell office:value-type="float" office:value="5.4099999999999344" table:formula="of:=[.C312]+0.01" table:style-name="ce1">
            <text:p>5.41</text:p>
          </table:table-cell>
          <table:table-cell office:value-type="float" office:value="54.272304534912102" table:style-name="ce1">
            <text:p>54.27230453</text:p>
          </table:table-cell>
          <table:table-cell table:number-columns-repeated="16380"/>
        </table:table-row>
        <table:table-row table:style-name="ro1">
          <table:table-cell office:value-type="float" office:value="3.1299999999999772" table:formula="of:=[.A313]+0.01" table:style-name="ce1">
            <text:p>3.13</text:p>
          </table:table-cell>
          <table:table-cell office:value-type="float" office:value="-0.34885734319686901" table:style-name="ce1">
            <text:p>-0.348857343</text:p>
          </table:table-cell>
          <table:table-cell office:value-type="float" office:value="5.4199999999999342" table:formula="of:=[.C313]+0.01" table:style-name="ce1">
            <text:p>5.42</text:p>
          </table:table-cell>
          <table:table-cell office:value-type="float" office:value="54.262489318847699" table:style-name="ce1">
            <text:p>54.26248932</text:p>
          </table:table-cell>
          <table:table-cell table:number-columns-repeated="16380"/>
        </table:table-row>
        <table:table-row table:style-name="ro1">
          <table:table-cell office:value-type="float" office:value="3.139999999999977" table:formula="of:=[.A314]+0.01" table:style-name="ce1">
            <text:p>3.14</text:p>
          </table:table-cell>
          <table:table-cell office:value-type="float" office:value="-0.34983500838279702" table:style-name="ce1">
            <text:p>-0.349835008</text:p>
          </table:table-cell>
          <table:table-cell office:value-type="float" office:value="5.429999999999934" table:formula="of:=[.C314]+0.01" table:style-name="ce1">
            <text:p>5.43</text:p>
          </table:table-cell>
          <table:table-cell office:value-type="float" office:value="54.261508941650398" table:style-name="ce1">
            <text:p>54.26150894</text:p>
          </table:table-cell>
          <table:table-cell table:number-columns-repeated="16380"/>
        </table:table-row>
        <table:table-row table:style-name="ro1">
          <table:table-cell office:value-type="float" office:value="3.1499999999999768" table:formula="of:=[.A315]+0.01" table:style-name="ce1">
            <text:p>3.15</text:p>
          </table:table-cell>
          <table:table-cell office:value-type="float" office:value="-0.34983909130096402" table:style-name="ce1">
            <text:p>-0.349839091</text:p>
          </table:table-cell>
          <table:table-cell office:value-type="float" office:value="5.4399999999999338" table:formula="of:=[.C315]+0.01" table:style-name="ce1">
            <text:p>5.44</text:p>
          </table:table-cell>
          <table:table-cell office:value-type="float" office:value="54.267200469970703" table:style-name="ce1">
            <text:p>54.26720047</text:p>
          </table:table-cell>
          <table:table-cell table:number-columns-repeated="16380"/>
        </table:table-row>
        <table:table-row table:style-name="ro1">
          <table:table-cell office:value-type="float" office:value="3.1599999999999766" table:formula="of:=[.A316]+0.01" table:style-name="ce1">
            <text:p>3.16</text:p>
          </table:table-cell>
          <table:table-cell office:value-type="float" office:value="-0.351108908653259" table:style-name="ce1">
            <text:p>-0.351108909</text:p>
          </table:table-cell>
          <table:table-cell office:value-type="float" office:value="5.4499999999999336" table:formula="of:=[.C316]+0.01" table:style-name="ce1">
            <text:p>5.45</text:p>
          </table:table-cell>
          <table:table-cell office:value-type="float" office:value="54.272735595703097" table:style-name="ce1">
            <text:p>54.2727356</text:p>
          </table:table-cell>
          <table:table-cell table:number-columns-repeated="16380"/>
        </table:table-row>
        <table:table-row table:style-name="ro1">
          <table:table-cell office:value-type="float" office:value="3.1699999999999764" table:formula="of:=[.A317]+0.01" table:style-name="ce1">
            <text:p>3.17</text:p>
          </table:table-cell>
          <table:table-cell office:value-type="float" office:value="-0.35233971476554898" table:style-name="ce1">
            <text:p>-0.352339715</text:p>
          </table:table-cell>
          <table:table-cell office:value-type="float" office:value="5.4599999999999334" table:formula="of:=[.C317]+0.01" table:style-name="ce1">
            <text:p>5.46</text:p>
          </table:table-cell>
          <table:table-cell office:value-type="float" office:value="54.279964447021499" table:style-name="ce1">
            <text:p>54.27996445</text:p>
          </table:table-cell>
          <table:table-cell table:number-columns-repeated="16380"/>
        </table:table-row>
        <table:table-row table:style-name="ro1">
          <table:table-cell office:value-type="float" office:value="3.1799999999999762" table:formula="of:=[.A318]+0.01" table:style-name="ce1">
            <text:p>3.18</text:p>
          </table:table-cell>
          <table:table-cell office:value-type="float" office:value="-0.352594614028931" table:style-name="ce1">
            <text:p>-0.352594614</text:p>
          </table:table-cell>
          <table:table-cell office:value-type="float" office:value="5.4699999999999331" table:formula="of:=[.C318]+0.01" table:style-name="ce1">
            <text:p>5.47</text:p>
          </table:table-cell>
          <table:table-cell office:value-type="float" office:value="54.280242919921903" table:style-name="ce1">
            <text:p>54.28024292</text:p>
          </table:table-cell>
          <table:table-cell table:number-columns-repeated="16380"/>
        </table:table-row>
        <table:table-row table:style-name="ro1">
          <table:table-cell office:value-type="float" office:value="3.189999999999976" table:formula="of:=[.A319]+0.01" table:style-name="ce1">
            <text:p>3.19</text:p>
          </table:table-cell>
          <table:table-cell office:value-type="float" office:value="-0.35122293233871499" table:style-name="ce1">
            <text:p>-0.351222932</text:p>
          </table:table-cell>
          <table:table-cell office:value-type="float" office:value="5.4799999999999329" table:formula="of:=[.C319]+0.01" table:style-name="ce1">
            <text:p>5.48</text:p>
          </table:table-cell>
          <table:table-cell office:value-type="float" office:value="54.277442932128899" table:style-name="ce1">
            <text:p>54.27744293</text:p>
          </table:table-cell>
          <table:table-cell table:number-columns-repeated="16380"/>
        </table:table-row>
        <table:table-row table:style-name="ro1">
          <table:table-cell office:value-type="float" office:value="3.1999999999999758" table:formula="of:=[.A320]+0.01" table:style-name="ce1">
            <text:p>3.2</text:p>
          </table:table-cell>
          <table:table-cell office:value-type="float" office:value="-0.34843981266021701" table:style-name="ce1">
            <text:p>-0.348439813</text:p>
          </table:table-cell>
          <table:table-cell office:value-type="float" office:value="5.4899999999999327" table:formula="of:=[.C320]+0.01" table:style-name="ce1">
            <text:p>5.49</text:p>
          </table:table-cell>
          <table:table-cell office:value-type="float" office:value="54.273902893066399" table:style-name="ce1">
            <text:p>54.27390289</text:p>
          </table:table-cell>
          <table:table-cell table:number-columns-repeated="16380"/>
        </table:table-row>
        <table:table-row table:style-name="ro1">
          <table:table-cell office:value-type="float" office:value="3.2099999999999755" table:formula="of:=[.A321]+0.01" table:style-name="ce1">
            <text:p>3.21</text:p>
          </table:table-cell>
          <table:table-cell office:value-type="float" office:value="-0.34624674916267401" table:style-name="ce1">
            <text:p>-0.346246749</text:p>
          </table:table-cell>
          <table:table-cell office:value-type="float" office:value="5.4999999999999325" table:formula="of:=[.C321]+0.01" table:style-name="ce1">
            <text:p>5.5</text:p>
          </table:table-cell>
          <table:table-cell office:value-type="float" office:value="54.270030975341797" table:style-name="ce1">
            <text:p>54.27003098</text:p>
          </table:table-cell>
          <table:table-cell table:number-columns-repeated="16380"/>
        </table:table-row>
        <table:table-row table:style-name="ro1">
          <table:table-cell office:value-type="float" office:value="3.2199999999999753" table:formula="of:=[.A322]+0.01" table:style-name="ce1">
            <text:p>3.22</text:p>
          </table:table-cell>
          <table:table-cell office:value-type="float" office:value="-0.34287366271018999" table:style-name="ce1">
            <text:p>-0.342873663</text:p>
          </table:table-cell>
          <table:table-cell office:value-type="float" office:value="5.5099999999999323" table:formula="of:=[.C322]+0.01" table:style-name="ce1">
            <text:p>5.51</text:p>
          </table:table-cell>
          <table:table-cell office:value-type="float" office:value="54.268760681152301" table:style-name="ce1">
            <text:p>54.26876068</text:p>
          </table:table-cell>
          <table:table-cell table:number-columns-repeated="16380"/>
        </table:table-row>
        <table:table-row table:style-name="ro1">
          <table:table-cell office:value-type="float" office:value="3.2299999999999751" table:formula="of:=[.A323]+0.01" table:style-name="ce1">
            <text:p>3.23</text:p>
          </table:table-cell>
          <table:table-cell office:value-type="float" office:value="-0.34144479036331199" table:style-name="ce1">
            <text:p>-0.34144479</text:p>
          </table:table-cell>
          <table:table-cell office:value-type="float" office:value="5.5199999999999321" table:formula="of:=[.C323]+0.01" table:style-name="ce1">
            <text:p>5.52</text:p>
          </table:table-cell>
          <table:table-cell office:value-type="float" office:value="54.269603729248097" table:style-name="ce1">
            <text:p>54.26960373</text:p>
          </table:table-cell>
          <table:table-cell table:number-columns-repeated="16380"/>
        </table:table-row>
        <table:table-row table:style-name="ro1">
          <table:table-cell office:value-type="float" office:value="3.2399999999999749" table:formula="of:=[.A324]+0.01" table:style-name="ce1">
            <text:p>3.24</text:p>
          </table:table-cell>
          <table:table-cell office:value-type="float" office:value="-0.34002909064292902" table:style-name="ce1">
            <text:p>-0.340029091</text:p>
          </table:table-cell>
          <table:table-cell office:value-type="float" office:value="5.5299999999999319" table:formula="of:=[.C324]+0.01" table:style-name="ce1">
            <text:p>5.53</text:p>
          </table:table-cell>
          <table:table-cell office:value-type="float" office:value="54.2698974609375" table:style-name="ce1">
            <text:p>54.26989746</text:p>
          </table:table-cell>
          <table:table-cell table:number-columns-repeated="16380"/>
        </table:table-row>
        <table:table-row table:style-name="ro1">
          <table:table-cell office:value-type="float" office:value="3.2499999999999747" table:formula="of:=[.A325]+0.01" table:style-name="ce1">
            <text:p>3.25</text:p>
          </table:table-cell>
          <table:table-cell office:value-type="float" office:value="-0.33938688039779702" table:style-name="ce1">
            <text:p>-0.33938688</text:p>
          </table:table-cell>
          <table:table-cell office:value-type="float" office:value="5.5399999999999316" table:formula="of:=[.C325]+0.01" table:style-name="ce1">
            <text:p>5.54</text:p>
          </table:table-cell>
          <table:table-cell office:value-type="float" office:value="54.271694183349602" table:style-name="ce1">
            <text:p>54.27169418</text:p>
          </table:table-cell>
          <table:table-cell table:number-columns-repeated="16380"/>
        </table:table-row>
        <table:table-row table:style-name="ro1">
          <table:table-cell office:value-type="float" office:value="3.2599999999999745" table:formula="of:=[.A326]+0.01" table:style-name="ce1">
            <text:p>3.26</text:p>
          </table:table-cell>
          <table:table-cell office:value-type="float" office:value="-0.33807301521301297" table:style-name="ce1">
            <text:p>-0.338073015</text:p>
          </table:table-cell>
          <table:table-cell office:value-type="float" office:value="5.5499999999999314" table:formula="of:=[.C326]+0.01" table:style-name="ce1">
            <text:p>5.55</text:p>
          </table:table-cell>
          <table:table-cell office:value-type="float" office:value="54.2725219726563" table:style-name="ce1">
            <text:p>54.27252197</text:p>
          </table:table-cell>
          <table:table-cell table:number-columns-repeated="16380"/>
        </table:table-row>
        <table:table-row table:style-name="ro1">
          <table:table-cell office:value-type="float" office:value="3.2699999999999743" table:formula="of:=[.A327]+0.01" table:style-name="ce1">
            <text:p>3.27</text:p>
          </table:table-cell>
          <table:table-cell office:value-type="float" office:value="-0.33744940161705" table:style-name="ce1">
            <text:p>-0.337449402</text:p>
          </table:table-cell>
          <table:table-cell office:value-type="float" office:value="5.5599999999999312" table:formula="of:=[.C327]+0.01" table:style-name="ce1">
            <text:p>5.56</text:p>
          </table:table-cell>
          <table:table-cell office:value-type="float" office:value="54.275058746337898" table:style-name="ce1">
            <text:p>54.27505875</text:p>
          </table:table-cell>
          <table:table-cell table:number-columns-repeated="16380"/>
        </table:table-row>
        <table:table-row table:style-name="ro1">
          <table:table-cell office:value-type="float" office:value="3.279999999999974" table:formula="of:=[.A328]+0.01" table:style-name="ce1">
            <text:p>3.28</text:p>
          </table:table-cell>
          <table:table-cell office:value-type="float" office:value="-0.33669674396514898" table:style-name="ce1">
            <text:p>-0.336696744</text:p>
          </table:table-cell>
          <table:table-cell office:value-type="float" office:value="5.569999999999931" table:formula="of:=[.C328]+0.01" table:style-name="ce1">
            <text:p>5.57</text:p>
          </table:table-cell>
          <table:table-cell office:value-type="float" office:value="54.275726318359403" table:style-name="ce1">
            <text:p>54.27572632</text:p>
          </table:table-cell>
          <table:table-cell table:number-columns-repeated="16380"/>
        </table:table-row>
        <table:table-row table:style-name="ro1">
          <table:table-cell office:value-type="float" office:value="3.2899999999999738" table:formula="of:=[.A329]+0.01" table:style-name="ce1">
            <text:p>3.29</text:p>
          </table:table-cell>
          <table:table-cell office:value-type="float" office:value="-0.33703553676605202" table:style-name="ce1">
            <text:p>-0.337035537</text:p>
          </table:table-cell>
          <table:table-cell office:value-type="float" office:value="5.5799999999999308" table:formula="of:=[.C329]+0.01" table:style-name="ce1">
            <text:p>5.58</text:p>
          </table:table-cell>
          <table:table-cell office:value-type="float" office:value="54.2744140625" table:style-name="ce1">
            <text:p>54.27441406</text:p>
          </table:table-cell>
          <table:table-cell table:number-columns-repeated="16380"/>
        </table:table-row>
        <table:table-row table:style-name="ro1">
          <table:table-cell office:value-type="float" office:value="3.2999999999999736" table:formula="of:=[.A330]+0.01" table:style-name="ce1">
            <text:p>3.3</text:p>
          </table:table-cell>
          <table:table-cell office:value-type="float" office:value="-0.33694002032280002" table:style-name="ce1">
            <text:p>-0.33694002</text:p>
          </table:table-cell>
          <table:table-cell office:value-type="float" office:value="5.5899999999999306" table:formula="of:=[.C330]+0.01" table:style-name="ce1">
            <text:p>5.59</text:p>
          </table:table-cell>
          <table:table-cell office:value-type="float" office:value="54.272438049316399" table:style-name="ce1">
            <text:p>54.27243805</text:p>
          </table:table-cell>
          <table:table-cell table:number-columns-repeated="16380"/>
        </table:table-row>
        <table:table-row table:style-name="ro1">
          <table:table-cell office:value-type="float" office:value="3.3099999999999734" table:formula="of:=[.A331]+0.01" table:style-name="ce1">
            <text:p>3.31</text:p>
          </table:table-cell>
          <table:table-cell office:value-type="float" office:value="-0.33654978871345498" table:style-name="ce1">
            <text:p>-0.336549789</text:p>
          </table:table-cell>
          <table:table-cell office:value-type="float" office:value="5.5999999999999304" table:formula="of:=[.C331]+0.01" table:style-name="ce1">
            <text:p>5.6</text:p>
          </table:table-cell>
          <table:table-cell office:value-type="float" office:value="54.269275665283203" table:style-name="ce1">
            <text:p>54.26927567</text:p>
          </table:table-cell>
          <table:table-cell table:number-columns-repeated="16380"/>
        </table:table-row>
        <table:table-row table:style-name="ro1">
          <table:table-cell office:value-type="float" office:value="3.3199999999999732" table:formula="of:=[.A332]+0.01" table:style-name="ce1">
            <text:p>3.32</text:p>
          </table:table-cell>
          <table:table-cell office:value-type="float" office:value="-0.33516177535057101" table:style-name="ce1">
            <text:p>-0.335161775</text:p>
          </table:table-cell>
          <table:table-cell office:value-type="float" office:value="5.6099999999999302" table:formula="of:=[.C332]+0.01" table:style-name="ce1">
            <text:p>5.61</text:p>
          </table:table-cell>
          <table:table-cell office:value-type="float" office:value="54.267532348632798" table:style-name="ce1">
            <text:p>54.26753235</text:p>
          </table:table-cell>
          <table:table-cell table:number-columns-repeated="16380"/>
        </table:table-row>
        <table:table-row table:style-name="ro1">
          <table:table-cell office:value-type="float" office:value="3.329999999999973" table:formula="of:=[.A333]+0.01" table:style-name="ce1">
            <text:p>3.33</text:p>
          </table:table-cell>
          <table:table-cell office:value-type="float" office:value="-0.333428204059601" table:style-name="ce1">
            <text:p>-0.333428204</text:p>
          </table:table-cell>
          <table:table-cell office:value-type="float" office:value="5.6199999999999299" table:formula="of:=[.C333]+0.01" table:style-name="ce1">
            <text:p>5.62</text:p>
          </table:table-cell>
          <table:table-cell office:value-type="float" office:value="54.267105102539098" table:style-name="ce1">
            <text:p>54.2671051</text:p>
          </table:table-cell>
          <table:table-cell table:number-columns-repeated="16380"/>
        </table:table-row>
        <table:table-row table:style-name="ro1">
          <table:table-cell office:value-type="float" office:value="3.3399999999999728" table:formula="of:=[.A334]+0.01" table:style-name="ce1">
            <text:p>3.34</text:p>
          </table:table-cell>
          <table:table-cell office:value-type="float" office:value="-0.33067658543586698" table:style-name="ce1">
            <text:p>-0.330676585</text:p>
          </table:table-cell>
          <table:table-cell office:value-type="float" office:value="5.6299999999999297" table:formula="of:=[.C334]+0.01" table:style-name="ce1">
            <text:p>5.63</text:p>
          </table:table-cell>
          <table:table-cell office:value-type="float" office:value="54.267940521240199" table:style-name="ce1">
            <text:p>54.26794052</text:p>
          </table:table-cell>
          <table:table-cell table:number-columns-repeated="16380"/>
        </table:table-row>
        <table:table-row table:style-name="ro1">
          <table:table-cell office:value-type="float" office:value="3.3499999999999726" table:formula="of:=[.A335]+0.01" table:style-name="ce1">
            <text:p>3.35</text:p>
          </table:table-cell>
          <table:table-cell office:value-type="float" office:value="-0.32875695824623102" table:style-name="ce1">
            <text:p>-0.328756958</text:p>
          </table:table-cell>
          <table:table-cell office:value-type="float" office:value="5.6399999999999295" table:formula="of:=[.C335]+0.01" table:style-name="ce1">
            <text:p>5.64</text:p>
          </table:table-cell>
          <table:table-cell office:value-type="float" office:value="54.269851684570298" table:style-name="ce1">
            <text:p>54.26985168</text:p>
          </table:table-cell>
          <table:table-cell table:number-columns-repeated="16380"/>
        </table:table-row>
        <table:table-row table:style-name="ro1">
          <table:table-cell office:value-type="float" office:value="3.3599999999999723" table:formula="of:=[.A336]+0.01" table:style-name="ce1">
            <text:p>3.36</text:p>
          </table:table-cell>
          <table:table-cell office:value-type="float" office:value="-0.32579916715621898" table:style-name="ce1">
            <text:p>-0.325799167</text:p>
          </table:table-cell>
          <table:table-cell office:value-type="float" office:value="5.6499999999999293" table:formula="of:=[.C336]+0.01" table:style-name="ce1">
            <text:p>5.65</text:p>
          </table:table-cell>
          <table:table-cell office:value-type="float" office:value="54.270790100097699" table:style-name="ce1">
            <text:p>54.2707901</text:p>
          </table:table-cell>
          <table:table-cell table:number-columns-repeated="16380"/>
        </table:table-row>
        <table:table-row table:style-name="ro1">
          <table:table-cell office:value-type="float" office:value="3.3699999999999721" table:formula="of:=[.A337]+0.01" table:style-name="ce1">
            <text:p>3.37</text:p>
          </table:table-cell>
          <table:table-cell office:value-type="float" office:value="-0.32393407821655301" table:style-name="ce1">
            <text:p>-0.323934078</text:p>
          </table:table-cell>
          <table:table-cell office:value-type="float" office:value="5.6599999999999291" table:formula="of:=[.C337]+0.01" table:style-name="ce1">
            <text:p>5.66</text:p>
          </table:table-cell>
          <table:table-cell office:value-type="float" office:value="54.270721435546903" table:style-name="ce1">
            <text:p>54.27072144</text:p>
          </table:table-cell>
          <table:table-cell table:number-columns-repeated="16380"/>
        </table:table-row>
        <table:table-row table:style-name="ro1">
          <table:table-cell office:value-type="float" office:value="3.3799999999999719" table:formula="of:=[.A338]+0.01" table:style-name="ce1">
            <text:p>3.38</text:p>
          </table:table-cell>
          <table:table-cell office:value-type="float" office:value="-0.32253855466842701" table:style-name="ce1">
            <text:p>-0.322538555</text:p>
          </table:table-cell>
          <table:table-cell office:value-type="float" office:value="5.6699999999999289" table:formula="of:=[.C338]+0.01" table:style-name="ce1">
            <text:p>5.67</text:p>
          </table:table-cell>
          <table:table-cell office:value-type="float" office:value="54.2700805664063" table:style-name="ce1">
            <text:p>54.27008057</text:p>
          </table:table-cell>
          <table:table-cell table:number-columns-repeated="16380"/>
        </table:table-row>
        <table:table-row table:style-name="ro1">
          <table:table-cell office:value-type="float" office:value="3.3899999999999717" table:formula="of:=[.A339]+0.01" table:style-name="ce1">
            <text:p>3.39</text:p>
          </table:table-cell>
          <table:table-cell office:value-type="float" office:value="-0.32222387194633501" table:style-name="ce1">
            <text:p>-0.322223872</text:p>
          </table:table-cell>
          <table:table-cell office:value-type="float" office:value="5.6799999999999287" table:formula="of:=[.C339]+0.01" table:style-name="ce1">
            <text:p>5.68</text:p>
          </table:table-cell>
          <table:table-cell office:value-type="float" office:value="54.267864227294901" table:style-name="ce1">
            <text:p>54.26786423</text:p>
          </table:table-cell>
          <table:table-cell table:number-columns-repeated="16380"/>
        </table:table-row>
        <table:table-row table:style-name="ro1">
          <table:table-cell office:value-type="float" office:value="3.3999999999999715" table:formula="of:=[.A340]+0.01" table:style-name="ce1">
            <text:p>3.4</text:p>
          </table:table-cell>
          <table:table-cell office:value-type="float" office:value="-0.32159629464149497" table:style-name="ce1">
            <text:p>-0.321596295</text:p>
          </table:table-cell>
          <table:table-cell office:value-type="float" office:value="5.6899999999999284" table:formula="of:=[.C340]+0.01" table:style-name="ce1">
            <text:p>5.69</text:p>
          </table:table-cell>
          <table:table-cell office:value-type="float" office:value="54.266086578369098" table:style-name="ce1">
            <text:p>54.26608658</text:p>
          </table:table-cell>
          <table:table-cell table:number-columns-repeated="16380"/>
        </table:table-row>
        <table:table-row table:style-name="ro1">
          <table:table-cell office:value-type="float" office:value="3.4099999999999713" table:formula="of:=[.A341]+0.01" table:style-name="ce1">
            <text:p>3.41</text:p>
          </table:table-cell>
          <table:table-cell office:value-type="float" office:value="-0.32146838307380698" table:style-name="ce1">
            <text:p>-0.321468383</text:p>
          </table:table-cell>
          <table:table-cell office:value-type="float" office:value="5.6999999999999282" table:formula="of:=[.C341]+0.01" table:style-name="ce1">
            <text:p>5.7</text:p>
          </table:table-cell>
          <table:table-cell office:value-type="float" office:value="54.264919281005902" table:style-name="ce1">
            <text:p>54.26491928</text:p>
          </table:table-cell>
          <table:table-cell table:number-columns-repeated="16380"/>
        </table:table-row>
        <table:table-row table:style-name="ro1">
          <table:table-cell office:value-type="float" office:value="3.4199999999999711" table:formula="of:=[.A342]+0.01" table:style-name="ce1">
            <text:p>3.42</text:p>
          </table:table-cell>
          <table:table-cell office:value-type="float" office:value="-0.32095876336097701" table:style-name="ce1">
            <text:p>-0.320958763</text:p>
          </table:table-cell>
          <table:table-cell office:value-type="float" office:value="5.709999999999928" table:formula="of:=[.C342]+0.01" table:style-name="ce1">
            <text:p>5.71</text:p>
          </table:table-cell>
          <table:table-cell office:value-type="float" office:value="54.265354156494098" table:style-name="ce1">
            <text:p>54.26535416</text:p>
          </table:table-cell>
          <table:table-cell table:number-columns-repeated="16380"/>
        </table:table-row>
        <table:table-row table:style-name="ro1">
          <table:table-cell office:value-type="float" office:value="3.4299999999999708" table:formula="of:=[.A343]+0.01" table:style-name="ce1">
            <text:p>3.43</text:p>
          </table:table-cell>
          <table:table-cell office:value-type="float" office:value="-0.32102152705192599" table:style-name="ce1">
            <text:p>-0.321021527</text:p>
          </table:table-cell>
          <table:table-cell office:value-type="float" office:value="5.7199999999999278" table:formula="of:=[.C343]+0.01" table:style-name="ce1">
            <text:p>5.72</text:p>
          </table:table-cell>
          <table:table-cell office:value-type="float" office:value="54.2666625976563" table:style-name="ce1">
            <text:p>54.2666626</text:p>
          </table:table-cell>
          <table:table-cell table:number-columns-repeated="16380"/>
        </table:table-row>
        <table:table-row table:style-name="ro1">
          <table:table-cell office:value-type="float" office:value="3.4399999999999706" table:formula="of:=[.A344]+0.01" table:style-name="ce1">
            <text:p>3.44</text:p>
          </table:table-cell>
          <table:table-cell office:value-type="float" office:value="-0.321064442396164" table:style-name="ce1">
            <text:p>-0.321064442</text:p>
          </table:table-cell>
          <table:table-cell office:value-type="float" office:value="5.7299999999999276" table:formula="of:=[.C344]+0.01" table:style-name="ce1">
            <text:p>5.73</text:p>
          </table:table-cell>
          <table:table-cell office:value-type="float" office:value="54.267856597900398" table:style-name="ce1">
            <text:p>54.2678566</text:p>
          </table:table-cell>
          <table:table-cell table:number-columns-repeated="16380"/>
        </table:table-row>
        <table:table-row table:style-name="ro1">
          <table:table-cell office:value-type="float" office:value="3.4499999999999704" table:formula="of:=[.A345]+0.01" table:style-name="ce1">
            <text:p>3.45</text:p>
          </table:table-cell>
          <table:table-cell office:value-type="float" office:value="-0.32097104191780101" table:style-name="ce1">
            <text:p>-0.320971042</text:p>
          </table:table-cell>
          <table:table-cell office:value-type="float" office:value="5.7399999999999274" table:formula="of:=[.C345]+0.01" table:style-name="ce1">
            <text:p>5.74</text:p>
          </table:table-cell>
          <table:table-cell office:value-type="float" office:value="54.269676208496101" table:style-name="ce1">
            <text:p>54.26967621</text:p>
          </table:table-cell>
          <table:table-cell table:number-columns-repeated="16380"/>
        </table:table-row>
        <table:table-row table:style-name="ro1">
          <table:table-cell office:value-type="float" office:value="3.4599999999999702" table:formula="of:=[.A346]+0.01" table:style-name="ce1">
            <text:p>3.46</text:p>
          </table:table-cell>
          <table:table-cell office:value-type="float" office:value="-0.31817835569381703" table:style-name="ce1">
            <text:p>-0.318178356</text:p>
          </table:table-cell>
          <table:table-cell office:value-type="float" office:value="5.7499999999999272" table:formula="of:=[.C346]+0.01" table:style-name="ce1">
            <text:p>5.75</text:p>
          </table:table-cell>
          <table:table-cell office:value-type="float" office:value="54.269298553466797" table:style-name="ce1">
            <text:p>54.26929855</text:p>
          </table:table-cell>
          <table:table-cell table:number-columns-repeated="16380"/>
        </table:table-row>
        <table:table-row table:style-name="ro1">
          <table:table-cell office:value-type="float" office:value="3.46999999999997" table:formula="of:=[.A347]+0.01" table:style-name="ce1">
            <text:p>3.47</text:p>
          </table:table-cell>
          <table:table-cell office:value-type="float" office:value="-0.31646156311035201" table:style-name="ce1">
            <text:p>-0.316461563</text:p>
          </table:table-cell>
          <table:table-cell office:value-type="float" office:value="5.759999999999927" table:formula="of:=[.C347]+0.01" table:style-name="ce1">
            <text:p>5.76</text:p>
          </table:table-cell>
          <table:table-cell office:value-type="float" office:value="54.268180847167997" table:style-name="ce1">
            <text:p>54.26818085</text:p>
          </table:table-cell>
          <table:table-cell table:number-columns-repeated="16380"/>
        </table:table-row>
        <table:table-row table:style-name="ro1">
          <table:table-cell office:value-type="float" office:value="3.4799999999999698" table:formula="of:=[.A348]+0.01" table:style-name="ce1">
            <text:p>3.48</text:p>
          </table:table-cell>
          <table:table-cell office:value-type="float" office:value="-0.31233882904052701" table:style-name="ce1">
            <text:p>-0.312338829</text:p>
          </table:table-cell>
          <table:table-cell office:value-type="float" office:value="5.7699999999999267" table:formula="of:=[.C348]+0.01" table:style-name="ce1">
            <text:p>5.77</text:p>
          </table:table-cell>
          <table:table-cell office:value-type="float" office:value="54.266883850097699" table:style-name="ce1">
            <text:p>54.26688385</text:p>
          </table:table-cell>
          <table:table-cell table:number-columns-repeated="16380"/>
        </table:table-row>
        <table:table-row table:style-name="ro1">
          <table:table-cell office:value-type="float" office:value="3.4899999999999696" table:formula="of:=[.A349]+0.01" table:style-name="ce1">
            <text:p>3.49</text:p>
          </table:table-cell>
          <table:table-cell office:value-type="float" office:value="-0.30983754992485002" table:style-name="ce1">
            <text:p>-0.30983755</text:p>
          </table:table-cell>
          <table:table-cell office:value-type="float" office:value="5.7799999999999265" table:formula="of:=[.C349]+0.01" table:style-name="ce1">
            <text:p>5.78</text:p>
          </table:table-cell>
          <table:table-cell office:value-type="float" office:value="54.264656066894503" table:style-name="ce1">
            <text:p>54.26465607</text:p>
          </table:table-cell>
          <table:table-cell table:number-columns-repeated="16380"/>
        </table:table-row>
        <table:table-row table:style-name="ro1">
          <table:table-cell office:value-type="float" office:value="3.4999999999999694" table:formula="of:=[.A350]+0.01" table:style-name="ce1">
            <text:p>3.5</text:p>
          </table:table-cell>
          <table:table-cell office:value-type="float" office:value="-0.30606880784034701" table:style-name="ce1">
            <text:p>-0.306068808</text:p>
          </table:table-cell>
          <table:table-cell office:value-type="float" office:value="5.7899999999999263" table:formula="of:=[.C350]+0.01" table:style-name="ce1">
            <text:p>5.79</text:p>
          </table:table-cell>
          <table:table-cell office:value-type="float" office:value="54.263782501220703" table:style-name="ce1">
            <text:p>54.2637825</text:p>
          </table:table-cell>
          <table:table-cell table:number-columns-repeated="16380"/>
        </table:table-row>
        <table:table-row table:style-name="ro1">
          <table:table-cell office:value-type="float" office:value="3.5099999999999691" table:formula="of:=[.A351]+0.01" table:style-name="ce1">
            <text:p>3.51</text:p>
          </table:table-cell>
          <table:table-cell office:value-type="float" office:value="-0.30412906408309898" table:style-name="ce1">
            <text:p>-0.304129064</text:p>
          </table:table-cell>
          <table:table-cell office:value-type="float" office:value="5.7999999999999261" table:formula="of:=[.C351]+0.01" table:style-name="ce1">
            <text:p>5.8</text:p>
          </table:table-cell>
          <table:table-cell office:value-type="float" office:value="54.264095306396499" table:style-name="ce1">
            <text:p>54.26409531</text:p>
          </table:table-cell>
          <table:table-cell table:number-columns-repeated="16380"/>
        </table:table-row>
        <table:table-row table:style-name="ro1">
          <table:table-cell office:value-type="float" office:value="3.5199999999999689" table:formula="of:=[.A352]+0.01" table:style-name="ce1">
            <text:p>3.52</text:p>
          </table:table-cell>
          <table:table-cell office:value-type="float" office:value="-0.30304840207099898" table:style-name="ce1">
            <text:p>-0.303048402</text:p>
          </table:table-cell>
          <table:table-cell office:value-type="float" office:value="5.8099999999999259" table:formula="of:=[.C352]+0.01" table:style-name="ce1">
            <text:p>5.81</text:p>
          </table:table-cell>
          <table:table-cell office:value-type="float" office:value="54.264102935791001" table:style-name="ce1">
            <text:p>54.26410294</text:p>
          </table:table-cell>
          <table:table-cell table:number-columns-repeated="16380"/>
        </table:table-row>
        <table:table-row table:style-name="ro1">
          <table:table-cell office:value-type="float" office:value="3.5299999999999687" table:formula="of:=[.A353]+0.01" table:style-name="ce1">
            <text:p>3.53</text:p>
          </table:table-cell>
          <table:table-cell office:value-type="float" office:value="-0.30159762501716603" table:style-name="ce1">
            <text:p>-0.301597625</text:p>
          </table:table-cell>
          <table:table-cell office:value-type="float" office:value="5.8199999999999257" table:formula="of:=[.C353]+0.01" table:style-name="ce1">
            <text:p>5.82</text:p>
          </table:table-cell>
          <table:table-cell office:value-type="float" office:value="54.2653999328613" table:style-name="ce1">
            <text:p>54.26539993</text:p>
          </table:table-cell>
          <table:table-cell table:number-columns-repeated="16380"/>
        </table:table-row>
        <table:table-row table:style-name="ro1">
          <table:table-cell office:value-type="float" office:value="3.5399999999999685" table:formula="of:=[.A354]+0.01" table:style-name="ce1">
            <text:p>3.54</text:p>
          </table:table-cell>
          <table:table-cell office:value-type="float" office:value="-0.29852056503295898" table:style-name="ce1">
            <text:p>-0.298520565</text:p>
          </table:table-cell>
          <table:table-cell office:value-type="float" office:value="5.8299999999999255" table:formula="of:=[.C354]+0.01" table:style-name="ce1">
            <text:p>5.83</text:p>
          </table:table-cell>
          <table:table-cell office:value-type="float" office:value="54.2662162780762" table:style-name="ce1">
            <text:p>54.26621628</text:p>
          </table:table-cell>
          <table:table-cell table:number-columns-repeated="16380"/>
        </table:table-row>
        <table:table-row table:style-name="ro1">
          <table:table-cell office:value-type="float" office:value="3.5499999999999683" table:formula="of:=[.A355]+0.01" table:style-name="ce1">
            <text:p>3.55</text:p>
          </table:table-cell>
          <table:table-cell office:value-type="float" office:value="-0.29613360762596103" table:style-name="ce1">
            <text:p>-0.296133608</text:p>
          </table:table-cell>
          <table:table-cell office:value-type="float" office:value="5.8399999999999253" table:formula="of:=[.C355]+0.01" table:style-name="ce1">
            <text:p>5.84</text:p>
          </table:table-cell>
          <table:table-cell office:value-type="float" office:value="54.267414093017599" table:style-name="ce1">
            <text:p>54.26741409</text:p>
          </table:table-cell>
          <table:table-cell table:number-columns-repeated="16380"/>
        </table:table-row>
        <table:table-row table:style-name="ro1">
          <table:table-cell office:value-type="float" office:value="3.5599999999999681" table:formula="of:=[.A356]+0.01" table:style-name="ce1">
            <text:p>3.56</text:p>
          </table:table-cell>
          <table:table-cell office:value-type="float" office:value="-0.290560513734818" table:style-name="ce1">
            <text:p>-0.290560514</text:p>
          </table:table-cell>
          <table:table-cell office:value-type="float" office:value="5.849999999999925" table:formula="of:=[.C356]+0.01" table:style-name="ce1">
            <text:p>5.85</text:p>
          </table:table-cell>
          <table:table-cell office:value-type="float" office:value="54.266918182372997" table:style-name="ce1">
            <text:p>54.26691818</text:p>
          </table:table-cell>
          <table:table-cell table:number-columns-repeated="16380"/>
        </table:table-row>
        <table:table-row table:style-name="ro1">
          <table:table-cell office:value-type="float" office:value="3.5699999999999679" table:formula="of:=[.A357]+0.01" table:style-name="ce1">
            <text:p>3.57</text:p>
          </table:table-cell>
          <table:table-cell office:value-type="float" office:value="-0.28701248764991799" table:style-name="ce1">
            <text:p>-0.287012488</text:p>
          </table:table-cell>
          <table:table-cell office:value-type="float" office:value="5.8599999999999248" table:formula="of:=[.C357]+0.01" table:style-name="ce1">
            <text:p>5.86</text:p>
          </table:table-cell>
          <table:table-cell office:value-type="float" office:value="54.266323089599602" table:style-name="ce1">
            <text:p>54.26632309</text:p>
          </table:table-cell>
          <table:table-cell table:number-columns-repeated="16380"/>
        </table:table-row>
        <table:table-row table:style-name="ro1">
          <table:table-cell office:value-type="float" office:value="3.5799999999999677" table:formula="of:=[.A358]+0.01" table:style-name="ce1">
            <text:p>3.58</text:p>
          </table:table-cell>
          <table:table-cell office:value-type="float" office:value="-0.27933943271637002" table:style-name="ce1">
            <text:p>-0.279339433</text:p>
          </table:table-cell>
          <table:table-cell office:value-type="float" office:value="5.8699999999999246" table:formula="of:=[.C358]+0.01" table:style-name="ce1">
            <text:p>5.87</text:p>
          </table:table-cell>
          <table:table-cell office:value-type="float" office:value="54.265705108642599" table:style-name="ce1">
            <text:p>54.26570511</text:p>
          </table:table-cell>
          <table:table-cell table:number-columns-repeated="16380"/>
        </table:table-row>
        <table:table-row table:style-name="ro1">
          <table:table-cell office:value-type="float" office:value="3.5899999999999674" table:formula="of:=[.A359]+0.01" table:style-name="ce1">
            <text:p>3.59</text:p>
          </table:table-cell>
          <table:table-cell office:value-type="float" office:value="-0.27470567822456399" table:style-name="ce1">
            <text:p>-0.274705678</text:p>
          </table:table-cell>
          <table:table-cell office:value-type="float" office:value="5.8799999999999244" table:formula="of:=[.C359]+0.01" table:style-name="ce1">
            <text:p>5.88</text:p>
          </table:table-cell>
          <table:table-cell office:value-type="float" office:value="54.265457153320298" table:style-name="ce1">
            <text:p>54.26545715</text:p>
          </table:table-cell>
          <table:table-cell table:number-columns-repeated="16380"/>
        </table:table-row>
        <table:table-row table:style-name="ro1">
          <table:table-cell office:value-type="float" office:value="3.5999999999999672" table:formula="of:=[.A360]+0.01" table:style-name="ce1">
            <text:p>3.6</text:p>
          </table:table-cell>
          <table:table-cell office:value-type="float" office:value="-0.26633146405219998" table:style-name="ce1">
            <text:p>-0.266331464</text:p>
          </table:table-cell>
          <table:table-cell office:value-type="float" office:value="5.8899999999999242" table:formula="of:=[.C360]+0.01" table:style-name="ce1">
            <text:p>5.89</text:p>
          </table:table-cell>
          <table:table-cell office:value-type="float" office:value="54.265159606933601" table:style-name="ce1">
            <text:p>54.26515961</text:p>
          </table:table-cell>
          <table:table-cell table:number-columns-repeated="16380"/>
        </table:table-row>
        <table:table-row table:style-name="ro1">
          <table:table-cell office:value-type="float" office:value="3.609999999999967" table:formula="of:=[.A361]+0.01" table:style-name="ce1">
            <text:p>3.61</text:p>
          </table:table-cell>
          <table:table-cell office:value-type="float" office:value="-0.26047363877296398" table:style-name="ce1">
            <text:p>-0.260473639</text:p>
          </table:table-cell>
          <table:table-cell office:value-type="float" office:value="5.899999999999924" table:formula="of:=[.C361]+0.01" table:style-name="ce1">
            <text:p>5.9</text:p>
          </table:table-cell>
          <table:table-cell office:value-type="float" office:value="54.265064239502003" table:style-name="ce1">
            <text:p>54.26506424</text:p>
          </table:table-cell>
          <table:table-cell table:number-columns-repeated="16380"/>
        </table:table-row>
        <table:table-row table:style-name="ro1">
          <table:table-cell office:value-type="float" office:value="3.6199999999999668" table:formula="of:=[.A362]+0.01" table:style-name="ce1">
            <text:p>3.62</text:p>
          </table:table-cell>
          <table:table-cell office:value-type="float" office:value="-0.25243395566940302" table:style-name="ce1">
            <text:p>-0.252433956</text:p>
          </table:table-cell>
          <table:table-cell office:value-type="float" office:value="5.9099999999999238" table:formula="of:=[.C362]+0.01" table:style-name="ce1">
            <text:p>5.91</text:p>
          </table:table-cell>
          <table:table-cell office:value-type="float" office:value="54.265445709228501" table:style-name="ce1">
            <text:p>54.26544571</text:p>
          </table:table-cell>
          <table:table-cell table:number-columns-repeated="16380"/>
        </table:table-row>
        <table:table-row table:style-name="ro1">
          <table:table-cell office:value-type="float" office:value="3.6299999999999666" table:formula="of:=[.A363]+0.01" table:style-name="ce1">
            <text:p>3.63</text:p>
          </table:table-cell>
          <table:table-cell office:value-type="float" office:value="-0.246441960334778" table:style-name="ce1">
            <text:p>-0.24644196</text:p>
          </table:table-cell>
          <table:table-cell office:value-type="float" office:value="5.9199999999999235" table:formula="of:=[.C363]+0.01" table:style-name="ce1">
            <text:p>5.92</text:p>
          </table:table-cell>
          <table:table-cell office:value-type="float" office:value="54.266773223877003" table:style-name="ce1">
            <text:p>54.26677322</text:p>
          </table:table-cell>
          <table:table-cell table:number-columns-repeated="16380"/>
        </table:table-row>
        <table:table-row table:style-name="ro1">
          <table:table-cell office:value-type="float" office:value="3.6399999999999664" table:formula="of:=[.A364]+0.01" table:style-name="ce1">
            <text:p>3.64</text:p>
          </table:table-cell>
          <table:table-cell office:value-type="float" office:value="-0.23725144565105399" table:style-name="ce1">
            <text:p>-0.237251446</text:p>
          </table:table-cell>
          <table:table-cell office:value-type="float" office:value="5.9299999999999233" table:formula="of:=[.C364]+0.01" table:style-name="ce1">
            <text:p>5.93</text:p>
          </table:table-cell>
          <table:table-cell office:value-type="float" office:value="54.267978668212898" table:style-name="ce1">
            <text:p>54.26797867</text:p>
          </table:table-cell>
          <table:table-cell table:number-columns-repeated="16380"/>
        </table:table-row>
        <table:table-row table:style-name="ro1">
          <table:table-cell office:value-type="float" office:value="3.6499999999999662" table:formula="of:=[.A365]+0.01" table:style-name="ce1">
            <text:p>3.65</text:p>
          </table:table-cell>
          <table:table-cell office:value-type="float" office:value="-0.23055583238601701" table:style-name="ce1">
            <text:p>-0.230555832</text:p>
          </table:table-cell>
          <table:table-cell office:value-type="float" office:value="5.9399999999999231" table:formula="of:=[.C365]+0.01" table:style-name="ce1">
            <text:p>5.94</text:p>
          </table:table-cell>
          <table:table-cell office:value-type="float" office:value="54.267356872558601" table:style-name="ce1">
            <text:p>54.26735687</text:p>
          </table:table-cell>
          <table:table-cell table:number-columns-repeated="16380"/>
        </table:table-row>
        <table:table-row table:style-name="ro1">
          <table:table-cell office:value-type="float" office:value="3.6599999999999659" table:formula="of:=[.A366]+0.01" table:style-name="ce1">
            <text:p>3.66</text:p>
          </table:table-cell>
          <table:table-cell office:value-type="float" office:value="-0.22071743011474601" table:style-name="ce1">
            <text:p>-0.22071743</text:p>
          </table:table-cell>
          <table:table-cell office:value-type="float" office:value="5.9499999999999229" table:formula="of:=[.C366]+0.01" table:style-name="ce1">
            <text:p>5.95</text:p>
          </table:table-cell>
          <table:table-cell office:value-type="float" office:value="54.267005920410199" table:style-name="ce1">
            <text:p>54.26700592</text:p>
          </table:table-cell>
          <table:table-cell table:number-columns-repeated="16380"/>
        </table:table-row>
        <table:table-row table:style-name="ro1">
          <table:table-cell office:value-type="float" office:value="3.6699999999999657" table:formula="of:=[.A367]+0.01" table:style-name="ce1">
            <text:p>3.67</text:p>
          </table:table-cell>
          <table:table-cell office:value-type="float" office:value="-0.213856741786003" table:style-name="ce1">
            <text:p>-0.213856742</text:p>
          </table:table-cell>
          <table:table-cell office:value-type="float" office:value="5.9599999999999227" table:formula="of:=[.C367]+0.01" table:style-name="ce1">
            <text:p>5.96</text:p>
          </table:table-cell>
          <table:table-cell office:value-type="float" office:value="54.266536712646499" table:style-name="ce1">
            <text:p>54.26653671</text:p>
          </table:table-cell>
          <table:table-cell table:number-columns-repeated="16380"/>
        </table:table-row>
        <table:table-row table:style-name="ro1">
          <table:table-cell office:value-type="float" office:value="3.6799999999999655" table:formula="of:=[.A368]+0.01" table:style-name="ce1">
            <text:p>3.68</text:p>
          </table:table-cell>
          <table:table-cell office:value-type="float" office:value="-0.20232410728931399" table:style-name="ce1">
            <text:p>-0.202324107</text:p>
          </table:table-cell>
          <table:table-cell office:value-type="float" office:value="5.9699999999999225" table:formula="of:=[.C368]+0.01" table:style-name="ce1">
            <text:p>5.97</text:p>
          </table:table-cell>
          <table:table-cell office:value-type="float" office:value="54.2665824890137" table:style-name="ce1">
            <text:p>54.26658249</text:p>
          </table:table-cell>
          <table:table-cell table:number-columns-repeated="16380"/>
        </table:table-row>
        <table:table-row table:style-name="ro1">
          <table:table-cell office:value-type="float" office:value="3.6899999999999653" table:formula="of:=[.A369]+0.01" table:style-name="ce1">
            <text:p>3.69</text:p>
          </table:table-cell>
          <table:table-cell office:value-type="float" office:value="-0.193870663642883" table:style-name="ce1">
            <text:p>-0.193870664</text:p>
          </table:table-cell>
          <table:table-cell office:value-type="float" office:value="5.9799999999999223" table:formula="of:=[.C369]+0.01" table:style-name="ce1">
            <text:p>5.98</text:p>
          </table:table-cell>
          <table:table-cell office:value-type="float" office:value="54.266120910644503" table:style-name="ce1">
            <text:p>54.26612091</text:p>
          </table:table-cell>
          <table:table-cell table:number-columns-repeated="16380"/>
        </table:table-row>
        <table:table-row table:style-name="ro1">
          <table:table-cell office:value-type="float" office:value="3.6999999999999651" table:formula="of:=[.A370]+0.01" table:style-name="ce1">
            <text:p>3.7</text:p>
          </table:table-cell>
          <table:table-cell office:value-type="float" office:value="-0.181526154279709" table:style-name="ce1">
            <text:p>-0.181526154</text:p>
          </table:table-cell>
          <table:table-cell office:value-type="float" office:value="5.9899999999999221" table:formula="of:=[.C370]+0.01" table:style-name="ce1">
            <text:p>5.99</text:p>
          </table:table-cell>
          <table:table-cell office:value-type="float" office:value="54.265724182128899" table:style-name="ce1">
            <text:p>54.26572418</text:p>
          </table:table-cell>
          <table:table-cell table:number-columns-repeated="16380"/>
        </table:table-row>
        <table:table-row table:style-name="ro1">
          <table:table-cell office:value-type="float" office:value="3.7099999999999649" table:formula="of:=[.A371]+0.01" table:style-name="ce1">
            <text:p>3.71</text:p>
          </table:table-cell>
          <table:table-cell office:value-type="float" office:value="-0.17315995693206801" table:style-name="ce1">
            <text:p>-0.173159957</text:p>
          </table:table-cell>
          <table:table-cell office:value-type="float" office:value="5.9999999999999218" table:formula="of:=[.C371]+0.01" table:style-name="ce1">
            <text:p>6</text:p>
          </table:table-cell>
          <table:table-cell office:value-type="float" office:value="54.264949798583999" table:style-name="ce1">
            <text:p>54.2649498</text:p>
          </table:table-cell>
          <table:table-cell table:number-columns-repeated="16380"/>
        </table:table-row>
        <table:table-row table:style-name="ro1">
          <table:table-cell office:value-type="float" office:value="3.7199999999999647" table:formula="of:=[.A372]+0.01" table:style-name="ce1">
            <text:p>3.72</text:p>
          </table:table-cell>
          <table:table-cell office:value-type="float" office:value="-0.16100649535656" table:style-name="ce1">
            <text:p>-0.161006495</text:p>
          </table:table-cell>
          <table:table-cell office:value-type="float" office:value="6.0099999999999216" table:formula="of:=[.C372]+0.01" table:style-name="ce1">
            <text:p>6.01</text:p>
          </table:table-cell>
          <table:table-cell office:value-type="float" office:value="54.264606475830099" table:style-name="ce1">
            <text:p>54.26460648</text:p>
          </table:table-cell>
          <table:table-cell table:number-columns-repeated="16380"/>
        </table:table-row>
        <table:table-row table:style-name="ro1">
          <table:table-cell office:value-type="float" office:value="3.7299999999999645" table:formula="of:=[.A373]+0.01" table:style-name="ce1">
            <text:p>3.73</text:p>
          </table:table-cell>
          <table:table-cell office:value-type="float" office:value="-0.15245757997036" table:style-name="ce1">
            <text:p>-0.15245758</text:p>
          </table:table-cell>
          <table:table-cell office:value-type="float" office:value="6.0199999999999214" table:formula="of:=[.C373]+0.01" table:style-name="ce1">
            <text:p>6.02</text:p>
          </table:table-cell>
          <table:table-cell office:value-type="float" office:value="54.264759063720703" table:style-name="ce1">
            <text:p>54.26475906</text:p>
          </table:table-cell>
          <table:table-cell table:number-columns-repeated="16380"/>
        </table:table-row>
        <table:table-row table:style-name="ro1">
          <table:table-cell office:value-type="float" office:value="3.7399999999999642" table:formula="of:=[.A374]+0.01" table:style-name="ce1">
            <text:p>3.74</text:p>
          </table:table-cell>
          <table:table-cell office:value-type="float" office:value="-0.14093579351902" table:style-name="ce1">
            <text:p>-0.140935794</text:p>
          </table:table-cell>
          <table:table-cell office:value-type="float" office:value="6.0299999999999212" table:formula="of:=[.C374]+0.01" table:style-name="ce1">
            <text:p>6.03</text:p>
          </table:table-cell>
          <table:table-cell office:value-type="float" office:value="54.264999389648402" table:style-name="ce1">
            <text:p>54.26499939</text:p>
          </table:table-cell>
          <table:table-cell table:number-columns-repeated="16380"/>
        </table:table-row>
        <table:table-row table:style-name="ro1">
          <table:table-cell office:value-type="float" office:value="3.749999999999964" table:formula="of:=[.A375]+0.01" table:style-name="ce1">
            <text:p>3.75</text:p>
          </table:table-cell>
          <table:table-cell office:value-type="float" office:value="-0.132921978831291" table:style-name="ce1">
            <text:p>-0.132921979</text:p>
          </table:table-cell>
          <table:table-cell office:value-type="float" office:value="6.039999999999921" table:formula="of:=[.C375]+0.01" table:style-name="ce1">
            <text:p>6.04</text:p>
          </table:table-cell>
          <table:table-cell office:value-type="float" office:value="54.2649116516113" table:style-name="ce1">
            <text:p>54.26491165</text:p>
          </table:table-cell>
          <table:table-cell table:number-columns-repeated="16380"/>
        </table:table-row>
        <table:table-row table:style-name="ro1">
          <table:table-cell office:value-type="float" office:value="3.7599999999999638" table:formula="of:=[.A376]+0.01" table:style-name="ce1">
            <text:p>3.76</text:p>
          </table:table-cell>
          <table:table-cell office:value-type="float" office:value="-0.12170249968767199" table:style-name="ce1">
            <text:p>-0.1217025</text:p>
          </table:table-cell>
          <table:table-cell office:value-type="float" office:value="6.0499999999999208" table:formula="of:=[.C376]+0.01" table:style-name="ce1">
            <text:p>6.05</text:p>
          </table:table-cell>
          <table:table-cell office:value-type="float" office:value="54.264430999755902" table:style-name="ce1">
            <text:p>54.264431</text:p>
          </table:table-cell>
          <table:table-cell table:number-columns-repeated="16380"/>
        </table:table-row>
        <table:table-row table:style-name="ro1">
          <table:table-cell office:value-type="float" office:value="3.7699999999999636" table:formula="of:=[.A377]+0.01" table:style-name="ce1">
            <text:p>3.77</text:p>
          </table:table-cell>
          <table:table-cell office:value-type="float" office:value="-0.114436119794846" table:style-name="ce1">
            <text:p>-0.11443612</text:p>
          </table:table-cell>
          <table:table-cell office:value-type="float" office:value="6.0599999999999206" table:formula="of:=[.C377]+0.01" table:style-name="ce1">
            <text:p>6.06</text:p>
          </table:table-cell>
          <table:table-cell office:value-type="float" office:value="54.263431549072301" table:style-name="ce1">
            <text:p>54.26343155</text:p>
          </table:table-cell>
          <table:table-cell table:number-columns-repeated="16380"/>
        </table:table-row>
        <table:table-row table:style-name="ro1">
          <table:table-cell office:value-type="float" office:value="3.7799999999999634" table:formula="of:=[.A378]+0.01" table:style-name="ce1">
            <text:p>3.78</text:p>
          </table:table-cell>
          <table:table-cell office:value-type="float" office:value="-0.10297355055809" table:style-name="ce1">
            <text:p>-0.102973551</text:p>
          </table:table-cell>
          <table:table-cell office:value-type="float" office:value="6.0699999999999203" table:formula="of:=[.C378]+0.01" table:style-name="ce1">
            <text:p>6.07</text:p>
          </table:table-cell>
          <table:table-cell office:value-type="float" office:value="54.262699127197301" table:style-name="ce1">
            <text:p>54.26269913</text:p>
          </table:table-cell>
          <table:table-cell table:number-columns-repeated="16380"/>
        </table:table-row>
        <table:table-row table:style-name="ro1">
          <table:table-cell office:value-type="float" office:value="3.7899999999999632" table:formula="of:=[.A379]+0.01" table:style-name="ce1">
            <text:p>3.79</text:p>
          </table:table-cell>
          <table:table-cell office:value-type="float" office:value="-9.5210857689380604E-2" table:style-name="ce1">
            <text:p>-0.095210858</text:p>
          </table:table-cell>
          <table:table-cell office:value-type="float" office:value="6.0799999999999201" table:formula="of:=[.C379]+0.01" table:style-name="ce1">
            <text:p>6.08</text:p>
          </table:table-cell>
          <table:table-cell office:value-type="float" office:value="54.262935638427699" table:style-name="ce1">
            <text:p>54.26293564</text:p>
          </table:table-cell>
          <table:table-cell table:number-columns-repeated="16380"/>
        </table:table-row>
        <table:table-row table:style-name="ro1">
          <table:table-cell office:value-type="float" office:value="3.799999999999963" table:formula="of:=[.A380]+0.01" table:style-name="ce1">
            <text:p>3.8</text:p>
          </table:table-cell>
          <table:table-cell office:value-type="float" office:value="-8.4308549761772197E-2" table:style-name="ce1">
            <text:p>-0.08430855</text:p>
          </table:table-cell>
          <table:table-cell office:value-type="float" office:value="6.0899999999999199" table:formula="of:=[.C380]+0.01" table:style-name="ce1">
            <text:p>6.09</text:p>
          </table:table-cell>
          <table:table-cell office:value-type="float" office:value="54.263221740722699" table:style-name="ce1">
            <text:p>54.26322174</text:p>
          </table:table-cell>
          <table:table-cell table:number-columns-repeated="16380"/>
        </table:table-row>
        <table:table-row table:style-name="ro1">
          <table:table-cell office:value-type="float" office:value="3.8099999999999627" table:formula="of:=[.A381]+0.01" table:style-name="ce1">
            <text:p>3.81</text:p>
          </table:table-cell>
          <table:table-cell office:value-type="float" office:value="-7.7968962490558597E-2" table:style-name="ce1">
            <text:p>-0.077968962</text:p>
          </table:table-cell>
          <table:table-cell office:value-type="float" office:value="6.0999999999999197" table:formula="of:=[.C381]+0.01" table:style-name="ce1">
            <text:p>6.1</text:p>
          </table:table-cell>
          <table:table-cell office:value-type="float" office:value="54.262363433837898" table:style-name="ce1">
            <text:p>54.26236343</text:p>
          </table:table-cell>
          <table:table-cell table:number-columns-repeated="16380"/>
        </table:table-row>
        <table:table-row table:style-name="ro1">
          <table:table-cell office:value-type="float" office:value="3.8199999999999625" table:formula="of:=[.A382]+0.01" table:style-name="ce1">
            <text:p>3.82</text:p>
          </table:table-cell>
          <table:table-cell office:value-type="float" office:value="-7.0677794516086606E-2" table:style-name="ce1">
            <text:p>-0.070677795</text:p>
          </table:table-cell>
          <table:table-cell office:value-type="float" office:value="6.1099999999999195" table:formula="of:=[.C382]+0.01" table:style-name="ce1">
            <text:p>6.11</text:p>
          </table:table-cell>
          <table:table-cell office:value-type="float" office:value="54.262153625488303" table:style-name="ce1">
            <text:p>54.26215363</text:p>
          </table:table-cell>
          <table:table-cell table:number-columns-repeated="16380"/>
        </table:table-row>
        <table:table-row table:style-name="ro1">
          <table:table-cell office:value-type="float" office:value="3.8299999999999623" table:formula="of:=[.A383]+0.01" table:style-name="ce1">
            <text:p>3.83</text:p>
          </table:table-cell>
          <table:table-cell office:value-type="float" office:value="-6.6828690469264998E-2" table:style-name="ce1">
            <text:p>-0.06682869</text:p>
          </table:table-cell>
          <table:table-cell office:value-type="float" office:value="6.1199999999999193" table:formula="of:=[.C383]+0.01" table:style-name="ce1">
            <text:p>6.12</text:p>
          </table:table-cell>
          <table:table-cell office:value-type="float" office:value="54.261764526367202" table:style-name="ce1">
            <text:p>54.26176453</text:p>
          </table:table-cell>
          <table:table-cell table:number-columns-repeated="16380"/>
        </table:table-row>
        <table:table-row table:style-name="ro1">
          <table:table-cell office:value-type="float" office:value="3.8399999999999621" table:formula="of:=[.A384]+0.01" table:style-name="ce1">
            <text:p>3.84</text:p>
          </table:table-cell>
          <table:table-cell office:value-type="float" office:value="-6.2775820493698106E-2" table:style-name="ce1">
            <text:p>-0.06277582</text:p>
          </table:table-cell>
          <table:table-cell office:value-type="float" office:value="6.1299999999999191" table:formula="of:=[.C384]+0.01" table:style-name="ce1">
            <text:p>6.13</text:p>
          </table:table-cell>
          <table:table-cell office:value-type="float" office:value="54.261974334716797" table:style-name="ce1">
            <text:p>54.26197433</text:p>
          </table:table-cell>
          <table:table-cell table:number-columns-repeated="16380"/>
        </table:table-row>
        <table:table-row table:style-name="ro1">
          <table:table-cell office:value-type="float" office:value="3.8499999999999619" table:formula="of:=[.A385]+0.01" table:style-name="ce1">
            <text:p>3.85</text:p>
          </table:table-cell>
          <table:table-cell office:value-type="float" office:value="-6.0236599296331399E-2" table:style-name="ce1">
            <text:p>-0.060236599</text:p>
          </table:table-cell>
          <table:table-cell office:value-type="float" office:value="6.1399999999999189" table:formula="of:=[.C385]+0.01" table:style-name="ce1">
            <text:p>6.14</text:p>
          </table:table-cell>
          <table:table-cell office:value-type="float" office:value="54.261798858642599" table:style-name="ce1">
            <text:p>54.26179886</text:p>
          </table:table-cell>
          <table:table-cell table:number-columns-repeated="16380"/>
        </table:table-row>
        <table:table-row table:style-name="ro1">
          <table:table-cell office:value-type="float" office:value="3.8599999999999617" table:formula="of:=[.A386]+0.01" table:style-name="ce1">
            <text:p>3.86</text:p>
          </table:table-cell>
          <table:table-cell office:value-type="float" office:value="-5.7957891374826397E-2" table:style-name="ce1">
            <text:p>-0.057957891</text:p>
          </table:table-cell>
          <table:table-cell office:value-type="float" office:value="6.1499999999999186" table:formula="of:=[.C386]+0.01" table:style-name="ce1">
            <text:p>6.15</text:p>
          </table:table-cell>
          <table:table-cell office:value-type="float" office:value="54.261676788330099" table:style-name="ce1">
            <text:p>54.26167679</text:p>
          </table:table-cell>
          <table:table-cell table:number-columns-repeated="16380"/>
        </table:table-row>
        <table:table-row table:style-name="ro1">
          <table:table-cell office:value-type="float" office:value="3.8699999999999615" table:formula="of:=[.A387]+0.01" table:style-name="ce1">
            <text:p>3.87</text:p>
          </table:table-cell>
          <table:table-cell office:value-type="float" office:value="-5.7412385940551799E-2" table:style-name="ce1">
            <text:p>-0.057412386</text:p>
          </table:table-cell>
          <table:table-cell office:value-type="float" office:value="6.1599999999999184" table:formula="of:=[.C387]+0.01" table:style-name="ce1">
            <text:p>6.16</text:p>
          </table:table-cell>
          <table:table-cell office:value-type="float" office:value="54.261844635009801" table:style-name="ce1">
            <text:p>54.26184464</text:p>
          </table:table-cell>
          <table:table-cell table:number-columns-repeated="16380"/>
        </table:table-row>
        <table:table-row table:style-name="ro1">
          <table:table-cell office:value-type="float" office:value="3.8799999999999613" table:formula="of:=[.A388]+0.01" table:style-name="ce1">
            <text:p>3.88</text:p>
          </table:table-cell>
          <table:table-cell office:value-type="float" office:value="-5.7140782475471497E-2" table:style-name="ce1">
            <text:p>-0.057140782</text:p>
          </table:table-cell>
          <table:table-cell office:value-type="float" office:value="6.1699999999999182" table:formula="of:=[.C388]+0.01" table:style-name="ce1">
            <text:p>6.17</text:p>
          </table:table-cell>
          <table:table-cell office:value-type="float" office:value="54.261997222900398" table:style-name="ce1">
            <text:p>54.26199722</text:p>
          </table:table-cell>
          <table:table-cell table:number-columns-repeated="16380"/>
        </table:table-row>
        <table:table-row table:style-name="ro1">
          <table:table-cell office:value-type="float" office:value="3.889999999999961" table:formula="of:=[.A389]+0.01" table:style-name="ce1">
            <text:p>3.89</text:p>
          </table:table-cell>
          <table:table-cell office:value-type="float" office:value="-5.8317679911851897E-2" table:style-name="ce1">
            <text:p>-0.05831768</text:p>
          </table:table-cell>
          <table:table-cell office:value-type="float" office:value="6.179999999999918" table:formula="of:=[.C389]+0.01" table:style-name="ce1">
            <text:p>6.18</text:p>
          </table:table-cell>
          <table:table-cell office:value-type="float" office:value="54.261260986328097" table:style-name="ce1">
            <text:p>54.26126099</text:p>
          </table:table-cell>
          <table:table-cell table:number-columns-repeated="16380"/>
        </table:table-row>
        <table:table-row table:style-name="ro1">
          <table:table-cell office:value-type="float" office:value="3.8999999999999608" table:formula="of:=[.A390]+0.01" table:style-name="ce1">
            <text:p>3.9</text:p>
          </table:table-cell>
          <table:table-cell office:value-type="float" office:value="-6.1957862228155101E-2" table:style-name="ce1">
            <text:p>-0.061957862</text:p>
          </table:table-cell>
          <table:table-cell office:value-type="float" office:value="6.1899999999999178" table:formula="of:=[.C390]+0.01" table:style-name="ce1">
            <text:p>6.19</text:p>
          </table:table-cell>
          <table:table-cell office:value-type="float" office:value="54.2615356445313" table:style-name="ce1">
            <text:p>54.26153564</text:p>
          </table:table-cell>
          <table:table-cell table:number-columns-repeated="16380"/>
        </table:table-row>
        <table:table-row table:style-name="ro1">
          <table:table-cell office:value-type="float" office:value="3.9099999999999606" table:formula="of:=[.A391]+0.01" table:style-name="ce1">
            <text:p>3.91</text:p>
          </table:table-cell>
          <table:table-cell office:value-type="float" office:value="-6.3998118042945903E-2" table:style-name="ce1">
            <text:p>-0.063998118</text:p>
          </table:table-cell>
          <table:table-cell office:value-type="float" office:value="6.1999999999999176" table:formula="of:=[.C391]+0.01" table:style-name="ce1">
            <text:p>6.2</text:p>
          </table:table-cell>
          <table:table-cell office:value-type="float" office:value="54.260818481445298" table:style-name="ce1">
            <text:p>54.26081848</text:p>
          </table:table-cell>
          <table:table-cell table:number-columns-repeated="16380"/>
        </table:table-row>
        <table:table-row table:style-name="ro1">
          <table:table-cell office:value-type="float" office:value="3.9199999999999604" table:formula="of:=[.A392]+0.01" table:style-name="ce1">
            <text:p>3.92</text:p>
          </table:table-cell>
          <table:table-cell office:value-type="float" office:value="-6.5215073525905595E-2" table:style-name="ce1">
            <text:p>-0.065215074</text:p>
          </table:table-cell>
          <table:table-cell office:value-type="float" office:value="6.2099999999999174" table:formula="of:=[.C392]+0.01" table:style-name="ce1">
            <text:p>6.21</text:p>
          </table:table-cell>
          <table:table-cell office:value-type="float" office:value="54.260120391845703" table:style-name="ce1">
            <text:p>54.26012039</text:p>
          </table:table-cell>
          <table:table-cell table:number-columns-repeated="16380"/>
        </table:table-row>
        <table:table-row table:style-name="ro1">
          <table:table-cell office:value-type="float" office:value="3.9299999999999602" table:formula="of:=[.A393]+0.01" table:style-name="ce1">
            <text:p>3.93</text:p>
          </table:table-cell>
          <table:table-cell office:value-type="float" office:value="-6.4274296164512607E-2" table:style-name="ce1">
            <text:p>-0.064274296</text:p>
          </table:table-cell>
          <table:table-cell office:value-type="float" office:value="6.2199999999999172" table:formula="of:=[.C393]+0.01" table:style-name="ce1">
            <text:p>6.22</text:p>
          </table:table-cell>
          <table:table-cell office:value-type="float" office:value="54.259983062744098" table:style-name="ce1">
            <text:p>54.25998306</text:p>
          </table:table-cell>
          <table:table-cell table:number-columns-repeated="16380"/>
        </table:table-row>
        <table:table-row table:style-name="ro1">
          <table:table-cell office:value-type="float" office:value="3.93999999999996" table:formula="of:=[.A394]+0.01" table:style-name="ce1">
            <text:p>3.94</text:p>
          </table:table-cell>
          <table:table-cell office:value-type="float" office:value="-6.1076421290636097E-2" table:style-name="ce1">
            <text:p>-0.061076421</text:p>
          </table:table-cell>
          <table:table-cell office:value-type="float" office:value="6.2299999999999169" table:formula="of:=[.C394]+0.01" table:style-name="ce1">
            <text:p>6.23</text:p>
          </table:table-cell>
          <table:table-cell office:value-type="float" office:value="54.259765625" table:style-name="ce1">
            <text:p>54.25976563</text:p>
          </table:table-cell>
          <table:table-cell table:number-columns-repeated="16380"/>
        </table:table-row>
        <table:table-row table:style-name="ro1">
          <table:table-cell office:value-type="float" office:value="3.9499999999999598" table:formula="of:=[.A395]+0.01" table:style-name="ce1">
            <text:p>3.95</text:p>
          </table:table-cell>
          <table:table-cell office:value-type="float" office:value="-5.7370252907276202E-2" table:style-name="ce1">
            <text:p>-0.057370253</text:p>
          </table:table-cell>
          <table:table-cell office:value-type="float" office:value="6.2399999999999167" table:formula="of:=[.C395]+0.01" table:style-name="ce1">
            <text:p>6.24</text:p>
          </table:table-cell>
          <table:table-cell office:value-type="float" office:value="54.258487701416001" table:style-name="ce1">
            <text:p>54.2584877</text:p>
          </table:table-cell>
          <table:table-cell table:number-columns-repeated="16380"/>
        </table:table-row>
        <table:table-row table:style-name="ro1">
          <table:table-cell office:value-type="float" office:value="3.9599999999999596" table:formula="of:=[.A396]+0.01" table:style-name="ce1">
            <text:p>3.96</text:p>
          </table:table-cell>
          <table:table-cell office:value-type="float" office:value="-5.0949301570653902E-2" table:style-name="ce1">
            <text:p>-0.050949302</text:p>
          </table:table-cell>
          <table:table-cell office:value-type="float" office:value="6.2499999999999165" table:formula="of:=[.C396]+0.01" table:style-name="ce1">
            <text:p>6.25</text:p>
          </table:table-cell>
          <table:table-cell office:value-type="float" office:value="54.258098602294901" table:style-name="ce1">
            <text:p>54.2580986</text:p>
          </table:table-cell>
          <table:table-cell table:number-columns-repeated="16380"/>
        </table:table-row>
        <table:table-row table:style-name="ro1">
          <table:table-cell office:value-type="float" office:value="3.9699999999999593" table:formula="of:=[.A397]+0.01" table:style-name="ce1">
            <text:p>3.97</text:p>
          </table:table-cell>
          <table:table-cell office:value-type="float" office:value="-4.6466656029224403E-2" table:style-name="ce1">
            <text:p>-0.046466656</text:p>
          </table:table-cell>
          <table:table-cell office:value-type="float" office:value="6.2599999999999163" table:formula="of:=[.C397]+0.01" table:style-name="ce1">
            <text:p>6.26</text:p>
          </table:table-cell>
          <table:table-cell office:value-type="float" office:value="54.257175445556598" table:style-name="ce1">
            <text:p>54.25717545</text:p>
          </table:table-cell>
          <table:table-cell table:number-columns-repeated="16380"/>
        </table:table-row>
        <table:table-row table:style-name="ro1">
          <table:table-cell office:value-type="float" office:value="3.9799999999999591" table:formula="of:=[.A398]+0.01" table:style-name="ce1">
            <text:p>3.98</text:p>
          </table:table-cell>
          <table:table-cell office:value-type="float" office:value="-3.8304753601551098E-2" table:style-name="ce1">
            <text:p>-0.038304754</text:p>
          </table:table-cell>
          <table:table-cell office:value-type="float" office:value="6.2699999999999161" table:formula="of:=[.C398]+0.01" table:style-name="ce1">
            <text:p>6.27</text:p>
          </table:table-cell>
          <table:table-cell office:value-type="float" office:value="54.255661010742202" table:style-name="ce1">
            <text:p>54.25566101</text:p>
          </table:table-cell>
          <table:table-cell table:number-columns-repeated="16380"/>
        </table:table-row>
        <table:table-row table:style-name="ro1">
          <table:table-cell office:value-type="float" office:value="3.9899999999999589" table:formula="of:=[.A399]+0.01" table:style-name="ce1">
            <text:p>3.99</text:p>
          </table:table-cell>
          <table:table-cell office:value-type="float" office:value="-3.2211955636739703E-2" table:style-name="ce1">
            <text:p>-0.032211956</text:p>
          </table:table-cell>
          <table:table-cell office:value-type="float" office:value="6.2799999999999159" table:formula="of:=[.C399]+0.01" table:style-name="ce1">
            <text:p>6.28</text:p>
          </table:table-cell>
          <table:table-cell office:value-type="float" office:value="54.2559814453125" table:style-name="ce1">
            <text:p>54.25598145</text:p>
          </table:table-cell>
          <table:table-cell table:number-columns-repeated="16380"/>
        </table:table-row>
        <table:table-row table:style-name="ro1">
          <table:table-cell office:value-type="float" office:value="3.9999999999999587" table:formula="of:=[.A400]+0.01" table:style-name="ce1">
            <text:p>4</text:p>
          </table:table-cell>
          <table:table-cell office:value-type="float" office:value="-2.1513961255550398E-2" table:style-name="ce1">
            <text:p>-0.021513961</text:p>
          </table:table-cell>
          <table:table-cell office:value-type="float" office:value="6.2899999999999157" table:formula="of:=[.C400]+0.01" table:style-name="ce1">
            <text:p>6.29</text:p>
          </table:table-cell>
          <table:table-cell office:value-type="float" office:value="54.256534576416001" table:style-name="ce1">
            <text:p>54.25653458</text:p>
          </table:table-cell>
          <table:table-cell table:number-columns-repeated="16380"/>
        </table:table-row>
        <table:table-row table:style-name="ro1">
          <table:table-cell office:value-type="float" office:value="4.0099999999999589" table:formula="of:=[.A401]+0.01" table:style-name="ce1">
            <text:p>4.01</text:p>
          </table:table-cell>
          <table:table-cell office:value-type="float" office:value="-1.3827298767864701E-2" table:style-name="ce1">
            <text:p>-0.013827299</text:p>
          </table:table-cell>
          <table:table-cell office:value-type="float" office:value="6.2999999999999154" table:formula="of:=[.C401]+0.01" table:style-name="ce1">
            <text:p>6.3</text:p>
          </table:table-cell>
          <table:table-cell office:value-type="float" office:value="54.256671905517599" table:style-name="ce1">
            <text:p>54.25667191</text:p>
          </table:table-cell>
          <table:table-cell table:number-columns-repeated="16380"/>
        </table:table-row>
        <table:table-row table:style-name="ro1">
          <table:table-cell office:value-type="float" office:value="4.0199999999999587" table:formula="of:=[.A402]+0.01" table:style-name="ce1">
            <text:p>4.02</text:p>
          </table:table-cell>
          <table:table-cell office:value-type="float" office:value="-2.7883586008101702E-3" table:style-name="ce1">
            <text:p>-0.002788359</text:p>
          </table:table-cell>
          <table:table-cell office:value-type="float" office:value="6.3099999999999152" table:formula="of:=[.C402]+0.01" table:style-name="ce1">
            <text:p>6.31</text:p>
          </table:table-cell>
          <table:table-cell office:value-type="float" office:value="54.256282806396499" table:style-name="ce1">
            <text:p>54.25628281</text:p>
          </table:table-cell>
          <table:table-cell table:number-columns-repeated="16380"/>
        </table:table-row>
        <table:table-row table:style-name="ro1">
          <table:table-cell office:value-type="float" office:value="4.0299999999999585" table:formula="of:=[.A403]+0.01" table:style-name="ce1">
            <text:p>4.03</text:p>
          </table:table-cell>
          <table:table-cell office:value-type="float" office:value="4.4235792011022602E-3" table:style-name="ce1">
            <text:p>0.004423579</text:p>
          </table:table-cell>
          <table:table-cell office:value-type="float" office:value="6.319999999999915" table:formula="of:=[.C403]+0.01" table:style-name="ce1">
            <text:p>6.32</text:p>
          </table:table-cell>
          <table:table-cell office:value-type="float" office:value="54.255748748779297" table:style-name="ce1">
            <text:p>54.25574875</text:p>
          </table:table-cell>
          <table:table-cell table:number-columns-repeated="16380"/>
        </table:table-row>
        <table:table-row table:style-name="ro1">
          <table:table-cell office:value-type="float" office:value="4.0399999999999583" table:formula="of:=[.A404]+0.01" table:style-name="ce1">
            <text:p>4.04</text:p>
          </table:table-cell>
          <table:table-cell office:value-type="float" office:value="1.60627700388432E-2" table:style-name="ce1">
            <text:p>0.01606277</text:p>
          </table:table-cell>
          <table:table-cell office:value-type="float" office:value="6.3299999999999148" table:formula="of:=[.C404]+0.01" table:style-name="ce1">
            <text:p>6.33</text:p>
          </table:table-cell>
          <table:table-cell office:value-type="float" office:value="54.255844116210902" table:style-name="ce1">
            <text:p>54.25584412</text:p>
          </table:table-cell>
          <table:table-cell table:number-columns-repeated="16380"/>
        </table:table-row>
        <table:table-row table:style-name="ro1">
          <table:table-cell office:value-type="float" office:value="4.0499999999999581" table:formula="of:=[.A405]+0.01" table:style-name="ce1">
            <text:p>4.05</text:p>
          </table:table-cell>
          <table:table-cell office:value-type="float" office:value="2.4570297449827201E-2" table:style-name="ce1">
            <text:p>0.024570297</text:p>
          </table:table-cell>
          <table:table-cell office:value-type="float" office:value="6.3399999999999146" table:formula="of:=[.C405]+0.01" table:style-name="ce1">
            <text:p>6.34</text:p>
          </table:table-cell>
          <table:table-cell office:value-type="float" office:value="54.2564086914063" table:style-name="ce1">
            <text:p>54.25640869</text:p>
          </table:table-cell>
          <table:table-cell table:number-columns-repeated="16380"/>
        </table:table-row>
        <table:table-row table:style-name="ro1">
          <table:table-cell office:value-type="float" office:value="4.0599999999999579" table:formula="of:=[.A406]+0.01" table:style-name="ce1">
            <text:p>4.06</text:p>
          </table:table-cell>
          <table:table-cell office:value-type="float" office:value="3.6110799759626402E-2" table:style-name="ce1">
            <text:p>0.0361108</text:p>
          </table:table-cell>
          <table:table-cell office:value-type="float" office:value="6.3499999999999144" table:formula="of:=[.C406]+0.01" table:style-name="ce1">
            <text:p>6.35</text:p>
          </table:table-cell>
          <table:table-cell office:value-type="float" office:value="54.256874084472699" table:style-name="ce1">
            <text:p>54.25687408</text:p>
          </table:table-cell>
          <table:table-cell table:number-columns-repeated="16380"/>
        </table:table-row>
        <table:table-row table:style-name="ro1">
          <table:table-cell office:value-type="float" office:value="4.0699999999999577" table:formula="of:=[.A407]+0.01" table:style-name="ce1">
            <text:p>4.07</text:p>
          </table:table-cell>
          <table:table-cell office:value-type="float" office:value="4.3397113680839601E-2" table:style-name="ce1">
            <text:p>0.043397114</text:p>
          </table:table-cell>
          <table:table-cell office:value-type="float" office:value="6.3599999999999142" table:formula="of:=[.C407]+0.01" table:style-name="ce1">
            <text:p>6.36</text:p>
          </table:table-cell>
          <table:table-cell office:value-type="float" office:value="54.256427764892599" table:style-name="ce1">
            <text:p>54.25642776</text:p>
          </table:table-cell>
          <table:table-cell table:number-columns-repeated="16380"/>
        </table:table-row>
        <table:table-row table:style-name="ro1">
          <table:table-cell office:value-type="float" office:value="4.0799999999999574" table:formula="of:=[.A408]+0.01" table:style-name="ce1">
            <text:p>4.08</text:p>
          </table:table-cell>
          <table:table-cell office:value-type="float" office:value="5.4362569004297298E-2" table:style-name="ce1">
            <text:p>0.054362569</text:p>
          </table:table-cell>
          <table:table-cell office:value-type="float" office:value="6.369999999999914" table:formula="of:=[.C408]+0.01" table:style-name="ce1">
            <text:p>6.37</text:p>
          </table:table-cell>
          <table:table-cell office:value-type="float" office:value="54.2560844421387" table:style-name="ce1">
            <text:p>54.25608444</text:p>
          </table:table-cell>
          <table:table-cell table:number-columns-repeated="16380"/>
        </table:table-row>
        <table:table-row table:style-name="ro1">
          <table:table-cell office:value-type="float" office:value="4.0899999999999572" table:formula="of:=[.A409]+0.01" table:style-name="ce1">
            <text:p>4.09</text:p>
          </table:table-cell>
          <table:table-cell office:value-type="float" office:value="6.0921639204025303E-2" table:style-name="ce1">
            <text:p>0.060921639</text:p>
          </table:table-cell>
          <table:table-cell office:value-type="float" office:value="6.3799999999999137" table:formula="of:=[.C409]+0.01" table:style-name="ce1">
            <text:p>6.38</text:p>
          </table:table-cell>
          <table:table-cell office:value-type="float" office:value="54.255161285400398" table:style-name="ce1">
            <text:p>54.25516129</text:p>
          </table:table-cell>
          <table:table-cell table:number-columns-repeated="16380"/>
        </table:table-row>
        <table:table-row table:style-name="ro1">
          <table:table-cell office:value-type="float" office:value="4.099999999999957" table:formula="of:=[.A410]+0.01" table:style-name="ce1">
            <text:p>4.1</text:p>
          </table:table-cell>
          <table:table-cell office:value-type="float" office:value="7.0034429430961595E-2" table:style-name="ce1">
            <text:p>0.070034429</text:p>
          </table:table-cell>
          <table:table-cell office:value-type="float" office:value="6.3899999999999135" table:formula="of:=[.C410]+0.01" table:style-name="ce1">
            <text:p>6.39</text:p>
          </table:table-cell>
          <table:table-cell office:value-type="float" office:value="54.254562377929702" table:style-name="ce1">
            <text:p>54.25456238</text:p>
          </table:table-cell>
          <table:table-cell table:number-columns-repeated="16380"/>
        </table:table-row>
        <table:table-row table:style-name="ro1">
          <table:table-cell office:value-type="float" office:value="4.1099999999999568" table:formula="of:=[.A411]+0.01" table:style-name="ce1">
            <text:p>4.11</text:p>
          </table:table-cell>
          <table:table-cell office:value-type="float" office:value="7.6211825013160706E-2" table:style-name="ce1">
            <text:p>0.076211825</text:p>
          </table:table-cell>
          <table:table-cell office:value-type="float" office:value="6.3999999999999133" table:formula="of:=[.C411]+0.01" table:style-name="ce1">
            <text:p>6.4</text:p>
          </table:table-cell>
          <table:table-cell office:value-type="float" office:value="54.2547798156738" table:style-name="ce1">
            <text:p>54.25477982</text:p>
          </table:table-cell>
          <table:table-cell table:number-columns-repeated="16380"/>
        </table:table-row>
        <table:table-row table:style-name="ro1">
          <table:table-cell office:value-type="float" office:value="4.1199999999999566" table:formula="of:=[.A412]+0.01" table:style-name="ce1">
            <text:p>4.12</text:p>
          </table:table-cell>
          <table:table-cell office:value-type="float" office:value="8.4708154201507596E-2" table:style-name="ce1">
            <text:p>0.084708154</text:p>
          </table:table-cell>
          <table:table-cell office:value-type="float" office:value="6.4099999999999131" table:formula="of:=[.C412]+0.01" table:style-name="ce1">
            <text:p>6.41</text:p>
          </table:table-cell>
          <table:table-cell office:value-type="float" office:value="54.255233764648402" table:style-name="ce1">
            <text:p>54.25523376</text:p>
          </table:table-cell>
          <table:table-cell table:number-columns-repeated="16380"/>
        </table:table-row>
        <table:table-row table:style-name="ro1">
          <table:table-cell office:value-type="float" office:value="4.1299999999999564" table:formula="of:=[.A413]+0.01" table:style-name="ce1">
            <text:p>4.13</text:p>
          </table:table-cell>
          <table:table-cell office:value-type="float" office:value="9.0721659362316104E-2" table:style-name="ce1">
            <text:p>0.090721659</text:p>
          </table:table-cell>
          <table:table-cell office:value-type="float" office:value="6.4199999999999129" table:formula="of:=[.C413]+0.01" table:style-name="ce1">
            <text:p>6.42</text:p>
          </table:table-cell>
          <table:table-cell office:value-type="float" office:value="54.255577087402301" table:style-name="ce1">
            <text:p>54.25557709</text:p>
          </table:table-cell>
          <table:table-cell table:number-columns-repeated="16380"/>
        </table:table-row>
        <table:table-row table:style-name="ro1">
          <table:table-cell office:value-type="float" office:value="4.1399999999999562" table:formula="of:=[.A414]+0.01" table:style-name="ce1">
            <text:p>4.14</text:p>
          </table:table-cell>
          <table:table-cell office:value-type="float" office:value="9.8811365664005293E-2" table:style-name="ce1">
            <text:p>0.098811366</text:p>
          </table:table-cell>
          <table:table-cell office:value-type="float" office:value="6.4299999999999127" table:formula="of:=[.C414]+0.01" table:style-name="ce1">
            <text:p>6.43</text:p>
          </table:table-cell>
          <table:table-cell office:value-type="float" office:value="54.2557563781738" table:style-name="ce1">
            <text:p>54.25575638</text:p>
          </table:table-cell>
          <table:table-cell table:number-columns-repeated="16380"/>
        </table:table-row>
        <table:table-row table:style-name="ro1">
          <table:table-cell office:value-type="float" office:value="4.1499999999999559" table:formula="of:=[.A415]+0.01" table:style-name="ce1">
            <text:p>4.15</text:p>
          </table:table-cell>
          <table:table-cell office:value-type="float" office:value="0.103848308324814" table:style-name="ce1">
            <text:p>0.103848308</text:p>
          </table:table-cell>
          <table:table-cell office:value-type="float" office:value="6.4399999999999125" table:formula="of:=[.C415]+0.01" table:style-name="ce1">
            <text:p>6.44</text:p>
          </table:table-cell>
          <table:table-cell office:value-type="float" office:value="54.254970550537102" table:style-name="ce1">
            <text:p>54.25497055</text:p>
          </table:table-cell>
          <table:table-cell table:number-columns-repeated="16380"/>
        </table:table-row>
        <table:table-row table:style-name="ro1">
          <table:table-cell office:value-type="float" office:value="4.1599999999999557" table:formula="of:=[.A416]+0.01" table:style-name="ce1">
            <text:p>4.16</text:p>
          </table:table-cell>
          <table:table-cell office:value-type="float" office:value="0.11079218238592101" table:style-name="ce1">
            <text:p>0.110792182</text:p>
          </table:table-cell>
          <table:table-cell office:value-type="float" office:value="6.4499999999999122" table:formula="of:=[.C416]+0.01" table:style-name="ce1">
            <text:p>6.45</text:p>
          </table:table-cell>
          <table:table-cell office:value-type="float" office:value="54.254638671875" table:style-name="ce1">
            <text:p>54.25463867</text:p>
          </table:table-cell>
          <table:table-cell table:number-columns-repeated="16380"/>
        </table:table-row>
        <table:table-row table:style-name="ro1">
          <table:table-cell office:value-type="float" office:value="4.1699999999999555" table:formula="of:=[.A417]+0.01" table:style-name="ce1">
            <text:p>4.17</text:p>
          </table:table-cell>
          <table:table-cell office:value-type="float" office:value="0.11595588177442499" table:style-name="ce1">
            <text:p>0.115955882</text:p>
          </table:table-cell>
          <table:table-cell office:value-type="float" office:value="6.459999999999912" table:formula="of:=[.C417]+0.01" table:style-name="ce1">
            <text:p>6.46</text:p>
          </table:table-cell>
          <table:table-cell office:value-type="float" office:value="54.253711700439503" table:style-name="ce1">
            <text:p>54.2537117</text:p>
          </table:table-cell>
          <table:table-cell table:number-columns-repeated="16380"/>
        </table:table-row>
        <table:table-row table:style-name="ro1">
          <table:table-cell office:value-type="float" office:value="4.1799999999999553" table:formula="of:=[.A418]+0.01" table:style-name="ce1">
            <text:p>4.18</text:p>
          </table:table-cell>
          <table:table-cell office:value-type="float" office:value="0.12257694453001" table:style-name="ce1">
            <text:p>0.122576945</text:p>
          </table:table-cell>
          <table:table-cell office:value-type="float" office:value="6.4699999999999118" table:formula="of:=[.C418]+0.01" table:style-name="ce1">
            <text:p>6.47</text:p>
          </table:table-cell>
          <table:table-cell office:value-type="float" office:value="54.253631591796903" table:style-name="ce1">
            <text:p>54.25363159</text:p>
          </table:table-cell>
          <table:table-cell table:number-columns-repeated="16380"/>
        </table:table-row>
        <table:table-row table:style-name="ro1">
          <table:table-cell office:value-type="float" office:value="4.1899999999999551" table:formula="of:=[.A419]+0.01" table:style-name="ce1">
            <text:p>4.19</text:p>
          </table:table-cell>
          <table:table-cell office:value-type="float" office:value="0.12641790509223899" table:style-name="ce1">
            <text:p>0.126417905</text:p>
          </table:table-cell>
          <table:table-cell office:value-type="float" office:value="6.4799999999999116" table:formula="of:=[.C419]+0.01" table:style-name="ce1">
            <text:p>6.48</text:p>
          </table:table-cell>
          <table:table-cell office:value-type="float" office:value="54.253459930419901" table:style-name="ce1">
            <text:p>54.25345993</text:p>
          </table:table-cell>
          <table:table-cell table:number-columns-repeated="16380"/>
        </table:table-row>
        <table:table-row table:style-name="ro1">
          <table:table-cell office:value-type="float" office:value="4.1999999999999549" table:formula="of:=[.A420]+0.01" table:style-name="ce1">
            <text:p>4.2</text:p>
          </table:table-cell>
          <table:table-cell office:value-type="float" office:value="0.13384509086608901" table:style-name="ce1">
            <text:p>0.133845091</text:p>
          </table:table-cell>
          <table:table-cell office:value-type="float" office:value="6.4899999999999114" table:formula="of:=[.C420]+0.01" table:style-name="ce1">
            <text:p>6.49</text:p>
          </table:table-cell>
          <table:table-cell office:value-type="float" office:value="54.253650665283203" table:style-name="ce1">
            <text:p>54.25365067</text:p>
          </table:table-cell>
          <table:table-cell table:number-columns-repeated="16380"/>
        </table:table-row>
        <table:table-row table:style-name="ro1">
          <table:table-cell office:value-type="float" office:value="4.2099999999999547" table:formula="of:=[.A421]+0.01" table:style-name="ce1">
            <text:p>4.21</text:p>
          </table:table-cell>
          <table:table-cell office:value-type="float" office:value="0.13831977546215099" table:style-name="ce1">
            <text:p>0.138319775</text:p>
          </table:table-cell>
          <table:table-cell office:value-type="float" office:value="6.4999999999999112" table:formula="of:=[.C421]+0.01" table:style-name="ce1">
            <text:p>6.5</text:p>
          </table:table-cell>
          <table:table-cell office:value-type="float" office:value="54.253597259521499" table:style-name="ce1">
            <text:p>54.25359726</text:p>
          </table:table-cell>
          <table:table-cell table:number-columns-repeated="16380"/>
        </table:table-row>
        <table:table-row table:style-name="ro1">
          <table:table-cell office:value-type="float" office:value="4.2199999999999545" table:formula="of:=[.A422]+0.01" table:style-name="ce1">
            <text:p>4.22</text:p>
          </table:table-cell>
          <table:table-cell office:value-type="float" office:value="0.14557878673076599" table:style-name="ce1">
            <text:p>0.145578787</text:p>
          </table:table-cell>
          <table:table-cell office:value-type="float" office:value="6.509999999999911" table:formula="of:=[.C422]+0.01" table:style-name="ce1">
            <text:p>6.51</text:p>
          </table:table-cell>
          <table:table-cell office:value-type="float" office:value="54.253997802734403" table:style-name="ce1">
            <text:p>54.2539978</text:p>
          </table:table-cell>
          <table:table-cell table:number-columns-repeated="16380"/>
        </table:table-row>
        <table:table-row table:style-name="ro1">
          <table:table-cell office:value-type="float" office:value="4.2299999999999542" table:formula="of:=[.A423]+0.01" table:style-name="ce1">
            <text:p>4.23</text:p>
          </table:table-cell>
          <table:table-cell office:value-type="float" office:value="0.15158611536026001" table:style-name="ce1">
            <text:p>0.151586115</text:p>
          </table:table-cell>
          <table:table-cell office:value-type="float" office:value="6.5199999999999108" table:formula="of:=[.C423]+0.01" table:style-name="ce1">
            <text:p>6.52</text:p>
          </table:table-cell>
          <table:table-cell office:value-type="float" office:value="54.254177093505902" table:style-name="ce1">
            <text:p>54.25417709</text:p>
          </table:table-cell>
          <table:table-cell table:number-columns-repeated="16380"/>
        </table:table-row>
        <table:table-row table:style-name="ro1">
          <table:table-cell office:value-type="float" office:value="4.239999999999954" table:formula="of:=[.A424]+0.01" table:style-name="ce1">
            <text:p>4.24</text:p>
          </table:table-cell>
          <table:table-cell office:value-type="float" office:value="0.159273311495781" table:style-name="ce1">
            <text:p>0.159273311</text:p>
          </table:table-cell>
          <table:table-cell office:value-type="float" office:value="6.5299999999999105" table:formula="of:=[.C424]+0.01" table:style-name="ce1">
            <text:p>6.53</text:p>
          </table:table-cell>
          <table:table-cell office:value-type="float" office:value="54.254714965820298" table:style-name="ce1">
            <text:p>54.25471497</text:p>
          </table:table-cell>
          <table:table-cell table:number-columns-repeated="16380"/>
        </table:table-row>
        <table:table-row table:style-name="ro1">
          <table:table-cell office:value-type="float" office:value="4.2499999999999538" table:formula="of:=[.A425]+0.01" table:style-name="ce1">
            <text:p>4.25</text:p>
          </table:table-cell>
          <table:table-cell office:value-type="float" office:value="0.164344891905785" table:style-name="ce1">
            <text:p>0.164344892</text:p>
          </table:table-cell>
          <table:table-cell office:value-type="float" office:value="6.5399999999999103" table:formula="of:=[.C425]+0.01" table:style-name="ce1">
            <text:p>6.54</text:p>
          </table:table-cell>
          <table:table-cell office:value-type="float" office:value="54.2554321289063" table:style-name="ce1">
            <text:p>54.25543213</text:p>
          </table:table-cell>
          <table:table-cell table:number-columns-repeated="16380"/>
        </table:table-row>
        <table:table-row table:style-name="ro1">
          <table:table-cell office:value-type="float" office:value="4.2599999999999536" table:formula="of:=[.A426]+0.01" table:style-name="ce1">
            <text:p>4.26</text:p>
          </table:table-cell>
          <table:table-cell office:value-type="float" office:value="0.172300115227699" table:style-name="ce1">
            <text:p>0.172300115</text:p>
          </table:table-cell>
          <table:table-cell office:value-type="float" office:value="6.5499999999999101" table:formula="of:=[.C426]+0.01" table:style-name="ce1">
            <text:p>6.55</text:p>
          </table:table-cell>
          <table:table-cell office:value-type="float" office:value="54.2552680969238" table:style-name="ce1">
            <text:p>54.2552681</text:p>
          </table:table-cell>
          <table:table-cell table:number-columns-repeated="16380"/>
        </table:table-row>
        <table:table-row table:style-name="ro1">
          <table:table-cell office:value-type="float" office:value="4.2699999999999534" table:formula="of:=[.A427]+0.01" table:style-name="ce1">
            <text:p>4.27</text:p>
          </table:table-cell>
          <table:table-cell office:value-type="float" office:value="0.17849361896514901" table:style-name="ce1">
            <text:p>0.178493619</text:p>
          </table:table-cell>
          <table:table-cell office:value-type="float" office:value="6.5599999999999099" table:formula="of:=[.C427]+0.01" table:style-name="ce1">
            <text:p>6.56</text:p>
          </table:table-cell>
          <table:table-cell office:value-type="float" office:value="54.254669189453097" table:style-name="ce1">
            <text:p>54.25466919</text:p>
          </table:table-cell>
          <table:table-cell table:number-columns-repeated="16380"/>
        </table:table-row>
        <table:table-row table:style-name="ro1">
          <table:table-cell office:value-type="float" office:value="4.2799999999999532" table:formula="of:=[.A428]+0.01" table:style-name="ce1">
            <text:p>4.28</text:p>
          </table:table-cell>
          <table:table-cell office:value-type="float" office:value="0.18806216120719901" table:style-name="ce1">
            <text:p>0.188062161</text:p>
          </table:table-cell>
          <table:table-cell office:value-type="float" office:value="6.5699999999999097" table:formula="of:=[.C428]+0.01" table:style-name="ce1">
            <text:p>6.57</text:p>
          </table:table-cell>
          <table:table-cell office:value-type="float" office:value="54.254116058349602" table:style-name="ce1">
            <text:p>54.25411606</text:p>
          </table:table-cell>
          <table:table-cell table:number-columns-repeated="16380"/>
        </table:table-row>
        <table:table-row table:style-name="ro1">
          <table:table-cell office:value-type="float" office:value="4.289999999999953" table:formula="of:=[.A429]+0.01" table:style-name="ce1">
            <text:p>4.29</text:p>
          </table:table-cell>
          <table:table-cell office:value-type="float" office:value="0.195471435785294" table:style-name="ce1">
            <text:p>0.195471436</text:p>
          </table:table-cell>
          <table:table-cell office:value-type="float" office:value="6.5799999999999095" table:formula="of:=[.C429]+0.01" table:style-name="ce1">
            <text:p>6.58</text:p>
          </table:table-cell>
          <table:table-cell office:value-type="float" office:value="54.254264831542997" table:style-name="ce1">
            <text:p>54.25426483</text:p>
          </table:table-cell>
          <table:table-cell table:number-columns-repeated="16380"/>
        </table:table-row>
        <table:table-row table:style-name="ro1">
          <table:table-cell office:value-type="float" office:value="4.2999999999999527" table:formula="of:=[.A430]+0.01" table:style-name="ce1">
            <text:p>4.3</text:p>
          </table:table-cell>
          <table:table-cell office:value-type="float" office:value="0.206665113568306" table:style-name="ce1">
            <text:p>0.206665114</text:p>
          </table:table-cell>
          <table:table-cell office:value-type="float" office:value="6.5899999999999093" table:formula="of:=[.C430]+0.01" table:style-name="ce1">
            <text:p>6.59</text:p>
          </table:table-cell>
          <table:table-cell office:value-type="float" office:value="54.254596710205099" table:style-name="ce1">
            <text:p>54.25459671</text:p>
          </table:table-cell>
          <table:table-cell table:number-columns-repeated="16380"/>
        </table:table-row>
        <table:table-row table:style-name="ro1">
          <table:table-cell office:value-type="float" office:value="4.3099999999999525" table:formula="of:=[.A431]+0.01" table:style-name="ce1">
            <text:p>4.31</text:p>
          </table:table-cell>
          <table:table-cell office:value-type="float" office:value="0.213802725076675" table:style-name="ce1">
            <text:p>0.213802725</text:p>
          </table:table-cell>
          <table:table-cell office:value-type="float" office:value="6.5999999999999091" table:formula="of:=[.C431]+0.01" table:style-name="ce1">
            <text:p>6.6</text:p>
          </table:table-cell>
          <table:table-cell office:value-type="float" office:value="54.254505157470703" table:style-name="ce1">
            <text:p>54.25450516</text:p>
          </table:table-cell>
          <table:table-cell table:number-columns-repeated="16380"/>
        </table:table-row>
        <table:table-row table:style-name="ro1">
          <table:table-cell office:value-type="float" office:value="4.3199999999999523" table:formula="of:=[.A432]+0.01" table:style-name="ce1">
            <text:p>4.32</text:p>
          </table:table-cell>
          <table:table-cell office:value-type="float" office:value="0.224727272987366" table:style-name="ce1">
            <text:p>0.224727273</text:p>
          </table:table-cell>
          <table:table-cell office:value-type="float" office:value="6.6099999999999088" table:formula="of:=[.C432]+0.01" table:style-name="ce1">
            <text:p>6.61</text:p>
          </table:table-cell>
          <table:table-cell office:value-type="float" office:value="54.254493713378899" table:style-name="ce1">
            <text:p>54.25449371</text:p>
          </table:table-cell>
          <table:table-cell table:number-columns-repeated="16380"/>
        </table:table-row>
        <table:table-row table:style-name="ro1">
          <table:table-cell office:value-type="float" office:value="4.3299999999999521" table:formula="of:=[.A433]+0.01" table:style-name="ce1">
            <text:p>4.33</text:p>
          </table:table-cell>
          <table:table-cell office:value-type="float" office:value="0.23303759098053001" table:style-name="ce1">
            <text:p>0.233037591</text:p>
          </table:table-cell>
          <table:table-cell office:value-type="float" office:value="6.6199999999999086" table:formula="of:=[.C433]+0.01" table:style-name="ce1">
            <text:p>6.62</text:p>
          </table:table-cell>
          <table:table-cell office:value-type="float" office:value="54.254634857177699" table:style-name="ce1">
            <text:p>54.25463486</text:p>
          </table:table-cell>
          <table:table-cell table:number-columns-repeated="16380"/>
        </table:table-row>
        <table:table-row table:style-name="ro1">
          <table:table-cell office:value-type="float" office:value="4.3399999999999519" table:formula="of:=[.A434]+0.01" table:style-name="ce1">
            <text:p>4.34</text:p>
          </table:table-cell>
          <table:table-cell office:value-type="float" office:value="0.24613367021083801" table:style-name="ce1">
            <text:p>0.24613367</text:p>
          </table:table-cell>
          <table:table-cell office:value-type="float" office:value="6.6299999999999084" table:formula="of:=[.C434]+0.01" table:style-name="ce1">
            <text:p>6.63</text:p>
          </table:table-cell>
          <table:table-cell office:value-type="float" office:value="54.255374908447301" table:style-name="ce1">
            <text:p>54.25537491</text:p>
          </table:table-cell>
          <table:table-cell table:number-columns-repeated="16380"/>
        </table:table-row>
        <table:table-row table:style-name="ro1">
          <table:table-cell office:value-type="float" office:value="4.3499999999999517" table:formula="of:=[.A435]+0.01" table:style-name="ce1">
            <text:p>4.35</text:p>
          </table:table-cell>
          <table:table-cell office:value-type="float" office:value="0.25498047471046398" table:style-name="ce1">
            <text:p>0.254980475</text:p>
          </table:table-cell>
          <table:table-cell office:value-type="float" office:value="6.6399999999999082" table:formula="of:=[.C435]+0.01" table:style-name="ce1">
            <text:p>6.64</text:p>
          </table:table-cell>
          <table:table-cell office:value-type="float" office:value="54.255367279052699" table:style-name="ce1">
            <text:p>54.25536728</text:p>
          </table:table-cell>
          <table:table-cell table:number-columns-repeated="16380"/>
        </table:table-row>
        <table:table-row table:style-name="ro1">
          <table:table-cell office:value-type="float" office:value="4.3599999999999515" table:formula="of:=[.A436]+0.01" table:style-name="ce1">
            <text:p>4.36</text:p>
          </table:table-cell>
          <table:table-cell office:value-type="float" office:value="0.26935335993766801" table:style-name="ce1">
            <text:p>0.26935336</text:p>
          </table:table-cell>
          <table:table-cell office:value-type="float" office:value="6.649999999999908" table:formula="of:=[.C436]+0.01" table:style-name="ce1">
            <text:p>6.65</text:p>
          </table:table-cell>
          <table:table-cell office:value-type="float" office:value="54.254955291748097" table:style-name="ce1">
            <text:p>54.25495529</text:p>
          </table:table-cell>
          <table:table-cell table:number-columns-repeated="16380"/>
        </table:table-row>
        <table:table-row table:style-name="ro1">
          <table:table-cell office:value-type="float" office:value="4.3699999999999513" table:formula="of:=[.A437]+0.01" table:style-name="ce1">
            <text:p>4.37</text:p>
          </table:table-cell>
          <table:table-cell office:value-type="float" office:value="0.27968308329582198" table:style-name="ce1">
            <text:p>0.279683083</text:p>
          </table:table-cell>
          <table:table-cell office:value-type="float" office:value="6.6599999999999078" table:formula="of:=[.C437]+0.01" table:style-name="ce1">
            <text:p>6.66</text:p>
          </table:table-cell>
          <table:table-cell office:value-type="float" office:value="54.253898620605497" table:style-name="ce1">
            <text:p>54.25389862</text:p>
          </table:table-cell>
          <table:table-cell table:number-columns-repeated="16380"/>
        </table:table-row>
        <table:table-row table:style-name="ro1">
          <table:table-cell office:value-type="float" office:value="4.379999999999951" table:formula="of:=[.A438]+0.01" table:style-name="ce1">
            <text:p>4.38</text:p>
          </table:table-cell>
          <table:table-cell office:value-type="float" office:value="0.29592314362525901" table:style-name="ce1">
            <text:p>0.295923144</text:p>
          </table:table-cell>
          <table:table-cell office:value-type="float" office:value="6.6699999999999076" table:formula="of:=[.C438]+0.01" table:style-name="ce1">
            <text:p>6.67</text:p>
          </table:table-cell>
          <table:table-cell office:value-type="float" office:value="54.253330230712898" table:style-name="ce1">
            <text:p>54.25333023</text:p>
          </table:table-cell>
          <table:table-cell table:number-columns-repeated="16380"/>
        </table:table-row>
        <table:table-row table:style-name="ro1">
          <table:table-cell office:value-type="float" office:value="4.3899999999999508" table:formula="of:=[.A439]+0.01" table:style-name="ce1">
            <text:p>4.39</text:p>
          </table:table-cell>
          <table:table-cell office:value-type="float" office:value="0.30920606851577798" table:style-name="ce1">
            <text:p>0.309206069</text:p>
          </table:table-cell>
          <table:table-cell office:value-type="float" office:value="6.6799999999999073" table:formula="of:=[.C439]+0.01" table:style-name="ce1">
            <text:p>6.68</text:p>
          </table:table-cell>
          <table:table-cell office:value-type="float" office:value="54.253391265869098" table:style-name="ce1">
            <text:p>54.25339127</text:p>
          </table:table-cell>
          <table:table-cell table:number-columns-repeated="16380"/>
        </table:table-row>
        <table:table-row table:style-name="ro1">
          <table:table-cell office:value-type="float" office:value="4.3999999999999506" table:formula="of:=[.A440]+0.01" table:style-name="ce1">
            <text:p>4.4</text:p>
          </table:table-cell>
          <table:table-cell office:value-type="float" office:value="0.32985290884971602" table:style-name="ce1">
            <text:p>0.329852909</text:p>
          </table:table-cell>
          <table:table-cell office:value-type="float" office:value="6.6899999999999071" table:formula="of:=[.C440]+0.01" table:style-name="ce1">
            <text:p>6.69</text:p>
          </table:table-cell>
          <table:table-cell office:value-type="float" office:value="54.253372192382798" table:style-name="ce1">
            <text:p>54.25337219</text:p>
          </table:table-cell>
          <table:table-cell table:number-columns-repeated="16380"/>
        </table:table-row>
        <table:table-row table:style-name="ro1">
          <table:table-cell office:value-type="float" office:value="4.4099999999999504" table:formula="of:=[.A441]+0.01" table:style-name="ce1">
            <text:p>4.41</text:p>
          </table:table-cell>
          <table:table-cell office:value-type="float" office:value="0.34461104869842502" table:style-name="ce1">
            <text:p>0.344611049</text:p>
          </table:table-cell>
          <table:table-cell office:value-type="float" office:value="6.6999999999999069" table:formula="of:=[.C441]+0.01" table:style-name="ce1">
            <text:p>6.7</text:p>
          </table:table-cell>
          <table:table-cell office:value-type="float" office:value="54.252208709716797" table:style-name="ce1">
            <text:p>54.25220871</text:p>
          </table:table-cell>
          <table:table-cell table:number-columns-repeated="16380"/>
        </table:table-row>
        <table:table-row table:style-name="ro1">
          <table:table-cell office:value-type="float" office:value="4.4199999999999502" table:formula="of:=[.A442]+0.01" table:style-name="ce1">
            <text:p>4.42</text:p>
          </table:table-cell>
          <table:table-cell office:value-type="float" office:value="0.36825606226921098" table:style-name="ce1">
            <text:p>0.368256062</text:p>
          </table:table-cell>
          <table:table-cell office:value-type="float" office:value="6.7099999999999067" table:formula="of:=[.C442]+0.01" table:style-name="ce1">
            <text:p>6.71</text:p>
          </table:table-cell>
          <table:table-cell office:value-type="float" office:value="54.251857757568402" table:style-name="ce1">
            <text:p>54.25185776</text:p>
          </table:table-cell>
          <table:table-cell table:number-columns-repeated="16380"/>
        </table:table-row>
        <table:table-row table:style-name="ro1">
          <table:table-cell office:value-type="float" office:value="4.42999999999995" table:formula="of:=[.A443]+0.01" table:style-name="ce1">
            <text:p>4.43</text:p>
          </table:table-cell>
          <table:table-cell office:value-type="float" office:value="0.38540461659431502" table:style-name="ce1">
            <text:p>0.385404617</text:p>
          </table:table-cell>
          <table:table-cell office:value-type="float" office:value="6.7199999999999065" table:formula="of:=[.C443]+0.01" table:style-name="ce1">
            <text:p>6.72</text:p>
          </table:table-cell>
          <table:table-cell office:value-type="float" office:value="54.251571655273402" table:style-name="ce1">
            <text:p>54.25157166</text:p>
          </table:table-cell>
          <table:table-cell table:number-columns-repeated="16380"/>
        </table:table-row>
        <table:table-row table:style-name="ro1">
          <table:table-cell office:value-type="float" office:value="4.4399999999999498" table:formula="of:=[.A444]+0.01" table:style-name="ce1">
            <text:p>4.44</text:p>
          </table:table-cell>
          <table:table-cell office:value-type="float" office:value="0.41250786185264599" table:style-name="ce1">
            <text:p>0.412507862</text:p>
          </table:table-cell>
          <table:table-cell office:value-type="float" office:value="6.7299999999999063" table:formula="of:=[.C444]+0.01" table:style-name="ce1">
            <text:p>6.73</text:p>
          </table:table-cell>
          <table:table-cell office:value-type="float" office:value="54.251518249511697" table:style-name="ce1">
            <text:p>54.25151825</text:p>
          </table:table-cell>
          <table:table-cell table:number-columns-repeated="16380"/>
        </table:table-row>
        <table:table-row table:style-name="ro1">
          <table:table-cell office:value-type="float" office:value="4.4499999999999496" table:formula="of:=[.A445]+0.01" table:style-name="ce1">
            <text:p>4.45</text:p>
          </table:table-cell>
          <table:table-cell office:value-type="float" office:value="0.43181231617927601" table:style-name="ce1">
            <text:p>0.431812316</text:p>
          </table:table-cell>
          <table:table-cell office:value-type="float" office:value="6.7399999999999061" table:formula="of:=[.C445]+0.01" table:style-name="ce1">
            <text:p>6.74</text:p>
          </table:table-cell>
          <table:table-cell office:value-type="float" office:value="54.243415832519503" table:style-name="ce1">
            <text:p>54.24341583</text:p>
          </table:table-cell>
          <table:table-cell table:number-columns-repeated="16380"/>
        </table:table-row>
        <table:table-row table:style-name="ro1">
          <table:table-cell office:value-type="float" office:value="4.4599999999999493" table:formula="of:=[.A446]+0.01" table:style-name="ce1">
            <text:p>4.46</text:p>
          </table:table-cell>
          <table:table-cell office:value-type="float" office:value="0.46251067519187899" table:style-name="ce1">
            <text:p>0.462510675</text:p>
          </table:table-cell>
          <table:table-cell office:value-type="float" office:value="6.7499999999999059" table:formula="of:=[.C446]+0.01" table:style-name="ce1">
            <text:p>6.75</text:p>
          </table:table-cell>
          <table:table-cell office:value-type="float" office:value="54.266448974609403" table:style-name="ce1">
            <text:p>54.26644897</text:p>
          </table:table-cell>
          <table:table-cell table:number-columns-repeated="16380"/>
        </table:table-row>
        <table:table-row table:style-name="ro1">
          <table:table-cell office:value-type="float" office:value="4.4699999999999491" table:formula="of:=[.A447]+0.01" table:style-name="ce1">
            <text:p>4.47</text:p>
          </table:table-cell>
          <table:table-cell office:value-type="float" office:value="0.48425477743148798" table:style-name="ce1">
            <text:p>0.484254777</text:p>
          </table:table-cell>
          <table:table-cell office:value-type="float" office:value="6.7599999999999056" table:formula="of:=[.C447]+0.01" table:style-name="ce1">
            <text:p>6.76</text:p>
          </table:table-cell>
          <table:table-cell office:value-type="float" office:value="54.275375366210902" table:style-name="ce1">
            <text:p>54.27537537</text:p>
          </table:table-cell>
          <table:table-cell table:number-columns-repeated="16380"/>
        </table:table-row>
        <table:table-row table:style-name="ro1">
          <table:table-cell office:value-type="float" office:value="4.4799999999999489" table:formula="of:=[.A448]+0.01" table:style-name="ce1">
            <text:p>4.48</text:p>
          </table:table-cell>
          <table:table-cell office:value-type="float" office:value="0.51989370584487904" table:style-name="ce1">
            <text:p>0.519893706</text:p>
          </table:table-cell>
          <table:table-cell office:value-type="float" office:value="6.7699999999999054" table:formula="of:=[.C448]+0.01" table:style-name="ce1">
            <text:p>6.77</text:p>
          </table:table-cell>
          <table:table-cell office:value-type="float" office:value="54.277523040771499" table:style-name="ce1">
            <text:p>54.27752304</text:p>
          </table:table-cell>
          <table:table-cell table:number-columns-repeated="16380"/>
        </table:table-row>
        <table:table-row table:style-name="ro1">
          <table:table-cell office:value-type="float" office:value="4.4899999999999487" table:formula="of:=[.A449]+0.01" table:style-name="ce1">
            <text:p>4.49</text:p>
          </table:table-cell>
          <table:table-cell office:value-type="float" office:value="0.54507178068161" table:style-name="ce1">
            <text:p>0.545071781</text:p>
          </table:table-cell>
          <table:table-cell office:value-type="float" office:value="6.7799999999999052" table:formula="of:=[.C449]+0.01" table:style-name="ce1">
            <text:p>6.78</text:p>
          </table:table-cell>
          <table:table-cell office:value-type="float" office:value="54.273277282714801" table:style-name="ce1">
            <text:p>54.27327728</text:p>
          </table:table-cell>
          <table:table-cell table:number-columns-repeated="16380"/>
        </table:table-row>
        <table:table-row table:style-name="ro1">
          <table:table-cell office:value-type="float" office:value="4.4999999999999485" table:formula="of:=[.A450]+0.01" table:style-name="ce1">
            <text:p>4.5</text:p>
          </table:table-cell>
          <table:table-cell office:value-type="float" office:value="0.58682268857955899" table:style-name="ce1">
            <text:p>0.586822689</text:p>
          </table:table-cell>
          <table:table-cell office:value-type="float" office:value="6.789999999999905" table:formula="of:=[.C450]+0.01" table:style-name="ce1">
            <text:p>6.79</text:p>
          </table:table-cell>
          <table:table-cell office:value-type="float" office:value="54.224491119384801" table:style-name="ce1">
            <text:p>54.22449112</text:p>
          </table:table-cell>
          <table:table-cell table:number-columns-repeated="16380"/>
        </table:table-row>
        <table:table-row table:style-name="ro1">
          <table:table-cell office:value-type="float" office:value="4.5099999999999483" table:formula="of:=[.A451]+0.01" table:style-name="ce1">
            <text:p>4.51</text:p>
          </table:table-cell>
          <table:table-cell office:value-type="float" office:value="0.61778062582016002" table:style-name="ce1">
            <text:p>0.617780626</text:p>
          </table:table-cell>
          <table:table-cell office:value-type="float" office:value="6.7999999999999048" table:formula="of:=[.C451]+0.01" table:style-name="ce1">
            <text:p>6.8</text:p>
          </table:table-cell>
          <table:table-cell office:value-type="float" office:value="54.313766479492202" table:style-name="ce1">
            <text:p>54.31376648</text:p>
          </table:table-cell>
          <table:table-cell table:number-columns-repeated="16380"/>
        </table:table-row>
        <table:table-row table:style-name="ro1">
          <table:table-cell office:value-type="float" office:value="4.5199999999999481" table:formula="of:=[.A452]+0.01" table:style-name="ce1">
            <text:p>4.52</text:p>
          </table:table-cell>
          <table:table-cell office:value-type="float" office:value="0.668321073055267" table:style-name="ce1">
            <text:p>0.668321073</text:p>
          </table:table-cell>
          <table:table-cell office:value-type="float" office:value="6.8099999999999046" table:formula="of:=[.C452]+0.01" table:style-name="ce1">
            <text:p>6.81</text:p>
          </table:table-cell>
          <table:table-cell office:value-type="float" office:value="54.5176391601563" table:style-name="ce1">
            <text:p>54.51763916</text:p>
          </table:table-cell>
          <table:table-cell table:number-columns-repeated="16380"/>
        </table:table-row>
        <table:table-row table:style-name="ro1">
          <table:table-cell office:value-type="float" office:value="4.5299999999999478" table:formula="of:=[.A453]+0.01" table:style-name="ce1">
            <text:p>4.53</text:p>
          </table:table-cell>
          <table:table-cell office:value-type="float" office:value="0.70463907718658503" table:style-name="ce1">
            <text:p>0.704639077</text:p>
          </table:table-cell>
          <table:table-cell office:value-type="float" office:value="6.8199999999999044" table:formula="of:=[.C453]+0.01" table:style-name="ce1">
            <text:p>6.82</text:p>
          </table:table-cell>
          <table:table-cell office:value-type="float" office:value="54.535964965820298" table:style-name="ce1">
            <text:p>54.53596497</text:p>
          </table:table-cell>
          <table:table-cell table:number-columns-repeated="16380"/>
        </table:table-row>
        <table:table-row table:style-name="ro1">
          <table:table-cell office:value-type="float" office:value="4.5399999999999476" table:formula="of:=[.A454]+0.01" table:style-name="ce1">
            <text:p>4.54</text:p>
          </table:table-cell>
          <table:table-cell office:value-type="float" office:value="0.76250815391540505" table:style-name="ce1">
            <text:p>0.762508154</text:p>
          </table:table-cell>
          <table:table-cell office:value-type="float" office:value="6.8299999999999041" table:formula="of:=[.C454]+0.01" table:style-name="ce1">
            <text:p>6.83</text:p>
          </table:table-cell>
          <table:table-cell office:value-type="float" office:value="54.352901458740199" table:style-name="ce1">
            <text:p>54.35290146</text:p>
          </table:table-cell>
          <table:table-cell table:number-columns-repeated="16380"/>
        </table:table-row>
        <table:table-row table:style-name="ro1">
          <table:table-cell office:value-type="float" office:value="4.5499999999999474" table:formula="of:=[.A455]+0.01" table:style-name="ce1">
            <text:p>4.55</text:p>
          </table:table-cell>
          <table:table-cell office:value-type="float" office:value="0.804188132286072" table:style-name="ce1">
            <text:p>0.804188132</text:p>
          </table:table-cell>
          <table:table-cell office:value-type="float" office:value="6.8399999999999039" table:formula="of:=[.C455]+0.01" table:style-name="ce1">
            <text:p>6.84</text:p>
          </table:table-cell>
          <table:table-cell office:value-type="float" office:value="54.101726531982401" table:style-name="ce1">
            <text:p>54.10172653</text:p>
          </table:table-cell>
          <table:table-cell table:number-columns-repeated="16380"/>
        </table:table-row>
        <table:table-row table:style-name="ro1">
          <table:table-cell office:value-type="float" office:value="4.5599999999999472" table:formula="of:=[.A456]+0.01" table:style-name="ce1">
            <text:p>4.56</text:p>
          </table:table-cell>
          <table:table-cell office:value-type="float" office:value="0.87285763025283802" table:style-name="ce1">
            <text:p>0.87285763</text:p>
          </table:table-cell>
          <table:table-cell office:value-type="float" office:value="6.8499999999999037" table:formula="of:=[.C456]+0.01" table:style-name="ce1">
            <text:p>6.85</text:p>
          </table:table-cell>
          <table:table-cell office:value-type="float" office:value="53.908252716064503" table:style-name="ce1">
            <text:p>53.90825272</text:p>
          </table:table-cell>
          <table:table-cell table:number-columns-repeated="16380"/>
        </table:table-row>
        <table:table-row table:style-name="ro1">
          <table:table-cell office:value-type="float" office:value="4.569999999999947" table:formula="of:=[.A457]+0.01" table:style-name="ce1">
            <text:p>4.57</text:p>
          </table:table-cell>
          <table:table-cell office:value-type="float" office:value="0.92185896635055498" table:style-name="ce1">
            <text:p>0.921858966</text:p>
          </table:table-cell>
          <table:table-cell office:value-type="float" office:value="6.8599999999999035" table:formula="of:=[.C457]+0.01" table:style-name="ce1">
            <text:p>6.86</text:p>
          </table:table-cell>
          <table:table-cell office:value-type="float" office:value="53.503730773925803" table:style-name="ce1">
            <text:p>53.50373077</text:p>
          </table:table-cell>
          <table:table-cell table:number-columns-repeated="16380"/>
        </table:table-row>
        <table:table-row table:style-name="ro1">
          <table:table-cell office:value-type="float" office:value="4.5799999999999468" table:formula="of:=[.A458]+0.01" table:style-name="ce1">
            <text:p>4.58</text:p>
          </table:table-cell>
          <table:table-cell office:value-type="float" office:value="1.00239253044128" table:style-name="ce1">
            <text:p>1.00239253</text:p>
          </table:table-cell>
          <table:table-cell office:value-type="float" office:value="6.8699999999999033" table:formula="of:=[.C458]+0.01" table:style-name="ce1">
            <text:p>6.87</text:p>
          </table:table-cell>
          <table:table-cell office:value-type="float" office:value="53.1257514953613" table:style-name="ce1">
            <text:p>53.1257515</text:p>
          </table:table-cell>
          <table:table-cell table:number-columns-repeated="16380"/>
        </table:table-row>
        <table:table-row table:style-name="ro1">
          <table:table-cell office:value-type="float" office:value="4.5899999999999466" table:formula="of:=[.A459]+0.01" table:style-name="ce1">
            <text:p>4.59</text:p>
          </table:table-cell>
          <table:table-cell office:value-type="float" office:value="1.06121265888214" table:style-name="ce1">
            <text:p>1.061212659</text:p>
          </table:table-cell>
          <table:table-cell office:value-type="float" office:value="6.8799999999999031" table:formula="of:=[.C459]+0.01" table:style-name="ce1">
            <text:p>6.88</text:p>
          </table:table-cell>
          <table:table-cell office:value-type="float" office:value="52.383705139160199" table:style-name="ce1">
            <text:p>52.38370514</text:p>
          </table:table-cell>
          <table:table-cell table:number-columns-repeated="16380"/>
        </table:table-row>
        <table:table-row table:style-name="ro1">
          <table:table-cell office:value-type="float" office:value="4.5999999999999464" table:formula="of:=[.A460]+0.01" table:style-name="ce1">
            <text:p>4.6</text:p>
          </table:table-cell>
          <table:table-cell office:value-type="float" office:value="1.1569340229034399" table:style-name="ce1">
            <text:p>1.156934023</text:p>
          </table:table-cell>
          <table:table-cell office:value-type="float" office:value="6.8899999999999029" table:formula="of:=[.C460]+0.01" table:style-name="ce1">
            <text:p>6.89</text:p>
          </table:table-cell>
          <table:table-cell office:value-type="float" office:value="51.756198883056598" table:style-name="ce1">
            <text:p>51.75619888</text:p>
          </table:table-cell>
          <table:table-cell table:number-columns-repeated="16380"/>
        </table:table-row>
        <table:table-row table:style-name="ro1">
          <table:table-cell office:value-type="float" office:value="4.6099999999999461" table:formula="of:=[.A461]+0.01" table:style-name="ce1">
            <text:p>4.61</text:p>
          </table:table-cell>
          <table:table-cell office:value-type="float" office:value="1.2275530099868801" table:style-name="ce1">
            <text:p>1.22755301</text:p>
          </table:table-cell>
          <table:table-cell office:value-type="float" office:value="6.8999999999999027" table:formula="of:=[.C461]+0.01" table:style-name="ce1">
            <text:p>6.9</text:p>
          </table:table-cell>
          <table:table-cell office:value-type="float" office:value="50.543773651122997" table:style-name="ce1">
            <text:p>50.54377365</text:p>
          </table:table-cell>
          <table:table-cell table:number-columns-repeated="16380"/>
        </table:table-row>
        <table:table-row table:style-name="ro1">
          <table:table-cell office:value-type="float" office:value="4.6199999999999459" table:formula="of:=[.A462]+0.01" table:style-name="ce1">
            <text:p>4.62</text:p>
          </table:table-cell>
          <table:table-cell office:value-type="float" office:value="1.3417545557022099" table:style-name="ce1">
            <text:p>1.341754556</text:p>
          </table:table-cell>
          <table:table-cell office:value-type="float" office:value="6.9099999999999024" table:formula="of:=[.C462]+0.01" table:style-name="ce1">
            <text:p>6.91</text:p>
          </table:table-cell>
          <table:table-cell office:value-type="float" office:value="49.566680908203097" table:style-name="ce1">
            <text:p>49.56668091</text:p>
          </table:table-cell>
          <table:table-cell table:number-columns-repeated="16380"/>
        </table:table-row>
        <table:table-row table:style-name="ro1">
          <table:table-cell office:value-type="float" office:value="4.6299999999999457" table:formula="of:=[.A463]+0.01" table:style-name="ce1">
            <text:p>4.63</text:p>
          </table:table-cell>
          <table:table-cell office:value-type="float" office:value="1.4250031709671001" table:style-name="ce1">
            <text:p>1.425003171</text:p>
          </table:table-cell>
          <table:table-cell office:value-type="float" office:value="6.9199999999999022" table:formula="of:=[.C463]+0.01" table:style-name="ce1">
            <text:p>6.92</text:p>
          </table:table-cell>
          <table:table-cell office:value-type="float" office:value="47.872180938720703" table:style-name="ce1">
            <text:p>47.87218094</text:p>
          </table:table-cell>
          <table:table-cell table:number-columns-repeated="16380"/>
        </table:table-row>
        <table:table-row table:style-name="ro1">
          <table:table-cell office:value-type="float" office:value="4.6399999999999455" table:formula="of:=[.A464]+0.01" table:style-name="ce1">
            <text:p>4.64</text:p>
          </table:table-cell>
          <table:table-cell office:value-type="float" office:value="1.5603746175766" table:style-name="ce1">
            <text:p>1.560374618</text:p>
          </table:table-cell>
          <table:table-cell office:value-type="float" office:value="6.929999999999902" table:formula="of:=[.C464]+0.01" table:style-name="ce1">
            <text:p>6.93</text:p>
          </table:table-cell>
          <table:table-cell office:value-type="float" office:value="46.663818359375" table:style-name="ce1">
            <text:p>46.66381836</text:p>
          </table:table-cell>
          <table:table-cell table:number-columns-repeated="16380"/>
        </table:table-row>
        <table:table-row table:style-name="ro1">
          <table:table-cell office:value-type="float" office:value="4.6499999999999453" table:formula="of:=[.A465]+0.01" table:style-name="ce1">
            <text:p>4.65</text:p>
          </table:table-cell>
          <table:table-cell office:value-type="float" office:value="1.6583006381988501" table:style-name="ce1">
            <text:p>1.658300638</text:p>
          </table:table-cell>
          <table:table-cell office:value-type="float" office:value="6.9399999999999018" table:formula="of:=[.C465]+0.01" table:style-name="ce1">
            <text:p>6.94</text:p>
          </table:table-cell>
          <table:table-cell office:value-type="float" office:value="44.807613372802699" table:style-name="ce1">
            <text:p>44.80761337</text:p>
          </table:table-cell>
          <table:table-cell table:number-columns-repeated="16380"/>
        </table:table-row>
        <table:table-row table:style-name="ro1">
          <table:table-cell office:value-type="float" office:value="4.6599999999999451" table:formula="of:=[.A466]+0.01" table:style-name="ce1">
            <text:p>4.66</text:p>
          </table:table-cell>
          <table:table-cell office:value-type="float" office:value="1.8196437358856199" table:style-name="ce1">
            <text:p>1.819643736</text:p>
          </table:table-cell>
          <table:table-cell office:value-type="float" office:value="6.9499999999999016" table:formula="of:=[.C466]+0.01" table:style-name="ce1">
            <text:p>6.95</text:p>
          </table:table-cell>
          <table:table-cell office:value-type="float" office:value="43.581981658935597" table:style-name="ce1">
            <text:p>43.58198166</text:p>
          </table:table-cell>
          <table:table-cell table:number-columns-repeated="16380"/>
        </table:table-row>
        <table:table-row table:style-name="ro1">
          <table:table-cell office:value-type="float" office:value="4.6699999999999449" table:formula="of:=[.A467]+0.01" table:style-name="ce1">
            <text:p>4.67</text:p>
          </table:table-cell>
          <table:table-cell office:value-type="float" office:value="1.9368166923523" table:style-name="ce1">
            <text:p>1.936816692</text:p>
          </table:table-cell>
          <table:table-cell office:value-type="float" office:value="6.9599999999999014" table:formula="of:=[.C467]+0.01" table:style-name="ce1">
            <text:p>6.96</text:p>
          </table:table-cell>
          <table:table-cell office:value-type="float" office:value="41.843650817871101" table:style-name="ce1">
            <text:p>41.84365082</text:p>
          </table:table-cell>
          <table:table-cell table:number-columns-repeated="16380"/>
        </table:table-row>
        <table:table-row table:style-name="ro1">
          <table:table-cell office:value-type="float" office:value="4.6799999999999446" table:formula="of:=[.A468]+0.01" table:style-name="ce1">
            <text:p>4.68</text:p>
          </table:table-cell>
          <table:table-cell office:value-type="float" office:value="2.1289036273956299" table:style-name="ce1">
            <text:p>2.128903627</text:p>
          </table:table-cell>
          <table:table-cell office:value-type="float" office:value="6.9699999999999012" table:formula="of:=[.C468]+0.01" table:style-name="ce1">
            <text:p>6.97</text:p>
          </table:table-cell>
          <table:table-cell office:value-type="float" office:value="40.766380310058601" table:style-name="ce1">
            <text:p>40.76638031</text:p>
          </table:table-cell>
          <table:table-cell table:number-columns-repeated="16380"/>
        </table:table-row>
        <table:table-row table:style-name="ro1">
          <table:table-cell office:value-type="float" office:value="4.6899999999999444" table:formula="of:=[.A469]+0.01" table:style-name="ce1">
            <text:p>4.69</text:p>
          </table:table-cell>
          <table:table-cell office:value-type="float" office:value="2.2678997516632098" table:style-name="ce1">
            <text:p>2.267899752</text:p>
          </table:table-cell>
          <table:table-cell office:value-type="float" office:value="6.979999999999901" table:formula="of:=[.C469]+0.01" table:style-name="ce1">
            <text:p>6.98</text:p>
          </table:table-cell>
          <table:table-cell office:value-type="float" office:value="39.313583374023402" table:style-name="ce1">
            <text:p>39.31358337</text:p>
          </table:table-cell>
          <table:table-cell table:number-columns-repeated="16380"/>
        </table:table-row>
        <table:table-row table:style-name="ro1">
          <table:table-cell office:value-type="float" office:value="4.6999999999999442" table:formula="of:=[.A470]+0.01" table:style-name="ce1">
            <text:p>4.7</text:p>
          </table:table-cell>
          <table:table-cell office:value-type="float" office:value="2.4973042011261" table:style-name="ce1">
            <text:p>2.497304201</text:p>
          </table:table-cell>
          <table:table-cell office:value-type="float" office:value="6.9899999999999007" table:formula="of:=[.C470]+0.01" table:style-name="ce1">
            <text:p>6.99</text:p>
          </table:table-cell>
          <table:table-cell office:value-type="float" office:value="38.408596038818402" table:style-name="ce1">
            <text:p>38.40859604</text:p>
          </table:table-cell>
          <table:table-cell table:number-columns-repeated="16380"/>
        </table:table-row>
        <table:table-row table:style-name="ro1">
          <table:table-cell office:value-type="float" office:value="4.709999999999944" table:formula="of:=[.A471]+0.01" table:style-name="ce1">
            <text:p>4.71</text:p>
          </table:table-cell>
          <table:table-cell office:value-type="float" office:value="2.66323590278625" table:style-name="ce1">
            <text:p>2.663235903</text:p>
          </table:table-cell>
          <table:table-cell office:value-type="float" office:value="6.9999999999999005" table:formula="of:=[.C471]+0.01" table:style-name="ce1">
            <text:p>7</text:p>
          </table:table-cell>
          <table:table-cell office:value-type="float" office:value="36.966346740722699" table:style-name="ce1">
            <text:p>36.96634674</text:p>
          </table:table-cell>
          <table:table-cell table:number-columns-repeated="16380"/>
        </table:table-row>
        <table:table-row table:style-name="ro1">
          <table:table-cell office:value-type="float" office:value="4.7199999999999438" table:formula="of:=[.A472]+0.01" table:style-name="ce1">
            <text:p>4.72</text:p>
          </table:table-cell>
          <table:table-cell office:value-type="float" office:value="2.9331147670745801" table:style-name="ce1">
            <text:p>2.933114767</text:p>
          </table:table-cell>
          <table:table-cell office:value-type="float" office:value="7.0099999999999003" table:formula="of:=[.C472]+0.01" table:style-name="ce1">
            <text:p>7.01</text:p>
          </table:table-cell>
          <table:table-cell office:value-type="float" office:value="35.8633842468262" table:style-name="ce1">
            <text:p>35.86338425</text:p>
          </table:table-cell>
          <table:table-cell table:number-columns-repeated="16380"/>
        </table:table-row>
        <table:table-row table:style-name="ro1">
          <table:table-cell office:value-type="float" office:value="4.7299999999999436" table:formula="of:=[.A473]+0.01" table:style-name="ce1">
            <text:p>4.73</text:p>
          </table:table-cell>
          <table:table-cell office:value-type="float" office:value="3.1281800270080602" table:style-name="ce1">
            <text:p>3.128180027</text:p>
          </table:table-cell>
          <table:table-cell office:value-type="float" office:value="7.0199999999999001" table:formula="of:=[.C473]+0.01" table:style-name="ce1">
            <text:p>7.02</text:p>
          </table:table-cell>
          <table:table-cell office:value-type="float" office:value="33.882434844970703" table:style-name="ce1">
            <text:p>33.88243484</text:p>
          </table:table-cell>
          <table:table-cell table:number-columns-repeated="16380"/>
        </table:table-row>
        <table:table-row table:style-name="ro1">
          <table:table-cell office:value-type="float" office:value="4.7399999999999434" table:formula="of:=[.A474]+0.01" table:style-name="ce1">
            <text:p>4.74</text:p>
          </table:table-cell>
          <table:table-cell office:value-type="float" office:value="3.4495687484741202" table:style-name="ce1">
            <text:p>3.449568748</text:p>
          </table:table-cell>
          <table:table-cell office:value-type="float" office:value="7.0299999999998999" table:formula="of:=[.C474]+0.01" table:style-name="ce1">
            <text:p>7.03</text:p>
          </table:table-cell>
          <table:table-cell office:value-type="float" office:value="32.369228363037102" table:style-name="ce1">
            <text:p>32.36922836</text:p>
          </table:table-cell>
          <table:table-cell table:number-columns-repeated="16380"/>
        </table:table-row>
        <table:table-row table:style-name="ro1">
          <table:table-cell office:value-type="float" office:value="4.7499999999999432" table:formula="of:=[.A475]+0.01" table:style-name="ce1">
            <text:p>4.75</text:p>
          </table:table-cell>
          <table:table-cell office:value-type="float" office:value="3.6827137470245401" table:style-name="ce1">
            <text:p>3.682713747</text:p>
          </table:table-cell>
          <table:table-cell office:value-type="float" office:value="7.0399999999998997" table:formula="of:=[.C475]+0.01" table:style-name="ce1">
            <text:p>7.04</text:p>
          </table:table-cell>
          <table:table-cell office:value-type="float" office:value="29.821125030517599" table:style-name="ce1">
            <text:p>29.82112503</text:p>
          </table:table-cell>
          <table:table-cell table:number-columns-repeated="16380"/>
        </table:table-row>
        <table:table-row table:style-name="ro1">
          <table:table-cell office:value-type="float" office:value="4.7599999999999429" table:formula="of:=[.A476]+0.01" table:style-name="ce1">
            <text:p>4.76</text:p>
          </table:table-cell>
          <table:table-cell office:value-type="float" office:value="4.0629935264587402" table:style-name="ce1">
            <text:p>4.062993526</text:p>
          </table:table-cell>
          <table:table-cell office:value-type="float" office:value="7.0499999999998995" table:formula="of:=[.C476]+0.01" table:style-name="ce1">
            <text:p>7.05</text:p>
          </table:table-cell>
          <table:table-cell office:value-type="float" office:value="27.956617355346701" table:style-name="ce1">
            <text:p>27.95661736</text:p>
          </table:table-cell>
          <table:table-cell table:number-columns-repeated="16380"/>
        </table:table-row>
        <table:table-row table:style-name="ro1">
          <table:table-cell office:value-type="float" office:value="4.7699999999999427" table:formula="of:=[.A477]+0.01" table:style-name="ce1">
            <text:p>4.77</text:p>
          </table:table-cell>
          <table:table-cell office:value-type="float" office:value="4.3388090133667001" table:style-name="ce1">
            <text:p>4.338809013</text:p>
          </table:table-cell>
          <table:table-cell office:value-type="float" office:value="7.0599999999998992" table:formula="of:=[.C477]+0.01" table:style-name="ce1">
            <text:p>7.06</text:p>
          </table:table-cell>
          <table:table-cell office:value-type="float" office:value="25.129636764526399" table:style-name="ce1">
            <text:p>25.12963676</text:p>
          </table:table-cell>
          <table:table-cell table:number-columns-repeated="16380"/>
        </table:table-row>
        <table:table-row table:style-name="ro1">
          <table:table-cell office:value-type="float" office:value="4.7799999999999425" table:formula="of:=[.A478]+0.01" table:style-name="ce1">
            <text:p>4.78</text:p>
          </table:table-cell>
          <table:table-cell office:value-type="float" office:value="4.7899403572082502" table:style-name="ce1">
            <text:p>4.789940357</text:p>
          </table:table-cell>
          <table:table-cell office:value-type="float" office:value="7.069999999999899" table:formula="of:=[.C478]+0.01" table:style-name="ce1">
            <text:p>7.07</text:p>
          </table:table-cell>
          <table:table-cell office:value-type="float" office:value="23.3107509613037" table:style-name="ce1">
            <text:p>23.31075096</text:p>
          </table:table-cell>
          <table:table-cell table:number-columns-repeated="16380"/>
        </table:table-row>
        <table:table-row table:style-name="ro1">
          <table:table-cell office:value-type="float" office:value="4.7899999999999423" table:formula="of:=[.A479]+0.01" table:style-name="ce1">
            <text:p>4.79</text:p>
          </table:table-cell>
          <table:table-cell office:value-type="float" office:value="5.1153221130371103" table:style-name="ce1">
            <text:p>5.115322113</text:p>
          </table:table-cell>
          <table:table-cell office:value-type="float" office:value="7.0799999999998988" table:formula="of:=[.C479]+0.01" table:style-name="ce1">
            <text:p>7.08</text:p>
          </table:table-cell>
          <table:table-cell office:value-type="float" office:value="20.779577255248999" table:style-name="ce1">
            <text:p>20.77957726</text:p>
          </table:table-cell>
          <table:table-cell table:number-columns-repeated="16380"/>
        </table:table-row>
        <table:table-row table:style-name="ro1">
          <table:table-cell office:value-type="float" office:value="4.7999999999999421" table:formula="of:=[.A480]+0.01" table:style-name="ce1">
            <text:p>4.8</text:p>
          </table:table-cell>
          <table:table-cell office:value-type="float" office:value="5.6486039161682102" table:style-name="ce1">
            <text:p>5.648603916</text:p>
          </table:table-cell>
          <table:table-cell office:value-type="float" office:value="7.0899999999998986" table:formula="of:=[.C480]+0.01" table:style-name="ce1">
            <text:p>7.09</text:p>
          </table:table-cell>
          <table:table-cell office:value-type="float" office:value="19.248235702514599" table:style-name="ce1">
            <text:p>19.2482357</text:p>
          </table:table-cell>
          <table:table-cell table:number-columns-repeated="16380"/>
        </table:table-row>
        <table:table-row table:style-name="ro1">
          <table:table-cell office:value-type="float" office:value="4.8099999999999419" table:formula="of:=[.A481]+0.01" table:style-name="ce1">
            <text:p>4.81</text:p>
          </table:table-cell>
          <table:table-cell office:value-type="float" office:value="6.0355210304260298" table:style-name="ce1">
            <text:p>6.03552103</text:p>
          </table:table-cell>
          <table:table-cell office:value-type="float" office:value="7.0999999999998984" table:formula="of:=[.C481]+0.01" table:style-name="ce1">
            <text:p>7.1</text:p>
          </table:table-cell>
          <table:table-cell office:value-type="float" office:value="17.234113693237301" table:style-name="ce1">
            <text:p>17.23411369</text:p>
          </table:table-cell>
          <table:table-cell table:number-columns-repeated="16380"/>
        </table:table-row>
        <table:table-row table:style-name="ro1">
          <table:table-cell office:value-type="float" office:value="4.8199999999999417" table:formula="of:=[.A482]+0.01" table:style-name="ce1">
            <text:p>4.82</text:p>
          </table:table-cell>
          <table:table-cell office:value-type="float" office:value="6.66888380050659" table:style-name="ce1">
            <text:p>6.668883801</text:p>
          </table:table-cell>
          <table:table-cell office:value-type="float" office:value="7.1099999999998982" table:formula="of:=[.C482]+0.01" table:style-name="ce1">
            <text:p>7.11</text:p>
          </table:table-cell>
          <table:table-cell office:value-type="float" office:value="16.125703811645501" table:style-name="ce1">
            <text:p>16.12570381</text:p>
          </table:table-cell>
          <table:table-cell table:number-columns-repeated="16380"/>
        </table:table-row>
        <table:table-row table:style-name="ro1">
          <table:table-cell office:value-type="float" office:value="4.8299999999999415" table:formula="of:=[.A483]+0.01" table:style-name="ce1">
            <text:p>4.83</text:p>
          </table:table-cell>
          <table:table-cell office:value-type="float" office:value="7.1275348663330096" table:style-name="ce1">
            <text:p>7.127534866</text:p>
          </table:table-cell>
          <table:table-cell office:value-type="float" office:value="7.119999999999898" table:formula="of:=[.C483]+0.01" table:style-name="ce1">
            <text:p>7.12</text:p>
          </table:table-cell>
          <table:table-cell office:value-type="float" office:value="14.770881652831999" table:style-name="ce1">
            <text:p>14.77088165</text:p>
          </table:table-cell>
          <table:table-cell table:number-columns-repeated="16380"/>
        </table:table-row>
        <table:table-row table:style-name="ro1">
          <table:table-cell office:value-type="float" office:value="4.8399999999999412" table:formula="of:=[.A484]+0.01" table:style-name="ce1">
            <text:p>4.84</text:p>
          </table:table-cell>
          <table:table-cell office:value-type="float" office:value="7.8802056312561" table:style-name="ce1">
            <text:p>7.880205631</text:p>
          </table:table-cell>
          <table:table-cell office:value-type="float" office:value="7.1299999999998978" table:formula="of:=[.C484]+0.01" table:style-name="ce1">
            <text:p>7.13</text:p>
          </table:table-cell>
          <table:table-cell office:value-type="float" office:value="13.9673976898193" table:style-name="ce1">
            <text:p>13.96739769</text:p>
          </table:table-cell>
          <table:table-cell table:number-columns-repeated="16380"/>
        </table:table-row>
        <table:table-row table:style-name="ro1">
          <table:table-cell office:value-type="float" office:value="4.849999999999941" table:formula="of:=[.A485]+0.01" table:style-name="ce1">
            <text:p>4.85</text:p>
          </table:table-cell>
          <table:table-cell office:value-type="float" office:value="8.4244050979614293" table:style-name="ce1">
            <text:p>8.424405098</text:p>
          </table:table-cell>
          <table:table-cell office:value-type="float" office:value="7.1399999999998975" table:formula="of:=[.C485]+0.01" table:style-name="ce1">
            <text:p>7.14</text:p>
          </table:table-cell>
          <table:table-cell office:value-type="float" office:value="12.7296085357666" table:style-name="ce1">
            <text:p>12.72960854</text:p>
          </table:table-cell>
          <table:table-cell table:number-columns-repeated="16380"/>
        </table:table-row>
        <table:table-row table:style-name="ro1">
          <table:table-cell office:value-type="float" office:value="4.8599999999999408" table:formula="of:=[.A486]+0.01" table:style-name="ce1">
            <text:p>4.86</text:p>
          </table:table-cell>
          <table:table-cell office:value-type="float" office:value="9.3180503845214808" table:style-name="ce1">
            <text:p>9.318050385</text:p>
          </table:table-cell>
          <table:table-cell office:value-type="float" office:value="7.1499999999998973" table:formula="of:=[.C486]+0.01" table:style-name="ce1">
            <text:p>7.15</text:p>
          </table:table-cell>
          <table:table-cell office:value-type="float" office:value="11.819573402404799" table:style-name="ce1">
            <text:p>11.8195734</text:p>
          </table:table-cell>
          <table:table-cell table:number-columns-repeated="16380"/>
        </table:table-row>
        <table:table-row table:style-name="ro1">
          <table:table-cell office:value-type="float" office:value="4.8699999999999406" table:formula="of:=[.A487]+0.01" table:style-name="ce1">
            <text:p>4.87</text:p>
          </table:table-cell>
          <table:table-cell office:value-type="float" office:value="9.9638957977294904" table:style-name="ce1">
            <text:p>9.963895798</text:p>
          </table:table-cell>
          <table:table-cell office:value-type="float" office:value="7.1599999999998971" table:formula="of:=[.C487]+0.01" table:style-name="ce1">
            <text:p>7.16</text:p>
          </table:table-cell>
          <table:table-cell office:value-type="float" office:value="10.3578481674194" table:style-name="ce1">
            <text:p>10.35784817</text:p>
          </table:table-cell>
          <table:table-cell table:number-columns-repeated="16380"/>
        </table:table-row>
        <table:table-row table:style-name="ro1">
          <table:table-cell office:value-type="float" office:value="4.8799999999999404" table:formula="of:=[.A488]+0.01" table:style-name="ce1">
            <text:p>4.88</text:p>
          </table:table-cell>
          <table:table-cell office:value-type="float" office:value="11.023509979248001" table:style-name="ce1">
            <text:p>11.02350998</text:p>
          </table:table-cell>
          <table:table-cell office:value-type="float" office:value="7.1699999999998969" table:formula="of:=[.C488]+0.01" table:style-name="ce1">
            <text:p>7.17</text:p>
          </table:table-cell>
          <table:table-cell office:value-type="float" office:value="9.3594121932983398" table:style-name="ce1">
            <text:p>9.359412193</text:p>
          </table:table-cell>
          <table:table-cell table:number-columns-repeated="16380"/>
        </table:table-row>
        <table:table-row table:style-name="ro1">
          <table:table-cell office:value-type="float" office:value="4.8899999999999402" table:formula="of:=[.A489]+0.01" table:style-name="ce1">
            <text:p>4.89</text:p>
          </table:table-cell>
          <table:table-cell office:value-type="float" office:value="11.7898206710815" table:style-name="ce1">
            <text:p>11.78982067</text:p>
          </table:table-cell>
          <table:table-cell office:value-type="float" office:value="7.1799999999998967" table:formula="of:=[.C489]+0.01" table:style-name="ce1">
            <text:p>7.18</text:p>
          </table:table-cell>
          <table:table-cell office:value-type="float" office:value="8.0080451965331996" table:style-name="ce1">
            <text:p>8.008045197</text:p>
          </table:table-cell>
          <table:table-cell table:number-columns-repeated="16380"/>
        </table:table-row>
        <table:table-row table:style-name="ro1">
          <table:table-cell office:value-type="float" office:value="4.89999999999994" table:formula="of:=[.A490]+0.01" table:style-name="ce1">
            <text:p>4.9</text:p>
          </table:table-cell>
          <table:table-cell office:value-type="float" office:value="13.0473442077637" table:style-name="ce1">
            <text:p>13.04734421</text:p>
          </table:table-cell>
          <table:table-cell office:value-type="float" office:value="7.1899999999998965" table:formula="of:=[.C490]+0.01" table:style-name="ce1">
            <text:p>7.19</text:p>
          </table:table-cell>
          <table:table-cell office:value-type="float" office:value="7.2593617439270002" table:style-name="ce1">
            <text:p>7.259361744</text:p>
          </table:table-cell>
          <table:table-cell table:number-columns-repeated="16380"/>
        </table:table-row>
        <table:table-row table:style-name="ro1">
          <table:table-cell office:value-type="float" office:value="4.9099999999999397" table:formula="of:=[.A491]+0.01" table:style-name="ce1">
            <text:p>4.91</text:p>
          </table:table-cell>
          <table:table-cell office:value-type="float" office:value="13.954993247985801" table:style-name="ce1">
            <text:p>13.95499325</text:p>
          </table:table-cell>
          <table:table-cell office:value-type="float" office:value="7.1999999999998963" table:formula="of:=[.C491]+0.01" table:style-name="ce1">
            <text:p>7.2</text:p>
          </table:table-cell>
          <table:table-cell office:value-type="float" office:value="6.4899950027465803" table:style-name="ce1">
            <text:p>6.489995003</text:p>
          </table:table-cell>
          <table:table-cell table:number-columns-repeated="16380"/>
        </table:table-row>
        <table:table-row table:style-name="ro1">
          <table:table-cell office:value-type="float" office:value="4.9199999999999395" table:formula="of:=[.A492]+0.01" table:style-name="ce1">
            <text:p>4.92</text:p>
          </table:table-cell>
          <table:table-cell office:value-type="float" office:value="15.442481994628899" table:style-name="ce1">
            <text:p>15.44248199</text:p>
          </table:table-cell>
          <table:table-cell office:value-type="float" office:value="7.209999999999896" table:formula="of:=[.C492]+0.01" table:style-name="ce1">
            <text:p>7.21</text:p>
          </table:table-cell>
          <table:table-cell office:value-type="float" office:value="6.0606975555419904" table:style-name="ce1">
            <text:p>6.060697556</text:p>
          </table:table-cell>
          <table:table-cell table:number-columns-repeated="16380"/>
        </table:table-row>
        <table:table-row table:style-name="ro1">
          <table:table-cell office:value-type="float" office:value="4.9299999999999393" table:formula="of:=[.A493]+0.01" table:style-name="ce1">
            <text:p>4.93</text:p>
          </table:table-cell>
          <table:table-cell office:value-type="float" office:value="16.518283843994102" table:style-name="ce1">
            <text:p>16.51828384</text:p>
          </table:table-cell>
          <table:table-cell office:value-type="float" office:value="7.2199999999998958" table:formula="of:=[.C493]+0.01" table:style-name="ce1">
            <text:p>7.22</text:p>
          </table:table-cell>
          <table:table-cell office:value-type="float" office:value="5.4276566505432102" table:style-name="ce1">
            <text:p>5.427656651</text:p>
          </table:table-cell>
          <table:table-cell table:number-columns-repeated="16380"/>
        </table:table-row>
        <table:table-row table:style-name="ro1">
          <table:table-cell office:value-type="float" office:value="4.9399999999999391" table:formula="of:=[.A494]+0.01" table:style-name="ce1">
            <text:p>4.94</text:p>
          </table:table-cell>
          <table:table-cell office:value-type="float" office:value="18.282598495483398" table:style-name="ce1">
            <text:p>18.2825985</text:p>
          </table:table-cell>
          <table:table-cell office:value-type="float" office:value="7.2299999999998956" table:formula="of:=[.C494]+0.01" table:style-name="ce1">
            <text:p>7.23</text:p>
          </table:table-cell>
          <table:table-cell office:value-type="float" office:value="4.9174499511718803" table:style-name="ce1">
            <text:p>4.917449951</text:p>
          </table:table-cell>
          <table:table-cell table:number-columns-repeated="16380"/>
        </table:table-row>
        <table:table-row table:style-name="ro1">
          <table:table-cell office:value-type="float" office:value="4.9499999999999389" table:formula="of:=[.A495]+0.01" table:style-name="ce1">
            <text:p>4.95</text:p>
          </table:table-cell>
          <table:table-cell office:value-type="float" office:value="19.5573024749756" table:style-name="ce1">
            <text:p>19.55730247</text:p>
          </table:table-cell>
          <table:table-cell office:value-type="float" office:value="7.2399999999998954" table:formula="of:=[.C495]+0.01" table:style-name="ce1">
            <text:p>7.24</text:p>
          </table:table-cell>
          <table:table-cell office:value-type="float" office:value="4.0238990783691397" table:style-name="ce1">
            <text:p>4.023899078</text:p>
          </table:table-cell>
          <table:table-cell table:number-columns-repeated="16380"/>
        </table:table-row>
        <table:table-row table:style-name="ro1">
          <table:table-cell office:value-type="float" office:value="4.9599999999999387" table:formula="of:=[.A496]+0.01" table:style-name="ce1">
            <text:p>4.96</text:p>
          </table:table-cell>
          <table:table-cell office:value-type="float" office:value="21.650590896606399" table:style-name="ce1">
            <text:p>21.6505909</text:p>
          </table:table-cell>
          <table:table-cell office:value-type="float" office:value="7.2499999999998952" table:formula="of:=[.C496]+0.01" table:style-name="ce1">
            <text:p>7.25</text:p>
          </table:table-cell>
          <table:table-cell office:value-type="float" office:value="3.23141288757324" table:style-name="ce1">
            <text:p>3.231412888</text:p>
          </table:table-cell>
          <table:table-cell table:number-columns-repeated="16380"/>
        </table:table-row>
        <table:table-row table:style-name="ro1">
          <table:table-cell office:value-type="float" office:value="4.9699999999999385" table:formula="of:=[.A497]+0.01" table:style-name="ce1">
            <text:p>4.97</text:p>
          </table:table-cell>
          <table:table-cell office:value-type="float" office:value="23.1590766906738" table:style-name="ce1">
            <text:p>23.15907669</text:p>
          </table:table-cell>
          <table:table-cell office:value-type="float" office:value="7.259999999999895" table:formula="of:=[.C497]+0.01" table:style-name="ce1">
            <text:p>7.26</text:p>
          </table:table-cell>
          <table:table-cell office:value-type="float" office:value="1.98516798019409" table:style-name="ce1">
            <text:p>1.98516798</text:p>
          </table:table-cell>
          <table:table-cell table:number-columns-repeated="16380"/>
        </table:table-row>
        <table:table-row table:style-name="ro1">
          <table:table-cell office:value-type="float" office:value="4.9799999999999383" table:formula="of:=[.A498]+0.01" table:style-name="ce1">
            <text:p>4.98</text:p>
          </table:table-cell>
          <table:table-cell office:value-type="float" office:value="25.636377334594702" table:style-name="ce1">
            <text:p>25.63637733</text:p>
          </table:table-cell>
          <table:table-cell office:value-type="float" office:value="7.2699999999998948" table:formula="of:=[.C498]+0.01" table:style-name="ce1">
            <text:p>7.27</text:p>
          </table:table-cell>
          <table:table-cell office:value-type="float" office:value="1.2039335966110201" table:style-name="ce1">
            <text:p>1.203933597</text:p>
          </table:table-cell>
          <table:table-cell table:number-columns-repeated="16380"/>
        </table:table-row>
        <table:table-row table:style-name="ro1">
          <table:table-cell office:value-type="float" office:value="4.989999999999938" table:formula="of:=[.A499]+0.01" table:style-name="ce1">
            <text:p>4.99</text:p>
          </table:table-cell>
          <table:table-cell office:value-type="float" office:value="27.423294067382798" table:style-name="ce1">
            <text:p>27.42329407</text:p>
          </table:table-cell>
          <table:table-cell office:value-type="float" office:value="7.2799999999998946" table:formula="of:=[.C499]+0.01" table:style-name="ce1">
            <text:p>7.28</text:p>
          </table:table-cell>
          <table:table-cell office:value-type="float" office:value="8.43056365847588E-2" table:style-name="ce1">
            <text:p>0.084305637</text:p>
          </table:table-cell>
          <table:table-cell table:number-columns-repeated="16380"/>
        </table:table-row>
        <table:table-row table:style-name="ro1">
          <table:table-cell office:value-type="float" office:value="4.9999999999999378" table:formula="of:=[.A500]+0.01" table:style-name="ce1">
            <text:p>5</text:p>
          </table:table-cell>
          <table:table-cell office:value-type="float" office:value="30.3129272460937" table:style-name="ce1">
            <text:p>30.31292725</text:p>
          </table:table-cell>
          <table:table-cell office:value-type="float" office:value="7.2899999999998943" table:formula="of:=[.C500]+0.01" table:style-name="ce1">
            <text:p>7.29</text:p>
          </table:table-cell>
          <table:table-cell office:value-type="float" office:value="-0.57530474662780795" table:style-name="ce1">
            <text:p>-0.575304747</text:p>
          </table:table-cell>
          <table:table-cell table:number-columns-repeated="16380"/>
        </table:table-row>
        <table:table-row table:style-name="ro1">
          <table:table-cell office:value-type="float" office:value="5.0099999999999376" table:formula="of:=[.A501]+0.01" table:style-name="ce1">
            <text:p>5.01</text:p>
          </table:table-cell>
          <table:table-cell office:value-type="float" office:value="32.409000396728501" table:style-name="ce1">
            <text:p>32.4090004</text:p>
          </table:table-cell>
          <table:table-cell office:value-type="float" office:value="7.2999999999998941" table:formula="of:=[.C501]+0.01" table:style-name="ce1">
            <text:p>7.3</text:p>
          </table:table-cell>
          <table:table-cell office:value-type="float" office:value="-1.4259386062622099" table:style-name="ce1">
            <text:p>-1.425938606</text:p>
          </table:table-cell>
          <table:table-cell table:number-columns-repeated="16380"/>
        </table:table-row>
        <table:table-row table:style-name="ro1">
          <table:table-cell office:value-type="float" office:value="5.0199999999999374" table:formula="of:=[.A502]+0.01" table:style-name="ce1">
            <text:p>5.02</text:p>
          </table:table-cell>
          <table:table-cell office:value-type="float" office:value="35.833541870117202" table:style-name="ce1">
            <text:p>35.83354187</text:p>
          </table:table-cell>
          <table:table-cell office:value-type="float" office:value="7.3099999999998939" table:formula="of:=[.C502]+0.01" table:style-name="ce1">
            <text:p>7.31</text:p>
          </table:table-cell>
          <table:table-cell office:value-type="float" office:value="-1.8993673324585001" table:style-name="ce1">
            <text:p>-1.899367332</text:p>
          </table:table-cell>
          <table:table-cell table:number-columns-repeated="16380"/>
        </table:table-row>
        <table:table-row table:style-name="ro1">
          <table:table-cell office:value-type="float" office:value="5.0299999999999372" table:formula="of:=[.A503]+0.01" table:style-name="ce1">
            <text:p>5.03</text:p>
          </table:table-cell>
          <table:table-cell office:value-type="float" office:value="38.310550689697301" table:style-name="ce1">
            <text:p>38.31055069</text:p>
          </table:table-cell>
          <table:table-cell office:value-type="float" office:value="7.3199999999998937" table:formula="of:=[.C503]+0.01" table:style-name="ce1">
            <text:p>7.32</text:p>
          </table:table-cell>
          <table:table-cell office:value-type="float" office:value="-2.5096740722656201" table:style-name="ce1">
            <text:p>-2.509674072</text:p>
          </table:table-cell>
          <table:table-cell table:number-columns-repeated="16380"/>
        </table:table-row>
        <table:table-row table:style-name="ro1">
          <table:table-cell office:value-type="float" office:value="5.039999999999937" table:formula="of:=[.A504]+0.01" table:style-name="ce1">
            <text:p>5.04</text:p>
          </table:table-cell>
          <table:table-cell office:value-type="float" office:value="42.332210540771499" table:style-name="ce1">
            <text:p>42.33221054</text:p>
          </table:table-cell>
          <table:table-cell office:value-type="float" office:value="7.3299999999998935" table:formula="of:=[.C504]+0.01" table:style-name="ce1">
            <text:p>7.33</text:p>
          </table:table-cell>
          <table:table-cell office:value-type="float" office:value="-2.8739705085754399" table:style-name="ce1">
            <text:p>-2.873970509</text:p>
          </table:table-cell>
          <table:table-cell table:number-columns-repeated="16380"/>
        </table:table-row>
        <table:table-row table:style-name="ro1">
          <table:table-cell office:value-type="float" office:value="5.0499999999999368" table:formula="of:=[.A505]+0.01" table:style-name="ce1">
            <text:p>5.05</text:p>
          </table:table-cell>
          <table:table-cell office:value-type="float" office:value="45.249855041503899" table:style-name="ce1">
            <text:p>45.24985504</text:p>
          </table:table-cell>
          <table:table-cell office:value-type="float" office:value="7.3399999999998933" table:formula="of:=[.C505]+0.01" table:style-name="ce1">
            <text:p>7.34</text:p>
          </table:table-cell>
          <table:table-cell office:value-type="float" office:value="-3.3093581199646001" table:style-name="ce1">
            <text:p>-3.30935812</text:p>
          </table:table-cell>
          <table:table-cell table:number-columns-repeated="16380"/>
        </table:table-row>
        <table:table-row table:style-name="ro1">
          <table:table-cell office:value-type="float" office:value="5.0599999999999365" table:formula="of:=[.A506]+0.01" table:style-name="ce1">
            <text:p>5.06</text:p>
          </table:table-cell>
          <table:table-cell office:value-type="float" office:value="50.068450927734403" table:style-name="ce1">
            <text:p>50.06845093</text:p>
          </table:table-cell>
          <table:table-cell office:value-type="float" office:value="7.3499999999998931" table:formula="of:=[.C506]+0.01" table:style-name="ce1">
            <text:p>7.35</text:p>
          </table:table-cell>
          <table:table-cell office:value-type="float" office:value="-3.4955904483795202" table:style-name="ce1">
            <text:p>-3.495590448</text:p>
          </table:table-cell>
          <table:table-cell table:number-columns-repeated="16380"/>
        </table:table-row>
        <table:table-row table:style-name="ro1">
          <table:table-cell office:value-type="float" office:value="5.0699999999999363" table:formula="of:=[.A507]+0.01" table:style-name="ce1">
            <text:p>5.07</text:p>
          </table:table-cell>
          <table:table-cell office:value-type="float" office:value="53.765670776367202" table:style-name="ce1">
            <text:p>53.76567078</text:p>
          </table:table-cell>
          <table:table-cell office:value-type="float" office:value="7.3599999999998929" table:formula="of:=[.C507]+0.01" table:style-name="ce1">
            <text:p>7.36</text:p>
          </table:table-cell>
          <table:table-cell office:value-type="float" office:value="-3.6166830062866202" table:style-name="ce1">
            <text:p>-3.616683006</text:p>
          </table:table-cell>
          <table:table-cell table:number-columns-repeated="16380"/>
        </table:table-row>
        <table:table-row table:style-name="ro1">
          <table:table-cell office:value-type="float" office:value="5.0799999999999361" table:formula="of:=[.A508]+0.01" table:style-name="ce1">
            <text:p>5.08</text:p>
          </table:table-cell>
          <table:table-cell office:value-type="float" office:value="59.723609924316399" table:style-name="ce1">
            <text:p>59.72360992</text:p>
          </table:table-cell>
          <table:table-cell office:value-type="float" office:value="7.3699999999998926" table:formula="of:=[.C508]+0.01" table:style-name="ce1">
            <text:p>7.37</text:p>
          </table:table-cell>
          <table:table-cell office:value-type="float" office:value="-3.6096208095550502" table:style-name="ce1">
            <text:p>-3.60962081</text:p>
          </table:table-cell>
          <table:table-cell table:number-columns-repeated="16380"/>
        </table:table-row>
        <table:table-row table:style-name="ro1">
          <table:table-cell office:value-type="float" office:value="5.0899999999999359" table:formula="of:=[.A509]+0.01" table:style-name="ce1">
            <text:p>5.09</text:p>
          </table:table-cell>
          <table:table-cell office:value-type="float" office:value="63.999019622802699" table:style-name="ce1">
            <text:p>63.99901962</text:p>
          </table:table-cell>
          <table:table-cell office:value-type="float" office:value="7.3799999999998924" table:formula="of:=[.C509]+0.01" table:style-name="ce1">
            <text:p>7.38</text:p>
          </table:table-cell>
          <table:table-cell office:value-type="float" office:value="-3.4984366893768302" table:style-name="ce1">
            <text:p>-3.498436689</text:p>
          </table:table-cell>
          <table:table-cell table:number-columns-repeated="16380"/>
        </table:table-row>
        <table:table-row table:style-name="ro1">
          <table:table-cell office:value-type="float" office:value="5.0999999999999357" table:formula="of:=[.A510]+0.01" table:style-name="ce1">
            <text:p>5.1</text:p>
          </table:table-cell>
          <table:table-cell office:value-type="float" office:value="70.881164550781307" table:style-name="ce1">
            <text:p>70.88116455</text:p>
          </table:table-cell>
          <table:table-cell office:value-type="float" office:value="7.3899999999998922" table:formula="of:=[.C510]+0.01" table:style-name="ce1">
            <text:p>7.39</text:p>
          </table:table-cell>
          <table:table-cell office:value-type="float" office:value="-3.3623504638671902" table:style-name="ce1">
            <text:p>-3.362350464</text:p>
          </table:table-cell>
          <table:table-cell table:number-columns-repeated="16380"/>
        </table:table-row>
        <table:table-row table:style-name="ro1">
          <table:table-cell office:value-type="float" office:value="5.1099999999999355" table:formula="of:=[.A511]+0.01" table:style-name="ce1">
            <text:p>5.11</text:p>
          </table:table-cell>
          <table:table-cell office:value-type="float" office:value="75.230430603027401" table:style-name="ce1">
            <text:p>75.2304306</text:p>
          </table:table-cell>
          <table:table-cell office:value-type="float" office:value="7.399999999999892" table:formula="of:=[.C511]+0.01" table:style-name="ce1">
            <text:p>7.4</text:p>
          </table:table-cell>
          <table:table-cell office:value-type="float" office:value="-3.1264166831970202" table:style-name="ce1">
            <text:p>-3.126416683</text:p>
          </table:table-cell>
          <table:table-cell table:number-columns-repeated="16380"/>
        </table:table-row>
        <table:table-row table:style-name="ro1">
          <table:table-cell office:value-type="float" office:value="5.1199999999999353" table:formula="of:=[.A512]+0.01" table:style-name="ce1">
            <text:p>5.12</text:p>
          </table:table-cell>
          <table:table-cell office:value-type="float" office:value="76.752479553222699" table:style-name="ce1">
            <text:p>76.75247955</text:p>
          </table:table-cell>
          <table:table-cell office:value-type="float" office:value="7.4099999999998918" table:formula="of:=[.C512]+0.01" table:style-name="ce1">
            <text:p>7.41</text:p>
          </table:table-cell>
          <table:table-cell office:value-type="float" office:value="-2.9806337356567401" table:style-name="ce1">
            <text:p>-2.980633736</text:p>
          </table:table-cell>
          <table:table-cell table:number-columns-repeated="16380"/>
        </table:table-row>
        <table:table-row table:style-name="ro1">
          <table:table-cell office:value-type="float" office:value="5.1299999999999351" table:formula="of:=[.A513]+0.01" table:style-name="ce1">
            <text:p>5.13</text:p>
          </table:table-cell>
          <table:table-cell office:value-type="float" office:value="73.296783447265597" table:style-name="ce1">
            <text:p>73.29678345</text:p>
          </table:table-cell>
          <table:table-cell office:value-type="float" office:value="7.4199999999998916" table:formula="of:=[.C513]+0.01" table:style-name="ce1">
            <text:p>7.42</text:p>
          </table:table-cell>
          <table:table-cell office:value-type="float" office:value="-2.7504520416259801" table:style-name="ce1">
            <text:p>-2.750452042</text:p>
          </table:table-cell>
          <table:table-cell table:number-columns-repeated="16380"/>
        </table:table-row>
        <table:table-row table:style-name="ro1">
          <table:table-cell office:value-type="float" office:value="5.1399999999999348" table:formula="of:=[.A514]+0.01" table:style-name="ce1">
            <text:p>5.14</text:p>
          </table:table-cell>
          <table:table-cell office:value-type="float" office:value="71.084266662597699" table:style-name="ce1">
            <text:p>71.08426666</text:p>
          </table:table-cell>
          <table:table-cell office:value-type="float" office:value="7.4299999999998914" table:formula="of:=[.C514]+0.01" table:style-name="ce1">
            <text:p>7.43</text:p>
          </table:table-cell>
          <table:table-cell office:value-type="float" office:value="-2.57901930809021" table:style-name="ce1">
            <text:p>-2.579019308</text:p>
          </table:table-cell>
          <table:table-cell table:number-columns-repeated="16380"/>
        </table:table-row>
        <table:table-row table:style-name="ro1">
          <table:table-cell office:value-type="float" office:value="5.1499999999999346" table:formula="of:=[.A515]+0.01" table:style-name="ce1">
            <text:p>5.15</text:p>
          </table:table-cell>
          <table:table-cell office:value-type="float" office:value="71.061431884765597" table:style-name="ce1">
            <text:p>71.06143188</text:p>
          </table:table-cell>
          <table:table-cell office:value-type="float" office:value="7.4399999999998911" table:formula="of:=[.C515]+0.01" table:style-name="ce1">
            <text:p>7.44</text:p>
          </table:table-cell>
          <table:table-cell office:value-type="float" office:value="-2.3194272518157999" table:style-name="ce1">
            <text:p>-2.319427252</text:p>
          </table:table-cell>
          <table:table-cell table:number-columns-repeated="16380"/>
        </table:table-row>
        <table:table-row table:style-name="ro1">
          <table:table-cell office:value-type="float" office:value="5.1599999999999344" table:formula="of:=[.A516]+0.01" table:style-name="ce1">
            <text:p>5.16</text:p>
          </table:table-cell>
          <table:table-cell office:value-type="float" office:value="67.058349609375" table:style-name="ce1">
            <text:p>67.05834961</text:p>
          </table:table-cell>
          <table:table-cell office:value-type="float" office:value="7.4499999999998909" table:formula="of:=[.C516]+0.01" table:style-name="ce1">
            <text:p>7.45</text:p>
          </table:table-cell>
          <table:table-cell office:value-type="float" office:value="-2.1386845111846902" table:style-name="ce1">
            <text:p>-2.138684511</text:p>
          </table:table-cell>
          <table:table-cell table:number-columns-repeated="16380"/>
        </table:table-row>
        <table:table-row table:style-name="ro1">
          <table:table-cell office:value-type="float" office:value="5.1699999999999342" table:formula="of:=[.A517]+0.01" table:style-name="ce1">
            <text:p>5.17</text:p>
          </table:table-cell>
          <table:table-cell office:value-type="float" office:value="68.989715576171903" table:style-name="ce1">
            <text:p>68.98971558</text:p>
          </table:table-cell>
          <table:table-cell office:value-type="float" office:value="7.4599999999998907" table:formula="of:=[.C517]+0.01" table:style-name="ce1">
            <text:p>7.46</text:p>
          </table:table-cell>
          <table:table-cell office:value-type="float" office:value="-1.8843022584915201" table:style-name="ce1">
            <text:p>-1.884302258</text:p>
          </table:table-cell>
          <table:table-cell table:number-columns-repeated="16380"/>
        </table:table-row>
        <table:table-row table:style-name="ro1">
          <table:table-cell office:value-type="float" office:value="5.179999999999934" table:formula="of:=[.A518]+0.01" table:style-name="ce1">
            <text:p>5.18</text:p>
          </table:table-cell>
          <table:table-cell office:value-type="float" office:value="66.371498107910199" table:style-name="ce1">
            <text:p>66.37149811</text:p>
          </table:table-cell>
          <table:table-cell office:value-type="float" office:value="7.4699999999998905" table:formula="of:=[.C518]+0.01" table:style-name="ce1">
            <text:p>7.47</text:p>
          </table:table-cell>
          <table:table-cell office:value-type="float" office:value="-1.73562347888947" table:style-name="ce1">
            <text:p>-1.735623479</text:p>
          </table:table-cell>
          <table:table-cell table:number-columns-repeated="16380"/>
        </table:table-row>
        <table:table-row table:style-name="ro1">
          <table:table-cell office:value-type="float" office:value="5.1899999999999338" table:formula="of:=[.A519]+0.01" table:style-name="ce1">
            <text:p>5.19</text:p>
          </table:table-cell>
          <table:table-cell office:value-type="float" office:value="67.297393798828097" table:style-name="ce1">
            <text:p>67.2973938</text:p>
          </table:table-cell>
          <table:table-cell office:value-type="float" office:value="7.4799999999998903" table:formula="of:=[.C519]+0.01" table:style-name="ce1">
            <text:p>7.48</text:p>
          </table:table-cell>
          <table:table-cell office:value-type="float" office:value="-1.50923871994019" table:style-name="ce1">
            <text:p>-1.50923872</text:p>
          </table:table-cell>
          <table:table-cell table:number-columns-repeated="16380"/>
        </table:table-row>
        <table:table-row table:style-name="ro1">
          <table:table-cell office:value-type="float" office:value="5.1999999999999336" table:formula="of:=[.A520]+0.01" table:style-name="ce1">
            <text:p>5.2</text:p>
          </table:table-cell>
          <table:table-cell office:value-type="float" office:value="67.906890869140597" table:style-name="ce1">
            <text:p>67.90689087</text:p>
          </table:table-cell>
          <table:table-cell office:value-type="float" office:value="7.4899999999998901" table:formula="of:=[.C520]+0.01" table:style-name="ce1">
            <text:p>7.49</text:p>
          </table:table-cell>
          <table:table-cell office:value-type="float" office:value="-1.3348588943481401" table:style-name="ce1">
            <text:p>-1.334858894</text:p>
          </table:table-cell>
          <table:table-cell table:number-columns-repeated="16380"/>
        </table:table-row>
        <table:table-row table:style-name="ro1">
          <table:table-cell office:value-type="float" office:value="5.2099999999999334" table:formula="of:=[.A521]+0.01" table:style-name="ce1">
            <text:p>5.21</text:p>
          </table:table-cell>
          <table:table-cell office:value-type="float" office:value="67.131286621093693" table:style-name="ce1">
            <text:p>67.13128662</text:p>
          </table:table-cell>
          <table:table-cell office:value-type="float" office:value="7.4999999999998899" table:formula="of:=[.C521]+0.01" table:style-name="ce1">
            <text:p>7.5</text:p>
          </table:table-cell>
          <table:table-cell office:value-type="float" office:value="-1.0762346982955899" table:style-name="ce1">
            <text:p>-1.076234698</text:p>
          </table:table-cell>
          <table:table-cell table:number-columns-repeated="16380"/>
        </table:table-row>
        <table:table-row table:style-name="ro1">
          <table:table-cell office:value-type="float" office:value="5.2199999999999331" table:formula="of:=[.A522]+0.01" table:style-name="ce1">
            <text:p>5.22</text:p>
          </table:table-cell>
          <table:table-cell office:value-type="float" office:value="70.313316345214801" table:style-name="ce1">
            <text:p>70.31331635</text:p>
          </table:table-cell>
          <table:table-cell office:value-type="float" office:value="7.5099999999998897" table:formula="of:=[.C522]+0.01" table:style-name="ce1">
            <text:p>7.51</text:p>
          </table:table-cell>
          <table:table-cell office:value-type="float" office:value="-0.94484567642211903" table:style-name="ce1">
            <text:p>-0.944845676</text:p>
          </table:table-cell>
          <table:table-cell table:number-columns-repeated="16380"/>
        </table:table-row>
        <table:table-row table:style-name="ro1">
          <table:table-cell office:value-type="float" office:value="5.2299999999999329" table:formula="of:=[.A523]+0.01" table:style-name="ce1">
            <text:p>5.23</text:p>
          </table:table-cell>
          <table:table-cell office:value-type="float" office:value="69.651702880859403" table:style-name="ce1">
            <text:p>69.65170288</text:p>
          </table:table-cell>
          <table:table-cell office:value-type="float" office:value="7.5199999999998894" table:formula="of:=[.C523]+0.01" table:style-name="ce1">
            <text:p>7.52</text:p>
          </table:table-cell>
          <table:table-cell office:value-type="float" office:value="-0.79848772287368797" table:style-name="ce1">
            <text:p>-0.798487723</text:p>
          </table:table-cell>
          <table:table-cell table:number-columns-repeated="16380"/>
        </table:table-row>
        <table:table-row table:style-name="ro1">
          <table:table-cell office:value-type="float" office:value="5.2399999999999327" table:formula="of:=[.A524]+0.01" table:style-name="ce1">
            <text:p>5.24</text:p>
          </table:table-cell>
          <table:table-cell office:value-type="float" office:value="73.294815063476605" table:style-name="ce1">
            <text:p>73.29481506</text:p>
          </table:table-cell>
          <table:table-cell office:value-type="float" office:value="7.5299999999998892" table:formula="of:=[.C524]+0.01" table:style-name="ce1">
            <text:p>7.53</text:p>
          </table:table-cell>
          <table:table-cell office:value-type="float" office:value="-0.70262914896011397" table:style-name="ce1">
            <text:p>-0.702629149</text:p>
          </table:table-cell>
          <table:table-cell table:number-columns-repeated="16380"/>
        </table:table-row>
        <table:table-row table:style-name="ro1">
          <table:table-cell office:value-type="float" office:value="5.2499999999999325" table:formula="of:=[.A525]+0.01" table:style-name="ce1">
            <text:p>5.25</text:p>
          </table:table-cell>
          <table:table-cell office:value-type="float" office:value="74.8836669921875" table:style-name="ce1">
            <text:p>74.88366699</text:p>
          </table:table-cell>
          <table:table-cell office:value-type="float" office:value="7.539999999999889" table:formula="of:=[.C525]+0.01" table:style-name="ce1">
            <text:p>7.54</text:p>
          </table:table-cell>
          <table:table-cell office:value-type="float" office:value="-0.57462221384048495" table:style-name="ce1">
            <text:p>-0.574622214</text:p>
          </table:table-cell>
          <table:table-cell table:number-columns-repeated="16380"/>
        </table:table-row>
        <table:table-row table:style-name="ro1">
          <table:table-cell office:value-type="float" office:value="5.2599999999999323" table:formula="of:=[.A526]+0.01" table:style-name="ce1">
            <text:p>5.26</text:p>
          </table:table-cell>
          <table:table-cell office:value-type="float" office:value="76.656906127929702" table:style-name="ce1">
            <text:p>76.65690613</text:p>
          </table:table-cell>
          <table:table-cell office:value-type="float" office:value="7.5499999999998888" table:formula="of:=[.C526]+0.01" table:style-name="ce1">
            <text:p>7.55</text:p>
          </table:table-cell>
          <table:table-cell office:value-type="float" office:value="-0.52320665121078502" table:style-name="ce1">
            <text:p>-0.523206651</text:p>
          </table:table-cell>
          <table:table-cell table:number-columns-repeated="16380"/>
        </table:table-row>
        <table:table-row table:style-name="ro1">
          <table:table-cell office:value-type="float" office:value="5.2699999999999321" table:formula="of:=[.A527]+0.01" table:style-name="ce1">
            <text:p>5.27</text:p>
          </table:table-cell>
          <table:table-cell office:value-type="float" office:value="74.386878967285199" table:style-name="ce1">
            <text:p>74.38687897</text:p>
          </table:table-cell>
          <table:table-cell office:value-type="float" office:value="7.5599999999998886" table:formula="of:=[.C527]+0.01" table:style-name="ce1">
            <text:p>7.56</text:p>
          </table:table-cell>
          <table:table-cell office:value-type="float" office:value="-0.478826224803925" table:style-name="ce1">
            <text:p>-0.478826225</text:p>
          </table:table-cell>
          <table:table-cell table:number-columns-repeated="16380"/>
        </table:table-row>
        <table:table-row table:style-name="ro1">
          <table:table-cell office:value-type="float" office:value="5.2799999999999319" table:formula="of:=[.A528]+0.01" table:style-name="ce1">
            <text:p>5.28</text:p>
          </table:table-cell>
          <table:table-cell office:value-type="float" office:value="74.437843322753906" table:style-name="ce1">
            <text:p>74.43784332</text:p>
          </table:table-cell>
          <table:table-cell office:value-type="float" office:value="7.5699999999998884" table:formula="of:=[.C528]+0.01" table:style-name="ce1">
            <text:p>7.57</text:p>
          </table:table-cell>
          <table:table-cell office:value-type="float" office:value="-0.48447778820991499" table:style-name="ce1">
            <text:p>-0.484477788</text:p>
          </table:table-cell>
          <table:table-cell table:number-columns-repeated="16380"/>
        </table:table-row>
        <table:table-row table:style-name="ro1">
          <table:table-cell office:value-type="float" office:value="5.2899999999999316" table:formula="of:=[.A529]+0.01" table:style-name="ce1">
            <text:p>5.29</text:p>
          </table:table-cell>
          <table:table-cell office:value-type="float" office:value="73.405609130859403" table:style-name="ce1">
            <text:p>73.40560913</text:p>
          </table:table-cell>
          <table:table-cell office:value-type="float" office:value="7.5799999999998882" table:formula="of:=[.C529]+0.01" table:style-name="ce1">
            <text:p>7.58</text:p>
          </table:table-cell>
          <table:table-cell office:value-type="float" office:value="-0.56947582960128795" table:style-name="ce1">
            <text:p>-0.56947583</text:p>
          </table:table-cell>
          <table:table-cell table:number-columns-repeated="16380"/>
        </table:table-row>
        <table:table-row table:style-name="ro1">
          <table:table-cell office:value-type="float" office:value="5.2999999999999314" table:formula="of:=[.A530]+0.01" table:style-name="ce1">
            <text:p>5.3</text:p>
          </table:table-cell>
          <table:table-cell office:value-type="float" office:value="72.551063537597699" table:style-name="ce1">
            <text:p>72.55106354</text:p>
          </table:table-cell>
          <table:table-cell office:value-type="float" office:value="7.5899999999998879" table:formula="of:=[.C530]+0.01" table:style-name="ce1">
            <text:p>7.59</text:p>
          </table:table-cell>
          <table:table-cell office:value-type="float" office:value="-0.66216301918029796" table:style-name="ce1">
            <text:p>-0.662163019</text:p>
          </table:table-cell>
          <table:table-cell table:number-columns-repeated="16380"/>
        </table:table-row>
        <table:table-row table:style-name="ro1">
          <table:table-cell office:value-type="float" office:value="5.3099999999999312" table:formula="of:=[.A531]+0.01" table:style-name="ce1">
            <text:p>5.31</text:p>
          </table:table-cell>
          <table:table-cell office:value-type="float" office:value="72.742485046386705" table:style-name="ce1">
            <text:p>72.74248505</text:p>
          </table:table-cell>
          <table:table-cell office:value-type="float" office:value="7.5999999999998877" table:formula="of:=[.C531]+0.01" table:style-name="ce1">
            <text:p>7.6</text:p>
          </table:table-cell>
          <table:table-cell office:value-type="float" office:value="-0.80381989479064897" table:style-name="ce1">
            <text:p>-0.803819895</text:p>
          </table:table-cell>
          <table:table-cell table:number-columns-repeated="16380"/>
        </table:table-row>
        <table:table-row table:style-name="ro1">
          <table:table-cell office:value-type="float" office:value="5.319999999999931" table:formula="of:=[.A532]+0.01" table:style-name="ce1">
            <text:p>5.32</text:p>
          </table:table-cell>
          <table:table-cell office:value-type="float" office:value="72.752120971679702" table:style-name="ce1">
            <text:p>72.75212097</text:p>
          </table:table-cell>
          <table:table-cell office:value-type="float" office:value="7.6099999999998875" table:formula="of:=[.C532]+0.01" table:style-name="ce1">
            <text:p>7.61</text:p>
          </table:table-cell>
          <table:table-cell office:value-type="float" office:value="-0.87512159347534202" table:style-name="ce1">
            <text:p>-0.875121593</text:p>
          </table:table-cell>
          <table:table-cell table:number-columns-repeated="16380"/>
        </table:table-row>
        <table:table-row table:style-name="ro1">
          <table:table-cell office:value-type="float" office:value="5.3299999999999308" table:formula="of:=[.A533]+0.01" table:style-name="ce1">
            <text:p>5.33</text:p>
          </table:table-cell>
          <table:table-cell office:value-type="float" office:value="73.600334167480497" table:style-name="ce1">
            <text:p>73.60033417</text:p>
          </table:table-cell>
          <table:table-cell office:value-type="float" office:value="7.6199999999998873" table:formula="of:=[.C533]+0.01" table:style-name="ce1">
            <text:p>7.62</text:p>
          </table:table-cell>
          <table:table-cell office:value-type="float" office:value="-0.92088013887405396" table:style-name="ce1">
            <text:p>-0.920880139</text:p>
          </table:table-cell>
          <table:table-cell table:number-columns-repeated="16380"/>
        </table:table-row>
        <table:table-row table:style-name="ro1">
          <table:table-cell office:value-type="float" office:value="5.3399999999999306" table:formula="of:=[.A534]+0.01" table:style-name="ce1">
            <text:p>5.34</text:p>
          </table:table-cell>
          <table:table-cell office:value-type="float" office:value="74.530082702636705" table:style-name="ce1">
            <text:p>74.5300827</text:p>
          </table:table-cell>
          <table:table-cell office:value-type="float" office:value="7.6299999999998871" table:formula="of:=[.C534]+0.01" table:style-name="ce1">
            <text:p>7.63</text:p>
          </table:table-cell>
          <table:table-cell office:value-type="float" office:value="-0.907465219497681" table:style-name="ce1">
            <text:p>-0.907465219</text:p>
          </table:table-cell>
          <table:table-cell table:number-columns-repeated="16380"/>
        </table:table-row>
        <table:table-row table:style-name="ro1">
          <table:table-cell office:value-type="float" office:value="5.3499999999999304" table:formula="of:=[.A535]+0.01" table:style-name="ce1">
            <text:p>5.35</text:p>
          </table:table-cell>
          <table:table-cell office:value-type="float" office:value="74.942680358886705" table:style-name="ce1">
            <text:p>74.94268036</text:p>
          </table:table-cell>
          <table:table-cell office:value-type="float" office:value="7.6399999999998869" table:formula="of:=[.C535]+0.01" table:style-name="ce1">
            <text:p>7.64</text:p>
          </table:table-cell>
          <table:table-cell office:value-type="float" office:value="-0.87005549669265803" table:style-name="ce1">
            <text:p>-0.870055497</text:p>
          </table:table-cell>
          <table:table-cell table:number-columns-repeated="16380"/>
        </table:table-row>
        <table:table-row table:style-name="ro1">
          <table:table-cell office:value-type="float" office:value="5.3599999999999302" table:formula="of:=[.A536]+0.01" table:style-name="ce1">
            <text:p>5.36</text:p>
          </table:table-cell>
          <table:table-cell office:value-type="float" office:value="75.243148803710895" table:style-name="ce1">
            <text:p>75.2431488</text:p>
          </table:table-cell>
          <table:table-cell office:value-type="float" office:value="7.6499999999998867" table:formula="of:=[.C536]+0.01" table:style-name="ce1">
            <text:p>7.65</text:p>
          </table:table-cell>
          <table:table-cell office:value-type="float" office:value="-0.85314637422561601" table:style-name="ce1">
            <text:p>-0.853146374</text:p>
          </table:table-cell>
          <table:table-cell table:number-columns-repeated="16380"/>
        </table:table-row>
        <table:table-row table:style-name="ro1">
          <table:table-cell office:value-type="float" office:value="5.3699999999999299" table:formula="of:=[.A537]+0.01" table:style-name="ce1">
            <text:p>5.37</text:p>
          </table:table-cell>
          <table:table-cell office:value-type="float" office:value="74.3106689453125" table:style-name="ce1">
            <text:p>74.31066895</text:p>
          </table:table-cell>
          <table:table-cell office:value-type="float" office:value="7.6599999999998865" table:formula="of:=[.C537]+0.01" table:style-name="ce1">
            <text:p>7.66</text:p>
          </table:table-cell>
          <table:table-cell office:value-type="float" office:value="-0.85327380895614602" table:style-name="ce1">
            <text:p>-0.853273809</text:p>
          </table:table-cell>
          <table:table-cell table:number-columns-repeated="16380"/>
        </table:table-row>
        <table:table-row table:style-name="ro1">
          <table:table-cell office:value-type="float" office:value="5.3799999999999297" table:formula="of:=[.A538]+0.01" table:style-name="ce1">
            <text:p>5.38</text:p>
          </table:table-cell>
          <table:table-cell office:value-type="float" office:value="74.397087097167997" table:style-name="ce1">
            <text:p>74.3970871</text:p>
          </table:table-cell>
          <table:table-cell office:value-type="float" office:value="7.6699999999998862" table:formula="of:=[.C538]+0.01" table:style-name="ce1">
            <text:p>7.67</text:p>
          </table:table-cell>
          <table:table-cell office:value-type="float" office:value="-0.87511402368545499" table:style-name="ce1">
            <text:p>-0.875114024</text:p>
          </table:table-cell>
          <table:table-cell table:number-columns-repeated="16380"/>
        </table:table-row>
        <table:table-row table:style-name="ro1">
          <table:table-cell office:value-type="float" office:value="5.3899999999999295" table:formula="of:=[.A539]+0.01" table:style-name="ce1">
            <text:p>5.39</text:p>
          </table:table-cell>
          <table:table-cell office:value-type="float" office:value="74.362442016601605" table:style-name="ce1">
            <text:p>74.36244202</text:p>
          </table:table-cell>
          <table:table-cell office:value-type="float" office:value="7.679999999999886" table:formula="of:=[.C539]+0.01" table:style-name="ce1">
            <text:p>7.68</text:p>
          </table:table-cell>
          <table:table-cell office:value-type="float" office:value="-0.93434017896652199" table:style-name="ce1">
            <text:p>-0.934340179</text:p>
          </table:table-cell>
          <table:table-cell table:number-columns-repeated="16380"/>
        </table:table-row>
        <table:table-row table:style-name="ro1">
          <table:table-cell office:value-type="float" office:value="5.3999999999999293" table:formula="of:=[.A540]+0.01" table:style-name="ce1">
            <text:p>5.4</text:p>
          </table:table-cell>
          <table:table-cell office:value-type="float" office:value="74.308479309082003" table:style-name="ce1">
            <text:p>74.30847931</text:p>
          </table:table-cell>
          <table:table-cell office:value-type="float" office:value="7.6899999999998858" table:formula="of:=[.C540]+0.01" table:style-name="ce1">
            <text:p>7.69</text:p>
          </table:table-cell>
          <table:table-cell office:value-type="float" office:value="-0.97446382045745805" table:style-name="ce1">
            <text:p>-0.97446382</text:p>
          </table:table-cell>
          <table:table-cell table:number-columns-repeated="16380"/>
        </table:table-row>
        <table:table-row table:style-name="ro1">
          <table:table-cell office:value-type="float" office:value="5.4099999999999291" table:formula="of:=[.A541]+0.01" table:style-name="ce1">
            <text:p>5.41</text:p>
          </table:table-cell>
          <table:table-cell office:value-type="float" office:value="74.959533691406307" table:style-name="ce1">
            <text:p>74.95953369</text:p>
          </table:table-cell>
          <table:table-cell office:value-type="float" office:value="7.6999999999998856" table:formula="of:=[.C541]+0.01" table:style-name="ce1">
            <text:p>7.7</text:p>
          </table:table-cell>
          <table:table-cell office:value-type="float" office:value="-1.0086715221405" table:style-name="ce1">
            <text:p>-1.008671522</text:p>
          </table:table-cell>
          <table:table-cell table:number-columns-repeated="16380"/>
        </table:table-row>
        <table:table-row table:style-name="ro1">
          <table:table-cell office:value-type="float" office:value="5.4199999999999289" table:formula="of:=[.A542]+0.01" table:style-name="ce1">
            <text:p>5.42</text:p>
          </table:table-cell>
          <table:table-cell office:value-type="float" office:value="74.968688964843807" table:style-name="ce1">
            <text:p>74.96868896</text:p>
          </table:table-cell>
          <table:table-cell office:value-type="float" office:value="7.7099999999998854" table:formula="of:=[.C542]+0.01" table:style-name="ce1">
            <text:p>7.71</text:p>
          </table:table-cell>
          <table:table-cell office:value-type="float" office:value="-1.0200380086898799" table:style-name="ce1">
            <text:p>-1.020038009</text:p>
          </table:table-cell>
          <table:table-cell table:number-columns-repeated="16380"/>
        </table:table-row>
        <table:table-row table:style-name="ro1">
          <table:table-cell office:value-type="float" office:value="5.4299999999999287" table:formula="of:=[.A543]+0.01" table:style-name="ce1">
            <text:p>5.43</text:p>
          </table:table-cell>
          <table:table-cell office:value-type="float" office:value="75.108970642089901" table:style-name="ce1">
            <text:p>75.10897064</text:p>
          </table:table-cell>
          <table:table-cell office:value-type="float" office:value="7.7199999999998852" table:formula="of:=[.C543]+0.01" table:style-name="ce1">
            <text:p>7.72</text:p>
          </table:table-cell>
          <table:table-cell office:value-type="float" office:value="-1.03996074199677" table:style-name="ce1">
            <text:p>-1.039960742</text:p>
          </table:table-cell>
          <table:table-cell table:number-columns-repeated="16380"/>
        </table:table-row>
        <table:table-row table:style-name="ro1">
          <table:table-cell office:value-type="float" office:value="5.4399999999999284" table:formula="of:=[.A544]+0.01" table:style-name="ce1">
            <text:p>5.44</text:p>
          </table:table-cell>
          <table:table-cell office:value-type="float" office:value="74.793518066406307" table:style-name="ce1">
            <text:p>74.79351807</text:p>
          </table:table-cell>
          <table:table-cell office:value-type="float" office:value="7.729999999999885" table:formula="of:=[.C544]+0.01" table:style-name="ce1">
            <text:p>7.73</text:p>
          </table:table-cell>
          <table:table-cell office:value-type="float" office:value="-1.0540478229522701" table:style-name="ce1">
            <text:p>-1.054047823</text:p>
          </table:table-cell>
          <table:table-cell table:number-columns-repeated="16380"/>
        </table:table-row>
        <table:table-row table:style-name="ro1">
          <table:table-cell office:value-type="float" office:value="5.4499999999999282" table:formula="of:=[.A545]+0.01" table:style-name="ce1">
            <text:p>5.45</text:p>
          </table:table-cell>
          <table:table-cell office:value-type="float" office:value="75.062591552734403" table:style-name="ce1">
            <text:p>75.06259155</text:p>
          </table:table-cell>
          <table:table-cell office:value-type="float" office:value="7.7399999999998847" table:formula="of:=[.C545]+0.01" table:style-name="ce1">
            <text:p>7.74</text:p>
          </table:table-cell>
          <table:table-cell office:value-type="float" office:value="-1.03574454784393" table:style-name="ce1">
            <text:p>-1.035744548</text:p>
          </table:table-cell>
          <table:table-cell table:number-columns-repeated="16380"/>
        </table:table-row>
        <table:table-row table:style-name="ro1">
          <table:table-cell office:value-type="float" office:value="5.459999999999928" table:formula="of:=[.A546]+0.01" table:style-name="ce1">
            <text:p>5.46</text:p>
          </table:table-cell>
          <table:table-cell office:value-type="float" office:value="75.073165893554702" table:style-name="ce1">
            <text:p>75.07316589</text:p>
          </table:table-cell>
          <table:table-cell office:value-type="float" office:value="7.7499999999998845" table:formula="of:=[.C546]+0.01" table:style-name="ce1">
            <text:p>7.75</text:p>
          </table:table-cell>
          <table:table-cell office:value-type="float" office:value="-0.99099850654601995" table:style-name="ce1">
            <text:p>-0.990998507</text:p>
          </table:table-cell>
          <table:table-cell table:number-columns-repeated="16380"/>
        </table:table-row>
        <table:table-row table:style-name="ro1">
          <table:table-cell office:value-type="float" office:value="5.4699999999999278" table:formula="of:=[.A547]+0.01" table:style-name="ce1">
            <text:p>5.47</text:p>
          </table:table-cell>
          <table:table-cell office:value-type="float" office:value="75.075523376464801" table:style-name="ce1">
            <text:p>75.07552338</text:p>
          </table:table-cell>
          <table:table-cell office:value-type="float" office:value="7.7599999999998843" table:formula="of:=[.C547]+0.01" table:style-name="ce1">
            <text:p>7.76</text:p>
          </table:table-cell>
          <table:table-cell office:value-type="float" office:value="-0.90493881702423096" table:style-name="ce1">
            <text:p>-0.904938817</text:p>
          </table:table-cell>
          <table:table-cell table:number-columns-repeated="16380"/>
        </table:table-row>
        <table:table-row table:style-name="ro1">
          <table:table-cell office:value-type="float" office:value="5.4799999999999276" table:formula="of:=[.A548]+0.01" table:style-name="ce1">
            <text:p>5.48</text:p>
          </table:table-cell>
          <table:table-cell office:value-type="float" office:value="75.071464538574205" table:style-name="ce1">
            <text:p>75.07146454</text:p>
          </table:table-cell>
          <table:table-cell office:value-type="float" office:value="7.7699999999998841" table:formula="of:=[.C548]+0.01" table:style-name="ce1">
            <text:p>7.77</text:p>
          </table:table-cell>
          <table:table-cell office:value-type="float" office:value="-0.84652554988861095" table:style-name="ce1">
            <text:p>-0.84652555</text:p>
          </table:table-cell>
          <table:table-cell table:number-columns-repeated="16380"/>
        </table:table-row>
        <table:table-row table:style-name="ro1">
          <table:table-cell office:value-type="float" office:value="5.4899999999999274" table:formula="of:=[.A549]+0.01" table:style-name="ce1">
            <text:p>5.49</text:p>
          </table:table-cell>
          <table:table-cell office:value-type="float" office:value="75.094108581542997" table:style-name="ce1">
            <text:p>75.09410858</text:p>
          </table:table-cell>
          <table:table-cell office:value-type="float" office:value="7.7799999999998839" table:formula="of:=[.C549]+0.01" table:style-name="ce1">
            <text:p>7.78</text:p>
          </table:table-cell>
          <table:table-cell office:value-type="float" office:value="-0.74727481603622403" table:style-name="ce1">
            <text:p>-0.747274816</text:p>
          </table:table-cell>
          <table:table-cell table:number-columns-repeated="16380"/>
        </table:table-row>
        <table:table-row table:style-name="ro1">
          <table:table-cell office:value-type="float" office:value="5.4999999999999272" table:formula="of:=[.A550]+0.01" table:style-name="ce1">
            <text:p>5.5</text:p>
          </table:table-cell>
          <table:table-cell office:value-type="float" office:value="75.072669982910199" table:style-name="ce1">
            <text:p>75.07266998</text:p>
          </table:table-cell>
          <table:table-cell office:value-type="float" office:value="7.7899999999998837" table:formula="of:=[.C550]+0.01" table:style-name="ce1">
            <text:p>7.79</text:p>
          </table:table-cell>
          <table:table-cell office:value-type="float" office:value="-0.69506239891052202" table:style-name="ce1">
            <text:p>-0.695062399</text:p>
          </table:table-cell>
          <table:table-cell table:number-columns-repeated="16380"/>
        </table:table-row>
        <table:table-row table:style-name="ro1">
          <table:table-cell office:value-type="float" office:value="5.509999999999927" table:formula="of:=[.A551]+0.01" table:style-name="ce1">
            <text:p>5.51</text:p>
          </table:table-cell>
          <table:table-cell office:value-type="float" office:value="75.111343383789105" table:style-name="ce1">
            <text:p>75.11134338</text:p>
          </table:table-cell>
          <table:table-cell office:value-type="float" office:value="7.7999999999998835" table:formula="of:=[.C551]+0.01" table:style-name="ce1">
            <text:p>7.8</text:p>
          </table:table-cell>
          <table:table-cell office:value-type="float" office:value="-0.68077403306961104" table:style-name="ce1">
            <text:p>-0.680774033</text:p>
          </table:table-cell>
          <table:table-cell table:number-columns-repeated="16380"/>
        </table:table-row>
        <table:table-row table:style-name="ro1">
          <table:table-cell office:value-type="float" office:value="5.5199999999999267" table:formula="of:=[.A552]+0.01" table:style-name="ce1">
            <text:p>5.52</text:p>
          </table:table-cell>
          <table:table-cell office:value-type="float" office:value="75.091407775878906" table:style-name="ce1">
            <text:p>75.09140778</text:p>
          </table:table-cell>
          <table:table-cell office:value-type="float" office:value="7.8099999999998833" table:formula="of:=[.C552]+0.01" table:style-name="ce1">
            <text:p>7.81</text:p>
          </table:table-cell>
          <table:table-cell office:value-type="float" office:value="-0.718802690505981" table:style-name="ce1">
            <text:p>-0.718802691</text:p>
          </table:table-cell>
          <table:table-cell table:number-columns-repeated="16380"/>
        </table:table-row>
        <table:table-row table:style-name="ro1">
          <table:table-cell office:value-type="float" office:value="5.5299999999999265" table:formula="of:=[.A553]+0.01" table:style-name="ce1">
            <text:p>5.53</text:p>
          </table:table-cell>
          <table:table-cell office:value-type="float" office:value="75.071685791015597" table:style-name="ce1">
            <text:p>75.07168579</text:p>
          </table:table-cell>
          <table:table-cell office:value-type="float" office:value="7.819999999999883" table:formula="of:=[.C553]+0.01" table:style-name="ce1">
            <text:p>7.82</text:p>
          </table:table-cell>
          <table:table-cell office:value-type="float" office:value="-0.816084504127502" table:style-name="ce1">
            <text:p>-0.816084504</text:p>
          </table:table-cell>
          <table:table-cell table:number-columns-repeated="16380"/>
        </table:table-row>
        <table:table-row table:style-name="ro1">
          <table:table-cell office:value-type="float" office:value="5.5399999999999263" table:formula="of:=[.A554]+0.01" table:style-name="ce1">
            <text:p>5.54</text:p>
          </table:table-cell>
          <table:table-cell office:value-type="float" office:value="75.082969665527301" table:style-name="ce1">
            <text:p>75.08296967</text:p>
          </table:table-cell>
          <table:table-cell office:value-type="float" office:value="7.8299999999998828" table:formula="of:=[.C554]+0.01" table:style-name="ce1">
            <text:p>7.83</text:p>
          </table:table-cell>
          <table:table-cell office:value-type="float" office:value="-0.87979185581207298" table:style-name="ce1">
            <text:p>-0.879791856</text:p>
          </table:table-cell>
          <table:table-cell table:number-columns-repeated="16380"/>
        </table:table-row>
        <table:table-row table:style-name="ro1">
          <table:table-cell office:value-type="float" office:value="5.5499999999999261" table:formula="of:=[.A555]+0.01" table:style-name="ce1">
            <text:p>5.55</text:p>
          </table:table-cell>
          <table:table-cell office:value-type="float" office:value="75.086212158203097" table:style-name="ce1">
            <text:p>75.08621216</text:p>
          </table:table-cell>
          <table:table-cell office:value-type="float" office:value="7.8399999999998826" table:formula="of:=[.C555]+0.01" table:style-name="ce1">
            <text:p>7.84</text:p>
          </table:table-cell>
          <table:table-cell office:value-type="float" office:value="-0.94418144226074197" table:style-name="ce1">
            <text:p>-0.944181442</text:p>
          </table:table-cell>
          <table:table-cell table:number-columns-repeated="16380"/>
        </table:table-row>
        <table:table-row table:style-name="ro1">
          <table:table-cell office:value-type="float" office:value="5.5599999999999259" table:formula="of:=[.A556]+0.01" table:style-name="ce1">
            <text:p>5.56</text:p>
          </table:table-cell>
          <table:table-cell office:value-type="float" office:value="75.088226318359403" table:style-name="ce1">
            <text:p>75.08822632</text:p>
          </table:table-cell>
          <table:table-cell office:value-type="float" office:value="7.8499999999998824" table:formula="of:=[.C556]+0.01" table:style-name="ce1">
            <text:p>7.85</text:p>
          </table:table-cell>
          <table:table-cell office:value-type="float" office:value="-0.97154825925827004" table:style-name="ce1">
            <text:p>-0.971548259</text:p>
          </table:table-cell>
          <table:table-cell table:number-columns-repeated="16380"/>
        </table:table-row>
        <table:table-row table:style-name="ro1">
          <table:table-cell office:value-type="float" office:value="5.5699999999999257" table:formula="of:=[.A557]+0.01" table:style-name="ce1">
            <text:p>5.57</text:p>
          </table:table-cell>
          <table:table-cell office:value-type="float" office:value="75.093124389648395" table:style-name="ce1">
            <text:p>75.09312439</text:p>
          </table:table-cell>
          <table:table-cell office:value-type="float" office:value="7.8599999999998822" table:formula="of:=[.C557]+0.01" table:style-name="ce1">
            <text:p>7.86</text:p>
          </table:table-cell>
          <table:table-cell office:value-type="float" office:value="-1.0366566181182899" table:style-name="ce1">
            <text:p>-1.036656618</text:p>
          </table:table-cell>
          <table:table-cell table:number-columns-repeated="16380"/>
        </table:table-row>
        <table:table-row table:style-name="ro1">
          <table:table-cell office:value-type="float" office:value="5.5799999999999255" table:formula="of:=[.A558]+0.01" table:style-name="ce1">
            <text:p>5.58</text:p>
          </table:table-cell>
          <table:table-cell office:value-type="float" office:value="75.095642089843807" table:style-name="ce1">
            <text:p>75.09564209</text:p>
          </table:table-cell>
          <table:table-cell office:value-type="float" office:value="7.869999999999882" table:formula="of:=[.C558]+0.01" table:style-name="ce1">
            <text:p>7.87</text:p>
          </table:table-cell>
          <table:table-cell office:value-type="float" office:value="-1.0990008115768399" table:style-name="ce1">
            <text:p>-1.099000812</text:p>
          </table:table-cell>
          <table:table-cell table:number-columns-repeated="16380"/>
        </table:table-row>
        <table:table-row table:style-name="ro1">
          <table:table-cell office:value-type="float" office:value="5.5899999999999253" table:formula="of:=[.A559]+0.01" table:style-name="ce1">
            <text:p>5.59</text:p>
          </table:table-cell>
          <table:table-cell office:value-type="float" office:value="75.097679138183594" table:style-name="ce1">
            <text:p>75.09767914</text:p>
          </table:table-cell>
          <table:table-cell office:value-type="float" office:value="7.8799999999998818" table:formula="of:=[.C559]+0.01" table:style-name="ce1">
            <text:p>7.88</text:p>
          </table:table-cell>
          <table:table-cell office:value-type="float" office:value="-1.23196041584015" table:style-name="ce1">
            <text:p>-1.231960416</text:p>
          </table:table-cell>
          <table:table-cell table:number-columns-repeated="16380"/>
        </table:table-row>
        <table:table-row table:style-name="ro1">
          <table:table-cell office:value-type="float" office:value="5.599999999999925" table:formula="of:=[.A560]+0.01" table:style-name="ce1">
            <text:p>5.6</text:p>
          </table:table-cell>
          <table:table-cell office:value-type="float" office:value="75.099311828613295" table:style-name="ce1">
            <text:p>75.09931183</text:p>
          </table:table-cell>
          <table:table-cell office:value-type="float" office:value="7.8899999999998816" table:formula="of:=[.C560]+0.01" table:style-name="ce1">
            <text:p>7.89</text:p>
          </table:table-cell>
          <table:table-cell office:value-type="float" office:value="-1.33814704418182" table:style-name="ce1">
            <text:p>-1.338147044</text:p>
          </table:table-cell>
          <table:table-cell table:number-columns-repeated="16380"/>
        </table:table-row>
        <table:table-row table:style-name="ro1">
          <table:table-cell office:value-type="float" office:value="5.6099999999999248" table:formula="of:=[.A561]+0.01" table:style-name="ce1">
            <text:p>5.61</text:p>
          </table:table-cell>
          <table:table-cell office:value-type="float" office:value="75.101516723632798" table:style-name="ce1">
            <text:p>75.10151672</text:p>
          </table:table-cell>
          <table:table-cell office:value-type="float" office:value="7.8999999999998813" table:formula="of:=[.C561]+0.01" table:style-name="ce1">
            <text:p>7.9</text:p>
          </table:table-cell>
          <table:table-cell office:value-type="float" office:value="-1.49211037158966" table:style-name="ce1">
            <text:p>-1.492110372</text:p>
          </table:table-cell>
          <table:table-cell table:number-columns-repeated="16380"/>
        </table:table-row>
        <table:table-row table:style-name="ro1">
          <table:table-cell office:value-type="float" office:value="5.6199999999999246" table:formula="of:=[.A562]+0.01" table:style-name="ce1">
            <text:p>5.62</text:p>
          </table:table-cell>
          <table:table-cell office:value-type="float" office:value="75.104026794433594" table:style-name="ce1">
            <text:p>75.10402679</text:p>
          </table:table-cell>
          <table:table-cell office:value-type="float" office:value="7.9099999999998811" table:formula="of:=[.C562]+0.01" table:style-name="ce1">
            <text:p>7.91</text:p>
          </table:table-cell>
          <table:table-cell office:value-type="float" office:value="-1.5658051967620901" table:style-name="ce1">
            <text:p>-1.565805197</text:p>
          </table:table-cell>
          <table:table-cell table:number-columns-repeated="16380"/>
        </table:table-row>
        <table:table-row table:style-name="ro1">
          <table:table-cell office:value-type="float" office:value="5.6299999999999244" table:formula="of:=[.A563]+0.01" table:style-name="ce1">
            <text:p>5.63</text:p>
          </table:table-cell>
          <table:table-cell office:value-type="float" office:value="75.105880737304702" table:style-name="ce1">
            <text:p>75.10588074</text:p>
          </table:table-cell>
          <table:table-cell office:value-type="float" office:value="7.9199999999998809" table:formula="of:=[.C563]+0.01" table:style-name="ce1">
            <text:p>7.92</text:p>
          </table:table-cell>
          <table:table-cell office:value-type="float" office:value="-1.67562627792358" table:style-name="ce1">
            <text:p>-1.675626278</text:p>
          </table:table-cell>
          <table:table-cell table:number-columns-repeated="16380"/>
        </table:table-row>
        <table:table-row table:style-name="ro1">
          <table:table-cell office:value-type="float" office:value="5.6399999999999242" table:formula="of:=[.A564]+0.01" table:style-name="ce1">
            <text:p>5.64</text:p>
          </table:table-cell>
          <table:table-cell office:value-type="float" office:value="75.109092712402301" table:style-name="ce1">
            <text:p>75.10909271</text:p>
          </table:table-cell>
          <table:table-cell office:value-type="float" office:value="7.9299999999998807" table:formula="of:=[.C564]+0.01" table:style-name="ce1">
            <text:p>7.93</text:p>
          </table:table-cell>
          <table:table-cell office:value-type="float" office:value="-1.7655280828476001" table:style-name="ce1">
            <text:p>-1.765528083</text:p>
          </table:table-cell>
          <table:table-cell table:number-columns-repeated="16380"/>
        </table:table-row>
        <table:table-row table:style-name="ro1">
          <table:table-cell office:value-type="float" office:value="5.649999999999924" table:formula="of:=[.A565]+0.01" table:style-name="ce1">
            <text:p>5.65</text:p>
          </table:table-cell>
          <table:table-cell office:value-type="float" office:value="75.110191345214901" table:style-name="ce1">
            <text:p>75.11019135</text:p>
          </table:table-cell>
          <table:table-cell office:value-type="float" office:value="7.9399999999998805" table:formula="of:=[.C565]+0.01" table:style-name="ce1">
            <text:p>7.94</text:p>
          </table:table-cell>
          <table:table-cell office:value-type="float" office:value="-1.8985331058502199" table:style-name="ce1">
            <text:p>-1.898533106</text:p>
          </table:table-cell>
          <table:table-cell table:number-columns-repeated="16380"/>
        </table:table-row>
        <table:table-row table:style-name="ro1">
          <table:table-cell office:value-type="float" office:value="5.6599999999999238" table:formula="of:=[.A566]+0.01" table:style-name="ce1">
            <text:p>5.66</text:p>
          </table:table-cell>
          <table:table-cell office:value-type="float" office:value="75.112998962402301" table:style-name="ce1">
            <text:p>75.11299896</text:p>
          </table:table-cell>
          <table:table-cell office:value-type="float" office:value="7.9499999999998803" table:formula="of:=[.C566]+0.01" table:style-name="ce1">
            <text:p>7.95</text:p>
          </table:table-cell>
          <table:table-cell office:value-type="float" office:value="-1.97476983070374" table:style-name="ce1">
            <text:p>-1.974769831</text:p>
          </table:table-cell>
          <table:table-cell table:number-columns-repeated="16380"/>
        </table:table-row>
        <table:table-row table:style-name="ro1">
          <table:table-cell office:value-type="float" office:value="5.6699999999999235" table:formula="of:=[.A567]+0.01" table:style-name="ce1">
            <text:p>5.67</text:p>
          </table:table-cell>
          <table:table-cell office:value-type="float" office:value="75.115013122558594" table:style-name="ce1">
            <text:p>75.11501312</text:p>
          </table:table-cell>
          <table:table-cell office:value-type="float" office:value="7.9599999999998801" table:formula="of:=[.C567]+0.01" table:style-name="ce1">
            <text:p>7.96</text:p>
          </table:table-cell>
          <table:table-cell office:value-type="float" office:value="-2.06399321556091" table:style-name="ce1">
            <text:p>-2.063993216</text:p>
          </table:table-cell>
          <table:table-cell table:number-columns-repeated="16380"/>
        </table:table-row>
        <table:table-row table:style-name="ro1">
          <table:table-cell office:value-type="float" office:value="5.6799999999999233" table:formula="of:=[.A568]+0.01" table:style-name="ce1">
            <text:p>5.68</text:p>
          </table:table-cell>
          <table:table-cell office:value-type="float" office:value="75.117691040039105" table:style-name="ce1">
            <text:p>75.11769104</text:p>
          </table:table-cell>
          <table:table-cell office:value-type="float" office:value="7.9699999999998798" table:formula="of:=[.C568]+0.01" table:style-name="ce1">
            <text:p>7.97</text:p>
          </table:table-cell>
          <table:table-cell office:value-type="float" office:value="-2.0974328517913801" table:style-name="ce1">
            <text:p>-2.097432852</text:p>
          </table:table-cell>
          <table:table-cell table:number-columns-repeated="16380"/>
        </table:table-row>
        <table:table-row table:style-name="ro1">
          <table:table-cell office:value-type="float" office:value="5.6899999999999231" table:formula="of:=[.A569]+0.01" table:style-name="ce1">
            <text:p>5.69</text:p>
          </table:table-cell>
          <table:table-cell office:value-type="float" office:value="75.119117736816406" table:style-name="ce1">
            <text:p>75.11911774</text:p>
          </table:table-cell>
          <table:table-cell office:value-type="float" office:value="7.9799999999998796" table:formula="of:=[.C569]+0.01" table:style-name="ce1">
            <text:p>7.98</text:p>
          </table:table-cell>
          <table:table-cell office:value-type="float" office:value="-2.11472415924072" table:style-name="ce1">
            <text:p>-2.114724159</text:p>
          </table:table-cell>
          <table:table-cell table:number-columns-repeated="16380"/>
        </table:table-row>
        <table:table-row table:style-name="ro1">
          <table:table-cell office:value-type="float" office:value="5.6999999999999229" table:formula="of:=[.A570]+0.01" table:style-name="ce1">
            <text:p>5.7</text:p>
          </table:table-cell>
          <table:table-cell office:value-type="float" office:value="75.122100830078097" table:style-name="ce1">
            <text:p>75.12210083</text:p>
          </table:table-cell>
          <table:table-cell office:value-type="float" office:value="7.9899999999998794" table:formula="of:=[.C570]+0.01" table:style-name="ce1">
            <text:p>7.99</text:p>
          </table:table-cell>
          <table:table-cell office:value-type="float" office:value="-2.1018550395965598" table:style-name="ce1">
            <text:p>-2.10185504</text:p>
          </table:table-cell>
          <table:table-cell table:number-columns-repeated="16380"/>
        </table:table-row>
        <table:table-row table:style-name="ro1">
          <table:table-cell office:value-type="float" office:value="5.7099999999999227" table:formula="of:=[.A571]+0.01" table:style-name="ce1">
            <text:p>5.71</text:p>
          </table:table-cell>
          <table:table-cell office:value-type="float" office:value="75.12451171875" table:style-name="ce1">
            <text:p>75.12451172</text:p>
          </table:table-cell>
          <table:table-cell office:value-type="float" office:value="7.9999999999998792" table:formula="of:=[.C571]+0.01" table:style-name="ce1">
            <text:p>8</text:p>
          </table:table-cell>
          <table:table-cell office:value-type="float" office:value="-2.0393383502960201" table:style-name="ce1">
            <text:p>-2.03933835</text:p>
          </table:table-cell>
          <table:table-cell table:number-columns-repeated="16380"/>
        </table:table-row>
        <table:table-row table:style-name="ro1">
          <table:table-cell office:value-type="float" office:value="5.7199999999999225" table:formula="of:=[.A572]+0.01" table:style-name="ce1">
            <text:p>5.72</text:p>
          </table:table-cell>
          <table:table-cell office:value-type="float" office:value="75.127296447753906" table:style-name="ce1">
            <text:p>75.12729645</text:p>
          </table:table-cell>
          <table:table-cell office:value-type="float" office:value="8.009999999999879" table:formula="of:=[.C572]+0.01" table:style-name="ce1">
            <text:p>8.01</text:p>
          </table:table-cell>
          <table:table-cell office:value-type="float" office:value="-2.01058053970337" table:style-name="ce1">
            <text:p>-2.01058054</text:p>
          </table:table-cell>
          <table:table-cell table:number-columns-repeated="16380"/>
        </table:table-row>
        <table:table-row table:style-name="ro1">
          <table:table-cell office:value-type="float" office:value="5.7299999999999223" table:formula="of:=[.A573]+0.01" table:style-name="ce1">
            <text:p>5.73</text:p>
          </table:table-cell>
          <table:table-cell office:value-type="float" office:value="75.129219055175795" table:style-name="ce1">
            <text:p>75.12921906</text:p>
          </table:table-cell>
          <table:table-cell office:value-type="float" office:value="8.0199999999998788" table:formula="of:=[.C573]+0.01" table:style-name="ce1">
            <text:p>8.02</text:p>
          </table:table-cell>
          <table:table-cell office:value-type="float" office:value="-1.9719842672348" table:style-name="ce1">
            <text:p>-1.971984267</text:p>
          </table:table-cell>
          <table:table-cell table:number-columns-repeated="16380"/>
        </table:table-row>
        <table:table-row table:style-name="ro1">
          <table:table-cell office:value-type="float" office:value="5.7399999999999221" table:formula="of:=[.A574]+0.01" table:style-name="ce1">
            <text:p>5.74</text:p>
          </table:table-cell>
          <table:table-cell office:value-type="float" office:value="75.131820678710895" table:style-name="ce1">
            <text:p>75.13182068</text:p>
          </table:table-cell>
          <table:table-cell office:value-type="float" office:value="8.0299999999998786" table:formula="of:=[.C574]+0.01" table:style-name="ce1">
            <text:p>8.03</text:p>
          </table:table-cell>
          <table:table-cell office:value-type="float" office:value="-1.9335577487945601" table:style-name="ce1">
            <text:p>-1.933557749</text:p>
          </table:table-cell>
          <table:table-cell table:number-columns-repeated="16380"/>
        </table:table-row>
        <table:table-row table:style-name="ro1">
          <table:table-cell office:value-type="float" office:value="5.7499999999999218" table:formula="of:=[.A575]+0.01" table:style-name="ce1">
            <text:p>5.75</text:p>
          </table:table-cell>
          <table:table-cell office:value-type="float" office:value="75.133613586425795" table:style-name="ce1">
            <text:p>75.13361359</text:p>
          </table:table-cell>
          <table:table-cell office:value-type="float" office:value="8.0399999999998784" table:formula="of:=[.C575]+0.01" table:style-name="ce1">
            <text:p>8.04</text:p>
          </table:table-cell>
          <table:table-cell office:value-type="float" office:value="-1.8820858001709" table:style-name="ce1">
            <text:p>-1.8820858</text:p>
          </table:table-cell>
          <table:table-cell table:number-columns-repeated="16380"/>
        </table:table-row>
        <table:table-row table:style-name="ro1">
          <table:table-cell office:value-type="float" office:value="5.7599999999999216" table:formula="of:=[.A576]+0.01" table:style-name="ce1">
            <text:p>5.76</text:p>
          </table:table-cell>
          <table:table-cell office:value-type="float" office:value="75.135292053222699" table:style-name="ce1">
            <text:p>75.13529205</text:p>
          </table:table-cell>
          <table:table-cell office:value-type="float" office:value="8.0499999999998781" table:formula="of:=[.C576]+0.01" table:style-name="ce1">
            <text:p>8.05</text:p>
          </table:table-cell>
          <table:table-cell office:value-type="float" office:value="-1.8487187623977701" table:style-name="ce1">
            <text:p>-1.848718762</text:p>
          </table:table-cell>
          <table:table-cell table:number-columns-repeated="16380"/>
        </table:table-row>
        <table:table-row table:style-name="ro1">
          <table:table-cell office:value-type="float" office:value="5.7699999999999214" table:formula="of:=[.A577]+0.01" table:style-name="ce1">
            <text:p>5.77</text:p>
          </table:table-cell>
          <table:table-cell office:value-type="float" office:value="75.1370849609375" table:style-name="ce1">
            <text:p>75.13708496</text:p>
          </table:table-cell>
          <table:table-cell office:value-type="float" office:value="8.0599999999998779" table:formula="of:=[.C577]+0.01" table:style-name="ce1">
            <text:p>8.06</text:p>
          </table:table-cell>
          <table:table-cell office:value-type="float" office:value="-1.7943099737167401" table:style-name="ce1">
            <text:p>-1.794309974</text:p>
          </table:table-cell>
          <table:table-cell table:number-columns-repeated="16380"/>
        </table:table-row>
        <table:table-row table:style-name="ro1">
          <table:table-cell office:value-type="float" office:value="5.7799999999999212" table:formula="of:=[.A578]+0.01" table:style-name="ce1">
            <text:p>5.78</text:p>
          </table:table-cell>
          <table:table-cell office:value-type="float" office:value="75.140274047851605" table:style-name="ce1">
            <text:p>75.14027405</text:p>
          </table:table-cell>
          <table:table-cell office:value-type="float" office:value="8.0699999999998777" table:formula="of:=[.C578]+0.01" table:style-name="ce1">
            <text:p>8.07</text:p>
          </table:table-cell>
          <table:table-cell office:value-type="float" office:value="-1.76080429553986" table:style-name="ce1">
            <text:p>-1.760804296</text:p>
          </table:table-cell>
          <table:table-cell table:number-columns-repeated="16380"/>
        </table:table-row>
        <table:table-row table:style-name="ro1">
          <table:table-cell office:value-type="float" office:value="5.789999999999921" table:formula="of:=[.A579]+0.01" table:style-name="ce1">
            <text:p>5.79</text:p>
          </table:table-cell>
          <table:table-cell office:value-type="float" office:value="75.142539978027401" table:style-name="ce1">
            <text:p>75.14253998</text:p>
          </table:table-cell>
          <table:table-cell office:value-type="float" office:value="8.0799999999998775" table:formula="of:=[.C579]+0.01" table:style-name="ce1">
            <text:p>8.08</text:p>
          </table:table-cell>
          <table:table-cell office:value-type="float" office:value="-1.6613739728927599" table:style-name="ce1">
            <text:p>-1.661373973</text:p>
          </table:table-cell>
          <table:table-cell table:number-columns-repeated="16380"/>
        </table:table-row>
        <table:table-row table:style-name="ro1">
          <table:table-cell office:value-type="float" office:value="5.7999999999999208" table:formula="of:=[.A580]+0.01" table:style-name="ce1">
            <text:p>5.8</text:p>
          </table:table-cell>
          <table:table-cell office:value-type="float" office:value="75.145568847656307" table:style-name="ce1">
            <text:p>75.14556885</text:p>
          </table:table-cell>
          <table:table-cell office:value-type="float" office:value="8.0899999999998773" table:formula="of:=[.C580]+0.01" table:style-name="ce1">
            <text:p>8.09</text:p>
          </table:table-cell>
          <table:table-cell office:value-type="float" office:value="-1.5485587120056199" table:style-name="ce1">
            <text:p>-1.548558712</text:p>
          </table:table-cell>
          <table:table-cell table:number-columns-repeated="16380"/>
        </table:table-row>
        <table:table-row table:style-name="ro1">
          <table:table-cell office:value-type="float" office:value="5.8099999999999206" table:formula="of:=[.A581]+0.01" table:style-name="ce1">
            <text:p>5.81</text:p>
          </table:table-cell>
          <table:table-cell office:value-type="float" office:value="75.147445678710895" table:style-name="ce1">
            <text:p>75.14744568</text:p>
          </table:table-cell>
          <table:table-cell office:value-type="float" office:value="8.0999999999998771" table:formula="of:=[.C581]+0.01" table:style-name="ce1">
            <text:p>8.1</text:p>
          </table:table-cell>
          <table:table-cell office:value-type="float" office:value="-1.3359454870223999" table:style-name="ce1">
            <text:p>-1.335945487</text:p>
          </table:table-cell>
          <table:table-cell table:number-columns-repeated="16380"/>
        </table:table-row>
        <table:table-row table:style-name="ro1">
          <table:table-cell office:value-type="float" office:value="5.8199999999999203" table:formula="of:=[.A582]+0.01" table:style-name="ce1">
            <text:p>5.82</text:p>
          </table:table-cell>
          <table:table-cell office:value-type="float" office:value="75.149795532226605" table:style-name="ce1">
            <text:p>75.14979553</text:p>
          </table:table-cell>
          <table:table-cell office:value-type="float" office:value="8.1099999999998769" table:formula="of:=[.C582]+0.01" table:style-name="ce1">
            <text:p>8.11</text:p>
          </table:table-cell>
          <table:table-cell office:value-type="float" office:value="-1.1843798160553001" table:style-name="ce1">
            <text:p>-1.184379816</text:p>
          </table:table-cell>
          <table:table-cell table:number-columns-repeated="16380"/>
        </table:table-row>
        <table:table-row table:style-name="ro1">
          <table:table-cell office:value-type="float" office:value="5.8299999999999201" table:formula="of:=[.A583]+0.01" table:style-name="ce1">
            <text:p>5.83</text:p>
          </table:table-cell>
          <table:table-cell office:value-type="float" office:value="75.151496887207003" table:style-name="ce1">
            <text:p>75.15149689</text:p>
          </table:table-cell>
          <table:table-cell office:value-type="float" office:value="8.1199999999998766" table:formula="of:=[.C583]+0.01" table:style-name="ce1">
            <text:p>8.12</text:p>
          </table:table-cell>
          <table:table-cell office:value-type="float" office:value="-0.98719036579132102" table:style-name="ce1">
            <text:p>-0.987190366</text:p>
          </table:table-cell>
          <table:table-cell table:number-columns-repeated="16380"/>
        </table:table-row>
        <table:table-row table:style-name="ro1">
          <table:table-cell office:value-type="float" office:value="5.8399999999999199" table:formula="of:=[.A584]+0.01" table:style-name="ce1">
            <text:p>5.84</text:p>
          </table:table-cell>
          <table:table-cell office:value-type="float" office:value="75.154563903808594" table:style-name="ce1">
            <text:p>75.1545639</text:p>
          </table:table-cell>
          <table:table-cell office:value-type="float" office:value="8.1299999999998764" table:formula="of:=[.C584]+0.01" table:style-name="ce1">
            <text:p>8.13</text:p>
          </table:table-cell>
          <table:table-cell office:value-type="float" office:value="-0.89916592836380005" table:style-name="ce1">
            <text:p>-0.899165928</text:p>
          </table:table-cell>
          <table:table-cell table:number-columns-repeated="16380"/>
        </table:table-row>
        <table:table-row table:style-name="ro1">
          <table:table-cell office:value-type="float" office:value="5.8499999999999197" table:formula="of:=[.A585]+0.01" table:style-name="ce1">
            <text:p>5.85</text:p>
          </table:table-cell>
          <table:table-cell office:value-type="float" office:value="75.156158447265597" table:style-name="ce1">
            <text:p>75.15615845</text:p>
          </table:table-cell>
          <table:table-cell office:value-type="float" office:value="8.1399999999998762" table:formula="of:=[.C585]+0.01" table:style-name="ce1">
            <text:p>8.14</text:p>
          </table:table-cell>
          <table:table-cell office:value-type="float" office:value="-0.81267958879470803" table:style-name="ce1">
            <text:p>-0.812679589</text:p>
          </table:table-cell>
          <table:table-cell table:number-columns-repeated="16380"/>
        </table:table-row>
        <table:table-row table:style-name="ro1">
          <table:table-cell office:value-type="float" office:value="5.8599999999999195" table:formula="of:=[.A586]+0.01" table:style-name="ce1">
            <text:p>5.86</text:p>
          </table:table-cell>
          <table:table-cell office:value-type="float" office:value="75.158607482910199" table:style-name="ce1">
            <text:p>75.15860748</text:p>
          </table:table-cell>
          <table:table-cell office:value-type="float" office:value="8.149999999999876" table:formula="of:=[.C586]+0.01" table:style-name="ce1">
            <text:p>8.15</text:p>
          </table:table-cell>
          <table:table-cell office:value-type="float" office:value="-0.75861102342605602" table:style-name="ce1">
            <text:p>-0.758611023</text:p>
          </table:table-cell>
          <table:table-cell table:number-columns-repeated="16380"/>
        </table:table-row>
        <table:table-row table:style-name="ro1">
          <table:table-cell office:value-type="float" office:value="5.8699999999999193" table:formula="of:=[.A587]+0.01" table:style-name="ce1">
            <text:p>5.87</text:p>
          </table:table-cell>
          <table:table-cell office:value-type="float" office:value="75.160423278808594" table:style-name="ce1">
            <text:p>75.16042328</text:p>
          </table:table-cell>
          <table:table-cell office:value-type="float" office:value="8.1599999999998758" table:formula="of:=[.C587]+0.01" table:style-name="ce1">
            <text:p>8.16</text:p>
          </table:table-cell>
          <table:table-cell office:value-type="float" office:value="-0.67103821039199796" table:style-name="ce1">
            <text:p>-0.67103821</text:p>
          </table:table-cell>
          <table:table-cell table:number-columns-repeated="16380"/>
        </table:table-row>
        <table:table-row table:style-name="ro1">
          <table:table-cell office:value-type="float" office:value="5.8799999999999191" table:formula="of:=[.A588]+0.01" table:style-name="ce1">
            <text:p>5.88</text:p>
          </table:table-cell>
          <table:table-cell office:value-type="float" office:value="75.163230895996094" table:style-name="ce1">
            <text:p>75.1632309</text:p>
          </table:table-cell>
          <table:table-cell office:value-type="float" office:value="8.1699999999998756" table:formula="of:=[.C588]+0.01" table:style-name="ce1">
            <text:p>8.17</text:p>
          </table:table-cell>
          <table:table-cell office:value-type="float" office:value="-0.603507220745087" table:style-name="ce1">
            <text:p>-0.603507221</text:p>
          </table:table-cell>
          <table:table-cell table:number-columns-repeated="16380"/>
        </table:table-row>
        <table:table-row table:style-name="ro1">
          <table:table-cell office:value-type="float" office:value="5.8899999999999189" table:formula="of:=[.A589]+0.01" table:style-name="ce1">
            <text:p>5.89</text:p>
          </table:table-cell>
          <table:table-cell office:value-type="float" office:value="75.164878845214801" table:style-name="ce1">
            <text:p>75.16487885</text:p>
          </table:table-cell>
          <table:table-cell office:value-type="float" office:value="8.1799999999998754" table:formula="of:=[.C589]+0.01" table:style-name="ce1">
            <text:p>8.18</text:p>
          </table:table-cell>
          <table:table-cell office:value-type="float" office:value="-0.48280382156372098" table:style-name="ce1">
            <text:p>-0.482803822</text:p>
          </table:table-cell>
          <table:table-cell table:number-columns-repeated="16380"/>
        </table:table-row>
        <table:table-row table:style-name="ro1">
          <table:table-cell office:value-type="float" office:value="5.8999999999999186" table:formula="of:=[.A590]+0.01" table:style-name="ce1">
            <text:p>5.9</text:p>
          </table:table-cell>
          <table:table-cell office:value-type="float" office:value="75.168144226074205" table:style-name="ce1">
            <text:p>75.16814423</text:p>
          </table:table-cell>
          <table:table-cell office:value-type="float" office:value="8.1899999999998752" table:formula="of:=[.C590]+0.01" table:style-name="ce1">
            <text:p>8.19</text:p>
          </table:table-cell>
          <table:table-cell office:value-type="float" office:value="-0.39797887206077598" table:style-name="ce1">
            <text:p>-0.397978872</text:p>
          </table:table-cell>
          <table:table-cell table:number-columns-repeated="16380"/>
        </table:table-row>
        <table:table-row table:style-name="ro1">
          <table:table-cell office:value-type="float" office:value="5.9099999999999184" table:formula="of:=[.A591]+0.01" table:style-name="ce1">
            <text:p>5.91</text:p>
          </table:table-cell>
          <table:table-cell office:value-type="float" office:value="75.169570922851605" table:style-name="ce1">
            <text:p>75.16957092</text:p>
          </table:table-cell>
          <table:table-cell office:value-type="float" office:value="8.1999999999998749" table:formula="of:=[.C591]+0.01" table:style-name="ce1">
            <text:p>8.2</text:p>
          </table:table-cell>
          <table:table-cell office:value-type="float" office:value="-0.27047160267829901" table:style-name="ce1">
            <text:p>-0.270471603</text:p>
          </table:table-cell>
          <table:table-cell table:number-columns-repeated="16380"/>
        </table:table-row>
        <table:table-row table:style-name="ro1">
          <table:table-cell office:value-type="float" office:value="5.9199999999999182" table:formula="of:=[.A592]+0.01" table:style-name="ce1">
            <text:p>5.92</text:p>
          </table:table-cell>
          <table:table-cell office:value-type="float" office:value="75.172531127929702" table:style-name="ce1">
            <text:p>75.17253113</text:p>
          </table:table-cell>
          <table:table-cell office:value-type="float" office:value="8.2099999999998747" table:formula="of:=[.C592]+0.01" table:style-name="ce1">
            <text:p>8.21</text:p>
          </table:table-cell>
          <table:table-cell office:value-type="float" office:value="-0.20065326988696999" table:style-name="ce1">
            <text:p>-0.20065327</text:p>
          </table:table-cell>
          <table:table-cell table:number-columns-repeated="16380"/>
        </table:table-row>
        <table:table-row table:style-name="ro1">
          <table:table-cell office:value-type="float" office:value="5.929999999999918" table:formula="of:=[.A593]+0.01" table:style-name="ce1">
            <text:p>5.93</text:p>
          </table:table-cell>
          <table:table-cell office:value-type="float" office:value="75.174278259277401" table:style-name="ce1">
            <text:p>75.17427826</text:p>
          </table:table-cell>
          <table:table-cell office:value-type="float" office:value="8.2199999999998745" table:formula="of:=[.C593]+0.01" table:style-name="ce1">
            <text:p>8.22</text:p>
          </table:table-cell>
          <table:table-cell office:value-type="float" office:value="-0.111829340457916" table:style-name="ce1">
            <text:p>-0.11182934</text:p>
          </table:table-cell>
          <table:table-cell table:number-columns-repeated="16380"/>
        </table:table-row>
        <table:table-row table:style-name="ro1">
          <table:table-cell office:value-type="float" office:value="5.9399999999999178" table:formula="of:=[.A594]+0.01" table:style-name="ce1">
            <text:p>5.94</text:p>
          </table:table-cell>
          <table:table-cell office:value-type="float" office:value="75.175941467285199" table:style-name="ce1">
            <text:p>75.17594147</text:p>
          </table:table-cell>
          <table:table-cell office:value-type="float" office:value="8.2299999999998743" table:formula="of:=[.C594]+0.01" table:style-name="ce1">
            <text:p>8.23</text:p>
          </table:table-cell>
          <table:table-cell office:value-type="float" office:value="-8.9227035641670199E-2" table:style-name="ce1">
            <text:p>-0.089227036</text:p>
          </table:table-cell>
          <table:table-cell table:number-columns-repeated="16380"/>
        </table:table-row>
        <table:table-row table:style-name="ro1">
          <table:table-cell office:value-type="float" office:value="5.9499999999999176" table:formula="of:=[.A595]+0.01" table:style-name="ce1">
            <text:p>5.95</text:p>
          </table:table-cell>
          <table:table-cell office:value-type="float" office:value="75.177360534667997" table:style-name="ce1">
            <text:p>75.17736053</text:p>
          </table:table-cell>
          <table:table-cell office:value-type="float" office:value="8.2399999999998741" table:formula="of:=[.C595]+0.01" table:style-name="ce1">
            <text:p>8.24</text:p>
          </table:table-cell>
          <table:table-cell office:value-type="float" office:value="-9.6441477537155207E-2" table:style-name="ce1">
            <text:p>-0.096441478</text:p>
          </table:table-cell>
          <table:table-cell table:number-columns-repeated="16380"/>
        </table:table-row>
        <table:table-row table:style-name="ro1">
          <table:table-cell office:value-type="float" office:value="5.9599999999999174" table:formula="of:=[.A596]+0.01" table:style-name="ce1">
            <text:p>5.96</text:p>
          </table:table-cell>
          <table:table-cell office:value-type="float" office:value="75.180534362792997" table:style-name="ce1">
            <text:p>75.18053436</text:p>
          </table:table-cell>
          <table:table-cell office:value-type="float" office:value="8.2499999999998739" table:formula="of:=[.C596]+0.01" table:style-name="ce1">
            <text:p>8.25</text:p>
          </table:table-cell>
          <table:table-cell office:value-type="float" office:value="-0.11733476072549801" table:style-name="ce1">
            <text:p>-0.117334761</text:p>
          </table:table-cell>
          <table:table-cell table:number-columns-repeated="16380"/>
        </table:table-row>
        <table:table-row table:style-name="ro1">
          <table:table-cell office:value-type="float" office:value="5.9699999999999172" table:formula="of:=[.A597]+0.01" table:style-name="ce1">
            <text:p>5.97</text:p>
          </table:table-cell>
          <table:table-cell office:value-type="float" office:value="75.182769775390597" table:style-name="ce1">
            <text:p>75.18276978</text:p>
          </table:table-cell>
          <table:table-cell office:value-type="float" office:value="8.2599999999998737" table:formula="of:=[.C597]+0.01" table:style-name="ce1">
            <text:p>8.26</text:p>
          </table:table-cell>
          <table:table-cell office:value-type="float" office:value="-0.17076271772384599" table:style-name="ce1">
            <text:p>-0.170762718</text:p>
          </table:table-cell>
          <table:table-cell table:number-columns-repeated="16380"/>
        </table:table-row>
        <table:table-row table:style-name="ro1">
          <table:table-cell office:value-type="float" office:value="5.9799999999999169" table:formula="of:=[.A598]+0.01" table:style-name="ce1">
            <text:p>5.98</text:p>
          </table:table-cell>
          <table:table-cell office:value-type="float" office:value="75.185874938964901" table:style-name="ce1">
            <text:p>75.18587494</text:p>
          </table:table-cell>
          <table:table-cell office:value-type="float" office:value="8.2699999999998735" table:formula="of:=[.C598]+0.01" table:style-name="ce1">
            <text:p>8.27</text:p>
          </table:table-cell>
          <table:table-cell office:value-type="float" office:value="-0.21960841119289401" table:style-name="ce1">
            <text:p>-0.219608411</text:p>
          </table:table-cell>
          <table:table-cell table:number-columns-repeated="16380"/>
        </table:table-row>
        <table:table-row table:style-name="ro1">
          <table:table-cell office:value-type="float" office:value="5.9899999999999167" table:formula="of:=[.A599]+0.01" table:style-name="ce1">
            <text:p>5.99</text:p>
          </table:table-cell>
          <table:table-cell office:value-type="float" office:value="75.187103271484403" table:style-name="ce1">
            <text:p>75.18710327</text:p>
          </table:table-cell>
          <table:table-cell office:value-type="float" office:value="8.2799999999998732" table:formula="of:=[.C599]+0.01" table:style-name="ce1">
            <text:p>8.28</text:p>
          </table:table-cell>
          <table:table-cell office:value-type="float" office:value="-0.28984740376472501" table:style-name="ce1">
            <text:p>-0.289847404</text:p>
          </table:table-cell>
          <table:table-cell table:number-columns-repeated="16380"/>
        </table:table-row>
        <table:table-row table:style-name="ro1">
          <table:table-cell office:value-type="float" office:value="5.9999999999999165" table:formula="of:=[.A600]+0.01" table:style-name="ce1">
            <text:p>6</text:p>
          </table:table-cell>
          <table:table-cell office:value-type="float" office:value="75.189308166503906" table:style-name="ce1">
            <text:p>75.18930817</text:p>
          </table:table-cell>
          <table:table-cell office:value-type="float" office:value="8.289999999999873" table:formula="of:=[.C600]+0.01" table:style-name="ce1">
            <text:p>8.29</text:p>
          </table:table-cell>
          <table:table-cell office:value-type="float" office:value="-0.32685455679893499" table:style-name="ce1">
            <text:p>-0.326854557</text:p>
          </table:table-cell>
          <table:table-cell table:number-columns-repeated="16380"/>
        </table:table-row>
        <table:table-row table:style-name="ro1">
          <table:table-cell office:value-type="float" office:value="6.0099999999999163" table:formula="of:=[.A601]+0.01" table:style-name="ce1">
            <text:p>6.01</text:p>
          </table:table-cell>
          <table:table-cell office:value-type="float" office:value="75.190505981445298" table:style-name="ce1">
            <text:p>75.19050598</text:p>
          </table:table-cell>
          <table:table-cell office:value-type="float" office:value="8.2999999999998728" table:formula="of:=[.C601]+0.01" table:style-name="ce1">
            <text:p>8.3</text:p>
          </table:table-cell>
          <table:table-cell office:value-type="float" office:value="-0.36170580983161899" table:style-name="ce1">
            <text:p>-0.36170581</text:p>
          </table:table-cell>
          <table:table-cell table:number-columns-repeated="16380"/>
        </table:table-row>
        <table:table-row table:style-name="ro1">
          <table:table-cell office:value-type="float" office:value="6.0199999999999161" table:formula="of:=[.A602]+0.01" table:style-name="ce1">
            <text:p>6.02</text:p>
          </table:table-cell>
          <table:table-cell office:value-type="float" office:value="75.192848205566406" table:style-name="ce1">
            <text:p>75.19284821</text:p>
          </table:table-cell>
          <table:table-cell office:value-type="float" office:value="8.3099999999998726" table:formula="of:=[.C602]+0.01" table:style-name="ce1">
            <text:p>8.31</text:p>
          </table:table-cell>
          <table:table-cell office:value-type="float" office:value="-0.37378305196762102" table:style-name="ce1">
            <text:p>-0.373783052</text:p>
          </table:table-cell>
          <table:table-cell table:number-columns-repeated="16380"/>
        </table:table-row>
        <table:table-row table:style-name="ro1">
          <table:table-cell office:value-type="float" office:value="6.0299999999999159" table:formula="of:=[.A603]+0.01" table:style-name="ce1">
            <text:p>6.03</text:p>
          </table:table-cell>
          <table:table-cell office:value-type="float" office:value="75.1939697265625" table:style-name="ce1">
            <text:p>75.19396973</text:p>
          </table:table-cell>
          <table:table-cell office:value-type="float" office:value="8.3199999999998724" table:formula="of:=[.C603]+0.01" table:style-name="ce1">
            <text:p>8.32</text:p>
          </table:table-cell>
          <table:table-cell office:value-type="float" office:value="-0.38029465079307601" table:style-name="ce1">
            <text:p>-0.380294651</text:p>
          </table:table-cell>
          <table:table-cell table:number-columns-repeated="16380"/>
        </table:table-row>
        <table:table-row table:style-name="ro1">
          <table:table-cell office:value-type="float" office:value="6.0399999999999157" table:formula="of:=[.A604]+0.01" table:style-name="ce1">
            <text:p>6.04</text:p>
          </table:table-cell>
          <table:table-cell office:value-type="float" office:value="75.196479797363295" table:style-name="ce1">
            <text:p>75.1964798</text:p>
          </table:table-cell>
          <table:table-cell office:value-type="float" office:value="8.3299999999998722" table:formula="of:=[.C604]+0.01" table:style-name="ce1">
            <text:p>8.33</text:p>
          </table:table-cell>
          <table:table-cell office:value-type="float" office:value="-0.37482312321662897" table:style-name="ce1">
            <text:p>-0.374823123</text:p>
          </table:table-cell>
          <table:table-cell table:number-columns-repeated="16380"/>
        </table:table-row>
        <table:table-row table:style-name="ro1">
          <table:table-cell office:value-type="float" office:value="6.0499999999999154" table:formula="of:=[.A605]+0.01" table:style-name="ce1">
            <text:p>6.05</text:p>
          </table:table-cell>
          <table:table-cell office:value-type="float" office:value="75.197814941406307" table:style-name="ce1">
            <text:p>75.19781494</text:p>
          </table:table-cell>
          <table:table-cell office:value-type="float" office:value="8.339999999999872" table:formula="of:=[.C605]+0.01" table:style-name="ce1">
            <text:p>8.34</text:p>
          </table:table-cell>
          <table:table-cell office:value-type="float" office:value="-0.37105983495712302" table:style-name="ce1">
            <text:p>-0.371059835</text:p>
          </table:table-cell>
          <table:table-cell table:number-columns-repeated="16380"/>
        </table:table-row>
        <table:table-row table:style-name="ro1">
          <table:table-cell office:value-type="float" office:value="6.0599999999999152" table:formula="of:=[.A606]+0.01" table:style-name="ce1">
            <text:p>6.06</text:p>
          </table:table-cell>
          <table:table-cell office:value-type="float" office:value="75.200424194335895" table:style-name="ce1">
            <text:p>75.20042419</text:p>
          </table:table-cell>
          <table:table-cell office:value-type="float" office:value="8.3499999999998717" table:formula="of:=[.C606]+0.01" table:style-name="ce1">
            <text:p>8.35</text:p>
          </table:table-cell>
          <table:table-cell office:value-type="float" office:value="-0.38030561804771401" table:style-name="ce1">
            <text:p>-0.380305618</text:p>
          </table:table-cell>
          <table:table-cell table:number-columns-repeated="16380"/>
        </table:table-row>
        <table:table-row table:style-name="ro1">
          <table:table-cell office:value-type="float" office:value="6.069999999999915" table:formula="of:=[.A607]+0.01" table:style-name="ce1">
            <text:p>6.07</text:p>
          </table:table-cell>
          <table:table-cell office:value-type="float" office:value="75.200965881347699" table:style-name="ce1">
            <text:p>75.20096588</text:p>
          </table:table-cell>
          <table:table-cell office:value-type="float" office:value="8.3599999999998715" table:formula="of:=[.C607]+0.01" table:style-name="ce1">
            <text:p>8.36</text:p>
          </table:table-cell>
          <table:table-cell office:value-type="float" office:value="-0.42012909054756198" table:style-name="ce1">
            <text:p>-0.420129091</text:p>
          </table:table-cell>
          <table:table-cell table:number-columns-repeated="16380"/>
        </table:table-row>
        <table:table-row table:style-name="ro1">
          <table:table-cell office:value-type="float" office:value="6.0799999999999148" table:formula="of:=[.A608]+0.01" table:style-name="ce1">
            <text:p>6.08</text:p>
          </table:table-cell>
          <table:table-cell office:value-type="float" office:value="75.203399658203097" table:style-name="ce1">
            <text:p>75.20339966</text:p>
          </table:table-cell>
          <table:table-cell office:value-type="float" office:value="8.3699999999998713" table:formula="of:=[.C608]+0.01" table:style-name="ce1">
            <text:p>8.37</text:p>
          </table:table-cell>
          <table:table-cell office:value-type="float" office:value="-0.46061396598815901" table:style-name="ce1">
            <text:p>-0.460613966</text:p>
          </table:table-cell>
          <table:table-cell table:number-columns-repeated="16380"/>
        </table:table-row>
        <table:table-row table:style-name="ro1">
          <table:table-cell office:value-type="float" office:value="6.0899999999999146" table:formula="of:=[.A609]+0.01" table:style-name="ce1">
            <text:p>6.09</text:p>
          </table:table-cell>
          <table:table-cell office:value-type="float" office:value="75.204948425292997" table:style-name="ce1">
            <text:p>75.20494843</text:p>
          </table:table-cell>
          <table:table-cell office:value-type="float" office:value="8.3799999999998711" table:formula="of:=[.C609]+0.01" table:style-name="ce1">
            <text:p>8.38</text:p>
          </table:table-cell>
          <table:table-cell office:value-type="float" office:value="-0.51256078481674205" table:style-name="ce1">
            <text:p>-0.512560785</text:p>
          </table:table-cell>
          <table:table-cell table:number-columns-repeated="16380"/>
        </table:table-row>
        <table:table-row table:style-name="ro1">
          <table:table-cell office:value-type="float" office:value="6.0999999999999144" table:formula="of:=[.A610]+0.01" table:style-name="ce1">
            <text:p>6.1</text:p>
          </table:table-cell>
          <table:table-cell office:value-type="float" office:value="75.206893920898395" table:style-name="ce1">
            <text:p>75.20689392</text:p>
          </table:table-cell>
          <table:table-cell office:value-type="float" office:value="8.3899999999998709" table:formula="of:=[.C610]+0.01" table:style-name="ce1">
            <text:p>8.39</text:p>
          </table:table-cell>
          <table:table-cell office:value-type="float" office:value="-0.53047913312911998" table:style-name="ce1">
            <text:p>-0.530479133</text:p>
          </table:table-cell>
          <table:table-cell table:number-columns-repeated="16380"/>
        </table:table-row>
        <table:table-row table:style-name="ro1">
          <table:table-cell office:value-type="float" office:value="6.1099999999999142" table:formula="of:=[.A611]+0.01" table:style-name="ce1">
            <text:p>6.11</text:p>
          </table:table-cell>
          <table:table-cell office:value-type="float" office:value="75.207893371582003" table:style-name="ce1">
            <text:p>75.20789337</text:p>
          </table:table-cell>
          <table:table-cell office:value-type="float" office:value="8.3999999999998707" table:formula="of:=[.C611]+0.01" table:style-name="ce1">
            <text:p>8.4</text:p>
          </table:table-cell>
          <table:table-cell office:value-type="float" office:value="-0.493189007043839" table:style-name="ce1">
            <text:p>-0.493189007</text:p>
          </table:table-cell>
          <table:table-cell table:number-columns-repeated="16380"/>
        </table:table-row>
        <table:table-row table:style-name="ro1">
          <table:table-cell office:value-type="float" office:value="6.119999999999914" table:formula="of:=[.A612]+0.01" table:style-name="ce1">
            <text:p>6.12</text:p>
          </table:table-cell>
          <table:table-cell office:value-type="float" office:value="75.208824157714801" table:style-name="ce1">
            <text:p>75.20882416</text:p>
          </table:table-cell>
          <table:table-cell office:value-type="float" office:value="8.4099999999998705" table:formula="of:=[.C612]+0.01" table:style-name="ce1">
            <text:p>8.41</text:p>
          </table:table-cell>
          <table:table-cell office:value-type="float" office:value="-0.44265910983085599" table:style-name="ce1">
            <text:p>-0.44265911</text:p>
          </table:table-cell>
          <table:table-cell table:number-columns-repeated="16380"/>
        </table:table-row>
        <table:table-row table:style-name="ro1">
          <table:table-cell office:value-type="float" office:value="6.1299999999999137" table:formula="of:=[.A613]+0.01" table:style-name="ce1">
            <text:p>6.13</text:p>
          </table:table-cell>
          <table:table-cell office:value-type="float" office:value="75.210609436035199" table:style-name="ce1">
            <text:p>75.21060944</text:p>
          </table:table-cell>
          <table:table-cell office:value-type="float" office:value="8.4199999999998703" table:formula="of:=[.C613]+0.01" table:style-name="ce1">
            <text:p>8.42</text:p>
          </table:table-cell>
          <table:table-cell office:value-type="float" office:value="-0.37528738379478499" table:style-name="ce1">
            <text:p>-0.375287384</text:p>
          </table:table-cell>
          <table:table-cell table:number-columns-repeated="16380"/>
        </table:table-row>
        <table:table-row table:style-name="ro1">
          <table:table-cell office:value-type="float" office:value="6.1399999999999135" table:formula="of:=[.A614]+0.01" table:style-name="ce1">
            <text:p>6.14</text:p>
          </table:table-cell>
          <table:table-cell office:value-type="float" office:value="75.2130126953125" table:style-name="ce1">
            <text:p>75.2130127</text:p>
          </table:table-cell>
          <table:table-cell office:value-type="float" office:value="8.42999999999987" table:formula="of:=[.C614]+0.01" table:style-name="ce1">
            <text:p>8.43</text:p>
          </table:table-cell>
          <table:table-cell office:value-type="float" office:value="-0.32329368591308599" table:style-name="ce1">
            <text:p>-0.323293686</text:p>
          </table:table-cell>
          <table:table-cell table:number-columns-repeated="16380"/>
        </table:table-row>
        <table:table-row table:style-name="ro1">
          <table:table-cell office:value-type="float" office:value="6.1499999999999133" table:formula="of:=[.A615]+0.01" table:style-name="ce1">
            <text:p>6.15</text:p>
          </table:table-cell>
          <table:table-cell office:value-type="float" office:value="75.214408874511705" table:style-name="ce1">
            <text:p>75.21440887</text:p>
          </table:table-cell>
          <table:table-cell office:value-type="float" office:value="8.4399999999998698" table:formula="of:=[.C615]+0.01" table:style-name="ce1">
            <text:p>8.44</text:p>
          </table:table-cell>
          <table:table-cell office:value-type="float" office:value="-0.23127768933772999" table:style-name="ce1">
            <text:p>-0.231277689</text:p>
          </table:table-cell>
          <table:table-cell table:number-columns-repeated="16380"/>
        </table:table-row>
        <table:table-row table:style-name="ro1">
          <table:table-cell office:value-type="float" office:value="6.1599999999999131" table:formula="of:=[.A616]+0.01" table:style-name="ce1">
            <text:p>6.16</text:p>
          </table:table-cell>
          <table:table-cell office:value-type="float" office:value="75.217132568359403" table:style-name="ce1">
            <text:p>75.21713257</text:p>
          </table:table-cell>
          <table:table-cell office:value-type="float" office:value="8.4499999999998696" table:formula="of:=[.C616]+0.01" table:style-name="ce1">
            <text:p>8.45</text:p>
          </table:table-cell>
          <table:table-cell office:value-type="float" office:value="-0.17309050261974299" table:style-name="ce1">
            <text:p>-0.173090503</text:p>
          </table:table-cell>
          <table:table-cell table:number-columns-repeated="16380"/>
        </table:table-row>
        <table:table-row table:style-name="ro1">
          <table:table-cell office:value-type="float" office:value="6.1699999999999129" table:formula="of:=[.A617]+0.01" table:style-name="ce1">
            <text:p>6.17</text:p>
          </table:table-cell>
          <table:table-cell office:value-type="float" office:value="75.218696594238295" table:style-name="ce1">
            <text:p>75.21869659</text:p>
          </table:table-cell>
          <table:table-cell office:value-type="float" office:value="8.4599999999998694" table:formula="of:=[.C617]+0.01" table:style-name="ce1">
            <text:p>8.46</text:p>
          </table:table-cell>
          <table:table-cell office:value-type="float" office:value="-6.4646527171135004E-2" table:style-name="ce1">
            <text:p>-0.064646527</text:p>
          </table:table-cell>
          <table:table-cell table:number-columns-repeated="16380"/>
        </table:table-row>
        <table:table-row table:style-name="ro1">
          <table:table-cell office:value-type="float" office:value="6.1799999999999127" table:formula="of:=[.A618]+0.01" table:style-name="ce1">
            <text:p>6.18</text:p>
          </table:table-cell>
          <table:table-cell office:value-type="float" office:value="75.221595764160199" table:style-name="ce1">
            <text:p>75.22159576</text:p>
          </table:table-cell>
          <table:table-cell office:value-type="float" office:value="8.4699999999998692" table:formula="of:=[.C618]+0.01" table:style-name="ce1">
            <text:p>8.47</text:p>
          </table:table-cell>
          <table:table-cell office:value-type="float" office:value="4.9073165282607096E-3" table:style-name="ce1">
            <text:p>0.004907317</text:p>
          </table:table-cell>
          <table:table-cell table:number-columns-repeated="16380"/>
        </table:table-row>
        <table:table-row table:style-name="ro1">
          <table:table-cell office:value-type="float" office:value="6.1899999999999125" table:formula="of:=[.A619]+0.01" table:style-name="ce1">
            <text:p>6.19</text:p>
          </table:table-cell>
          <table:table-cell office:value-type="float" office:value="75.222686767578097" table:style-name="ce1">
            <text:p>75.22268677</text:p>
          </table:table-cell>
          <table:table-cell office:value-type="float" office:value="8.479999999999869" table:formula="of:=[.C619]+0.01" table:style-name="ce1">
            <text:p>8.48</text:p>
          </table:table-cell>
          <table:table-cell office:value-type="float" office:value="5.5837146937847103E-2" table:style-name="ce1">
            <text:p>0.055837147</text:p>
          </table:table-cell>
          <table:table-cell table:number-columns-repeated="16380"/>
        </table:table-row>
        <table:table-row table:style-name="ro1">
          <table:table-cell office:value-type="float" office:value="6.1999999999999122" table:formula="of:=[.A620]+0.01" table:style-name="ce1">
            <text:p>6.2</text:p>
          </table:table-cell>
          <table:table-cell office:value-type="float" office:value="75.224983215332003" table:style-name="ce1">
            <text:p>75.22498322</text:p>
          </table:table-cell>
          <table:table-cell office:value-type="float" office:value="8.4899999999998688" table:formula="of:=[.C620]+0.01" table:style-name="ce1">
            <text:p>8.49</text:p>
          </table:table-cell>
          <table:table-cell office:value-type="float" office:value="7.0612028241157504E-2" table:style-name="ce1">
            <text:p>0.070612028</text:p>
          </table:table-cell>
          <table:table-cell table:number-columns-repeated="16380"/>
        </table:table-row>
        <table:table-row table:style-name="ro1">
          <table:table-cell office:value-type="float" office:value="6.209999999999912" table:formula="of:=[.A621]+0.01" table:style-name="ce1">
            <text:p>6.21</text:p>
          </table:table-cell>
          <table:table-cell office:value-type="float" office:value="75.225723266601605" table:style-name="ce1">
            <text:p>75.22572327</text:p>
          </table:table-cell>
          <table:table-cell office:value-type="float" office:value="8.4999999999998685" table:formula="of:=[.C621]+0.01" table:style-name="ce1">
            <text:p>8.5</text:p>
          </table:table-cell>
          <table:table-cell office:value-type="float" office:value="0.10245774686336501" table:style-name="ce1">
            <text:p>0.102457747</text:p>
          </table:table-cell>
          <table:table-cell table:number-columns-repeated="16380"/>
        </table:table-row>
        <table:table-row table:style-name="ro1">
          <table:table-cell office:value-type="float" office:value="6.2199999999999118" table:formula="of:=[.A622]+0.01" table:style-name="ce1">
            <text:p>6.22</text:p>
          </table:table-cell>
          <table:table-cell office:value-type="float" office:value="75.227226257324205" table:style-name="ce1">
            <text:p>75.22722626</text:p>
          </table:table-cell>
          <table:table-cell office:value-type="float" office:value="8.5099999999998683" table:formula="of:=[.C622]+0.01" table:style-name="ce1">
            <text:p>8.51</text:p>
          </table:table-cell>
          <table:table-cell office:value-type="float" office:value="0.13034386932849901" table:style-name="ce1">
            <text:p>0.130343869</text:p>
          </table:table-cell>
          <table:table-cell table:number-columns-repeated="16380"/>
        </table:table-row>
        <table:table-row table:style-name="ro1">
          <table:table-cell office:value-type="float" office:value="6.2299999999999116" table:formula="of:=[.A623]+0.01" table:style-name="ce1">
            <text:p>6.23</text:p>
          </table:table-cell>
          <table:table-cell office:value-type="float" office:value="75.228576660156307" table:style-name="ce1">
            <text:p>75.22857666</text:p>
          </table:table-cell>
          <table:table-cell office:value-type="float" office:value="8.5199999999998681" table:formula="of:=[.C623]+0.01" table:style-name="ce1">
            <text:p>8.52</text:p>
          </table:table-cell>
          <table:table-cell office:value-type="float" office:value="0.167389571666718" table:style-name="ce1">
            <text:p>0.167389572</text:p>
          </table:table-cell>
          <table:table-cell table:number-columns-repeated="16380"/>
        </table:table-row>
        <table:table-row table:style-name="ro1">
          <table:table-cell office:value-type="float" office:value="6.2399999999999114" table:formula="of:=[.A624]+0.01" table:style-name="ce1">
            <text:p>6.24</text:p>
          </table:table-cell>
          <table:table-cell office:value-type="float" office:value="75.229965209960895" table:style-name="ce1">
            <text:p>75.22996521</text:p>
          </table:table-cell>
          <table:table-cell office:value-type="float" office:value="8.5299999999998679" table:formula="of:=[.C624]+0.01" table:style-name="ce1">
            <text:p>8.53</text:p>
          </table:table-cell>
          <table:table-cell office:value-type="float" office:value="0.191377222537994" table:style-name="ce1">
            <text:p>0.191377223</text:p>
          </table:table-cell>
          <table:table-cell table:number-columns-repeated="16380"/>
        </table:table-row>
        <table:table-row table:style-name="ro1">
          <table:table-cell office:value-type="float" office:value="6.2499999999999112" table:formula="of:=[.A625]+0.01" table:style-name="ce1">
            <text:p>6.25</text:p>
          </table:table-cell>
          <table:table-cell office:value-type="float" office:value="75.231529235839801" table:style-name="ce1">
            <text:p>75.23152924</text:p>
          </table:table-cell>
          <table:table-cell office:value-type="float" office:value="8.5399999999998677" table:formula="of:=[.C625]+0.01" table:style-name="ce1">
            <text:p>8.54</text:p>
          </table:table-cell>
          <table:table-cell office:value-type="float" office:value="0.22049628198146801" table:style-name="ce1">
            <text:p>0.220496282</text:p>
          </table:table-cell>
          <table:table-cell table:number-columns-repeated="16380"/>
        </table:table-row>
        <table:table-row table:style-name="ro1">
          <table:table-cell office:value-type="float" office:value="6.259999999999911" table:formula="of:=[.A626]+0.01" table:style-name="ce1">
            <text:p>6.26</text:p>
          </table:table-cell>
          <table:table-cell office:value-type="float" office:value="75.233489990234403" table:style-name="ce1">
            <text:p>75.23348999</text:p>
          </table:table-cell>
          <table:table-cell office:value-type="float" office:value="8.5499999999998675" table:formula="of:=[.C626]+0.01" table:style-name="ce1">
            <text:p>8.55</text:p>
          </table:table-cell>
          <table:table-cell office:value-type="float" office:value="0.22903347015380901" table:style-name="ce1">
            <text:p>0.22903347</text:p>
          </table:table-cell>
          <table:table-cell table:number-columns-repeated="16380"/>
        </table:table-row>
        <table:table-row table:style-name="ro1">
          <table:table-cell office:value-type="float" office:value="6.2699999999999108" table:formula="of:=[.A627]+0.01" table:style-name="ce1">
            <text:p>6.27</text:p>
          </table:table-cell>
          <table:table-cell office:value-type="float" office:value="75.235649108886705" table:style-name="ce1">
            <text:p>75.23564911</text:p>
          </table:table-cell>
          <table:table-cell office:value-type="float" office:value="8.5599999999998673" table:formula="of:=[.C627]+0.01" table:style-name="ce1">
            <text:p>8.56</text:p>
          </table:table-cell>
          <table:table-cell office:value-type="float" office:value="0.237451672554016" table:style-name="ce1">
            <text:p>0.237451673</text:p>
          </table:table-cell>
          <table:table-cell table:number-columns-repeated="16380"/>
        </table:table-row>
        <table:table-row table:style-name="ro1">
          <table:table-cell office:value-type="float" office:value="6.2799999999999105" table:formula="of:=[.A628]+0.01" table:style-name="ce1">
            <text:p>6.28</text:p>
          </table:table-cell>
          <table:table-cell office:value-type="float" office:value="75.238449096679702" table:style-name="ce1">
            <text:p>75.2384491</text:p>
          </table:table-cell>
          <table:table-cell office:value-type="float" office:value="8.5699999999998671" table:formula="of:=[.C628]+0.01" table:style-name="ce1">
            <text:p>8.57</text:p>
          </table:table-cell>
          <table:table-cell office:value-type="float" office:value="0.24938285350799599" table:style-name="ce1">
            <text:p>0.249382854</text:p>
          </table:table-cell>
          <table:table-cell table:number-columns-repeated="16380"/>
        </table:table-row>
        <table:table-row table:style-name="ro1">
          <table:table-cell office:value-type="float" office:value="6.2899999999999103" table:formula="of:=[.A629]+0.01" table:style-name="ce1">
            <text:p>6.29</text:p>
          </table:table-cell>
          <table:table-cell office:value-type="float" office:value="75.240242004394503" table:style-name="ce1">
            <text:p>75.240242</text:p>
          </table:table-cell>
          <table:table-cell office:value-type="float" office:value="8.5799999999998668" table:formula="of:=[.C629]+0.01" table:style-name="ce1">
            <text:p>8.58</text:p>
          </table:table-cell>
          <table:table-cell office:value-type="float" office:value="0.27653184533119202" table:style-name="ce1">
            <text:p>0.276531845</text:p>
          </table:table-cell>
          <table:table-cell table:number-columns-repeated="16380"/>
        </table:table-row>
        <table:table-row table:style-name="ro1">
          <table:table-cell office:value-type="float" office:value="6.2999999999999101" table:formula="of:=[.A630]+0.01" table:style-name="ce1">
            <text:p>6.3</text:p>
          </table:table-cell>
          <table:table-cell office:value-type="float" office:value="75.242088317871094" table:style-name="ce1">
            <text:p>75.24208832</text:p>
          </table:table-cell>
          <table:table-cell office:value-type="float" office:value="8.5899999999998666" table:formula="of:=[.C630]+0.01" table:style-name="ce1">
            <text:p>8.59</text:p>
          </table:table-cell>
          <table:table-cell office:value-type="float" office:value="0.29836106300353998" table:style-name="ce1">
            <text:p>0.298361063</text:p>
          </table:table-cell>
          <table:table-cell table:number-columns-repeated="16380"/>
        </table:table-row>
        <table:table-row table:style-name="ro1">
          <table:table-cell office:value-type="float" office:value="6.3099999999999099" table:formula="of:=[.A631]+0.01" table:style-name="ce1">
            <text:p>6.31</text:p>
          </table:table-cell>
          <table:table-cell office:value-type="float" office:value="75.244857788085895" table:style-name="ce1">
            <text:p>75.24485779</text:p>
          </table:table-cell>
          <table:table-cell office:value-type="float" office:value="8.5999999999998664" table:formula="of:=[.C631]+0.01" table:style-name="ce1">
            <text:p>8.6</text:p>
          </table:table-cell>
          <table:table-cell office:value-type="float" office:value="0.33108395338058499" table:style-name="ce1">
            <text:p>0.331083953</text:p>
          </table:table-cell>
          <table:table-cell table:number-columns-repeated="16380"/>
        </table:table-row>
        <table:table-row table:style-name="ro1">
          <table:table-cell office:value-type="float" office:value="6.3199999999999097" table:formula="of:=[.A632]+0.01" table:style-name="ce1">
            <text:p>6.32</text:p>
          </table:table-cell>
          <table:table-cell office:value-type="float" office:value="75.2476806640625" table:style-name="ce1">
            <text:p>75.24768066</text:p>
          </table:table-cell>
          <table:table-cell office:value-type="float" office:value="8.6099999999998662" table:formula="of:=[.C632]+0.01" table:style-name="ce1">
            <text:p>8.61</text:p>
          </table:table-cell>
          <table:table-cell office:value-type="float" office:value="0.35180592536926297" table:style-name="ce1">
            <text:p>0.351805925</text:p>
          </table:table-cell>
          <table:table-cell table:number-columns-repeated="16380"/>
        </table:table-row>
        <table:table-row table:style-name="ro1">
          <table:table-cell office:value-type="float" office:value="6.3299999999999095" table:formula="of:=[.A633]+0.01" table:style-name="ce1">
            <text:p>6.33</text:p>
          </table:table-cell>
          <table:table-cell office:value-type="float" office:value="75.248275756835895" table:style-name="ce1">
            <text:p>75.24827576</text:p>
          </table:table-cell>
          <table:table-cell office:value-type="float" office:value="8.619999999999866" table:formula="of:=[.C633]+0.01" table:style-name="ce1">
            <text:p>8.62</text:p>
          </table:table-cell>
          <table:table-cell office:value-type="float" office:value="0.403370320796967" table:style-name="ce1">
            <text:p>0.403370321</text:p>
          </table:table-cell>
          <table:table-cell table:number-columns-repeated="16380"/>
        </table:table-row>
        <table:table-row table:style-name="ro1">
          <table:table-cell office:value-type="float" office:value="6.3399999999999093" table:formula="of:=[.A634]+0.01" table:style-name="ce1">
            <text:p>6.34</text:p>
          </table:table-cell>
          <table:table-cell office:value-type="float" office:value="75.249176025390597" table:style-name="ce1">
            <text:p>75.24917603</text:p>
          </table:table-cell>
          <table:table-cell office:value-type="float" office:value="8.6299999999998658" table:formula="of:=[.C634]+0.01" table:style-name="ce1">
            <text:p>8.63</text:p>
          </table:table-cell>
          <table:table-cell office:value-type="float" office:value="0.441187173128128" table:style-name="ce1">
            <text:p>0.441187173</text:p>
          </table:table-cell>
          <table:table-cell table:number-columns-repeated="16380"/>
        </table:table-row>
        <table:table-row table:style-name="ro1">
          <table:table-cell office:value-type="float" office:value="6.3499999999999091" table:formula="of:=[.A635]+0.01" table:style-name="ce1">
            <text:p>6.35</text:p>
          </table:table-cell>
          <table:table-cell office:value-type="float" office:value="75.250442504882798" table:style-name="ce1">
            <text:p>75.2504425</text:p>
          </table:table-cell>
          <table:table-cell office:value-type="float" office:value="8.6399999999998656" table:formula="of:=[.C635]+0.01" table:style-name="ce1">
            <text:p>8.64</text:p>
          </table:table-cell>
          <table:table-cell office:value-type="float" office:value="0.49194437265396102" table:style-name="ce1">
            <text:p>0.491944373</text:p>
          </table:table-cell>
          <table:table-cell table:number-columns-repeated="16380"/>
        </table:table-row>
        <table:table-row table:style-name="ro1">
          <table:table-cell office:value-type="float" office:value="6.3599999999999088" table:formula="of:=[.A636]+0.01" table:style-name="ce1">
            <text:p>6.36</text:p>
          </table:table-cell>
          <table:table-cell office:value-type="float" office:value="75.252471923828097" table:style-name="ce1">
            <text:p>75.25247192</text:p>
          </table:table-cell>
          <table:table-cell office:value-type="float" office:value="8.6499999999998654" table:formula="of:=[.C636]+0.01" table:style-name="ce1">
            <text:p>8.65</text:p>
          </table:table-cell>
          <table:table-cell office:value-type="float" office:value="0.52007669210434004" table:style-name="ce1">
            <text:p>0.520076692</text:p>
          </table:table-cell>
          <table:table-cell table:number-columns-repeated="16380"/>
        </table:table-row>
        <table:table-row table:style-name="ro1">
          <table:table-cell office:value-type="float" office:value="6.3699999999999086" table:formula="of:=[.A637]+0.01" table:style-name="ce1">
            <text:p>6.37</text:p>
          </table:table-cell>
          <table:table-cell office:value-type="float" office:value="75.254158020019503" table:style-name="ce1">
            <text:p>75.25415802</text:p>
          </table:table-cell>
          <table:table-cell office:value-type="float" office:value="8.6599999999998651" table:formula="of:=[.C637]+0.01" table:style-name="ce1">
            <text:p>8.66</text:p>
          </table:table-cell>
          <table:table-cell office:value-type="float" office:value="0.56017071008682295" table:style-name="ce1">
            <text:p>0.56017071</text:p>
          </table:table-cell>
          <table:table-cell table:number-columns-repeated="16380"/>
        </table:table-row>
        <table:table-row table:style-name="ro1">
          <table:table-cell office:value-type="float" office:value="6.3799999999999084" table:formula="of:=[.A638]+0.01" table:style-name="ce1">
            <text:p>6.38</text:p>
          </table:table-cell>
          <table:table-cell office:value-type="float" office:value="75.255355834960895" table:style-name="ce1">
            <text:p>75.25535583</text:p>
          </table:table-cell>
          <table:table-cell office:value-type="float" office:value="8.6699999999998649" table:formula="of:=[.C638]+0.01" table:style-name="ce1">
            <text:p>8.67</text:p>
          </table:table-cell>
          <table:table-cell office:value-type="float" office:value="0.57195389270782504" table:style-name="ce1">
            <text:p>0.571953893</text:p>
          </table:table-cell>
          <table:table-cell table:number-columns-repeated="16380"/>
        </table:table-row>
        <table:table-row table:style-name="ro1">
          <table:table-cell office:value-type="float" office:value="6.3899999999999082" table:formula="of:=[.A639]+0.01" table:style-name="ce1">
            <text:p>6.39</text:p>
          </table:table-cell>
          <table:table-cell office:value-type="float" office:value="75.257194519042997" table:style-name="ce1">
            <text:p>75.25719452</text:p>
          </table:table-cell>
          <table:table-cell office:value-type="float" office:value="8.6799999999998647" table:formula="of:=[.C639]+0.01" table:style-name="ce1">
            <text:p>8.68</text:p>
          </table:table-cell>
          <table:table-cell office:value-type="float" office:value="0.61954498291015603" table:style-name="ce1">
            <text:p>0.619544983</text:p>
          </table:table-cell>
          <table:table-cell table:number-columns-repeated="16380"/>
        </table:table-row>
        <table:table-row table:style-name="ro1">
          <table:table-cell office:value-type="float" office:value="6.399999999999908" table:formula="of:=[.A640]+0.01" table:style-name="ce1">
            <text:p>6.4</text:p>
          </table:table-cell>
          <table:table-cell office:value-type="float" office:value="75.259941101074205" table:style-name="ce1">
            <text:p>75.2599411</text:p>
          </table:table-cell>
          <table:table-cell office:value-type="float" office:value="8.6899999999998645" table:formula="of:=[.C640]+0.01" table:style-name="ce1">
            <text:p>8.69</text:p>
          </table:table-cell>
          <table:table-cell office:value-type="float" office:value="0.60881233215331998" table:style-name="ce1">
            <text:p>0.608812332</text:p>
          </table:table-cell>
          <table:table-cell table:number-columns-repeated="16380"/>
        </table:table-row>
        <table:table-row table:style-name="ro1">
          <table:table-cell office:value-type="float" office:value="6.4099999999999078" table:formula="of:=[.A641]+0.01" table:style-name="ce1">
            <text:p>6.41</text:p>
          </table:table-cell>
          <table:table-cell office:value-type="float" office:value="75.261283874511705" table:style-name="ce1">
            <text:p>75.26128387</text:p>
          </table:table-cell>
          <table:table-cell office:value-type="float" office:value="8.6999999999998643" table:formula="of:=[.C641]+0.01" table:style-name="ce1">
            <text:p>8.7</text:p>
          </table:table-cell>
          <table:table-cell office:value-type="float" office:value="0.61022639274597201" table:style-name="ce1">
            <text:p>0.610226393</text:p>
          </table:table-cell>
          <table:table-cell table:number-columns-repeated="16380"/>
        </table:table-row>
        <table:table-row table:style-name="ro1">
          <table:table-cell office:value-type="float" office:value="6.4199999999999076" table:formula="of:=[.A642]+0.01" table:style-name="ce1">
            <text:p>6.42</text:p>
          </table:table-cell>
          <table:table-cell office:value-type="float" office:value="75.263923645019503" table:style-name="ce1">
            <text:p>75.26392365</text:p>
          </table:table-cell>
          <table:table-cell office:value-type="float" office:value="8.7099999999998641" table:formula="of:=[.C642]+0.01" table:style-name="ce1">
            <text:p>8.71</text:p>
          </table:table-cell>
          <table:table-cell office:value-type="float" office:value="0.60194873809814498" table:style-name="ce1">
            <text:p>0.601948738</text:p>
          </table:table-cell>
          <table:table-cell table:number-columns-repeated="16380"/>
        </table:table-row>
        <table:table-row table:style-name="ro1">
          <table:table-cell office:value-type="float" office:value="6.4299999999999073" table:formula="of:=[.A643]+0.01" table:style-name="ce1">
            <text:p>6.43</text:p>
          </table:table-cell>
          <table:table-cell office:value-type="float" office:value="75.265823364257798" table:style-name="ce1">
            <text:p>75.26582336</text:p>
          </table:table-cell>
          <table:table-cell office:value-type="float" office:value="8.7199999999998639" table:formula="of:=[.C643]+0.01" table:style-name="ce1">
            <text:p>8.72</text:p>
          </table:table-cell>
          <table:table-cell office:value-type="float" office:value="0.578141748905182" table:style-name="ce1">
            <text:p>0.578141749</text:p>
          </table:table-cell>
          <table:table-cell table:number-columns-repeated="16380"/>
        </table:table-row>
        <table:table-row table:style-name="ro1">
          <table:table-cell office:value-type="float" office:value="6.4399999999999071" table:formula="of:=[.A644]+0.01" table:style-name="ce1">
            <text:p>6.44</text:p>
          </table:table-cell>
          <table:table-cell office:value-type="float" office:value="75.267723083496094" table:style-name="ce1">
            <text:p>75.26772308</text:p>
          </table:table-cell>
          <table:table-cell office:value-type="float" office:value="8.7299999999998636" table:formula="of:=[.C644]+0.01" table:style-name="ce1">
            <text:p>8.73</text:p>
          </table:table-cell>
          <table:table-cell office:value-type="float" office:value="0.56268203258514404" table:style-name="ce1">
            <text:p>0.562682033</text:p>
          </table:table-cell>
          <table:table-cell table:number-columns-repeated="16380"/>
        </table:table-row>
        <table:table-row table:style-name="ro1">
          <table:table-cell office:value-type="float" office:value="6.4499999999999069" table:formula="of:=[.A645]+0.01" table:style-name="ce1">
            <text:p>6.45</text:p>
          </table:table-cell>
          <table:table-cell office:value-type="float" office:value="75.269264221191406" table:style-name="ce1">
            <text:p>75.26926422</text:p>
          </table:table-cell>
          <table:table-cell office:value-type="float" office:value="8.7399999999998634" table:formula="of:=[.C645]+0.01" table:style-name="ce1">
            <text:p>8.74</text:p>
          </table:table-cell>
          <table:table-cell office:value-type="float" office:value="0.55898874998092696" table:style-name="ce1">
            <text:p>0.55898875</text:p>
          </table:table-cell>
          <table:table-cell table:number-columns-repeated="16380"/>
        </table:table-row>
        <table:table-row table:style-name="ro1">
          <table:table-cell office:value-type="float" office:value="6.4599999999999067" table:formula="of:=[.A646]+0.01" table:style-name="ce1">
            <text:p>6.46</text:p>
          </table:table-cell>
          <table:table-cell office:value-type="float" office:value="75.270988464355497" table:style-name="ce1">
            <text:p>75.27098846</text:p>
          </table:table-cell>
          <table:table-cell office:value-type="float" office:value="8.7499999999998632" table:formula="of:=[.C646]+0.01" table:style-name="ce1">
            <text:p>8.75</text:p>
          </table:table-cell>
          <table:table-cell office:value-type="float" office:value="0.55282241106033303" table:style-name="ce1">
            <text:p>0.552822411</text:p>
          </table:table-cell>
          <table:table-cell table:number-columns-repeated="16380"/>
        </table:table-row>
        <table:table-row table:style-name="ro1">
          <table:table-cell office:value-type="float" office:value="6.4699999999999065" table:formula="of:=[.A647]+0.01" table:style-name="ce1">
            <text:p>6.47</text:p>
          </table:table-cell>
          <table:table-cell office:value-type="float" office:value="75.271690368652301" table:style-name="ce1">
            <text:p>75.27169037</text:p>
          </table:table-cell>
          <table:table-cell office:value-type="float" office:value="8.759999999999863" table:formula="of:=[.C647]+0.01" table:style-name="ce1">
            <text:p>8.76</text:p>
          </table:table-cell>
          <table:table-cell office:value-type="float" office:value="0.54528915882110596" table:style-name="ce1">
            <text:p>0.545289159</text:p>
          </table:table-cell>
          <table:table-cell table:number-columns-repeated="16380"/>
        </table:table-row>
        <table:table-row table:style-name="ro1">
          <table:table-cell office:value-type="float" office:value="6.4799999999999063" table:formula="of:=[.A648]+0.01" table:style-name="ce1">
            <text:p>6.48</text:p>
          </table:table-cell>
          <table:table-cell office:value-type="float" office:value="75.273994445800795" table:style-name="ce1">
            <text:p>75.27399445</text:p>
          </table:table-cell>
          <table:table-cell office:value-type="float" office:value="8.7699999999998628" table:formula="of:=[.C648]+0.01" table:style-name="ce1">
            <text:p>8.77</text:p>
          </table:table-cell>
          <table:table-cell office:value-type="float" office:value="0.53353494405746504" table:style-name="ce1">
            <text:p>0.533534944</text:p>
          </table:table-cell>
          <table:table-cell table:number-columns-repeated="16380"/>
        </table:table-row>
        <table:table-row table:style-name="ro1">
          <table:table-cell office:value-type="float" office:value="6.4899999999999061" table:formula="of:=[.A649]+0.01" table:style-name="ce1">
            <text:p>6.49</text:p>
          </table:table-cell>
          <table:table-cell office:value-type="float" office:value="75.275581359863295" table:style-name="ce1">
            <text:p>75.27558136</text:p>
          </table:table-cell>
          <table:table-cell office:value-type="float" office:value="8.7799999999998626" table:formula="of:=[.C649]+0.01" table:style-name="ce1">
            <text:p>8.78</text:p>
          </table:table-cell>
          <table:table-cell office:value-type="float" office:value="0.51472860574722301" table:style-name="ce1">
            <text:p>0.514728606</text:p>
          </table:table-cell>
          <table:table-cell table:number-columns-repeated="16380"/>
        </table:table-row>
        <table:table-row table:style-name="ro1">
          <table:table-cell office:value-type="float" office:value="6.4999999999999059" table:formula="of:=[.A650]+0.01" table:style-name="ce1">
            <text:p>6.5</text:p>
          </table:table-cell>
          <table:table-cell office:value-type="float" office:value="75.279006958007798" table:style-name="ce1">
            <text:p>75.27900696</text:p>
          </table:table-cell>
          <table:table-cell office:value-type="float" office:value="8.7899999999998624" table:formula="of:=[.C650]+0.01" table:style-name="ce1">
            <text:p>8.79</text:p>
          </table:table-cell>
          <table:table-cell office:value-type="float" office:value="0.51086294651031505" table:style-name="ce1">
            <text:p>0.510862947</text:p>
          </table:table-cell>
          <table:table-cell table:number-columns-repeated="16380"/>
        </table:table-row>
        <table:table-row table:style-name="ro1">
          <table:table-cell office:value-type="float" office:value="6.5099999999999056" table:formula="of:=[.A651]+0.01" table:style-name="ce1">
            <text:p>6.51</text:p>
          </table:table-cell>
          <table:table-cell office:value-type="float" office:value="75.280822753906307" table:style-name="ce1">
            <text:p>75.28082275</text:p>
          </table:table-cell>
          <table:table-cell office:value-type="float" office:value="8.7999999999998622" table:formula="of:=[.C651]+0.01" table:style-name="ce1">
            <text:p>8.8</text:p>
          </table:table-cell>
          <table:table-cell office:value-type="float" office:value="0.505487740039825" table:style-name="ce1">
            <text:p>0.50548774</text:p>
          </table:table-cell>
          <table:table-cell table:number-columns-repeated="16380"/>
        </table:table-row>
        <table:table-row table:style-name="ro1">
          <table:table-cell office:value-type="float" office:value="6.5199999999999054" table:formula="of:=[.A652]+0.01" table:style-name="ce1">
            <text:p>6.52</text:p>
          </table:table-cell>
          <table:table-cell office:value-type="float" office:value="75.282379150390597" table:style-name="ce1">
            <text:p>75.28237915</text:p>
          </table:table-cell>
          <table:table-cell office:value-type="float" office:value="8.8099999999998619" table:formula="of:=[.C652]+0.01" table:style-name="ce1">
            <text:p>8.81</text:p>
          </table:table-cell>
          <table:table-cell office:value-type="float" office:value="0.50711464881896995" table:style-name="ce1">
            <text:p>0.507114649</text:p>
          </table:table-cell>
          <table:table-cell table:number-columns-repeated="16380"/>
        </table:table-row>
        <table:table-row table:style-name="ro1">
          <table:table-cell office:value-type="float" office:value="6.5299999999999052" table:formula="of:=[.A653]+0.01" table:style-name="ce1">
            <text:p>6.53</text:p>
          </table:table-cell>
          <table:table-cell office:value-type="float" office:value="75.283897399902301" table:style-name="ce1">
            <text:p>75.2838974</text:p>
          </table:table-cell>
          <table:table-cell office:value-type="float" office:value="8.8199999999998617" table:formula="of:=[.C653]+0.01" table:style-name="ce1">
            <text:p>8.82</text:p>
          </table:table-cell>
          <table:table-cell office:value-type="float" office:value="0.51403290033340499" table:style-name="ce1">
            <text:p>0.5140329</text:p>
          </table:table-cell>
          <table:table-cell table:number-columns-repeated="16380"/>
        </table:table-row>
        <table:table-row table:style-name="ro1">
          <table:table-cell office:value-type="float" office:value="6.539999999999905" table:formula="of:=[.A654]+0.01" table:style-name="ce1">
            <text:p>6.54</text:p>
          </table:table-cell>
          <table:table-cell office:value-type="float" office:value="75.28564453125" table:style-name="ce1">
            <text:p>75.28564453</text:p>
          </table:table-cell>
          <table:table-cell office:value-type="float" office:value="8.8299999999998615" table:formula="of:=[.C654]+0.01" table:style-name="ce1">
            <text:p>8.83</text:p>
          </table:table-cell>
          <table:table-cell office:value-type="float" office:value="0.52058506011962902" table:style-name="ce1">
            <text:p>0.52058506</text:p>
          </table:table-cell>
          <table:table-cell table:number-columns-repeated="16380"/>
        </table:table-row>
        <table:table-row table:style-name="ro1">
          <table:table-cell office:value-type="float" office:value="6.5499999999999048" table:formula="of:=[.A655]+0.01" table:style-name="ce1">
            <text:p>6.55</text:p>
          </table:table-cell>
          <table:table-cell office:value-type="float" office:value="75.286643981933594" table:style-name="ce1">
            <text:p>75.28664398</text:p>
          </table:table-cell>
          <table:table-cell office:value-type="float" office:value="8.8399999999998613" table:formula="of:=[.C655]+0.01" table:style-name="ce1">
            <text:p>8.84</text:p>
          </table:table-cell>
          <table:table-cell office:value-type="float" office:value="0.53839021921157804" table:style-name="ce1">
            <text:p>0.538390219</text:p>
          </table:table-cell>
          <table:table-cell table:number-columns-repeated="16380"/>
        </table:table-row>
        <table:table-row table:style-name="ro1">
          <table:table-cell office:value-type="float" office:value="6.5599999999999046" table:formula="of:=[.A656]+0.01" table:style-name="ce1">
            <text:p>6.56</text:p>
          </table:table-cell>
          <table:table-cell office:value-type="float" office:value="75.288612365722699" table:style-name="ce1">
            <text:p>75.28861237</text:p>
          </table:table-cell>
          <table:table-cell office:value-type="float" office:value="8.8499999999998611" table:formula="of:=[.C656]+0.01" table:style-name="ce1">
            <text:p>8.85</text:p>
          </table:table-cell>
          <table:table-cell office:value-type="float" office:value="0.55793035030365001" table:style-name="ce1">
            <text:p>0.55793035</text:p>
          </table:table-cell>
          <table:table-cell table:number-columns-repeated="16380"/>
        </table:table-row>
        <table:table-row table:style-name="ro1">
          <table:table-cell office:value-type="float" office:value="6.5699999999999044" table:formula="of:=[.A657]+0.01" table:style-name="ce1">
            <text:p>6.57</text:p>
          </table:table-cell>
          <table:table-cell office:value-type="float" office:value="75.289901733398395" table:style-name="ce1">
            <text:p>75.28990173</text:p>
          </table:table-cell>
          <table:table-cell office:value-type="float" office:value="8.8599999999998609" table:formula="of:=[.C657]+0.01" table:style-name="ce1">
            <text:p>8.86</text:p>
          </table:table-cell>
          <table:table-cell office:value-type="float" office:value="0.59390377998352095" table:style-name="ce1">
            <text:p>0.59390378</text:p>
          </table:table-cell>
          <table:table-cell table:number-columns-repeated="16380"/>
        </table:table-row>
        <table:table-row table:style-name="ro1">
          <table:table-cell office:value-type="float" office:value="6.5799999999999041" table:formula="of:=[.A658]+0.01" table:style-name="ce1">
            <text:p>6.58</text:p>
          </table:table-cell>
          <table:table-cell office:value-type="float" office:value="75.292076110839901" table:style-name="ce1">
            <text:p>75.29207611</text:p>
          </table:table-cell>
          <table:table-cell office:value-type="float" office:value="8.8699999999998607" table:formula="of:=[.C658]+0.01" table:style-name="ce1">
            <text:p>8.87</text:p>
          </table:table-cell>
          <table:table-cell office:value-type="float" office:value="0.60688316822052002" table:style-name="ce1">
            <text:p>0.606883168</text:p>
          </table:table-cell>
          <table:table-cell table:number-columns-repeated="16380"/>
        </table:table-row>
        <table:table-row table:style-name="ro1">
          <table:table-cell office:value-type="float" office:value="6.5899999999999039" table:formula="of:=[.A659]+0.01" table:style-name="ce1">
            <text:p>6.59</text:p>
          </table:table-cell>
          <table:table-cell office:value-type="float" office:value="75.293342590332003" table:style-name="ce1">
            <text:p>75.29334259</text:p>
          </table:table-cell>
          <table:table-cell office:value-type="float" office:value="8.8799999999998604" table:formula="of:=[.C659]+0.01" table:style-name="ce1">
            <text:p>8.88</text:p>
          </table:table-cell>
          <table:table-cell office:value-type="float" office:value="0.629566609859467" table:style-name="ce1">
            <text:p>0.62956661</text:p>
          </table:table-cell>
          <table:table-cell table:number-columns-repeated="16380"/>
        </table:table-row>
        <table:table-row table:style-name="ro1">
          <table:table-cell office:value-type="float" office:value="6.5999999999999037" table:formula="of:=[.A660]+0.01" table:style-name="ce1">
            <text:p>6.6</text:p>
          </table:table-cell>
          <table:table-cell office:value-type="float" office:value="75.295112609863295" table:style-name="ce1">
            <text:p>75.29511261</text:p>
          </table:table-cell>
          <table:table-cell office:value-type="float" office:value="8.8899999999998602" table:formula="of:=[.C660]+0.01" table:style-name="ce1">
            <text:p>8.89</text:p>
          </table:table-cell>
          <table:table-cell office:value-type="float" office:value="0.64827495813369795" table:style-name="ce1">
            <text:p>0.648274958</text:p>
          </table:table-cell>
          <table:table-cell table:number-columns-repeated="16380"/>
        </table:table-row>
        <table:table-row table:style-name="ro1">
          <table:table-cell office:value-type="float" office:value="6.6099999999999035" table:formula="of:=[.A661]+0.01" table:style-name="ce1">
            <text:p>6.61</text:p>
          </table:table-cell>
          <table:table-cell office:value-type="float" office:value="75.296913146972699" table:style-name="ce1">
            <text:p>75.29691315</text:p>
          </table:table-cell>
          <table:table-cell office:value-type="float" office:value="8.89999999999986" table:formula="of:=[.C661]+0.01" table:style-name="ce1">
            <text:p>8.9</text:p>
          </table:table-cell>
          <table:table-cell office:value-type="float" office:value="0.67390727996826205" table:style-name="ce1">
            <text:p>0.67390728</text:p>
          </table:table-cell>
          <table:table-cell table:number-columns-repeated="16380"/>
        </table:table-row>
        <table:table-row table:style-name="ro1">
          <table:table-cell office:value-type="float" office:value="6.6199999999999033" table:formula="of:=[.A662]+0.01" table:style-name="ce1">
            <text:p>6.62</text:p>
          </table:table-cell>
          <table:table-cell office:value-type="float" office:value="75.299552917480497" table:style-name="ce1">
            <text:p>75.29955292</text:p>
          </table:table-cell>
          <table:table-cell office:value-type="float" office:value="8.9099999999998598" table:formula="of:=[.C662]+0.01" table:style-name="ce1">
            <text:p>8.91</text:p>
          </table:table-cell>
          <table:table-cell office:value-type="float" office:value="0.67535221576690696" table:style-name="ce1">
            <text:p>0.675352216</text:p>
          </table:table-cell>
          <table:table-cell table:number-columns-repeated="16380"/>
        </table:table-row>
        <table:table-row table:style-name="ro1">
          <table:table-cell office:value-type="float" office:value="6.6299999999999031" table:formula="of:=[.A663]+0.01" table:style-name="ce1">
            <text:p>6.63</text:p>
          </table:table-cell>
          <table:table-cell office:value-type="float" office:value="75.301162719726605" table:style-name="ce1">
            <text:p>75.30116272</text:p>
          </table:table-cell>
          <table:table-cell office:value-type="float" office:value="8.9199999999998596" table:formula="of:=[.C663]+0.01" table:style-name="ce1">
            <text:p>8.92</text:p>
          </table:table-cell>
          <table:table-cell office:value-type="float" office:value="0.67099791765213002" table:style-name="ce1">
            <text:p>0.670997918</text:p>
          </table:table-cell>
          <table:table-cell table:number-columns-repeated="16380"/>
        </table:table-row>
        <table:table-row table:style-name="ro1">
          <table:table-cell office:value-type="float" office:value="6.6399999999999029" table:formula="of:=[.A664]+0.01" table:style-name="ce1">
            <text:p>6.64</text:p>
          </table:table-cell>
          <table:table-cell office:value-type="float" office:value="75.304176330566406" table:style-name="ce1">
            <text:p>75.30417633</text:p>
          </table:table-cell>
          <table:table-cell office:value-type="float" office:value="8.9299999999998594" table:formula="of:=[.C664]+0.01" table:style-name="ce1">
            <text:p>8.93</text:p>
          </table:table-cell>
          <table:table-cell office:value-type="float" office:value="0.67334735393524203" table:style-name="ce1">
            <text:p>0.673347354</text:p>
          </table:table-cell>
          <table:table-cell table:number-columns-repeated="16380"/>
        </table:table-row>
        <table:table-row table:style-name="ro1">
          <table:table-cell office:value-type="float" office:value="6.6499999999999027" table:formula="of:=[.A665]+0.01" table:style-name="ce1">
            <text:p>6.65</text:p>
          </table:table-cell>
          <table:table-cell office:value-type="float" office:value="75.305747985839801" table:style-name="ce1">
            <text:p>75.30574799</text:p>
          </table:table-cell>
          <table:table-cell office:value-type="float" office:value="8.9399999999998592" table:formula="of:=[.C665]+0.01" table:style-name="ce1">
            <text:p>8.94</text:p>
          </table:table-cell>
          <table:table-cell office:value-type="float" office:value="0.68373036384582497" table:style-name="ce1">
            <text:p>0.683730364</text:p>
          </table:table-cell>
          <table:table-cell table:number-columns-repeated="16380"/>
        </table:table-row>
        <table:table-row table:style-name="ro1">
          <table:table-cell office:value-type="float" office:value="6.6599999999999024" table:formula="of:=[.A666]+0.01" table:style-name="ce1">
            <text:p>6.66</text:p>
          </table:table-cell>
          <table:table-cell office:value-type="float" office:value="75.307434082031307" table:style-name="ce1">
            <text:p>75.30743408</text:p>
          </table:table-cell>
          <table:table-cell office:value-type="float" office:value="8.949999999999859" table:formula="of:=[.C666]+0.01" table:style-name="ce1">
            <text:p>8.95</text:p>
          </table:table-cell>
          <table:table-cell office:value-type="float" office:value="0.69055110216140803" table:style-name="ce1">
            <text:p>0.690551102</text:p>
          </table:table-cell>
          <table:table-cell table:number-columns-repeated="16380"/>
        </table:table-row>
        <table:table-row table:style-name="ro1">
          <table:table-cell office:value-type="float" office:value="6.6699999999999022" table:formula="of:=[.A667]+0.01" table:style-name="ce1">
            <text:p>6.67</text:p>
          </table:table-cell>
          <table:table-cell office:value-type="float" office:value="75.308639526367202" table:style-name="ce1">
            <text:p>75.30863953</text:p>
          </table:table-cell>
          <table:table-cell office:value-type="float" office:value="8.9599999999998587" table:formula="of:=[.C667]+0.01" table:style-name="ce1">
            <text:p>8.96</text:p>
          </table:table-cell>
          <table:table-cell office:value-type="float" office:value="0.699412822723389" table:style-name="ce1">
            <text:p>0.699412823</text:p>
          </table:table-cell>
          <table:table-cell table:number-columns-repeated="16380"/>
        </table:table-row>
        <table:table-row table:style-name="ro1">
          <table:table-cell office:value-type="float" office:value="6.679999999999902" table:formula="of:=[.A668]+0.01" table:style-name="ce1">
            <text:p>6.68</text:p>
          </table:table-cell>
          <table:table-cell office:value-type="float" office:value="75.310134887695298" table:style-name="ce1">
            <text:p>75.31013489</text:p>
          </table:table-cell>
          <table:table-cell office:value-type="float" office:value="8.9699999999998585" table:formula="of:=[.C668]+0.01" table:style-name="ce1">
            <text:p>8.97</text:p>
          </table:table-cell>
          <table:table-cell office:value-type="float" office:value="0.70013314485549905" table:style-name="ce1">
            <text:p>0.700133145</text:p>
          </table:table-cell>
          <table:table-cell table:number-columns-repeated="16380"/>
        </table:table-row>
        <table:table-row table:style-name="ro1">
          <table:table-cell office:value-type="float" office:value="6.6899999999999018" table:formula="of:=[.A669]+0.01" table:style-name="ce1">
            <text:p>6.69</text:p>
          </table:table-cell>
          <table:table-cell office:value-type="float" office:value="75.310577392578097" table:style-name="ce1">
            <text:p>75.31057739</text:p>
          </table:table-cell>
          <table:table-cell office:value-type="float" office:value="8.9799999999998583" table:formula="of:=[.C669]+0.01" table:style-name="ce1">
            <text:p>8.98</text:p>
          </table:table-cell>
          <table:table-cell office:value-type="float" office:value="0.69899374246597301" table:style-name="ce1">
            <text:p>0.698993742</text:p>
          </table:table-cell>
          <table:table-cell table:number-columns-repeated="16380"/>
        </table:table-row>
        <table:table-row table:style-name="ro1">
          <table:table-cell office:value-type="float" office:value="6.6999999999999016" table:formula="of:=[.A670]+0.01" table:style-name="ce1">
            <text:p>6.7</text:p>
          </table:table-cell>
          <table:table-cell office:value-type="float" office:value="75.312141418457003" table:style-name="ce1">
            <text:p>75.31214142</text:p>
          </table:table-cell>
          <table:table-cell office:value-type="float" office:value="8.9899999999998581" table:formula="of:=[.C670]+0.01" table:style-name="ce1">
            <text:p>8.99</text:p>
          </table:table-cell>
          <table:table-cell office:value-type="float" office:value="0.68539494276046797" table:style-name="ce1">
            <text:p>0.685394943</text:p>
          </table:table-cell>
          <table:table-cell table:number-columns-repeated="16380"/>
        </table:table-row>
        <table:table-row table:style-name="ro1">
          <table:table-cell office:value-type="float" office:value="6.7099999999999014" table:formula="of:=[.A671]+0.01" table:style-name="ce1">
            <text:p>6.71</text:p>
          </table:table-cell>
          <table:table-cell office:value-type="float" office:value="75.313461303710895" table:style-name="ce1">
            <text:p>75.3134613</text:p>
          </table:table-cell>
          <table:table-cell office:value-type="float" office:value="8.9999999999998579" table:formula="of:=[.C671]+0.01" table:style-name="ce1">
            <text:p>9</text:p>
          </table:table-cell>
          <table:table-cell office:value-type="float" office:value="0.65550553798675504" table:style-name="ce1">
            <text:p>0.655505538</text:p>
          </table:table-cell>
          <table:table-cell table:number-columns-repeated="16380"/>
        </table:table-row>
        <table:table-row table:style-name="ro1">
          <table:table-cell office:value-type="float" office:value="6.7199999999999012" table:formula="of:=[.A672]+0.01" table:style-name="ce1">
            <text:p>6.72</text:p>
          </table:table-cell>
          <table:table-cell office:value-type="float" office:value="75.314949035644503" table:style-name="ce1">
            <text:p>75.31494904</text:p>
          </table:table-cell>
          <table:table-cell office:value-type="float" office:value="9.0099999999998577" table:formula="of:=[.C672]+0.01" table:style-name="ce1">
            <text:p>9.01</text:p>
          </table:table-cell>
          <table:table-cell office:value-type="float" office:value="0.64208048582077004" table:style-name="ce1">
            <text:p>0.642080486</text:p>
          </table:table-cell>
          <table:table-cell table:number-columns-repeated="16380"/>
        </table:table-row>
        <table:table-row table:style-name="ro1">
          <table:table-cell office:value-type="float" office:value="6.729999999999901" table:formula="of:=[.A673]+0.01" table:style-name="ce1">
            <text:p>6.73</text:p>
          </table:table-cell>
          <table:table-cell office:value-type="float" office:value="75.316139221191406" table:style-name="ce1">
            <text:p>75.31613922</text:p>
          </table:table-cell>
          <table:table-cell office:value-type="float" office:value="9.0199999999998575" table:formula="of:=[.C673]+0.01" table:style-name="ce1">
            <text:p>9.02</text:p>
          </table:table-cell>
          <table:table-cell office:value-type="float" office:value="0.62717092037200906" table:style-name="ce1">
            <text:p>0.62717092</text:p>
          </table:table-cell>
          <table:table-cell table:number-columns-repeated="16380"/>
        </table:table-row>
        <table:table-row table:style-name="ro1">
          <table:table-cell office:value-type="float" office:value="6.7399999999999007" table:formula="of:=[.A674]+0.01" table:style-name="ce1">
            <text:p>6.74</text:p>
          </table:table-cell>
          <table:table-cell office:value-type="float" office:value="75.317863464355497" table:style-name="ce1">
            <text:p>75.31786346</text:p>
          </table:table-cell>
          <table:table-cell office:value-type="float" office:value="9.0299999999998573" table:formula="of:=[.C674]+0.01" table:style-name="ce1">
            <text:p>9.03</text:p>
          </table:table-cell>
          <table:table-cell office:value-type="float" office:value="0.61483806371688798" table:style-name="ce1">
            <text:p>0.614838064</text:p>
          </table:table-cell>
          <table:table-cell table:number-columns-repeated="16380"/>
        </table:table-row>
        <table:table-row table:style-name="ro1">
          <table:table-cell office:value-type="float" office:value="6.7499999999999005" table:formula="of:=[.A675]+0.01" table:style-name="ce1">
            <text:p>6.75</text:p>
          </table:table-cell>
          <table:table-cell office:value-type="float" office:value="75.319168090820298" table:style-name="ce1">
            <text:p>75.31916809</text:p>
          </table:table-cell>
          <table:table-cell office:value-type="float" office:value="9.039999999999857" table:formula="of:=[.C675]+0.01" table:style-name="ce1">
            <text:p>9.04</text:p>
          </table:table-cell>
          <table:table-cell office:value-type="float" office:value="0.594840347766876" table:style-name="ce1">
            <text:p>0.594840348</text:p>
          </table:table-cell>
          <table:table-cell table:number-columns-repeated="16380"/>
        </table:table-row>
        <table:table-row table:style-name="ro1">
          <table:table-cell office:value-type="float" office:value="6.7599999999999003" table:formula="of:=[.A676]+0.01" table:style-name="ce1">
            <text:p>6.76</text:p>
          </table:table-cell>
          <table:table-cell office:value-type="float" office:value="75.321151733398395" table:style-name="ce1">
            <text:p>75.32115173</text:p>
          </table:table-cell>
          <table:table-cell office:value-type="float" office:value="9.0499999999998568" table:formula="of:=[.C676]+0.01" table:style-name="ce1">
            <text:p>9.05</text:p>
          </table:table-cell>
          <table:table-cell office:value-type="float" office:value="0.58345115184783902" table:style-name="ce1">
            <text:p>0.583451152</text:p>
          </table:table-cell>
          <table:table-cell table:number-columns-repeated="16380"/>
        </table:table-row>
        <table:table-row table:style-name="ro1">
          <table:table-cell office:value-type="float" office:value="6.7699999999999001" table:formula="of:=[.A677]+0.01" table:style-name="ce1">
            <text:p>6.77</text:p>
          </table:table-cell>
          <table:table-cell office:value-type="float" office:value="75.322395324707003" table:style-name="ce1">
            <text:p>75.32239532</text:p>
          </table:table-cell>
          <table:table-cell office:value-type="float" office:value="9.0599999999998566" table:formula="of:=[.C677]+0.01" table:style-name="ce1">
            <text:p>9.06</text:p>
          </table:table-cell>
          <table:table-cell office:value-type="float" office:value="0.56576240062713601" table:style-name="ce1">
            <text:p>0.565762401</text:p>
          </table:table-cell>
          <table:table-cell table:number-columns-repeated="16380"/>
        </table:table-row>
        <table:table-row table:style-name="ro1">
          <table:table-cell office:value-type="float" office:value="6.7799999999998999" table:formula="of:=[.A678]+0.01" table:style-name="ce1">
            <text:p>6.78</text:p>
          </table:table-cell>
          <table:table-cell office:value-type="float" office:value="75.324607849121094" table:style-name="ce1">
            <text:p>75.32460785</text:p>
          </table:table-cell>
          <table:table-cell office:value-type="float" office:value="9.0699999999998564" table:formula="of:=[.C678]+0.01" table:style-name="ce1">
            <text:p>9.07</text:p>
          </table:table-cell>
          <table:table-cell office:value-type="float" office:value="0.55572950839996305" table:style-name="ce1">
            <text:p>0.555729508</text:p>
          </table:table-cell>
          <table:table-cell table:number-columns-repeated="16380"/>
        </table:table-row>
        <table:table-row table:style-name="ro1">
          <table:table-cell office:value-type="float" office:value="6.7899999999998997" table:formula="of:=[.A679]+0.01" table:style-name="ce1">
            <text:p>6.79</text:p>
          </table:table-cell>
          <table:table-cell office:value-type="float" office:value="75.325897216796903" table:style-name="ce1">
            <text:p>75.32589722</text:p>
          </table:table-cell>
          <table:table-cell office:value-type="float" office:value="9.0799999999998562" table:formula="of:=[.C679]+0.01" table:style-name="ce1">
            <text:p>9.08</text:p>
          </table:table-cell>
          <table:table-cell office:value-type="float" office:value="0.54595410823821999" table:style-name="ce1">
            <text:p>0.545954108</text:p>
          </table:table-cell>
          <table:table-cell table:number-columns-repeated="16380"/>
        </table:table-row>
        <table:table-row table:style-name="ro1">
          <table:table-cell office:value-type="float" office:value="6.7999999999998995" table:formula="of:=[.A680]+0.01" table:style-name="ce1">
            <text:p>6.8</text:p>
          </table:table-cell>
          <table:table-cell office:value-type="float" office:value="75.328193664550795" table:style-name="ce1">
            <text:p>75.32819366</text:p>
          </table:table-cell>
          <table:table-cell office:value-type="float" office:value="9.089999999999856" table:formula="of:=[.C680]+0.01" table:style-name="ce1">
            <text:p>9.09</text:p>
          </table:table-cell>
          <table:table-cell office:value-type="float" office:value="0.54106968641281095" table:style-name="ce1">
            <text:p>0.541069686</text:p>
          </table:table-cell>
          <table:table-cell table:number-columns-repeated="16380"/>
        </table:table-row>
        <table:table-row table:style-name="ro1">
          <table:table-cell office:value-type="float" office:value="6.8099999999998992" table:formula="of:=[.A681]+0.01" table:style-name="ce1">
            <text:p>6.81</text:p>
          </table:table-cell>
          <table:table-cell office:value-type="float" office:value="75.329483032226605" table:style-name="ce1">
            <text:p>75.32948303</text:p>
          </table:table-cell>
          <table:table-cell office:value-type="float" office:value="9.0999999999998558" table:formula="of:=[.C681]+0.01" table:style-name="ce1">
            <text:p>9.1</text:p>
          </table:table-cell>
          <table:table-cell office:value-type="float" office:value="0.55597048997878995" table:style-name="ce1">
            <text:p>0.55597049</text:p>
          </table:table-cell>
          <table:table-cell table:number-columns-repeated="16380"/>
        </table:table-row>
        <table:table-row table:style-name="ro1">
          <table:table-cell office:value-type="float" office:value="6.819999999999899" table:formula="of:=[.A682]+0.01" table:style-name="ce1">
            <text:p>6.82</text:p>
          </table:table-cell>
          <table:table-cell office:value-type="float" office:value="75.331497192382798" table:style-name="ce1">
            <text:p>75.33149719</text:p>
          </table:table-cell>
          <table:table-cell office:value-type="float" office:value="9.1099999999998555" table:formula="of:=[.C682]+0.01" table:style-name="ce1">
            <text:p>9.11</text:p>
          </table:table-cell>
          <table:table-cell office:value-type="float" office:value="0.57420748472213701" table:style-name="ce1">
            <text:p>0.574207485</text:p>
          </table:table-cell>
          <table:table-cell table:number-columns-repeated="16380"/>
        </table:table-row>
        <table:table-row table:style-name="ro1">
          <table:table-cell office:value-type="float" office:value="6.8299999999998988" table:formula="of:=[.A683]+0.01" table:style-name="ce1">
            <text:p>6.83</text:p>
          </table:table-cell>
          <table:table-cell office:value-type="float" office:value="75.332977294921903" table:style-name="ce1">
            <text:p>75.33297729</text:p>
          </table:table-cell>
          <table:table-cell office:value-type="float" office:value="9.1199999999998553" table:formula="of:=[.C683]+0.01" table:style-name="ce1">
            <text:p>9.12</text:p>
          </table:table-cell>
          <table:table-cell office:value-type="float" office:value="0.59712344408035301" table:style-name="ce1">
            <text:p>0.597123444</text:p>
          </table:table-cell>
          <table:table-cell table:number-columns-repeated="16380"/>
        </table:table-row>
        <table:table-row table:style-name="ro1">
          <table:table-cell office:value-type="float" office:value="6.8399999999998986" table:formula="of:=[.A684]+0.01" table:style-name="ce1">
            <text:p>6.84</text:p>
          </table:table-cell>
          <table:table-cell office:value-type="float" office:value="75.334922790527301" table:style-name="ce1">
            <text:p>75.33492279</text:p>
          </table:table-cell>
          <table:table-cell office:value-type="float" office:value="9.1299999999998551" table:formula="of:=[.C684]+0.01" table:style-name="ce1">
            <text:p>9.13</text:p>
          </table:table-cell>
          <table:table-cell office:value-type="float" office:value="0.60751670598983798" table:style-name="ce1">
            <text:p>0.607516706</text:p>
          </table:table-cell>
          <table:table-cell table:number-columns-repeated="16380"/>
        </table:table-row>
        <table:table-row table:style-name="ro1">
          <table:table-cell office:value-type="float" office:value="6.8499999999998984" table:formula="of:=[.A685]+0.01" table:style-name="ce1">
            <text:p>6.85</text:p>
          </table:table-cell>
          <table:table-cell office:value-type="float" office:value="75.3365478515625" table:style-name="ce1">
            <text:p>75.33654785</text:p>
          </table:table-cell>
          <table:table-cell office:value-type="float" office:value="9.1399999999998549" table:formula="of:=[.C685]+0.01" table:style-name="ce1">
            <text:p>9.14</text:p>
          </table:table-cell>
          <table:table-cell office:value-type="float" office:value="0.62184107303619396" table:style-name="ce1">
            <text:p>0.621841073</text:p>
          </table:table-cell>
          <table:table-cell table:number-columns-repeated="16380"/>
        </table:table-row>
        <table:table-row table:style-name="ro1">
          <table:table-cell office:value-type="float" office:value="6.8599999999998982" table:formula="of:=[.A686]+0.01" table:style-name="ce1">
            <text:p>6.86</text:p>
          </table:table-cell>
          <table:table-cell office:value-type="float" office:value="75.339675903320298" table:style-name="ce1">
            <text:p>75.3396759</text:p>
          </table:table-cell>
          <table:table-cell office:value-type="float" office:value="9.1499999999998547" table:formula="of:=[.C686]+0.01" table:style-name="ce1">
            <text:p>9.15</text:p>
          </table:table-cell>
          <table:table-cell office:value-type="float" office:value="0.63251084089279197" table:style-name="ce1">
            <text:p>0.632510841</text:p>
          </table:table-cell>
          <table:table-cell table:number-columns-repeated="16380"/>
        </table:table-row>
        <table:table-row table:style-name="ro1">
          <table:table-cell office:value-type="float" office:value="6.869999999999898" table:formula="of:=[.A687]+0.01" table:style-name="ce1">
            <text:p>6.87</text:p>
          </table:table-cell>
          <table:table-cell office:value-type="float" office:value="75.340629577636705" table:style-name="ce1">
            <text:p>75.34062958</text:p>
          </table:table-cell>
          <table:table-cell office:value-type="float" office:value="9.1599999999998545" table:formula="of:=[.C687]+0.01" table:style-name="ce1">
            <text:p>9.16</text:p>
          </table:table-cell>
          <table:table-cell office:value-type="float" office:value="0.656960308551788" table:style-name="ce1">
            <text:p>0.656960309</text:p>
          </table:table-cell>
          <table:table-cell table:number-columns-repeated="16380"/>
        </table:table-row>
        <table:table-row table:style-name="ro1">
          <table:table-cell office:value-type="float" office:value="6.8799999999998978" table:formula="of:=[.A688]+0.01" table:style-name="ce1">
            <text:p>6.88</text:p>
          </table:table-cell>
          <table:table-cell office:value-type="float" office:value="75.341384887695298" table:style-name="ce1">
            <text:p>75.34138489</text:p>
          </table:table-cell>
          <table:table-cell office:value-type="float" office:value="9.1699999999998543" table:formula="of:=[.C688]+0.01" table:style-name="ce1">
            <text:p>9.17</text:p>
          </table:table-cell>
          <table:table-cell office:value-type="float" office:value="0.67250585556030296" table:style-name="ce1">
            <text:p>0.672505856</text:p>
          </table:table-cell>
          <table:table-cell table:number-columns-repeated="16380"/>
        </table:table-row>
        <table:table-row table:style-name="ro1">
          <table:table-cell office:value-type="float" office:value="6.8899999999998975" table:formula="of:=[.A689]+0.01" table:style-name="ce1">
            <text:p>6.89</text:p>
          </table:table-cell>
          <table:table-cell office:value-type="float" office:value="75.34375" table:style-name="ce1">
            <text:p>75.34375</text:p>
          </table:table-cell>
          <table:table-cell office:value-type="float" office:value="9.1799999999998541" table:formula="of:=[.C689]+0.01" table:style-name="ce1">
            <text:p>9.18</text:p>
          </table:table-cell>
          <table:table-cell office:value-type="float" office:value="0.69091647863388095" table:style-name="ce1">
            <text:p>0.690916479</text:p>
          </table:table-cell>
          <table:table-cell table:number-columns-repeated="16380"/>
        </table:table-row>
        <table:table-row table:style-name="ro1">
          <table:table-cell office:value-type="float" office:value="6.8999999999998973" table:formula="of:=[.A690]+0.01" table:style-name="ce1">
            <text:p>6.9</text:p>
          </table:table-cell>
          <table:table-cell office:value-type="float" office:value="75.346504211425795" table:style-name="ce1">
            <text:p>75.34650421</text:p>
          </table:table-cell>
          <table:table-cell office:value-type="float" office:value="9.1899999999998538" table:formula="of:=[.C690]+0.01" table:style-name="ce1">
            <text:p>9.19</text:p>
          </table:table-cell>
          <table:table-cell office:value-type="float" office:value="0.70129334926605202" table:style-name="ce1">
            <text:p>0.701293349</text:p>
          </table:table-cell>
          <table:table-cell table:number-columns-repeated="16380"/>
        </table:table-row>
        <table:table-row table:style-name="ro1">
          <table:table-cell office:value-type="float" office:value="6.9099999999998971" table:formula="of:=[.A691]+0.01" table:style-name="ce1">
            <text:p>6.91</text:p>
          </table:table-cell>
          <table:table-cell office:value-type="float" office:value="75.347824096679702" table:style-name="ce1">
            <text:p>75.3478241</text:p>
          </table:table-cell>
          <table:table-cell office:value-type="float" office:value="9.1999999999998536" table:formula="of:=[.C691]+0.01" table:style-name="ce1">
            <text:p>9.2</text:p>
          </table:table-cell>
          <table:table-cell office:value-type="float" office:value="0.71324473619461104" table:style-name="ce1">
            <text:p>0.713244736</text:p>
          </table:table-cell>
          <table:table-cell table:number-columns-repeated="16380"/>
        </table:table-row>
        <table:table-row table:style-name="ro1">
          <table:table-cell office:value-type="float" office:value="6.9199999999998969" table:formula="of:=[.A692]+0.01" table:style-name="ce1">
            <text:p>6.92</text:p>
          </table:table-cell>
          <table:table-cell office:value-type="float" office:value="75.350021362304702" table:style-name="ce1">
            <text:p>75.35002136</text:p>
          </table:table-cell>
          <table:table-cell office:value-type="float" office:value="9.2099999999998534" table:formula="of:=[.C692]+0.01" table:style-name="ce1">
            <text:p>9.21</text:p>
          </table:table-cell>
          <table:table-cell office:value-type="float" office:value="0.71881449222564697" table:style-name="ce1">
            <text:p>0.718814492</text:p>
          </table:table-cell>
          <table:table-cell table:number-columns-repeated="16380"/>
        </table:table-row>
        <table:table-row table:style-name="ro1">
          <table:table-cell office:value-type="float" office:value="6.9299999999998967" table:formula="of:=[.A693]+0.01" table:style-name="ce1">
            <text:p>6.93</text:p>
          </table:table-cell>
          <table:table-cell office:value-type="float" office:value="75.351394653320298" table:style-name="ce1">
            <text:p>75.35139465</text:p>
          </table:table-cell>
          <table:table-cell office:value-type="float" office:value="9.2199999999998532" table:formula="of:=[.C693]+0.01" table:style-name="ce1">
            <text:p>9.22</text:p>
          </table:table-cell>
          <table:table-cell office:value-type="float" office:value="0.72943890094757102" table:style-name="ce1">
            <text:p>0.729438901</text:p>
          </table:table-cell>
          <table:table-cell table:number-columns-repeated="16380"/>
        </table:table-row>
        <table:table-row table:style-name="ro1">
          <table:table-cell office:value-type="float" office:value="6.9399999999998965" table:formula="of:=[.A694]+0.01" table:style-name="ce1">
            <text:p>6.94</text:p>
          </table:table-cell>
          <table:table-cell office:value-type="float" office:value="75.353240966796903" table:style-name="ce1">
            <text:p>75.35324097</text:p>
          </table:table-cell>
          <table:table-cell office:value-type="float" office:value="9.229999999999853" table:formula="of:=[.C694]+0.01" table:style-name="ce1">
            <text:p>9.23</text:p>
          </table:table-cell>
          <table:table-cell office:value-type="float" office:value="0.736183822154999" table:style-name="ce1">
            <text:p>0.736183822</text:p>
          </table:table-cell>
          <table:table-cell table:number-columns-repeated="16380"/>
        </table:table-row>
        <table:table-row table:style-name="ro1">
          <table:table-cell office:value-type="float" office:value="6.9499999999998963" table:formula="of:=[.A695]+0.01" table:style-name="ce1">
            <text:p>6.95</text:p>
          </table:table-cell>
          <table:table-cell office:value-type="float" office:value="75.354446411132798" table:style-name="ce1">
            <text:p>75.35444641</text:p>
          </table:table-cell>
          <table:table-cell office:value-type="float" office:value="9.2399999999998528" table:formula="of:=[.C695]+0.01" table:style-name="ce1">
            <text:p>9.24</text:p>
          </table:table-cell>
          <table:table-cell office:value-type="float" office:value="0.743114173412323" table:style-name="ce1">
            <text:p>0.743114173</text:p>
          </table:table-cell>
          <table:table-cell table:number-columns-repeated="16380"/>
        </table:table-row>
        <table:table-row table:style-name="ro1">
          <table:table-cell office:value-type="float" office:value="6.959999999999896" table:formula="of:=[.A696]+0.01" table:style-name="ce1">
            <text:p>6.96</text:p>
          </table:table-cell>
          <table:table-cell office:value-type="float" office:value="75.354209899902301" table:style-name="ce1">
            <text:p>75.3542099</text:p>
          </table:table-cell>
          <table:table-cell office:value-type="float" office:value="9.2499999999998526" table:formula="of:=[.C696]+0.01" table:style-name="ce1">
            <text:p>9.25</text:p>
          </table:table-cell>
          <table:table-cell office:value-type="float" office:value="0.75280231237411499" table:style-name="ce1">
            <text:p>0.752802312</text:p>
          </table:table-cell>
          <table:table-cell table:number-columns-repeated="16380"/>
        </table:table-row>
        <table:table-row table:style-name="ro1">
          <table:table-cell office:value-type="float" office:value="6.9699999999998958" table:formula="of:=[.A697]+0.01" table:style-name="ce1">
            <text:p>6.97</text:p>
          </table:table-cell>
          <table:table-cell office:value-type="float" office:value="75.355644226074205" table:style-name="ce1">
            <text:p>75.35564423</text:p>
          </table:table-cell>
          <table:table-cell office:value-type="float" office:value="9.2599999999998523" table:formula="of:=[.C697]+0.01" table:style-name="ce1">
            <text:p>9.26</text:p>
          </table:table-cell>
          <table:table-cell office:value-type="float" office:value="0.76794600486755404" table:style-name="ce1">
            <text:p>0.767946005</text:p>
          </table:table-cell>
          <table:table-cell table:number-columns-repeated="16380"/>
        </table:table-row>
        <table:table-row table:style-name="ro1">
          <table:table-cell office:value-type="float" office:value="6.9799999999998956" table:formula="of:=[.A698]+0.01" table:style-name="ce1">
            <text:p>6.98</text:p>
          </table:table-cell>
          <table:table-cell office:value-type="float" office:value="75.358749389648395" table:style-name="ce1">
            <text:p>75.35874939</text:p>
          </table:table-cell>
          <table:table-cell office:value-type="float" office:value="9.2699999999998521" table:formula="of:=[.C698]+0.01" table:style-name="ce1">
            <text:p>9.27</text:p>
          </table:table-cell>
          <table:table-cell office:value-type="float" office:value="0.77254217863082897" table:style-name="ce1">
            <text:p>0.772542179</text:p>
          </table:table-cell>
          <table:table-cell table:number-columns-repeated="16380"/>
        </table:table-row>
        <table:table-row table:style-name="ro1">
          <table:table-cell office:value-type="float" office:value="6.9899999999998954" table:formula="of:=[.A699]+0.01" table:style-name="ce1">
            <text:p>6.99</text:p>
          </table:table-cell>
          <table:table-cell office:value-type="float" office:value="75.361053466796903" table:style-name="ce1">
            <text:p>75.36105347</text:p>
          </table:table-cell>
          <table:table-cell office:value-type="float" office:value="9.2799999999998519" table:formula="of:=[.C699]+0.01" table:style-name="ce1">
            <text:p>9.28</text:p>
          </table:table-cell>
          <table:table-cell office:value-type="float" office:value="0.77269375324249301" table:style-name="ce1">
            <text:p>0.772693753</text:p>
          </table:table-cell>
          <table:table-cell table:number-columns-repeated="16380"/>
        </table:table-row>
        <table:table-row table:style-name="ro1">
          <table:table-cell office:value-type="float" office:value="6.9999999999998952" table:formula="of:=[.A700]+0.01" table:style-name="ce1">
            <text:p>7</text:p>
          </table:table-cell>
          <table:table-cell office:value-type="float" office:value="75.363525390625" table:style-name="ce1">
            <text:p>75.36352539</text:p>
          </table:table-cell>
          <table:table-cell office:value-type="float" office:value="9.2899999999998517" table:formula="of:=[.C700]+0.01" table:style-name="ce1">
            <text:p>9.29</text:p>
          </table:table-cell>
          <table:table-cell office:value-type="float" office:value="0.77267295122146595" table:style-name="ce1">
            <text:p>0.772672951</text:p>
          </table:table-cell>
          <table:table-cell table:number-columns-repeated="16380"/>
        </table:table-row>
        <table:table-row table:style-name="ro1">
          <table:table-cell office:value-type="float" office:value="7.009999999999895" table:formula="of:=[.A701]+0.01" table:style-name="ce1">
            <text:p>7.01</text:p>
          </table:table-cell>
          <table:table-cell office:value-type="float" office:value="75.364616394042997" table:style-name="ce1">
            <text:p>75.36461639</text:p>
          </table:table-cell>
          <table:table-cell office:value-type="float" office:value="9.2999999999998515" table:formula="of:=[.C701]+0.01" table:style-name="ce1">
            <text:p>9.3</text:p>
          </table:table-cell>
          <table:table-cell office:value-type="float" office:value="0.76223373413085904" table:style-name="ce1">
            <text:p>0.762233734</text:p>
          </table:table-cell>
          <table:table-cell table:number-columns-repeated="16380"/>
        </table:table-row>
        <table:table-row table:style-name="ro1">
          <table:table-cell office:value-type="float" office:value="7.0199999999998948" table:formula="of:=[.A702]+0.01" table:style-name="ce1">
            <text:p>7.02</text:p>
          </table:table-cell>
          <table:table-cell office:value-type="float" office:value="75.365119934082003" table:style-name="ce1">
            <text:p>75.36511993</text:p>
          </table:table-cell>
          <table:table-cell office:value-type="float" office:value="9.3099999999998513" table:formula="of:=[.C702]+0.01" table:style-name="ce1">
            <text:p>9.31</text:p>
          </table:table-cell>
          <table:table-cell office:value-type="float" office:value="0.74964559078216597" table:style-name="ce1">
            <text:p>0.749645591</text:p>
          </table:table-cell>
          <table:table-cell table:number-columns-repeated="16380"/>
        </table:table-row>
        <table:table-row table:style-name="ro1">
          <table:table-cell office:value-type="float" office:value="7.0299999999998946" table:formula="of:=[.A703]+0.01" table:style-name="ce1">
            <text:p>7.03</text:p>
          </table:table-cell>
          <table:table-cell office:value-type="float" office:value="75.366973876953097" table:style-name="ce1">
            <text:p>75.36697388</text:p>
          </table:table-cell>
          <table:table-cell office:value-type="float" office:value="9.3199999999998511" table:formula="of:=[.C703]+0.01" table:style-name="ce1">
            <text:p>9.32</text:p>
          </table:table-cell>
          <table:table-cell office:value-type="float" office:value="0.72635281085967995" table:style-name="ce1">
            <text:p>0.726352811</text:p>
          </table:table-cell>
          <table:table-cell table:number-columns-repeated="16380"/>
        </table:table-row>
        <table:table-row table:style-name="ro1">
          <table:table-cell office:value-type="float" office:value="7.0399999999998943" table:formula="of:=[.A704]+0.01" table:style-name="ce1">
            <text:p>7.04</text:p>
          </table:table-cell>
          <table:table-cell office:value-type="float" office:value="75.368568420410199" table:style-name="ce1">
            <text:p>75.36856842</text:p>
          </table:table-cell>
          <table:table-cell office:value-type="float" office:value="9.3299999999998509" table:formula="of:=[.C704]+0.01" table:style-name="ce1">
            <text:p>9.33</text:p>
          </table:table-cell>
          <table:table-cell office:value-type="float" office:value="0.70972067117690996" table:style-name="ce1">
            <text:p>0.709720671</text:p>
          </table:table-cell>
          <table:table-cell table:number-columns-repeated="16380"/>
        </table:table-row>
        <table:table-row table:style-name="ro1">
          <table:table-cell office:value-type="float" office:value="7.0499999999998941" table:formula="of:=[.A705]+0.01" table:style-name="ce1">
            <text:p>7.05</text:p>
          </table:table-cell>
          <table:table-cell office:value-type="float" office:value="75.369171142578097" table:style-name="ce1">
            <text:p>75.36917114</text:p>
          </table:table-cell>
          <table:table-cell office:value-type="float" office:value="9.3399999999998506" table:formula="of:=[.C705]+0.01" table:style-name="ce1">
            <text:p>9.34</text:p>
          </table:table-cell>
          <table:table-cell office:value-type="float" office:value="0.68814295530319203" table:style-name="ce1">
            <text:p>0.688142955</text:p>
          </table:table-cell>
          <table:table-cell table:number-columns-repeated="16380"/>
        </table:table-row>
        <table:table-row table:style-name="ro1">
          <table:table-cell office:value-type="float" office:value="7.0599999999998939" table:formula="of:=[.A706]+0.01" table:style-name="ce1">
            <text:p>7.06</text:p>
          </table:table-cell>
          <table:table-cell office:value-type="float" office:value="75.371887207031307" table:style-name="ce1">
            <text:p>75.37188721</text:p>
          </table:table-cell>
          <table:table-cell office:value-type="float" office:value="9.3499999999998504" table:formula="of:=[.C706]+0.01" table:style-name="ce1">
            <text:p>9.35</text:p>
          </table:table-cell>
          <table:table-cell office:value-type="float" office:value="0.676091969013214" table:style-name="ce1">
            <text:p>0.676091969</text:p>
          </table:table-cell>
          <table:table-cell table:number-columns-repeated="16380"/>
        </table:table-row>
        <table:table-row table:style-name="ro1">
          <table:table-cell office:value-type="float" office:value="7.0699999999998937" table:formula="of:=[.A707]+0.01" table:style-name="ce1">
            <text:p>7.07</text:p>
          </table:table-cell>
          <table:table-cell office:value-type="float" office:value="75.373054504394503" table:style-name="ce1">
            <text:p>75.3730545</text:p>
          </table:table-cell>
          <table:table-cell office:value-type="float" office:value="9.3599999999998502" table:formula="of:=[.C707]+0.01" table:style-name="ce1">
            <text:p>9.36</text:p>
          </table:table-cell>
          <table:table-cell office:value-type="float" office:value="0.64522945880889904" table:style-name="ce1">
            <text:p>0.645229459</text:p>
          </table:table-cell>
          <table:table-cell table:number-columns-repeated="16380"/>
        </table:table-row>
        <table:table-row table:style-name="ro1">
          <table:table-cell office:value-type="float" office:value="7.0799999999998935" table:formula="of:=[.A708]+0.01" table:style-name="ce1">
            <text:p>7.08</text:p>
          </table:table-cell>
          <table:table-cell office:value-type="float" office:value="75.374343872070298" table:style-name="ce1">
            <text:p>75.37434387</text:p>
          </table:table-cell>
          <table:table-cell office:value-type="float" office:value="9.36999999999985" table:formula="of:=[.C708]+0.01" table:style-name="ce1">
            <text:p>9.37</text:p>
          </table:table-cell>
          <table:table-cell office:value-type="float" office:value="0.61550730466842696" table:style-name="ce1">
            <text:p>0.615507305</text:p>
          </table:table-cell>
          <table:table-cell table:number-columns-repeated="16380"/>
        </table:table-row>
        <table:table-row table:style-name="ro1">
          <table:table-cell office:value-type="float" office:value="7.0899999999998933" table:formula="of:=[.A709]+0.01" table:style-name="ce1">
            <text:p>7.09</text:p>
          </table:table-cell>
          <table:table-cell office:value-type="float" office:value="75.376113891601605" table:style-name="ce1">
            <text:p>75.37611389</text:p>
          </table:table-cell>
          <table:table-cell office:value-type="float" office:value="9.3799999999998498" table:formula="of:=[.C709]+0.01" table:style-name="ce1">
            <text:p>9.38</text:p>
          </table:table-cell>
          <table:table-cell office:value-type="float" office:value="0.56821417808532704" table:style-name="ce1">
            <text:p>0.568214178</text:p>
          </table:table-cell>
          <table:table-cell table:number-columns-repeated="16380"/>
        </table:table-row>
        <table:table-row table:style-name="ro1">
          <table:table-cell office:value-type="float" office:value="7.0999999999998931" table:formula="of:=[.A710]+0.01" table:style-name="ce1">
            <text:p>7.1</text:p>
          </table:table-cell>
          <table:table-cell office:value-type="float" office:value="75.378433227539105" table:style-name="ce1">
            <text:p>75.37843323</text:p>
          </table:table-cell>
          <table:table-cell office:value-type="float" office:value="9.3899999999998496" table:formula="of:=[.C710]+0.01" table:style-name="ce1">
            <text:p>9.39</text:p>
          </table:table-cell>
          <table:table-cell office:value-type="float" office:value="0.52932482957839999" table:style-name="ce1">
            <text:p>0.52932483</text:p>
          </table:table-cell>
          <table:table-cell table:number-columns-repeated="16380"/>
        </table:table-row>
        <table:table-row table:style-name="ro1">
          <table:table-cell office:value-type="float" office:value="7.1099999999998929" table:formula="of:=[.A711]+0.01" table:style-name="ce1">
            <text:p>7.11</text:p>
          </table:table-cell>
          <table:table-cell office:value-type="float" office:value="75.379508972167997" table:style-name="ce1">
            <text:p>75.37950897</text:p>
          </table:table-cell>
          <table:table-cell office:value-type="float" office:value="9.3999999999998494" table:formula="of:=[.C711]+0.01" table:style-name="ce1">
            <text:p>9.4</text:p>
          </table:table-cell>
          <table:table-cell office:value-type="float" office:value="0.47874262928962702" table:style-name="ce1">
            <text:p>0.478742629</text:p>
          </table:table-cell>
          <table:table-cell table:number-columns-repeated="16380"/>
        </table:table-row>
        <table:table-row table:style-name="ro1">
          <table:table-cell office:value-type="float" office:value="7.1199999999998926" table:formula="of:=[.A712]+0.01" table:style-name="ce1">
            <text:p>7.12</text:p>
          </table:table-cell>
          <table:table-cell office:value-type="float" office:value="75.381111145019503" table:style-name="ce1">
            <text:p>75.38111115</text:p>
          </table:table-cell>
          <table:table-cell office:value-type="float" office:value="9.4099999999998492" table:formula="of:=[.C712]+0.01" table:style-name="ce1">
            <text:p>9.41</text:p>
          </table:table-cell>
          <table:table-cell office:value-type="float" office:value="0.45550867915153498" table:style-name="ce1">
            <text:p>0.455508679</text:p>
          </table:table-cell>
          <table:table-cell table:number-columns-repeated="16380"/>
        </table:table-row>
        <table:table-row table:style-name="ro1">
          <table:table-cell office:value-type="float" office:value="7.1299999999998924" table:formula="of:=[.A713]+0.01" table:style-name="ce1">
            <text:p>7.13</text:p>
          </table:table-cell>
          <table:table-cell office:value-type="float" office:value="75.3822021484375" table:style-name="ce1">
            <text:p>75.38220215</text:p>
          </table:table-cell>
          <table:table-cell office:value-type="float" office:value="9.4199999999998489" table:formula="of:=[.C713]+0.01" table:style-name="ce1">
            <text:p>9.42</text:p>
          </table:table-cell>
          <table:table-cell office:value-type="float" office:value="0.41590252518653897" table:style-name="ce1">
            <text:p>0.415902525</text:p>
          </table:table-cell>
          <table:table-cell table:number-columns-repeated="16380"/>
        </table:table-row>
        <table:table-row table:style-name="ro1">
          <table:table-cell office:value-type="float" office:value="7.1399999999998922" table:formula="of:=[.A714]+0.01" table:style-name="ce1">
            <text:p>7.14</text:p>
          </table:table-cell>
          <table:table-cell office:value-type="float" office:value="75.384536743164105" table:style-name="ce1">
            <text:p>75.38453674</text:p>
          </table:table-cell>
          <table:table-cell office:value-type="float" office:value="9.4299999999998487" table:formula="of:=[.C714]+0.01" table:style-name="ce1">
            <text:p>9.43</text:p>
          </table:table-cell>
          <table:table-cell office:value-type="float" office:value="0.38792654871940602" table:style-name="ce1">
            <text:p>0.387926549</text:p>
          </table:table-cell>
          <table:table-cell table:number-columns-repeated="16380"/>
        </table:table-row>
        <table:table-row table:style-name="ro1">
          <table:table-cell office:value-type="float" office:value="7.149999999999892" table:formula="of:=[.A715]+0.01" table:style-name="ce1">
            <text:p>7.15</text:p>
          </table:table-cell>
          <table:table-cell office:value-type="float" office:value="75.386322021484403" table:style-name="ce1">
            <text:p>75.38632202</text:p>
          </table:table-cell>
          <table:table-cell office:value-type="float" office:value="9.4399999999998485" table:formula="of:=[.C715]+0.01" table:style-name="ce1">
            <text:p>9.44</text:p>
          </table:table-cell>
          <table:table-cell office:value-type="float" office:value="0.35805672407150302" table:style-name="ce1">
            <text:p>0.358056724</text:p>
          </table:table-cell>
          <table:table-cell table:number-columns-repeated="16380"/>
        </table:table-row>
        <table:table-row table:style-name="ro1">
          <table:table-cell office:value-type="float" office:value="7.1599999999998918" table:formula="of:=[.A716]+0.01" table:style-name="ce1">
            <text:p>7.16</text:p>
          </table:table-cell>
          <table:table-cell office:value-type="float" office:value="75.387435913085895" table:style-name="ce1">
            <text:p>75.38743591</text:p>
          </table:table-cell>
          <table:table-cell office:value-type="float" office:value="9.4499999999998483" table:formula="of:=[.C716]+0.01" table:style-name="ce1">
            <text:p>9.45</text:p>
          </table:table-cell>
          <table:table-cell office:value-type="float" office:value="0.33835908770561202" table:style-name="ce1">
            <text:p>0.338359088</text:p>
          </table:table-cell>
          <table:table-cell table:number-columns-repeated="16380"/>
        </table:table-row>
        <table:table-row table:style-name="ro1">
          <table:table-cell office:value-type="float" office:value="7.1699999999998916" table:formula="of:=[.A717]+0.01" table:style-name="ce1">
            <text:p>7.17</text:p>
          </table:table-cell>
          <table:table-cell office:value-type="float" office:value="75.388175964355497" table:style-name="ce1">
            <text:p>75.38817596</text:p>
          </table:table-cell>
          <table:table-cell office:value-type="float" office:value="9.4599999999998481" table:formula="of:=[.C717]+0.01" table:style-name="ce1">
            <text:p>9.46</text:p>
          </table:table-cell>
          <table:table-cell office:value-type="float" office:value="0.30967792868614202" table:style-name="ce1">
            <text:p>0.309677929</text:p>
          </table:table-cell>
          <table:table-cell table:number-columns-repeated="16380"/>
        </table:table-row>
        <table:table-row table:style-name="ro1">
          <table:table-cell office:value-type="float" office:value="7.1799999999998914" table:formula="of:=[.A718]+0.01" table:style-name="ce1">
            <text:p>7.18</text:p>
          </table:table-cell>
          <table:table-cell office:value-type="float" office:value="75.389923095703097" table:style-name="ce1">
            <text:p>75.3899231</text:p>
          </table:table-cell>
          <table:table-cell office:value-type="float" office:value="9.4699999999998479" table:formula="of:=[.C718]+0.01" table:style-name="ce1">
            <text:p>9.47</text:p>
          </table:table-cell>
          <table:table-cell office:value-type="float" office:value="0.299564659595489" table:style-name="ce1">
            <text:p>0.29956466</text:p>
          </table:table-cell>
          <table:table-cell table:number-columns-repeated="16380"/>
        </table:table-row>
        <table:table-row table:style-name="ro1">
          <table:table-cell office:value-type="float" office:value="7.1899999999998911" table:formula="of:=[.A719]+0.01" table:style-name="ce1">
            <text:p>7.19</text:p>
          </table:table-cell>
          <table:table-cell office:value-type="float" office:value="75.391403198242202" table:style-name="ce1">
            <text:p>75.3914032</text:p>
          </table:table-cell>
          <table:table-cell office:value-type="float" office:value="9.4799999999998477" table:formula="of:=[.C719]+0.01" table:style-name="ce1">
            <text:p>9.48</text:p>
          </table:table-cell>
          <table:table-cell office:value-type="float" office:value="0.29065015912056003" table:style-name="ce1">
            <text:p>0.290650159</text:p>
          </table:table-cell>
          <table:table-cell table:number-columns-repeated="16380"/>
        </table:table-row>
        <table:table-row table:style-name="ro1">
          <table:table-cell office:value-type="float" office:value="7.1999999999998909" table:formula="of:=[.A720]+0.01" table:style-name="ce1">
            <text:p>7.2</text:p>
          </table:table-cell>
          <table:table-cell office:value-type="float" office:value="75.392097473144503" table:style-name="ce1">
            <text:p>75.39209747</text:p>
          </table:table-cell>
          <table:table-cell office:value-type="float" office:value="9.4899999999998474" table:formula="of:=[.C720]+0.01" table:style-name="ce1">
            <text:p>9.49</text:p>
          </table:table-cell>
          <table:table-cell office:value-type="float" office:value="0.28717344999313399" table:style-name="ce1">
            <text:p>0.28717345</text:p>
          </table:table-cell>
          <table:table-cell table:number-columns-repeated="16380"/>
        </table:table-row>
        <table:table-row table:style-name="ro1">
          <table:table-cell office:value-type="float" office:value="7.2099999999998907" table:formula="of:=[.A721]+0.01" table:style-name="ce1">
            <text:p>7.21</text:p>
          </table:table-cell>
          <table:table-cell office:value-type="float" office:value="75.393005371093693" table:style-name="ce1">
            <text:p>75.39300537</text:p>
          </table:table-cell>
          <table:table-cell office:value-type="float" office:value="9.4999999999998472" table:formula="of:=[.C721]+0.01" table:style-name="ce1">
            <text:p>9.5</text:p>
          </table:table-cell>
          <table:table-cell office:value-type="float" office:value="0.27524608373642001" table:style-name="ce1">
            <text:p>0.275246084</text:p>
          </table:table-cell>
          <table:table-cell table:number-columns-repeated="16380"/>
        </table:table-row>
        <table:table-row table:style-name="ro1">
          <table:table-cell office:value-type="float" office:value="7.2199999999998905" table:formula="of:=[.A722]+0.01" table:style-name="ce1">
            <text:p>7.22</text:p>
          </table:table-cell>
          <table:table-cell office:value-type="float" office:value="75.3951416015625" table:style-name="ce1">
            <text:p>75.3951416</text:p>
          </table:table-cell>
          <table:table-cell office:value-type="float" office:value="9.509999999999847" table:formula="of:=[.C722]+0.01" table:style-name="ce1">
            <text:p>9.51</text:p>
          </table:table-cell>
          <table:table-cell office:value-type="float" office:value="0.26653411984443698" table:style-name="ce1">
            <text:p>0.26653412</text:p>
          </table:table-cell>
          <table:table-cell table:number-columns-repeated="16380"/>
        </table:table-row>
        <table:table-row table:style-name="ro1">
          <table:table-cell office:value-type="float" office:value="7.2299999999998903" table:formula="of:=[.A723]+0.01" table:style-name="ce1">
            <text:p>7.23</text:p>
          </table:table-cell>
          <table:table-cell office:value-type="float" office:value="75.396949768066406" table:style-name="ce1">
            <text:p>75.39694977</text:p>
          </table:table-cell>
          <table:table-cell office:value-type="float" office:value="9.5199999999998468" table:formula="of:=[.C723]+0.01" table:style-name="ce1">
            <text:p>9.52</text:p>
          </table:table-cell>
          <table:table-cell office:value-type="float" office:value="0.26042839884758001" table:style-name="ce1">
            <text:p>0.260428399</text:p>
          </table:table-cell>
          <table:table-cell table:number-columns-repeated="16380"/>
        </table:table-row>
        <table:table-row table:style-name="ro1">
          <table:table-cell office:value-type="float" office:value="7.2399999999998901" table:formula="of:=[.A724]+0.01" table:style-name="ce1">
            <text:p>7.24</text:p>
          </table:table-cell>
          <table:table-cell office:value-type="float" office:value="75.398796081542997" table:style-name="ce1">
            <text:p>75.39879608</text:p>
          </table:table-cell>
          <table:table-cell office:value-type="float" office:value="9.5299999999998466" table:formula="of:=[.C724]+0.01" table:style-name="ce1">
            <text:p>9.53</text:p>
          </table:table-cell>
          <table:table-cell office:value-type="float" office:value="0.25380945205688499" table:style-name="ce1">
            <text:p>0.253809452</text:p>
          </table:table-cell>
          <table:table-cell table:number-columns-repeated="16380"/>
        </table:table-row>
        <table:table-row table:style-name="ro1">
          <table:table-cell office:value-type="float" office:value="7.2499999999998899" table:formula="of:=[.A725]+0.01" table:style-name="ce1">
            <text:p>7.25</text:p>
          </table:table-cell>
          <table:table-cell office:value-type="float" office:value="75.399719238281193" table:style-name="ce1">
            <text:p>75.39971924</text:p>
          </table:table-cell>
          <table:table-cell office:value-type="float" office:value="9.5399999999998464" table:formula="of:=[.C725]+0.01" table:style-name="ce1">
            <text:p>9.54</text:p>
          </table:table-cell>
          <table:table-cell office:value-type="float" office:value="0.25187432765960699" table:style-name="ce1">
            <text:p>0.251874328</text:p>
          </table:table-cell>
          <table:table-cell table:number-columns-repeated="16380"/>
        </table:table-row>
        <table:table-row table:style-name="ro1">
          <table:table-cell office:value-type="float" office:value="7.2599999999998897" table:formula="of:=[.A726]+0.01" table:style-name="ce1">
            <text:p>7.26</text:p>
          </table:table-cell>
          <table:table-cell office:value-type="float" office:value="75.401641845703097" table:style-name="ce1">
            <text:p>75.40164185</text:p>
          </table:table-cell>
          <table:table-cell office:value-type="float" office:value="9.5499999999998462" table:formula="of:=[.C726]+0.01" table:style-name="ce1">
            <text:p>9.55</text:p>
          </table:table-cell>
          <table:table-cell office:value-type="float" office:value="0.257141172885895" table:style-name="ce1">
            <text:p>0.257141173</text:p>
          </table:table-cell>
          <table:table-cell table:number-columns-repeated="16380"/>
        </table:table-row>
        <table:table-row table:style-name="ro1">
          <table:table-cell office:value-type="float" office:value="7.2699999999998894" table:formula="of:=[.A727]+0.01" table:style-name="ce1">
            <text:p>7.27</text:p>
          </table:table-cell>
          <table:table-cell office:value-type="float" office:value="75.403114318847699" table:style-name="ce1">
            <text:p>75.40311432</text:p>
          </table:table-cell>
          <table:table-cell office:value-type="float" office:value="9.559999999999846" table:formula="of:=[.C727]+0.01" table:style-name="ce1">
            <text:p>9.56</text:p>
          </table:table-cell>
          <table:table-cell office:value-type="float" office:value="0.27292081713676403" table:style-name="ce1">
            <text:p>0.272920817</text:p>
          </table:table-cell>
          <table:table-cell table:number-columns-repeated="16380"/>
        </table:table-row>
        <table:table-row table:style-name="ro1">
          <table:table-cell office:value-type="float" office:value="7.2799999999998892" table:formula="of:=[.A728]+0.01" table:style-name="ce1">
            <text:p>7.28</text:p>
          </table:table-cell>
          <table:table-cell office:value-type="float" office:value="75.404983520507798" table:style-name="ce1">
            <text:p>75.40498352</text:p>
          </table:table-cell>
          <table:table-cell office:value-type="float" office:value="9.5699999999998457" table:formula="of:=[.C728]+0.01" table:style-name="ce1">
            <text:p>9.57</text:p>
          </table:table-cell>
          <table:table-cell office:value-type="float" office:value="0.28438517451286299" table:style-name="ce1">
            <text:p>0.284385175</text:p>
          </table:table-cell>
          <table:table-cell table:number-columns-repeated="16380"/>
        </table:table-row>
        <table:table-row table:style-name="ro1">
          <table:table-cell office:value-type="float" office:value="7.289999999999889" table:formula="of:=[.A729]+0.01" table:style-name="ce1">
            <text:p>7.29</text:p>
          </table:table-cell>
          <table:table-cell office:value-type="float" office:value="75.406417846679702" table:style-name="ce1">
            <text:p>75.40641785</text:p>
          </table:table-cell>
          <table:table-cell office:value-type="float" office:value="9.5799999999998455" table:formula="of:=[.C729]+0.01" table:style-name="ce1">
            <text:p>9.58</text:p>
          </table:table-cell>
          <table:table-cell office:value-type="float" office:value="0.3018798828125" table:style-name="ce1">
            <text:p>0.301879883</text:p>
          </table:table-cell>
          <table:table-cell table:number-columns-repeated="16380"/>
        </table:table-row>
        <table:table-row table:style-name="ro1">
          <table:table-cell office:value-type="float" office:value="7.2999999999998888" table:formula="of:=[.A730]+0.01" table:style-name="ce1">
            <text:p>7.3</text:p>
          </table:table-cell>
          <table:table-cell office:value-type="float" office:value="75.408615112304702" table:style-name="ce1">
            <text:p>75.40861511</text:p>
          </table:table-cell>
          <table:table-cell office:value-type="float" office:value="9.5899999999998453" table:formula="of:=[.C730]+0.01" table:style-name="ce1">
            <text:p>9.59</text:p>
          </table:table-cell>
          <table:table-cell office:value-type="float" office:value="0.313048005104065" table:style-name="ce1">
            <text:p>0.313048005</text:p>
          </table:table-cell>
          <table:table-cell table:number-columns-repeated="16380"/>
        </table:table-row>
        <table:table-row table:style-name="ro1">
          <table:table-cell office:value-type="float" office:value="7.3099999999998886" table:formula="of:=[.A731]+0.01" table:style-name="ce1">
            <text:p>7.31</text:p>
          </table:table-cell>
          <table:table-cell office:value-type="float" office:value="75.410232543945298" table:style-name="ce1">
            <text:p>75.41023254</text:p>
          </table:table-cell>
          <table:table-cell office:value-type="float" office:value="9.5999999999998451" table:formula="of:=[.C731]+0.01" table:style-name="ce1">
            <text:p>9.6</text:p>
          </table:table-cell>
          <table:table-cell office:value-type="float" office:value="0.33248990774154702" table:style-name="ce1">
            <text:p>0.332489908</text:p>
          </table:table-cell>
          <table:table-cell table:number-columns-repeated="16380"/>
        </table:table-row>
        <table:table-row table:style-name="ro1">
          <table:table-cell office:value-type="float" office:value="7.3199999999998884" table:formula="of:=[.A732]+0.01" table:style-name="ce1">
            <text:p>7.32</text:p>
          </table:table-cell>
          <table:table-cell office:value-type="float" office:value="75.412567138671903" table:style-name="ce1">
            <text:p>75.41256714</text:p>
          </table:table-cell>
          <table:table-cell office:value-type="float" office:value="9.6099999999998449" table:formula="of:=[.C732]+0.01" table:style-name="ce1">
            <text:p>9.61</text:p>
          </table:table-cell>
          <table:table-cell office:value-type="float" office:value="0.34110426902771002" table:style-name="ce1">
            <text:p>0.341104269</text:p>
          </table:table-cell>
          <table:table-cell table:number-columns-repeated="16380"/>
        </table:table-row>
        <table:table-row table:style-name="ro1">
          <table:table-cell office:value-type="float" office:value="7.3299999999998882" table:formula="of:=[.A733]+0.01" table:style-name="ce1">
            <text:p>7.33</text:p>
          </table:table-cell>
          <table:table-cell office:value-type="float" office:value="75.414031982421903" table:style-name="ce1">
            <text:p>75.41403198</text:p>
          </table:table-cell>
          <table:table-cell office:value-type="float" office:value="9.6199999999998447" table:formula="of:=[.C733]+0.01" table:style-name="ce1">
            <text:p>9.62</text:p>
          </table:table-cell>
          <table:table-cell office:value-type="float" office:value="0.34977662563324002" table:style-name="ce1">
            <text:p>0.349776626</text:p>
          </table:table-cell>
          <table:table-cell table:number-columns-repeated="16380"/>
        </table:table-row>
        <table:table-row table:style-name="ro1">
          <table:table-cell office:value-type="float" office:value="7.3399999999998879" table:formula="of:=[.A734]+0.01" table:style-name="ce1">
            <text:p>7.34</text:p>
          </table:table-cell>
          <table:table-cell office:value-type="float" office:value="75.416076660156307" table:style-name="ce1">
            <text:p>75.41607666</text:p>
          </table:table-cell>
          <table:table-cell office:value-type="float" office:value="9.6299999999998445" table:formula="of:=[.C734]+0.01" table:style-name="ce1">
            <text:p>9.63</text:p>
          </table:table-cell>
          <table:table-cell office:value-type="float" office:value="0.34806299209594699" table:style-name="ce1">
            <text:p>0.348062992</text:p>
          </table:table-cell>
          <table:table-cell table:number-columns-repeated="16380"/>
        </table:table-row>
        <table:table-row table:style-name="ro1">
          <table:table-cell office:value-type="float" office:value="7.3499999999998877" table:formula="of:=[.A735]+0.01" table:style-name="ce1">
            <text:p>7.35</text:p>
          </table:table-cell>
          <table:table-cell office:value-type="float" office:value="75.417289733886705" table:style-name="ce1">
            <text:p>75.41728973</text:p>
          </table:table-cell>
          <table:table-cell office:value-type="float" office:value="9.6399999999998442" table:formula="of:=[.C735]+0.01" table:style-name="ce1">
            <text:p>9.64</text:p>
          </table:table-cell>
          <table:table-cell office:value-type="float" office:value="0.33354711532592801" table:style-name="ce1">
            <text:p>0.333547115</text:p>
          </table:table-cell>
          <table:table-cell table:number-columns-repeated="16380"/>
        </table:table-row>
        <table:table-row table:style-name="ro1">
          <table:table-cell office:value-type="float" office:value="7.3599999999998875" table:formula="of:=[.A736]+0.01" table:style-name="ce1">
            <text:p>7.36</text:p>
          </table:table-cell>
          <table:table-cell office:value-type="float" office:value="75.418380737304702" table:style-name="ce1">
            <text:p>75.41838074</text:p>
          </table:table-cell>
          <table:table-cell office:value-type="float" office:value="9.649999999999844" table:formula="of:=[.C736]+0.01" table:style-name="ce1">
            <text:p>9.65</text:p>
          </table:table-cell>
          <table:table-cell office:value-type="float" office:value="0.32454004883766202" table:style-name="ce1">
            <text:p>0.324540049</text:p>
          </table:table-cell>
          <table:table-cell table:number-columns-repeated="16380"/>
        </table:table-row>
        <table:table-row table:style-name="ro1">
          <table:table-cell office:value-type="float" office:value="7.3699999999998873" table:formula="of:=[.A737]+0.01" table:style-name="ce1">
            <text:p>7.37</text:p>
          </table:table-cell>
          <table:table-cell office:value-type="float" office:value="75.419395446777301" table:style-name="ce1">
            <text:p>75.41939545</text:p>
          </table:table-cell>
          <table:table-cell office:value-type="float" office:value="9.6599999999998438" table:formula="of:=[.C737]+0.01" table:style-name="ce1">
            <text:p>9.66</text:p>
          </table:table-cell>
          <table:table-cell office:value-type="float" office:value="0.30312317609786998" table:style-name="ce1">
            <text:p>0.303123176</text:p>
          </table:table-cell>
          <table:table-cell table:number-columns-repeated="16380"/>
        </table:table-row>
        <table:table-row table:style-name="ro1">
          <table:table-cell office:value-type="float" office:value="7.3799999999998871" table:formula="of:=[.A738]+0.01" table:style-name="ce1">
            <text:p>7.38</text:p>
          </table:table-cell>
          <table:table-cell office:value-type="float" office:value="75.420875549316406" table:style-name="ce1">
            <text:p>75.42087555</text:p>
          </table:table-cell>
          <table:table-cell office:value-type="float" office:value="9.6699999999998436" table:formula="of:=[.C738]+0.01" table:style-name="ce1">
            <text:p>9.67</text:p>
          </table:table-cell>
          <table:table-cell office:value-type="float" office:value="0.291372060775757" table:style-name="ce1">
            <text:p>0.291372061</text:p>
          </table:table-cell>
          <table:table-cell table:number-columns-repeated="16380"/>
        </table:table-row>
        <table:table-row table:style-name="ro1">
          <table:table-cell office:value-type="float" office:value="7.3899999999998869" table:formula="of:=[.A739]+0.01" table:style-name="ce1">
            <text:p>7.39</text:p>
          </table:table-cell>
          <table:table-cell office:value-type="float" office:value="75.422248840332003" table:style-name="ce1">
            <text:p>75.42224884</text:p>
          </table:table-cell>
          <table:table-cell office:value-type="float" office:value="9.6799999999998434" table:formula="of:=[.C739]+0.01" table:style-name="ce1">
            <text:p>9.68</text:p>
          </table:table-cell>
          <table:table-cell office:value-type="float" office:value="0.27093026041984603" table:style-name="ce1">
            <text:p>0.27093026</text:p>
          </table:table-cell>
          <table:table-cell table:number-columns-repeated="16380"/>
        </table:table-row>
        <table:table-row table:style-name="ro1">
          <table:table-cell office:value-type="float" office:value="7.3999999999998867" table:formula="of:=[.A740]+0.01" table:style-name="ce1">
            <text:p>7.4</text:p>
          </table:table-cell>
          <table:table-cell office:value-type="float" office:value="75.423362731933594" table:style-name="ce1">
            <text:p>75.42336273</text:p>
          </table:table-cell>
          <table:table-cell office:value-type="float" office:value="9.6899999999998432" table:formula="of:=[.C740]+0.01" table:style-name="ce1">
            <text:p>9.69</text:p>
          </table:table-cell>
          <table:table-cell office:value-type="float" office:value="0.25871816277504001" table:style-name="ce1">
            <text:p>0.258718163</text:p>
          </table:table-cell>
          <table:table-cell table:number-columns-repeated="16380"/>
        </table:table-row>
        <table:table-row table:style-name="ro1">
          <table:table-cell office:value-type="float" office:value="7.4099999999998865" table:formula="of:=[.A741]+0.01" table:style-name="ce1">
            <text:p>7.41</text:p>
          </table:table-cell>
          <table:table-cell office:value-type="float" office:value="75.4244384765625" table:style-name="ce1">
            <text:p>75.42443848</text:p>
          </table:table-cell>
          <table:table-cell office:value-type="float" office:value="9.699999999999843" table:formula="of:=[.C741]+0.01" table:style-name="ce1">
            <text:p>9.7</text:p>
          </table:table-cell>
          <table:table-cell office:value-type="float" office:value="0.236720815300941" table:style-name="ce1">
            <text:p>0.236720815</text:p>
          </table:table-cell>
          <table:table-cell table:number-columns-repeated="16380"/>
        </table:table-row>
        <table:table-row table:style-name="ro1">
          <table:table-cell office:value-type="float" office:value="7.4199999999998862" table:formula="of:=[.A742]+0.01" table:style-name="ce1">
            <text:p>7.42</text:p>
          </table:table-cell>
          <table:table-cell office:value-type="float" office:value="75.425666809082003" table:style-name="ce1">
            <text:p>75.42566681</text:p>
          </table:table-cell>
          <table:table-cell office:value-type="float" office:value="9.7099999999998428" table:formula="of:=[.C742]+0.01" table:style-name="ce1">
            <text:p>9.71</text:p>
          </table:table-cell>
          <table:table-cell office:value-type="float" office:value="0.22145602107048001" table:style-name="ce1">
            <text:p>0.221456021</text:p>
          </table:table-cell>
          <table:table-cell table:number-columns-repeated="16380"/>
        </table:table-row>
        <table:table-row table:style-name="ro1">
          <table:table-cell office:value-type="float" office:value="7.429999999999886" table:formula="of:=[.A743]+0.01" table:style-name="ce1">
            <text:p>7.43</text:p>
          </table:table-cell>
          <table:table-cell office:value-type="float" office:value="75.427139282226605" table:style-name="ce1">
            <text:p>75.42713928</text:p>
          </table:table-cell>
          <table:table-cell office:value-type="float" office:value="9.7199999999998425" table:formula="of:=[.C743]+0.01" table:style-name="ce1">
            <text:p>9.72</text:p>
          </table:table-cell>
          <table:table-cell office:value-type="float" office:value="0.19953694939613301" table:style-name="ce1">
            <text:p>0.199536949</text:p>
          </table:table-cell>
          <table:table-cell table:number-columns-repeated="16380"/>
        </table:table-row>
        <table:table-row table:style-name="ro1">
          <table:table-cell office:value-type="float" office:value="7.4399999999998858" table:formula="of:=[.A744]+0.01" table:style-name="ce1">
            <text:p>7.44</text:p>
          </table:table-cell>
          <table:table-cell office:value-type="float" office:value="75.429618835449205" table:style-name="ce1">
            <text:p>75.42961884</text:p>
          </table:table-cell>
          <table:table-cell office:value-type="float" office:value="9.7299999999998423" table:formula="of:=[.C744]+0.01" table:style-name="ce1">
            <text:p>9.73</text:p>
          </table:table-cell>
          <table:table-cell office:value-type="float" office:value="0.18448048830032401" table:style-name="ce1">
            <text:p>0.184480488</text:p>
          </table:table-cell>
          <table:table-cell table:number-columns-repeated="16380"/>
        </table:table-row>
        <table:table-row table:style-name="ro1">
          <table:table-cell office:value-type="float" office:value="7.4499999999998856" table:formula="of:=[.A745]+0.01" table:style-name="ce1">
            <text:p>7.45</text:p>
          </table:table-cell>
          <table:table-cell office:value-type="float" office:value="75.430389404296903" table:style-name="ce1">
            <text:p>75.4303894</text:p>
          </table:table-cell>
          <table:table-cell office:value-type="float" office:value="9.7399999999998421" table:formula="of:=[.C745]+0.01" table:style-name="ce1">
            <text:p>9.74</text:p>
          </table:table-cell>
          <table:table-cell office:value-type="float" office:value="0.16608259081840501" table:style-name="ce1">
            <text:p>0.166082591</text:p>
          </table:table-cell>
          <table:table-cell table:number-columns-repeated="16380"/>
        </table:table-row>
        <table:table-row table:style-name="ro1">
          <table:table-cell office:value-type="float" office:value="7.4599999999998854" table:formula="of:=[.A746]+0.01" table:style-name="ce1">
            <text:p>7.46</text:p>
          </table:table-cell>
          <table:table-cell office:value-type="float" office:value="75.432571411132798" table:style-name="ce1">
            <text:p>75.43257141</text:p>
          </table:table-cell>
          <table:table-cell office:value-type="float" office:value="9.7499999999998419" table:formula="of:=[.C746]+0.01" table:style-name="ce1">
            <text:p>9.75</text:p>
          </table:table-cell>
          <table:table-cell office:value-type="float" office:value="0.15567728877067599" table:style-name="ce1">
            <text:p>0.155677289</text:p>
          </table:table-cell>
          <table:table-cell table:number-columns-repeated="16380"/>
        </table:table-row>
        <table:table-row table:style-name="ro1">
          <table:table-cell office:value-type="float" office:value="7.4699999999998852" table:formula="of:=[.A747]+0.01" table:style-name="ce1">
            <text:p>7.47</text:p>
          </table:table-cell>
          <table:table-cell office:value-type="float" office:value="75.434326171875" table:style-name="ce1">
            <text:p>75.43432617</text:p>
          </table:table-cell>
          <table:table-cell office:value-type="float" office:value="9.7599999999998417" table:formula="of:=[.C747]+0.01" table:style-name="ce1">
            <text:p>9.76</text:p>
          </table:table-cell>
          <table:table-cell office:value-type="float" office:value="0.140127599239349" table:style-name="ce1">
            <text:p>0.140127599</text:p>
          </table:table-cell>
          <table:table-cell table:number-columns-repeated="16380"/>
        </table:table-row>
        <table:table-row table:style-name="ro1">
          <table:table-cell office:value-type="float" office:value="7.479999999999885" table:formula="of:=[.A748]+0.01" table:style-name="ce1">
            <text:p>7.48</text:p>
          </table:table-cell>
          <table:table-cell office:value-type="float" office:value="75.435714721679702" table:style-name="ce1">
            <text:p>75.43571472</text:p>
          </table:table-cell>
          <table:table-cell office:value-type="float" office:value="9.7699999999998415" table:formula="of:=[.C748]+0.01" table:style-name="ce1">
            <text:p>9.77</text:p>
          </table:table-cell>
          <table:table-cell office:value-type="float" office:value="0.13025639951229101" table:style-name="ce1">
            <text:p>0.1302564</text:p>
          </table:table-cell>
          <table:table-cell table:number-columns-repeated="16380"/>
        </table:table-row>
        <table:table-row table:style-name="ro1">
          <table:table-cell office:value-type="float" office:value="7.4899999999998847" table:formula="of:=[.A749]+0.01" table:style-name="ce1">
            <text:p>7.49</text:p>
          </table:table-cell>
          <table:table-cell office:value-type="float" office:value="75.436691284179702" table:style-name="ce1">
            <text:p>75.43669128</text:p>
          </table:table-cell>
          <table:table-cell office:value-type="float" office:value="9.7799999999998413" table:formula="of:=[.C749]+0.01" table:style-name="ce1">
            <text:p>9.78</text:p>
          </table:table-cell>
          <table:table-cell office:value-type="float" office:value="0.11698478460311899" table:style-name="ce1">
            <text:p>0.116984785</text:p>
          </table:table-cell>
          <table:table-cell table:number-columns-repeated="16380"/>
        </table:table-row>
        <table:table-row table:style-name="ro1">
          <table:table-cell office:value-type="float" office:value="7.4999999999998845" table:formula="of:=[.A750]+0.01" table:style-name="ce1">
            <text:p>7.5</text:p>
          </table:table-cell>
          <table:table-cell office:value-type="float" office:value="75.438140869140597" table:style-name="ce1">
            <text:p>75.43814087</text:p>
          </table:table-cell>
          <table:table-cell office:value-type="float" office:value="9.7899999999998411" table:formula="of:=[.C750]+0.01" table:style-name="ce1">
            <text:p>9.79</text:p>
          </table:table-cell>
          <table:table-cell office:value-type="float" office:value="0.109176255762577" table:style-name="ce1">
            <text:p>0.109176256</text:p>
          </table:table-cell>
          <table:table-cell table:number-columns-repeated="16380"/>
        </table:table-row>
        <table:table-row table:style-name="ro1">
          <table:table-cell office:value-type="float" office:value="7.5099999999998843" table:formula="of:=[.A751]+0.01" table:style-name="ce1">
            <text:p>7.51</text:p>
          </table:table-cell>
          <table:table-cell office:value-type="float" office:value="75.438941955566406" table:style-name="ce1">
            <text:p>75.43894196</text:p>
          </table:table-cell>
          <table:table-cell office:value-type="float" office:value="9.7999999999998408" table:formula="of:=[.C751]+0.01" table:style-name="ce1">
            <text:p>9.8</text:p>
          </table:table-cell>
          <table:table-cell office:value-type="float" office:value="0.101075276732445" table:style-name="ce1">
            <text:p>0.101075277</text:p>
          </table:table-cell>
          <table:table-cell table:number-columns-repeated="16380"/>
        </table:table-row>
        <table:table-row table:style-name="ro1">
          <table:table-cell office:value-type="float" office:value="7.5199999999998841" table:formula="of:=[.A752]+0.01" table:style-name="ce1">
            <text:p>7.52</text:p>
          </table:table-cell>
          <table:table-cell office:value-type="float" office:value="75.440719604492202" table:style-name="ce1">
            <text:p>75.4407196</text:p>
          </table:table-cell>
          <table:table-cell office:value-type="float" office:value="9.8099999999998406" table:formula="of:=[.C752]+0.01" table:style-name="ce1">
            <text:p>9.81</text:p>
          </table:table-cell>
          <table:table-cell office:value-type="float" office:value="9.7421601414680495E-2" table:style-name="ce1">
            <text:p>0.097421601</text:p>
          </table:table-cell>
          <table:table-cell table:number-columns-repeated="16380"/>
        </table:table-row>
        <table:table-row table:style-name="ro1">
          <table:table-cell office:value-type="float" office:value="7.5299999999998839" table:formula="of:=[.A753]+0.01" table:style-name="ce1">
            <text:p>7.53</text:p>
          </table:table-cell>
          <table:table-cell office:value-type="float" office:value="75.442375183105497" table:style-name="ce1">
            <text:p>75.44237518</text:p>
          </table:table-cell>
          <table:table-cell office:value-type="float" office:value="9.8199999999998404" table:formula="of:=[.C753]+0.01" table:style-name="ce1">
            <text:p>9.82</text:p>
          </table:table-cell>
          <table:table-cell office:value-type="float" office:value="9.4072878360748305E-2" table:style-name="ce1">
            <text:p>0.094072878</text:p>
          </table:table-cell>
          <table:table-cell table:number-columns-repeated="16380"/>
        </table:table-row>
        <table:table-row table:style-name="ro1">
          <table:table-cell office:value-type="float" office:value="7.5399999999998837" table:formula="of:=[.A754]+0.01" table:style-name="ce1">
            <text:p>7.54</text:p>
          </table:table-cell>
          <table:table-cell office:value-type="float" office:value="75.444610595703097" table:style-name="ce1">
            <text:p>75.4446106</text:p>
          </table:table-cell>
          <table:table-cell office:value-type="float" office:value="9.8299999999998402" table:formula="of:=[.C754]+0.01" table:style-name="ce1">
            <text:p>9.83</text:p>
          </table:table-cell>
          <table:table-cell office:value-type="float" office:value="9.1955184936523507E-2" table:style-name="ce1">
            <text:p>0.091955185</text:p>
          </table:table-cell>
          <table:table-cell table:number-columns-repeated="16380"/>
        </table:table-row>
        <table:table-row table:style-name="ro1">
          <table:table-cell office:value-type="float" office:value="7.5499999999998835" table:formula="of:=[.A755]+0.01" table:style-name="ce1">
            <text:p>7.55</text:p>
          </table:table-cell>
          <table:table-cell office:value-type="float" office:value="75.445533752441406" table:style-name="ce1">
            <text:p>75.44553375</text:p>
          </table:table-cell>
          <table:table-cell office:value-type="float" office:value="9.83999999999984" table:formula="of:=[.C755]+0.01" table:style-name="ce1">
            <text:p>9.84</text:p>
          </table:table-cell>
          <table:table-cell office:value-type="float" office:value="8.7446264922618894E-2" table:style-name="ce1">
            <text:p>0.087446265</text:p>
          </table:table-cell>
          <table:table-cell table:number-columns-repeated="16380"/>
        </table:table-row>
        <table:table-row table:style-name="ro1">
          <table:table-cell office:value-type="float" office:value="7.5599999999998833" table:formula="of:=[.A756]+0.01" table:style-name="ce1">
            <text:p>7.56</text:p>
          </table:table-cell>
          <table:table-cell office:value-type="float" office:value="75.446136474609403" table:style-name="ce1">
            <text:p>75.44613647</text:p>
          </table:table-cell>
          <table:table-cell office:value-type="float" office:value="9.8499999999998398" table:formula="of:=[.C756]+0.01" table:style-name="ce1">
            <text:p>9.85</text:p>
          </table:table-cell>
          <table:table-cell office:value-type="float" office:value="8.2749776542186806E-2" table:style-name="ce1">
            <text:p>0.082749777</text:p>
          </table:table-cell>
          <table:table-cell table:number-columns-repeated="16380"/>
        </table:table-row>
        <table:table-row table:style-name="ro1">
          <table:table-cell office:value-type="float" office:value="7.569999999999883" table:formula="of:=[.A757]+0.01" table:style-name="ce1">
            <text:p>7.57</text:p>
          </table:table-cell>
          <table:table-cell office:value-type="float" office:value="75.446556091308594" table:style-name="ce1">
            <text:p>75.44655609</text:p>
          </table:table-cell>
          <table:table-cell office:value-type="float" office:value="9.8599999999998396" table:formula="of:=[.C757]+0.01" table:style-name="ce1">
            <text:p>9.86</text:p>
          </table:table-cell>
          <table:table-cell office:value-type="float" office:value="7.1053519845008906E-2" table:style-name="ce1">
            <text:p>0.07105352</text:p>
          </table:table-cell>
          <table:table-cell table:number-columns-repeated="16380"/>
        </table:table-row>
        <table:table-row table:style-name="ro1">
          <table:table-cell office:value-type="float" office:value="7.5799999999998828" table:formula="of:=[.A758]+0.01" table:style-name="ce1">
            <text:p>7.58</text:p>
          </table:table-cell>
          <table:table-cell office:value-type="float" office:value="75.448020935058594" table:style-name="ce1">
            <text:p>75.44802094</text:p>
          </table:table-cell>
          <table:table-cell office:value-type="float" office:value="9.8699999999998393" table:formula="of:=[.C758]+0.01" table:style-name="ce1">
            <text:p>9.87</text:p>
          </table:table-cell>
          <table:table-cell office:value-type="float" office:value="5.8716330677270903E-2" table:style-name="ce1">
            <text:p>0.058716331</text:p>
          </table:table-cell>
          <table:table-cell table:number-columns-repeated="16380"/>
        </table:table-row>
        <table:table-row table:style-name="ro1">
          <table:table-cell office:value-type="float" office:value="7.5899999999998826" table:formula="of:=[.A759]+0.01" table:style-name="ce1">
            <text:p>7.59</text:p>
          </table:table-cell>
          <table:table-cell office:value-type="float" office:value="75.449073791503906" table:style-name="ce1">
            <text:p>75.44907379</text:p>
          </table:table-cell>
          <table:table-cell office:value-type="float" office:value="9.8799999999998391" table:formula="of:=[.C759]+0.01" table:style-name="ce1">
            <text:p>9.88</text:p>
          </table:table-cell>
          <table:table-cell office:value-type="float" office:value="3.7264980375766803E-2" table:style-name="ce1">
            <text:p>0.03726498</text:p>
          </table:table-cell>
          <table:table-cell table:number-columns-repeated="16380"/>
        </table:table-row>
        <table:table-row table:style-name="ro1">
          <table:table-cell office:value-type="float" office:value="7.5999999999998824" table:formula="of:=[.A760]+0.01" table:style-name="ce1">
            <text:p>7.6</text:p>
          </table:table-cell>
          <table:table-cell office:value-type="float" office:value="75.450294494628906" table:style-name="ce1">
            <text:p>75.45029449</text:p>
          </table:table-cell>
          <table:table-cell office:value-type="float" office:value="9.8899999999998389" table:formula="of:=[.C760]+0.01" table:style-name="ce1">
            <text:p>9.89</text:p>
          </table:table-cell>
          <table:table-cell office:value-type="float" office:value="2.42803785949945E-2" table:style-name="ce1">
            <text:p>0.024280379</text:p>
          </table:table-cell>
          <table:table-cell table:number-columns-repeated="16380"/>
        </table:table-row>
        <table:table-row table:style-name="ro1">
          <table:table-cell office:value-type="float" office:value="7.6099999999998822" table:formula="of:=[.A761]+0.01" table:style-name="ce1">
            <text:p>7.61</text:p>
          </table:table-cell>
          <table:table-cell office:value-type="float" office:value="75.450462341308594" table:style-name="ce1">
            <text:p>75.45046234</text:p>
          </table:table-cell>
          <table:table-cell office:value-type="float" office:value="9.8999999999998387" table:formula="of:=[.C761]+0.01" table:style-name="ce1">
            <text:p>9.9</text:p>
          </table:table-cell>
          <table:table-cell office:value-type="float" office:value="1.3439998961985101E-2" table:style-name="ce1">
            <text:p>0.013439999</text:p>
          </table:table-cell>
          <table:table-cell table:number-columns-repeated="16380"/>
        </table:table-row>
        <table:table-row table:style-name="ro1">
          <table:table-cell office:value-type="float" office:value="7.619999999999882" table:formula="of:=[.A762]+0.01" table:style-name="ce1">
            <text:p>7.62</text:p>
          </table:table-cell>
          <table:table-cell office:value-type="float" office:value="75.451591491699205" table:style-name="ce1">
            <text:p>75.45159149</text:p>
          </table:table-cell>
          <table:table-cell office:value-type="float" office:value="9.9099999999998385" table:formula="of:=[.C762]+0.01" table:style-name="ce1">
            <text:p>9.91</text:p>
          </table:table-cell>
          <table:table-cell office:value-type="float" office:value="1.14139216020703E-2" table:style-name="ce1">
            <text:p>0.011413922</text:p>
          </table:table-cell>
          <table:table-cell table:number-columns-repeated="16380"/>
        </table:table-row>
        <table:table-row table:style-name="ro1">
          <table:table-cell office:value-type="float" office:value="7.6299999999998818" table:formula="of:=[.A763]+0.01" table:style-name="ce1">
            <text:p>7.63</text:p>
          </table:table-cell>
          <table:table-cell office:value-type="float" office:value="75.451858520507798" table:style-name="ce1">
            <text:p>75.45185852</text:p>
          </table:table-cell>
          <table:table-cell office:value-type="float" office:value="9.9199999999998383" table:formula="of:=[.C763]+0.01" table:style-name="ce1">
            <text:p>9.92</text:p>
          </table:table-cell>
          <table:table-cell office:value-type="float" office:value="1.05829276144505E-2" table:style-name="ce1">
            <text:p>0.010582928</text:p>
          </table:table-cell>
          <table:table-cell table:number-columns-repeated="16380"/>
        </table:table-row>
        <table:table-row table:style-name="ro1">
          <table:table-cell office:value-type="float" office:value="7.6399999999998816" table:formula="of:=[.A764]+0.01" table:style-name="ce1">
            <text:p>7.64</text:p>
          </table:table-cell>
          <table:table-cell office:value-type="float" office:value="75.453857421875" table:style-name="ce1">
            <text:p>75.45385742</text:p>
          </table:table-cell>
          <table:table-cell office:value-type="float" office:value="9.9299999999998381" table:formula="of:=[.C764]+0.01" table:style-name="ce1">
            <text:p>9.93</text:p>
          </table:table-cell>
          <table:table-cell office:value-type="float" office:value="8.7434053421020508E-3" table:style-name="ce1">
            <text:p>0.008743405</text:p>
          </table:table-cell>
          <table:table-cell table:number-columns-repeated="16380"/>
        </table:table-row>
        <table:table-row table:style-name="ro1">
          <table:table-cell office:value-type="float" office:value="7.6499999999998813" table:formula="of:=[.A765]+0.01" table:style-name="ce1">
            <text:p>7.65</text:p>
          </table:table-cell>
          <table:table-cell office:value-type="float" office:value="75.455101013183594" table:style-name="ce1">
            <text:p>75.45510101</text:p>
          </table:table-cell>
          <table:table-cell office:value-type="float" office:value="9.9399999999998379" table:formula="of:=[.C765]+0.01" table:style-name="ce1">
            <text:p>9.94</text:p>
          </table:table-cell>
          <table:table-cell office:value-type="float" office:value="8.8914233492687301E-4" table:style-name="ce1">
            <text:p>0.000889142</text:p>
          </table:table-cell>
          <table:table-cell table:number-columns-repeated="16380"/>
        </table:table-row>
        <table:table-row table:style-name="ro1">
          <table:table-cell office:value-type="float" office:value="7.6599999999998811" table:formula="of:=[.A766]+0.01" table:style-name="ce1">
            <text:p>7.66</text:p>
          </table:table-cell>
          <table:table-cell office:value-type="float" office:value="75.457092285156193" table:style-name="ce1">
            <text:p>75.45709229</text:p>
          </table:table-cell>
          <table:table-cell office:value-type="float" office:value="9.9499999999998376" table:formula="of:=[.C766]+0.01" table:style-name="ce1">
            <text:p>9.95</text:p>
          </table:table-cell>
          <table:table-cell office:value-type="float" office:value="-6.4731384627521099E-3" table:style-name="ce1">
            <text:p>-0.006473138</text:p>
          </table:table-cell>
          <table:table-cell table:number-columns-repeated="16380"/>
        </table:table-row>
        <table:table-row table:style-name="ro1">
          <table:table-cell office:value-type="float" office:value="7.6699999999998809" table:formula="of:=[.A767]+0.01" table:style-name="ce1">
            <text:p>7.67</text:p>
          </table:table-cell>
          <table:table-cell office:value-type="float" office:value="75.458244323730497" table:style-name="ce1">
            <text:p>75.45824432</text:p>
          </table:table-cell>
          <table:table-cell office:value-type="float" office:value="9.9599999999998374" table:formula="of:=[.C767]+0.01" table:style-name="ce1">
            <text:p>9.96</text:p>
          </table:table-cell>
          <table:table-cell office:value-type="float" office:value="-1.4097199775278599E-2" table:style-name="ce1">
            <text:p>-0.0140972</text:p>
          </table:table-cell>
          <table:table-cell table:number-columns-repeated="16380"/>
        </table:table-row>
        <table:table-row table:style-name="ro1">
          <table:table-cell office:value-type="float" office:value="7.6799999999998807" table:formula="of:=[.A768]+0.01" table:style-name="ce1">
            <text:p>7.68</text:p>
          </table:table-cell>
          <table:table-cell office:value-type="float" office:value="75.460128784179702" table:style-name="ce1">
            <text:p>75.46012878</text:p>
          </table:table-cell>
          <table:table-cell office:value-type="float" office:value="9.9699999999998372" table:formula="of:=[.C768]+0.01" table:style-name="ce1">
            <text:p>9.97</text:p>
          </table:table-cell>
          <table:table-cell office:value-type="float" office:value="-1.8469976261258101E-2" table:style-name="ce1">
            <text:p>-0.018469976</text:p>
          </table:table-cell>
          <table:table-cell table:number-columns-repeated="16380"/>
        </table:table-row>
        <table:table-row table:style-name="ro1">
          <table:table-cell office:value-type="float" office:value="7.6899999999998805" table:formula="of:=[.A769]+0.01" table:style-name="ce1">
            <text:p>7.69</text:p>
          </table:table-cell>
          <table:table-cell office:value-type="float" office:value="75.461288452148395" table:style-name="ce1">
            <text:p>75.46128845</text:p>
          </table:table-cell>
          <table:table-cell office:value-type="float" office:value="9.979999999999837" table:formula="of:=[.C769]+0.01" table:style-name="ce1">
            <text:p>9.98</text:p>
          </table:table-cell>
          <table:table-cell office:value-type="float" office:value="-2.84208096563816E-2" table:style-name="ce1">
            <text:p>-0.02842081</text:p>
          </table:table-cell>
          <table:table-cell table:number-columns-repeated="16380"/>
        </table:table-row>
        <table:table-row table:style-name="ro1">
          <table:table-cell office:value-type="float" office:value="7.6999999999998803" table:formula="of:=[.A770]+0.01" table:style-name="ce1">
            <text:p>7.7</text:p>
          </table:table-cell>
          <table:table-cell office:value-type="float" office:value="75.461784362792997" table:style-name="ce1">
            <text:p>75.46178436</text:p>
          </table:table-cell>
          <table:table-cell office:value-type="float" office:value="9.9899999999998368" table:formula="of:=[.C770]+0.01" table:style-name="ce1">
            <text:p>9.99</text:p>
          </table:table-cell>
          <table:table-cell office:value-type="float" office:value="-3.3582419157028198E-2" table:style-name="ce1">
            <text:p>-0.033582419</text:p>
          </table:table-cell>
          <table:table-cell table:number-columns-repeated="16380"/>
        </table:table-row>
        <table:table-row table:style-name="ro1">
          <table:table-cell office:value-type="float" office:value="7.7099999999998801" table:formula="of:=[.A771]+0.01" table:style-name="ce1">
            <text:p>7.71</text:p>
          </table:table-cell>
          <table:table-cell office:value-type="float" office:value="75.461959838867202" table:style-name="ce1">
            <text:p>75.46195984</text:p>
          </table:table-cell>
          <table:table-cell office:value-type="float" office:value="9.9999999999998366" table:formula="of:=[.C771]+0.01" table:style-name="ce1">
            <text:p>10</text:p>
          </table:table-cell>
          <table:table-cell office:value-type="float" office:value="-3.5630814731121098E-2" table:style-name="ce1">
            <text:p>-0.035630815</text:p>
          </table:table-cell>
          <table:table-cell table:number-columns-repeated="16380"/>
        </table:table-row>
        <table:table-row table:style-name="ro1">
          <table:table-cell office:value-type="float" office:value="7.7199999999998798" table:formula="of:=[.A772]+0.01" table:style-name="ce1">
            <text:p>7.72</text:p>
          </table:table-cell>
          <table:table-cell office:value-type="float" office:value="75.462882995605497" table:style-name="ce1">
            <text:p>75.462883</text:p>
          </table:table-cell>
          <table:table-cell office:value-type="float" office:value="10.009999999999836" table:formula="of:=[.C772]+0.01" table:style-name="ce1">
            <text:p>10.01</text:p>
          </table:table-cell>
          <table:table-cell office:value-type="float" office:value="-3.3995050936937297E-2" table:style-name="ce1">
            <text:p>-0.033995051</text:p>
          </table:table-cell>
          <table:table-cell table:number-columns-repeated="16380"/>
        </table:table-row>
        <table:table-row table:style-name="ro1">
          <table:table-cell office:value-type="float" office:value="7.7299999999998796" table:formula="of:=[.A773]+0.01" table:style-name="ce1">
            <text:p>7.73</text:p>
          </table:table-cell>
          <table:table-cell office:value-type="float" office:value="75.463645935058594" table:style-name="ce1">
            <text:p>75.46364594</text:p>
          </table:table-cell>
          <table:table-cell office:value-type="float" office:value="10.019999999999836" table:formula="of:=[.C773]+0.01" table:style-name="ce1">
            <text:p>10.02</text:p>
          </table:table-cell>
          <table:table-cell office:value-type="float" office:value="-2.54150629043579E-2" table:style-name="ce1">
            <text:p>-0.025415063</text:p>
          </table:table-cell>
          <table:table-cell table:number-columns-repeated="16380"/>
        </table:table-row>
        <table:table-row table:style-name="ro1">
          <table:table-cell office:value-type="float" office:value="7.7399999999998794" table:formula="of:=[.A774]+0.01" table:style-name="ce1">
            <text:p>7.74</text:p>
          </table:table-cell>
          <table:table-cell office:value-type="float" office:value="75.464584350585895" table:style-name="ce1">
            <text:p>75.46458435</text:p>
          </table:table-cell>
          <table:table-cell office:value-type="float" office:value="10.029999999999836" table:formula="of:=[.C774]+0.01" table:style-name="ce1">
            <text:p>10.03</text:p>
          </table:table-cell>
          <table:table-cell office:value-type="float" office:value="-2.16192826628685E-2" table:style-name="ce1">
            <text:p>-0.021619283</text:p>
          </table:table-cell>
          <table:table-cell table:number-columns-repeated="16380"/>
        </table:table-row>
        <table:table-row table:style-name="ro1">
          <table:table-cell office:value-type="float" office:value="7.7499999999998792" table:formula="of:=[.A775]+0.01" table:style-name="ce1">
            <text:p>7.75</text:p>
          </table:table-cell>
          <table:table-cell office:value-type="float" office:value="75.465461730957003" table:style-name="ce1">
            <text:p>75.46546173</text:p>
          </table:table-cell>
          <table:table-cell office:value-type="float" office:value="10.039999999999836" table:formula="of:=[.C775]+0.01" table:style-name="ce1">
            <text:p>10.04</text:p>
          </table:table-cell>
          <table:table-cell office:value-type="float" office:value="-1.44746862351894E-2" table:style-name="ce1">
            <text:p>-0.014474686</text:p>
          </table:table-cell>
          <table:table-cell table:number-columns-repeated="16380"/>
        </table:table-row>
        <table:table-row table:style-name="ro1">
          <table:table-cell office:value-type="float" office:value="7.759999999999879" table:formula="of:=[.A776]+0.01" table:style-name="ce1">
            <text:p>7.76</text:p>
          </table:table-cell>
          <table:table-cell office:value-type="float" office:value="75.465827941894503" table:style-name="ce1">
            <text:p>75.46582794</text:p>
          </table:table-cell>
          <table:table-cell office:value-type="float" office:value="10.049999999999836" table:formula="of:=[.C776]+0.01" table:style-name="ce1">
            <text:p>10.05</text:p>
          </table:table-cell>
          <table:table-cell office:value-type="float" office:value="-1.0419454425573399E-2" table:style-name="ce1">
            <text:p>-0.010419454</text:p>
          </table:table-cell>
          <table:table-cell table:number-columns-repeated="16380"/>
        </table:table-row>
        <table:table-row table:style-name="ro1">
          <table:table-cell office:value-type="float" office:value="7.7699999999998788" table:formula="of:=[.A777]+0.01" table:style-name="ce1">
            <text:p>7.77</text:p>
          </table:table-cell>
          <table:table-cell office:value-type="float" office:value="75.466339111328097" table:style-name="ce1">
            <text:p>75.46633911</text:p>
          </table:table-cell>
          <table:table-cell office:value-type="float" office:value="10.059999999999835" table:formula="of:=[.C777]+0.01" table:style-name="ce1">
            <text:p>10.06</text:p>
          </table:table-cell>
          <table:table-cell office:value-type="float" office:value="-1.39634674414992E-2" table:style-name="ce1">
            <text:p>-0.013963467</text:p>
          </table:table-cell>
          <table:table-cell table:number-columns-repeated="16380"/>
        </table:table-row>
        <table:table-row table:style-name="ro1">
          <table:table-cell office:value-type="float" office:value="7.7799999999998786" table:formula="of:=[.A778]+0.01" table:style-name="ce1">
            <text:p>7.78</text:p>
          </table:table-cell>
          <table:table-cell office:value-type="float" office:value="75.4678955078125" table:style-name="ce1">
            <text:p>75.46789551</text:p>
          </table:table-cell>
          <table:table-cell office:value-type="float" office:value="10.069999999999835" table:formula="of:=[.C778]+0.01" table:style-name="ce1">
            <text:p>10.07</text:p>
          </table:table-cell>
          <table:table-cell office:value-type="float" office:value="-2.20753252506256E-2" table:style-name="ce1">
            <text:p>-0.022075325</text:p>
          </table:table-cell>
          <table:table-cell table:number-columns-repeated="16380"/>
        </table:table-row>
        <table:table-row table:style-name="ro1">
          <table:table-cell office:value-type="float" office:value="7.7899999999998784" table:formula="of:=[.A779]+0.01" table:style-name="ce1">
            <text:p>7.79</text:p>
          </table:table-cell>
          <table:table-cell office:value-type="float" office:value="75.46923828125" table:style-name="ce1">
            <text:p>75.46923828</text:p>
          </table:table-cell>
          <table:table-cell office:value-type="float" office:value="10.079999999999835" table:formula="of:=[.C779]+0.01" table:style-name="ce1">
            <text:p>10.08</text:p>
          </table:table-cell>
          <table:table-cell office:value-type="float" office:value="-4.5735560357570697E-2" table:style-name="ce1">
            <text:p>-0.04573556</text:p>
          </table:table-cell>
          <table:table-cell table:number-columns-repeated="16380"/>
        </table:table-row>
        <table:table-row table:style-name="ro1">
          <table:table-cell office:value-type="float" office:value="7.7999999999998781" table:formula="of:=[.A780]+0.01" table:style-name="ce1">
            <text:p>7.8</text:p>
          </table:table-cell>
          <table:table-cell office:value-type="float" office:value="75.470481872558594" table:style-name="ce1">
            <text:p>75.47048187</text:p>
          </table:table-cell>
          <table:table-cell office:value-type="float" office:value="10.089999999999835" table:formula="of:=[.C780]+0.01" table:style-name="ce1">
            <text:p>10.09</text:p>
          </table:table-cell>
          <table:table-cell office:value-type="float" office:value="-6.76268860697746E-2" table:style-name="ce1">
            <text:p>-0.067626886</text:p>
          </table:table-cell>
          <table:table-cell table:number-columns-repeated="16380"/>
        </table:table-row>
        <table:table-row table:style-name="ro1">
          <table:table-cell office:value-type="float" office:value="7.8099999999998779" table:formula="of:=[.A781]+0.01" table:style-name="ce1">
            <text:p>7.81</text:p>
          </table:table-cell>
          <table:table-cell office:value-type="float" office:value="75.471664428710895" table:style-name="ce1">
            <text:p>75.47166443</text:p>
          </table:table-cell>
          <table:table-cell office:value-type="float" office:value="10.099999999999834" table:formula="of:=[.C781]+0.01" table:style-name="ce1">
            <text:p>10.1</text:p>
          </table:table-cell>
          <table:table-cell office:value-type="float" office:value="-0.105237491428852" table:style-name="ce1">
            <text:p>-0.105237491</text:p>
          </table:table-cell>
          <table:table-cell table:number-columns-repeated="16380"/>
        </table:table-row>
        <table:table-row table:style-name="ro1">
          <table:table-cell office:value-type="float" office:value="7.8199999999998777" table:formula="of:=[.A782]+0.01" table:style-name="ce1">
            <text:p>7.82</text:p>
          </table:table-cell>
          <table:table-cell office:value-type="float" office:value="75.473335266113295" table:style-name="ce1">
            <text:p>75.47333527</text:p>
          </table:table-cell>
          <table:table-cell office:value-type="float" office:value="10.109999999999834" table:formula="of:=[.C782]+0.01" table:style-name="ce1">
            <text:p>10.11</text:p>
          </table:table-cell>
          <table:table-cell office:value-type="float" office:value="-0.13196480274200401" table:style-name="ce1">
            <text:p>-0.131964803</text:p>
          </table:table-cell>
          <table:table-cell table:number-columns-repeated="16380"/>
        </table:table-row>
        <table:table-row table:style-name="ro1">
          <table:table-cell office:value-type="float" office:value="7.8299999999998775" table:formula="of:=[.A783]+0.01" table:style-name="ce1">
            <text:p>7.83</text:p>
          </table:table-cell>
          <table:table-cell office:value-type="float" office:value="75.474449157714801" table:style-name="ce1">
            <text:p>75.47444916</text:p>
          </table:table-cell>
          <table:table-cell office:value-type="float" office:value="10.119999999999834" table:formula="of:=[.C783]+0.01" table:style-name="ce1">
            <text:p>10.12</text:p>
          </table:table-cell>
          <table:table-cell office:value-type="float" office:value="-0.166243031620979" table:style-name="ce1">
            <text:p>-0.166243032</text:p>
          </table:table-cell>
          <table:table-cell table:number-columns-repeated="16380"/>
        </table:table-row>
        <table:table-row table:style-name="ro1">
          <table:table-cell office:value-type="float" office:value="7.8399999999998773" table:formula="of:=[.A784]+0.01" table:style-name="ce1">
            <text:p>7.84</text:p>
          </table:table-cell>
          <table:table-cell office:value-type="float" office:value="75.475738525390597" table:style-name="ce1">
            <text:p>75.47573853</text:p>
          </table:table-cell>
          <table:table-cell office:value-type="float" office:value="10.129999999999834" table:formula="of:=[.C784]+0.01" table:style-name="ce1">
            <text:p>10.13</text:p>
          </table:table-cell>
          <table:table-cell office:value-type="float" office:value="-0.187646970152855" table:style-name="ce1">
            <text:p>-0.18764697</text:p>
          </table:table-cell>
          <table:table-cell table:number-columns-repeated="16380"/>
        </table:table-row>
        <table:table-row table:style-name="ro1">
          <table:table-cell office:value-type="float" office:value="7.8499999999998771" table:formula="of:=[.A785]+0.01" table:style-name="ce1">
            <text:p>7.85</text:p>
          </table:table-cell>
          <table:table-cell office:value-type="float" office:value="75.476554870605497" table:style-name="ce1">
            <text:p>75.47655487</text:p>
          </table:table-cell>
          <table:table-cell office:value-type="float" office:value="10.139999999999834" table:formula="of:=[.C785]+0.01" table:style-name="ce1">
            <text:p>10.14</text:p>
          </table:table-cell>
          <table:table-cell office:value-type="float" office:value="-0.21924993395805401" table:style-name="ce1">
            <text:p>-0.219249934</text:p>
          </table:table-cell>
          <table:table-cell table:number-columns-repeated="16380"/>
        </table:table-row>
        <table:table-row table:style-name="ro1">
          <table:table-cell office:value-type="float" office:value="7.8599999999998769" table:formula="of:=[.A786]+0.01" table:style-name="ce1">
            <text:p>7.86</text:p>
          </table:table-cell>
          <table:table-cell office:value-type="float" office:value="75.478111267089801" table:style-name="ce1">
            <text:p>75.47811127</text:p>
          </table:table-cell>
          <table:table-cell office:value-type="float" office:value="10.149999999999833" table:formula="of:=[.C786]+0.01" table:style-name="ce1">
            <text:p>10.15</text:p>
          </table:table-cell>
          <table:table-cell office:value-type="float" office:value="-0.240094229578972" table:style-name="ce1">
            <text:p>-0.24009423</text:p>
          </table:table-cell>
          <table:table-cell table:number-columns-repeated="16380"/>
        </table:table-row>
        <table:table-row table:style-name="ro1">
          <table:table-cell office:value-type="float" office:value="7.8699999999998766" table:formula="of:=[.A787]+0.01" table:style-name="ce1">
            <text:p>7.87</text:p>
          </table:table-cell>
          <table:table-cell office:value-type="float" office:value="75.478919982910199" table:style-name="ce1">
            <text:p>75.47891998</text:p>
          </table:table-cell>
          <table:table-cell office:value-type="float" office:value="10.159999999999833" table:formula="of:=[.C787]+0.01" table:style-name="ce1">
            <text:p>10.16</text:p>
          </table:table-cell>
          <table:table-cell office:value-type="float" office:value="-0.27444908022880599" table:style-name="ce1">
            <text:p>-0.27444908</text:p>
          </table:table-cell>
          <table:table-cell table:number-columns-repeated="16380"/>
        </table:table-row>
        <table:table-row table:style-name="ro1">
          <table:table-cell office:value-type="float" office:value="7.8799999999998764" table:formula="of:=[.A788]+0.01" table:style-name="ce1">
            <text:p>7.88</text:p>
          </table:table-cell>
          <table:table-cell office:value-type="float" office:value="75.480270385742202" table:style-name="ce1">
            <text:p>75.48027039</text:p>
          </table:table-cell>
          <table:table-cell office:value-type="float" office:value="10.169999999999833" table:formula="of:=[.C788]+0.01" table:style-name="ce1">
            <text:p>10.17</text:p>
          </table:table-cell>
          <table:table-cell office:value-type="float" office:value="-0.29855313897132901" table:style-name="ce1">
            <text:p>-0.298553139</text:p>
          </table:table-cell>
          <table:table-cell table:number-columns-repeated="16380"/>
        </table:table-row>
        <table:table-row table:style-name="ro1">
          <table:table-cell office:value-type="float" office:value="7.8899999999998762" table:formula="of:=[.A789]+0.01" table:style-name="ce1">
            <text:p>7.89</text:p>
          </table:table-cell>
          <table:table-cell office:value-type="float" office:value="75.481452941894503" table:style-name="ce1">
            <text:p>75.48145294</text:p>
          </table:table-cell>
          <table:table-cell office:value-type="float" office:value="10.179999999999833" table:formula="of:=[.C789]+0.01" table:style-name="ce1">
            <text:p>10.18</text:p>
          </table:table-cell>
          <table:table-cell office:value-type="float" office:value="-0.34180212020874001" table:style-name="ce1">
            <text:p>-0.34180212</text:p>
          </table:table-cell>
          <table:table-cell table:number-columns-repeated="16380"/>
        </table:table-row>
        <table:table-row table:style-name="ro1">
          <table:table-cell office:value-type="float" office:value="7.899999999999876" table:formula="of:=[.A790]+0.01" table:style-name="ce1">
            <text:p>7.9</text:p>
          </table:table-cell>
          <table:table-cell office:value-type="float" office:value="75.483345031738295" table:style-name="ce1">
            <text:p>75.48334503</text:p>
          </table:table-cell>
          <table:table-cell office:value-type="float" office:value="10.189999999999833" table:formula="of:=[.C790]+0.01" table:style-name="ce1">
            <text:p>10.19</text:p>
          </table:table-cell>
          <table:table-cell office:value-type="float" office:value="-0.36957669258117698" table:style-name="ce1">
            <text:p>-0.369576693</text:p>
          </table:table-cell>
          <table:table-cell table:number-columns-repeated="16380"/>
        </table:table-row>
        <table:table-row table:style-name="ro1">
          <table:table-cell office:value-type="float" office:value="7.9099999999998758" table:formula="of:=[.A791]+0.01" table:style-name="ce1">
            <text:p>7.91</text:p>
          </table:table-cell>
          <table:table-cell office:value-type="float" office:value="75.485076904296903" table:style-name="ce1">
            <text:p>75.4850769</text:p>
          </table:table-cell>
          <table:table-cell office:value-type="float" office:value="10.199999999999832" table:formula="of:=[.C791]+0.01" table:style-name="ce1">
            <text:p>10.2</text:p>
          </table:table-cell>
          <table:table-cell office:value-type="float" office:value="-0.40632840991020203" table:style-name="ce1">
            <text:p>-0.40632841</text:p>
          </table:table-cell>
          <table:table-cell table:number-columns-repeated="16380"/>
        </table:table-row>
        <table:table-row table:style-name="ro1">
          <table:table-cell office:value-type="float" office:value="7.9199999999998756" table:formula="of:=[.A792]+0.01" table:style-name="ce1">
            <text:p>7.92</text:p>
          </table:table-cell>
          <table:table-cell office:value-type="float" office:value="75.486557006835895" table:style-name="ce1">
            <text:p>75.48655701</text:p>
          </table:table-cell>
          <table:table-cell office:value-type="float" office:value="10.209999999999832" table:formula="of:=[.C792]+0.01" table:style-name="ce1">
            <text:p>10.21</text:p>
          </table:table-cell>
          <table:table-cell office:value-type="float" office:value="-0.42490115761756903" table:style-name="ce1">
            <text:p>-0.424901158</text:p>
          </table:table-cell>
          <table:table-cell table:number-columns-repeated="16380"/>
        </table:table-row>
        <table:table-row table:style-name="ro1">
          <table:table-cell office:value-type="float" office:value="7.9299999999998754" table:formula="of:=[.A793]+0.01" table:style-name="ce1">
            <text:p>7.93</text:p>
          </table:table-cell>
          <table:table-cell office:value-type="float" office:value="75.487266540527301" table:style-name="ce1">
            <text:p>75.48726654</text:p>
          </table:table-cell>
          <table:table-cell office:value-type="float" office:value="10.219999999999832" table:formula="of:=[.C793]+0.01" table:style-name="ce1">
            <text:p>10.22</text:p>
          </table:table-cell>
          <table:table-cell office:value-type="float" office:value="-0.43978756666183499" table:style-name="ce1">
            <text:p>-0.439787567</text:p>
          </table:table-cell>
          <table:table-cell table:number-columns-repeated="16380"/>
        </table:table-row>
        <table:table-row table:style-name="ro1">
          <table:table-cell office:value-type="float" office:value="7.9399999999998752" table:formula="of:=[.A794]+0.01" table:style-name="ce1">
            <text:p>7.94</text:p>
          </table:table-cell>
          <table:table-cell office:value-type="float" office:value="75.488090515136705" table:style-name="ce1">
            <text:p>75.48809052</text:p>
          </table:table-cell>
          <table:table-cell office:value-type="float" office:value="10.229999999999832" table:formula="of:=[.C794]+0.01" table:style-name="ce1">
            <text:p>10.23</text:p>
          </table:table-cell>
          <table:table-cell office:value-type="float" office:value="-0.44457712769508401" table:style-name="ce1">
            <text:p>-0.444577128</text:p>
          </table:table-cell>
          <table:table-cell table:number-columns-repeated="16380"/>
        </table:table-row>
        <table:table-row table:style-name="ro1">
          <table:table-cell office:value-type="float" office:value="7.9499999999998749" table:formula="of:=[.A795]+0.01" table:style-name="ce1">
            <text:p>7.95</text:p>
          </table:table-cell>
          <table:table-cell office:value-type="float" office:value="75.488723754882798" table:style-name="ce1">
            <text:p>75.48872375</text:p>
          </table:table-cell>
          <table:table-cell office:value-type="float" office:value="10.239999999999831" table:formula="of:=[.C795]+0.01" table:style-name="ce1">
            <text:p>10.24</text:p>
          </table:table-cell>
          <table:table-cell office:value-type="float" office:value="-0.44473135471344" table:style-name="ce1">
            <text:p>-0.444731355</text:p>
          </table:table-cell>
          <table:table-cell table:number-columns-repeated="16380"/>
        </table:table-row>
        <table:table-row table:style-name="ro1">
          <table:table-cell office:value-type="float" office:value="7.9599999999998747" table:formula="of:=[.A796]+0.01" table:style-name="ce1">
            <text:p>7.96</text:p>
          </table:table-cell>
          <table:table-cell office:value-type="float" office:value="75.489761352539105" table:style-name="ce1">
            <text:p>75.48976135</text:p>
          </table:table-cell>
          <table:table-cell office:value-type="float" office:value="10.249999999999831" table:formula="of:=[.C796]+0.01" table:style-name="ce1">
            <text:p>10.25</text:p>
          </table:table-cell>
          <table:table-cell office:value-type="float" office:value="-0.44392782449722301" table:style-name="ce1">
            <text:p>-0.443927824</text:p>
          </table:table-cell>
          <table:table-cell table:number-columns-repeated="16380"/>
        </table:table-row>
        <table:table-row table:style-name="ro1">
          <table:table-cell office:value-type="float" office:value="7.9699999999998745" table:formula="of:=[.A797]+0.01" table:style-name="ce1">
            <text:p>7.97</text:p>
          </table:table-cell>
          <table:table-cell office:value-type="float" office:value="75.490158081054702" table:style-name="ce1">
            <text:p>75.49015808</text:p>
          </table:table-cell>
          <table:table-cell office:value-type="float" office:value="10.259999999999831" table:formula="of:=[.C797]+0.01" table:style-name="ce1">
            <text:p>10.26</text:p>
          </table:table-cell>
          <table:table-cell office:value-type="float" office:value="-0.44359558820724498" table:style-name="ce1">
            <text:p>-0.443595588</text:p>
          </table:table-cell>
          <table:table-cell table:number-columns-repeated="16380"/>
        </table:table-row>
        <table:table-row table:style-name="ro1">
          <table:table-cell office:value-type="float" office:value="7.9799999999998743" table:formula="of:=[.A798]+0.01" table:style-name="ce1">
            <text:p>7.98</text:p>
          </table:table-cell>
          <table:table-cell office:value-type="float" office:value="75.491958618164105" table:style-name="ce1">
            <text:p>75.49195862</text:p>
          </table:table-cell>
          <table:table-cell office:value-type="float" office:value="10.269999999999831" table:formula="of:=[.C798]+0.01" table:style-name="ce1">
            <text:p>10.27</text:p>
          </table:table-cell>
          <table:table-cell office:value-type="float" office:value="-0.442778080701828" table:style-name="ce1">
            <text:p>-0.442778081</text:p>
          </table:table-cell>
          <table:table-cell table:number-columns-repeated="16380"/>
        </table:table-row>
        <table:table-row table:style-name="ro1">
          <table:table-cell office:value-type="float" office:value="7.9899999999998741" table:formula="of:=[.A799]+0.01" table:style-name="ce1">
            <text:p>7.99</text:p>
          </table:table-cell>
          <table:table-cell office:value-type="float" office:value="75.4930419921875" table:style-name="ce1">
            <text:p>75.49304199</text:p>
          </table:table-cell>
          <table:table-cell office:value-type="float" office:value="10.279999999999831" table:formula="of:=[.C799]+0.01" table:style-name="ce1">
            <text:p>10.28</text:p>
          </table:table-cell>
          <table:table-cell office:value-type="float" office:value="-0.44297429919242898" table:style-name="ce1">
            <text:p>-0.442974299</text:p>
          </table:table-cell>
          <table:table-cell table:number-columns-repeated="16380"/>
        </table:table-row>
        <table:table-row table:style-name="ro1">
          <table:table-cell office:value-type="float" office:value="7.9999999999998739" table:formula="of:=[.A800]+0.01" table:style-name="ce1">
            <text:p>8</text:p>
          </table:table-cell>
          <table:table-cell office:value-type="float" office:value="75.494361877441406" table:style-name="ce1">
            <text:p>75.49436188</text:p>
          </table:table-cell>
          <table:table-cell office:value-type="float" office:value="10.28999999999983" table:formula="of:=[.C800]+0.01" table:style-name="ce1">
            <text:p>10.29</text:p>
          </table:table-cell>
          <table:table-cell office:value-type="float" office:value="-0.439518302679062" table:style-name="ce1">
            <text:p>-0.439518303</text:p>
          </table:table-cell>
          <table:table-cell table:number-columns-repeated="16380"/>
        </table:table-row>
        <table:table-row table:style-name="ro1">
          <table:table-cell office:value-type="float" office:value="8.0099999999998737" table:formula="of:=[.A801]+0.01" table:style-name="ce1">
            <text:p>8.01</text:p>
          </table:table-cell>
          <table:table-cell office:value-type="float" office:value="75.4952392578125" table:style-name="ce1">
            <text:p>75.49523926</text:p>
          </table:table-cell>
          <table:table-cell office:value-type="float" office:value="10.29999999999983" table:formula="of:=[.C801]+0.01" table:style-name="ce1">
            <text:p>10.3</text:p>
          </table:table-cell>
          <table:table-cell office:value-type="float" office:value="-0.43148651719093301" table:style-name="ce1">
            <text:p>-0.431486517</text:p>
          </table:table-cell>
          <table:table-cell table:number-columns-repeated="16380"/>
        </table:table-row>
        <table:table-row table:style-name="ro1">
          <table:table-cell office:value-type="float" office:value="8.0199999999998735" table:formula="of:=[.A802]+0.01" table:style-name="ce1">
            <text:p>8.02</text:p>
          </table:table-cell>
          <table:table-cell office:value-type="float" office:value="75.496009826660199" table:style-name="ce1">
            <text:p>75.49600983</text:p>
          </table:table-cell>
          <table:table-cell office:value-type="float" office:value="10.30999999999983" table:formula="of:=[.C802]+0.01" table:style-name="ce1">
            <text:p>10.31</text:p>
          </table:table-cell>
          <table:table-cell office:value-type="float" office:value="-0.42372992634773199" table:style-name="ce1">
            <text:p>-0.423729926</text:p>
          </table:table-cell>
          <table:table-cell table:number-columns-repeated="16380"/>
        </table:table-row>
        <table:table-row table:style-name="ro1">
          <table:table-cell office:value-type="float" office:value="8.0299999999998732" table:formula="of:=[.A803]+0.01" table:style-name="ce1">
            <text:p>8.03</text:p>
          </table:table-cell>
          <table:table-cell office:value-type="float" office:value="75.497238159179702" table:style-name="ce1">
            <text:p>75.49723816</text:p>
          </table:table-cell>
          <table:table-cell office:value-type="float" office:value="10.31999999999983" table:formula="of:=[.C803]+0.01" table:style-name="ce1">
            <text:p>10.32</text:p>
          </table:table-cell>
          <table:table-cell office:value-type="float" office:value="-0.41224780678749101" table:style-name="ce1">
            <text:p>-0.412247807</text:p>
          </table:table-cell>
          <table:table-cell table:number-columns-repeated="16380"/>
        </table:table-row>
        <table:table-row table:style-name="ro1">
          <table:table-cell office:value-type="float" office:value="8.039999999999873" table:formula="of:=[.A804]+0.01" table:style-name="ce1">
            <text:p>8.04</text:p>
          </table:table-cell>
          <table:table-cell office:value-type="float" office:value="75.497978210449205" table:style-name="ce1">
            <text:p>75.49797821</text:p>
          </table:table-cell>
          <table:table-cell office:value-type="float" office:value="10.32999999999983" table:formula="of:=[.C804]+0.01" table:style-name="ce1">
            <text:p>10.33</text:p>
          </table:table-cell>
          <table:table-cell office:value-type="float" office:value="-0.406144618988037" table:style-name="ce1">
            <text:p>-0.406144619</text:p>
          </table:table-cell>
          <table:table-cell table:number-columns-repeated="16380"/>
        </table:table-row>
        <table:table-row table:style-name="ro1">
          <table:table-cell office:value-type="float" office:value="8.0499999999998728" table:formula="of:=[.A805]+0.01" table:style-name="ce1">
            <text:p>8.05</text:p>
          </table:table-cell>
          <table:table-cell office:value-type="float" office:value="75.498077392578097" table:style-name="ce1">
            <text:p>75.49807739</text:p>
          </table:table-cell>
          <table:table-cell office:value-type="float" office:value="10.339999999999829" table:formula="of:=[.C805]+0.01" table:style-name="ce1">
            <text:p>10.34</text:p>
          </table:table-cell>
          <table:table-cell office:value-type="float" office:value="-0.39763519167900102" table:style-name="ce1">
            <text:p>-0.397635192</text:p>
          </table:table-cell>
          <table:table-cell table:number-columns-repeated="16380"/>
        </table:table-row>
        <table:table-row table:style-name="ro1">
          <table:table-cell office:value-type="float" office:value="8.0599999999998726" table:formula="of:=[.A806]+0.01" table:style-name="ce1">
            <text:p>8.06</text:p>
          </table:table-cell>
          <table:table-cell office:value-type="float" office:value="75.499374389648395" table:style-name="ce1">
            <text:p>75.49937439</text:p>
          </table:table-cell>
          <table:table-cell office:value-type="float" office:value="10.349999999999829" table:formula="of:=[.C806]+0.01" table:style-name="ce1">
            <text:p>10.35</text:p>
          </table:table-cell>
          <table:table-cell office:value-type="float" office:value="-0.39173224568366999" table:style-name="ce1">
            <text:p>-0.391732246</text:p>
          </table:table-cell>
          <table:table-cell table:number-columns-repeated="16380"/>
        </table:table-row>
        <table:table-row table:style-name="ro1">
          <table:table-cell office:value-type="float" office:value="8.0699999999998724" table:formula="of:=[.A807]+0.01" table:style-name="ce1">
            <text:p>8.07</text:p>
          </table:table-cell>
          <table:table-cell office:value-type="float" office:value="75.500457763671903" table:style-name="ce1">
            <text:p>75.50045776</text:p>
          </table:table-cell>
          <table:table-cell office:value-type="float" office:value="10.359999999999829" table:formula="of:=[.C807]+0.01" table:style-name="ce1">
            <text:p>10.36</text:p>
          </table:table-cell>
          <table:table-cell office:value-type="float" office:value="-0.383088439702988" table:style-name="ce1">
            <text:p>-0.38308844</text:p>
          </table:table-cell>
          <table:table-cell table:number-columns-repeated="16380"/>
        </table:table-row>
        <table:table-row table:style-name="ro1">
          <table:table-cell office:value-type="float" office:value="8.0799999999998722" table:formula="of:=[.A808]+0.01" table:style-name="ce1">
            <text:p>8.08</text:p>
          </table:table-cell>
          <table:table-cell office:value-type="float" office:value="75.501007080078097" table:style-name="ce1">
            <text:p>75.50100708</text:p>
          </table:table-cell>
          <table:table-cell office:value-type="float" office:value="10.369999999999829" table:formula="of:=[.C808]+0.01" table:style-name="ce1">
            <text:p>10.37</text:p>
          </table:table-cell>
          <table:table-cell office:value-type="float" office:value="-0.37707328796386702" table:style-name="ce1">
            <text:p>-0.377073288</text:p>
          </table:table-cell>
          <table:table-cell table:number-columns-repeated="16380"/>
        </table:table-row>
        <table:table-row table:style-name="ro1">
          <table:table-cell office:value-type="float" office:value="8.089999999999872" table:formula="of:=[.A809]+0.01" table:style-name="ce1">
            <text:p>8.09</text:p>
          </table:table-cell>
          <table:table-cell office:value-type="float" office:value="75.501617431640597" table:style-name="ce1">
            <text:p>75.50161743</text:p>
          </table:table-cell>
          <table:table-cell office:value-type="float" office:value="10.379999999999828" table:formula="of:=[.C809]+0.01" table:style-name="ce1">
            <text:p>10.38</text:p>
          </table:table-cell>
          <table:table-cell office:value-type="float" office:value="-0.373032957315445" table:style-name="ce1">
            <text:p>-0.373032957</text:p>
          </table:table-cell>
          <table:table-cell table:number-columns-repeated="16380"/>
        </table:table-row>
        <table:table-row table:style-name="ro1">
          <table:table-cell office:value-type="float" office:value="8.0999999999998717" table:formula="of:=[.A810]+0.01" table:style-name="ce1">
            <text:p>8.1</text:p>
          </table:table-cell>
          <table:table-cell office:value-type="float" office:value="75.503097534179702" table:style-name="ce1">
            <text:p>75.50309753</text:p>
          </table:table-cell>
          <table:table-cell office:value-type="float" office:value="10.389999999999828" table:formula="of:=[.C810]+0.01" table:style-name="ce1">
            <text:p>10.39</text:p>
          </table:table-cell>
          <table:table-cell office:value-type="float" office:value="-0.373024672269821" table:style-name="ce1">
            <text:p>-0.373024672</text:p>
          </table:table-cell>
          <table:table-cell table:number-columns-repeated="16380"/>
        </table:table-row>
        <table:table-row table:style-name="ro1">
          <table:table-cell office:value-type="float" office:value="8.1099999999998715" table:formula="of:=[.A811]+0.01" table:style-name="ce1">
            <text:p>8.11</text:p>
          </table:table-cell>
          <table:table-cell office:value-type="float" office:value="75.503761291503906" table:style-name="ce1">
            <text:p>75.50376129</text:p>
          </table:table-cell>
          <table:table-cell office:value-type="float" office:value="10.399999999999828" table:formula="of:=[.C811]+0.01" table:style-name="ce1">
            <text:p>10.4</text:p>
          </table:table-cell>
          <table:table-cell office:value-type="float" office:value="-0.37737450003624001" table:style-name="ce1">
            <text:p>-0.3773745</text:p>
          </table:table-cell>
          <table:table-cell table:number-columns-repeated="16380"/>
        </table:table-row>
        <table:table-row table:style-name="ro1">
          <table:table-cell office:value-type="float" office:value="8.1199999999998713" table:formula="of:=[.A812]+0.01" table:style-name="ce1">
            <text:p>8.12</text:p>
          </table:table-cell>
          <table:table-cell office:value-type="float" office:value="75.504486083984403" table:style-name="ce1">
            <text:p>75.50448608</text:p>
          </table:table-cell>
          <table:table-cell office:value-type="float" office:value="10.409999999999828" table:formula="of:=[.C812]+0.01" table:style-name="ce1">
            <text:p>10.41</text:p>
          </table:table-cell>
          <table:table-cell office:value-type="float" office:value="-0.38027146458625799" table:style-name="ce1">
            <text:p>-0.380271465</text:p>
          </table:table-cell>
          <table:table-cell table:number-columns-repeated="16380"/>
        </table:table-row>
        <table:table-row table:style-name="ro1">
          <table:table-cell office:value-type="float" office:value="8.1299999999998711" table:formula="of:=[.A813]+0.01" table:style-name="ce1">
            <text:p>8.13</text:p>
          </table:table-cell>
          <table:table-cell office:value-type="float" office:value="75.505279541015597" table:style-name="ce1">
            <text:p>75.50527954</text:p>
          </table:table-cell>
          <table:table-cell office:value-type="float" office:value="10.419999999999828" table:formula="of:=[.C813]+0.01" table:style-name="ce1">
            <text:p>10.42</text:p>
          </table:table-cell>
          <table:table-cell office:value-type="float" office:value="-0.383662909269333" table:style-name="ce1">
            <text:p>-0.383662909</text:p>
          </table:table-cell>
          <table:table-cell table:number-columns-repeated="16380"/>
        </table:table-row>
        <table:table-row table:style-name="ro1">
          <table:table-cell office:value-type="float" office:value="8.1399999999998709" table:formula="of:=[.A814]+0.01" table:style-name="ce1">
            <text:p>8.14</text:p>
          </table:table-cell>
          <table:table-cell office:value-type="float" office:value="75.506637573242202" table:style-name="ce1">
            <text:p>75.50663757</text:p>
          </table:table-cell>
          <table:table-cell office:value-type="float" office:value="10.429999999999827" table:formula="of:=[.C814]+0.01" table:style-name="ce1">
            <text:p>10.43</text:p>
          </table:table-cell>
          <table:table-cell office:value-type="float" office:value="-0.38446408510208102" table:style-name="ce1">
            <text:p>-0.384464085</text:p>
          </table:table-cell>
          <table:table-cell table:number-columns-repeated="16380"/>
        </table:table-row>
        <table:table-row table:style-name="ro1">
          <table:table-cell office:value-type="float" office:value="8.1499999999998707" table:formula="of:=[.A815]+0.01" table:style-name="ce1">
            <text:p>8.15</text:p>
          </table:table-cell>
          <table:table-cell office:value-type="float" office:value="75.508232116699205" table:style-name="ce1">
            <text:p>75.50823212</text:p>
          </table:table-cell>
          <table:table-cell office:value-type="float" office:value="10.439999999999827" table:formula="of:=[.C815]+0.01" table:style-name="ce1">
            <text:p>10.44</text:p>
          </table:table-cell>
          <table:table-cell office:value-type="float" office:value="-0.38227793574333202" table:style-name="ce1">
            <text:p>-0.382277936</text:p>
          </table:table-cell>
          <table:table-cell table:number-columns-repeated="16380"/>
        </table:table-row>
        <table:table-row table:style-name="ro1">
          <table:table-cell office:value-type="float" office:value="8.1599999999998705" table:formula="of:=[.A816]+0.01" table:style-name="ce1">
            <text:p>8.16</text:p>
          </table:table-cell>
          <table:table-cell office:value-type="float" office:value="75.51025390625" table:style-name="ce1">
            <text:p>75.51025391</text:p>
          </table:table-cell>
          <table:table-cell office:value-type="float" office:value="10.449999999999827" table:formula="of:=[.C816]+0.01" table:style-name="ce1">
            <text:p>10.45</text:p>
          </table:table-cell>
          <table:table-cell office:value-type="float" office:value="-0.38195964694023099" table:style-name="ce1">
            <text:p>-0.381959647</text:p>
          </table:table-cell>
          <table:table-cell table:number-columns-repeated="16380"/>
        </table:table-row>
        <table:table-row table:style-name="ro1">
          <table:table-cell office:value-type="float" office:value="8.1699999999998703" table:formula="of:=[.A817]+0.01" table:style-name="ce1">
            <text:p>8.17</text:p>
          </table:table-cell>
          <table:table-cell office:value-type="float" office:value="75.511535644531307" table:style-name="ce1">
            <text:p>75.51153564</text:p>
          </table:table-cell>
          <table:table-cell office:value-type="float" office:value="10.459999999999827" table:formula="of:=[.C817]+0.01" table:style-name="ce1">
            <text:p>10.46</text:p>
          </table:table-cell>
          <table:table-cell office:value-type="float" office:value="-0.38741025328636203" table:style-name="ce1">
            <text:p>-0.387410253</text:p>
          </table:table-cell>
          <table:table-cell table:number-columns-repeated="16380"/>
        </table:table-row>
        <table:table-row table:style-name="ro1">
          <table:table-cell office:value-type="float" office:value="8.17999999999987" table:formula="of:=[.A818]+0.01" table:style-name="ce1">
            <text:p>8.18</text:p>
          </table:table-cell>
          <table:table-cell office:value-type="float" office:value="75.512748718261705" table:style-name="ce1">
            <text:p>75.51274872</text:p>
          </table:table-cell>
          <table:table-cell office:value-type="float" office:value="10.469999999999827" table:formula="of:=[.C818]+0.01" table:style-name="ce1">
            <text:p>10.47</text:p>
          </table:table-cell>
          <table:table-cell office:value-type="float" office:value="-0.39366969466209401" table:style-name="ce1">
            <text:p>-0.393669695</text:p>
          </table:table-cell>
          <table:table-cell table:number-columns-repeated="16380"/>
        </table:table-row>
        <table:table-row table:style-name="ro1">
          <table:table-cell office:value-type="float" office:value="8.1899999999998698" table:formula="of:=[.A819]+0.01" table:style-name="ce1">
            <text:p>8.19</text:p>
          </table:table-cell>
          <table:table-cell office:value-type="float" office:value="75.513290405273395" table:style-name="ce1">
            <text:p>75.51329041</text:p>
          </table:table-cell>
          <table:table-cell office:value-type="float" office:value="10.479999999999826" table:formula="of:=[.C819]+0.01" table:style-name="ce1">
            <text:p>10.48</text:p>
          </table:table-cell>
          <table:table-cell office:value-type="float" office:value="-0.40278834104538003" table:style-name="ce1">
            <text:p>-0.402788341</text:p>
          </table:table-cell>
          <table:table-cell table:number-columns-repeated="16380"/>
        </table:table-row>
        <table:table-row table:style-name="ro1">
          <table:table-cell office:value-type="float" office:value="8.1999999999998696" table:formula="of:=[.A820]+0.01" table:style-name="ce1">
            <text:p>8.2</text:p>
          </table:table-cell>
          <table:table-cell office:value-type="float" office:value="75.515342712402301" table:style-name="ce1">
            <text:p>75.51534271</text:p>
          </table:table-cell>
          <table:table-cell office:value-type="float" office:value="10.489999999999826" table:formula="of:=[.C820]+0.01" table:style-name="ce1">
            <text:p>10.49</text:p>
          </table:table-cell>
          <table:table-cell office:value-type="float" office:value="-0.40903508663177501" table:style-name="ce1">
            <text:p>-0.409035087</text:p>
          </table:table-cell>
          <table:table-cell table:number-columns-repeated="16380"/>
        </table:table-row>
        <table:table-row table:style-name="ro1">
          <table:table-cell office:value-type="float" office:value="8.2099999999998694" table:formula="of:=[.A821]+0.01" table:style-name="ce1">
            <text:p>8.21</text:p>
          </table:table-cell>
          <table:table-cell office:value-type="float" office:value="75.516372680664105" table:style-name="ce1">
            <text:p>75.51637268</text:p>
          </table:table-cell>
          <table:table-cell office:value-type="float" office:value="10.499999999999826" table:formula="of:=[.C821]+0.01" table:style-name="ce1">
            <text:p>10.5</text:p>
          </table:table-cell>
          <table:table-cell office:value-type="float" office:value="-0.41669699549674999" table:style-name="ce1">
            <text:p>-0.416696995</text:p>
          </table:table-cell>
          <table:table-cell table:number-columns-repeated="16380"/>
        </table:table-row>
        <table:table-row table:style-name="ro1">
          <table:table-cell office:value-type="float" office:value="8.2199999999998692" table:formula="of:=[.A822]+0.01" table:style-name="ce1">
            <text:p>8.22</text:p>
          </table:table-cell>
          <table:table-cell office:value-type="float" office:value="75.517723083496094" table:style-name="ce1">
            <text:p>75.51772308</text:p>
          </table:table-cell>
          <table:table-cell office:value-type="float" office:value="10.509999999999826" table:formula="of:=[.C822]+0.01" table:style-name="ce1">
            <text:p>10.51</text:p>
          </table:table-cell>
          <table:table-cell office:value-type="float" office:value="-0.42066290974616999" table:style-name="ce1">
            <text:p>-0.42066291</text:p>
          </table:table-cell>
          <table:table-cell table:number-columns-repeated="16380"/>
        </table:table-row>
        <table:table-row table:style-name="ro1">
          <table:table-cell office:value-type="float" office:value="8.229999999999869" table:formula="of:=[.A823]+0.01" table:style-name="ce1">
            <text:p>8.23</text:p>
          </table:table-cell>
          <table:table-cell office:value-type="float" office:value="75.517715454101605" table:style-name="ce1">
            <text:p>75.51771545</text:p>
          </table:table-cell>
          <table:table-cell office:value-type="float" office:value="10.519999999999825" table:formula="of:=[.C823]+0.01" table:style-name="ce1">
            <text:p>10.52</text:p>
          </table:table-cell>
          <table:table-cell office:value-type="float" office:value="-0.42230531573295599" table:style-name="ce1">
            <text:p>-0.422305316</text:p>
          </table:table-cell>
          <table:table-cell table:number-columns-repeated="16380"/>
        </table:table-row>
        <table:table-row table:style-name="ro1">
          <table:table-cell office:value-type="float" office:value="8.2399999999998688" table:formula="of:=[.A824]+0.01" table:style-name="ce1">
            <text:p>8.24</text:p>
          </table:table-cell>
          <table:table-cell office:value-type="float" office:value="75.519088745117202" table:style-name="ce1">
            <text:p>75.51908875</text:p>
          </table:table-cell>
          <table:table-cell office:value-type="float" office:value="10.529999999999825" table:formula="of:=[.C824]+0.01" table:style-name="ce1">
            <text:p>10.53</text:p>
          </table:table-cell>
          <table:table-cell office:value-type="float" office:value="-0.41959816217422502" table:style-name="ce1">
            <text:p>-0.419598162</text:p>
          </table:table-cell>
          <table:table-cell table:number-columns-repeated="16380"/>
        </table:table-row>
        <table:table-row table:style-name="ro1">
          <table:table-cell office:value-type="float" office:value="8.2499999999998685" table:formula="of:=[.A825]+0.01" table:style-name="ce1">
            <text:p>8.25</text:p>
          </table:table-cell>
          <table:table-cell office:value-type="float" office:value="75.519813537597699" table:style-name="ce1">
            <text:p>75.51981354</text:p>
          </table:table-cell>
          <table:table-cell office:value-type="float" office:value="10.539999999999825" table:formula="of:=[.C825]+0.01" table:style-name="ce1">
            <text:p>10.54</text:p>
          </table:table-cell>
          <table:table-cell office:value-type="float" office:value="-0.412514358758926" table:style-name="ce1">
            <text:p>-0.412514359</text:p>
          </table:table-cell>
          <table:table-cell table:number-columns-repeated="16380"/>
        </table:table-row>
        <table:table-row table:style-name="ro1">
          <table:table-cell office:value-type="float" office:value="8.2599999999998683" table:formula="of:=[.A826]+0.01" table:style-name="ce1">
            <text:p>8.26</text:p>
          </table:table-cell>
          <table:table-cell office:value-type="float" office:value="75.521347045898395" table:style-name="ce1">
            <text:p>75.52134705</text:p>
          </table:table-cell>
          <table:table-cell office:value-type="float" office:value="10.549999999999825" table:formula="of:=[.C826]+0.01" table:style-name="ce1">
            <text:p>10.55</text:p>
          </table:table-cell>
          <table:table-cell office:value-type="float" office:value="-0.40684202313423201" table:style-name="ce1">
            <text:p>-0.406842023</text:p>
          </table:table-cell>
          <table:table-cell table:number-columns-repeated="16380"/>
        </table:table-row>
        <table:table-row table:style-name="ro1">
          <table:table-cell office:value-type="float" office:value="8.2699999999998681" table:formula="of:=[.A827]+0.01" table:style-name="ce1">
            <text:p>8.27</text:p>
          </table:table-cell>
          <table:table-cell office:value-type="float" office:value="75.522071838378906" table:style-name="ce1">
            <text:p>75.52207184</text:p>
          </table:table-cell>
          <table:table-cell office:value-type="float" office:value="10.559999999999825" table:formula="of:=[.C827]+0.01" table:style-name="ce1">
            <text:p>10.56</text:p>
          </table:table-cell>
          <table:table-cell office:value-type="float" office:value="-0.40098589658737199" table:style-name="ce1">
            <text:p>-0.400985897</text:p>
          </table:table-cell>
          <table:table-cell table:number-columns-repeated="16380"/>
        </table:table-row>
        <table:table-row table:style-name="ro1">
          <table:table-cell office:value-type="float" office:value="8.2799999999998679" table:formula="of:=[.A828]+0.01" table:style-name="ce1">
            <text:p>8.28</text:p>
          </table:table-cell>
          <table:table-cell office:value-type="float" office:value="75.522605895996094" table:style-name="ce1">
            <text:p>75.5226059</text:p>
          </table:table-cell>
          <table:table-cell office:value-type="float" office:value="10.569999999999824" table:formula="of:=[.C828]+0.01" table:style-name="ce1">
            <text:p>10.57</text:p>
          </table:table-cell>
          <table:table-cell office:value-type="float" office:value="-0.39931511878967302" table:style-name="ce1">
            <text:p>-0.399315119</text:p>
          </table:table-cell>
          <table:table-cell table:number-columns-repeated="16380"/>
        </table:table-row>
        <table:table-row table:style-name="ro1">
          <table:table-cell office:value-type="float" office:value="8.2899999999998677" table:formula="of:=[.A829]+0.01" table:style-name="ce1">
            <text:p>8.29</text:p>
          </table:table-cell>
          <table:table-cell office:value-type="float" office:value="75.522979736328097" table:style-name="ce1">
            <text:p>75.52297974</text:p>
          </table:table-cell>
          <table:table-cell office:value-type="float" office:value="10.579999999999824" table:formula="of:=[.C829]+0.01" table:style-name="ce1">
            <text:p>10.58</text:p>
          </table:table-cell>
          <table:table-cell office:value-type="float" office:value="-0.399931520223618" table:style-name="ce1">
            <text:p>-0.39993152</text:p>
          </table:table-cell>
          <table:table-cell table:number-columns-repeated="16380"/>
        </table:table-row>
        <table:table-row table:style-name="ro1">
          <table:table-cell office:value-type="float" office:value="8.2999999999998675" table:formula="of:=[.A830]+0.01" table:style-name="ce1">
            <text:p>8.3</text:p>
          </table:table-cell>
          <table:table-cell office:value-type="float" office:value="75.523963928222699" table:style-name="ce1">
            <text:p>75.52396393</text:p>
          </table:table-cell>
          <table:table-cell office:value-type="float" office:value="10.589999999999824" table:formula="of:=[.C830]+0.01" table:style-name="ce1">
            <text:p>10.59</text:p>
          </table:table-cell>
          <table:table-cell office:value-type="float" office:value="-0.401897042989731" table:style-name="ce1">
            <text:p>-0.401897043</text:p>
          </table:table-cell>
          <table:table-cell table:number-columns-repeated="16380"/>
        </table:table-row>
        <table:table-row table:style-name="ro1">
          <table:table-cell office:value-type="float" office:value="8.3099999999998673" table:formula="of:=[.A831]+0.01" table:style-name="ce1">
            <text:p>8.31</text:p>
          </table:table-cell>
          <table:table-cell office:value-type="float" office:value="75.524620056152401" table:style-name="ce1">
            <text:p>75.52462006</text:p>
          </table:table-cell>
          <table:table-cell office:value-type="float" office:value="10.599999999999824" table:formula="of:=[.C831]+0.01" table:style-name="ce1">
            <text:p>10.6</text:p>
          </table:table-cell>
          <table:table-cell office:value-type="float" office:value="-0.40355736017227201" table:style-name="ce1">
            <text:p>-0.40355736</text:p>
          </table:table-cell>
          <table:table-cell table:number-columns-repeated="16380"/>
        </table:table-row>
        <table:table-row table:style-name="ro1">
          <table:table-cell office:value-type="float" office:value="8.3199999999998671" table:formula="of:=[.A832]+0.01" table:style-name="ce1">
            <text:p>8.32</text:p>
          </table:table-cell>
          <table:table-cell office:value-type="float" office:value="75.526222229003906" table:style-name="ce1">
            <text:p>75.52622223</text:p>
          </table:table-cell>
          <table:table-cell office:value-type="float" office:value="10.609999999999824" table:formula="of:=[.C832]+0.01" table:style-name="ce1">
            <text:p>10.61</text:p>
          </table:table-cell>
          <table:table-cell office:value-type="float" office:value="-0.4049431681633" table:style-name="ce1">
            <text:p>-0.404943168</text:p>
          </table:table-cell>
          <table:table-cell table:number-columns-repeated="16380"/>
        </table:table-row>
        <table:table-row table:style-name="ro1">
          <table:table-cell office:value-type="float" office:value="8.3299999999998668" table:formula="of:=[.A833]+0.01" table:style-name="ce1">
            <text:p>8.33</text:p>
          </table:table-cell>
          <table:table-cell office:value-type="float" office:value="75.526016235351605" table:style-name="ce1">
            <text:p>75.52601624</text:p>
          </table:table-cell>
          <table:table-cell office:value-type="float" office:value="10.619999999999823" table:formula="of:=[.C833]+0.01" table:style-name="ce1">
            <text:p>10.62</text:p>
          </table:table-cell>
          <table:table-cell office:value-type="float" office:value="-0.39928066730499301" table:style-name="ce1">
            <text:p>-0.399280667</text:p>
          </table:table-cell>
          <table:table-cell table:number-columns-repeated="16380"/>
        </table:table-row>
        <table:table-row table:style-name="ro1">
          <table:table-cell office:value-type="float" office:value="8.3399999999998666" table:formula="of:=[.A834]+0.01" table:style-name="ce1">
            <text:p>8.34</text:p>
          </table:table-cell>
          <table:table-cell office:value-type="float" office:value="75.527084350585895" table:style-name="ce1">
            <text:p>75.52708435</text:p>
          </table:table-cell>
          <table:table-cell office:value-type="float" office:value="10.629999999999823" table:formula="of:=[.C834]+0.01" table:style-name="ce1">
            <text:p>10.63</text:p>
          </table:table-cell>
          <table:table-cell office:value-type="float" office:value="-0.388855040073395" table:style-name="ce1">
            <text:p>-0.38885504</text:p>
          </table:table-cell>
          <table:table-cell table:number-columns-repeated="16380"/>
        </table:table-row>
        <table:table-row table:style-name="ro1">
          <table:table-cell office:value-type="float" office:value="8.3499999999998664" table:formula="of:=[.A835]+0.01" table:style-name="ce1">
            <text:p>8.35</text:p>
          </table:table-cell>
          <table:table-cell office:value-type="float" office:value="75.528152465820298" table:style-name="ce1">
            <text:p>75.52815247</text:p>
          </table:table-cell>
          <table:table-cell office:value-type="float" office:value="10.639999999999823" table:formula="of:=[.C835]+0.01" table:style-name="ce1">
            <text:p>10.64</text:p>
          </table:table-cell>
          <table:table-cell office:value-type="float" office:value="-0.36028704047203097" table:style-name="ce1">
            <text:p>-0.36028704</text:p>
          </table:table-cell>
          <table:table-cell table:number-columns-repeated="16380"/>
        </table:table-row>
        <table:table-row table:style-name="ro1">
          <table:table-cell office:value-type="float" office:value="8.3599999999998662" table:formula="of:=[.A836]+0.01" table:style-name="ce1">
            <text:p>8.36</text:p>
          </table:table-cell>
          <table:table-cell office:value-type="float" office:value="75.529380798339801" table:style-name="ce1">
            <text:p>75.5293808</text:p>
          </table:table-cell>
          <table:table-cell office:value-type="float" office:value="10.649999999999823" table:formula="of:=[.C836]+0.01" table:style-name="ce1">
            <text:p>10.65</text:p>
          </table:table-cell>
          <table:table-cell office:value-type="float" office:value="-0.33085379004478499" table:style-name="ce1">
            <text:p>-0.33085379</text:p>
          </table:table-cell>
          <table:table-cell table:number-columns-repeated="16380"/>
        </table:table-row>
        <table:table-row table:style-name="ro1">
          <table:table-cell office:value-type="float" office:value="8.369999999999866" table:formula="of:=[.A837]+0.01" table:style-name="ce1">
            <text:p>8.37</text:p>
          </table:table-cell>
          <table:table-cell office:value-type="float" office:value="75.530654907226605" table:style-name="ce1">
            <text:p>75.53065491</text:p>
          </table:table-cell>
          <table:table-cell office:value-type="float" office:value="10.659999999999823" table:formula="of:=[.C837]+0.01" table:style-name="ce1">
            <text:p>10.66</text:p>
          </table:table-cell>
          <table:table-cell office:value-type="float" office:value="-0.26147478818893399" table:style-name="ce1">
            <text:p>-0.261474788</text:p>
          </table:table-cell>
          <table:table-cell table:number-columns-repeated="16380"/>
        </table:table-row>
        <table:table-row table:style-name="ro1">
          <table:table-cell office:value-type="float" office:value="8.3799999999998658" table:formula="of:=[.A838]+0.01" table:style-name="ce1">
            <text:p>8.38</text:p>
          </table:table-cell>
          <table:table-cell office:value-type="float" office:value="75.530509948730497" table:style-name="ce1">
            <text:p>75.53050995</text:p>
          </table:table-cell>
          <table:table-cell office:value-type="float" office:value="10.669999999999822" table:formula="of:=[.C838]+0.01" table:style-name="ce1">
            <text:p>10.67</text:p>
          </table:table-cell>
          <table:table-cell office:value-type="float" office:value="-0.189737379550934" table:style-name="ce1">
            <text:p>-0.18973738</text:p>
          </table:table-cell>
          <table:table-cell table:number-columns-repeated="16380"/>
        </table:table-row>
        <table:table-row table:style-name="ro1">
          <table:table-cell office:value-type="float" office:value="8.3899999999998656" table:formula="of:=[.A839]+0.01" table:style-name="ce1">
            <text:p>8.39</text:p>
          </table:table-cell>
          <table:table-cell office:value-type="float" office:value="75.530815124511705" table:style-name="ce1">
            <text:p>75.53081512</text:p>
          </table:table-cell>
          <table:table-cell office:value-type="float" office:value="10.679999999999822" table:formula="of:=[.C839]+0.01" table:style-name="ce1">
            <text:p>10.68</text:p>
          </table:table-cell>
          <table:table-cell office:value-type="float" office:value="-2.2161308676004399E-2" table:style-name="ce1">
            <text:p>-0.022161309</text:p>
          </table:table-cell>
          <table:table-cell table:number-columns-repeated="16380"/>
        </table:table-row>
        <table:table-row table:style-name="ro1">
          <table:table-cell office:value-type="float" office:value="8.3999999999998654" table:formula="of:=[.A840]+0.01" table:style-name="ce1">
            <text:p>8.4</text:p>
          </table:table-cell>
          <table:table-cell office:value-type="float" office:value="75.531578063964801" table:style-name="ce1">
            <text:p>75.53157806</text:p>
          </table:table-cell>
          <table:table-cell office:value-type="float" office:value="10.689999999999822" table:formula="of:=[.C840]+0.01" table:style-name="ce1">
            <text:p>10.69</text:p>
          </table:table-cell>
          <table:table-cell office:value-type="float" office:value="0.14064815640449499" table:style-name="ce1">
            <text:p>0.140648156</text:p>
          </table:table-cell>
          <table:table-cell table:number-columns-repeated="16380"/>
        </table:table-row>
        <table:table-row table:style-name="ro1">
          <table:table-cell office:value-type="float" office:value="8.4099999999998651" table:formula="of:=[.A841]+0.01" table:style-name="ce1">
            <text:p>8.41</text:p>
          </table:table-cell>
          <table:table-cell office:value-type="float" office:value="75.532669067382798" table:style-name="ce1">
            <text:p>75.53266907</text:p>
          </table:table-cell>
          <table:table-cell office:value-type="float" office:value="10.699999999999822" table:formula="of:=[.C841]+0.01" table:style-name="ce1">
            <text:p>10.7</text:p>
          </table:table-cell>
          <table:table-cell office:value-type="float" office:value="0.421719521284103" table:style-name="ce1">
            <text:p>0.421719521</text:p>
          </table:table-cell>
          <table:table-cell table:number-columns-repeated="16380"/>
        </table:table-row>
        <table:table-row table:style-name="ro1">
          <table:table-cell office:value-type="float" office:value="8.4199999999998649" table:formula="of:=[.A842]+0.01" table:style-name="ce1">
            <text:p>8.42</text:p>
          </table:table-cell>
          <table:table-cell office:value-type="float" office:value="75.534378051757798" table:style-name="ce1">
            <text:p>75.53437805</text:p>
          </table:table-cell>
          <table:table-cell office:value-type="float" office:value="10.709999999999821" table:formula="of:=[.C842]+0.01" table:style-name="ce1">
            <text:p>10.71</text:p>
          </table:table-cell>
          <table:table-cell office:value-type="float" office:value="0.61743062734603904" table:style-name="ce1">
            <text:p>0.617430627</text:p>
          </table:table-cell>
          <table:table-cell table:number-columns-repeated="16380"/>
        </table:table-row>
        <table:table-row table:style-name="ro1">
          <table:table-cell office:value-type="float" office:value="8.4299999999998647" table:formula="of:=[.A843]+0.01" table:style-name="ce1">
            <text:p>8.43</text:p>
          </table:table-cell>
          <table:table-cell office:value-type="float" office:value="75.535041809082003" table:style-name="ce1">
            <text:p>75.53504181</text:p>
          </table:table-cell>
          <table:table-cell office:value-type="float" office:value="10.719999999999821" table:formula="of:=[.C843]+0.01" table:style-name="ce1">
            <text:p>10.72</text:p>
          </table:table-cell>
          <table:table-cell office:value-type="float" office:value="0.92655140161514304" table:style-name="ce1">
            <text:p>0.926551402</text:p>
          </table:table-cell>
          <table:table-cell table:number-columns-repeated="16380"/>
        </table:table-row>
        <table:table-row table:style-name="ro1">
          <table:table-cell office:value-type="float" office:value="8.4399999999998645" table:formula="of:=[.A844]+0.01" table:style-name="ce1">
            <text:p>8.44</text:p>
          </table:table-cell>
          <table:table-cell office:value-type="float" office:value="75.535980224609403" table:style-name="ce1">
            <text:p>75.53598022</text:p>
          </table:table-cell>
          <table:table-cell office:value-type="float" office:value="10.729999999999821" table:formula="of:=[.C844]+0.01" table:style-name="ce1">
            <text:p>10.73</text:p>
          </table:table-cell>
          <table:table-cell office:value-type="float" office:value="1.1397906541824301" table:style-name="ce1">
            <text:p>1.139790654</text:p>
          </table:table-cell>
          <table:table-cell table:number-columns-repeated="16380"/>
        </table:table-row>
        <table:table-row table:style-name="ro1">
          <table:table-cell office:value-type="float" office:value="8.4499999999998643" table:formula="of:=[.A845]+0.01" table:style-name="ce1">
            <text:p>8.45</text:p>
          </table:table-cell>
          <table:table-cell office:value-type="float" office:value="75.535926818847699" table:style-name="ce1">
            <text:p>75.53592682</text:p>
          </table:table-cell>
          <table:table-cell office:value-type="float" office:value="10.739999999999821" table:formula="of:=[.C845]+0.01" table:style-name="ce1">
            <text:p>10.74</text:p>
          </table:table-cell>
          <table:table-cell office:value-type="float" office:value="1.4773739576339699" table:style-name="ce1">
            <text:p>1.477373958</text:p>
          </table:table-cell>
          <table:table-cell table:number-columns-repeated="16380"/>
        </table:table-row>
        <table:table-row table:style-name="ro1">
          <table:table-cell office:value-type="float" office:value="8.4599999999998641" table:formula="of:=[.A846]+0.01" table:style-name="ce1">
            <text:p>8.46</text:p>
          </table:table-cell>
          <table:table-cell office:value-type="float" office:value="75.537628173828097" table:style-name="ce1">
            <text:p>75.53762817</text:p>
          </table:table-cell>
          <table:table-cell office:value-type="float" office:value="10.749999999999821" table:formula="of:=[.C846]+0.01" table:style-name="ce1">
            <text:p>10.75</text:p>
          </table:table-cell>
          <table:table-cell office:value-type="float" office:value="1.7161610126495399" table:style-name="ce1">
            <text:p>1.716161013</text:p>
          </table:table-cell>
          <table:table-cell table:number-columns-repeated="16380"/>
        </table:table-row>
        <table:table-row table:style-name="ro1">
          <table:table-cell office:value-type="float" office:value="8.4699999999998639" table:formula="of:=[.A847]+0.01" table:style-name="ce1">
            <text:p>8.47</text:p>
          </table:table-cell>
          <table:table-cell office:value-type="float" office:value="75.538337707519503" table:style-name="ce1">
            <text:p>75.53833771</text:p>
          </table:table-cell>
          <table:table-cell office:value-type="float" office:value="10.75999999999982" table:formula="of:=[.C847]+0.01" table:style-name="ce1">
            <text:p>10.76</text:p>
          </table:table-cell>
          <table:table-cell office:value-type="float" office:value="2.0949108600616499" table:style-name="ce1">
            <text:p>2.09491086</text:p>
          </table:table-cell>
          <table:table-cell table:number-columns-repeated="16380"/>
        </table:table-row>
        <table:table-row table:style-name="ro1">
          <table:table-cell office:value-type="float" office:value="8.4799999999998636" table:formula="of:=[.A848]+0.01" table:style-name="ce1">
            <text:p>8.48</text:p>
          </table:table-cell>
          <table:table-cell office:value-type="float" office:value="75.540168762207003" table:style-name="ce1">
            <text:p>75.54016876</text:p>
          </table:table-cell>
          <table:table-cell office:value-type="float" office:value="10.76999999999982" table:formula="of:=[.C848]+0.01" table:style-name="ce1">
            <text:p>10.77</text:p>
          </table:table-cell>
          <table:table-cell office:value-type="float" office:value="2.3650360107421902" table:style-name="ce1">
            <text:p>2.365036011</text:p>
          </table:table-cell>
          <table:table-cell table:number-columns-repeated="16380"/>
        </table:table-row>
        <table:table-row table:style-name="ro1">
          <table:table-cell office:value-type="float" office:value="8.4899999999998634" table:formula="of:=[.A849]+0.01" table:style-name="ce1">
            <text:p>8.49</text:p>
          </table:table-cell>
          <table:table-cell office:value-type="float" office:value="75.539794921875" table:style-name="ce1">
            <text:p>75.53979492</text:p>
          </table:table-cell>
          <table:table-cell office:value-type="float" office:value="10.77999999999982" table:formula="of:=[.C849]+0.01" table:style-name="ce1">
            <text:p>10.78</text:p>
          </table:table-cell>
          <table:table-cell office:value-type="float" office:value="2.7955787181854199" table:style-name="ce1">
            <text:p>2.795578718</text:p>
          </table:table-cell>
          <table:table-cell table:number-columns-repeated="16380"/>
        </table:table-row>
        <table:table-row table:style-name="ro1">
          <table:table-cell office:value-type="float" office:value="8.4999999999998632" table:formula="of:=[.A850]+0.01" table:style-name="ce1">
            <text:p>8.5</text:p>
          </table:table-cell>
          <table:table-cell office:value-type="float" office:value="75.539993286132798" table:style-name="ce1">
            <text:p>75.53999329</text:p>
          </table:table-cell>
          <table:table-cell office:value-type="float" office:value="10.78999999999982" table:formula="of:=[.C850]+0.01" table:style-name="ce1">
            <text:p>10.79</text:p>
          </table:table-cell>
          <table:table-cell office:value-type="float" office:value="3.10280418395996" table:style-name="ce1">
            <text:p>3.102804184</text:p>
          </table:table-cell>
          <table:table-cell table:number-columns-repeated="16380"/>
        </table:table-row>
        <table:table-row table:style-name="ro1">
          <table:table-cell office:value-type="float" office:value="8.509999999999863" table:formula="of:=[.A851]+0.01" table:style-name="ce1">
            <text:p>8.51</text:p>
          </table:table-cell>
          <table:table-cell office:value-type="float" office:value="75.540618896484403" table:style-name="ce1">
            <text:p>75.5406189</text:p>
          </table:table-cell>
          <table:table-cell office:value-type="float" office:value="10.79999999999982" table:formula="of:=[.C851]+0.01" table:style-name="ce1">
            <text:p>10.8</text:p>
          </table:table-cell>
          <table:table-cell office:value-type="float" office:value="3.5985376834869398" table:style-name="ce1">
            <text:p>3.598537683</text:p>
          </table:table-cell>
          <table:table-cell table:number-columns-repeated="16380"/>
        </table:table-row>
        <table:table-row table:style-name="ro1">
          <table:table-cell office:value-type="float" office:value="8.5199999999998628" table:formula="of:=[.A852]+0.01" table:style-name="ce1">
            <text:p>8.52</text:p>
          </table:table-cell>
          <table:table-cell office:value-type="float" office:value="75.540382385253906" table:style-name="ce1">
            <text:p>75.54038239</text:p>
          </table:table-cell>
          <table:table-cell office:value-type="float" office:value="10.809999999999819" table:formula="of:=[.C852]+0.01" table:style-name="ce1">
            <text:p>10.81</text:p>
          </table:table-cell>
          <table:table-cell office:value-type="float" office:value="3.9529364109039302" table:style-name="ce1">
            <text:p>3.952936411</text:p>
          </table:table-cell>
          <table:table-cell table:number-columns-repeated="16380"/>
        </table:table-row>
        <table:table-row table:style-name="ro1">
          <table:table-cell office:value-type="float" office:value="8.5299999999998626" table:formula="of:=[.A853]+0.01" table:style-name="ce1">
            <text:p>8.53</text:p>
          </table:table-cell>
          <table:table-cell office:value-type="float" office:value="75.540725708007798" table:style-name="ce1">
            <text:p>75.54072571</text:p>
          </table:table-cell>
          <table:table-cell office:value-type="float" office:value="10.819999999999819" table:formula="of:=[.C853]+0.01" table:style-name="ce1">
            <text:p>10.82</text:p>
          </table:table-cell>
          <table:table-cell office:value-type="float" office:value="4.5289754867553702" table:style-name="ce1">
            <text:p>4.528975487</text:p>
          </table:table-cell>
          <table:table-cell table:number-columns-repeated="16380"/>
        </table:table-row>
        <table:table-row table:style-name="ro1">
          <table:table-cell office:value-type="float" office:value="8.5399999999998624" table:formula="of:=[.A854]+0.01" table:style-name="ce1">
            <text:p>8.54</text:p>
          </table:table-cell>
          <table:table-cell office:value-type="float" office:value="75.541687011718807" table:style-name="ce1">
            <text:p>75.54168701</text:p>
          </table:table-cell>
          <table:table-cell office:value-type="float" office:value="10.829999999999819" table:formula="of:=[.C854]+0.01" table:style-name="ce1">
            <text:p>10.83</text:p>
          </table:table-cell>
          <table:table-cell office:value-type="float" office:value="4.9428038597106898" table:style-name="ce1">
            <text:p>4.94280386</text:p>
          </table:table-cell>
          <table:table-cell table:number-columns-repeated="16380"/>
        </table:table-row>
        <table:table-row table:style-name="ro1">
          <table:table-cell office:value-type="float" office:value="8.5499999999998622" table:formula="of:=[.A855]+0.01" table:style-name="ce1">
            <text:p>8.55</text:p>
          </table:table-cell>
          <table:table-cell office:value-type="float" office:value="75.5423583984375" table:style-name="ce1">
            <text:p>75.5423584</text:p>
          </table:table-cell>
          <table:table-cell office:value-type="float" office:value="10.839999999999819" table:formula="of:=[.C855]+0.01" table:style-name="ce1">
            <text:p>10.84</text:p>
          </table:table-cell>
          <table:table-cell office:value-type="float" office:value="5.6118083000183097" table:style-name="ce1">
            <text:p>5.6118083</text:p>
          </table:table-cell>
          <table:table-cell table:number-columns-repeated="16380"/>
        </table:table-row>
        <table:table-row table:style-name="ro1">
          <table:table-cell office:value-type="float" office:value="8.5599999999998619" table:formula="of:=[.A856]+0.01" table:style-name="ce1">
            <text:p>8.56</text:p>
          </table:table-cell>
          <table:table-cell office:value-type="float" office:value="75.543067932128906" table:style-name="ce1">
            <text:p>75.54306793</text:p>
          </table:table-cell>
          <table:table-cell office:value-type="float" office:value="10.849999999999818" table:formula="of:=[.C856]+0.01" table:style-name="ce1">
            <text:p>10.85</text:p>
          </table:table-cell>
          <table:table-cell office:value-type="float" office:value="6.0975046157836896" table:style-name="ce1">
            <text:p>6.097504616</text:p>
          </table:table-cell>
          <table:table-cell table:number-columns-repeated="16380"/>
        </table:table-row>
        <table:table-row table:style-name="ro1">
          <table:table-cell office:value-type="float" office:value="8.5699999999998617" table:formula="of:=[.A857]+0.01" table:style-name="ce1">
            <text:p>8.57</text:p>
          </table:table-cell>
          <table:table-cell office:value-type="float" office:value="75.543792724609403" table:style-name="ce1">
            <text:p>75.54379272</text:p>
          </table:table-cell>
          <table:table-cell office:value-type="float" office:value="10.859999999999818" table:formula="of:=[.C857]+0.01" table:style-name="ce1">
            <text:p>10.86</text:p>
          </table:table-cell>
          <table:table-cell office:value-type="float" office:value="6.8828220367431596" table:style-name="ce1">
            <text:p>6.882822037</text:p>
          </table:table-cell>
          <table:table-cell table:number-columns-repeated="16380"/>
        </table:table-row>
        <table:table-row table:style-name="ro1">
          <table:table-cell office:value-type="float" office:value="8.5799999999998615" table:formula="of:=[.A858]+0.01" table:style-name="ce1">
            <text:p>8.58</text:p>
          </table:table-cell>
          <table:table-cell office:value-type="float" office:value="75.543792724609403" table:style-name="ce1">
            <text:p>75.54379272</text:p>
          </table:table-cell>
          <table:table-cell office:value-type="float" office:value="10.869999999999818" table:formula="of:=[.C858]+0.01" table:style-name="ce1">
            <text:p>10.87</text:p>
          </table:table-cell>
          <table:table-cell office:value-type="float" office:value="7.45493507385254" table:style-name="ce1">
            <text:p>7.454935074</text:p>
          </table:table-cell>
          <table:table-cell table:number-columns-repeated="16380"/>
        </table:table-row>
        <table:table-row table:style-name="ro1">
          <table:table-cell office:value-type="float" office:value="8.5899999999998613" table:formula="of:=[.A859]+0.01" table:style-name="ce1">
            <text:p>8.59</text:p>
          </table:table-cell>
          <table:table-cell office:value-type="float" office:value="75.545188903808594" table:style-name="ce1">
            <text:p>75.5451889</text:p>
          </table:table-cell>
          <table:table-cell office:value-type="float" office:value="10.879999999999818" table:formula="of:=[.C859]+0.01" table:style-name="ce1">
            <text:p>10.88</text:p>
          </table:table-cell>
          <table:table-cell office:value-type="float" office:value="8.3849353790283203" table:style-name="ce1">
            <text:p>8.384935379</text:p>
          </table:table-cell>
          <table:table-cell table:number-columns-repeated="16380"/>
        </table:table-row>
        <table:table-row table:style-name="ro1">
          <table:table-cell office:value-type="float" office:value="8.5999999999998611" table:formula="of:=[.A860]+0.01" table:style-name="ce1">
            <text:p>8.6</text:p>
          </table:table-cell>
          <table:table-cell office:value-type="float" office:value="75.546150207519503" table:style-name="ce1">
            <text:p>75.54615021</text:p>
          </table:table-cell>
          <table:table-cell office:value-type="float" office:value="10.889999999999818" table:formula="of:=[.C860]+0.01" table:style-name="ce1">
            <text:p>10.89</text:p>
          </table:table-cell>
          <table:table-cell office:value-type="float" office:value="9.0586948394775408" table:style-name="ce1">
            <text:p>9.058694839</text:p>
          </table:table-cell>
          <table:table-cell table:number-columns-repeated="16380"/>
        </table:table-row>
        <table:table-row table:style-name="ro1">
          <table:table-cell office:value-type="float" office:value="8.6099999999998609" table:formula="of:=[.A861]+0.01" table:style-name="ce1">
            <text:p>8.61</text:p>
          </table:table-cell>
          <table:table-cell office:value-type="float" office:value="75.546890258789105" table:style-name="ce1">
            <text:p>75.54689026</text:p>
          </table:table-cell>
          <table:table-cell office:value-type="float" office:value="10.899999999999817" table:formula="of:=[.C861]+0.01" table:style-name="ce1">
            <text:p>10.9</text:p>
          </table:table-cell>
          <table:table-cell office:value-type="float" office:value="10.1540365219116" table:style-name="ce1">
            <text:p>10.15403652</text:p>
          </table:table-cell>
          <table:table-cell table:number-columns-repeated="16380"/>
        </table:table-row>
        <table:table-row table:style-name="ro1">
          <table:table-cell office:value-type="float" office:value="8.6199999999998607" table:formula="of:=[.A862]+0.01" table:style-name="ce1">
            <text:p>8.62</text:p>
          </table:table-cell>
          <table:table-cell office:value-type="float" office:value="75.548789978027301" table:style-name="ce1">
            <text:p>75.54878998</text:p>
          </table:table-cell>
          <table:table-cell office:value-type="float" office:value="10.909999999999817" table:formula="of:=[.C862]+0.01" table:style-name="ce1">
            <text:p>10.91</text:p>
          </table:table-cell>
          <table:table-cell office:value-type="float" office:value="10.95055103302" table:style-name="ce1">
            <text:p>10.95055103</text:p>
          </table:table-cell>
          <table:table-cell table:number-columns-repeated="16380"/>
        </table:table-row>
        <table:table-row table:style-name="ro1">
          <table:table-cell office:value-type="float" office:value="8.6299999999998604" table:formula="of:=[.A863]+0.01" table:style-name="ce1">
            <text:p>8.63</text:p>
          </table:table-cell>
          <table:table-cell office:value-type="float" office:value="75.549644470214901" table:style-name="ce1">
            <text:p>75.54964447</text:p>
          </table:table-cell>
          <table:table-cell office:value-type="float" office:value="10.919999999999817" table:formula="of:=[.C863]+0.01" table:style-name="ce1">
            <text:p>10.92</text:p>
          </table:table-cell>
          <table:table-cell office:value-type="float" office:value="12.246878623962401" table:style-name="ce1">
            <text:p>12.24687862</text:p>
          </table:table-cell>
          <table:table-cell table:number-columns-repeated="16380"/>
        </table:table-row>
        <table:table-row table:style-name="ro1">
          <table:table-cell office:value-type="float" office:value="8.6399999999998602" table:formula="of:=[.A864]+0.01" table:style-name="ce1">
            <text:p>8.64</text:p>
          </table:table-cell>
          <table:table-cell office:value-type="float" office:value="75.550430297851605" table:style-name="ce1">
            <text:p>75.5504303</text:p>
          </table:table-cell>
          <table:table-cell office:value-type="float" office:value="10.929999999999817" table:formula="of:=[.C864]+0.01" table:style-name="ce1">
            <text:p>10.93</text:p>
          </table:table-cell>
          <table:table-cell office:value-type="float" office:value="13.1861410140991" table:style-name="ce1">
            <text:p>13.18614101</text:p>
          </table:table-cell>
          <table:table-cell table:number-columns-repeated="16380"/>
        </table:table-row>
        <table:table-row table:style-name="ro1">
          <table:table-cell office:value-type="float" office:value="8.64999999999986" table:formula="of:=[.A865]+0.01" table:style-name="ce1">
            <text:p>8.65</text:p>
          </table:table-cell>
          <table:table-cell office:value-type="float" office:value="75.551521301269503" table:style-name="ce1">
            <text:p>75.5515213</text:p>
          </table:table-cell>
          <table:table-cell office:value-type="float" office:value="10.939999999999817" table:formula="of:=[.C865]+0.01" table:style-name="ce1">
            <text:p>10.94</text:p>
          </table:table-cell>
          <table:table-cell office:value-type="float" office:value="14.722221374511699" table:style-name="ce1">
            <text:p>14.72222137</text:p>
          </table:table-cell>
          <table:table-cell table:number-columns-repeated="16380"/>
        </table:table-row>
        <table:table-row table:style-name="ro1">
          <table:table-cell office:value-type="float" office:value="8.6599999999998598" table:formula="of:=[.A866]+0.01" table:style-name="ce1">
            <text:p>8.66</text:p>
          </table:table-cell>
          <table:table-cell office:value-type="float" office:value="75.552307128906193" table:style-name="ce1">
            <text:p>75.55230713</text:p>
          </table:table-cell>
          <table:table-cell office:value-type="float" office:value="10.949999999999816" table:formula="of:=[.C866]+0.01" table:style-name="ce1">
            <text:p>10.95</text:p>
          </table:table-cell>
          <table:table-cell office:value-type="float" office:value="15.8380947113037" table:style-name="ce1">
            <text:p>15.83809471</text:p>
          </table:table-cell>
          <table:table-cell table:number-columns-repeated="16380"/>
        </table:table-row>
        <table:table-row table:style-name="ro1">
          <table:table-cell office:value-type="float" office:value="8.6699999999998596" table:formula="of:=[.A867]+0.01" table:style-name="ce1">
            <text:p>8.67</text:p>
          </table:table-cell>
          <table:table-cell office:value-type="float" office:value="75.552558898925795" table:style-name="ce1">
            <text:p>75.5525589</text:p>
          </table:table-cell>
          <table:table-cell office:value-type="float" office:value="10.959999999999816" table:formula="of:=[.C867]+0.01" table:style-name="ce1">
            <text:p>10.96</text:p>
          </table:table-cell>
          <table:table-cell office:value-type="float" office:value="17.6635131835938" table:style-name="ce1">
            <text:p>17.66351318</text:p>
          </table:table-cell>
          <table:table-cell table:number-columns-repeated="16380"/>
        </table:table-row>
        <table:table-row table:style-name="ro1">
          <table:table-cell office:value-type="float" office:value="8.6799999999998594" table:formula="of:=[.A868]+0.01" table:style-name="ce1">
            <text:p>8.68</text:p>
          </table:table-cell>
          <table:table-cell office:value-type="float" office:value="75.553405761718807" table:style-name="ce1">
            <text:p>75.55340576</text:p>
          </table:table-cell>
          <table:table-cell office:value-type="float" office:value="10.969999999999816" table:formula="of:=[.C868]+0.01" table:style-name="ce1">
            <text:p>10.97</text:p>
          </table:table-cell>
          <table:table-cell office:value-type="float" office:value="19.0229816436768" table:style-name="ce1">
            <text:p>19.02298164</text:p>
          </table:table-cell>
          <table:table-cell table:number-columns-repeated="16380"/>
        </table:table-row>
        <table:table-row table:style-name="ro1">
          <table:table-cell office:value-type="float" office:value="8.6899999999998592" table:formula="of:=[.A869]+0.01" table:style-name="ce1">
            <text:p>8.69</text:p>
          </table:table-cell>
          <table:table-cell office:value-type="float" office:value="75.554405212402301" table:style-name="ce1">
            <text:p>75.55440521</text:p>
          </table:table-cell>
          <table:table-cell office:value-type="float" office:value="10.979999999999816" table:formula="of:=[.C869]+0.01" table:style-name="ce1">
            <text:p>10.98</text:p>
          </table:table-cell>
          <table:table-cell office:value-type="float" office:value="21.54274559021" table:style-name="ce1">
            <text:p>21.54274559</text:p>
          </table:table-cell>
          <table:table-cell table:number-columns-repeated="16380"/>
        </table:table-row>
        <table:table-row table:style-name="ro1">
          <table:table-cell office:value-type="float" office:value="8.699999999999859" table:formula="of:=[.A870]+0.01" table:style-name="ce1">
            <text:p>8.7</text:p>
          </table:table-cell>
          <table:table-cell office:value-type="float" office:value="75.554443359375" table:style-name="ce1">
            <text:p>75.55444336</text:p>
          </table:table-cell>
          <table:table-cell office:value-type="float" office:value="10.989999999999815" table:formula="of:=[.C870]+0.01" table:style-name="ce1">
            <text:p>10.99</text:p>
          </table:table-cell>
          <table:table-cell office:value-type="float" office:value="23.555759429931602" table:style-name="ce1">
            <text:p>23.55575943</text:p>
          </table:table-cell>
          <table:table-cell table:number-columns-repeated="16380"/>
        </table:table-row>
        <table:table-row table:style-name="ro1">
          <table:table-cell office:value-type="float" office:value="8.7099999999998587" table:formula="of:=[.A871]+0.01" table:style-name="ce1">
            <text:p>8.71</text:p>
          </table:table-cell>
          <table:table-cell office:value-type="float" office:value="75.555229187011705" table:style-name="ce1">
            <text:p>75.55522919</text:p>
          </table:table-cell>
          <table:table-cell office:value-type="float" office:value="10.999999999999815" table:formula="of:=[.C871]+0.01" table:style-name="ce1">
            <text:p>11</text:p>
          </table:table-cell>
          <table:table-cell office:value-type="float" office:value="27.0528659820557" table:style-name="ce1">
            <text:p>27.05286598</text:p>
          </table:table-cell>
          <table:table-cell table:number-columns-repeated="16380"/>
        </table:table-row>
        <table:table-row table:style-name="ro1">
          <table:table-cell office:value-type="float" office:value="8.7199999999998585" table:formula="of:=[.A872]+0.01" table:style-name="ce1">
            <text:p>8.72</text:p>
          </table:table-cell>
          <table:table-cell office:value-type="float" office:value="75.555915832519503" table:style-name="ce1">
            <text:p>75.55591583</text:p>
          </table:table-cell>
          <table:table-cell office:value-type="float" office:value="11.009999999999815" table:formula="of:=[.C872]+0.01" table:style-name="ce1">
            <text:p>11.01</text:p>
          </table:table-cell>
          <table:table-cell office:value-type="float" office:value="29.676843643188501" table:style-name="ce1">
            <text:p>29.67684364</text:p>
          </table:table-cell>
          <table:table-cell table:number-columns-repeated="16380"/>
        </table:table-row>
        <table:table-row table:style-name="ro1">
          <table:table-cell office:value-type="float" office:value="8.7299999999998583" table:formula="of:=[.A873]+0.01" table:style-name="ce1">
            <text:p>8.73</text:p>
          </table:table-cell>
          <table:table-cell office:value-type="float" office:value="75.556266784667997" table:style-name="ce1">
            <text:p>75.55626678</text:p>
          </table:table-cell>
          <table:table-cell office:value-type="float" office:value="11.019999999999815" table:formula="of:=[.C873]+0.01" table:style-name="ce1">
            <text:p>11.02</text:p>
          </table:table-cell>
          <table:table-cell office:value-type="float" office:value="34.112308502197301" table:style-name="ce1">
            <text:p>34.1123085</text:p>
          </table:table-cell>
          <table:table-cell table:number-columns-repeated="16380"/>
        </table:table-row>
        <table:table-row table:style-name="ro1">
          <table:table-cell office:value-type="float" office:value="8.7399999999998581" table:formula="of:=[.A874]+0.01" table:style-name="ce1">
            <text:p>8.74</text:p>
          </table:table-cell>
          <table:table-cell office:value-type="float" office:value="75.557945251464801" table:style-name="ce1">
            <text:p>75.55794525</text:p>
          </table:table-cell>
          <table:table-cell office:value-type="float" office:value="11.029999999999815" table:formula="of:=[.C874]+0.01" table:style-name="ce1">
            <text:p>11.03</text:p>
          </table:table-cell>
          <table:table-cell office:value-type="float" office:value="37.273555755615199" table:style-name="ce1">
            <text:p>37.27355576</text:p>
          </table:table-cell>
          <table:table-cell table:number-columns-repeated="16380"/>
        </table:table-row>
        <table:table-row table:style-name="ro1">
          <table:table-cell office:value-type="float" office:value="8.7499999999998579" table:formula="of:=[.A875]+0.01" table:style-name="ce1">
            <text:p>8.75</text:p>
          </table:table-cell>
          <table:table-cell office:value-type="float" office:value="75.558479309082003" table:style-name="ce1">
            <text:p>75.55847931</text:p>
          </table:table-cell>
          <table:table-cell office:value-type="float" office:value="11.039999999999814" table:formula="of:=[.C875]+0.01" table:style-name="ce1">
            <text:p>11.04</text:p>
          </table:table-cell>
          <table:table-cell office:value-type="float" office:value="42.441394805908203" table:style-name="ce1">
            <text:p>42.44139481</text:p>
          </table:table-cell>
          <table:table-cell table:number-columns-repeated="16380"/>
        </table:table-row>
        <table:table-row table:style-name="ro1">
          <table:table-cell office:value-type="float" office:value="8.7599999999998577" table:formula="of:=[.A876]+0.01" table:style-name="ce1">
            <text:p>8.76</text:p>
          </table:table-cell>
          <table:table-cell office:value-type="float" office:value="75.560455322265597" table:style-name="ce1">
            <text:p>75.56045532</text:p>
          </table:table-cell>
          <table:table-cell office:value-type="float" office:value="11.049999999999814" table:formula="of:=[.C876]+0.01" table:style-name="ce1">
            <text:p>11.05</text:p>
          </table:table-cell>
          <table:table-cell office:value-type="float" office:value="46.0522651672363" table:style-name="ce1">
            <text:p>46.05226517</text:p>
          </table:table-cell>
          <table:table-cell table:number-columns-repeated="16380"/>
        </table:table-row>
        <table:table-row table:style-name="ro1">
          <table:table-cell office:value-type="float" office:value="8.7699999999998575" table:formula="of:=[.A877]+0.01" table:style-name="ce1">
            <text:p>8.77</text:p>
          </table:table-cell>
          <table:table-cell office:value-type="float" office:value="75.561447143554702" table:style-name="ce1">
            <text:p>75.56144714</text:p>
          </table:table-cell>
          <table:table-cell office:value-type="float" office:value="11.059999999999814" table:formula="of:=[.C877]+0.01" table:style-name="ce1">
            <text:p>11.06</text:p>
          </table:table-cell>
          <table:table-cell office:value-type="float" office:value="51.466793060302699" table:style-name="ce1">
            <text:p>51.46679306</text:p>
          </table:table-cell>
          <table:table-cell table:number-columns-repeated="16380"/>
        </table:table-row>
        <table:table-row table:style-name="ro1">
          <table:table-cell office:value-type="float" office:value="8.7799999999998573" table:formula="of:=[.A878]+0.01" table:style-name="ce1">
            <text:p>8.78</text:p>
          </table:table-cell>
          <table:table-cell office:value-type="float" office:value="75.563026428222699" table:style-name="ce1">
            <text:p>75.56302643</text:p>
          </table:table-cell>
          <table:table-cell office:value-type="float" office:value="11.069999999999814" table:formula="of:=[.C878]+0.01" table:style-name="ce1">
            <text:p>11.07</text:p>
          </table:table-cell>
          <table:table-cell office:value-type="float" office:value="54.491813659667997" table:style-name="ce1">
            <text:p>54.49181366</text:p>
          </table:table-cell>
          <table:table-cell table:number-columns-repeated="16380"/>
        </table:table-row>
        <table:table-row table:style-name="ro1">
          <table:table-cell office:value-type="float" office:value="8.789999999999857" table:formula="of:=[.A879]+0.01" table:style-name="ce1">
            <text:p>8.79</text:p>
          </table:table-cell>
          <table:table-cell office:value-type="float" office:value="75.564369201660199" table:style-name="ce1">
            <text:p>75.5643692</text:p>
          </table:table-cell>
          <table:table-cell office:value-type="float" office:value="11.079999999999814" table:formula="of:=[.C879]+0.01" table:style-name="ce1">
            <text:p>11.08</text:p>
          </table:table-cell>
          <table:table-cell office:value-type="float" office:value="57.408092498779297" table:style-name="ce1">
            <text:p>57.4080925</text:p>
          </table:table-cell>
          <table:table-cell table:number-columns-repeated="16380"/>
        </table:table-row>
        <table:table-row table:style-name="ro1">
          <table:table-cell office:value-type="float" office:value="8.7999999999998568" table:formula="of:=[.A880]+0.01" table:style-name="ce1">
            <text:p>8.8</text:p>
          </table:table-cell>
          <table:table-cell office:value-type="float" office:value="75.563812255859403" table:style-name="ce1">
            <text:p>75.56381226</text:p>
          </table:table-cell>
          <table:table-cell office:value-type="float" office:value="11.089999999999813" table:formula="of:=[.C880]+0.01" table:style-name="ce1">
            <text:p>11.09</text:p>
          </table:table-cell>
          <table:table-cell office:value-type="float" office:value="58.7019653320313" table:style-name="ce1">
            <text:p>58.70196533</text:p>
          </table:table-cell>
          <table:table-cell table:number-columns-repeated="16380"/>
        </table:table-row>
        <table:table-row table:style-name="ro1">
          <table:table-cell office:value-type="float" office:value="8.8099999999998566" table:formula="of:=[.A881]+0.01" table:style-name="ce1">
            <text:p>8.81</text:p>
          </table:table-cell>
          <table:table-cell office:value-type="float" office:value="75.564117431640597" table:style-name="ce1">
            <text:p>75.56411743</text:p>
          </table:table-cell>
          <table:table-cell office:value-type="float" office:value="11.099999999999813" table:formula="of:=[.C881]+0.01" table:style-name="ce1">
            <text:p>11.1</text:p>
          </table:table-cell>
          <table:table-cell office:value-type="float" office:value="59.6503715515137" table:style-name="ce1">
            <text:p>59.65037155</text:p>
          </table:table-cell>
          <table:table-cell table:number-columns-repeated="16380"/>
        </table:table-row>
        <table:table-row table:style-name="ro1">
          <table:table-cell office:value-type="float" office:value="8.8199999999998564" table:formula="of:=[.A882]+0.01" table:style-name="ce1">
            <text:p>8.82</text:p>
          </table:table-cell>
          <table:table-cell office:value-type="float" office:value="75.564598083496094" table:style-name="ce1">
            <text:p>75.56459808</text:p>
          </table:table-cell>
          <table:table-cell office:value-type="float" office:value="11.109999999999813" table:formula="of:=[.C882]+0.01" table:style-name="ce1">
            <text:p>11.11</text:p>
          </table:table-cell>
          <table:table-cell office:value-type="float" office:value="59.8077583312988" table:style-name="ce1">
            <text:p>59.80775833</text:p>
          </table:table-cell>
          <table:table-cell table:number-columns-repeated="16380"/>
        </table:table-row>
        <table:table-row table:style-name="ro1">
          <table:table-cell office:value-type="float" office:value="8.8299999999998562" table:formula="of:=[.A883]+0.01" table:style-name="ce1">
            <text:p>8.83</text:p>
          </table:table-cell>
          <table:table-cell office:value-type="float" office:value="75.565414428710895" table:style-name="ce1">
            <text:p>75.56541443</text:p>
          </table:table-cell>
          <table:table-cell office:value-type="float" office:value="11.119999999999813" table:formula="of:=[.C883]+0.01" table:style-name="ce1">
            <text:p>11.12</text:p>
          </table:table-cell>
          <table:table-cell office:value-type="float" office:value="59.516323089599602" table:style-name="ce1">
            <text:p>59.51632309</text:p>
          </table:table-cell>
          <table:table-cell table:number-columns-repeated="16380"/>
        </table:table-row>
        <table:table-row table:style-name="ro1">
          <table:table-cell office:value-type="float" office:value="8.839999999999856" table:formula="of:=[.A884]+0.01" table:style-name="ce1">
            <text:p>8.84</text:p>
          </table:table-cell>
          <table:table-cell office:value-type="float" office:value="75.565139770507798" table:style-name="ce1">
            <text:p>75.56513977</text:p>
          </table:table-cell>
          <table:table-cell office:value-type="float" office:value="11.129999999999812" table:formula="of:=[.C884]+0.01" table:style-name="ce1">
            <text:p>11.13</text:p>
          </table:table-cell>
          <table:table-cell office:value-type="float" office:value="59.017822265625" table:style-name="ce1">
            <text:p>59.01782227</text:p>
          </table:table-cell>
          <table:table-cell table:number-columns-repeated="16380"/>
        </table:table-row>
        <table:table-row table:style-name="ro1">
          <table:table-cell office:value-type="float" office:value="8.8499999999998558" table:formula="of:=[.A885]+0.01" table:style-name="ce1">
            <text:p>8.85</text:p>
          </table:table-cell>
          <table:table-cell office:value-type="float" office:value="75.566658020019503" table:style-name="ce1">
            <text:p>75.56665802</text:p>
          </table:table-cell>
          <table:table-cell office:value-type="float" office:value="11.139999999999812" table:formula="of:=[.C885]+0.01" table:style-name="ce1">
            <text:p>11.14</text:p>
          </table:table-cell>
          <table:table-cell office:value-type="float" office:value="57.873126983642599" table:style-name="ce1">
            <text:p>57.87312698</text:p>
          </table:table-cell>
          <table:table-cell table:number-columns-repeated="16380"/>
        </table:table-row>
        <table:table-row table:style-name="ro1">
          <table:table-cell office:value-type="float" office:value="8.8599999999998555" table:formula="of:=[.A886]+0.01" table:style-name="ce1">
            <text:p>8.86</text:p>
          </table:table-cell>
          <table:table-cell office:value-type="float" office:value="75.568664550781307" table:style-name="ce1">
            <text:p>75.56866455</text:p>
          </table:table-cell>
          <table:table-cell office:value-type="float" office:value="11.149999999999812" table:formula="of:=[.C886]+0.01" table:style-name="ce1">
            <text:p>11.15</text:p>
          </table:table-cell>
          <table:table-cell office:value-type="float" office:value="56.8664360046387" table:style-name="ce1">
            <text:p>56.866436</text:p>
          </table:table-cell>
          <table:table-cell table:number-columns-repeated="16380"/>
        </table:table-row>
        <table:table-row table:style-name="ro1">
          <table:table-cell office:value-type="float" office:value="8.8699999999998553" table:formula="of:=[.A887]+0.01" table:style-name="ce1">
            <text:p>8.87</text:p>
          </table:table-cell>
          <table:table-cell office:value-type="float" office:value="75.569442749023395" table:style-name="ce1">
            <text:p>75.56944275</text:p>
          </table:table-cell>
          <table:table-cell office:value-type="float" office:value="11.159999999999812" table:formula="of:=[.C887]+0.01" table:style-name="ce1">
            <text:p>11.16</text:p>
          </table:table-cell>
          <table:table-cell office:value-type="float" office:value="55.133144378662102" table:style-name="ce1">
            <text:p>55.13314438</text:p>
          </table:table-cell>
          <table:table-cell table:number-columns-repeated="16380"/>
        </table:table-row>
        <table:table-row table:style-name="ro1">
          <table:table-cell office:value-type="float" office:value="8.8799999999998551" table:formula="of:=[.A888]+0.01" table:style-name="ce1">
            <text:p>8.88</text:p>
          </table:table-cell>
          <table:table-cell office:value-type="float" office:value="75.571105957031307" table:style-name="ce1">
            <text:p>75.57110596</text:p>
          </table:table-cell>
          <table:table-cell office:value-type="float" office:value="11.169999999999812" table:formula="of:=[.C888]+0.01" table:style-name="ce1">
            <text:p>11.17</text:p>
          </table:table-cell>
          <table:table-cell office:value-type="float" office:value="54.257320404052699" table:style-name="ce1">
            <text:p>54.2573204</text:p>
          </table:table-cell>
          <table:table-cell table:number-columns-repeated="16380"/>
        </table:table-row>
        <table:table-row table:style-name="ro1">
          <table:table-cell office:value-type="float" office:value="8.8899999999998549" table:formula="of:=[.A889]+0.01" table:style-name="ce1">
            <text:p>8.89</text:p>
          </table:table-cell>
          <table:table-cell office:value-type="float" office:value="75.571701049804702" table:style-name="ce1">
            <text:p>75.57170105</text:p>
          </table:table-cell>
          <table:table-cell office:value-type="float" office:value="11.179999999999811" table:formula="of:=[.C889]+0.01" table:style-name="ce1">
            <text:p>11.18</text:p>
          </table:table-cell>
          <table:table-cell office:value-type="float" office:value="54.899833679199197" table:style-name="ce1">
            <text:p>54.89983368</text:p>
          </table:table-cell>
          <table:table-cell table:number-columns-repeated="16380"/>
        </table:table-row>
        <table:table-row table:style-name="ro1">
          <table:table-cell office:value-type="float" office:value="8.8999999999998547" table:formula="of:=[.A890]+0.01" table:style-name="ce1">
            <text:p>8.9</text:p>
          </table:table-cell>
          <table:table-cell office:value-type="float" office:value="75.572486877441406" table:style-name="ce1">
            <text:p>75.57248688</text:p>
          </table:table-cell>
          <table:table-cell office:value-type="float" office:value="11.189999999999811" table:formula="of:=[.C890]+0.01" table:style-name="ce1">
            <text:p>11.19</text:p>
          </table:table-cell>
          <table:table-cell office:value-type="float" office:value="54.685359954833999" table:style-name="ce1">
            <text:p>54.68535995</text:p>
          </table:table-cell>
          <table:table-cell table:number-columns-repeated="16380"/>
        </table:table-row>
        <table:table-row table:style-name="ro1">
          <table:table-cell office:value-type="float" office:value="8.9099999999998545" table:formula="of:=[.A891]+0.01" table:style-name="ce1">
            <text:p>8.91</text:p>
          </table:table-cell>
          <table:table-cell office:value-type="float" office:value="75.573143005371094" table:style-name="ce1">
            <text:p>75.57314301</text:p>
          </table:table-cell>
          <table:table-cell office:value-type="float" office:value="11.199999999999811" table:formula="of:=[.C891]+0.01" table:style-name="ce1">
            <text:p>11.2</text:p>
          </table:table-cell>
          <table:table-cell office:value-type="float" office:value="54.900260925292997" table:style-name="ce1">
            <text:p>54.90026093</text:p>
          </table:table-cell>
          <table:table-cell table:number-columns-repeated="16380"/>
        </table:table-row>
        <table:table-row table:style-name="ro1">
          <table:table-cell office:value-type="float" office:value="8.9199999999998543" table:formula="of:=[.A892]+0.01" table:style-name="ce1">
            <text:p>8.92</text:p>
          </table:table-cell>
          <table:table-cell office:value-type="float" office:value="75.573684692382798" table:style-name="ce1">
            <text:p>75.57368469</text:p>
          </table:table-cell>
          <table:table-cell office:value-type="float" office:value="11.209999999999811" table:formula="of:=[.C892]+0.01" table:style-name="ce1">
            <text:p>11.21</text:p>
          </table:table-cell>
          <table:table-cell office:value-type="float" office:value="54.978614807128899" table:style-name="ce1">
            <text:p>54.97861481</text:p>
          </table:table-cell>
          <table:table-cell table:number-columns-repeated="16380"/>
        </table:table-row>
        <table:table-row table:style-name="ro1">
          <table:table-cell office:value-type="float" office:value="8.9299999999998541" table:formula="of:=[.A893]+0.01" table:style-name="ce1">
            <text:p>8.93</text:p>
          </table:table-cell>
          <table:table-cell office:value-type="float" office:value="75.574531555175795" table:style-name="ce1">
            <text:p>75.57453156</text:p>
          </table:table-cell>
          <table:table-cell office:value-type="float" office:value="11.219999999999811" table:formula="of:=[.C893]+0.01" table:style-name="ce1">
            <text:p>11.22</text:p>
          </table:table-cell>
          <table:table-cell office:value-type="float" office:value="55.083889007568402" table:style-name="ce1">
            <text:p>55.08388901</text:p>
          </table:table-cell>
          <table:table-cell table:number-columns-repeated="16380"/>
        </table:table-row>
        <table:table-row table:style-name="ro1">
          <table:table-cell office:value-type="float" office:value="8.9399999999998538" table:formula="of:=[.A894]+0.01" table:style-name="ce1">
            <text:p>8.94</text:p>
          </table:table-cell>
          <table:table-cell office:value-type="float" office:value="75.574760437011705" table:style-name="ce1">
            <text:p>75.57476044</text:p>
          </table:table-cell>
          <table:table-cell office:value-type="float" office:value="11.22999999999981" table:formula="of:=[.C894]+0.01" table:style-name="ce1">
            <text:p>11.23</text:p>
          </table:table-cell>
          <table:table-cell office:value-type="float" office:value="55.159427642822301" table:style-name="ce1">
            <text:p>55.15942764</text:p>
          </table:table-cell>
          <table:table-cell table:number-columns-repeated="16380"/>
        </table:table-row>
        <table:table-row table:style-name="ro1">
          <table:table-cell office:value-type="float" office:value="8.9499999999998536" table:formula="of:=[.A895]+0.01" table:style-name="ce1">
            <text:p>8.95</text:p>
          </table:table-cell>
          <table:table-cell office:value-type="float" office:value="75.575630187988295" table:style-name="ce1">
            <text:p>75.57563019</text:p>
          </table:table-cell>
          <table:table-cell office:value-type="float" office:value="11.23999999999981" table:formula="of:=[.C895]+0.01" table:style-name="ce1">
            <text:p>11.24</text:p>
          </table:table-cell>
          <table:table-cell office:value-type="float" office:value="55.244773864746101" table:style-name="ce1">
            <text:p>55.24477386</text:p>
          </table:table-cell>
          <table:table-cell table:number-columns-repeated="16380"/>
        </table:table-row>
        <table:table-row table:style-name="ro1">
          <table:table-cell office:value-type="float" office:value="8.9599999999998534" table:formula="of:=[.A896]+0.01" table:style-name="ce1">
            <text:p>8.96</text:p>
          </table:table-cell>
          <table:table-cell office:value-type="float" office:value="75.575874328613295" table:style-name="ce1">
            <text:p>75.57587433</text:p>
          </table:table-cell>
          <table:table-cell office:value-type="float" office:value="11.24999999999981" table:formula="of:=[.C896]+0.01" table:style-name="ce1">
            <text:p>11.25</text:p>
          </table:table-cell>
          <table:table-cell office:value-type="float" office:value="55.266193389892599" table:style-name="ce1">
            <text:p>55.26619339</text:p>
          </table:table-cell>
          <table:table-cell table:number-columns-repeated="16380"/>
        </table:table-row>
        <table:table-row table:style-name="ro1">
          <table:table-cell office:value-type="float" office:value="8.9699999999998532" table:formula="of:=[.A897]+0.01" table:style-name="ce1">
            <text:p>8.97</text:p>
          </table:table-cell>
          <table:table-cell office:value-type="float" office:value="75.576385498046903" table:style-name="ce1">
            <text:p>75.5763855</text:p>
          </table:table-cell>
          <table:table-cell office:value-type="float" office:value="11.25999999999981" table:formula="of:=[.C897]+0.01" table:style-name="ce1">
            <text:p>11.26</text:p>
          </table:table-cell>
          <table:table-cell office:value-type="float" office:value="55.258232116699197" table:style-name="ce1">
            <text:p>55.25823212</text:p>
          </table:table-cell>
          <table:table-cell table:number-columns-repeated="16380"/>
        </table:table-row>
        <table:table-row table:style-name="ro1">
          <table:table-cell office:value-type="float" office:value="8.979999999999853" table:formula="of:=[.A898]+0.01" table:style-name="ce1">
            <text:p>8.98</text:p>
          </table:table-cell>
          <table:table-cell office:value-type="float" office:value="75.576911926269503" table:style-name="ce1">
            <text:p>75.57691193</text:p>
          </table:table-cell>
          <table:table-cell office:value-type="float" office:value="11.26999999999981" table:formula="of:=[.C898]+0.01" table:style-name="ce1">
            <text:p>11.27</text:p>
          </table:table-cell>
          <table:table-cell office:value-type="float" office:value="55.232498168945298" table:style-name="ce1">
            <text:p>55.23249817</text:p>
          </table:table-cell>
          <table:table-cell table:number-columns-repeated="16380"/>
        </table:table-row>
        <table:table-row table:style-name="ro1">
          <table:table-cell office:value-type="float" office:value="8.9899999999998528" table:formula="of:=[.A899]+0.01" table:style-name="ce1">
            <text:p>8.99</text:p>
          </table:table-cell>
          <table:table-cell office:value-type="float" office:value="75.577644348144503" table:style-name="ce1">
            <text:p>75.57764435</text:p>
          </table:table-cell>
          <table:table-cell office:value-type="float" office:value="11.279999999999809" table:formula="of:=[.C899]+0.01" table:style-name="ce1">
            <text:p>11.28</text:p>
          </table:table-cell>
          <table:table-cell office:value-type="float" office:value="55.194465637207003" table:style-name="ce1">
            <text:p>55.19446564</text:p>
          </table:table-cell>
          <table:table-cell table:number-columns-repeated="16380"/>
        </table:table-row>
        <table:table-row table:style-name="ro1">
          <table:table-cell office:value-type="float" office:value="8.9999999999998526" table:formula="of:=[.A900]+0.01" table:style-name="ce1">
            <text:p>9</text:p>
          </table:table-cell>
          <table:table-cell office:value-type="float" office:value="75.578224182128906" table:style-name="ce1">
            <text:p>75.57822418</text:p>
          </table:table-cell>
          <table:table-cell office:value-type="float" office:value="11.289999999999809" table:formula="of:=[.C900]+0.01" table:style-name="ce1">
            <text:p>11.29</text:p>
          </table:table-cell>
          <table:table-cell office:value-type="float" office:value="55.172554016113303" table:style-name="ce1">
            <text:p>55.17255402</text:p>
          </table:table-cell>
          <table:table-cell table:number-columns-repeated="16380"/>
        </table:table-row>
        <table:table-row table:style-name="ro1">
          <table:table-cell office:value-type="float" office:value="9.0099999999998523" table:formula="of:=[.A901]+0.01" table:style-name="ce1">
            <text:p>9.01</text:p>
          </table:table-cell>
          <table:table-cell office:value-type="float" office:value="75.579032897949205" table:style-name="ce1">
            <text:p>75.5790329</text:p>
          </table:table-cell>
          <table:table-cell office:value-type="float" office:value="11.299999999999809" table:formula="of:=[.C901]+0.01" table:style-name="ce1">
            <text:p>11.3</text:p>
          </table:table-cell>
          <table:table-cell office:value-type="float" office:value="55.157428741455099" table:style-name="ce1">
            <text:p>55.15742874</text:p>
          </table:table-cell>
          <table:table-cell table:number-columns-repeated="16380"/>
        </table:table-row>
        <table:table-row table:style-name="ro1">
          <table:table-cell office:value-type="float" office:value="9.0199999999998521" table:formula="of:=[.A902]+0.01" table:style-name="ce1">
            <text:p>9.02</text:p>
          </table:table-cell>
          <table:table-cell office:value-type="float" office:value="75.581283569335895" table:style-name="ce1">
            <text:p>75.58128357</text:p>
          </table:table-cell>
          <table:table-cell office:value-type="float" office:value="11.309999999999809" table:formula="of:=[.C902]+0.01" table:style-name="ce1">
            <text:p>11.31</text:p>
          </table:table-cell>
          <table:table-cell office:value-type="float" office:value="55.158782958984403" table:style-name="ce1">
            <text:p>55.15878296</text:p>
          </table:table-cell>
          <table:table-cell table:number-columns-repeated="16380"/>
        </table:table-row>
        <table:table-row table:style-name="ro1">
          <table:table-cell office:value-type="float" office:value="9.0299999999998519" table:formula="of:=[.A903]+0.01" table:style-name="ce1">
            <text:p>9.03</text:p>
          </table:table-cell>
          <table:table-cell office:value-type="float" office:value="75.582389831542997" table:style-name="ce1">
            <text:p>75.58238983</text:p>
          </table:table-cell>
          <table:table-cell office:value-type="float" office:value="11.319999999999808" table:formula="of:=[.C903]+0.01" table:style-name="ce1">
            <text:p>11.32</text:p>
          </table:table-cell>
          <table:table-cell office:value-type="float" office:value="55.169319152832003" table:style-name="ce1">
            <text:p>55.16931915</text:p>
          </table:table-cell>
          <table:table-cell table:number-columns-repeated="16380"/>
        </table:table-row>
        <table:table-row table:style-name="ro1">
          <table:table-cell office:value-type="float" office:value="9.0399999999998517" table:formula="of:=[.A904]+0.01" table:style-name="ce1">
            <text:p>9.04</text:p>
          </table:table-cell>
          <table:table-cell office:value-type="float" office:value="75.584205627441406" table:style-name="ce1">
            <text:p>75.58420563</text:p>
          </table:table-cell>
          <table:table-cell office:value-type="float" office:value="11.329999999999808" table:formula="of:=[.C904]+0.01" table:style-name="ce1">
            <text:p>11.33</text:p>
          </table:table-cell>
          <table:table-cell office:value-type="float" office:value="55.176589965820298" table:style-name="ce1">
            <text:p>55.17658997</text:p>
          </table:table-cell>
          <table:table-cell table:number-columns-repeated="16380"/>
        </table:table-row>
        <table:table-row table:style-name="ro1">
          <table:table-cell office:value-type="float" office:value="9.0499999999998515" table:formula="of:=[.A905]+0.01" table:style-name="ce1">
            <text:p>9.05</text:p>
          </table:table-cell>
          <table:table-cell office:value-type="float" office:value="75.584541320800795" table:style-name="ce1">
            <text:p>75.58454132</text:p>
          </table:table-cell>
          <table:table-cell office:value-type="float" office:value="11.339999999999808" table:formula="of:=[.C905]+0.01" table:style-name="ce1">
            <text:p>11.34</text:p>
          </table:table-cell>
          <table:table-cell office:value-type="float" office:value="55.189521789550803" table:style-name="ce1">
            <text:p>55.18952179</text:p>
          </table:table-cell>
          <table:table-cell table:number-columns-repeated="16380"/>
        </table:table-row>
        <table:table-row table:style-name="ro1">
          <table:table-cell office:value-type="float" office:value="9.0599999999998513" table:formula="of:=[.A906]+0.01" table:style-name="ce1">
            <text:p>9.06</text:p>
          </table:table-cell>
          <table:table-cell office:value-type="float" office:value="75.585205078125" table:style-name="ce1">
            <text:p>75.58520508</text:p>
          </table:table-cell>
          <table:table-cell office:value-type="float" office:value="11.349999999999808" table:formula="of:=[.C906]+0.01" table:style-name="ce1">
            <text:p>11.35</text:p>
          </table:table-cell>
          <table:table-cell office:value-type="float" office:value="55.197986602783203" table:style-name="ce1">
            <text:p>55.1979866</text:p>
          </table:table-cell>
          <table:table-cell table:number-columns-repeated="16380"/>
        </table:table-row>
        <table:table-row table:style-name="ro1">
          <table:table-cell office:value-type="float" office:value="9.0699999999998511" table:formula="of:=[.A907]+0.01" table:style-name="ce1">
            <text:p>9.07</text:p>
          </table:table-cell>
          <table:table-cell office:value-type="float" office:value="75.585487365722699" table:style-name="ce1">
            <text:p>75.58548737</text:p>
          </table:table-cell>
          <table:table-cell office:value-type="float" office:value="11.359999999999808" table:formula="of:=[.C907]+0.01" table:style-name="ce1">
            <text:p>11.36</text:p>
          </table:table-cell>
          <table:table-cell office:value-type="float" office:value="55.204555511474602" table:style-name="ce1">
            <text:p>55.20455551</text:p>
          </table:table-cell>
          <table:table-cell table:number-columns-repeated="16380"/>
        </table:table-row>
        <table:table-row table:style-name="ro1">
          <table:table-cell office:value-type="float" office:value="9.0799999999998509" table:formula="of:=[.A908]+0.01" table:style-name="ce1">
            <text:p>9.08</text:p>
          </table:table-cell>
          <table:table-cell office:value-type="float" office:value="75.586631774902301" table:style-name="ce1">
            <text:p>75.58663177</text:p>
          </table:table-cell>
          <table:table-cell office:value-type="float" office:value="11.369999999999807" table:formula="of:=[.C908]+0.01" table:style-name="ce1">
            <text:p>11.37</text:p>
          </table:table-cell>
          <table:table-cell office:value-type="float" office:value="55.203636169433601" table:style-name="ce1">
            <text:p>55.20363617</text:p>
          </table:table-cell>
          <table:table-cell table:number-columns-repeated="16380"/>
        </table:table-row>
        <table:table-row table:style-name="ro1">
          <table:table-cell office:value-type="float" office:value="9.0899999999998506" table:formula="of:=[.A909]+0.01" table:style-name="ce1">
            <text:p>9.09</text:p>
          </table:table-cell>
          <table:table-cell office:value-type="float" office:value="75.586723327636705" table:style-name="ce1">
            <text:p>75.58672333</text:p>
          </table:table-cell>
          <table:table-cell office:value-type="float" office:value="11.379999999999807" table:formula="of:=[.C909]+0.01" table:style-name="ce1">
            <text:p>11.38</text:p>
          </table:table-cell>
          <table:table-cell office:value-type="float" office:value="55.194511413574197" table:style-name="ce1">
            <text:p>55.19451141</text:p>
          </table:table-cell>
          <table:table-cell table:number-columns-repeated="16380"/>
        </table:table-row>
        <table:table-row table:style-name="ro1">
          <table:table-cell office:value-type="float" office:value="9.0999999999998504" table:formula="of:=[.A910]+0.01" table:style-name="ce1">
            <text:p>9.1</text:p>
          </table:table-cell>
          <table:table-cell office:value-type="float" office:value="75.587203979492202" table:style-name="ce1">
            <text:p>75.58720398</text:p>
          </table:table-cell>
          <table:table-cell office:value-type="float" office:value="11.389999999999807" table:formula="of:=[.C910]+0.01" table:style-name="ce1">
            <text:p>11.39</text:p>
          </table:table-cell>
          <table:table-cell office:value-type="float" office:value="55.1879272460937" table:style-name="ce1">
            <text:p>55.18792725</text:p>
          </table:table-cell>
          <table:table-cell table:number-columns-repeated="16380"/>
        </table:table-row>
        <table:table-row table:style-name="ro1">
          <table:table-cell office:value-type="float" office:value="9.1099999999998502" table:formula="of:=[.A911]+0.01" table:style-name="ce1">
            <text:p>9.11</text:p>
          </table:table-cell>
          <table:table-cell office:value-type="float" office:value="75.587982177734403" table:style-name="ce1">
            <text:p>75.58798218</text:p>
          </table:table-cell>
          <table:table-cell office:value-type="float" office:value="11.399999999999807" table:formula="of:=[.C911]+0.01" table:style-name="ce1">
            <text:p>11.4</text:p>
          </table:table-cell>
          <table:table-cell office:value-type="float" office:value="55.182079315185597" table:style-name="ce1">
            <text:p>55.18207932</text:p>
          </table:table-cell>
          <table:table-cell table:number-columns-repeated="16380"/>
        </table:table-row>
        <table:table-row table:style-name="ro1">
          <table:table-cell office:value-type="float" office:value="9.11999999999985" table:formula="of:=[.A912]+0.01" table:style-name="ce1">
            <text:p>9.12</text:p>
          </table:table-cell>
          <table:table-cell office:value-type="float" office:value="75.589485168457003" table:style-name="ce1">
            <text:p>75.58948517</text:p>
          </table:table-cell>
          <table:table-cell office:value-type="float" office:value="11.409999999999807" table:formula="of:=[.C912]+0.01" table:style-name="ce1">
            <text:p>11.41</text:p>
          </table:table-cell>
          <table:table-cell office:value-type="float" office:value="55.181064605712898" table:style-name="ce1">
            <text:p>55.18106461</text:p>
          </table:table-cell>
          <table:table-cell table:number-columns-repeated="16380"/>
        </table:table-row>
        <table:table-row table:style-name="ro1">
          <table:table-cell office:value-type="float" office:value="9.1299999999998498" table:formula="of:=[.A913]+0.01" table:style-name="ce1">
            <text:p>9.13</text:p>
          </table:table-cell>
          <table:table-cell office:value-type="float" office:value="75.590011596679702" table:style-name="ce1">
            <text:p>75.5900116</text:p>
          </table:table-cell>
          <table:table-cell office:value-type="float" office:value="11.419999999999806" table:formula="of:=[.C913]+0.01" table:style-name="ce1">
            <text:p>11.42</text:p>
          </table:table-cell>
          <table:table-cell office:value-type="float" office:value="55.184047698974602" table:style-name="ce1">
            <text:p>55.1840477</text:p>
          </table:table-cell>
          <table:table-cell table:number-columns-repeated="16380"/>
        </table:table-row>
        <table:table-row table:style-name="ro1">
          <table:table-cell office:value-type="float" office:value="9.1399999999998496" table:formula="of:=[.A914]+0.01" table:style-name="ce1">
            <text:p>9.14</text:p>
          </table:table-cell>
          <table:table-cell office:value-type="float" office:value="75.590667724609403" table:style-name="ce1">
            <text:p>75.59066772</text:p>
          </table:table-cell>
          <table:table-cell office:value-type="float" office:value="11.429999999999806" table:formula="of:=[.C914]+0.01" table:style-name="ce1">
            <text:p>11.43</text:p>
          </table:table-cell>
          <table:table-cell office:value-type="float" office:value="55.186756134033203" table:style-name="ce1">
            <text:p>55.18675613</text:p>
          </table:table-cell>
          <table:table-cell table:number-columns-repeated="16380"/>
        </table:table-row>
        <table:table-row table:style-name="ro1">
          <table:table-cell office:value-type="float" office:value="9.1499999999998494" table:formula="of:=[.A915]+0.01" table:style-name="ce1">
            <text:p>9.15</text:p>
          </table:table-cell>
          <table:table-cell office:value-type="float" office:value="75.592178344726605" table:style-name="ce1">
            <text:p>75.59217834</text:p>
          </table:table-cell>
          <table:table-cell office:value-type="float" office:value="11.439999999999806" table:formula="of:=[.C915]+0.01" table:style-name="ce1">
            <text:p>11.44</text:p>
          </table:table-cell>
          <table:table-cell office:value-type="float" office:value="55.191360473632798" table:style-name="ce1">
            <text:p>55.19136047</text:p>
          </table:table-cell>
          <table:table-cell table:number-columns-repeated="16380"/>
        </table:table-row>
        <table:table-row table:style-name="ro1">
          <table:table-cell office:value-type="float" office:value="9.1599999999998492" table:formula="of:=[.A916]+0.01" table:style-name="ce1">
            <text:p>9.16</text:p>
          </table:table-cell>
          <table:table-cell office:value-type="float" office:value="75.594772338867202" table:style-name="ce1">
            <text:p>75.59477234</text:p>
          </table:table-cell>
          <table:table-cell office:value-type="float" office:value="11.449999999999806" table:formula="of:=[.C916]+0.01" table:style-name="ce1">
            <text:p>11.45</text:p>
          </table:table-cell>
          <table:table-cell office:value-type="float" office:value="55.194187164306598" table:style-name="ce1">
            <text:p>55.19418716</text:p>
          </table:table-cell>
          <table:table-cell table:number-columns-repeated="16380"/>
        </table:table-row>
        <table:table-row table:style-name="ro1">
          <table:table-cell office:value-type="float" office:value="9.1699999999998489" table:formula="of:=[.A917]+0.01" table:style-name="ce1">
            <text:p>9.17</text:p>
          </table:table-cell>
          <table:table-cell office:value-type="float" office:value="75.595222473144503" table:style-name="ce1">
            <text:p>75.59522247</text:p>
          </table:table-cell>
          <table:table-cell office:value-type="float" office:value="11.459999999999805" table:formula="of:=[.C917]+0.01" table:style-name="ce1">
            <text:p>11.46</text:p>
          </table:table-cell>
          <table:table-cell office:value-type="float" office:value="55.196582794189503" table:style-name="ce1">
            <text:p>55.19658279</text:p>
          </table:table-cell>
          <table:table-cell table:number-columns-repeated="16380"/>
        </table:table-row>
        <table:table-row table:style-name="ro1">
          <table:table-cell office:value-type="float" office:value="9.1799999999998487" table:formula="of:=[.A918]+0.01" table:style-name="ce1">
            <text:p>9.18</text:p>
          </table:table-cell>
          <table:table-cell office:value-type="float" office:value="75.595169067382798" table:style-name="ce1">
            <text:p>75.59516907</text:p>
          </table:table-cell>
          <table:table-cell office:value-type="float" office:value="11.469999999999805" table:formula="of:=[.C918]+0.01" table:style-name="ce1">
            <text:p>11.47</text:p>
          </table:table-cell>
          <table:table-cell office:value-type="float" office:value="55.194908142089801" table:style-name="ce1">
            <text:p>55.19490814</text:p>
          </table:table-cell>
          <table:table-cell table:number-columns-repeated="16380"/>
        </table:table-row>
        <table:table-row table:style-name="ro1">
          <table:table-cell office:value-type="float" office:value="9.1899999999998485" table:formula="of:=[.A919]+0.01" table:style-name="ce1">
            <text:p>9.19</text:p>
          </table:table-cell>
          <table:table-cell office:value-type="float" office:value="75.595474243164105" table:style-name="ce1">
            <text:p>75.59547424</text:p>
          </table:table-cell>
          <table:table-cell office:value-type="float" office:value="11.479999999999805" table:formula="of:=[.C919]+0.01" table:style-name="ce1">
            <text:p>11.48</text:p>
          </table:table-cell>
          <table:table-cell office:value-type="float" office:value="55.190025329589801" table:style-name="ce1">
            <text:p>55.19002533</text:p>
          </table:table-cell>
          <table:table-cell table:number-columns-repeated="16380"/>
        </table:table-row>
        <table:table-row table:style-name="ro1">
          <table:table-cell office:value-type="float" office:value="9.1999999999998483" table:formula="of:=[.A920]+0.01" table:style-name="ce1">
            <text:p>9.2</text:p>
          </table:table-cell>
          <table:table-cell office:value-type="float" office:value="75.597160339355497" table:style-name="ce1">
            <text:p>75.59716034</text:p>
          </table:table-cell>
          <table:table-cell office:value-type="float" office:value="11.489999999999805" table:formula="of:=[.C920]+0.01" table:style-name="ce1">
            <text:p>11.49</text:p>
          </table:table-cell>
          <table:table-cell office:value-type="float" office:value="55.188072204589801" table:style-name="ce1">
            <text:p>55.1880722</text:p>
          </table:table-cell>
          <table:table-cell table:number-columns-repeated="16380"/>
        </table:table-row>
        <table:table-row table:style-name="ro1">
          <table:table-cell office:value-type="float" office:value="9.2099999999998481" table:formula="of:=[.A921]+0.01" table:style-name="ce1">
            <text:p>9.21</text:p>
          </table:table-cell>
          <table:table-cell office:value-type="float" office:value="75.597442626953097" table:style-name="ce1">
            <text:p>75.59744263</text:p>
          </table:table-cell>
          <table:table-cell office:value-type="float" office:value="11.499999999999805" table:formula="of:=[.C921]+0.01" table:style-name="ce1">
            <text:p>11.5</text:p>
          </table:table-cell>
          <table:table-cell office:value-type="float" office:value="55.187061309814503" table:style-name="ce1">
            <text:p>55.18706131</text:p>
          </table:table-cell>
          <table:table-cell table:number-columns-repeated="16380"/>
        </table:table-row>
        <table:table-row table:style-name="ro1">
          <table:table-cell office:value-type="float" office:value="9.2199999999998479" table:formula="of:=[.A922]+0.01" table:style-name="ce1">
            <text:p>9.22</text:p>
          </table:table-cell>
          <table:table-cell office:value-type="float" office:value="75.598114013671903" table:style-name="ce1">
            <text:p>75.59811401</text:p>
          </table:table-cell>
          <table:table-cell office:value-type="float" office:value="11.509999999999804" table:formula="of:=[.C922]+0.01" table:style-name="ce1">
            <text:p>11.51</text:p>
          </table:table-cell>
          <table:table-cell office:value-type="float" office:value="55.188106536865199" table:style-name="ce1">
            <text:p>55.18810654</text:p>
          </table:table-cell>
          <table:table-cell table:number-columns-repeated="16380"/>
        </table:table-row>
        <table:table-row table:style-name="ro1">
          <table:table-cell office:value-type="float" office:value="9.2299999999998477" table:formula="of:=[.A923]+0.01" table:style-name="ce1">
            <text:p>9.23</text:p>
          </table:table-cell>
          <table:table-cell office:value-type="float" office:value="75.598907470703097" table:style-name="ce1">
            <text:p>75.59890747</text:p>
          </table:table-cell>
          <table:table-cell office:value-type="float" office:value="11.519999999999804" table:formula="of:=[.C923]+0.01" table:style-name="ce1">
            <text:p>11.52</text:p>
          </table:table-cell>
          <table:table-cell office:value-type="float" office:value="55.191234588623097" table:style-name="ce1">
            <text:p>55.19123459</text:p>
          </table:table-cell>
          <table:table-cell table:number-columns-repeated="16380"/>
        </table:table-row>
        <table:table-row table:style-name="ro1">
          <table:table-cell office:value-type="float" office:value="9.2399999999998474" table:formula="of:=[.A924]+0.01" table:style-name="ce1">
            <text:p>9.24</text:p>
          </table:table-cell>
          <table:table-cell office:value-type="float" office:value="75.599792480468807" table:style-name="ce1">
            <text:p>75.59979248</text:p>
          </table:table-cell>
          <table:table-cell office:value-type="float" office:value="11.529999999999804" table:formula="of:=[.C924]+0.01" table:style-name="ce1">
            <text:p>11.53</text:p>
          </table:table-cell>
          <table:table-cell office:value-type="float" office:value="55.192703247070298" table:style-name="ce1">
            <text:p>55.19270325</text:p>
          </table:table-cell>
          <table:table-cell table:number-columns-repeated="16380"/>
        </table:table-row>
        <table:table-row table:style-name="ro1">
          <table:table-cell office:value-type="float" office:value="9.2499999999998472" table:formula="of:=[.A925]+0.01" table:style-name="ce1">
            <text:p>9.25</text:p>
          </table:table-cell>
          <table:table-cell office:value-type="float" office:value="75.600654602050795" table:style-name="ce1">
            <text:p>75.6006546</text:p>
          </table:table-cell>
          <table:table-cell office:value-type="float" office:value="11.539999999999804" table:formula="of:=[.C925]+0.01" table:style-name="ce1">
            <text:p>11.54</text:p>
          </table:table-cell>
          <table:table-cell office:value-type="float" office:value="55.195430755615199" table:style-name="ce1">
            <text:p>55.19543076</text:p>
          </table:table-cell>
          <table:table-cell table:number-columns-repeated="16380"/>
        </table:table-row>
        <table:table-row table:style-name="ro1">
          <table:table-cell office:value-type="float" office:value="9.259999999999847" table:formula="of:=[.A926]+0.01" table:style-name="ce1">
            <text:p>9.26</text:p>
          </table:table-cell>
          <table:table-cell office:value-type="float" office:value="75.602027893066406" table:style-name="ce1">
            <text:p>75.60202789</text:p>
          </table:table-cell>
          <table:table-cell office:value-type="float" office:value="11.549999999999804" table:formula="of:=[.C926]+0.01" table:style-name="ce1">
            <text:p>11.55</text:p>
          </table:table-cell>
          <table:table-cell office:value-type="float" office:value="55.196044921875" table:style-name="ce1">
            <text:p>55.19604492</text:p>
          </table:table-cell>
          <table:table-cell table:number-columns-repeated="16380"/>
        </table:table-row>
        <table:table-row table:style-name="ro1">
          <table:table-cell office:value-type="float" office:value="9.2699999999998468" table:formula="of:=[.A927]+0.01" table:style-name="ce1">
            <text:p>9.27</text:p>
          </table:table-cell>
          <table:table-cell office:value-type="float" office:value="75.602760314941406" table:style-name="ce1">
            <text:p>75.60276031</text:p>
          </table:table-cell>
          <table:table-cell office:value-type="float" office:value="11.559999999999803" table:formula="of:=[.C927]+0.01" table:style-name="ce1">
            <text:p>11.56</text:p>
          </table:table-cell>
          <table:table-cell office:value-type="float" office:value="55.194644927978501" table:style-name="ce1">
            <text:p>55.19464493</text:p>
          </table:table-cell>
          <table:table-cell table:number-columns-repeated="16380"/>
        </table:table-row>
        <table:table-row table:style-name="ro1">
          <table:table-cell office:value-type="float" office:value="9.2799999999998466" table:formula="of:=[.A928]+0.01" table:style-name="ce1">
            <text:p>9.28</text:p>
          </table:table-cell>
          <table:table-cell office:value-type="float" office:value="75.603172302246094" table:style-name="ce1">
            <text:p>75.6031723</text:p>
          </table:table-cell>
          <table:table-cell office:value-type="float" office:value="11.569999999999803" table:formula="of:=[.C928]+0.01" table:style-name="ce1">
            <text:p>11.57</text:p>
          </table:table-cell>
          <table:table-cell office:value-type="float" office:value="55.192584991455099" table:style-name="ce1">
            <text:p>55.19258499</text:p>
          </table:table-cell>
          <table:table-cell table:number-columns-repeated="16380"/>
        </table:table-row>
        <table:table-row table:style-name="ro1">
          <table:table-cell office:value-type="float" office:value="9.2899999999998464" table:formula="of:=[.A929]+0.01" table:style-name="ce1">
            <text:p>9.29</text:p>
          </table:table-cell>
          <table:table-cell office:value-type="float" office:value="75.602989196777301" table:style-name="ce1">
            <text:p>75.6029892</text:p>
          </table:table-cell>
          <table:table-cell office:value-type="float" office:value="11.579999999999803" table:formula="of:=[.C929]+0.01" table:style-name="ce1">
            <text:p>11.58</text:p>
          </table:table-cell>
          <table:table-cell office:value-type="float" office:value="55.189723968505902" table:style-name="ce1">
            <text:p>55.18972397</text:p>
          </table:table-cell>
          <table:table-cell table:number-columns-repeated="16380"/>
        </table:table-row>
        <table:table-row table:style-name="ro1">
          <table:table-cell office:value-type="float" office:value="9.2999999999998462" table:formula="of:=[.A930]+0.01" table:style-name="ce1">
            <text:p>9.3</text:p>
          </table:table-cell>
          <table:table-cell office:value-type="float" office:value="75.604949951171903" table:style-name="ce1">
            <text:p>75.60494995</text:p>
          </table:table-cell>
          <table:table-cell office:value-type="float" office:value="11.589999999999803" table:formula="of:=[.C930]+0.01" table:style-name="ce1">
            <text:p>11.59</text:p>
          </table:table-cell>
          <table:table-cell office:value-type="float" office:value="55.188316345214901" table:style-name="ce1">
            <text:p>55.18831635</text:p>
          </table:table-cell>
          <table:table-cell table:number-columns-repeated="16380"/>
        </table:table-row>
        <table:table-row table:style-name="ro1">
          <table:table-cell office:value-type="float" office:value="9.309999999999846" table:formula="of:=[.A931]+0.01" table:style-name="ce1">
            <text:p>9.31</text:p>
          </table:table-cell>
          <table:table-cell office:value-type="float" office:value="75.605545043945298" table:style-name="ce1">
            <text:p>75.60554504</text:p>
          </table:table-cell>
          <table:table-cell office:value-type="float" office:value="11.599999999999802" table:formula="of:=[.C931]+0.01" table:style-name="ce1">
            <text:p>11.6</text:p>
          </table:table-cell>
          <table:table-cell office:value-type="float" office:value="55.186672210693402" table:style-name="ce1">
            <text:p>55.18667221</text:p>
          </table:table-cell>
          <table:table-cell table:number-columns-repeated="16380"/>
        </table:table-row>
        <table:table-row table:style-name="ro1">
          <table:table-cell office:value-type="float" office:value="9.3199999999998457" table:formula="of:=[.A932]+0.01" table:style-name="ce1">
            <text:p>9.32</text:p>
          </table:table-cell>
          <table:table-cell office:value-type="float" office:value="75.606117248535199" table:style-name="ce1">
            <text:p>75.60611725</text:p>
          </table:table-cell>
          <table:table-cell office:value-type="float" office:value="11.609999999999802" table:formula="of:=[.C932]+0.01" table:style-name="ce1">
            <text:p>11.61</text:p>
          </table:table-cell>
          <table:table-cell office:value-type="float" office:value="55.188037872314503" table:style-name="ce1">
            <text:p>55.18803787</text:p>
          </table:table-cell>
          <table:table-cell table:number-columns-repeated="16380"/>
        </table:table-row>
        <table:table-row table:style-name="ro1">
          <table:table-cell office:value-type="float" office:value="9.3299999999998455" table:formula="of:=[.A933]+0.01" table:style-name="ce1">
            <text:p>9.33</text:p>
          </table:table-cell>
          <table:table-cell office:value-type="float" office:value="75.606353759765597" table:style-name="ce1">
            <text:p>75.60635376</text:p>
          </table:table-cell>
          <table:table-cell office:value-type="float" office:value="11.619999999999802" table:formula="of:=[.C933]+0.01" table:style-name="ce1">
            <text:p>11.62</text:p>
          </table:table-cell>
          <table:table-cell office:value-type="float" office:value="55.191543579101598" table:style-name="ce1">
            <text:p>55.19154358</text:p>
          </table:table-cell>
          <table:table-cell table:number-columns-repeated="16380"/>
        </table:table-row>
        <table:table-row table:style-name="ro1">
          <table:table-cell office:value-type="float" office:value="9.3399999999998453" table:formula="of:=[.A934]+0.01" table:style-name="ce1">
            <text:p>9.34</text:p>
          </table:table-cell>
          <table:table-cell office:value-type="float" office:value="75.606986999511705" table:style-name="ce1">
            <text:p>75.606987</text:p>
          </table:table-cell>
          <table:table-cell office:value-type="float" office:value="11.629999999999802" table:formula="of:=[.C934]+0.01" table:style-name="ce1">
            <text:p>11.63</text:p>
          </table:table-cell>
          <table:table-cell office:value-type="float" office:value="55.193336486816399" table:style-name="ce1">
            <text:p>55.19333649</text:p>
          </table:table-cell>
          <table:table-cell table:number-columns-repeated="16380"/>
        </table:table-row>
        <table:table-row table:style-name="ro1">
          <table:table-cell office:value-type="float" office:value="9.3499999999998451" table:formula="of:=[.A935]+0.01" table:style-name="ce1">
            <text:p>9.35</text:p>
          </table:table-cell>
          <table:table-cell office:value-type="float" office:value="75.606857299804702" table:style-name="ce1">
            <text:p>75.6068573</text:p>
          </table:table-cell>
          <table:table-cell office:value-type="float" office:value="11.639999999999802" table:formula="of:=[.C935]+0.01" table:style-name="ce1">
            <text:p>11.64</text:p>
          </table:table-cell>
          <table:table-cell office:value-type="float" office:value="55.192928314208999" table:style-name="ce1">
            <text:p>55.19292831</text:p>
          </table:table-cell>
          <table:table-cell table:number-columns-repeated="16380"/>
        </table:table-row>
        <table:table-row table:style-name="ro1">
          <table:table-cell office:value-type="float" office:value="9.3599999999998449" table:formula="of:=[.A936]+0.01" table:style-name="ce1">
            <text:p>9.36</text:p>
          </table:table-cell>
          <table:table-cell office:value-type="float" office:value="75.607574462890597" table:style-name="ce1">
            <text:p>75.60757446</text:p>
          </table:table-cell>
          <table:table-cell office:value-type="float" office:value="11.649999999999801" table:formula="of:=[.C936]+0.01" table:style-name="ce1">
            <text:p>11.65</text:p>
          </table:table-cell>
          <table:table-cell office:value-type="float" office:value="55.191787719726598" table:style-name="ce1">
            <text:p>55.19178772</text:p>
          </table:table-cell>
          <table:table-cell table:number-columns-repeated="16380"/>
        </table:table-row>
        <table:table-row table:style-name="ro1">
          <table:table-cell office:value-type="float" office:value="9.3699999999998447" table:formula="of:=[.A937]+0.01" table:style-name="ce1">
            <text:p>9.37</text:p>
          </table:table-cell>
          <table:table-cell office:value-type="float" office:value="75.6083984375" table:style-name="ce1">
            <text:p>75.60839844</text:p>
          </table:table-cell>
          <table:table-cell office:value-type="float" office:value="11.659999999999801" table:formula="of:=[.C937]+0.01" table:style-name="ce1">
            <text:p>11.66</text:p>
          </table:table-cell>
          <table:table-cell office:value-type="float" office:value="55.189842224121101" table:style-name="ce1">
            <text:p>55.18984222</text:p>
          </table:table-cell>
          <table:table-cell table:number-columns-repeated="16380"/>
        </table:table-row>
        <table:table-row table:style-name="ro1">
          <table:table-cell office:value-type="float" office:value="9.3799999999998445" table:formula="of:=[.A938]+0.01" table:style-name="ce1">
            <text:p>9.38</text:p>
          </table:table-cell>
          <table:table-cell office:value-type="float" office:value="75.608337402343807" table:style-name="ce1">
            <text:p>75.6083374</text:p>
          </table:table-cell>
          <table:table-cell office:value-type="float" office:value="11.669999999999801" table:formula="of:=[.C938]+0.01" table:style-name="ce1">
            <text:p>11.67</text:p>
          </table:table-cell>
          <table:table-cell office:value-type="float" office:value="55.189258575439503" table:style-name="ce1">
            <text:p>55.18925858</text:p>
          </table:table-cell>
          <table:table-cell table:number-columns-repeated="16380"/>
        </table:table-row>
        <table:table-row table:style-name="ro1">
          <table:table-cell office:value-type="float" office:value="9.3899999999998442" table:formula="of:=[.A939]+0.01" table:style-name="ce1">
            <text:p>9.39</text:p>
          </table:table-cell>
          <table:table-cell office:value-type="float" office:value="75.608200073242202" table:style-name="ce1">
            <text:p>75.60820007</text:p>
          </table:table-cell>
          <table:table-cell office:value-type="float" office:value="11.679999999999801" table:formula="of:=[.C939]+0.01" table:style-name="ce1">
            <text:p>11.68</text:p>
          </table:table-cell>
          <table:table-cell office:value-type="float" office:value="55.187980651855497" table:style-name="ce1">
            <text:p>55.18798065</text:p>
          </table:table-cell>
          <table:table-cell table:number-columns-repeated="16380"/>
        </table:table-row>
        <table:table-row table:style-name="ro1">
          <table:table-cell office:value-type="float" office:value="9.399999999999844" table:formula="of:=[.A940]+0.01" table:style-name="ce1">
            <text:p>9.4</text:p>
          </table:table-cell>
          <table:table-cell office:value-type="float" office:value="75.608619689941406" table:style-name="ce1">
            <text:p>75.60861969</text:p>
          </table:table-cell>
          <table:table-cell office:value-type="float" office:value="11.689999999999801" table:formula="of:=[.C940]+0.01" table:style-name="ce1">
            <text:p>11.69</text:p>
          </table:table-cell>
          <table:table-cell office:value-type="float" office:value="55.187335968017599" table:style-name="ce1">
            <text:p>55.18733597</text:p>
          </table:table-cell>
          <table:table-cell table:number-columns-repeated="16380"/>
        </table:table-row>
        <table:table-row table:style-name="ro1">
          <table:table-cell office:value-type="float" office:value="9.4099999999998438" table:formula="of:=[.A941]+0.01" table:style-name="ce1">
            <text:p>9.41</text:p>
          </table:table-cell>
          <table:table-cell office:value-type="float" office:value="75.608650207519503" table:style-name="ce1">
            <text:p>75.60865021</text:p>
          </table:table-cell>
          <table:table-cell office:value-type="float" office:value="11.6999999999998" table:formula="of:=[.C941]+0.01" table:style-name="ce1">
            <text:p>11.7</text:p>
          </table:table-cell>
          <table:table-cell office:value-type="float" office:value="55.188014984130902" table:style-name="ce1">
            <text:p>55.18801498</text:p>
          </table:table-cell>
          <table:table-cell table:number-columns-repeated="16380"/>
        </table:table-row>
        <table:table-row table:style-name="ro1">
          <table:table-cell office:value-type="float" office:value="9.4199999999998436" table:formula="of:=[.A942]+0.01" table:style-name="ce1">
            <text:p>9.42</text:p>
          </table:table-cell>
          <table:table-cell office:value-type="float" office:value="75.60888671875" table:style-name="ce1">
            <text:p>75.60888672</text:p>
          </table:table-cell>
          <table:table-cell office:value-type="float" office:value="11.7099999999998" table:formula="of:=[.C942]+0.01" table:style-name="ce1">
            <text:p>11.71</text:p>
          </table:table-cell>
          <table:table-cell office:value-type="float" office:value="55.188182830810597" table:style-name="ce1">
            <text:p>55.18818283</text:p>
          </table:table-cell>
          <table:table-cell table:number-columns-repeated="16380"/>
        </table:table-row>
        <table:table-row table:style-name="ro1">
          <table:table-cell office:value-type="float" office:value="9.4299999999998434" table:formula="of:=[.A943]+0.01" table:style-name="ce1">
            <text:p>9.43</text:p>
          </table:table-cell>
          <table:table-cell office:value-type="float" office:value="75.609687805175795" table:style-name="ce1">
            <text:p>75.60968781</text:p>
          </table:table-cell>
          <table:table-cell office:value-type="float" office:value="11.7199999999998" table:formula="of:=[.C943]+0.01" table:style-name="ce1">
            <text:p>11.72</text:p>
          </table:table-cell>
          <table:table-cell office:value-type="float" office:value="55.188587188720703" table:style-name="ce1">
            <text:p>55.18858719</text:p>
          </table:table-cell>
          <table:table-cell table:number-columns-repeated="16380"/>
        </table:table-row>
        <table:table-row table:style-name="ro1">
          <table:table-cell office:value-type="float" office:value="9.4399999999998432" table:formula="of:=[.A944]+0.01" table:style-name="ce1">
            <text:p>9.44</text:p>
          </table:table-cell>
          <table:table-cell office:value-type="float" office:value="75.612388610839801" table:style-name="ce1">
            <text:p>75.61238861</text:p>
          </table:table-cell>
          <table:table-cell office:value-type="float" office:value="11.7299999999998" table:formula="of:=[.C944]+0.01" table:style-name="ce1">
            <text:p>11.73</text:p>
          </table:table-cell>
          <table:table-cell office:value-type="float" office:value="55.187850952148402" table:style-name="ce1">
            <text:p>55.18785095</text:p>
          </table:table-cell>
          <table:table-cell table:number-columns-repeated="16380"/>
        </table:table-row>
        <table:table-row table:style-name="ro1">
          <table:table-cell office:value-type="float" office:value="9.449999999999843" table:formula="of:=[.A945]+0.01" table:style-name="ce1">
            <text:p>9.45</text:p>
          </table:table-cell>
          <table:table-cell office:value-type="float" office:value="75.613052368164105" table:style-name="ce1">
            <text:p>75.61305237</text:p>
          </table:table-cell>
          <table:table-cell office:value-type="float" office:value="11.739999999999799" table:formula="of:=[.C945]+0.01" table:style-name="ce1">
            <text:p>11.74</text:p>
          </table:table-cell>
          <table:table-cell office:value-type="float" office:value="55.186595916748097" table:style-name="ce1">
            <text:p>55.18659592</text:p>
          </table:table-cell>
          <table:table-cell table:number-columns-repeated="16380"/>
        </table:table-row>
        <table:table-row table:style-name="ro1">
          <table:table-cell office:value-type="float" office:value="9.4599999999998428" table:formula="of:=[.A946]+0.01" table:style-name="ce1">
            <text:p>9.46</text:p>
          </table:table-cell>
          <table:table-cell office:value-type="float" office:value="75.612876892089801" table:style-name="ce1">
            <text:p>75.61287689</text:p>
          </table:table-cell>
          <table:table-cell office:value-type="float" office:value="11.749999999999799" table:formula="of:=[.C946]+0.01" table:style-name="ce1">
            <text:p>11.75</text:p>
          </table:table-cell>
          <table:table-cell office:value-type="float" office:value="55.185489654541001" table:style-name="ce1">
            <text:p>55.18548965</text:p>
          </table:table-cell>
          <table:table-cell table:number-columns-repeated="16380"/>
        </table:table-row>
        <table:table-row table:style-name="ro1">
          <table:table-cell office:value-type="float" office:value="9.4699999999998425" table:formula="of:=[.A947]+0.01" table:style-name="ce1">
            <text:p>9.47</text:p>
          </table:table-cell>
          <table:table-cell office:value-type="float" office:value="75.613815307617202" table:style-name="ce1">
            <text:p>75.61381531</text:p>
          </table:table-cell>
          <table:table-cell office:value-type="float" office:value="11.759999999999799" table:formula="of:=[.C947]+0.01" table:style-name="ce1">
            <text:p>11.76</text:p>
          </table:table-cell>
          <table:table-cell office:value-type="float" office:value="55.184394836425803" table:style-name="ce1">
            <text:p>55.18439484</text:p>
          </table:table-cell>
          <table:table-cell table:number-columns-repeated="16380"/>
        </table:table-row>
        <table:table-row table:style-name="ro1">
          <table:table-cell office:value-type="float" office:value="9.4799999999998423" table:formula="of:=[.A948]+0.01" table:style-name="ce1">
            <text:p>9.48</text:p>
          </table:table-cell>
          <table:table-cell office:value-type="float" office:value="75.614082336425795" table:style-name="ce1">
            <text:p>75.61408234</text:p>
          </table:table-cell>
          <table:table-cell office:value-type="float" office:value="11.769999999999799" table:formula="of:=[.C948]+0.01" table:style-name="ce1">
            <text:p>11.77</text:p>
          </table:table-cell>
          <table:table-cell office:value-type="float" office:value="55.184303283691399" table:style-name="ce1">
            <text:p>55.18430328</text:p>
          </table:table-cell>
          <table:table-cell table:number-columns-repeated="16380"/>
        </table:table-row>
        <table:table-row table:style-name="ro1">
          <table:table-cell office:value-type="float" office:value="9.4899999999998421" table:formula="of:=[.A949]+0.01" table:style-name="ce1">
            <text:p>9.49</text:p>
          </table:table-cell>
          <table:table-cell office:value-type="float" office:value="75.615089416503906" table:style-name="ce1">
            <text:p>75.61508942</text:p>
          </table:table-cell>
          <table:table-cell office:value-type="float" office:value="11.779999999999799" table:formula="of:=[.C949]+0.01" table:style-name="ce1">
            <text:p>11.78</text:p>
          </table:table-cell>
          <table:table-cell office:value-type="float" office:value="55.185031890869098" table:style-name="ce1">
            <text:p>55.18503189</text:p>
          </table:table-cell>
          <table:table-cell table:number-columns-repeated="16380"/>
        </table:table-row>
        <table:table-row table:style-name="ro1">
          <table:table-cell office:value-type="float" office:value="9.4999999999998419" table:formula="of:=[.A950]+0.01" table:style-name="ce1">
            <text:p>9.5</text:p>
          </table:table-cell>
          <table:table-cell office:value-type="float" office:value="75.616195678710895" table:style-name="ce1">
            <text:p>75.61619568</text:p>
          </table:table-cell>
          <table:table-cell office:value-type="float" office:value="11.789999999999798" table:formula="of:=[.C950]+0.01" table:style-name="ce1">
            <text:p>11.79</text:p>
          </table:table-cell>
          <table:table-cell office:value-type="float" office:value="55.1847534179688" table:style-name="ce1">
            <text:p>55.18475342</text:p>
          </table:table-cell>
          <table:table-cell table:number-columns-repeated="16380"/>
        </table:table-row>
        <table:table-row table:style-name="ro1">
          <table:table-cell office:value-type="float" office:value="9.5099999999998417" table:formula="of:=[.A951]+0.01" table:style-name="ce1">
            <text:p>9.51</text:p>
          </table:table-cell>
          <table:table-cell office:value-type="float" office:value="75.615913391113295" table:style-name="ce1">
            <text:p>75.61591339</text:p>
          </table:table-cell>
          <table:table-cell office:value-type="float" office:value="11.799999999999798" table:formula="of:=[.C951]+0.01" table:style-name="ce1">
            <text:p>11.8</text:p>
          </table:table-cell>
          <table:table-cell office:value-type="float" office:value="55.185333251953097" table:style-name="ce1">
            <text:p>55.18533325</text:p>
          </table:table-cell>
          <table:table-cell table:number-columns-repeated="16380"/>
        </table:table-row>
        <table:table-row table:style-name="ro1">
          <table:table-cell office:value-type="float" office:value="9.5199999999998415" table:formula="of:=[.A952]+0.01" table:style-name="ce1">
            <text:p>9.52</text:p>
          </table:table-cell>
          <table:table-cell office:value-type="float" office:value="75.615997314453097" table:style-name="ce1">
            <text:p>75.61599731</text:p>
          </table:table-cell>
          <table:table-cell office:value-type="float" office:value="11.809999999999798" table:formula="of:=[.C952]+0.01" table:style-name="ce1">
            <text:p>11.81</text:p>
          </table:table-cell>
          <table:table-cell office:value-type="float" office:value="55.1852836608887" table:style-name="ce1">
            <text:p>55.18528366</text:p>
          </table:table-cell>
          <table:table-cell table:number-columns-repeated="16380"/>
        </table:table-row>
        <table:table-row table:style-name="ro1">
          <table:table-cell office:value-type="float" office:value="9.5299999999998413" table:formula="of:=[.A953]+0.01" table:style-name="ce1">
            <text:p>9.53</text:p>
          </table:table-cell>
          <table:table-cell office:value-type="float" office:value="75.617042541503906" table:style-name="ce1">
            <text:p>75.61704254</text:p>
          </table:table-cell>
          <table:table-cell office:value-type="float" office:value="11.819999999999798" table:formula="of:=[.C953]+0.01" table:style-name="ce1">
            <text:p>11.82</text:p>
          </table:table-cell>
          <table:table-cell office:value-type="float" office:value="55.185123443603501" table:style-name="ce1">
            <text:p>55.18512344</text:p>
          </table:table-cell>
          <table:table-cell table:number-columns-repeated="16380"/>
        </table:table-row>
        <table:table-row table:style-name="ro1">
          <table:table-cell office:value-type="float" office:value="9.5399999999998411" table:formula="of:=[.A954]+0.01" table:style-name="ce1">
            <text:p>9.54</text:p>
          </table:table-cell>
          <table:table-cell office:value-type="float" office:value="75.618156433105497" table:style-name="ce1">
            <text:p>75.61815643</text:p>
          </table:table-cell>
          <table:table-cell office:value-type="float" office:value="11.829999999999798" table:formula="of:=[.C954]+0.01" table:style-name="ce1">
            <text:p>11.83</text:p>
          </table:table-cell>
          <table:table-cell office:value-type="float" office:value="55.184562683105497" table:style-name="ce1">
            <text:p>55.18456268</text:p>
          </table:table-cell>
          <table:table-cell table:number-columns-repeated="16380"/>
        </table:table-row>
        <table:table-row table:style-name="ro1">
          <table:table-cell office:value-type="float" office:value="9.5499999999998408" table:formula="of:=[.A955]+0.01" table:style-name="ce1">
            <text:p>9.55</text:p>
          </table:table-cell>
          <table:table-cell office:value-type="float" office:value="75.618637084960895" table:style-name="ce1">
            <text:p>75.61863708</text:p>
          </table:table-cell>
          <table:table-cell office:value-type="float" office:value="11.839999999999797" table:formula="of:=[.C955]+0.01" table:style-name="ce1">
            <text:p>11.84</text:p>
          </table:table-cell>
          <table:table-cell office:value-type="float" office:value="55.181953430175803" table:style-name="ce1">
            <text:p>55.18195343</text:p>
          </table:table-cell>
          <table:table-cell table:number-columns-repeated="16380"/>
        </table:table-row>
        <table:table-row table:style-name="ro1">
          <table:table-cell office:value-type="float" office:value="9.5599999999998406" table:formula="of:=[.A956]+0.01" table:style-name="ce1">
            <text:p>9.56</text:p>
          </table:table-cell>
          <table:table-cell office:value-type="float" office:value="75.618453979492202" table:style-name="ce1">
            <text:p>75.61845398</text:p>
          </table:table-cell>
          <table:table-cell office:value-type="float" office:value="11.849999999999797" table:formula="of:=[.C956]+0.01" table:style-name="ce1">
            <text:p>11.85</text:p>
          </table:table-cell>
          <table:table-cell office:value-type="float" office:value="55.180397033691399" table:style-name="ce1">
            <text:p>55.18039703</text:p>
          </table:table-cell>
          <table:table-cell table:number-columns-repeated="16380"/>
        </table:table-row>
        <table:table-row table:style-name="ro1">
          <table:table-cell office:value-type="float" office:value="9.5699999999998404" table:formula="of:=[.A957]+0.01" table:style-name="ce1">
            <text:p>9.57</text:p>
          </table:table-cell>
          <table:table-cell office:value-type="float" office:value="75.618637084960895" table:style-name="ce1">
            <text:p>75.61863708</text:p>
          </table:table-cell>
          <table:table-cell office:value-type="float" office:value="11.859999999999797" table:formula="of:=[.C957]+0.01" table:style-name="ce1">
            <text:p>11.86</text:p>
          </table:table-cell>
          <table:table-cell office:value-type="float" office:value="55.180408477783203" table:style-name="ce1">
            <text:p>55.18040848</text:p>
          </table:table-cell>
          <table:table-cell table:number-columns-repeated="16380"/>
        </table:table-row>
        <table:table-row table:style-name="ro1">
          <table:table-cell office:value-type="float" office:value="9.5799999999998402" table:formula="of:=[.A958]+0.01" table:style-name="ce1">
            <text:p>9.58</text:p>
          </table:table-cell>
          <table:table-cell office:value-type="float" office:value="75.618438720703097" table:style-name="ce1">
            <text:p>75.61843872</text:p>
          </table:table-cell>
          <table:table-cell office:value-type="float" office:value="11.869999999999797" table:formula="of:=[.C958]+0.01" table:style-name="ce1">
            <text:p>11.87</text:p>
          </table:table-cell>
          <table:table-cell office:value-type="float" office:value="55.181297302246101" table:style-name="ce1">
            <text:p>55.1812973</text:p>
          </table:table-cell>
          <table:table-cell table:number-columns-repeated="16380"/>
        </table:table-row>
        <table:table-row table:style-name="ro1">
          <table:table-cell office:value-type="float" office:value="9.58999999999984" table:formula="of:=[.A959]+0.01" table:style-name="ce1">
            <text:p>9.59</text:p>
          </table:table-cell>
          <table:table-cell office:value-type="float" office:value="75.617782592773395" table:style-name="ce1">
            <text:p>75.61778259</text:p>
          </table:table-cell>
          <table:table-cell office:value-type="float" office:value="11.879999999999797" table:formula="of:=[.C959]+0.01" table:style-name="ce1">
            <text:p>11.88</text:p>
          </table:table-cell>
          <table:table-cell office:value-type="float" office:value="55.182121276855497" table:style-name="ce1">
            <text:p>55.18212128</text:p>
          </table:table-cell>
          <table:table-cell table:number-columns-repeated="16380"/>
        </table:table-row>
        <table:table-row table:style-name="ro1">
          <table:table-cell office:value-type="float" office:value="9.5999999999998398" table:formula="of:=[.A960]+0.01" table:style-name="ce1">
            <text:p>9.6</text:p>
          </table:table-cell>
          <table:table-cell office:value-type="float" office:value="75.617317199707003" table:style-name="ce1">
            <text:p>75.6173172</text:p>
          </table:table-cell>
          <table:table-cell office:value-type="float" office:value="11.889999999999796" table:formula="of:=[.C960]+0.01" table:style-name="ce1">
            <text:p>11.89</text:p>
          </table:table-cell>
          <table:table-cell office:value-type="float" office:value="55.181365966796903" table:style-name="ce1">
            <text:p>55.18136597</text:p>
          </table:table-cell>
          <table:table-cell table:number-columns-repeated="16380"/>
        </table:table-row>
        <table:table-row table:style-name="ro1">
          <table:table-cell office:value-type="float" office:value="9.6099999999998396" table:formula="of:=[.A961]+0.01" table:style-name="ce1">
            <text:p>9.61</text:p>
          </table:table-cell>
          <table:table-cell office:value-type="float" office:value="75.617759704589801" table:style-name="ce1">
            <text:p>75.6177597</text:p>
          </table:table-cell>
          <table:table-cell office:value-type="float" office:value="11.899999999999796" table:formula="of:=[.C961]+0.01" table:style-name="ce1">
            <text:p>11.9</text:p>
          </table:table-cell>
          <table:table-cell office:value-type="float" office:value="55.180591583252003" table:style-name="ce1">
            <text:p>55.18059158</text:p>
          </table:table-cell>
          <table:table-cell table:number-columns-repeated="16380"/>
        </table:table-row>
        <table:table-row table:style-name="ro1">
          <table:table-cell office:value-type="float" office:value="9.6199999999998393" table:formula="of:=[.A962]+0.01" table:style-name="ce1">
            <text:p>9.62</text:p>
          </table:table-cell>
          <table:table-cell office:value-type="float" office:value="75.618232727050795" table:style-name="ce1">
            <text:p>75.61823273</text:p>
          </table:table-cell>
          <table:table-cell office:value-type="float" office:value="11.909999999999796" table:formula="of:=[.C962]+0.01" table:style-name="ce1">
            <text:p>11.91</text:p>
          </table:table-cell>
          <table:table-cell office:value-type="float" office:value="55.180892944335902" table:style-name="ce1">
            <text:p>55.18089294</text:p>
          </table:table-cell>
          <table:table-cell table:number-columns-repeated="16380"/>
        </table:table-row>
        <table:table-row table:style-name="ro1">
          <table:table-cell office:value-type="float" office:value="9.6299999999998391" table:formula="of:=[.A963]+0.01" table:style-name="ce1">
            <text:p>9.63</text:p>
          </table:table-cell>
          <table:table-cell office:value-type="float" office:value="75.618972778320298" table:style-name="ce1">
            <text:p>75.61897278</text:p>
          </table:table-cell>
          <table:table-cell office:value-type="float" office:value="11.919999999999796" table:formula="of:=[.C963]+0.01" table:style-name="ce1">
            <text:p>11.92</text:p>
          </table:table-cell>
          <table:table-cell office:value-type="float" office:value="55.181827545166001" table:style-name="ce1">
            <text:p>55.18182755</text:p>
          </table:table-cell>
          <table:table-cell table:number-columns-repeated="16380"/>
        </table:table-row>
        <table:table-row table:style-name="ro1">
          <table:table-cell office:value-type="float" office:value="9.6399999999998389" table:formula="of:=[.A964]+0.01" table:style-name="ce1">
            <text:p>9.64</text:p>
          </table:table-cell>
          <table:table-cell office:value-type="float" office:value="75.619224548339901" table:style-name="ce1">
            <text:p>75.61922455</text:p>
          </table:table-cell>
          <table:table-cell office:value-type="float" office:value="11.929999999999795" table:formula="of:=[.C964]+0.01" table:style-name="ce1">
            <text:p>11.93</text:p>
          </table:table-cell>
          <table:table-cell office:value-type="float" office:value="55.181560516357401" table:style-name="ce1">
            <text:p>55.18156052</text:p>
          </table:table-cell>
          <table:table-cell table:number-columns-repeated="16380"/>
        </table:table-row>
        <table:table-row table:style-name="ro1">
          <table:table-cell office:value-type="float" office:value="9.6499999999998387" table:formula="of:=[.A965]+0.01" table:style-name="ce1">
            <text:p>9.65</text:p>
          </table:table-cell>
          <table:table-cell office:value-type="float" office:value="75.619926452636705" table:style-name="ce1">
            <text:p>75.61992645</text:p>
          </table:table-cell>
          <table:table-cell office:value-type="float" office:value="11.939999999999795" table:formula="of:=[.C965]+0.01" table:style-name="ce1">
            <text:p>11.94</text:p>
          </table:table-cell>
          <table:table-cell office:value-type="float" office:value="55.1820259094238" table:style-name="ce1">
            <text:p>55.18202591</text:p>
          </table:table-cell>
          <table:table-cell table:number-columns-repeated="16380"/>
        </table:table-row>
        <table:table-row table:style-name="ro1">
          <table:table-cell office:value-type="float" office:value="9.6599999999998385" table:formula="of:=[.A966]+0.01" table:style-name="ce1">
            <text:p>9.66</text:p>
          </table:table-cell>
          <table:table-cell office:value-type="float" office:value="75.620635986328097" table:style-name="ce1">
            <text:p>75.62063599</text:p>
          </table:table-cell>
          <table:table-cell office:value-type="float" office:value="11.949999999999795" table:formula="of:=[.C966]+0.01" table:style-name="ce1">
            <text:p>11.95</text:p>
          </table:table-cell>
          <table:table-cell office:value-type="float" office:value="55.182582855224602" table:style-name="ce1">
            <text:p>55.18258286</text:p>
          </table:table-cell>
          <table:table-cell table:number-columns-repeated="16380"/>
        </table:table-row>
        <table:table-row table:style-name="ro1">
          <table:table-cell office:value-type="float" office:value="9.6699999999998383" table:formula="of:=[.A967]+0.01" table:style-name="ce1">
            <text:p>9.67</text:p>
          </table:table-cell>
          <table:table-cell office:value-type="float" office:value="75.620643615722699" table:style-name="ce1">
            <text:p>75.62064362</text:p>
          </table:table-cell>
          <table:table-cell office:value-type="float" office:value="11.959999999999795" table:formula="of:=[.C967]+0.01" table:style-name="ce1">
            <text:p>11.96</text:p>
          </table:table-cell>
          <table:table-cell office:value-type="float" office:value="55.183780670166001" table:style-name="ce1">
            <text:p>55.18378067</text:p>
          </table:table-cell>
          <table:table-cell table:number-columns-repeated="16380"/>
        </table:table-row>
        <table:table-row table:style-name="ro1">
          <table:table-cell office:value-type="float" office:value="9.6799999999998381" table:formula="of:=[.A968]+0.01" table:style-name="ce1">
            <text:p>9.68</text:p>
          </table:table-cell>
          <table:table-cell office:value-type="float" office:value="75.620460510253906" table:style-name="ce1">
            <text:p>75.62046051</text:p>
          </table:table-cell>
          <table:table-cell office:value-type="float" office:value="11.969999999999795" table:formula="of:=[.C968]+0.01" table:style-name="ce1">
            <text:p>11.97</text:p>
          </table:table-cell>
          <table:table-cell office:value-type="float" office:value="55.1839790344238" table:style-name="ce1">
            <text:p>55.18397903</text:p>
          </table:table-cell>
          <table:table-cell table:number-columns-repeated="16380"/>
        </table:table-row>
        <table:table-row table:style-name="ro1">
          <table:table-cell office:value-type="float" office:value="9.6899999999998379" table:formula="of:=[.A969]+0.01" table:style-name="ce1">
            <text:p>9.69</text:p>
          </table:table-cell>
          <table:table-cell office:value-type="float" office:value="75.619880676269503" table:style-name="ce1">
            <text:p>75.61988068</text:p>
          </table:table-cell>
          <table:table-cell office:value-type="float" office:value="11.979999999999794" table:formula="of:=[.C969]+0.01" table:style-name="ce1">
            <text:p>11.98</text:p>
          </table:table-cell>
          <table:table-cell office:value-type="float" office:value="55.1837348937988" table:style-name="ce1">
            <text:p>55.18373489</text:p>
          </table:table-cell>
          <table:table-cell table:number-columns-repeated="16380"/>
        </table:table-row>
        <table:table-row table:style-name="ro1">
          <table:table-cell office:value-type="float" office:value="9.6999999999998376" table:formula="of:=[.A970]+0.01" table:style-name="ce1">
            <text:p>9.7</text:p>
          </table:table-cell>
          <table:table-cell office:value-type="float" office:value="75.620300292968807" table:style-name="ce1">
            <text:p>75.62030029</text:p>
          </table:table-cell>
          <table:table-cell office:value-type="float" office:value="11.989999999999794" table:formula="of:=[.C970]+0.01" table:style-name="ce1">
            <text:p>11.99</text:p>
          </table:table-cell>
          <table:table-cell office:value-type="float" office:value="55.183460235595703" table:style-name="ce1">
            <text:p>55.18346024</text:p>
          </table:table-cell>
          <table:table-cell table:number-columns-repeated="16380"/>
        </table:table-row>
        <table:table-row table:style-name="ro1">
          <table:table-cell office:value-type="float" office:value="9.7099999999998374" table:formula="of:=[.A971]+0.01" table:style-name="ce1">
            <text:p>9.71</text:p>
          </table:table-cell>
          <table:table-cell office:value-type="float" office:value="75.620979309082003" table:style-name="ce1">
            <text:p>75.62097931</text:p>
          </table:table-cell>
          <table:table-cell office:value-type="float" office:value="11.999999999999794" table:formula="of:=[.C971]+0.01" table:style-name="ce1">
            <text:p>12</text:p>
          </table:table-cell>
          <table:table-cell office:value-type="float" office:value="55.1827392578125" table:style-name="ce1">
            <text:p>55.18273926</text:p>
          </table:table-cell>
          <table:table-cell table:number-columns-repeated="16380"/>
        </table:table-row>
        <table:table-row table:style-name="ro1">
          <table:table-cell office:value-type="float" office:value="9.7199999999998372" table:formula="of:=[.A972]+0.01" table:style-name="ce1">
            <text:p>9.72</text:p>
          </table:table-cell>
          <table:table-cell office:value-type="float" office:value="75.621421813964801" table:style-name="ce1">
            <text:p>75.62142181</text:p>
          </table:table-cell>
          <table:table-cell office:value-type="float" office:value="12.009999999999794" table:formula="of:=[.C972]+0.01" table:style-name="ce1">
            <text:p>12.01</text:p>
          </table:table-cell>
          <table:table-cell office:value-type="float" office:value="55.182594299316399" table:style-name="ce1">
            <text:p>55.1825943</text:p>
          </table:table-cell>
          <table:table-cell table:number-columns-repeated="16380"/>
        </table:table-row>
        <table:table-row table:style-name="ro1">
          <table:table-cell office:value-type="float" office:value="9.729999999999837" table:formula="of:=[.A973]+0.01" table:style-name="ce1">
            <text:p>9.73</text:p>
          </table:table-cell>
          <table:table-cell office:value-type="float" office:value="75.6214599609375" table:style-name="ce1">
            <text:p>75.62145996</text:p>
          </table:table-cell>
          <table:table-cell office:value-type="float" office:value="12.019999999999794" table:formula="of:=[.C973]+0.01" table:style-name="ce1">
            <text:p>12.02</text:p>
          </table:table-cell>
          <table:table-cell office:value-type="float" office:value="55.182094573974602" table:style-name="ce1">
            <text:p>55.18209457</text:p>
          </table:table-cell>
          <table:table-cell table:number-columns-repeated="16380"/>
        </table:table-row>
        <table:table-row table:style-name="ro1">
          <table:table-cell office:value-type="float" office:value="9.7399999999998368" table:formula="of:=[.A974]+0.01" table:style-name="ce1">
            <text:p>9.74</text:p>
          </table:table-cell>
          <table:table-cell office:value-type="float" office:value="75.621520996093807" table:style-name="ce1">
            <text:p>75.621521</text:p>
          </table:table-cell>
          <table:table-cell office:value-type="float" office:value="12.029999999999793" table:formula="of:=[.C974]+0.01" table:style-name="ce1">
            <text:p>12.03</text:p>
          </table:table-cell>
          <table:table-cell office:value-type="float" office:value="55.181720733642599" table:style-name="ce1">
            <text:p>55.18172073</text:p>
          </table:table-cell>
          <table:table-cell table:number-columns-repeated="16380"/>
        </table:table-row>
        <table:table-row table:style-name="ro1">
          <table:table-cell office:value-type="float" office:value="9.7499999999998366" table:formula="of:=[.A975]+0.01" table:style-name="ce1">
            <text:p>9.75</text:p>
          </table:table-cell>
          <table:table-cell office:value-type="float" office:value="75.622077941894503" table:style-name="ce1">
            <text:p>75.62207794</text:p>
          </table:table-cell>
          <table:table-cell office:value-type="float" office:value="12.039999999999793" table:formula="of:=[.C975]+0.01" table:style-name="ce1">
            <text:p>12.04</text:p>
          </table:table-cell>
          <table:table-cell office:value-type="float" office:value="55.1802978515625" table:style-name="ce1">
            <text:p>55.18029785</text:p>
          </table:table-cell>
          <table:table-cell table:number-columns-repeated="16380"/>
        </table:table-row>
        <table:table-row table:style-name="ro1">
          <table:table-cell office:value-type="float" office:value="9.7599999999998364" table:formula="of:=[.A976]+0.01" table:style-name="ce1">
            <text:p>9.76</text:p>
          </table:table-cell>
          <table:table-cell office:value-type="float" office:value="75.623184204101605" table:style-name="ce1">
            <text:p>75.6231842</text:p>
          </table:table-cell>
          <table:table-cell office:value-type="float" office:value="12.049999999999793" table:formula="of:=[.C976]+0.01" table:style-name="ce1">
            <text:p>12.05</text:p>
          </table:table-cell>
          <table:table-cell office:value-type="float" office:value="55.179336547851598" table:style-name="ce1">
            <text:p>55.17933655</text:p>
          </table:table-cell>
          <table:table-cell table:number-columns-repeated="16380"/>
        </table:table-row>
        <table:table-row table:style-name="ro1">
          <table:table-cell office:value-type="float" office:value="9.7699999999998361" table:formula="of:=[.A977]+0.01" table:style-name="ce1">
            <text:p>9.77</text:p>
          </table:table-cell>
          <table:table-cell office:value-type="float" office:value="75.623443603515597" table:style-name="ce1">
            <text:p>75.6234436</text:p>
          </table:table-cell>
          <table:table-cell office:value-type="float" office:value="12.059999999999793" table:formula="of:=[.C977]+0.01" table:style-name="ce1">
            <text:p>12.06</text:p>
          </table:table-cell>
          <table:table-cell office:value-type="float" office:value="55.178874969482401" table:style-name="ce1">
            <text:p>55.17887497</text:p>
          </table:table-cell>
          <table:table-cell table:number-columns-repeated="16380"/>
        </table:table-row>
        <table:table-row table:style-name="ro1">
          <table:table-cell office:value-type="float" office:value="9.7799999999998359" table:formula="of:=[.A978]+0.01" table:style-name="ce1">
            <text:p>9.78</text:p>
          </table:table-cell>
          <table:table-cell office:value-type="float" office:value="75.624710083007798" table:style-name="ce1">
            <text:p>75.62471008</text:p>
          </table:table-cell>
          <table:table-cell office:value-type="float" office:value="12.069999999999792" table:formula="of:=[.C978]+0.01" table:style-name="ce1">
            <text:p>12.07</text:p>
          </table:table-cell>
          <table:table-cell office:value-type="float" office:value="55.179164886474602" table:style-name="ce1">
            <text:p>55.17916489</text:p>
          </table:table-cell>
          <table:table-cell table:number-columns-repeated="16380"/>
        </table:table-row>
        <table:table-row table:style-name="ro1">
          <table:table-cell office:value-type="float" office:value="9.7899999999998357" table:formula="of:=[.A979]+0.01" table:style-name="ce1">
            <text:p>9.79</text:p>
          </table:table-cell>
          <table:table-cell office:value-type="float" office:value="75.626190185546903" table:style-name="ce1">
            <text:p>75.62619019</text:p>
          </table:table-cell>
          <table:table-cell office:value-type="float" office:value="12.079999999999792" table:formula="of:=[.C979]+0.01" table:style-name="ce1">
            <text:p>12.08</text:p>
          </table:table-cell>
          <table:table-cell office:value-type="float" office:value="55.179187774658203" table:style-name="ce1">
            <text:p>55.17918777</text:p>
          </table:table-cell>
          <table:table-cell table:number-columns-repeated="16380"/>
        </table:table-row>
        <table:table-row table:style-name="ro1">
          <table:table-cell office:value-type="float" office:value="9.7999999999998355" table:formula="of:=[.A980]+0.01" table:style-name="ce1">
            <text:p>9.8</text:p>
          </table:table-cell>
          <table:table-cell office:value-type="float" office:value="75.628387451171903" table:style-name="ce1">
            <text:p>75.62838745</text:p>
          </table:table-cell>
          <table:table-cell office:value-type="float" office:value="12.089999999999792" table:formula="of:=[.C980]+0.01" table:style-name="ce1">
            <text:p>12.09</text:p>
          </table:table-cell>
          <table:table-cell office:value-type="float" office:value="55.179374694824197" table:style-name="ce1">
            <text:p>55.17937469</text:p>
          </table:table-cell>
          <table:table-cell table:number-columns-repeated="16380"/>
        </table:table-row>
        <table:table-row table:style-name="ro1">
          <table:table-cell office:value-type="float" office:value="9.8099999999998353" table:formula="of:=[.A981]+0.01" table:style-name="ce1">
            <text:p>9.81</text:p>
          </table:table-cell>
          <table:table-cell office:value-type="float" office:value="75.629402160644503" table:style-name="ce1">
            <text:p>75.62940216</text:p>
          </table:table-cell>
          <table:table-cell office:value-type="float" office:value="12.099999999999792" table:formula="of:=[.C981]+0.01" table:style-name="ce1">
            <text:p>12.1</text:p>
          </table:table-cell>
          <table:table-cell office:value-type="float" office:value="55.179187774658203" table:style-name="ce1">
            <text:p>55.17918777</text:p>
          </table:table-cell>
          <table:table-cell table:number-columns-repeated="16380"/>
        </table:table-row>
        <table:table-row table:style-name="ro1">
          <table:table-cell office:value-type="float" office:value="9.8199999999998351" table:formula="of:=[.A982]+0.01" table:style-name="ce1">
            <text:p>9.82</text:p>
          </table:table-cell>
          <table:table-cell office:value-type="float" office:value="75.629768371582003" table:style-name="ce1">
            <text:p>75.62976837</text:p>
          </table:table-cell>
          <table:table-cell office:value-type="float" office:value="12.109999999999792" table:formula="of:=[.C982]+0.01" table:style-name="ce1">
            <text:p>12.11</text:p>
          </table:table-cell>
          <table:table-cell office:value-type="float" office:value="55.179164886474602" table:style-name="ce1">
            <text:p>55.17916489</text:p>
          </table:table-cell>
          <table:table-cell table:number-columns-repeated="16380"/>
        </table:table-row>
        <table:table-row table:style-name="ro1">
          <table:table-cell office:value-type="float" office:value="9.8299999999998349" table:formula="of:=[.A983]+0.01" table:style-name="ce1">
            <text:p>9.83</text:p>
          </table:table-cell>
          <table:table-cell office:value-type="float" office:value="75.630172729492202" table:style-name="ce1">
            <text:p>75.63017273</text:p>
          </table:table-cell>
          <table:table-cell office:value-type="float" office:value="12.119999999999791" table:formula="of:=[.C983]+0.01" table:style-name="ce1">
            <text:p>12.12</text:p>
          </table:table-cell>
          <table:table-cell office:value-type="float" office:value="55.180622100830099" table:style-name="ce1">
            <text:p>55.1806221</text:p>
          </table:table-cell>
          <table:table-cell table:number-columns-repeated="16380"/>
        </table:table-row>
        <table:table-row table:style-name="ro1">
          <table:table-cell office:value-type="float" office:value="9.8399999999998347" table:formula="of:=[.A984]+0.01" table:style-name="ce1">
            <text:p>9.84</text:p>
          </table:table-cell>
          <table:table-cell office:value-type="float" office:value="75.630149841308594" table:style-name="ce1">
            <text:p>75.63014984</text:p>
          </table:table-cell>
          <table:table-cell office:value-type="float" office:value="12.129999999999791" table:formula="of:=[.C984]+0.01" table:style-name="ce1">
            <text:p>12.13</text:p>
          </table:table-cell>
          <table:table-cell office:value-type="float" office:value="55.181339263916001" table:style-name="ce1">
            <text:p>55.18133926</text:p>
          </table:table-cell>
          <table:table-cell table:number-columns-repeated="16380"/>
        </table:table-row>
        <table:table-row table:style-name="ro1">
          <table:table-cell office:value-type="float" office:value="9.8499999999998344" table:formula="of:=[.A985]+0.01" table:style-name="ce1">
            <text:p>9.85</text:p>
          </table:table-cell>
          <table:table-cell office:value-type="float" office:value="75.630058288574205" table:style-name="ce1">
            <text:p>75.63005829</text:p>
          </table:table-cell>
          <table:table-cell office:value-type="float" office:value="12.139999999999791" table:formula="of:=[.C985]+0.01" table:style-name="ce1">
            <text:p>12.14</text:p>
          </table:table-cell>
          <table:table-cell office:value-type="float" office:value="55.181346893310497" table:style-name="ce1">
            <text:p>55.18134689</text:p>
          </table:table-cell>
          <table:table-cell table:number-columns-repeated="16380"/>
        </table:table-row>
        <table:table-row table:style-name="ro1">
          <table:table-cell office:value-type="float" office:value="9.8599999999998342" table:formula="of:=[.A986]+0.01" table:style-name="ce1">
            <text:p>9.86</text:p>
          </table:table-cell>
          <table:table-cell office:value-type="float" office:value="75.630508422851605" table:style-name="ce1">
            <text:p>75.63050842</text:p>
          </table:table-cell>
          <table:table-cell office:value-type="float" office:value="12.149999999999791" table:formula="of:=[.C986]+0.01" table:style-name="ce1">
            <text:p>12.15</text:p>
          </table:table-cell>
          <table:table-cell office:value-type="float" office:value="55.181106567382798" table:style-name="ce1">
            <text:p>55.18110657</text:p>
          </table:table-cell>
          <table:table-cell table:number-columns-repeated="16380"/>
        </table:table-row>
        <table:table-row table:style-name="ro1">
          <table:table-cell office:value-type="float" office:value="9.869999999999834" table:formula="of:=[.A987]+0.01" table:style-name="ce1">
            <text:p>9.87</text:p>
          </table:table-cell>
          <table:table-cell office:value-type="float" office:value="75.630760192871094" table:style-name="ce1">
            <text:p>75.63076019</text:p>
          </table:table-cell>
          <table:table-cell office:value-type="float" office:value="12.159999999999791" table:formula="of:=[.C987]+0.01" table:style-name="ce1">
            <text:p>12.16</text:p>
          </table:table-cell>
          <table:table-cell office:value-type="float" office:value="55.180824279785199" table:style-name="ce1">
            <text:p>55.18082428</text:p>
          </table:table-cell>
          <table:table-cell table:number-columns-repeated="16380"/>
        </table:table-row>
        <table:table-row table:style-name="ro1">
          <table:table-cell office:value-type="float" office:value="9.8799999999998338" table:formula="of:=[.A988]+0.01" table:style-name="ce1">
            <text:p>9.88</text:p>
          </table:table-cell>
          <table:table-cell office:value-type="float" office:value="75.630187988281307" table:style-name="ce1">
            <text:p>75.63018799</text:p>
          </table:table-cell>
          <table:table-cell office:value-type="float" office:value="12.16999999999979" table:formula="of:=[.C988]+0.01" table:style-name="ce1">
            <text:p>12.17</text:p>
          </table:table-cell>
          <table:table-cell office:value-type="float" office:value="55.181400299072301" table:style-name="ce1">
            <text:p>55.1814003</text:p>
          </table:table-cell>
          <table:table-cell table:number-columns-repeated="16380"/>
        </table:table-row>
        <table:table-row table:style-name="ro1">
          <table:table-cell office:value-type="float" office:value="9.8899999999998336" table:formula="of:=[.A989]+0.01" table:style-name="ce1">
            <text:p>9.89</text:p>
          </table:table-cell>
          <table:table-cell office:value-type="float" office:value="75.630172729492202" table:style-name="ce1">
            <text:p>75.63017273</text:p>
          </table:table-cell>
          <table:table-cell office:value-type="float" office:value="12.17999999999979" table:formula="of:=[.C989]+0.01" table:style-name="ce1">
            <text:p>12.18</text:p>
          </table:table-cell>
          <table:table-cell office:value-type="float" office:value="55.181427001953097" table:style-name="ce1">
            <text:p>55.181427</text:p>
          </table:table-cell>
          <table:table-cell table:number-columns-repeated="16380"/>
        </table:table-row>
        <table:table-row table:style-name="ro1">
          <table:table-cell office:value-type="float" office:value="9.8999999999998334" table:formula="of:=[.A990]+0.01" table:style-name="ce1">
            <text:p>9.9</text:p>
          </table:table-cell>
          <table:table-cell office:value-type="float" office:value="75.630714416503906" table:style-name="ce1">
            <text:p>75.63071442</text:p>
          </table:table-cell>
          <table:table-cell office:value-type="float" office:value="12.18999999999979" table:formula="of:=[.C990]+0.01" table:style-name="ce1">
            <text:p>12.19</text:p>
          </table:table-cell>
          <table:table-cell office:value-type="float" office:value="55.1800537109375" table:style-name="ce1">
            <text:p>55.18005371</text:p>
          </table:table-cell>
          <table:table-cell table:number-columns-repeated="16380"/>
        </table:table-row>
        <table:table-row table:style-name="ro1">
          <table:table-cell office:value-type="float" office:value="9.9099999999998332" table:formula="of:=[.A991]+0.01" table:style-name="ce1">
            <text:p>9.91</text:p>
          </table:table-cell>
          <table:table-cell office:value-type="float" office:value="75.631645202636705" table:style-name="ce1">
            <text:p>75.6316452</text:p>
          </table:table-cell>
          <table:table-cell office:value-type="float" office:value="12.19999999999979" table:formula="of:=[.C991]+0.01" table:style-name="ce1">
            <text:p>12.2</text:p>
          </table:table-cell>
          <table:table-cell office:value-type="float" office:value="55.1798706054688" table:style-name="ce1">
            <text:p>55.17987061</text:p>
          </table:table-cell>
          <table:table-cell table:number-columns-repeated="16380"/>
        </table:table-row>
        <table:table-row table:style-name="ro1">
          <table:table-cell office:value-type="float" office:value="9.919999999999833" table:formula="of:=[.A992]+0.01" table:style-name="ce1">
            <text:p>9.92</text:p>
          </table:table-cell>
          <table:table-cell office:value-type="float" office:value="75.632713317871094" table:style-name="ce1">
            <text:p>75.63271332</text:p>
          </table:table-cell>
          <table:table-cell office:value-type="float" office:value="12.209999999999789" table:formula="of:=[.C992]+0.01" table:style-name="ce1">
            <text:p>12.21</text:p>
          </table:table-cell>
          <table:table-cell office:value-type="float" office:value="55.179347991943402" table:style-name="ce1">
            <text:p>55.17934799</text:p>
          </table:table-cell>
          <table:table-cell table:number-columns-repeated="16380"/>
        </table:table-row>
        <table:table-row table:style-name="ro1">
          <table:table-cell office:value-type="float" office:value="9.9299999999998327" table:formula="of:=[.A993]+0.01" table:style-name="ce1">
            <text:p>9.93</text:p>
          </table:table-cell>
          <table:table-cell office:value-type="float" office:value="75.632621765136705" table:style-name="ce1">
            <text:p>75.63262177</text:p>
          </table:table-cell>
          <table:table-cell office:value-type="float" office:value="12.219999999999789" table:formula="of:=[.C993]+0.01" table:style-name="ce1">
            <text:p>12.22</text:p>
          </table:table-cell>
          <table:table-cell office:value-type="float" office:value="55.178596496582003" table:style-name="ce1">
            <text:p>55.1785965</text:p>
          </table:table-cell>
          <table:table-cell table:number-columns-repeated="16380"/>
        </table:table-row>
        <table:table-row table:style-name="ro1">
          <table:table-cell office:value-type="float" office:value="9.9399999999998325" table:formula="of:=[.A994]+0.01" table:style-name="ce1">
            <text:p>9.94</text:p>
          </table:table-cell>
          <table:table-cell office:value-type="float" office:value="75.632484436035199" table:style-name="ce1">
            <text:p>75.63248444</text:p>
          </table:table-cell>
          <table:table-cell office:value-type="float" office:value="12.229999999999789" table:formula="of:=[.C994]+0.01" table:style-name="ce1">
            <text:p>12.23</text:p>
          </table:table-cell>
          <table:table-cell office:value-type="float" office:value="55.178913116455099" table:style-name="ce1">
            <text:p>55.17891312</text:p>
          </table:table-cell>
          <table:table-cell table:number-columns-repeated="16380"/>
        </table:table-row>
        <table:table-row table:style-name="ro1">
          <table:table-cell office:value-type="float" office:value="9.9499999999998323" table:formula="of:=[.A995]+0.01" table:style-name="ce1">
            <text:p>9.95</text:p>
          </table:table-cell>
          <table:table-cell office:value-type="float" office:value="75.632743835449205" table:style-name="ce1">
            <text:p>75.63274384</text:p>
          </table:table-cell>
          <table:table-cell office:value-type="float" office:value="12.239999999999789" table:formula="of:=[.C995]+0.01" table:style-name="ce1">
            <text:p>12.24</text:p>
          </table:table-cell>
          <table:table-cell office:value-type="float" office:value="55.178272247314503" table:style-name="ce1">
            <text:p>55.17827225</text:p>
          </table:table-cell>
          <table:table-cell table:number-columns-repeated="16380"/>
        </table:table-row>
        <table:table-row table:style-name="ro1">
          <table:table-cell office:value-type="float" office:value="9.9599999999998321" table:formula="of:=[.A996]+0.01" table:style-name="ce1">
            <text:p>9.96</text:p>
          </table:table-cell>
          <table:table-cell office:value-type="float" office:value="75.633087158203097" table:style-name="ce1">
            <text:p>75.63308716</text:p>
          </table:table-cell>
          <table:table-cell office:value-type="float" office:value="12.249999999999789" table:formula="of:=[.C996]+0.01" table:style-name="ce1">
            <text:p>12.25</text:p>
          </table:table-cell>
          <table:table-cell office:value-type="float" office:value="55.1776733398438" table:style-name="ce1">
            <text:p>55.17767334</text:p>
          </table:table-cell>
          <table:table-cell table:number-columns-repeated="16380"/>
        </table:table-row>
        <table:table-row table:style-name="ro1">
          <table:table-cell office:value-type="float" office:value="9.9699999999998319" table:formula="of:=[.A997]+0.01" table:style-name="ce1">
            <text:p>9.97</text:p>
          </table:table-cell>
          <table:table-cell office:value-type="float" office:value="75.633163452148395" table:style-name="ce1">
            <text:p>75.63316345</text:p>
          </table:table-cell>
          <table:table-cell office:value-type="float" office:value="12.259999999999788" table:formula="of:=[.C997]+0.01" table:style-name="ce1">
            <text:p>12.26</text:p>
          </table:table-cell>
          <table:table-cell office:value-type="float" office:value="55.1766166687012" table:style-name="ce1">
            <text:p>55.17661667</text:p>
          </table:table-cell>
          <table:table-cell table:number-columns-repeated="16380"/>
        </table:table-row>
        <table:table-row table:style-name="ro1">
          <table:table-cell office:value-type="float" office:value="9.9799999999998317" table:formula="of:=[.A998]+0.01" table:style-name="ce1">
            <text:p>9.98</text:p>
          </table:table-cell>
          <table:table-cell office:value-type="float" office:value="75.633369445800795" table:style-name="ce1">
            <text:p>75.63336945</text:p>
          </table:table-cell>
          <table:table-cell office:value-type="float" office:value="12.269999999999788" table:formula="of:=[.C998]+0.01" table:style-name="ce1">
            <text:p>12.27</text:p>
          </table:table-cell>
          <table:table-cell office:value-type="float" office:value="55.176464080810497" table:style-name="ce1">
            <text:p>55.17646408</text:p>
          </table:table-cell>
          <table:table-cell table:number-columns-repeated="16380"/>
        </table:table-row>
        <table:table-row table:style-name="ro1">
          <table:table-cell office:value-type="float" office:value="9.9899999999998315" table:formula="of:=[.A999]+0.01" table:style-name="ce1">
            <text:p>9.99</text:p>
          </table:table-cell>
          <table:table-cell office:value-type="float" office:value="75.634712219238295" table:style-name="ce1">
            <text:p>75.63471222</text:p>
          </table:table-cell>
          <table:table-cell office:value-type="float" office:value="12.279999999999788" table:formula="of:=[.C999]+0.01" table:style-name="ce1">
            <text:p>12.28</text:p>
          </table:table-cell>
          <table:table-cell office:value-type="float" office:value="55.176925659179702" table:style-name="ce1">
            <text:p>55.17692566</text:p>
          </table:table-cell>
          <table:table-cell table:number-columns-repeated="16380"/>
        </table:table-row>
        <table:table-row table:style-name="ro1">
          <table:table-cell office:value-type="float" office:value="9.9999999999998312" table:formula="of:=[.A1000]+0.01" table:style-name="ce1">
            <text:p>10</text:p>
          </table:table-cell>
          <table:table-cell office:value-type="float" office:value="75.635787963867202" table:style-name="ce1">
            <text:p>75.63578796</text:p>
          </table:table-cell>
          <table:table-cell office:value-type="float" office:value="12.289999999999788" table:formula="of:=[.C1000]+0.01" table:style-name="ce1">
            <text:p>12.29</text:p>
          </table:table-cell>
          <table:table-cell office:value-type="float" office:value="55.177257537841797" table:style-name="ce1">
            <text:p>55.17725754</text:p>
          </table:table-cell>
          <table:table-cell table:number-columns-repeated="16380"/>
        </table:table-row>
        <table:table-row table:style-name="ro1">
          <table:table-cell office:value-type="float" office:value="10.009999999999831" table:formula="of:=[.A1001]+0.01" table:style-name="ce1">
            <text:p>10.01</text:p>
          </table:table-cell>
          <table:table-cell office:value-type="float" office:value="75.635940551757798" table:style-name="ce1">
            <text:p>75.63594055</text:p>
          </table:table-cell>
          <table:table-cell office:value-type="float" office:value="12.299999999999788" table:formula="of:=[.C1001]+0.01" table:style-name="ce1">
            <text:p>12.3</text:p>
          </table:table-cell>
          <table:table-cell office:value-type="float" office:value="55.177978515625" table:style-name="ce1">
            <text:p>55.1779785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2.309999999999787" table:formula="of:=[.C1002]+0.01" table:style-name="ce1">
            <text:p>12.3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2.319999999999787" table:formula="of:=[.C1003]+0.01" table:style-name="ce1">
            <text:p>12.32</text:p>
          </table:table-cell>
          <table:table-cell table:number-columns-repeated="16381" table:style-name="ce1"/>
        </table:table-row>
        <table:table-row table:number-rows-repeated="1047572" table:style-name="ro1">
          <table:table-cell table:number-columns-repeated="16384"/>
        </table:table-row>
      </table:table>
      <table:table table:name="8cm" table:style-name="ta1">
        <table:shapes>
          <draw:frame draw:z-index="1" draw:id="id1" draw:style-name="a1" draw:name="Chart 1" svg:x="4.75866in" svg:y="0.37638in" svg:width="7.50118in" svg:height="5.2598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.102259814739227" table:style-name="ce1">
            <text:p>0.102259815</text:p>
          </table:table-cell>
          <table:table-cell office:value-type="float" office:value="0" table:style-name="ce1">
            <text:p>0</text:p>
          </table:table-cell>
          <table:table-cell office:value-type="float" office:value="3.9735987186431898" table:style-name="ce1">
            <text:p>3.973598719</text:p>
          </table:table-cell>
          <table:table-cell office:value-type="float" office:value="0" table:formula="of:=[.D1]-[.$D$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1" table:formula="of:=[.A1]+0.01" table:style-name="ce1">
            <text:p>0.01</text:p>
          </table:table-cell>
          <table:table-cell office:value-type="float" office:value="9.7578406333923395E-2" table:style-name="ce1">
            <text:p>0.097578406</text:p>
          </table:table-cell>
          <table:table-cell office:value-type="float" office:value="0.51" table:formula="of:=[.C1]+0.01+0.5" table:style-name="ce1">
            <text:p>0.51</text:p>
          </table:table-cell>
          <table:table-cell office:value-type="float" office:value="3.8783590793609601" table:style-name="ce1">
            <text:p>3.878359079</text:p>
          </table:table-cell>
          <table:table-cell office:value-type="float" office:value="-9.5239639282229671E-2" table:formula="of:=[.D2]-[.$D$1]" table:style-name="ce1">
            <text:p>-0.095239639</text:p>
          </table:table-cell>
          <table:table-cell table:number-columns-repeated="16379"/>
        </table:table-row>
        <table:table-row table:style-name="ro1">
          <table:table-cell office:value-type="float" office:value="0.02" table:formula="of:=[.A2]+0.01" table:style-name="ce1">
            <text:p>0.02</text:p>
          </table:table-cell>
          <table:table-cell office:value-type="float" office:value="9.5454908907413497E-2" table:style-name="ce1">
            <text:p>0.095454909</text:p>
          </table:table-cell>
          <table:table-cell office:value-type="float" office:value="0.52" table:formula="of:=[.C2]+0.01" table:style-name="ce1">
            <text:p>0.52</text:p>
          </table:table-cell>
          <table:table-cell office:value-type="float" office:value="3.7441864013671902" table:style-name="ce1">
            <text:p>3.744186401</text:p>
          </table:table-cell>
          <table:table-cell office:value-type="float" office:value="-0.22941231727599964" table:formula="of:=[.D3]-[.$D$1]" table:style-name="ce1">
            <text:p>-0.229412317</text:p>
          </table:table-cell>
          <table:table-cell table:number-columns-repeated="16379"/>
        </table:table-row>
        <table:table-row table:style-name="ro1">
          <table:table-cell office:value-type="float" office:value="0.03" table:formula="of:=[.A3]+0.01" table:style-name="ce1">
            <text:p>0.03</text:p>
          </table:table-cell>
          <table:table-cell office:value-type="float" office:value="9.7275011241436005E-2" table:style-name="ce1">
            <text:p>0.097275011</text:p>
          </table:table-cell>
          <table:table-cell office:value-type="float" office:value="0.53" table:formula="of:=[.C3]+0.01" table:style-name="ce1">
            <text:p>0.53</text:p>
          </table:table-cell>
          <table:table-cell office:value-type="float" office:value="3.6585998535156201" table:style-name="ce1">
            <text:p>3.658599854</text:p>
          </table:table-cell>
          <table:table-cell office:value-type="float" office:value="-0.31499886512756969" table:formula="of:=[.D4]-[.$D$1]" table:style-name="ce1">
            <text:p>-0.314998865</text:p>
          </table:table-cell>
          <table:table-cell table:number-columns-repeated="16379"/>
        </table:table-row>
        <table:table-row table:style-name="ro1">
          <table:table-cell office:value-type="float" office:value="0.04" table:formula="of:=[.A4]+0.01" table:style-name="ce1">
            <text:p>0.04</text:p>
          </table:table-cell>
          <table:table-cell office:value-type="float" office:value="0.103263542056084" table:style-name="ce1">
            <text:p>0.103263542</text:p>
          </table:table-cell>
          <table:table-cell office:value-type="float" office:value="0.54" table:formula="of:=[.C4]+0.01" table:style-name="ce1">
            <text:p>0.54</text:p>
          </table:table-cell>
          <table:table-cell office:value-type="float" office:value="3.5409772396087602" table:style-name="ce1">
            <text:p>3.54097724</text:p>
          </table:table-cell>
          <table:table-cell office:value-type="float" office:value="-0.4326214790344296" table:formula="of:=[.D5]-[.$D$1]" table:style-name="ce1">
            <text:p>-0.432621479</text:p>
          </table:table-cell>
          <table:table-cell table:number-columns-repeated="16379"/>
        </table:table-row>
        <table:table-row table:style-name="ro1">
          <table:table-cell office:value-type="float" office:value="0.05" table:formula="of:=[.A5]+0.01" table:style-name="ce1">
            <text:p>0.05</text:p>
          </table:table-cell>
          <table:table-cell office:value-type="float" office:value="0.107206165790558" table:style-name="ce1">
            <text:p>0.107206166</text:p>
          </table:table-cell>
          <table:table-cell office:value-type="float" office:value="0.55000000000000004" table:formula="of:=[.C5]+0.01" table:style-name="ce1">
            <text:p>0.55</text:p>
          </table:table-cell>
          <table:table-cell office:value-type="float" office:value="3.46777439117432" table:style-name="ce1">
            <text:p>3.467774391</text:p>
          </table:table-cell>
          <table:table-cell office:value-type="float" office:value="-0.50582432746886985" table:formula="of:=[.D6]-[.$D$1]" table:style-name="ce1">
            <text:p>-0.505824327</text:p>
          </table:table-cell>
          <table:table-cell table:number-columns-repeated="16379"/>
        </table:table-row>
        <table:table-row table:style-name="ro1">
          <table:table-cell office:value-type="float" office:value="6.0000000000000005E-2" table:formula="of:=[.A6]+0.01" table:style-name="ce1">
            <text:p>0.06</text:p>
          </table:table-cell>
          <table:table-cell office:value-type="float" office:value="0.110597670078278" table:style-name="ce1">
            <text:p>0.11059767</text:p>
          </table:table-cell>
          <table:table-cell office:value-type="float" office:value="0.56000000000000005" table:formula="of:=[.C6]+0.01" table:style-name="ce1">
            <text:p>0.56</text:p>
          </table:table-cell>
          <table:table-cell office:value-type="float" office:value="3.36926364898682" table:style-name="ce1">
            <text:p>3.369263649</text:p>
          </table:table-cell>
          <table:table-cell office:value-type="float" office:value="-0.60433506965636985" table:formula="of:=[.D7]-[.$D$1]" table:style-name="ce1">
            <text:p>-0.60433507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formula="of:=[.A7]+0.01" table:style-name="ce1">
            <text:p>0.07</text:p>
          </table:table-cell>
          <table:table-cell office:value-type="float" office:value="0.111311487853527" table:style-name="ce1">
            <text:p>0.111311488</text:p>
          </table:table-cell>
          <table:table-cell office:value-type="float" office:value="0.57000000000000006" table:formula="of:=[.C7]+0.01" table:style-name="ce1">
            <text:p>0.57</text:p>
          </table:table-cell>
          <table:table-cell office:value-type="float" office:value="3.3037972450256299" table:style-name="ce1">
            <text:p>3.303797245</text:p>
          </table:table-cell>
          <table:table-cell office:value-type="float" office:value="-0.66980147361755993" table:formula="of:=[.D8]-[.$D$1]" table:style-name="ce1">
            <text:p>-0.669801474</text:p>
          </table:table-cell>
          <table:table-cell table:number-columns-repeated="16379"/>
        </table:table-row>
        <table:table-row table:style-name="ro1">
          <table:table-cell office:value-type="float" office:value="0.08" table:formula="of:=[.A8]+0.01" table:style-name="ce1">
            <text:p>0.08</text:p>
          </table:table-cell>
          <table:table-cell office:value-type="float" office:value="0.110594905912876" table:style-name="ce1">
            <text:p>0.110594906</text:p>
          </table:table-cell>
          <table:table-cell office:value-type="float" office:value="0.58000000000000007" table:formula="of:=[.C8]+0.01" table:style-name="ce1">
            <text:p>0.58</text:p>
          </table:table-cell>
          <table:table-cell office:value-type="float" office:value="3.2167437076568599" table:style-name="ce1">
            <text:p>3.216743708</text:p>
          </table:table-cell>
          <table:table-cell office:value-type="float" office:value="-0.7568550109863299" table:formula="of:=[.D9]-[.$D$1]" table:style-name="ce1">
            <text:p>-0.756855011</text:p>
          </table:table-cell>
          <table:table-cell table:number-columns-repeated="16379"/>
        </table:table-row>
        <table:table-row table:style-name="ro1">
          <table:table-cell office:value-type="float" office:value="0.09" table:formula="of:=[.A9]+0.01" table:style-name="ce1">
            <text:p>0.09</text:p>
          </table:table-cell>
          <table:table-cell office:value-type="float" office:value="0.109653539955616" table:style-name="ce1">
            <text:p>0.10965354</text:p>
          </table:table-cell>
          <table:table-cell office:value-type="float" office:value="0.59000000000000008" table:formula="of:=[.C9]+0.01" table:style-name="ce1">
            <text:p>0.59</text:p>
          </table:table-cell>
          <table:table-cell office:value-type="float" office:value="3.1626410484314" table:style-name="ce1">
            <text:p>3.162641048</text:p>
          </table:table-cell>
          <table:table-cell office:value-type="float" office:value="-0.81095767021178977" table:formula="of:=[.D10]-[.$D$1]" table:style-name="ce1">
            <text:p>-0.81095767</text:p>
          </table:table-cell>
          <table:table-cell table:number-columns-repeated="16379"/>
        </table:table-row>
        <table:table-row table:style-name="ro1">
          <table:table-cell office:value-type="float" office:value="9.9999999999999992E-2" table:formula="of:=[.A10]+0.01" table:style-name="ce1">
            <text:p>0.1</text:p>
          </table:table-cell>
          <table:table-cell office:value-type="float" office:value="0.108391456305981" table:style-name="ce1">
            <text:p>0.108391456</text:p>
          </table:table-cell>
          <table:table-cell office:value-type="float" office:value="0.60000000000000009" table:formula="of:=[.C10]+0.01" table:style-name="ce1">
            <text:p>0.6</text:p>
          </table:table-cell>
          <table:table-cell office:value-type="float" office:value="3.1024651527404798" table:style-name="ce1">
            <text:p>3.102465153</text:p>
          </table:table-cell>
          <table:table-cell office:value-type="float" office:value="-0.87113356590270996" table:formula="of:=[.D11]-[.$D$1]" table:style-name="ce1">
            <text:p>-0.871133566</text:p>
          </table:table-cell>
          <table:table-cell table:number-columns-repeated="16379"/>
        </table:table-row>
        <table:table-row table:style-name="ro1">
          <table:table-cell office:value-type="float" office:value="0.10999999999999999" table:formula="of:=[.A11]+0.01" table:style-name="ce1">
            <text:p>0.11</text:p>
          </table:table-cell>
          <table:table-cell office:value-type="float" office:value="0.10896594822406799" table:style-name="ce1">
            <text:p>0.108965948</text:p>
          </table:table-cell>
          <table:table-cell office:value-type="float" office:value="0.6100000000000001" table:formula="of:=[.C11]+0.01" table:style-name="ce1">
            <text:p>0.61</text:p>
          </table:table-cell>
          <table:table-cell office:value-type="float" office:value="3.0715742111206099" table:style-name="ce1">
            <text:p>3.071574211</text:p>
          </table:table-cell>
          <table:table-cell office:value-type="float" office:value="-0.9020245075225799" table:formula="of:=[.D12]-[.$D$1]" table:style-name="ce1">
            <text:p>-0.902024508</text:p>
          </table:table-cell>
          <table:table-cell table:number-columns-repeated="16379"/>
        </table:table-row>
        <table:table-row table:style-name="ro1">
          <table:table-cell office:value-type="float" office:value="0.11999999999999998" table:formula="of:=[.A12]+0.01" table:style-name="ce1">
            <text:p>0.12</text:p>
          </table:table-cell>
          <table:table-cell office:value-type="float" office:value="0.11028990894556" table:style-name="ce1">
            <text:p>0.110289909</text:p>
          </table:table-cell>
          <table:table-cell office:value-type="float" office:value="0.62000000000000011" table:formula="of:=[.C12]+0.01" table:style-name="ce1">
            <text:p>0.62</text:p>
          </table:table-cell>
          <table:table-cell office:value-type="float" office:value="3.0533714294433598" table:style-name="ce1">
            <text:p>3.053371429</text:p>
          </table:table-cell>
          <table:table-cell office:value-type="float" office:value="-0.92022728919982999" table:formula="of:=[.D13]-[.$D$1]" table:style-name="ce1">
            <text:p>-0.920227289</text:p>
          </table:table-cell>
          <table:table-cell table:number-columns-repeated="16379"/>
        </table:table-row>
        <table:table-row table:style-name="ro1">
          <table:table-cell office:value-type="float" office:value="0.12999999999999998" table:formula="of:=[.A13]+0.01" table:style-name="ce1">
            <text:p>0.13</text:p>
          </table:table-cell>
          <table:table-cell office:value-type="float" office:value="0.11251574009656901" table:style-name="ce1">
            <text:p>0.11251574</text:p>
          </table:table-cell>
          <table:table-cell office:value-type="float" office:value="0.63000000000000012" table:formula="of:=[.C13]+0.01" table:style-name="ce1">
            <text:p>0.63</text:p>
          </table:table-cell>
          <table:table-cell office:value-type="float" office:value="3.0508563518524201" table:style-name="ce1">
            <text:p>3.050856352</text:p>
          </table:table-cell>
          <table:table-cell office:value-type="float" office:value="-0.92274236679076971" table:formula="of:=[.D14]-[.$D$1]" table:style-name="ce1">
            <text:p>-0.922742367</text:p>
          </table:table-cell>
          <table:table-cell table:number-columns-repeated="16379"/>
        </table:table-row>
        <table:table-row table:style-name="ro1">
          <table:table-cell office:value-type="float" office:value="0.13999999999999999" table:formula="of:=[.A14]+0.01" table:style-name="ce1">
            <text:p>0.14</text:p>
          </table:table-cell>
          <table:table-cell office:value-type="float" office:value="0.112827599048615" table:style-name="ce1">
            <text:p>0.112827599</text:p>
          </table:table-cell>
          <table:table-cell office:value-type="float" office:value="0.64000000000000012" table:formula="of:=[.C14]+0.01" table:style-name="ce1">
            <text:p>0.64</text:p>
          </table:table-cell>
          <table:table-cell office:value-type="float" office:value="3.0573480129241899" table:style-name="ce1">
            <text:p>3.057348013</text:p>
          </table:table-cell>
          <table:table-cell office:value-type="float" office:value="-0.91625070571899991" table:formula="of:=[.D15]-[.$D$1]" table:style-name="ce1">
            <text:p>-0.916250706</text:p>
          </table:table-cell>
          <table:table-cell table:number-columns-repeated="16379"/>
        </table:table-row>
        <table:table-row table:style-name="ro1">
          <table:table-cell office:value-type="float" office:value="0.15" table:formula="of:=[.A15]+0.01" table:style-name="ce1">
            <text:p>0.15</text:p>
          </table:table-cell>
          <table:table-cell office:value-type="float" office:value="0.11245534569024999" table:style-name="ce1">
            <text:p>0.112455346</text:p>
          </table:table-cell>
          <table:table-cell office:value-type="float" office:value="0.65000000000000013" table:formula="of:=[.C15]+0.01" table:style-name="ce1">
            <text:p>0.65</text:p>
          </table:table-cell>
          <table:table-cell office:value-type="float" office:value="3.0584690570831299" table:style-name="ce1">
            <text:p>3.058469057</text:p>
          </table:table-cell>
          <table:table-cell office:value-type="float" office:value="-0.91512966156005993" table:formula="of:=[.D16]-[.$D$1]" table:style-name="ce1">
            <text:p>-0.915129662</text:p>
          </table:table-cell>
          <table:table-cell table:number-columns-repeated="16379"/>
        </table:table-row>
        <table:table-row table:style-name="ro1">
          <table:table-cell office:value-type="float" office:value="0.16" table:formula="of:=[.A16]+0.01" table:style-name="ce1">
            <text:p>0.16</text:p>
          </table:table-cell>
          <table:table-cell office:value-type="float" office:value="0.11169900745153399" table:style-name="ce1">
            <text:p>0.111699007</text:p>
          </table:table-cell>
          <table:table-cell office:value-type="float" office:value="0.66000000000000014" table:formula="of:=[.C16]+0.01" table:style-name="ce1">
            <text:p>0.66</text:p>
          </table:table-cell>
          <table:table-cell office:value-type="float" office:value="3.0650589466095002" table:style-name="ce1">
            <text:p>3.065058947</text:p>
          </table:table-cell>
          <table:table-cell office:value-type="float" office:value="-0.90853977203368963" table:formula="of:=[.D17]-[.$D$1]" table:style-name="ce1">
            <text:p>-0.908539772</text:p>
          </table:table-cell>
          <table:table-cell table:number-columns-repeated="16379"/>
        </table:table-row>
        <table:table-row table:style-name="ro1">
          <table:table-cell office:value-type="float" office:value="0.17" table:formula="of:=[.A17]+0.01" table:style-name="ce1">
            <text:p>0.17</text:p>
          </table:table-cell>
          <table:table-cell office:value-type="float" office:value="0.11163621395826299" table:style-name="ce1">
            <text:p>0.111636214</text:p>
          </table:table-cell>
          <table:table-cell office:value-type="float" office:value="0.67000000000000015" table:formula="of:=[.C17]+0.01" table:style-name="ce1">
            <text:p>0.67</text:p>
          </table:table-cell>
          <table:table-cell office:value-type="float" office:value="3.0704684257507302" table:style-name="ce1">
            <text:p>3.070468426</text:p>
          </table:table-cell>
          <table:table-cell office:value-type="float" office:value="-0.90313029289245961" table:formula="of:=[.D18]-[.$D$1]" table:style-name="ce1">
            <text:p>-0.903130293</text:p>
          </table:table-cell>
          <table:table-cell table:number-columns-repeated="16379"/>
        </table:table-row>
        <table:table-row table:style-name="ro1">
          <table:table-cell office:value-type="float" office:value="0.18000000000000002" table:formula="of:=[.A18]+0.01" table:style-name="ce1">
            <text:p>0.18</text:p>
          </table:table-cell>
          <table:table-cell office:value-type="float" office:value="0.11283298581838599" table:style-name="ce1">
            <text:p>0.112832986</text:p>
          </table:table-cell>
          <table:table-cell office:value-type="float" office:value="0.68000000000000016" table:formula="of:=[.C18]+0.01" table:style-name="ce1">
            <text:p>0.68</text:p>
          </table:table-cell>
          <table:table-cell office:value-type="float" office:value="3.0874192714691202" table:style-name="ce1">
            <text:p>3.087419271</text:p>
          </table:table-cell>
          <table:table-cell office:value-type="float" office:value="-0.8861794471740696" table:formula="of:=[.D19]-[.$D$1]" table:style-name="ce1">
            <text:p>-0.886179447</text:p>
          </table:table-cell>
          <table:table-cell table:number-columns-repeated="16379"/>
        </table:table-row>
        <table:table-row table:style-name="ro1">
          <table:table-cell office:value-type="float" office:value="0.19000000000000003" table:formula="of:=[.A19]+0.01" table:style-name="ce1">
            <text:p>0.19</text:p>
          </table:table-cell>
          <table:table-cell office:value-type="float" office:value="0.114823386073112" table:style-name="ce1">
            <text:p>0.114823386</text:p>
          </table:table-cell>
          <table:table-cell office:value-type="float" office:value="0.69000000000000017" table:formula="of:=[.C19]+0.01" table:style-name="ce1">
            <text:p>0.69</text:p>
          </table:table-cell>
          <table:table-cell office:value-type="float" office:value="3.1045849323272701" table:style-name="ce1">
            <text:p>3.104584932</text:p>
          </table:table-cell>
          <table:table-cell office:value-type="float" office:value="-0.86901378631591975" table:formula="of:=[.D20]-[.$D$1]" table:style-name="ce1">
            <text:p>-0.869013786</text:p>
          </table:table-cell>
          <table:table-cell table:number-columns-repeated="16379"/>
        </table:table-row>
        <table:table-row table:style-name="ro1">
          <table:table-cell office:value-type="float" office:value="0.20000000000000004" table:formula="of:=[.A20]+0.01" table:style-name="ce1">
            <text:p>0.2</text:p>
          </table:table-cell>
          <table:table-cell office:value-type="float" office:value="0.119142398238182" table:style-name="ce1">
            <text:p>0.119142398</text:p>
          </table:table-cell>
          <table:table-cell office:value-type="float" office:value="0.70000000000000018" table:formula="of:=[.C20]+0.01" table:style-name="ce1">
            <text:p>0.7</text:p>
          </table:table-cell>
          <table:table-cell office:value-type="float" office:value="3.1472196578979501" table:style-name="ce1">
            <text:p>3.147219658</text:p>
          </table:table-cell>
          <table:table-cell office:value-type="float" office:value="-0.8263790607452397" table:formula="of:=[.D21]-[.$D$1]" table:style-name="ce1">
            <text:p>-0.826379061</text:p>
          </table:table-cell>
          <table:table-cell table:number-columns-repeated="16379"/>
        </table:table-row>
        <table:table-row table:style-name="ro1">
          <table:table-cell office:value-type="float" office:value="0.21000000000000005" table:formula="of:=[.A21]+0.01" table:style-name="ce1">
            <text:p>0.21</text:p>
          </table:table-cell>
          <table:table-cell office:value-type="float" office:value="0.122852675616741" table:style-name="ce1">
            <text:p>0.122852676</text:p>
          </table:table-cell>
          <table:table-cell office:value-type="float" office:value="0.71000000000000019" table:formula="of:=[.C21]+0.01" table:style-name="ce1">
            <text:p>0.71</text:p>
          </table:table-cell>
          <table:table-cell office:value-type="float" office:value="3.1817600727081299" table:style-name="ce1">
            <text:p>3.181760073</text:p>
          </table:table-cell>
          <table:table-cell office:value-type="float" office:value="-0.79183864593505993" table:formula="of:=[.D22]-[.$D$1]" table:style-name="ce1">
            <text:p>-0.791838646</text:p>
          </table:table-cell>
          <table:table-cell table:number-columns-repeated="16379"/>
        </table:table-row>
        <table:table-row table:style-name="ro1">
          <table:table-cell office:value-type="float" office:value="0.22000000000000006" table:formula="of:=[.A22]+0.01" table:style-name="ce1">
            <text:p>0.22</text:p>
          </table:table-cell>
          <table:table-cell office:value-type="float" office:value="0.125889107584953" table:style-name="ce1">
            <text:p>0.125889108</text:p>
          </table:table-cell>
          <table:table-cell office:value-type="float" office:value="0.7200000000000002" table:formula="of:=[.C22]+0.01" table:style-name="ce1">
            <text:p>0.72</text:p>
          </table:table-cell>
          <table:table-cell office:value-type="float" office:value="3.23694944381714" table:style-name="ce1">
            <text:p>3.236949444</text:p>
          </table:table-cell>
          <table:table-cell office:value-type="float" office:value="-0.7366492748260498" table:formula="of:=[.D23]-[.$D$1]" table:style-name="ce1">
            <text:p>-0.736649275</text:p>
          </table:table-cell>
          <table:table-cell table:number-columns-repeated="16379"/>
        </table:table-row>
        <table:table-row table:style-name="ro1">
          <table:table-cell office:value-type="float" office:value="0.23000000000000007" table:formula="of:=[.A23]+0.01" table:style-name="ce1">
            <text:p>0.23</text:p>
          </table:table-cell>
          <table:table-cell office:value-type="float" office:value="0.125694379210472" table:style-name="ce1">
            <text:p>0.125694379</text:p>
          </table:table-cell>
          <table:table-cell office:value-type="float" office:value="0.7300000000000002" table:formula="of:=[.C23]+0.01" table:style-name="ce1">
            <text:p>0.73</text:p>
          </table:table-cell>
          <table:table-cell office:value-type="float" office:value="3.27707099914551" table:style-name="ce1">
            <text:p>3.277070999</text:p>
          </table:table-cell>
          <table:table-cell office:value-type="float" office:value="-0.69652771949767978" table:formula="of:=[.D24]-[.$D$1]" table:style-name="ce1">
            <text:p>-0.696527719</text:p>
          </table:table-cell>
          <table:table-cell table:number-columns-repeated="16379"/>
        </table:table-row>
        <table:table-row table:style-name="ro1">
          <table:table-cell office:value-type="float" office:value="0.24000000000000007" table:formula="of:=[.A24]+0.01" table:style-name="ce1">
            <text:p>0.24</text:p>
          </table:table-cell>
          <table:table-cell office:value-type="float" office:value="0.12189504504203801" table:style-name="ce1">
            <text:p>0.121895045</text:p>
          </table:table-cell>
          <table:table-cell office:value-type="float" office:value="0.74000000000000021" table:formula="of:=[.C24]+0.01" table:style-name="ce1">
            <text:p>0.74</text:p>
          </table:table-cell>
          <table:table-cell office:value-type="float" office:value="3.3370265960693399" table:style-name="ce1">
            <text:p>3.337026596</text:p>
          </table:table-cell>
          <table:table-cell office:value-type="float" office:value="-0.63657212257384987" table:formula="of:=[.D25]-[.$D$1]" table:style-name="ce1">
            <text:p>-0.636572123</text:p>
          </table:table-cell>
          <table:table-cell table:number-columns-repeated="16379"/>
        </table:table-row>
        <table:table-row table:style-name="ro1">
          <table:table-cell office:value-type="float" office:value="0.25000000000000006" table:formula="of:=[.A25]+0.01" table:style-name="ce1">
            <text:p>0.25</text:p>
          </table:table-cell>
          <table:table-cell office:value-type="float" office:value="0.118602313101292" table:style-name="ce1">
            <text:p>0.118602313</text:p>
          </table:table-cell>
          <table:table-cell office:value-type="float" office:value="0.75000000000000022" table:formula="of:=[.C25]+0.01" table:style-name="ce1">
            <text:p>0.75</text:p>
          </table:table-cell>
          <table:table-cell office:value-type="float" office:value="3.37584400177002" table:style-name="ce1">
            <text:p>3.375844002</text:p>
          </table:table-cell>
          <table:table-cell office:value-type="float" office:value="-0.59775471687316983" table:formula="of:=[.D26]-[.$D$1]" table:style-name="ce1">
            <text:p>-0.597754717</text:p>
          </table:table-cell>
          <table:table-cell table:number-columns-repeated="16379"/>
        </table:table-row>
        <table:table-row table:style-name="ro1">
          <table:table-cell office:value-type="float" office:value="0.26000000000000006" table:formula="of:=[.A26]+0.01" table:style-name="ce1">
            <text:p>0.26</text:p>
          </table:table-cell>
          <table:table-cell office:value-type="float" office:value="0.11272963136434599" table:style-name="ce1">
            <text:p>0.112729631</text:p>
          </table:table-cell>
          <table:table-cell office:value-type="float" office:value="0.76000000000000023" table:formula="of:=[.C26]+0.01" table:style-name="ce1">
            <text:p>0.76</text:p>
          </table:table-cell>
          <table:table-cell office:value-type="float" office:value="3.4330129623413099" table:style-name="ce1">
            <text:p>3.433012962</text:p>
          </table:table-cell>
          <table:table-cell office:value-type="float" office:value="-0.54058575630187988" table:formula="of:=[.D27]-[.$D$1]" table:style-name="ce1">
            <text:p>-0.540585756</text:p>
          </table:table-cell>
          <table:table-cell table:number-columns-repeated="16379"/>
        </table:table-row>
        <table:table-row table:style-name="ro1">
          <table:table-cell office:value-type="float" office:value="0.27000000000000007" table:formula="of:=[.A27]+0.01" table:style-name="ce1">
            <text:p>0.27</text:p>
          </table:table-cell>
          <table:table-cell office:value-type="float" office:value="0.10941543430089901" table:style-name="ce1">
            <text:p>0.109415434</text:p>
          </table:table-cell>
          <table:table-cell office:value-type="float" office:value="0.77000000000000024" table:formula="of:=[.C27]+0.01" table:style-name="ce1">
            <text:p>0.77</text:p>
          </table:table-cell>
          <table:table-cell office:value-type="float" office:value="3.4689512252807599" table:style-name="ce1">
            <text:p>3.468951225</text:p>
          </table:table-cell>
          <table:table-cell office:value-type="float" office:value="-0.50464749336242987" table:formula="of:=[.D28]-[.$D$1]" table:style-name="ce1">
            <text:p>-0.504647493</text:p>
          </table:table-cell>
          <table:table-cell table:number-columns-repeated="16379"/>
        </table:table-row>
        <table:table-row table:style-name="ro1">
          <table:table-cell office:value-type="float" office:value="0.28000000000000008" table:formula="of:=[.A28]+0.01" table:style-name="ce1">
            <text:p>0.28</text:p>
          </table:table-cell>
          <table:table-cell office:value-type="float" office:value="0.10758473724126801" table:style-name="ce1">
            <text:p>0.107584737</text:p>
          </table:table-cell>
          <table:table-cell office:value-type="float" office:value="0.78000000000000025" table:formula="of:=[.C28]+0.01" table:style-name="ce1">
            <text:p>0.78</text:p>
          </table:table-cell>
          <table:table-cell office:value-type="float" office:value="3.5197327136993399" table:style-name="ce1">
            <text:p>3.519732714</text:p>
          </table:table-cell>
          <table:table-cell office:value-type="float" office:value="-0.45386600494384988" table:formula="of:=[.D29]-[.$D$1]" table:style-name="ce1">
            <text:p>-0.453866005</text:p>
          </table:table-cell>
          <table:table-cell table:number-columns-repeated="16379"/>
        </table:table-row>
        <table:table-row table:style-name="ro1">
          <table:table-cell office:value-type="float" office:value="0.29000000000000009" table:formula="of:=[.A29]+0.01" table:style-name="ce1">
            <text:p>0.29</text:p>
          </table:table-cell>
          <table:table-cell office:value-type="float" office:value="0.10834164917469" table:style-name="ce1">
            <text:p>0.108341649</text:p>
          </table:table-cell>
          <table:table-cell office:value-type="float" office:value="0.79000000000000026" table:formula="of:=[.C29]+0.01" table:style-name="ce1">
            <text:p>0.79</text:p>
          </table:table-cell>
          <table:table-cell office:value-type="float" office:value="3.55705642700195" table:style-name="ce1">
            <text:p>3.557056427</text:p>
          </table:table-cell>
          <table:table-cell office:value-type="float" office:value="-0.41654229164123979" table:formula="of:=[.D30]-[.$D$1]" table:style-name="ce1">
            <text:p>-0.416542292</text:p>
          </table:table-cell>
          <table:table-cell table:number-columns-repeated="16379"/>
        </table:table-row>
        <table:table-row table:style-name="ro1">
          <table:table-cell office:value-type="float" office:value="0.3000000000000001" table:formula="of:=[.A30]+0.01" table:style-name="ce1">
            <text:p>0.3</text:p>
          </table:table-cell>
          <table:table-cell office:value-type="float" office:value="0.111124806106091" table:style-name="ce1">
            <text:p>0.111124806</text:p>
          </table:table-cell>
          <table:table-cell office:value-type="float" office:value="0.80000000000000027" table:formula="of:=[.C30]+0.01" table:style-name="ce1">
            <text:p>0.8</text:p>
          </table:table-cell>
          <table:table-cell office:value-type="float" office:value="3.6122808456420898" table:style-name="ce1">
            <text:p>3.612280846</text:p>
          </table:table-cell>
          <table:table-cell office:value-type="float" office:value="-0.36131787300109997" table:formula="of:=[.D31]-[.$D$1]" table:style-name="ce1">
            <text:p>-0.361317873</text:p>
          </table:table-cell>
          <table:table-cell table:number-columns-repeated="16379"/>
        </table:table-row>
        <table:table-row table:style-name="ro1">
          <table:table-cell office:value-type="float" office:value="0.31000000000000011" table:formula="of:=[.A31]+0.01" table:style-name="ce1">
            <text:p>0.31</text:p>
          </table:table-cell>
          <table:table-cell office:value-type="float" office:value="0.113798953592777" table:style-name="ce1">
            <text:p>0.113798954</text:p>
          </table:table-cell>
          <table:table-cell office:value-type="float" office:value="0.81000000000000028" table:formula="of:=[.C31]+0.01" table:style-name="ce1">
            <text:p>0.81</text:p>
          </table:table-cell>
          <table:table-cell office:value-type="float" office:value="3.6486964225768999" table:style-name="ce1">
            <text:p>3.648696423</text:p>
          </table:table-cell>
          <table:table-cell office:value-type="float" office:value="-0.32490229606628995" table:formula="of:=[.D32]-[.$D$1]" table:style-name="ce1">
            <text:p>-0.324902296</text:p>
          </table:table-cell>
          <table:table-cell table:number-columns-repeated="16379"/>
        </table:table-row>
        <table:table-row table:style-name="ro1">
          <table:table-cell office:value-type="float" office:value="0.32000000000000012" table:formula="of:=[.A32]+0.01" table:style-name="ce1">
            <text:p>0.32</text:p>
          </table:table-cell>
          <table:table-cell office:value-type="float" office:value="0.11711277067661301" table:style-name="ce1">
            <text:p>0.117112771</text:p>
          </table:table-cell>
          <table:table-cell office:value-type="float" office:value="0.82000000000000028" table:formula="of:=[.C32]+0.01" table:style-name="ce1">
            <text:p>0.82</text:p>
          </table:table-cell>
          <table:table-cell office:value-type="float" office:value="3.7009580135345499" table:style-name="ce1">
            <text:p>3.700958014</text:p>
          </table:table-cell>
          <table:table-cell office:value-type="float" office:value="-0.27264070510863991" table:formula="of:=[.D33]-[.$D$1]" table:style-name="ce1">
            <text:p>-0.272640705</text:p>
          </table:table-cell>
          <table:table-cell table:number-columns-repeated="16379"/>
        </table:table-row>
        <table:table-row table:style-name="ro1">
          <table:table-cell office:value-type="float" office:value="0.33000000000000013" table:formula="of:=[.A33]+0.01" table:style-name="ce1">
            <text:p>0.33</text:p>
          </table:table-cell>
          <table:table-cell office:value-type="float" office:value="0.11749835312366499" table:style-name="ce1">
            <text:p>0.117498353</text:p>
          </table:table-cell>
          <table:table-cell office:value-type="float" office:value="0.83000000000000029" table:formula="of:=[.C33]+0.01" table:style-name="ce1">
            <text:p>0.83</text:p>
          </table:table-cell>
          <table:table-cell office:value-type="float" office:value="3.7355942726135298" table:style-name="ce1">
            <text:p>3.735594273</text:p>
          </table:table-cell>
          <table:table-cell office:value-type="float" office:value="-0.23800444602965998" table:formula="of:=[.D34]-[.$D$1]" table:style-name="ce1">
            <text:p>-0.238004446</text:p>
          </table:table-cell>
          <table:table-cell table:number-columns-repeated="16379"/>
        </table:table-row>
        <table:table-row table:style-name="ro1">
          <table:table-cell office:value-type="float" office:value="0.34000000000000014" table:formula="of:=[.A34]+0.01" table:style-name="ce1">
            <text:p>0.34</text:p>
          </table:table-cell>
          <table:table-cell office:value-type="float" office:value="0.118114091455936" table:style-name="ce1">
            <text:p>0.118114091</text:p>
          </table:table-cell>
          <table:table-cell office:value-type="float" office:value="1.8400000000000003" table:formula="of:=[.C34]+0.01+1" table:style-name="ce1">
            <text:p>1.84</text:p>
          </table:table-cell>
          <table:table-cell office:value-type="float" office:value="3.7742962837219198" table:style-name="ce1">
            <text:p>3.774296284</text:p>
          </table:table-cell>
          <table:table-cell office:value-type="float" office:value="-0.19930243492126998" table:formula="of:=[.D35]-[.$D$1]" table:style-name="ce1">
            <text:p>-0.199302435</text:p>
          </table:table-cell>
          <table:table-cell table:number-columns-repeated="16379"/>
        </table:table-row>
        <table:table-row table:style-name="ro1">
          <table:table-cell office:value-type="float" office:value="0.35000000000000014" table:formula="of:=[.A35]+0.01" table:style-name="ce1">
            <text:p>0.35</text:p>
          </table:table-cell>
          <table:table-cell office:value-type="float" office:value="0.116758808493614" table:style-name="ce1">
            <text:p>0.116758808</text:p>
          </table:table-cell>
          <table:table-cell office:value-type="float" office:value="1.8500000000000003" table:formula="of:=[.C35]+0.01" table:style-name="ce1">
            <text:p>1.85</text:p>
          </table:table-cell>
          <table:table-cell office:value-type="float" office:value="3.8141713142395002" table:style-name="ce1">
            <text:p>3.814171314</text:p>
          </table:table-cell>
          <table:table-cell office:value-type="float" office:value="-0.15942740440368963" table:formula="of:=[.D36]-[.$D$1]" table:style-name="ce1">
            <text:p>-0.159427404</text:p>
          </table:table-cell>
          <table:table-cell table:number-columns-repeated="16379"/>
        </table:table-row>
        <table:table-row table:style-name="ro1">
          <table:table-cell office:value-type="float" office:value="0.36000000000000015" table:formula="of:=[.A36]+0.01" table:style-name="ce1">
            <text:p>0.36</text:p>
          </table:table-cell>
          <table:table-cell office:value-type="float" office:value="0.114168345928192" table:style-name="ce1">
            <text:p>0.114168346</text:p>
          </table:table-cell>
          <table:table-cell office:value-type="float" office:value="1.8600000000000003" table:formula="of:=[.C36]+0.01" table:style-name="ce1">
            <text:p>1.86</text:p>
          </table:table-cell>
          <table:table-cell office:value-type="float" office:value="3.9067695140838601" table:style-name="ce1">
            <text:p>3.906769514</text:p>
          </table:table-cell>
          <table:table-cell office:value-type="float" office:value="-6.6829204559329725E-2" table:formula="of:=[.D37]-[.$D$1]" table:style-name="ce1">
            <text:p>-0.066829205</text:p>
          </table:table-cell>
          <table:table-cell table:number-columns-repeated="16379"/>
        </table:table-row>
        <table:table-row table:style-name="ro1">
          <table:table-cell office:value-type="float" office:value="0.37000000000000016" table:formula="of:=[.A37]+0.01" table:style-name="ce1">
            <text:p>0.37</text:p>
          </table:table-cell>
          <table:table-cell office:value-type="float" office:value="0.112634144723415" table:style-name="ce1">
            <text:p>0.112634145</text:p>
          </table:table-cell>
          <table:table-cell office:value-type="float" office:value="1.8700000000000003" table:formula="of:=[.C37]+0.01" table:style-name="ce1">
            <text:p>1.87</text:p>
          </table:table-cell>
          <table:table-cell office:value-type="float" office:value="4.01086330413818" table:style-name="ce1">
            <text:p>4.010863304</text:p>
          </table:table-cell>
          <table:table-cell office:value-type="float" office:value="3.7264585494990232E-2" table:formula="of:=[.D38]-[.$D$1]" table:style-name="ce1">
            <text:p>0.037264585</text:p>
          </table:table-cell>
          <table:table-cell table:number-columns-repeated="16379"/>
        </table:table-row>
        <table:table-row table:style-name="ro1">
          <table:table-cell office:value-type="float" office:value="0.38000000000000017" table:formula="of:=[.A38]+0.01" table:style-name="ce1">
            <text:p>0.38</text:p>
          </table:table-cell>
          <table:table-cell office:value-type="float" office:value="0.111174091696739" table:style-name="ce1">
            <text:p>0.111174092</text:p>
          </table:table-cell>
          <table:table-cell office:value-type="float" office:value="1.8800000000000003" table:formula="of:=[.C38]+0.01" table:style-name="ce1">
            <text:p>1.88</text:p>
          </table:table-cell>
          <table:table-cell office:value-type="float" office:value="4.20888423919678" table:style-name="ce1">
            <text:p>4.208884239</text:p>
          </table:table-cell>
          <table:table-cell office:value-type="float" office:value="0.2352855205535902" table:formula="of:=[.D39]-[.$D$1]" table:style-name="ce1">
            <text:p>0.235285521</text:p>
          </table:table-cell>
          <table:table-cell table:number-columns-repeated="16379"/>
        </table:table-row>
        <table:table-row table:style-name="ro1">
          <table:table-cell office:value-type="float" office:value="0.39000000000000018" table:formula="of:=[.A39]+0.01" table:style-name="ce1">
            <text:p>0.39</text:p>
          </table:table-cell>
          <table:table-cell office:value-type="float" office:value="0.112152889370918" table:style-name="ce1">
            <text:p>0.112152889</text:p>
          </table:table-cell>
          <table:table-cell office:value-type="float" office:value="1.8900000000000003" table:formula="of:=[.C39]+0.01" table:style-name="ce1">
            <text:p>1.89</text:p>
          </table:table-cell>
          <table:table-cell office:value-type="float" office:value="4.3844747543334996" table:style-name="ce1">
            <text:p>4.384474754</text:p>
          </table:table-cell>
          <table:table-cell office:value-type="float" office:value="0.41087603569030984" table:formula="of:=[.D40]-[.$D$1]" table:style-name="ce1">
            <text:p>0.410876036</text:p>
          </table:table-cell>
          <table:table-cell table:number-columns-repeated="16379"/>
        </table:table-row>
        <table:table-row table:style-name="ro1">
          <table:table-cell office:value-type="float" office:value="0.40000000000000019" table:formula="of:=[.A40]+0.01" table:style-name="ce1">
            <text:p>0.4</text:p>
          </table:table-cell>
          <table:table-cell office:value-type="float" office:value="0.117107696831226" table:style-name="ce1">
            <text:p>0.117107697</text:p>
          </table:table-cell>
          <table:table-cell office:value-type="float" office:value="1.9000000000000004" table:formula="of:=[.C40]+0.01" table:style-name="ce1">
            <text:p>1.9</text:p>
          </table:table-cell>
          <table:table-cell office:value-type="float" office:value="4.7000999450683603" table:style-name="ce1">
            <text:p>4.700099945</text:p>
          </table:table-cell>
          <table:table-cell office:value-type="float" office:value="0.72650122642517045" table:formula="of:=[.D41]-[.$D$1]" table:style-name="ce1">
            <text:p>0.726501226</text:p>
          </table:table-cell>
          <table:table-cell table:number-columns-repeated="16379"/>
        </table:table-row>
        <table:table-row table:style-name="ro1">
          <table:table-cell office:value-type="float" office:value="0.4100000000000002" table:formula="of:=[.A41]+0.01" table:style-name="ce1">
            <text:p>0.41</text:p>
          </table:table-cell>
          <table:table-cell office:value-type="float" office:value="0.12117513269186" table:style-name="ce1">
            <text:p>0.121175133</text:p>
          </table:table-cell>
          <table:table-cell office:value-type="float" office:value="1.9100000000000004" table:formula="of:=[.C41]+0.01" table:style-name="ce1">
            <text:p>1.91</text:p>
          </table:table-cell>
          <table:table-cell office:value-type="float" office:value="4.9577584266662598" table:style-name="ce1">
            <text:p>4.957758427</text:p>
          </table:table-cell>
          <table:table-cell office:value-type="float" office:value="0.98415970802306996" table:formula="of:=[.D42]-[.$D$1]" table:style-name="ce1">
            <text:p>0.984159708</text:p>
          </table:table-cell>
          <table:table-cell table:number-columns-repeated="16379"/>
        </table:table-row>
        <table:table-row table:style-name="ro1">
          <table:table-cell office:value-type="float" office:value="0.42000000000000021" table:formula="of:=[.A42]+0.01" table:style-name="ce1">
            <text:p>0.42</text:p>
          </table:table-cell>
          <table:table-cell office:value-type="float" office:value="0.12565034627914401" table:style-name="ce1">
            <text:p>0.125650346</text:p>
          </table:table-cell>
          <table:table-cell office:value-type="float" office:value="1.9200000000000004" table:formula="of:=[.C42]+0.01" table:style-name="ce1">
            <text:p>1.92</text:p>
          </table:table-cell>
          <table:table-cell office:value-type="float" office:value="5.4010667800903303" table:style-name="ce1">
            <text:p>5.40106678</text:p>
          </table:table-cell>
          <table:table-cell office:value-type="float" office:value="1.4274680614471404" table:formula="of:=[.D43]-[.$D$1]" table:style-name="ce1">
            <text:p>1.427468061</text:p>
          </table:table-cell>
          <table:table-cell table:number-columns-repeated="16379"/>
        </table:table-row>
        <table:table-row table:style-name="ro1">
          <table:table-cell office:value-type="float" office:value="0.43000000000000022" table:formula="of:=[.A43]+0.01" table:style-name="ce1">
            <text:p>0.43</text:p>
          </table:table-cell>
          <table:table-cell office:value-type="float" office:value="0.12694638967513999" table:style-name="ce1">
            <text:p>0.12694639</text:p>
          </table:table-cell>
          <table:table-cell office:value-type="float" office:value="1.9300000000000004" table:formula="of:=[.C43]+0.01" table:style-name="ce1">
            <text:p>1.93</text:p>
          </table:table-cell>
          <table:table-cell office:value-type="float" office:value="5.74884080886841" table:style-name="ce1">
            <text:p>5.748840809</text:p>
          </table:table-cell>
          <table:table-cell office:value-type="float" office:value="1.7752420902252202" table:formula="of:=[.D44]-[.$D$1]" table:style-name="ce1">
            <text:p>1.77524209</text:p>
          </table:table-cell>
          <table:table-cell table:number-columns-repeated="16379"/>
        </table:table-row>
        <table:table-row table:style-name="ro1">
          <table:table-cell office:value-type="float" office:value="0.44000000000000022" table:formula="of:=[.A44]+0.01" table:style-name="ce1">
            <text:p>0.44</text:p>
          </table:table-cell>
          <table:table-cell office:value-type="float" office:value="0.12562389671802501" table:style-name="ce1">
            <text:p>0.125623897</text:p>
          </table:table-cell>
          <table:table-cell office:value-type="float" office:value="1.9400000000000004" table:formula="of:=[.C44]+0.01" table:style-name="ce1">
            <text:p>1.94</text:p>
          </table:table-cell>
          <table:table-cell office:value-type="float" office:value="6.3403253555297896" table:style-name="ce1">
            <text:p>6.340325356</text:p>
          </table:table-cell>
          <table:table-cell office:value-type="float" office:value="2.3667266368865998" table:formula="of:=[.D45]-[.$D$1]" table:style-name="ce1">
            <text:p>2.366726637</text:p>
          </table:table-cell>
          <table:table-cell table:number-columns-repeated="16379"/>
        </table:table-row>
        <table:table-row table:style-name="ro1">
          <table:table-cell office:value-type="float" office:value="0.45000000000000023" table:formula="of:=[.A45]+0.01" table:style-name="ce1">
            <text:p>0.45</text:p>
          </table:table-cell>
          <table:table-cell office:value-type="float" office:value="0.12232641130685799" table:style-name="ce1">
            <text:p>0.122326411</text:p>
          </table:table-cell>
          <table:table-cell office:value-type="float" office:value="1.9500000000000004" table:formula="of:=[.C45]+0.01" table:style-name="ce1">
            <text:p>1.95</text:p>
          </table:table-cell>
          <table:table-cell office:value-type="float" office:value="6.7959408760070801" table:style-name="ce1">
            <text:p>6.795940876</text:p>
          </table:table-cell>
          <table:table-cell office:value-type="float" office:value="2.8223421573638903" table:formula="of:=[.D46]-[.$D$1]" table:style-name="ce1">
            <text:p>2.822342157</text:p>
          </table:table-cell>
          <table:table-cell table:number-columns-repeated="16379"/>
        </table:table-row>
        <table:table-row table:style-name="ro1">
          <table:table-cell office:value-type="float" office:value="0.46000000000000024" table:formula="of:=[.A46]+0.01" table:style-name="ce1">
            <text:p>0.46</text:p>
          </table:table-cell>
          <table:table-cell office:value-type="float" office:value="0.118197776377201" table:style-name="ce1">
            <text:p>0.118197776</text:p>
          </table:table-cell>
          <table:table-cell office:value-type="float" office:value="1.9600000000000004" table:formula="of:=[.C46]+0.01" table:style-name="ce1">
            <text:p>1.96</text:p>
          </table:table-cell>
          <table:table-cell office:value-type="float" office:value="7.5615615844726598" table:style-name="ce1">
            <text:p>7.561561584</text:p>
          </table:table-cell>
          <table:table-cell office:value-type="float" office:value="3.58796286582947" table:formula="of:=[.D47]-[.$D$1]" table:style-name="ce1">
            <text:p>3.587962866</text:p>
          </table:table-cell>
          <table:table-cell table:number-columns-repeated="16379"/>
        </table:table-row>
        <table:table-row table:style-name="ro1">
          <table:table-cell office:value-type="float" office:value="0.47000000000000025" table:formula="of:=[.A47]+0.01" table:style-name="ce1">
            <text:p>0.47</text:p>
          </table:table-cell>
          <table:table-cell office:value-type="float" office:value="0.115287899971008" table:style-name="ce1">
            <text:p>0.1152879</text:p>
          </table:table-cell>
          <table:table-cell office:value-type="float" office:value="1.9700000000000004" table:formula="of:=[.C47]+0.01" table:style-name="ce1">
            <text:p>1.97</text:p>
          </table:table-cell>
          <table:table-cell office:value-type="float" office:value="8.1418561935424805" table:style-name="ce1">
            <text:p>8.141856194</text:p>
          </table:table-cell>
          <table:table-cell office:value-type="float" office:value="4.1682574748992902" table:formula="of:=[.D48]-[.$D$1]" table:style-name="ce1">
            <text:p>4.168257475</text:p>
          </table:table-cell>
          <table:table-cell table:number-columns-repeated="16379"/>
        </table:table-row>
        <table:table-row table:style-name="ro1">
          <table:table-cell office:value-type="float" office:value="0.48000000000000026" table:formula="of:=[.A48]+0.01" table:style-name="ce1">
            <text:p>0.48</text:p>
          </table:table-cell>
          <table:table-cell office:value-type="float" office:value="0.114706136286259" table:style-name="ce1">
            <text:p>0.114706136</text:p>
          </table:table-cell>
          <table:table-cell office:value-type="float" office:value="1.9800000000000004" table:formula="of:=[.C48]+0.01" table:style-name="ce1">
            <text:p>1.98</text:p>
          </table:table-cell>
          <table:table-cell office:value-type="float" office:value="9.1123123168945295" table:style-name="ce1">
            <text:p>9.112312317</text:p>
          </table:table-cell>
          <table:table-cell office:value-type="float" office:value="5.1387135982513392" table:formula="of:=[.D49]-[.$D$1]" table:style-name="ce1">
            <text:p>5.138713598</text:p>
          </table:table-cell>
          <table:table-cell table:number-columns-repeated="16379"/>
        </table:table-row>
        <table:table-row table:style-name="ro1">
          <table:table-cell office:value-type="float" office:value="0.49000000000000027" table:formula="of:=[.A49]+0.01" table:style-name="ce1">
            <text:p>0.49</text:p>
          </table:table-cell>
          <table:table-cell office:value-type="float" office:value="0.115805253386498" table:style-name="ce1">
            <text:p>0.115805253</text:p>
          </table:table-cell>
          <table:table-cell office:value-type="float" office:value="1.9900000000000004" table:formula="of:=[.C49]+0.01" table:style-name="ce1">
            <text:p>1.99</text:p>
          </table:table-cell>
          <table:table-cell office:value-type="float" office:value="9.8426303863525408" table:style-name="ce1">
            <text:p>9.842630386</text:p>
          </table:table-cell>
          <table:table-cell office:value-type="float" office:value="5.8690316677093506" table:formula="of:=[.D50]-[.$D$1]" table:style-name="ce1">
            <text:p>5.869031668</text:p>
          </table:table-cell>
          <table:table-cell table:number-columns-repeated="16379"/>
        </table:table-row>
        <table:table-row table:style-name="ro1">
          <table:table-cell office:value-type="float" office:value="0.50000000000000022" table:formula="of:=[.A50]+0.01" table:style-name="ce1">
            <text:p>0.5</text:p>
          </table:table-cell>
          <table:table-cell office:value-type="float" office:value="0.11863935738802001" table:style-name="ce1">
            <text:p>0.118639357</text:p>
          </table:table-cell>
          <table:table-cell office:value-type="float" office:value="2.0000000000000004" table:formula="of:=[.C50]+0.01" table:style-name="ce1">
            <text:p>2</text:p>
          </table:table-cell>
          <table:table-cell office:value-type="float" office:value="11.053108215331999" table:style-name="ce1">
            <text:p>11.05310822</text:p>
          </table:table-cell>
          <table:table-cell office:value-type="float" office:value="7.079509496688809" table:formula="of:=[.D51]-[.$D$1]" table:style-name="ce1">
            <text:p>7.079509497</text:p>
          </table:table-cell>
          <table:table-cell table:number-columns-repeated="16379"/>
        </table:table-row>
        <table:table-row table:style-name="ro1">
          <table:table-cell office:value-type="float" office:value="0.51000000000000023" table:formula="of:=[.A51]+0.01" table:style-name="ce1">
            <text:p>0.51</text:p>
          </table:table-cell>
          <table:table-cell office:value-type="float" office:value="0.120811358094215" table:style-name="ce1">
            <text:p>0.120811358</text:p>
          </table:table-cell>
          <table:table-cell office:value-type="float" office:value="2.0100000000000002" table:formula="of:=[.C51]+0.01" table:style-name="ce1">
            <text:p>2.01</text:p>
          </table:table-cell>
          <table:table-cell office:value-type="float" office:value="11.9526453018188" table:style-name="ce1">
            <text:p>11.9526453</text:p>
          </table:table-cell>
          <table:table-cell office:value-type="float" office:value="7.9790465831756094" table:formula="of:=[.D52]-[.$D$1]" table:style-name="ce1">
            <text:p>7.979046583</text:p>
          </table:table-cell>
          <table:table-cell table:number-columns-repeated="16379"/>
        </table:table-row>
        <table:table-row table:style-name="ro1">
          <table:table-cell office:value-type="float" office:value="0.52000000000000024" table:formula="of:=[.A52]+0.01" table:style-name="ce1">
            <text:p>0.52</text:p>
          </table:table-cell>
          <table:table-cell office:value-type="float" office:value="0.123262844979763" table:style-name="ce1">
            <text:p>0.123262845</text:p>
          </table:table-cell>
          <table:table-cell office:value-type="float" office:value="2.02" table:formula="of:=[.C52]+0.01" table:style-name="ce1">
            <text:p>2.02</text:p>
          </table:table-cell>
          <table:table-cell office:value-type="float" office:value="13.4616041183472" table:style-name="ce1">
            <text:p>13.46160412</text:p>
          </table:table-cell>
          <table:table-cell office:value-type="float" office:value="9.4880053997040097" table:formula="of:=[.D53]-[.$D$1]" table:style-name="ce1">
            <text:p>9.4880054</text:p>
          </table:table-cell>
          <table:table-cell table:number-columns-repeated="16379"/>
        </table:table-row>
        <table:table-row table:style-name="ro1">
          <table:table-cell office:value-type="float" office:value="0.53000000000000025" table:formula="of:=[.A53]+0.01" table:style-name="ce1">
            <text:p>0.53</text:p>
          </table:table-cell>
          <table:table-cell office:value-type="float" office:value="0.12287881970405599" table:style-name="ce1">
            <text:p>0.12287882</text:p>
          </table:table-cell>
          <table:table-cell office:value-type="float" office:value="2.0299999999999998" table:formula="of:=[.C53]+0.01" table:style-name="ce1">
            <text:p>2.03</text:p>
          </table:table-cell>
          <table:table-cell office:value-type="float" office:value="14.5727682113647" table:style-name="ce1">
            <text:p>14.57276821</text:p>
          </table:table-cell>
          <table:table-cell office:value-type="float" office:value="10.59916949272151" table:formula="of:=[.D54]-[.$D$1]" table:style-name="ce1">
            <text:p>10.59916949</text:p>
          </table:table-cell>
          <table:table-cell table:number-columns-repeated="16379"/>
        </table:table-row>
        <table:table-row table:style-name="ro1">
          <table:table-cell office:value-type="float" office:value="0.54000000000000026" table:formula="of:=[.A54]+0.01" table:style-name="ce1">
            <text:p>0.54</text:p>
          </table:table-cell>
          <table:table-cell office:value-type="float" office:value="0.122853353619576" table:style-name="ce1">
            <text:p>0.122853354</text:p>
          </table:table-cell>
          <table:table-cell office:value-type="float" office:value="2.0399999999999996" table:formula="of:=[.C54]+0.01" table:style-name="ce1">
            <text:p>2.04</text:p>
          </table:table-cell>
          <table:table-cell office:value-type="float" office:value="16.4427604675293" table:style-name="ce1">
            <text:p>16.44276047</text:p>
          </table:table-cell>
          <table:table-cell office:value-type="float" office:value="12.46916174888611" table:formula="of:=[.D55]-[.$D$1]" table:style-name="ce1">
            <text:p>12.46916175</text:p>
          </table:table-cell>
          <table:table-cell table:number-columns-repeated="16379"/>
        </table:table-row>
        <table:table-row table:style-name="ro1">
          <table:table-cell office:value-type="float" office:value="0.55000000000000027" table:formula="of:=[.A55]+0.01" table:style-name="ce1">
            <text:p>0.55</text:p>
          </table:table-cell>
          <table:table-cell office:value-type="float" office:value="0.122556939721107" table:style-name="ce1">
            <text:p>0.12255694</text:p>
          </table:table-cell>
          <table:table-cell office:value-type="float" office:value="2.0499999999999994" table:formula="of:=[.C55]+0.01" table:style-name="ce1">
            <text:p>2.05</text:p>
          </table:table-cell>
          <table:table-cell office:value-type="float" office:value="17.826389312744102" table:style-name="ce1">
            <text:p>17.82638931</text:p>
          </table:table-cell>
          <table:table-cell office:value-type="float" office:value="13.852790594100911" table:formula="of:=[.D56]-[.$D$1]" table:style-name="ce1">
            <text:p>13.85279059</text:p>
          </table:table-cell>
          <table:table-cell table:number-columns-repeated="16379"/>
        </table:table-row>
        <table:table-row table:style-name="ro1">
          <table:table-cell office:value-type="float" office:value="0.56000000000000028" table:formula="of:=[.A56]+0.01" table:style-name="ce1">
            <text:p>0.56</text:p>
          </table:table-cell>
          <table:table-cell office:value-type="float" office:value="0.124235667288303" table:style-name="ce1">
            <text:p>0.124235667</text:p>
          </table:table-cell>
          <table:table-cell office:value-type="float" office:value="2.0599999999999992" table:formula="of:=[.C56]+0.01" table:style-name="ce1">
            <text:p>2.06</text:p>
          </table:table-cell>
          <table:table-cell office:value-type="float" office:value="20.131879806518601" table:style-name="ce1">
            <text:p>20.13187981</text:p>
          </table:table-cell>
          <table:table-cell office:value-type="float" office:value="16.158281087875412" table:formula="of:=[.D57]-[.$D$1]" table:style-name="ce1">
            <text:p>16.15828109</text:p>
          </table:table-cell>
          <table:table-cell table:number-columns-repeated="16379"/>
        </table:table-row>
        <table:table-row table:style-name="ro1">
          <table:table-cell office:value-type="float" office:value="0.57000000000000028" table:formula="of:=[.A57]+0.01" table:style-name="ce1">
            <text:p>0.57</text:p>
          </table:table-cell>
          <table:table-cell office:value-type="float" office:value="0.125583916902542" table:style-name="ce1">
            <text:p>0.125583917</text:p>
          </table:table-cell>
          <table:table-cell office:value-type="float" office:value="2.069999999999999" table:formula="of:=[.C57]+0.01" table:style-name="ce1">
            <text:p>2.07</text:p>
          </table:table-cell>
          <table:table-cell office:value-type="float" office:value="21.8404331207275" table:style-name="ce1">
            <text:p>21.84043312</text:p>
          </table:table-cell>
          <table:table-cell office:value-type="float" office:value="17.866834402084312" table:formula="of:=[.D58]-[.$D$1]" table:style-name="ce1">
            <text:p>17.8668344</text:p>
          </table:table-cell>
          <table:table-cell table:number-columns-repeated="16379"/>
        </table:table-row>
        <table:table-row table:style-name="ro1">
          <table:table-cell office:value-type="float" office:value="0.58000000000000029" table:formula="of:=[.A58]+0.01" table:style-name="ce1">
            <text:p>0.58</text:p>
          </table:table-cell>
          <table:table-cell office:value-type="float" office:value="0.127563565969467" table:style-name="ce1">
            <text:p>0.127563566</text:p>
          </table:table-cell>
          <table:table-cell office:value-type="float" office:value="2.0799999999999987" table:formula="of:=[.C58]+0.01" table:style-name="ce1">
            <text:p>2.08</text:p>
          </table:table-cell>
          <table:table-cell office:value-type="float" office:value="24.691005706787099" table:style-name="ce1">
            <text:p>24.69100571</text:p>
          </table:table-cell>
          <table:table-cell office:value-type="float" office:value="20.71740698814391" table:formula="of:=[.D59]-[.$D$1]" table:style-name="ce1">
            <text:p>20.71740699</text:p>
          </table:table-cell>
          <table:table-cell table:number-columns-repeated="16379"/>
        </table:table-row>
        <table:table-row table:style-name="ro1">
          <table:table-cell office:value-type="float" office:value="0.5900000000000003" table:formula="of:=[.A59]+0.01" table:style-name="ce1">
            <text:p>0.59</text:p>
          </table:table-cell>
          <table:table-cell office:value-type="float" office:value="0.130397468805313" table:style-name="ce1">
            <text:p>0.130397469</text:p>
          </table:table-cell>
          <table:table-cell office:value-type="float" office:value="2.0899999999999985" table:formula="of:=[.C59]+0.01" table:style-name="ce1">
            <text:p>2.09</text:p>
          </table:table-cell>
          <table:table-cell office:value-type="float" office:value="26.794347763061499" table:style-name="ce1">
            <text:p>26.79434776</text:p>
          </table:table-cell>
          <table:table-cell office:value-type="float" office:value="22.82074904441831" table:formula="of:=[.D60]-[.$D$1]" table:style-name="ce1">
            <text:p>22.82074904</text:p>
          </table:table-cell>
          <table:table-cell table:number-columns-repeated="16379"/>
        </table:table-row>
        <table:table-row table:style-name="ro1">
          <table:table-cell office:value-type="float" office:value="0.60000000000000031" table:formula="of:=[.A60]+0.01" table:style-name="ce1">
            <text:p>0.6</text:p>
          </table:table-cell>
          <table:table-cell office:value-type="float" office:value="0.13707078993320501" table:style-name="ce1">
            <text:p>0.13707079</text:p>
          </table:table-cell>
          <table:table-cell office:value-type="float" office:value="2.0999999999999983" table:formula="of:=[.C60]+0.01" table:style-name="ce1">
            <text:p>2.1</text:p>
          </table:table-cell>
          <table:table-cell office:value-type="float" office:value="30.303205490112301" table:style-name="ce1">
            <text:p>30.30320549</text:p>
          </table:table-cell>
          <table:table-cell office:value-type="float" office:value="26.329606771469113" table:formula="of:=[.D61]-[.$D$1]" table:style-name="ce1">
            <text:p>26.32960677</text:p>
          </table:table-cell>
          <table:table-cell table:number-columns-repeated="16379"/>
        </table:table-row>
        <table:table-row table:style-name="ro1">
          <table:table-cell office:value-type="float" office:value="0.61000000000000032" table:formula="of:=[.A61]+0.01" table:style-name="ce1">
            <text:p>0.61</text:p>
          </table:table-cell>
          <table:table-cell office:value-type="float" office:value="0.14257575571537001" table:style-name="ce1">
            <text:p>0.142575756</text:p>
          </table:table-cell>
          <table:table-cell office:value-type="float" office:value="2.1099999999999981" table:formula="of:=[.C61]+0.01" table:style-name="ce1">
            <text:p>2.11</text:p>
          </table:table-cell>
          <table:table-cell office:value-type="float" office:value="32.891716003417997" table:style-name="ce1">
            <text:p>32.891716</text:p>
          </table:table-cell>
          <table:table-cell office:value-type="float" office:value="28.918117284774809" table:formula="of:=[.D62]-[.$D$1]" table:style-name="ce1">
            <text:p>28.91811728</text:p>
          </table:table-cell>
          <table:table-cell table:number-columns-repeated="16379"/>
        </table:table-row>
        <table:table-row table:style-name="ro1">
          <table:table-cell office:value-type="float" office:value="0.62000000000000033" table:formula="of:=[.A62]+0.01" table:style-name="ce1">
            <text:p>0.62</text:p>
          </table:table-cell>
          <table:table-cell office:value-type="float" office:value="0.14716221392154699" table:style-name="ce1">
            <text:p>0.147162214</text:p>
          </table:table-cell>
          <table:table-cell office:value-type="float" office:value="2.1199999999999979" table:formula="of:=[.C62]+0.01" table:style-name="ce1">
            <text:p>2.12</text:p>
          </table:table-cell>
          <table:table-cell office:value-type="float" office:value="37.195671081542997" table:style-name="ce1">
            <text:p>37.19567108</text:p>
          </table:table-cell>
          <table:table-cell office:value-type="float" office:value="33.222072362899809" table:formula="of:=[.D63]-[.$D$1]" table:style-name="ce1">
            <text:p>33.22207236</text:p>
          </table:table-cell>
          <table:table-cell table:number-columns-repeated="16379"/>
        </table:table-row>
        <table:table-row table:style-name="ro1">
          <table:table-cell office:value-type="float" office:value="0.63000000000000034" table:formula="of:=[.A63]+0.01" table:style-name="ce1">
            <text:p>0.63</text:p>
          </table:table-cell>
          <table:table-cell office:value-type="float" office:value="0.146857470273972" table:style-name="ce1">
            <text:p>0.14685747</text:p>
          </table:table-cell>
          <table:table-cell office:value-type="float" office:value="2.1299999999999977" table:formula="of:=[.C63]+0.01" table:style-name="ce1">
            <text:p>2.13</text:p>
          </table:table-cell>
          <table:table-cell office:value-type="float" office:value="40.357765197753899" table:style-name="ce1">
            <text:p>40.3577652</text:p>
          </table:table-cell>
          <table:table-cell office:value-type="float" office:value="36.384166479110711" table:formula="of:=[.D64]-[.$D$1]" table:style-name="ce1">
            <text:p>36.38416648</text:p>
          </table:table-cell>
          <table:table-cell table:number-columns-repeated="16379"/>
        </table:table-row>
        <table:table-row table:style-name="ro1">
          <table:table-cell office:value-type="float" office:value="0.64000000000000035" table:formula="of:=[.A64]+0.01" table:style-name="ce1">
            <text:p>0.64</text:p>
          </table:table-cell>
          <table:table-cell office:value-type="float" office:value="0.14204102754592901" table:style-name="ce1">
            <text:p>0.142041028</text:p>
          </table:table-cell>
          <table:table-cell office:value-type="float" office:value="2.1399999999999975" table:formula="of:=[.C64]+0.01" table:style-name="ce1">
            <text:p>2.14</text:p>
          </table:table-cell>
          <table:table-cell office:value-type="float" office:value="45.6067924499512" table:style-name="ce1">
            <text:p>45.60679245</text:p>
          </table:table-cell>
          <table:table-cell office:value-type="float" office:value="41.633193731308012" table:formula="of:=[.D65]-[.$D$1]" table:style-name="ce1">
            <text:p>41.63319373</text:p>
          </table:table-cell>
          <table:table-cell table:number-columns-repeated="16379"/>
        </table:table-row>
        <table:table-row table:style-name="ro1">
          <table:table-cell office:value-type="float" office:value="0.65000000000000036" table:formula="of:=[.A65]+0.01" table:style-name="ce1">
            <text:p>0.65</text:p>
          </table:table-cell>
          <table:table-cell office:value-type="float" office:value="0.13739235699176799" table:style-name="ce1">
            <text:p>0.137392357</text:p>
          </table:table-cell>
          <table:table-cell office:value-type="float" office:value="2.1499999999999972" table:formula="of:=[.C65]+0.01" table:style-name="ce1">
            <text:p>2.15</text:p>
          </table:table-cell>
          <table:table-cell office:value-type="float" office:value="49.495368957519503" table:style-name="ce1">
            <text:p>49.49536896</text:p>
          </table:table-cell>
          <table:table-cell office:value-type="float" office:value="45.521770238876314" table:formula="of:=[.D66]-[.$D$1]" table:style-name="ce1">
            <text:p>45.52177024</text:p>
          </table:table-cell>
          <table:table-cell table:number-columns-repeated="16379"/>
        </table:table-row>
        <table:table-row table:style-name="ro1">
          <table:table-cell office:value-type="float" office:value="0.66000000000000036" table:formula="of:=[.A66]+0.01" table:style-name="ce1">
            <text:p>0.66</text:p>
          </table:table-cell>
          <table:table-cell office:value-type="float" office:value="0.134022057056427" table:style-name="ce1">
            <text:p>0.134022057</text:p>
          </table:table-cell>
          <table:table-cell office:value-type="float" office:value="2.159999999999997" table:formula="of:=[.C66]+0.01" table:style-name="ce1">
            <text:p>2.16</text:p>
          </table:table-cell>
          <table:table-cell office:value-type="float" office:value="55.900398254394503" table:style-name="ce1">
            <text:p>55.90039825</text:p>
          </table:table-cell>
          <table:table-cell office:value-type="float" office:value="51.926799535751314" table:formula="of:=[.D67]-[.$D$1]" table:style-name="ce1">
            <text:p>51.92679954</text:p>
          </table:table-cell>
          <table:table-cell table:number-columns-repeated="16379"/>
        </table:table-row>
        <table:table-row table:style-name="ro1">
          <table:table-cell office:value-type="float" office:value="0.67000000000000037" table:formula="of:=[.A67]+0.01" table:style-name="ce1">
            <text:p>0.67</text:p>
          </table:table-cell>
          <table:table-cell office:value-type="float" office:value="0.134673267602921" table:style-name="ce1">
            <text:p>0.134673268</text:p>
          </table:table-cell>
          <table:table-cell office:value-type="float" office:value="2.1699999999999968" table:formula="of:=[.C67]+0.01" table:style-name="ce1">
            <text:p>2.17</text:p>
          </table:table-cell>
          <table:table-cell office:value-type="float" office:value="60.117034912109403" table:style-name="ce1">
            <text:p>60.11703491</text:p>
          </table:table-cell>
          <table:table-cell office:value-type="float" office:value="56.143436193466215" table:formula="of:=[.D68]-[.$D$1]" table:style-name="ce1">
            <text:p>56.14343619</text:p>
          </table:table-cell>
          <table:table-cell table:number-columns-repeated="16379"/>
        </table:table-row>
        <table:table-row table:style-name="ro1">
          <table:table-cell office:value-type="float" office:value="0.68000000000000038" table:formula="of:=[.A68]+0.01" table:style-name="ce1">
            <text:p>0.68</text:p>
          </table:table-cell>
          <table:table-cell office:value-type="float" office:value="0.14086996018886599" table:style-name="ce1">
            <text:p>0.14086996</text:p>
          </table:table-cell>
          <table:table-cell office:value-type="float" office:value="2.1799999999999966" table:formula="of:=[.C68]+0.01" table:style-name="ce1">
            <text:p>2.18</text:p>
          </table:table-cell>
          <table:table-cell office:value-type="float" office:value="64.176628112792997" table:style-name="ce1">
            <text:p>64.17662811</text:p>
          </table:table-cell>
          <table:table-cell office:value-type="float" office:value="60.203029394149809" table:formula="of:=[.D69]-[.$D$1]" table:style-name="ce1">
            <text:p>60.20302939</text:p>
          </table:table-cell>
          <table:table-cell table:number-columns-repeated="16379"/>
        </table:table-row>
        <table:table-row table:style-name="ro1">
          <table:table-cell office:value-type="float" office:value="0.69000000000000039" table:formula="of:=[.A69]+0.01" table:style-name="ce1">
            <text:p>0.69</text:p>
          </table:table-cell>
          <table:table-cell office:value-type="float" office:value="0.151254802942276" table:style-name="ce1">
            <text:p>0.151254803</text:p>
          </table:table-cell>
          <table:table-cell office:value-type="float" office:value="2.1899999999999964" table:formula="of:=[.C69]+0.01" table:style-name="ce1">
            <text:p>2.19</text:p>
          </table:table-cell>
          <table:table-cell office:value-type="float" office:value="66.183982849121094" table:style-name="ce1">
            <text:p>66.18398285</text:p>
          </table:table-cell>
          <table:table-cell office:value-type="float" office:value="62.210384130477905" table:formula="of:=[.D70]-[.$D$1]" table:style-name="ce1">
            <text:p>62.21038413</text:p>
          </table:table-cell>
          <table:table-cell table:number-columns-repeated="16379"/>
        </table:table-row>
        <table:table-row table:style-name="ro1">
          <table:table-cell office:value-type="float" office:value="0.7000000000000004" table:formula="of:=[.A70]+0.01" table:style-name="ce1">
            <text:p>0.7</text:p>
          </table:table-cell>
          <table:table-cell office:value-type="float" office:value="0.173735246062279" table:style-name="ce1">
            <text:p>0.173735246</text:p>
          </table:table-cell>
          <table:table-cell office:value-type="float" office:value="2.1999999999999962" table:formula="of:=[.C70]+0.01" table:style-name="ce1">
            <text:p>2.2</text:p>
          </table:table-cell>
          <table:table-cell office:value-type="float" office:value="68.956848144531193" table:style-name="ce1">
            <text:p>68.95684814</text:p>
          </table:table-cell>
          <table:table-cell office:value-type="float" office:value="64.983249425888005" table:formula="of:=[.D71]-[.$D$1]" table:style-name="ce1">
            <text:p>64.98324943</text:p>
          </table:table-cell>
          <table:table-cell table:number-columns-repeated="16379"/>
        </table:table-row>
        <table:table-row table:style-name="ro1">
          <table:table-cell office:value-type="float" office:value="0.71000000000000041" table:formula="of:=[.A71]+0.01" table:style-name="ce1">
            <text:p>0.71</text:p>
          </table:table-cell>
          <table:table-cell office:value-type="float" office:value="0.186934158205986" table:style-name="ce1">
            <text:p>0.186934158</text:p>
          </table:table-cell>
          <table:table-cell office:value-type="float" office:value="2.209999999999996" table:formula="of:=[.C71]+0.01" table:style-name="ce1">
            <text:p>2.21</text:p>
          </table:table-cell>
          <table:table-cell office:value-type="float" office:value="70.384658813476605" table:style-name="ce1">
            <text:p>70.38465881</text:p>
          </table:table-cell>
          <table:table-cell office:value-type="float" office:value="66.411060094833417" table:formula="of:=[.D72]-[.$D$1]" table:style-name="ce1">
            <text:p>66.41106009</text:p>
          </table:table-cell>
          <table:table-cell table:number-columns-repeated="16379"/>
        </table:table-row>
        <table:table-row table:style-name="ro1">
          <table:table-cell office:value-type="float" office:value="0.72000000000000042" table:formula="of:=[.A72]+0.01" table:style-name="ce1">
            <text:p>0.72</text:p>
          </table:table-cell>
          <table:table-cell office:value-type="float" office:value="0.203896924853325" table:style-name="ce1">
            <text:p>0.203896925</text:p>
          </table:table-cell>
          <table:table-cell office:value-type="float" office:value="2.2199999999999958" table:formula="of:=[.C72]+0.01" table:style-name="ce1">
            <text:p>2.22</text:p>
          </table:table-cell>
          <table:table-cell office:value-type="float" office:value="72.301078796386705" table:style-name="ce1">
            <text:p>72.3010788</text:p>
          </table:table-cell>
          <table:table-cell office:value-type="float" office:value="68.327480077743516" table:formula="of:=[.D73]-[.$D$1]" table:style-name="ce1">
            <text:p>68.32748008</text:p>
          </table:table-cell>
          <table:table-cell table:number-columns-repeated="16379"/>
        </table:table-row>
        <table:table-row table:style-name="ro1">
          <table:table-cell office:value-type="float" office:value="0.73000000000000043" table:formula="of:=[.A73]+0.01" table:style-name="ce1">
            <text:p>0.73</text:p>
          </table:table-cell>
          <table:table-cell office:value-type="float" office:value="0.213001474738121" table:style-name="ce1">
            <text:p>0.213001475</text:p>
          </table:table-cell>
          <table:table-cell office:value-type="float" office:value="2.2299999999999955" table:formula="of:=[.C73]+0.01" table:style-name="ce1">
            <text:p>2.23</text:p>
          </table:table-cell>
          <table:table-cell office:value-type="float" office:value="73.488365173339801" table:style-name="ce1">
            <text:p>73.48836517</text:p>
          </table:table-cell>
          <table:table-cell office:value-type="float" office:value="69.514766454696613" table:formula="of:=[.D74]-[.$D$1]" table:style-name="ce1">
            <text:p>69.51476645</text:p>
          </table:table-cell>
          <table:table-cell table:number-columns-repeated="16379"/>
        </table:table-row>
        <table:table-row table:style-name="ro1">
          <table:table-cell office:value-type="float" office:value="0.74000000000000044" table:formula="of:=[.A74]+0.01" table:style-name="ce1">
            <text:p>0.74</text:p>
          </table:table-cell>
          <table:table-cell office:value-type="float" office:value="0.231135308742523" table:style-name="ce1">
            <text:p>0.231135309</text:p>
          </table:table-cell>
          <table:table-cell office:value-type="float" office:value="2.2399999999999953" table:formula="of:=[.C74]+0.01" table:style-name="ce1">
            <text:p>2.24</text:p>
          </table:table-cell>
          <table:table-cell office:value-type="float" office:value="75.077095031738295" table:style-name="ce1">
            <text:p>75.07709503</text:p>
          </table:table-cell>
          <table:table-cell office:value-type="float" office:value="71.103496313095107" table:formula="of:=[.D75]-[.$D$1]" table:style-name="ce1">
            <text:p>71.10349631</text:p>
          </table:table-cell>
          <table:table-cell table:number-columns-repeated="16379"/>
        </table:table-row>
        <table:table-row table:style-name="ro1">
          <table:table-cell office:value-type="float" office:value="0.75000000000000044" table:formula="of:=[.A75]+0.01" table:style-name="ce1">
            <text:p>0.75</text:p>
          </table:table-cell>
          <table:table-cell office:value-type="float" office:value="0.243646785616875" table:style-name="ce1">
            <text:p>0.243646786</text:p>
          </table:table-cell>
          <table:table-cell office:value-type="float" office:value="2.2499999999999951" table:formula="of:=[.C75]+0.01" table:style-name="ce1">
            <text:p>2.25</text:p>
          </table:table-cell>
          <table:table-cell office:value-type="float" office:value="75.923004150390597" table:style-name="ce1">
            <text:p>75.92300415</text:p>
          </table:table-cell>
          <table:table-cell office:value-type="float" office:value="71.949405431747408" table:formula="of:=[.D76]-[.$D$1]" table:style-name="ce1">
            <text:p>71.94940543</text:p>
          </table:table-cell>
          <table:table-cell table:number-columns-repeated="16379"/>
        </table:table-row>
        <table:table-row table:style-name="ro1">
          <table:table-cell office:value-type="float" office:value="0.76000000000000045" table:formula="of:=[.A76]+0.01" table:style-name="ce1">
            <text:p>0.76</text:p>
          </table:table-cell>
          <table:table-cell office:value-type="float" office:value="0.26765832304954501" table:style-name="ce1">
            <text:p>0.267658323</text:p>
          </table:table-cell>
          <table:table-cell office:value-type="float" office:value="2.2599999999999949" table:formula="of:=[.C76]+0.01" table:style-name="ce1">
            <text:p>2.26</text:p>
          </table:table-cell>
          <table:table-cell office:value-type="float" office:value="76.785461425781307" table:style-name="ce1">
            <text:p>76.78546143</text:p>
          </table:table-cell>
          <table:table-cell office:value-type="float" office:value="72.811862707138118" table:formula="of:=[.D77]-[.$D$1]" table:style-name="ce1">
            <text:p>72.81186271</text:p>
          </table:table-cell>
          <table:table-cell table:number-columns-repeated="16379"/>
        </table:table-row>
        <table:table-row table:style-name="ro1">
          <table:table-cell office:value-type="float" office:value="0.77000000000000046" table:formula="of:=[.A77]+0.01" table:style-name="ce1">
            <text:p>0.77</text:p>
          </table:table-cell>
          <table:table-cell office:value-type="float" office:value="0.286388009786606" table:style-name="ce1">
            <text:p>0.28638801</text:p>
          </table:table-cell>
          <table:table-cell office:value-type="float" office:value="2.2699999999999947" table:formula="of:=[.C77]+0.01" table:style-name="ce1">
            <text:p>2.27</text:p>
          </table:table-cell>
          <table:table-cell office:value-type="float" office:value="77.024139404296903" table:style-name="ce1">
            <text:p>77.0241394</text:p>
          </table:table-cell>
          <table:table-cell office:value-type="float" office:value="73.050540685653715" table:formula="of:=[.D78]-[.$D$1]" table:style-name="ce1">
            <text:p>73.05054069</text:p>
          </table:table-cell>
          <table:table-cell table:number-columns-repeated="16379"/>
        </table:table-row>
        <table:table-row table:style-name="ro1">
          <table:table-cell office:value-type="float" office:value="0.78000000000000047" table:formula="of:=[.A78]+0.01" table:style-name="ce1">
            <text:p>0.78</text:p>
          </table:table-cell>
          <table:table-cell office:value-type="float" office:value="0.31455484032630898" table:style-name="ce1">
            <text:p>0.31455484</text:p>
          </table:table-cell>
          <table:table-cell office:value-type="float" office:value="2.2799999999999945" table:formula="of:=[.C78]+0.01" table:style-name="ce1">
            <text:p>2.28</text:p>
          </table:table-cell>
          <table:table-cell office:value-type="float" office:value="76.977058410644503" table:style-name="ce1">
            <text:p>76.97705841</text:p>
          </table:table-cell>
          <table:table-cell office:value-type="float" office:value="73.003459692001314" table:formula="of:=[.D79]-[.$D$1]" table:style-name="ce1">
            <text:p>73.00345969</text:p>
          </table:table-cell>
          <table:table-cell table:number-columns-repeated="16379"/>
        </table:table-row>
        <table:table-row table:style-name="ro1">
          <table:table-cell office:value-type="float" office:value="0.79000000000000048" table:formula="of:=[.A79]+0.01" table:style-name="ce1">
            <text:p>0.79</text:p>
          </table:table-cell>
          <table:table-cell office:value-type="float" office:value="0.32493960857391402" table:style-name="ce1">
            <text:p>0.324939609</text:p>
          </table:table-cell>
          <table:table-cell office:value-type="float" office:value="2.2899999999999943" table:formula="of:=[.C79]+0.01" table:style-name="ce1">
            <text:p>2.29</text:p>
          </table:table-cell>
          <table:table-cell office:value-type="float" office:value="76.788505554199205" table:style-name="ce1">
            <text:p>76.78850555</text:p>
          </table:table-cell>
          <table:table-cell office:value-type="float" office:value="72.814906835556016" table:formula="of:=[.D80]-[.$D$1]" table:style-name="ce1">
            <text:p>72.81490684</text:p>
          </table:table-cell>
          <table:table-cell table:number-columns-repeated="16379"/>
        </table:table-row>
        <table:table-row table:style-name="ro1">
          <table:table-cell office:value-type="float" office:value="0.80000000000000049" table:formula="of:=[.A80]+0.01" table:style-name="ce1">
            <text:p>0.8</text:p>
          </table:table-cell>
          <table:table-cell office:value-type="float" office:value="0.34305861592292802" table:style-name="ce1">
            <text:p>0.343058616</text:p>
          </table:table-cell>
          <table:table-cell office:value-type="float" office:value="2.299999999999994" table:formula="of:=[.C80]+0.01" table:style-name="ce1">
            <text:p>2.3</text:p>
          </table:table-cell>
          <table:table-cell office:value-type="float" office:value="76.297126770019503" table:style-name="ce1">
            <text:p>76.29712677</text:p>
          </table:table-cell>
          <table:table-cell office:value-type="float" office:value="72.323528051376314" table:formula="of:=[.D81]-[.$D$1]" table:style-name="ce1">
            <text:p>72.32352805</text:p>
          </table:table-cell>
          <table:table-cell table:number-columns-repeated="16379"/>
        </table:table-row>
        <table:table-row table:style-name="ro1">
          <table:table-cell office:value-type="float" office:value="0.8100000000000005" table:formula="of:=[.A81]+0.01" table:style-name="ce1">
            <text:p>0.81</text:p>
          </table:table-cell>
          <table:table-cell office:value-type="float" office:value="0.34927329421043402" table:style-name="ce1">
            <text:p>0.349273294</text:p>
          </table:table-cell>
          <table:table-cell office:value-type="float" office:value="2.3099999999999938" table:formula="of:=[.C81]+0.01" table:style-name="ce1">
            <text:p>2.31</text:p>
          </table:table-cell>
          <table:table-cell office:value-type="float" office:value="75.651023864746094" table:style-name="ce1">
            <text:p>75.65102386</text:p>
          </table:table-cell>
          <table:table-cell office:value-type="float" office:value="71.677425146102905" table:formula="of:=[.D82]-[.$D$1]" table:style-name="ce1">
            <text:p>71.67742515</text:p>
          </table:table-cell>
          <table:table-cell table:number-columns-repeated="16379"/>
        </table:table-row>
        <table:table-row table:style-name="ro1">
          <table:table-cell office:value-type="float" office:value="0.82000000000000051" table:formula="of:=[.A82]+0.01" table:style-name="ce1">
            <text:p>0.82</text:p>
          </table:table-cell>
          <table:table-cell office:value-type="float" office:value="0.36013257503509499" table:style-name="ce1">
            <text:p>0.360132575</text:p>
          </table:table-cell>
          <table:table-cell office:value-type="float" office:value="2.3199999999999936" table:formula="of:=[.C82]+0.01" table:style-name="ce1">
            <text:p>2.32</text:p>
          </table:table-cell>
          <table:table-cell office:value-type="float" office:value="74.013038635253906" table:style-name="ce1">
            <text:p>74.01303864</text:p>
          </table:table-cell>
          <table:table-cell office:value-type="float" office:value="70.039439916610718" table:formula="of:=[.D83]-[.$D$1]" table:style-name="ce1">
            <text:p>70.03943992</text:p>
          </table:table-cell>
          <table:table-cell table:number-columns-repeated="16379"/>
        </table:table-row>
        <table:table-row table:style-name="ro1">
          <table:table-cell office:value-type="float" office:value="0.83000000000000052" table:formula="of:=[.A83]+0.01" table:style-name="ce1">
            <text:p>0.83</text:p>
          </table:table-cell>
          <table:table-cell office:value-type="float" office:value="0.36338624358177202" table:style-name="ce1">
            <text:p>0.363386244</text:p>
          </table:table-cell>
          <table:table-cell office:value-type="float" office:value="2.3299999999999934" table:formula="of:=[.C83]+0.01" table:style-name="ce1">
            <text:p>2.33</text:p>
          </table:table-cell>
          <table:table-cell office:value-type="float" office:value="73.407302856445298" table:style-name="ce1">
            <text:p>73.40730286</text:p>
          </table:table-cell>
          <table:table-cell office:value-type="float" office:value="69.43370413780211" table:formula="of:=[.D84]-[.$D$1]" table:style-name="ce1">
            <text:p>69.43370414</text:p>
          </table:table-cell>
          <table:table-cell table:number-columns-repeated="16379"/>
        </table:table-row>
        <table:table-row table:style-name="ro1">
          <table:table-cell office:value-type="float" office:value="0.84000000000000052" table:formula="of:=[.A84]+0.01" table:style-name="ce1">
            <text:p>0.84</text:p>
          </table:table-cell>
          <table:table-cell office:value-type="float" office:value="0.36938151717186002" table:style-name="ce1">
            <text:p>0.369381517</text:p>
          </table:table-cell>
          <table:table-cell office:value-type="float" office:value="2.3399999999999932" table:formula="of:=[.C84]+0.01" table:style-name="ce1">
            <text:p>2.34</text:p>
          </table:table-cell>
          <table:table-cell office:value-type="float" office:value="72.704216003417997" table:style-name="ce1">
            <text:p>72.704216</text:p>
          </table:table-cell>
          <table:table-cell office:value-type="float" office:value="68.730617284774809" table:formula="of:=[.D85]-[.$D$1]" table:style-name="ce1">
            <text:p>68.73061728</text:p>
          </table:table-cell>
          <table:table-cell table:number-columns-repeated="16379"/>
        </table:table-row>
        <table:table-row table:style-name="ro1">
          <table:table-cell office:value-type="float" office:value="0.85000000000000053" table:formula="of:=[.A85]+0.01" table:style-name="ce1">
            <text:p>0.85</text:p>
          </table:table-cell>
          <table:table-cell office:value-type="float" office:value="0.36874794960022" table:style-name="ce1">
            <text:p>0.36874795</text:p>
          </table:table-cell>
          <table:table-cell office:value-type="float" office:value="2.349999999999993" table:formula="of:=[.C85]+0.01" table:style-name="ce1">
            <text:p>2.35</text:p>
          </table:table-cell>
          <table:table-cell office:value-type="float" office:value="72.080657958984403" table:style-name="ce1">
            <text:p>72.08065796</text:p>
          </table:table-cell>
          <table:table-cell office:value-type="float" office:value="68.107059240341215" table:formula="of:=[.D86]-[.$D$1]" table:style-name="ce1">
            <text:p>68.10705924</text:p>
          </table:table-cell>
          <table:table-cell table:number-columns-repeated="16379"/>
        </table:table-row>
        <table:table-row table:style-name="ro1">
          <table:table-cell office:value-type="float" office:value="0.86000000000000054" table:formula="of:=[.A86]+0.01" table:style-name="ce1">
            <text:p>0.86</text:p>
          </table:table-cell>
          <table:table-cell office:value-type="float" office:value="0.36879006028175398" table:style-name="ce1">
            <text:p>0.36879006</text:p>
          </table:table-cell>
          <table:table-cell office:value-type="float" office:value="2.3599999999999928" table:formula="of:=[.C86]+0.01" table:style-name="ce1">
            <text:p>2.36</text:p>
          </table:table-cell>
          <table:table-cell office:value-type="float" office:value="71.210159301757798" table:style-name="ce1">
            <text:p>71.2101593</text:p>
          </table:table-cell>
          <table:table-cell office:value-type="float" office:value="67.23656058311461" table:formula="of:=[.D87]-[.$D$1]" table:style-name="ce1">
            <text:p>67.23656058</text:p>
          </table:table-cell>
          <table:table-cell table:number-columns-repeated="16379"/>
        </table:table-row>
        <table:table-row table:style-name="ro1">
          <table:table-cell office:value-type="float" office:value="0.87000000000000055" table:formula="of:=[.A87]+0.01" table:style-name="ce1">
            <text:p>0.87</text:p>
          </table:table-cell>
          <table:table-cell office:value-type="float" office:value="0.36612299084663402" table:style-name="ce1">
            <text:p>0.366122991</text:p>
          </table:table-cell>
          <table:table-cell office:value-type="float" office:value="2.3699999999999926" table:formula="of:=[.C87]+0.01" table:style-name="ce1">
            <text:p>2.37</text:p>
          </table:table-cell>
          <table:table-cell office:value-type="float" office:value="70.616065979003906" table:style-name="ce1">
            <text:p>70.61606598</text:p>
          </table:table-cell>
          <table:table-cell office:value-type="float" office:value="66.642467260360718" table:formula="of:=[.D88]-[.$D$1]" table:style-name="ce1">
            <text:p>66.64246726</text:p>
          </table:table-cell>
          <table:table-cell table:number-columns-repeated="16379"/>
        </table:table-row>
        <table:table-row table:style-name="ro1">
          <table:table-cell office:value-type="float" office:value="0.88000000000000056" table:formula="of:=[.A88]+0.01" table:style-name="ce1">
            <text:p>0.88</text:p>
          </table:table-cell>
          <table:table-cell office:value-type="float" office:value="0.36292648315429699" table:style-name="ce1">
            <text:p>0.362926483</text:p>
          </table:table-cell>
          <table:table-cell office:value-type="float" office:value="2.3799999999999923" table:formula="of:=[.C88]+0.01" table:style-name="ce1">
            <text:p>2.38</text:p>
          </table:table-cell>
          <table:table-cell office:value-type="float" office:value="69.541526794433594" table:style-name="ce1">
            <text:p>69.54152679</text:p>
          </table:table-cell>
          <table:table-cell office:value-type="float" office:value="65.567928075790405" table:formula="of:=[.D89]-[.$D$1]" table:style-name="ce1">
            <text:p>65.56792808</text:p>
          </table:table-cell>
          <table:table-cell table:number-columns-repeated="16379"/>
        </table:table-row>
        <table:table-row table:style-name="ro1">
          <table:table-cell office:value-type="float" office:value="0.89000000000000057" table:formula="of:=[.A89]+0.01" table:style-name="ce1">
            <text:p>0.89</text:p>
          </table:table-cell>
          <table:table-cell office:value-type="float" office:value="0.35771384835243197" table:style-name="ce1">
            <text:p>0.357713848</text:p>
          </table:table-cell>
          <table:table-cell office:value-type="float" office:value="2.3899999999999921" table:formula="of:=[.C89]+0.01" table:style-name="ce1">
            <text:p>2.39</text:p>
          </table:table-cell>
          <table:table-cell office:value-type="float" office:value="68.732803344726605" table:style-name="ce1">
            <text:p>68.73280334</text:p>
          </table:table-cell>
          <table:table-cell office:value-type="float" office:value="64.759204626083417" table:formula="of:=[.D90]-[.$D$1]" table:style-name="ce1">
            <text:p>64.75920463</text:p>
          </table:table-cell>
          <table:table-cell table:number-columns-repeated="16379"/>
        </table:table-row>
        <table:table-row table:style-name="ro1">
          <table:table-cell office:value-type="float" office:value="0.90000000000000058" table:formula="of:=[.A90]+0.01" table:style-name="ce1">
            <text:p>0.9</text:p>
          </table:table-cell>
          <table:table-cell office:value-type="float" office:value="0.35086384415626498" table:style-name="ce1">
            <text:p>0.350863844</text:p>
          </table:table-cell>
          <table:table-cell office:value-type="float" office:value="2.3999999999999919" table:formula="of:=[.C90]+0.01" table:style-name="ce1">
            <text:p>2.4</text:p>
          </table:table-cell>
          <table:table-cell office:value-type="float" office:value="67.427391052246094" table:style-name="ce1">
            <text:p>67.42739105</text:p>
          </table:table-cell>
          <table:table-cell office:value-type="float" office:value="63.453792333602905" table:formula="of:=[.D91]-[.$D$1]" table:style-name="ce1">
            <text:p>63.45379233</text:p>
          </table:table-cell>
          <table:table-cell table:number-columns-repeated="16379"/>
        </table:table-row>
        <table:table-row table:style-name="ro1">
          <table:table-cell office:value-type="float" office:value="0.91000000000000059" table:formula="of:=[.A91]+0.01" table:style-name="ce1">
            <text:p>0.91</text:p>
          </table:table-cell>
          <table:table-cell office:value-type="float" office:value="0.34394201636314398" table:style-name="ce1">
            <text:p>0.343942016</text:p>
          </table:table-cell>
          <table:table-cell office:value-type="float" office:value="2.4099999999999917" table:formula="of:=[.C91]+0.01" table:style-name="ce1">
            <text:p>2.41</text:p>
          </table:table-cell>
          <table:table-cell office:value-type="float" office:value="66.425239562988295" table:style-name="ce1">
            <text:p>66.42523956</text:p>
          </table:table-cell>
          <table:table-cell office:value-type="float" office:value="62.451640844345107" table:formula="of:=[.D92]-[.$D$1]" table:style-name="ce1">
            <text:p>62.45164084</text:p>
          </table:table-cell>
          <table:table-cell table:number-columns-repeated="16379"/>
        </table:table-row>
        <table:table-row table:style-name="ro1">
          <table:table-cell office:value-type="float" office:value="0.9200000000000006" table:formula="of:=[.A92]+0.01" table:style-name="ce1">
            <text:p>0.92</text:p>
          </table:table-cell>
          <table:table-cell office:value-type="float" office:value="0.33450129628181502" table:style-name="ce1">
            <text:p>0.334501296</text:p>
          </table:table-cell>
          <table:table-cell office:value-type="float" office:value="2.4199999999999915" table:formula="of:=[.C92]+0.01" table:style-name="ce1">
            <text:p>2.42</text:p>
          </table:table-cell>
          <table:table-cell office:value-type="float" office:value="64.917839050292997" table:style-name="ce1">
            <text:p>64.91783905</text:p>
          </table:table-cell>
          <table:table-cell office:value-type="float" office:value="60.944240331649809" table:formula="of:=[.D93]-[.$D$1]" table:style-name="ce1">
            <text:p>60.94424033</text:p>
          </table:table-cell>
          <table:table-cell table:number-columns-repeated="16379"/>
        </table:table-row>
        <table:table-row table:style-name="ro1">
          <table:table-cell office:value-type="float" office:value="0.9300000000000006" table:formula="of:=[.A93]+0.01" table:style-name="ce1">
            <text:p>0.93</text:p>
          </table:table-cell>
          <table:table-cell office:value-type="float" office:value="0.326787859201431" table:style-name="ce1">
            <text:p>0.326787859</text:p>
          </table:table-cell>
          <table:table-cell office:value-type="float" office:value="2.4299999999999913" table:formula="of:=[.C93]+0.01" table:style-name="ce1">
            <text:p>2.43</text:p>
          </table:table-cell>
          <table:table-cell office:value-type="float" office:value="64.202445983886705" table:style-name="ce1">
            <text:p>64.20244598</text:p>
          </table:table-cell>
          <table:table-cell office:value-type="float" office:value="60.228847265243516" table:formula="of:=[.D94]-[.$D$1]" table:style-name="ce1">
            <text:p>60.22884727</text:p>
          </table:table-cell>
          <table:table-cell table:number-columns-repeated="16379"/>
        </table:table-row>
        <table:table-row table:style-name="ro1">
          <table:table-cell office:value-type="float" office:value="0.94000000000000061" table:formula="of:=[.A94]+0.01" table:style-name="ce1">
            <text:p>0.94</text:p>
          </table:table-cell>
          <table:table-cell office:value-type="float" office:value="0.31562730669975297" table:style-name="ce1">
            <text:p>0.315627307</text:p>
          </table:table-cell>
          <table:table-cell office:value-type="float" office:value="2.4399999999999911" table:formula="of:=[.C94]+0.01" table:style-name="ce1">
            <text:p>2.44</text:p>
          </table:table-cell>
          <table:table-cell office:value-type="float" office:value="64.756317138671903" table:style-name="ce1">
            <text:p>64.75631714</text:p>
          </table:table-cell>
          <table:table-cell office:value-type="float" office:value="60.782718420028715" table:formula="of:=[.D95]-[.$D$1]" table:style-name="ce1">
            <text:p>60.78271842</text:p>
          </table:table-cell>
          <table:table-cell table:number-columns-repeated="16379"/>
        </table:table-row>
        <table:table-row table:style-name="ro1">
          <table:table-cell office:value-type="float" office:value="0.95000000000000062" table:formula="of:=[.A95]+0.01" table:style-name="ce1">
            <text:p>0.95</text:p>
          </table:table-cell>
          <table:table-cell office:value-type="float" office:value="0.30481025576591497" table:style-name="ce1">
            <text:p>0.304810256</text:p>
          </table:table-cell>
          <table:table-cell office:value-type="float" office:value="2.4499999999999909" table:formula="of:=[.C95]+0.01" table:style-name="ce1">
            <text:p>2.45</text:p>
          </table:table-cell>
          <table:table-cell office:value-type="float" office:value="64.717086791992202" table:style-name="ce1">
            <text:p>64.71708679</text:p>
          </table:table-cell>
          <table:table-cell office:value-type="float" office:value="60.743488073349013" table:formula="of:=[.D96]-[.$D$1]" table:style-name="ce1">
            <text:p>60.74348807</text:p>
          </table:table-cell>
          <table:table-cell table:number-columns-repeated="16379"/>
        </table:table-row>
        <table:table-row table:style-name="ro1">
          <table:table-cell office:value-type="float" office:value="0.96000000000000063" table:formula="of:=[.A96]+0.01" table:style-name="ce1">
            <text:p>0.96</text:p>
          </table:table-cell>
          <table:table-cell office:value-type="float" office:value="0.291870176792145" table:style-name="ce1">
            <text:p>0.291870177</text:p>
          </table:table-cell>
          <table:table-cell office:value-type="float" office:value="2.4599999999999906" table:formula="of:=[.C96]+0.01" table:style-name="ce1">
            <text:p>2.46</text:p>
          </table:table-cell>
          <table:table-cell office:value-type="float" office:value="64.451332092285199" table:style-name="ce1">
            <text:p>64.45133209</text:p>
          </table:table-cell>
          <table:table-cell office:value-type="float" office:value="60.47773337364201" table:formula="of:=[.D97]-[.$D$1]" table:style-name="ce1">
            <text:p>60.47773337</text:p>
          </table:table-cell>
          <table:table-cell table:number-columns-repeated="16379"/>
        </table:table-row>
        <table:table-row table:style-name="ro1">
          <table:table-cell office:value-type="float" office:value="0.97000000000000064" table:formula="of:=[.A97]+0.01" table:style-name="ce1">
            <text:p>0.97</text:p>
          </table:table-cell>
          <table:table-cell office:value-type="float" office:value="0.28649133443832397" table:style-name="ce1">
            <text:p>0.286491334</text:p>
          </table:table-cell>
          <table:table-cell office:value-type="float" office:value="2.4699999999999904" table:formula="of:=[.C97]+0.01" table:style-name="ce1">
            <text:p>2.47</text:p>
          </table:table-cell>
          <table:table-cell office:value-type="float" office:value="64.543701171875" table:style-name="ce1">
            <text:p>64.54370117</text:p>
          </table:table-cell>
          <table:table-cell office:value-type="float" office:value="60.570102453231812" table:formula="of:=[.D98]-[.$D$1]" table:style-name="ce1">
            <text:p>60.57010245</text:p>
          </table:table-cell>
          <table:table-cell table:number-columns-repeated="16379"/>
        </table:table-row>
        <table:table-row table:style-name="ro1">
          <table:table-cell office:value-type="float" office:value="0.98000000000000065" table:formula="of:=[.A98]+0.01" table:style-name="ce1">
            <text:p>0.98</text:p>
          </table:table-cell>
          <table:table-cell office:value-type="float" office:value="0.28676101565361001" table:style-name="ce1">
            <text:p>0.286761016</text:p>
          </table:table-cell>
          <table:table-cell office:value-type="float" office:value="2.4799999999999902" table:formula="of:=[.C98]+0.01" table:style-name="ce1">
            <text:p>2.48</text:p>
          </table:table-cell>
          <table:table-cell office:value-type="float" office:value="64.560638427734403" table:style-name="ce1">
            <text:p>64.56063843</text:p>
          </table:table-cell>
          <table:table-cell office:value-type="float" office:value="60.587039709091215" table:formula="of:=[.D99]-[.$D$1]" table:style-name="ce1">
            <text:p>60.58703971</text:p>
          </table:table-cell>
          <table:table-cell table:number-columns-repeated="16379"/>
        </table:table-row>
        <table:table-row table:style-name="ro1">
          <table:table-cell office:value-type="float" office:value="0.99000000000000066" table:formula="of:=[.A99]+0.01" table:style-name="ce1">
            <text:p>0.99</text:p>
          </table:table-cell>
          <table:table-cell office:value-type="float" office:value="0.28973343968391402" table:style-name="ce1">
            <text:p>0.28973344</text:p>
          </table:table-cell>
          <table:table-cell office:value-type="float" office:value="2.48999999999999" table:formula="of:=[.C99]+0.01" table:style-name="ce1">
            <text:p>2.49</text:p>
          </table:table-cell>
          <table:table-cell office:value-type="float" office:value="64.591476440429702" table:style-name="ce1">
            <text:p>64.59147644</text:p>
          </table:table-cell>
          <table:table-cell office:value-type="float" office:value="60.617877721786513" table:formula="of:=[.D100]-[.$D$1]" table:style-name="ce1">
            <text:p>60.61787772</text:p>
          </table:table-cell>
          <table:table-cell table:number-columns-repeated="16379"/>
        </table:table-row>
        <table:table-row table:style-name="ro1">
          <table:table-cell office:value-type="float" office:value="1.0000000000000007" table:formula="of:=[.A100]+0.01" table:style-name="ce1">
            <text:p>1</text:p>
          </table:table-cell>
          <table:table-cell office:value-type="float" office:value="0.29727983474731401" table:style-name="ce1">
            <text:p>0.297279835</text:p>
          </table:table-cell>
          <table:table-cell office:value-type="float" office:value="2.4999999999999898" table:formula="of:=[.C100]+0.01" table:style-name="ce1">
            <text:p>2.5</text:p>
          </table:table-cell>
          <table:table-cell office:value-type="float" office:value="64.660446166992202" table:style-name="ce1">
            <text:p>64.66044617</text:p>
          </table:table-cell>
          <table:table-cell office:value-type="float" office:value="60.686847448349013" table:formula="of:=[.D101]-[.$D$1]" table:style-name="ce1">
            <text:p>60.68684745</text:p>
          </table:table-cell>
          <table:table-cell table:number-columns-repeated="16379"/>
        </table:table-row>
        <table:table-row table:style-name="ro1">
          <table:table-cell office:value-type="float" office:value="1.0100000000000007" table:formula="of:=[.A101]+0.01" table:style-name="ce1">
            <text:p>1.01</text:p>
          </table:table-cell>
          <table:table-cell office:value-type="float" office:value="0.30268144607543901" table:style-name="ce1">
            <text:p>0.302681446</text:p>
          </table:table-cell>
          <table:table-cell office:value-type="float" office:value="2.5099999999999896" table:formula="of:=[.C101]+0.01" table:style-name="ce1">
            <text:p>2.51</text:p>
          </table:table-cell>
          <table:table-cell office:value-type="float" office:value="64.685516357421903" table:style-name="ce1">
            <text:p>64.68551636</text:p>
          </table:table-cell>
          <table:table-cell office:value-type="float" office:value="60.711917638778715" table:formula="of:=[.D102]-[.$D$1]" table:style-name="ce1">
            <text:p>60.71191764</text:p>
          </table:table-cell>
          <table:table-cell table:number-columns-repeated="16379"/>
        </table:table-row>
        <table:table-row table:style-name="ro1">
          <table:table-cell office:value-type="float" office:value="1.0200000000000007" table:formula="of:=[.A102]+0.01" table:style-name="ce1">
            <text:p>1.02</text:p>
          </table:table-cell>
          <table:table-cell office:value-type="float" office:value="0.306414544582367" table:style-name="ce1">
            <text:p>0.306414545</text:p>
          </table:table-cell>
          <table:table-cell office:value-type="float" office:value="2.5199999999999894" table:formula="of:=[.C102]+0.01" table:style-name="ce1">
            <text:p>2.52</text:p>
          </table:table-cell>
          <table:table-cell office:value-type="float" office:value="64.674827575683594" table:style-name="ce1">
            <text:p>64.67482758</text:p>
          </table:table-cell>
          <table:table-cell office:value-type="float" office:value="60.701228857040405" table:formula="of:=[.D103]-[.$D$1]" table:style-name="ce1">
            <text:p>60.70122886</text:p>
          </table:table-cell>
          <table:table-cell table:number-columns-repeated="16379"/>
        </table:table-row>
        <table:table-row table:style-name="ro1">
          <table:table-cell office:value-type="float" office:value="1.0300000000000007" table:formula="of:=[.A103]+0.01" table:style-name="ce1">
            <text:p>1.03</text:p>
          </table:table-cell>
          <table:table-cell office:value-type="float" office:value="0.308887809514999" table:style-name="ce1">
            <text:p>0.30888781</text:p>
          </table:table-cell>
          <table:table-cell office:value-type="float" office:value="2.5299999999999891" table:formula="of:=[.C103]+0.01" table:style-name="ce1">
            <text:p>2.53</text:p>
          </table:table-cell>
          <table:table-cell office:value-type="float" office:value="64.646583557128906" table:style-name="ce1">
            <text:p>64.64658356</text:p>
          </table:table-cell>
          <table:table-cell office:value-type="float" office:value="60.672984838485718" table:formula="of:=[.D104]-[.$D$1]" table:style-name="ce1">
            <text:p>60.67298484</text:p>
          </table:table-cell>
          <table:table-cell table:number-columns-repeated="16379"/>
        </table:table-row>
        <table:table-row table:style-name="ro1">
          <table:table-cell office:value-type="float" office:value="1.0400000000000007" table:formula="of:=[.A104]+0.01" table:style-name="ce1">
            <text:p>1.04</text:p>
          </table:table-cell>
          <table:table-cell office:value-type="float" office:value="0.314453035593033" table:style-name="ce1">
            <text:p>0.314453036</text:p>
          </table:table-cell>
          <table:table-cell office:value-type="float" office:value="2.5399999999999889" table:formula="of:=[.C104]+0.01" table:style-name="ce1">
            <text:p>2.54</text:p>
          </table:table-cell>
          <table:table-cell office:value-type="float" office:value="64.604576110839801" table:style-name="ce1">
            <text:p>64.60457611</text:p>
          </table:table-cell>
          <table:table-cell office:value-type="float" office:value="60.630977392196613" table:formula="of:=[.D105]-[.$D$1]" table:style-name="ce1">
            <text:p>60.63097739</text:p>
          </table:table-cell>
          <table:table-cell table:number-columns-repeated="16379"/>
        </table:table-row>
        <table:table-row table:style-name="ro1">
          <table:table-cell office:value-type="float" office:value="1.0500000000000007" table:formula="of:=[.A105]+0.01" table:style-name="ce1">
            <text:p>1.05</text:p>
          </table:table-cell>
          <table:table-cell office:value-type="float" office:value="0.31753534078598" table:style-name="ce1">
            <text:p>0.317535341</text:p>
          </table:table-cell>
          <table:table-cell office:value-type="float" office:value="2.5499999999999887" table:formula="of:=[.C105]+0.01" table:style-name="ce1">
            <text:p>2.55</text:p>
          </table:table-cell>
          <table:table-cell office:value-type="float" office:value="64.597961425781307" table:style-name="ce1">
            <text:p>64.59796143</text:p>
          </table:table-cell>
          <table:table-cell office:value-type="float" office:value="60.624362707138118" table:formula="of:=[.D106]-[.$D$1]" table:style-name="ce1">
            <text:p>60.62436271</text:p>
          </table:table-cell>
          <table:table-cell table:number-columns-repeated="16379"/>
        </table:table-row>
        <table:table-row table:style-name="ro1">
          <table:table-cell office:value-type="float" office:value="1.0600000000000007" table:formula="of:=[.A106]+0.01" table:style-name="ce1">
            <text:p>1.06</text:p>
          </table:table-cell>
          <table:table-cell office:value-type="float" office:value="0.324909597635269" table:style-name="ce1">
            <text:p>0.324909598</text:p>
          </table:table-cell>
          <table:table-cell office:value-type="float" office:value="2.5599999999999885" table:formula="of:=[.C106]+0.01" table:style-name="ce1">
            <text:p>2.56</text:p>
          </table:table-cell>
          <table:table-cell office:value-type="float" office:value="64.619491577148395" table:style-name="ce1">
            <text:p>64.61949158</text:p>
          </table:table-cell>
          <table:table-cell office:value-type="float" office:value="60.645892858505206" table:formula="of:=[.D107]-[.$D$1]" table:style-name="ce1">
            <text:p>60.64589286</text:p>
          </table:table-cell>
          <table:table-cell table:number-columns-repeated="16379"/>
        </table:table-row>
        <table:table-row table:style-name="ro1">
          <table:table-cell office:value-type="float" office:value="1.0700000000000007" table:formula="of:=[.A107]+0.01" table:style-name="ce1">
            <text:p>1.07</text:p>
          </table:table-cell>
          <table:table-cell office:value-type="float" office:value="0.33149498701095598" table:style-name="ce1">
            <text:p>0.331494987</text:p>
          </table:table-cell>
          <table:table-cell office:value-type="float" office:value="2.5699999999999883" table:formula="of:=[.C107]+0.01" table:style-name="ce1">
            <text:p>2.57</text:p>
          </table:table-cell>
          <table:table-cell office:value-type="float" office:value="64.634506225585895" table:style-name="ce1">
            <text:p>64.63450623</text:p>
          </table:table-cell>
          <table:table-cell office:value-type="float" office:value="60.660907506942706" table:formula="of:=[.D108]-[.$D$1]" table:style-name="ce1">
            <text:p>60.66090751</text:p>
          </table:table-cell>
          <table:table-cell table:number-columns-repeated="16379"/>
        </table:table-row>
        <table:table-row table:style-name="ro1">
          <table:table-cell office:value-type="float" office:value="1.0800000000000007" table:formula="of:=[.A108]+0.01" table:style-name="ce1">
            <text:p>1.08</text:p>
          </table:table-cell>
          <table:table-cell office:value-type="float" office:value="0.34201809763908397" table:style-name="ce1">
            <text:p>0.342018098</text:p>
          </table:table-cell>
          <table:table-cell office:value-type="float" office:value="2.5799999999999881" table:formula="of:=[.C108]+0.01" table:style-name="ce1">
            <text:p>2.58</text:p>
          </table:table-cell>
          <table:table-cell office:value-type="float" office:value="64.638420104980497" table:style-name="ce1">
            <text:p>64.6384201</text:p>
          </table:table-cell>
          <table:table-cell office:value-type="float" office:value="60.664821386337309" table:formula="of:=[.D109]-[.$D$1]" table:style-name="ce1">
            <text:p>60.66482139</text:p>
          </table:table-cell>
          <table:table-cell table:number-columns-repeated="16379"/>
        </table:table-row>
        <table:table-row table:style-name="ro1">
          <table:table-cell office:value-type="float" office:value="1.0900000000000007" table:formula="of:=[.A109]+0.01" table:style-name="ce1">
            <text:p>1.09</text:p>
          </table:table-cell>
          <table:table-cell office:value-type="float" office:value="0.347628474235535" table:style-name="ce1">
            <text:p>0.347628474</text:p>
          </table:table-cell>
          <table:table-cell office:value-type="float" office:value="2.5899999999999879" table:formula="of:=[.C109]+0.01" table:style-name="ce1">
            <text:p>2.59</text:p>
          </table:table-cell>
          <table:table-cell office:value-type="float" office:value="64.6387939453125" table:style-name="ce1">
            <text:p>64.63879395</text:p>
          </table:table-cell>
          <table:table-cell office:value-type="float" office:value="60.665195226669312" table:formula="of:=[.D110]-[.$D$1]" table:style-name="ce1">
            <text:p>60.66519523</text:p>
          </table:table-cell>
          <table:table-cell table:number-columns-repeated="16379"/>
        </table:table-row>
        <table:table-row table:style-name="ro1">
          <table:table-cell office:value-type="float" office:value="1.1000000000000008" table:formula="of:=[.A110]+0.01" table:style-name="ce1">
            <text:p>1.1</text:p>
          </table:table-cell>
          <table:table-cell office:value-type="float" office:value="0.35388842225074801" table:style-name="ce1">
            <text:p>0.353888422</text:p>
          </table:table-cell>
          <table:table-cell office:value-type="float" office:value="2.5999999999999877" table:formula="of:=[.C110]+0.01" table:style-name="ce1">
            <text:p>2.6</text:p>
          </table:table-cell>
          <table:table-cell office:value-type="float" office:value="64.640487670898395" table:style-name="ce1">
            <text:p>64.64048767</text:p>
          </table:table-cell>
          <table:table-cell office:value-type="float" office:value="60.666888952255206" table:formula="of:=[.D111]-[.$D$1]" table:style-name="ce1">
            <text:p>60.66688895</text:p>
          </table:table-cell>
          <table:table-cell table:number-columns-repeated="16379"/>
        </table:table-row>
        <table:table-row table:style-name="ro1">
          <table:table-cell office:value-type="float" office:value="1.1100000000000008" table:formula="of:=[.A111]+0.01" table:style-name="ce1">
            <text:p>1.11</text:p>
          </table:table-cell>
          <table:table-cell office:value-type="float" office:value="0.35707744956016502" table:style-name="ce1">
            <text:p>0.35707745</text:p>
          </table:table-cell>
          <table:table-cell office:value-type="float" office:value="2.6099999999999874" table:formula="of:=[.C111]+0.01" table:style-name="ce1">
            <text:p>2.61</text:p>
          </table:table-cell>
          <table:table-cell office:value-type="float" office:value="64.639396667480497" table:style-name="ce1">
            <text:p>64.63939667</text:p>
          </table:table-cell>
          <table:table-cell office:value-type="float" office:value="60.665797948837309" table:formula="of:=[.D112]-[.$D$1]" table:style-name="ce1">
            <text:p>60.66579795</text:p>
          </table:table-cell>
          <table:table-cell table:number-columns-repeated="16379"/>
        </table:table-row>
        <table:table-row table:style-name="ro1">
          <table:table-cell office:value-type="float" office:value="1.1200000000000008" table:formula="of:=[.A112]+0.01" table:style-name="ce1">
            <text:p>1.12</text:p>
          </table:table-cell>
          <table:table-cell office:value-type="float" office:value="0.36732721328735402" table:style-name="ce1">
            <text:p>0.367327213</text:p>
          </table:table-cell>
          <table:table-cell office:value-type="float" office:value="2.6199999999999872" table:formula="of:=[.C112]+0.01" table:style-name="ce1">
            <text:p>2.62</text:p>
          </table:table-cell>
          <table:table-cell office:value-type="float" office:value="64.640975952148395" table:style-name="ce1">
            <text:p>64.64097595</text:p>
          </table:table-cell>
          <table:table-cell office:value-type="float" office:value="60.667377233505206" table:formula="of:=[.D113]-[.$D$1]" table:style-name="ce1">
            <text:p>60.66737723</text:p>
          </table:table-cell>
          <table:table-cell table:number-columns-repeated="16379"/>
        </table:table-row>
        <table:table-row table:style-name="ro1">
          <table:table-cell office:value-type="float" office:value="1.1300000000000008" table:formula="of:=[.A113]+0.01" table:style-name="ce1">
            <text:p>1.13</text:p>
          </table:table-cell>
          <table:table-cell office:value-type="float" office:value="0.37975433468818698" table:style-name="ce1">
            <text:p>0.379754335</text:p>
          </table:table-cell>
          <table:table-cell office:value-type="float" office:value="2.629999999999987" table:formula="of:=[.C113]+0.01" table:style-name="ce1">
            <text:p>2.63</text:p>
          </table:table-cell>
          <table:table-cell office:value-type="float" office:value="64.643081665039105" table:style-name="ce1">
            <text:p>64.64308167</text:p>
          </table:table-cell>
          <table:table-cell office:value-type="float" office:value="60.669482946395917" table:formula="of:=[.D114]-[.$D$1]" table:style-name="ce1">
            <text:p>60.66948295</text:p>
          </table:table-cell>
          <table:table-cell table:number-columns-repeated="16379"/>
        </table:table-row>
        <table:table-row table:style-name="ro1">
          <table:table-cell office:value-type="float" office:value="1.1400000000000008" table:formula="of:=[.A114]+0.01" table:style-name="ce1">
            <text:p>1.14</text:p>
          </table:table-cell>
          <table:table-cell office:value-type="float" office:value="0.40094646811485302" table:style-name="ce1">
            <text:p>0.400946468</text:p>
          </table:table-cell>
          <table:table-cell office:value-type="float" office:value="2.6399999999999868" table:formula="of:=[.C114]+0.01" table:style-name="ce1">
            <text:p>2.64</text:p>
          </table:table-cell>
          <table:table-cell office:value-type="float" office:value="64.647613525390597" table:style-name="ce1">
            <text:p>64.64761353</text:p>
          </table:table-cell>
          <table:table-cell office:value-type="float" office:value="60.674014806747408" table:formula="of:=[.D115]-[.$D$1]" table:style-name="ce1">
            <text:p>60.67401481</text:p>
          </table:table-cell>
          <table:table-cell table:number-columns-repeated="16379"/>
        </table:table-row>
        <table:table-row table:style-name="ro1">
          <table:table-cell office:value-type="float" office:value="1.1500000000000008" table:formula="of:=[.A115]+0.01" table:style-name="ce1">
            <text:p>1.15</text:p>
          </table:table-cell>
          <table:table-cell office:value-type="float" office:value="0.411429673433304" table:style-name="ce1">
            <text:p>0.411429673</text:p>
          </table:table-cell>
          <table:table-cell office:value-type="float" office:value="2.6499999999999866" table:formula="of:=[.C115]+0.01" table:style-name="ce1">
            <text:p>2.65</text:p>
          </table:table-cell>
          <table:table-cell office:value-type="float" office:value="64.650581359863295" table:style-name="ce1">
            <text:p>64.65058136</text:p>
          </table:table-cell>
          <table:table-cell office:value-type="float" office:value="60.676982641220107" table:formula="of:=[.D116]-[.$D$1]" table:style-name="ce1">
            <text:p>60.67698264</text:p>
          </table:table-cell>
          <table:table-cell table:number-columns-repeated="16379"/>
        </table:table-row>
        <table:table-row table:style-name="ro1">
          <table:table-cell office:value-type="float" office:value="1.1600000000000008" table:formula="of:=[.A116]+0.01" table:style-name="ce1">
            <text:p>1.16</text:p>
          </table:table-cell>
          <table:table-cell office:value-type="float" office:value="0.42424014210701" table:style-name="ce1">
            <text:p>0.424240142</text:p>
          </table:table-cell>
          <table:table-cell office:value-type="float" office:value="2.6599999999999864" table:formula="of:=[.C116]+0.01" table:style-name="ce1">
            <text:p>2.66</text:p>
          </table:table-cell>
          <table:table-cell office:value-type="float" office:value="64.651176452636705" table:style-name="ce1">
            <text:p>64.65117645</text:p>
          </table:table-cell>
          <table:table-cell office:value-type="float" office:value="60.677577733993516" table:formula="of:=[.D117]-[.$D$1]" table:style-name="ce1">
            <text:p>60.67757773</text:p>
          </table:table-cell>
          <table:table-cell table:number-columns-repeated="16379"/>
        </table:table-row>
        <table:table-row table:style-name="ro1">
          <table:table-cell office:value-type="float" office:value="1.1700000000000008" table:formula="of:=[.A117]+0.01" table:style-name="ce1">
            <text:p>1.17</text:p>
          </table:table-cell>
          <table:table-cell office:value-type="float" office:value="0.43196603655815102" table:style-name="ce1">
            <text:p>0.431966037</text:p>
          </table:table-cell>
          <table:table-cell office:value-type="float" office:value="2.6699999999999862" table:formula="of:=[.C117]+0.01" table:style-name="ce1">
            <text:p>2.67</text:p>
          </table:table-cell>
          <table:table-cell office:value-type="float" office:value="64.651878356933594" table:style-name="ce1">
            <text:p>64.65187836</text:p>
          </table:table-cell>
          <table:table-cell office:value-type="float" office:value="60.678279638290405" table:formula="of:=[.D118]-[.$D$1]" table:style-name="ce1">
            <text:p>60.67827964</text:p>
          </table:table-cell>
          <table:table-cell table:number-columns-repeated="16379"/>
        </table:table-row>
        <table:table-row table:style-name="ro1">
          <table:table-cell office:value-type="float" office:value="1.1800000000000008" table:formula="of:=[.A118]+0.01" table:style-name="ce1">
            <text:p>1.18</text:p>
          </table:table-cell>
          <table:table-cell office:value-type="float" office:value="0.44133251905441301" table:style-name="ce1">
            <text:p>0.441332519</text:p>
          </table:table-cell>
          <table:table-cell office:value-type="float" office:value="2.6799999999999859" table:formula="of:=[.C118]+0.01" table:style-name="ce1">
            <text:p>2.68</text:p>
          </table:table-cell>
          <table:table-cell table:number-columns-repeated="16381" table:style-name="ce1"/>
        </table:table-row>
        <table:table-row table:style-name="ro1">
          <table:table-cell office:value-type="float" office:value="1.1900000000000008" table:formula="of:=[.A119]+0.01" table:style-name="ce1">
            <text:p>1.19</text:p>
          </table:table-cell>
          <table:table-cell office:value-type="float" office:value="0.447017401456833" table:style-name="ce1">
            <text:p>0.447017401</text:p>
          </table:table-cell>
          <table:table-cell office:value-type="float" office:value="2.6899999999999857" table:formula="of:=[.C119]+0.01" table:style-name="ce1">
            <text:p>2.69</text:p>
          </table:table-cell>
          <table:table-cell table:number-columns-repeated="16381" table:style-name="ce1"/>
        </table:table-row>
        <table:table-row table:style-name="ro1">
          <table:table-cell office:value-type="float" office:value="1.2000000000000008" table:formula="of:=[.A120]+0.01" table:style-name="ce1">
            <text:p>1.2</text:p>
          </table:table-cell>
          <table:table-cell office:value-type="float" office:value="0.45366537570953402" table:style-name="ce1">
            <text:p>0.453665376</text:p>
          </table:table-cell>
          <table:table-cell office:value-type="float" office:value="2.6999999999999855" table:formula="of:=[.C120]+0.01" table:style-name="ce1">
            <text:p>2.7</text:p>
          </table:table-cell>
          <table:table-cell table:number-columns-repeated="16381" table:style-name="ce1"/>
        </table:table-row>
        <table:table-row table:style-name="ro1">
          <table:table-cell office:value-type="float" office:value="1.2100000000000009" table:formula="of:=[.A121]+0.01" table:style-name="ce1">
            <text:p>1.21</text:p>
          </table:table-cell>
          <table:table-cell office:value-type="float" office:value="0.45735523104667702" table:style-name="ce1">
            <text:p>0.457355231</text:p>
          </table:table-cell>
          <table:table-cell office:value-type="float" office:value="2.7099999999999853" table:formula="of:=[.C121]+0.01" table:style-name="ce1">
            <text:p>2.71</text:p>
          </table:table-cell>
          <table:table-cell table:number-columns-repeated="16381" table:style-name="ce1"/>
        </table:table-row>
        <table:table-row table:style-name="ro1">
          <table:table-cell office:value-type="float" office:value="1.2200000000000009" table:formula="of:=[.A122]+0.01" table:style-name="ce1">
            <text:p>1.22</text:p>
          </table:table-cell>
          <table:table-cell office:value-type="float" office:value="0.46022692322731001" table:style-name="ce1">
            <text:p>0.460226923</text:p>
          </table:table-cell>
          <table:table-cell office:value-type="float" office:value="2.7199999999999851" table:formula="of:=[.C122]+0.01" table:style-name="ce1">
            <text:p>2.72</text:p>
          </table:table-cell>
          <table:table-cell table:number-columns-repeated="16381" table:style-name="ce1"/>
        </table:table-row>
        <table:table-row table:style-name="ro1">
          <table:table-cell office:value-type="float" office:value="1.2300000000000009" table:formula="of:=[.A123]+0.01" table:style-name="ce1">
            <text:p>1.23</text:p>
          </table:table-cell>
          <table:table-cell office:value-type="float" office:value="0.46155294775962802" table:style-name="ce1">
            <text:p>0.461552948</text:p>
          </table:table-cell>
          <table:table-cell office:value-type="float" office:value="2.7299999999999849" table:formula="of:=[.C123]+0.01" table:style-name="ce1">
            <text:p>2.73</text:p>
          </table:table-cell>
          <table:table-cell table:number-columns-repeated="16381" table:style-name="ce1"/>
        </table:table-row>
        <table:table-row table:style-name="ro1">
          <table:table-cell office:value-type="float" office:value="1.2400000000000009" table:formula="of:=[.A124]+0.01" table:style-name="ce1">
            <text:p>1.24</text:p>
          </table:table-cell>
          <table:table-cell office:value-type="float" office:value="0.46304124593734702" table:style-name="ce1">
            <text:p>0.463041246</text:p>
          </table:table-cell>
          <table:table-cell office:value-type="float" office:value="2.7399999999999847" table:formula="of:=[.C124]+0.01" table:style-name="ce1">
            <text:p>2.74</text:p>
          </table:table-cell>
          <table:table-cell table:number-columns-repeated="16381" table:style-name="ce1"/>
        </table:table-row>
        <table:table-row table:style-name="ro1">
          <table:table-cell office:value-type="float" office:value="1.2500000000000009" table:formula="of:=[.A125]+0.01" table:style-name="ce1">
            <text:p>1.25</text:p>
          </table:table-cell>
          <table:table-cell office:value-type="float" office:value="0.46383866667747498" table:style-name="ce1">
            <text:p>0.463838667</text:p>
          </table:table-cell>
          <table:table-cell office:value-type="float" office:value="2.7499999999999845" table:formula="of:=[.C125]+0.01" table:style-name="ce1">
            <text:p>2.75</text:p>
          </table:table-cell>
          <table:table-cell table:number-columns-repeated="16381" table:style-name="ce1"/>
        </table:table-row>
        <table:table-row table:style-name="ro1">
          <table:table-cell office:value-type="float" office:value="1.2600000000000009" table:formula="of:=[.A126]+0.01" table:style-name="ce1">
            <text:p>1.26</text:p>
          </table:table-cell>
          <table:table-cell office:value-type="float" office:value="0.46235582232475297" table:style-name="ce1">
            <text:p>0.462355822</text:p>
          </table:table-cell>
          <table:table-cell office:value-type="float" office:value="2.7599999999999842" table:formula="of:=[.C126]+0.01" table:style-name="ce1">
            <text:p>2.76</text:p>
          </table:table-cell>
          <table:table-cell table:number-columns-repeated="16381" table:style-name="ce1"/>
        </table:table-row>
        <table:table-row table:style-name="ro1">
          <table:table-cell office:value-type="float" office:value="1.2700000000000009" table:formula="of:=[.A127]+0.01" table:style-name="ce1">
            <text:p>1.27</text:p>
          </table:table-cell>
          <table:table-cell office:value-type="float" office:value="0.459856957197189" table:style-name="ce1">
            <text:p>0.459856957</text:p>
          </table:table-cell>
          <table:table-cell office:value-type="float" office:value="2.769999999999984" table:formula="of:=[.C127]+0.01" table:style-name="ce1">
            <text:p>2.77</text:p>
          </table:table-cell>
          <table:table-cell table:number-columns-repeated="16381" table:style-name="ce1"/>
        </table:table-row>
        <table:table-row table:style-name="ro1">
          <table:table-cell office:value-type="float" office:value="1.2800000000000009" table:formula="of:=[.A128]+0.01" table:style-name="ce1">
            <text:p>1.28</text:p>
          </table:table-cell>
          <table:table-cell office:value-type="float" office:value="0.45588749647140497" table:style-name="ce1">
            <text:p>0.455887496</text:p>
          </table:table-cell>
          <table:table-cell office:value-type="float" office:value="2.7799999999999838" table:formula="of:=[.C128]+0.01" table:style-name="ce1">
            <text:p>2.78</text:p>
          </table:table-cell>
          <table:table-cell table:number-columns-repeated="16381"/>
        </table:table-row>
        <table:table-row table:style-name="ro1">
          <table:table-cell office:value-type="float" office:value="1.2900000000000009" table:formula="of:=[.A129]+0.01" table:style-name="ce1">
            <text:p>1.29</text:p>
          </table:table-cell>
          <table:table-cell office:value-type="float" office:value="0.45495125651359603" table:style-name="ce1">
            <text:p>0.454951257</text:p>
          </table:table-cell>
          <table:table-cell office:value-type="float" office:value="2.7899999999999836" table:formula="of:=[.C129]+0.01" table:style-name="ce1">
            <text:p>2.79</text:p>
          </table:table-cell>
          <table:table-cell table:number-columns-repeated="16381"/>
        </table:table-row>
        <table:table-row table:style-name="ro1">
          <table:table-cell office:value-type="float" office:value="1.3000000000000009" table:formula="of:=[.A130]+0.01" table:style-name="ce1">
            <text:p>1.3</text:p>
          </table:table-cell>
          <table:table-cell office:value-type="float" office:value="0.45651549100875899" table:style-name="ce1">
            <text:p>0.456515491</text:p>
          </table:table-cell>
          <table:table-cell office:value-type="float" office:value="2.7999999999999834" table:formula="of:=[.C130]+0.01" table:style-name="ce1">
            <text:p>2.8</text:p>
          </table:table-cell>
          <table:table-cell table:number-columns-repeated="16381"/>
        </table:table-row>
        <table:table-row table:style-name="ro1">
          <table:table-cell office:value-type="float" office:value="1.3100000000000009" table:formula="of:=[.A131]+0.01" table:style-name="ce1">
            <text:p>1.31</text:p>
          </table:table-cell>
          <table:table-cell office:value-type="float" office:value="0.46015956997871399" table:style-name="ce1">
            <text:p>0.46015957</text:p>
          </table:table-cell>
          <table:table-cell office:value-type="float" office:value="2.8099999999999832" table:formula="of:=[.C131]+0.01" table:style-name="ce1">
            <text:p>2.81</text:p>
          </table:table-cell>
          <table:table-cell table:number-columns-repeated="16381"/>
        </table:table-row>
        <table:table-row table:style-name="ro1">
          <table:table-cell office:value-type="float" office:value="1.320000000000001" table:formula="of:=[.A132]+0.01" table:style-name="ce1">
            <text:p>1.32</text:p>
          </table:table-cell>
          <table:table-cell office:value-type="float" office:value="0.46654567122459401" table:style-name="ce1">
            <text:p>0.466545671</text:p>
          </table:table-cell>
          <table:table-cell office:value-type="float" office:value="2.819999999999983" table:formula="of:=[.C132]+0.01" table:style-name="ce1">
            <text:p>2.82</text:p>
          </table:table-cell>
          <table:table-cell table:number-columns-repeated="16381"/>
        </table:table-row>
        <table:table-row table:style-name="ro1">
          <table:table-cell office:value-type="float" office:value="1.330000000000001" table:formula="of:=[.A133]+0.01" table:style-name="ce1">
            <text:p>1.33</text:p>
          </table:table-cell>
          <table:table-cell office:value-type="float" office:value="0.47113648056983998" table:style-name="ce1">
            <text:p>0.471136481</text:p>
          </table:table-cell>
          <table:table-cell office:value-type="float" office:value="2.8299999999999828" table:formula="of:=[.C133]+0.01" table:style-name="ce1">
            <text:p>2.83</text:p>
          </table:table-cell>
          <table:table-cell table:number-columns-repeated="16381"/>
        </table:table-row>
        <table:table-row table:style-name="ro1">
          <table:table-cell office:value-type="float" office:value="1.340000000000001" table:formula="of:=[.A134]+0.01" table:style-name="ce1">
            <text:p>1.34</text:p>
          </table:table-cell>
          <table:table-cell office:value-type="float" office:value="0.47604972124099698" table:style-name="ce1">
            <text:p>0.476049721</text:p>
          </table:table-cell>
          <table:table-cell office:value-type="float" office:value="2.8399999999999825" table:formula="of:=[.C134]+0.01" table:style-name="ce1">
            <text:p>2.84</text:p>
          </table:table-cell>
          <table:table-cell table:number-columns-repeated="16381"/>
        </table:table-row>
        <table:table-row table:style-name="ro1">
          <table:table-cell office:value-type="float" office:value="1.350000000000001" table:formula="of:=[.A135]+0.01" table:style-name="ce1">
            <text:p>1.35</text:p>
          </table:table-cell>
          <table:table-cell office:value-type="float" office:value="0.47893348336219799" table:style-name="ce1">
            <text:p>0.478933483</text:p>
          </table:table-cell>
          <table:table-cell office:value-type="float" office:value="2.8499999999999823" table:formula="of:=[.C135]+0.01" table:style-name="ce1">
            <text:p>2.85</text:p>
          </table:table-cell>
          <table:table-cell table:number-columns-repeated="16381"/>
        </table:table-row>
        <table:table-row table:style-name="ro1">
          <table:table-cell office:value-type="float" office:value="1.360000000000001" table:formula="of:=[.A136]+0.01" table:style-name="ce1">
            <text:p>1.36</text:p>
          </table:table-cell>
          <table:table-cell office:value-type="float" office:value="0.48156836628913902" table:style-name="ce1">
            <text:p>0.481568366</text:p>
          </table:table-cell>
          <table:table-cell office:value-type="float" office:value="2.8599999999999821" table:formula="of:=[.C136]+0.01" table:style-name="ce1">
            <text:p>2.86</text:p>
          </table:table-cell>
          <table:table-cell table:number-columns-repeated="16381"/>
        </table:table-row>
        <table:table-row table:style-name="ro1">
          <table:table-cell office:value-type="float" office:value="1.370000000000001" table:formula="of:=[.A137]+0.01" table:style-name="ce1">
            <text:p>1.37</text:p>
          </table:table-cell>
          <table:table-cell office:value-type="float" office:value="0.48373067378997803" table:style-name="ce1">
            <text:p>0.483730674</text:p>
          </table:table-cell>
          <table:table-cell office:value-type="float" office:value="2.8699999999999819" table:formula="of:=[.C137]+0.01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1.380000000000001" table:formula="of:=[.A138]+0.01" table:style-name="ce1">
            <text:p>1.38</text:p>
          </table:table-cell>
          <table:table-cell office:value-type="float" office:value="0.48276650905609098" table:style-name="ce1">
            <text:p>0.482766509</text:p>
          </table:table-cell>
          <table:table-cell office:value-type="float" office:value="2.8799999999999817" table:formula="of:=[.C138]+0.01" table:style-name="ce1">
            <text:p>2.88</text:p>
          </table:table-cell>
          <table:table-cell table:number-columns-repeated="16381"/>
        </table:table-row>
        <table:table-row table:style-name="ro1">
          <table:table-cell office:value-type="float" office:value="1.390000000000001" table:formula="of:=[.A139]+0.01" table:style-name="ce1">
            <text:p>1.39</text:p>
          </table:table-cell>
          <table:table-cell office:value-type="float" office:value="0.48192489147186302" table:style-name="ce1">
            <text:p>0.481924891</text:p>
          </table:table-cell>
          <table:table-cell office:value-type="float" office:value="2.8899999999999815" table:formula="of:=[.C139]+0.01" table:style-name="ce1">
            <text:p>2.89</text:p>
          </table:table-cell>
          <table:table-cell table:number-columns-repeated="16381"/>
        </table:table-row>
        <table:table-row table:style-name="ro1">
          <table:table-cell office:value-type="float" office:value="1.400000000000001" table:formula="of:=[.A140]+0.01" table:style-name="ce1">
            <text:p>1.4</text:p>
          </table:table-cell>
          <table:table-cell office:value-type="float" office:value="0.486124128103256" table:style-name="ce1">
            <text:p>0.486124128</text:p>
          </table:table-cell>
          <table:table-cell office:value-type="float" office:value="2.8999999999999813" table:formula="of:=[.C140]+0.01" table:style-name="ce1">
            <text:p>2.9</text:p>
          </table:table-cell>
          <table:table-cell table:number-columns-repeated="16381"/>
        </table:table-row>
        <table:table-row table:style-name="ro1">
          <table:table-cell office:value-type="float" office:value="1.410000000000001" table:formula="of:=[.A141]+0.01" table:style-name="ce1">
            <text:p>1.41</text:p>
          </table:table-cell>
          <table:table-cell office:value-type="float" office:value="0.49331888556480402" table:style-name="ce1">
            <text:p>0.493318886</text:p>
          </table:table-cell>
          <table:table-cell office:value-type="float" office:value="2.909999999999981" table:formula="of:=[.C141]+0.01" table:style-name="ce1">
            <text:p>2.91</text:p>
          </table:table-cell>
          <table:table-cell table:number-columns-repeated="16381"/>
        </table:table-row>
        <table:table-row table:style-name="ro1">
          <table:table-cell office:value-type="float" office:value="1.420000000000001" table:formula="of:=[.A142]+0.01" table:style-name="ce1">
            <text:p>1.42</text:p>
          </table:table-cell>
          <table:table-cell office:value-type="float" office:value="0.50619477033615101" table:style-name="ce1">
            <text:p>0.50619477</text:p>
          </table:table-cell>
          <table:table-cell office:value-type="float" office:value="2.9199999999999808" table:formula="of:=[.C142]+0.01" table:style-name="ce1">
            <text:p>2.92</text:p>
          </table:table-cell>
          <table:table-cell table:number-columns-repeated="16381"/>
        </table:table-row>
        <table:table-row table:style-name="ro1">
          <table:table-cell office:value-type="float" office:value="1.430000000000001" table:formula="of:=[.A143]+0.01" table:style-name="ce1">
            <text:p>1.43</text:p>
          </table:table-cell>
          <table:table-cell office:value-type="float" office:value="0.51086741685867298" table:style-name="ce1">
            <text:p>0.510867417</text:p>
          </table:table-cell>
          <table:table-cell office:value-type="float" office:value="2.9299999999999806" table:formula="of:=[.C143]+0.01" table:style-name="ce1">
            <text:p>2.93</text:p>
          </table:table-cell>
          <table:table-cell table:number-columns-repeated="16381"/>
        </table:table-row>
        <table:table-row table:style-name="ro1">
          <table:table-cell office:value-type="float" office:value="1.4400000000000011" table:formula="of:=[.A144]+0.01" table:style-name="ce1">
            <text:p>1.44</text:p>
          </table:table-cell>
          <table:table-cell office:value-type="float" office:value="0.52192205190658603" table:style-name="ce1">
            <text:p>0.521922052</text:p>
          </table:table-cell>
          <table:table-cell office:value-type="float" office:value="2.9399999999999804" table:formula="of:=[.C144]+0.01" table:style-name="ce1">
            <text:p>2.94</text:p>
          </table:table-cell>
          <table:table-cell table:number-columns-repeated="16381"/>
        </table:table-row>
        <table:table-row table:style-name="ro1">
          <table:table-cell office:value-type="float" office:value="1.4500000000000011" table:formula="of:=[.A145]+0.01" table:style-name="ce1">
            <text:p>1.45</text:p>
          </table:table-cell>
          <table:table-cell office:value-type="float" office:value="0.52607262134552002" table:style-name="ce1">
            <text:p>0.526072621</text:p>
          </table:table-cell>
          <table:table-cell office:value-type="float" office:value="2.9499999999999802" table:formula="of:=[.C145]+0.01" table:style-name="ce1">
            <text:p>2.95</text:p>
          </table:table-cell>
          <table:table-cell table:number-columns-repeated="16381"/>
        </table:table-row>
        <table:table-row table:style-name="ro1">
          <table:table-cell office:value-type="float" office:value="1.4600000000000011" table:formula="of:=[.A146]+0.01" table:style-name="ce1">
            <text:p>1.46</text:p>
          </table:table-cell>
          <table:table-cell office:value-type="float" office:value="0.53417742252349898" table:style-name="ce1">
            <text:p>0.534177423</text:p>
          </table:table-cell>
          <table:table-cell office:value-type="float" office:value="2.95999999999998" table:formula="of:=[.C146]+0.01" table:style-name="ce1">
            <text:p>2.96</text:p>
          </table:table-cell>
          <table:table-cell table:number-columns-repeated="16381"/>
        </table:table-row>
        <table:table-row table:style-name="ro1">
          <table:table-cell office:value-type="float" office:value="1.4700000000000011" table:formula="of:=[.A147]+0.01" table:style-name="ce1">
            <text:p>1.47</text:p>
          </table:table-cell>
          <table:table-cell office:value-type="float" office:value="0.53777313232421897" table:style-name="ce1">
            <text:p>0.537773132</text:p>
          </table:table-cell>
          <table:table-cell office:value-type="float" office:value="2.9699999999999798" table:formula="of:=[.C147]+0.01" table:style-name="ce1">
            <text:p>2.97</text:p>
          </table:table-cell>
          <table:table-cell table:number-columns-repeated="16381"/>
        </table:table-row>
        <table:table-row table:style-name="ro1">
          <table:table-cell office:value-type="float" office:value="1.4800000000000011" table:formula="of:=[.A148]+0.01" table:style-name="ce1">
            <text:p>1.48</text:p>
          </table:table-cell>
          <table:table-cell office:value-type="float" office:value="0.54444491863250699" table:style-name="ce1">
            <text:p>0.544444919</text:p>
          </table:table-cell>
          <table:table-cell office:value-type="float" office:value="2.9799999999999796" table:formula="of:=[.C148]+0.01" table:style-name="ce1">
            <text:p>2.98</text:p>
          </table:table-cell>
          <table:table-cell table:number-columns-repeated="16381"/>
        </table:table-row>
        <table:table-row table:style-name="ro1">
          <table:table-cell office:value-type="float" office:value="1.4900000000000011" table:formula="of:=[.A149]+0.01" table:style-name="ce1">
            <text:p>1.49</text:p>
          </table:table-cell>
          <table:table-cell office:value-type="float" office:value="0.54710286855697599" table:style-name="ce1">
            <text:p>0.547102869</text:p>
          </table:table-cell>
          <table:table-cell office:value-type="float" office:value="2.9899999999999793" table:formula="of:=[.C149]+0.01" table:style-name="ce1">
            <text:p>2.99</text:p>
          </table:table-cell>
          <table:table-cell table:number-columns-repeated="16381"/>
        </table:table-row>
        <table:table-row table:style-name="ro1">
          <table:table-cell office:value-type="float" office:value="1.5000000000000011" table:formula="of:=[.A150]+0.01" table:style-name="ce1">
            <text:p>1.5</text:p>
          </table:table-cell>
          <table:table-cell office:value-type="float" office:value="0.55356854200363204" table:style-name="ce1">
            <text:p>0.553568542</text:p>
          </table:table-cell>
          <table:table-cell office:value-type="float" office:value="2.9999999999999791" table:formula="of:=[.C150]+0.01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.5100000000000011" table:formula="of:=[.A151]+0.01" table:style-name="ce1">
            <text:p>1.51</text:p>
          </table:table-cell>
          <table:table-cell office:value-type="float" office:value="0.55622261762618996" table:style-name="ce1">
            <text:p>0.556222618</text:p>
          </table:table-cell>
          <table:table-cell office:value-type="float" office:value="3.0099999999999789" table:formula="of:=[.C151]+0.01" table:style-name="ce1">
            <text:p>3.01</text:p>
          </table:table-cell>
          <table:table-cell table:number-columns-repeated="16381"/>
        </table:table-row>
        <table:table-row table:style-name="ro1">
          <table:table-cell office:value-type="float" office:value="1.5200000000000011" table:formula="of:=[.A152]+0.01" table:style-name="ce1">
            <text:p>1.52</text:p>
          </table:table-cell>
          <table:table-cell office:value-type="float" office:value="0.55964428186416604" table:style-name="ce1">
            <text:p>0.559644282</text:p>
          </table:table-cell>
          <table:table-cell office:value-type="float" office:value="3.0199999999999787" table:formula="of:=[.C152]+0.01" table:style-name="ce1">
            <text:p>3.02</text:p>
          </table:table-cell>
          <table:table-cell table:number-columns-repeated="16381"/>
        </table:table-row>
        <table:table-row table:style-name="ro1">
          <table:table-cell office:value-type="float" office:value="1.5300000000000011" table:formula="of:=[.A153]+0.01" table:style-name="ce1">
            <text:p>1.53</text:p>
          </table:table-cell>
          <table:table-cell office:value-type="float" office:value="0.56390565633773804" table:style-name="ce1">
            <text:p>0.563905656</text:p>
          </table:table-cell>
          <table:table-cell office:value-type="float" office:value="3.0299999999999785" table:formula="of:=[.C153]+0.01" table:style-name="ce1">
            <text:p>3.03</text:p>
          </table:table-cell>
          <table:table-cell table:number-columns-repeated="16381"/>
        </table:table-row>
        <table:table-row table:style-name="ro1">
          <table:table-cell office:value-type="float" office:value="1.5400000000000011" table:formula="of:=[.A154]+0.01" table:style-name="ce1">
            <text:p>1.54</text:p>
          </table:table-cell>
          <table:table-cell office:value-type="float" office:value="0.56961721181869496" table:style-name="ce1">
            <text:p>0.569617212</text:p>
          </table:table-cell>
          <table:table-cell office:value-type="float" office:value="3.0399999999999783" table:formula="of:=[.C154]+0.01" table:style-name="ce1">
            <text:p>3.04</text:p>
          </table:table-cell>
          <table:table-cell table:number-columns-repeated="16381"/>
        </table:table-row>
        <table:table-row table:style-name="ro1">
          <table:table-cell office:value-type="float" office:value="1.5500000000000012" table:formula="of:=[.A155]+0.01" table:style-name="ce1">
            <text:p>1.55</text:p>
          </table:table-cell>
          <table:table-cell office:value-type="float" office:value="0.57310658693313599" table:style-name="ce1">
            <text:p>0.573106587</text:p>
          </table:table-cell>
          <table:table-cell office:value-type="float" office:value="3.0499999999999781" table:formula="of:=[.C155]+0.01" table:style-name="ce1">
            <text:p>3.05</text:p>
          </table:table-cell>
          <table:table-cell table:number-columns-repeated="16381"/>
        </table:table-row>
        <table:table-row table:style-name="ro1">
          <table:table-cell office:value-type="float" office:value="1.5600000000000012" table:formula="of:=[.A156]+0.01" table:style-name="ce1">
            <text:p>1.56</text:p>
          </table:table-cell>
          <table:table-cell office:value-type="float" office:value="0.577719986438751" table:style-name="ce1">
            <text:p>0.577719986</text:p>
          </table:table-cell>
          <table:table-cell office:value-type="float" office:value="3.0599999999999778" table:formula="of:=[.C156]+0.01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1.5700000000000012" table:formula="of:=[.A157]+0.01" table:style-name="ce1">
            <text:p>1.57</text:p>
          </table:table-cell>
          <table:table-cell office:value-type="float" office:value="0.58122599124908503" table:style-name="ce1">
            <text:p>0.581225991</text:p>
          </table:table-cell>
          <table:table-cell office:value-type="float" office:value="3.0699999999999776" table:formula="of:=[.C157]+0.01" table:style-name="ce1">
            <text:p>3.07</text:p>
          </table:table-cell>
          <table:table-cell table:number-columns-repeated="16381"/>
        </table:table-row>
        <table:table-row table:style-name="ro1">
          <table:table-cell office:value-type="float" office:value="1.5800000000000012" table:formula="of:=[.A158]+0.01" table:style-name="ce1">
            <text:p>1.58</text:p>
          </table:table-cell>
          <table:table-cell office:value-type="float" office:value="0.58601862192153897" table:style-name="ce1">
            <text:p>0.586018622</text:p>
          </table:table-cell>
          <table:table-cell office:value-type="float" office:value="3.0799999999999774" table:formula="of:=[.C158]+0.01" table:style-name="ce1">
            <text:p>3.08</text:p>
          </table:table-cell>
          <table:table-cell table:number-columns-repeated="16381"/>
        </table:table-row>
        <table:table-row table:style-name="ro1">
          <table:table-cell office:value-type="float" office:value="1.5900000000000012" table:formula="of:=[.A159]+0.01" table:style-name="ce1">
            <text:p>1.59</text:p>
          </table:table-cell>
          <table:table-cell office:value-type="float" office:value="0.589225053787231" table:style-name="ce1">
            <text:p>0.589225054</text:p>
          </table:table-cell>
          <table:table-cell office:value-type="float" office:value="3.0899999999999772" table:formula="of:=[.C159]+0.01" table:style-name="ce1">
            <text:p>3.09</text:p>
          </table:table-cell>
          <table:table-cell table:number-columns-repeated="16381"/>
        </table:table-row>
        <table:table-row table:style-name="ro1">
          <table:table-cell office:value-type="float" office:value="1.6000000000000012" table:formula="of:=[.A160]+0.01" table:style-name="ce1">
            <text:p>1.6</text:p>
          </table:table-cell>
          <table:table-cell office:value-type="float" office:value="0.59413814544677701" table:style-name="ce1">
            <text:p>0.594138145</text:p>
          </table:table-cell>
          <table:table-cell office:value-type="float" office:value="3.099999999999977" table:formula="of:=[.C160]+0.01" table:style-name="ce1">
            <text:p>3.1</text:p>
          </table:table-cell>
          <table:table-cell table:number-columns-repeated="16381"/>
        </table:table-row>
        <table:table-row table:style-name="ro1">
          <table:table-cell office:value-type="float" office:value="1.6100000000000012" table:formula="of:=[.A161]+0.01" table:style-name="ce1">
            <text:p>1.61</text:p>
          </table:table-cell>
          <table:table-cell office:value-type="float" office:value="0.59723514318466198" table:style-name="ce1">
            <text:p>0.597235143</text:p>
          </table:table-cell>
          <table:table-cell office:value-type="float" office:value="3.1099999999999768" table:formula="of:=[.C161]+0.01" table:style-name="ce1">
            <text:p>3.11</text:p>
          </table:table-cell>
          <table:table-cell table:number-columns-repeated="16381"/>
        </table:table-row>
        <table:table-row table:style-name="ro1">
          <table:table-cell office:value-type="float" office:value="1.6200000000000012" table:formula="of:=[.A162]+0.01" table:style-name="ce1">
            <text:p>1.62</text:p>
          </table:table-cell>
          <table:table-cell office:value-type="float" office:value="0.60315036773681596" table:style-name="ce1">
            <text:p>0.603150368</text:p>
          </table:table-cell>
          <table:table-cell office:value-type="float" office:value="3.1199999999999766" table:formula="of:=[.C162]+0.01" table:style-name="ce1">
            <text:p>3.12</text:p>
          </table:table-cell>
          <table:table-cell table:number-columns-repeated="16381"/>
        </table:table-row>
        <table:table-row table:style-name="ro1">
          <table:table-cell office:value-type="float" office:value="1.6300000000000012" table:formula="of:=[.A163]+0.01" table:style-name="ce1">
            <text:p>1.63</text:p>
          </table:table-cell>
          <table:table-cell office:value-type="float" office:value="0.60782259702682495" table:style-name="ce1">
            <text:p>0.607822597</text:p>
          </table:table-cell>
          <table:table-cell office:value-type="float" office:value="3.1299999999999764" table:formula="of:=[.C163]+0.01" table:style-name="ce1">
            <text:p>3.13</text:p>
          </table:table-cell>
          <table:table-cell table:number-columns-repeated="16381"/>
        </table:table-row>
        <table:table-row table:style-name="ro1">
          <table:table-cell office:value-type="float" office:value="1.6400000000000012" table:formula="of:=[.A164]+0.01" table:style-name="ce1">
            <text:p>1.64</text:p>
          </table:table-cell>
          <table:table-cell office:value-type="float" office:value="0.61416977643966697" table:style-name="ce1">
            <text:p>0.614169776</text:p>
          </table:table-cell>
          <table:table-cell office:value-type="float" office:value="3.1399999999999761" table:formula="of:=[.C164]+0.01" table:style-name="ce1">
            <text:p>3.14</text:p>
          </table:table-cell>
          <table:table-cell table:number-columns-repeated="16381"/>
        </table:table-row>
        <table:table-row table:style-name="ro1">
          <table:table-cell office:value-type="float" office:value="1.6500000000000012" table:formula="of:=[.A165]+0.01" table:style-name="ce1">
            <text:p>1.65</text:p>
          </table:table-cell>
          <table:table-cell office:value-type="float" office:value="0.61844235658645597" table:style-name="ce1">
            <text:p>0.618442357</text:p>
          </table:table-cell>
          <table:table-cell office:value-type="float" office:value="3.1499999999999759" table:formula="of:=[.C165]+0.01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1.6600000000000013" table:formula="of:=[.A166]+0.01" table:style-name="ce1">
            <text:p>1.66</text:p>
          </table:table-cell>
          <table:table-cell office:value-type="float" office:value="0.62498229742050204" table:style-name="ce1">
            <text:p>0.624982297</text:p>
          </table:table-cell>
          <table:table-cell office:value-type="float" office:value="3.1599999999999757" table:formula="of:=[.C166]+0.01" table:style-name="ce1">
            <text:p>3.16</text:p>
          </table:table-cell>
          <table:table-cell table:number-columns-repeated="16381"/>
        </table:table-row>
        <table:table-row table:style-name="ro1">
          <table:table-cell office:value-type="float" office:value="1.6700000000000013" table:formula="of:=[.A167]+0.01" table:style-name="ce1">
            <text:p>1.67</text:p>
          </table:table-cell>
          <table:table-cell office:value-type="float" office:value="0.62984037399292003" table:style-name="ce1">
            <text:p>0.629840374</text:p>
          </table:table-cell>
          <table:table-cell office:value-type="float" office:value="3.1699999999999755" table:formula="of:=[.C167]+0.01" table:style-name="ce1">
            <text:p>3.17</text:p>
          </table:table-cell>
          <table:table-cell table:number-columns-repeated="16381"/>
        </table:table-row>
        <table:table-row table:style-name="ro1">
          <table:table-cell office:value-type="float" office:value="1.6800000000000013" table:formula="of:=[.A168]+0.01" table:style-name="ce1">
            <text:p>1.68</text:p>
          </table:table-cell>
          <table:table-cell office:value-type="float" office:value="0.63803124427795399" table:style-name="ce1">
            <text:p>0.638031244</text:p>
          </table:table-cell>
          <table:table-cell office:value-type="float" office:value="3.1799999999999753" table:formula="of:=[.C168]+0.01" table:style-name="ce1">
            <text:p>3.18</text:p>
          </table:table-cell>
          <table:table-cell table:number-columns-repeated="16381"/>
        </table:table-row>
        <table:table-row table:style-name="ro1">
          <table:table-cell office:value-type="float" office:value="1.6900000000000013" table:formula="of:=[.A169]+0.01" table:style-name="ce1">
            <text:p>1.69</text:p>
          </table:table-cell>
          <table:table-cell office:value-type="float" office:value="0.64371645450591997" table:style-name="ce1">
            <text:p>0.643716455</text:p>
          </table:table-cell>
          <table:table-cell office:value-type="float" office:value="3.1899999999999751" table:formula="of:=[.C169]+0.01" table:style-name="ce1">
            <text:p>3.19</text:p>
          </table:table-cell>
          <table:table-cell table:number-columns-repeated="16381"/>
        </table:table-row>
        <table:table-row table:style-name="ro1">
          <table:table-cell office:value-type="float" office:value="1.7000000000000013" table:formula="of:=[.A170]+0.01" table:style-name="ce1">
            <text:p>1.7</text:p>
          </table:table-cell>
          <table:table-cell office:value-type="float" office:value="0.65238738059997603" table:style-name="ce1">
            <text:p>0.652387381</text:p>
          </table:table-cell>
          <table:table-cell office:value-type="float" office:value="3.1999999999999749" table:formula="of:=[.C170]+0.01" table:style-name="ce1">
            <text:p>3.2</text:p>
          </table:table-cell>
          <table:table-cell table:number-columns-repeated="16381"/>
        </table:table-row>
        <table:table-row table:style-name="ro1">
          <table:table-cell office:value-type="float" office:value="1.7100000000000013" table:formula="of:=[.A171]+0.01" table:style-name="ce1">
            <text:p>1.71</text:p>
          </table:table-cell>
          <table:table-cell office:value-type="float" office:value="0.65926086902618397" table:style-name="ce1">
            <text:p>0.659260869</text:p>
          </table:table-cell>
          <table:table-cell office:value-type="float" office:value="3.2099999999999747" table:formula="of:=[.C171]+0.01" table:style-name="ce1">
            <text:p>3.21</text:p>
          </table:table-cell>
          <table:table-cell table:number-columns-repeated="16381"/>
        </table:table-row>
        <table:table-row table:style-name="ro1">
          <table:table-cell office:value-type="float" office:value="1.7200000000000013" table:formula="of:=[.A172]+0.01" table:style-name="ce1">
            <text:p>1.72</text:p>
          </table:table-cell>
          <table:table-cell office:value-type="float" office:value="0.67044794559478804" table:style-name="ce1">
            <text:p>0.670447946</text:p>
          </table:table-cell>
          <table:table-cell office:value-type="float" office:value="3.2199999999999744" table:formula="of:=[.C172]+0.01" table:style-name="ce1">
            <text:p>3.22</text:p>
          </table:table-cell>
          <table:table-cell table:number-columns-repeated="16381"/>
        </table:table-row>
        <table:table-row table:style-name="ro1">
          <table:table-cell office:value-type="float" office:value="1.7300000000000013" table:formula="of:=[.A173]+0.01" table:style-name="ce1">
            <text:p>1.73</text:p>
          </table:table-cell>
          <table:table-cell office:value-type="float" office:value="0.67722469568252597" table:style-name="ce1">
            <text:p>0.677224696</text:p>
          </table:table-cell>
          <table:table-cell office:value-type="float" office:value="3.2299999999999742" table:formula="of:=[.C173]+0.01" table:style-name="ce1">
            <text:p>3.23</text:p>
          </table:table-cell>
          <table:table-cell table:number-columns-repeated="16381"/>
        </table:table-row>
        <table:table-row table:style-name="ro1">
          <table:table-cell office:value-type="float" office:value="1.7400000000000013" table:formula="of:=[.A174]+0.01" table:style-name="ce1">
            <text:p>1.74</text:p>
          </table:table-cell>
          <table:table-cell office:value-type="float" office:value="0.68897086381912198" table:style-name="ce1">
            <text:p>0.688970864</text:p>
          </table:table-cell>
          <table:table-cell office:value-type="float" office:value="3.239999999999974" table:formula="of:=[.C174]+0.01" table:style-name="ce1">
            <text:p>3.24</text:p>
          </table:table-cell>
          <table:table-cell table:number-columns-repeated="16381"/>
        </table:table-row>
        <table:table-row table:style-name="ro1">
          <table:table-cell office:value-type="float" office:value="1.7500000000000013" table:formula="of:=[.A175]+0.01" table:style-name="ce1">
            <text:p>1.75</text:p>
          </table:table-cell>
          <table:table-cell office:value-type="float" office:value="0.69771391153335605" table:style-name="ce1">
            <text:p>0.697713912</text:p>
          </table:table-cell>
          <table:table-cell office:value-type="float" office:value="3.2499999999999738" table:formula="of:=[.C175]+0.01" table:style-name="ce1">
            <text:p>3.25</text:p>
          </table:table-cell>
          <table:table-cell table:number-columns-repeated="16381"/>
        </table:table-row>
        <table:table-row table:style-name="ro1">
          <table:table-cell office:value-type="float" office:value="1.7600000000000013" table:formula="of:=[.A176]+0.01" table:style-name="ce1">
            <text:p>1.76</text:p>
          </table:table-cell>
          <table:table-cell office:value-type="float" office:value="0.711256444454193" table:style-name="ce1">
            <text:p>0.711256444</text:p>
          </table:table-cell>
          <table:table-cell office:value-type="float" office:value="3.2599999999999736" table:formula="of:=[.C176]+0.01" table:style-name="ce1">
            <text:p>3.26</text:p>
          </table:table-cell>
          <table:table-cell table:number-columns-repeated="16381"/>
        </table:table-row>
        <table:table-row table:style-name="ro1">
          <table:table-cell office:value-type="float" office:value="1.7700000000000014" table:formula="of:=[.A177]+0.01" table:style-name="ce1">
            <text:p>1.77</text:p>
          </table:table-cell>
          <table:table-cell office:value-type="float" office:value="0.72089880704879805" table:style-name="ce1">
            <text:p>0.720898807</text:p>
          </table:table-cell>
          <table:table-cell office:value-type="float" office:value="3.2699999999999734" table:formula="of:=[.C177]+0.01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1.7800000000000014" table:formula="of:=[.A178]+0.01" table:style-name="ce1">
            <text:p>1.78</text:p>
          </table:table-cell>
          <table:table-cell office:value-type="float" office:value="0.73739981651306197" table:style-name="ce1">
            <text:p>0.737399817</text:p>
          </table:table-cell>
          <table:table-cell office:value-type="float" office:value="3.2799999999999732" table:formula="of:=[.C178]+0.01" table:style-name="ce1">
            <text:p>3.28</text:p>
          </table:table-cell>
          <table:table-cell table:number-columns-repeated="16381"/>
        </table:table-row>
        <table:table-row table:style-name="ro1">
          <table:table-cell office:value-type="float" office:value="1.7900000000000014" table:formula="of:=[.A179]+0.01" table:style-name="ce1">
            <text:p>1.79</text:p>
          </table:table-cell>
          <table:table-cell office:value-type="float" office:value="0.75000983476638805" table:style-name="ce1">
            <text:p>0.750009835</text:p>
          </table:table-cell>
          <table:table-cell office:value-type="float" office:value="3.2899999999999729" table:formula="of:=[.C179]+0.01" table:style-name="ce1">
            <text:p>3.29</text:p>
          </table:table-cell>
          <table:table-cell table:number-columns-repeated="16381"/>
        </table:table-row>
        <table:table-row table:style-name="ro1">
          <table:table-cell office:value-type="float" office:value="1.8000000000000014" table:formula="of:=[.A180]+0.01" table:style-name="ce1">
            <text:p>1.8</text:p>
          </table:table-cell>
          <table:table-cell office:value-type="float" office:value="0.77098667621612604" table:style-name="ce1">
            <text:p>0.770986676</text:p>
          </table:table-cell>
          <table:table-cell office:value-type="float" office:value="3.2999999999999727" table:formula="of:=[.C180]+0.01" table:style-name="ce1">
            <text:p>3.3</text:p>
          </table:table-cell>
          <table:table-cell table:number-columns-repeated="16381"/>
        </table:table-row>
        <table:table-row table:style-name="ro1">
          <table:table-cell office:value-type="float" office:value="1.8100000000000014" table:formula="of:=[.A181]+0.01" table:style-name="ce1">
            <text:p>1.81</text:p>
          </table:table-cell>
          <table:table-cell office:value-type="float" office:value="0.786057829856873" table:style-name="ce1">
            <text:p>0.78605783</text:p>
          </table:table-cell>
          <table:table-cell office:value-type="float" office:value="3.3099999999999725" table:formula="of:=[.C181]+0.01" table:style-name="ce1">
            <text:p>3.31</text:p>
          </table:table-cell>
          <table:table-cell table:number-columns-repeated="16381"/>
        </table:table-row>
        <table:table-row table:style-name="ro1">
          <table:table-cell office:value-type="float" office:value="1.8200000000000014" table:formula="of:=[.A182]+0.01" table:style-name="ce1">
            <text:p>1.82</text:p>
          </table:table-cell>
          <table:table-cell office:value-type="float" office:value="0.81093990802764904" table:style-name="ce1">
            <text:p>0.810939908</text:p>
          </table:table-cell>
          <table:table-cell office:value-type="float" office:value="3.3199999999999723" table:formula="of:=[.C182]+0.01" table:style-name="ce1">
            <text:p>3.32</text:p>
          </table:table-cell>
          <table:table-cell table:number-columns-repeated="16381"/>
        </table:table-row>
        <table:table-row table:style-name="ro1">
          <table:table-cell office:value-type="float" office:value="1.8300000000000014" table:formula="of:=[.A183]+0.01" table:style-name="ce1">
            <text:p>1.83</text:p>
          </table:table-cell>
          <table:table-cell office:value-type="float" office:value="0.82819074392318703" table:style-name="ce1">
            <text:p>0.828190744</text:p>
          </table:table-cell>
          <table:table-cell office:value-type="float" office:value="3.3299999999999721" table:formula="of:=[.C183]+0.01" table:style-name="ce1">
            <text:p>3.33</text:p>
          </table:table-cell>
          <table:table-cell table:number-columns-repeated="16381"/>
        </table:table-row>
        <table:table-row table:style-name="ro1">
          <table:table-cell office:value-type="float" office:value="1.8400000000000014" table:formula="of:=[.A184]+0.01" table:style-name="ce1">
            <text:p>1.84</text:p>
          </table:table-cell>
          <table:table-cell office:value-type="float" office:value="0.85684251785278298" table:style-name="ce1">
            <text:p>0.856842518</text:p>
          </table:table-cell>
          <table:table-cell office:value-type="float" office:value="3.3399999999999719" table:formula="of:=[.C184]+0.01" table:style-name="ce1">
            <text:p>3.34</text:p>
          </table:table-cell>
          <table:table-cell table:number-columns-repeated="16381"/>
        </table:table-row>
        <table:table-row table:style-name="ro1">
          <table:table-cell office:value-type="float" office:value="1.8500000000000014" table:formula="of:=[.A185]+0.01" table:style-name="ce1">
            <text:p>1.85</text:p>
          </table:table-cell>
          <table:table-cell office:value-type="float" office:value="0.877918481826782" table:style-name="ce1">
            <text:p>0.877918482</text:p>
          </table:table-cell>
          <table:table-cell office:value-type="float" office:value="3.3499999999999717" table:formula="of:=[.C185]+0.01" table:style-name="ce1">
            <text:p>3.35</text:p>
          </table:table-cell>
          <table:table-cell table:number-columns-repeated="16381"/>
        </table:table-row>
        <table:table-row table:style-name="ro1">
          <table:table-cell office:value-type="float" office:value="1.8600000000000014" table:formula="of:=[.A186]+0.01" table:style-name="ce1">
            <text:p>1.86</text:p>
          </table:table-cell>
          <table:table-cell office:value-type="float" office:value="0.91294902563095104" table:style-name="ce1">
            <text:p>0.912949026</text:p>
          </table:table-cell>
          <table:table-cell office:value-type="float" office:value="3.3599999999999715" table:formula="of:=[.C186]+0.01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1.8700000000000014" table:formula="of:=[.A187]+0.01" table:style-name="ce1">
            <text:p>1.87</text:p>
          </table:table-cell>
          <table:table-cell office:value-type="float" office:value="0.93934792280197099" table:style-name="ce1">
            <text:p>0.939347923</text:p>
          </table:table-cell>
          <table:table-cell office:value-type="float" office:value="3.3699999999999712" table:formula="of:=[.C187]+0.01" table:style-name="ce1">
            <text:p>3.37</text:p>
          </table:table-cell>
          <table:table-cell table:number-columns-repeated="16381"/>
        </table:table-row>
        <table:table-row table:style-name="ro1">
          <table:table-cell office:value-type="float" office:value="1.8800000000000014" table:formula="of:=[.A188]+0.01" table:style-name="ce1">
            <text:p>1.88</text:p>
          </table:table-cell>
          <table:table-cell office:value-type="float" office:value="0.98291122913360596" table:style-name="ce1">
            <text:p>0.982911229</text:p>
          </table:table-cell>
          <table:table-cell office:value-type="float" office:value="3.379999999999971" table:formula="of:=[.C188]+0.01" table:style-name="ce1">
            <text:p>3.38</text:p>
          </table:table-cell>
          <table:table-cell table:number-columns-repeated="16381"/>
        </table:table-row>
        <table:table-row table:style-name="ro1">
          <table:table-cell office:value-type="float" office:value="1.8900000000000015" table:formula="of:=[.A189]+0.01" table:style-name="ce1">
            <text:p>1.89</text:p>
          </table:table-cell>
          <table:table-cell office:value-type="float" office:value="1.01480388641357" table:style-name="ce1">
            <text:p>1.014803886</text:p>
          </table:table-cell>
          <table:table-cell office:value-type="float" office:value="3.3899999999999708" table:formula="of:=[.C189]+0.01" table:style-name="ce1">
            <text:p>3.39</text:p>
          </table:table-cell>
          <table:table-cell table:number-columns-repeated="16381"/>
        </table:table-row>
        <table:table-row table:style-name="ro1">
          <table:table-cell office:value-type="float" office:value="1.9000000000000015" table:formula="of:=[.A190]+0.01" table:style-name="ce1">
            <text:p>1.9</text:p>
          </table:table-cell>
          <table:table-cell office:value-type="float" office:value="1.0672372579574601" table:style-name="ce1">
            <text:p>1.067237258</text:p>
          </table:table-cell>
          <table:table-cell office:value-type="float" office:value="3.3999999999999706" table:formula="of:=[.C190]+0.01" table:style-name="ce1">
            <text:p>3.4</text:p>
          </table:table-cell>
          <table:table-cell table:number-columns-repeated="16381"/>
        </table:table-row>
        <table:table-row table:style-name="ro1">
          <table:table-cell office:value-type="float" office:value="1.9100000000000015" table:formula="of:=[.A191]+0.01" table:style-name="ce1">
            <text:p>1.91</text:p>
          </table:table-cell>
          <table:table-cell office:value-type="float" office:value="1.10530257225037" table:style-name="ce1">
            <text:p>1.105302572</text:p>
          </table:table-cell>
          <table:table-cell office:value-type="float" office:value="3.4099999999999704" table:formula="of:=[.C191]+0.01" table:style-name="ce1">
            <text:p>3.41</text:p>
          </table:table-cell>
          <table:table-cell table:number-columns-repeated="16381"/>
        </table:table-row>
        <table:table-row table:style-name="ro1">
          <table:table-cell office:value-type="float" office:value="1.9200000000000015" table:formula="of:=[.A192]+0.01" table:style-name="ce1">
            <text:p>1.92</text:p>
          </table:table-cell>
          <table:table-cell office:value-type="float" office:value="1.1682226657867401" table:style-name="ce1">
            <text:p>1.168222666</text:p>
          </table:table-cell>
          <table:table-cell office:value-type="float" office:value="3.4199999999999702" table:formula="of:=[.C192]+0.01" table:style-name="ce1">
            <text:p>3.42</text:p>
          </table:table-cell>
          <table:table-cell table:number-columns-repeated="16381"/>
        </table:table-row>
        <table:table-row table:style-name="ro1">
          <table:table-cell office:value-type="float" office:value="1.9300000000000015" table:formula="of:=[.A193]+0.01" table:style-name="ce1">
            <text:p>1.93</text:p>
          </table:table-cell>
          <table:table-cell office:value-type="float" office:value="1.2143248319625899" table:style-name="ce1">
            <text:p>1.214324832</text:p>
          </table:table-cell>
          <table:table-cell office:value-type="float" office:value="3.42999999999997" table:formula="of:=[.C193]+0.01" table:style-name="ce1">
            <text:p>3.43</text:p>
          </table:table-cell>
          <table:table-cell table:number-columns-repeated="16381"/>
        </table:table-row>
        <table:table-row table:style-name="ro1">
          <table:table-cell office:value-type="float" office:value="1.9400000000000015" table:formula="of:=[.A194]+0.01" table:style-name="ce1">
            <text:p>1.94</text:p>
          </table:table-cell>
          <table:table-cell office:value-type="float" office:value="1.29031097888947" table:style-name="ce1">
            <text:p>1.290310979</text:p>
          </table:table-cell>
          <table:table-cell office:value-type="float" office:value="3.4399999999999697" table:formula="of:=[.C194]+0.01" table:style-name="ce1">
            <text:p>3.44</text:p>
          </table:table-cell>
          <table:table-cell table:number-columns-repeated="16381"/>
        </table:table-row>
        <table:table-row table:style-name="ro1">
          <table:table-cell office:value-type="float" office:value="1.9500000000000015" table:formula="of:=[.A195]+0.01" table:style-name="ce1">
            <text:p>1.95</text:p>
          </table:table-cell>
          <table:table-cell office:value-type="float" office:value="1.3454388380050699" table:style-name="ce1">
            <text:p>1.345438838</text:p>
          </table:table-cell>
          <table:table-cell office:value-type="float" office:value="3.4499999999999695" table:formula="of:=[.C195]+0.01" table:style-name="ce1">
            <text:p>3.45</text:p>
          </table:table-cell>
          <table:table-cell table:number-columns-repeated="16381"/>
        </table:table-row>
        <table:table-row table:style-name="ro1">
          <table:table-cell office:value-type="float" office:value="1.9600000000000015" table:formula="of:=[.A196]+0.01" table:style-name="ce1">
            <text:p>1.96</text:p>
          </table:table-cell>
          <table:table-cell office:value-type="float" office:value="1.43737125396729" table:style-name="ce1">
            <text:p>1.437371254</text:p>
          </table:table-cell>
          <table:table-cell office:value-type="float" office:value="3.4599999999999693" table:formula="of:=[.C196]+0.01" table:style-name="ce1">
            <text:p>3.46</text:p>
          </table:table-cell>
          <table:table-cell table:number-columns-repeated="16381"/>
        </table:table-row>
        <table:table-row table:style-name="ro1">
          <table:table-cell office:value-type="float" office:value="1.9700000000000015" table:formula="of:=[.A197]+0.01" table:style-name="ce1">
            <text:p>1.97</text:p>
          </table:table-cell>
          <table:table-cell office:value-type="float" office:value="1.5055791139602701" table:style-name="ce1">
            <text:p>1.505579114</text:p>
          </table:table-cell>
          <table:table-cell office:value-type="float" office:value="3.4699999999999691" table:formula="of:=[.C197]+0.01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1.9800000000000015" table:formula="of:=[.A198]+0.01" table:style-name="ce1">
            <text:p>1.98</text:p>
          </table:table-cell>
          <table:table-cell office:value-type="float" office:value="1.61752700805664" table:style-name="ce1">
            <text:p>1.617527008</text:p>
          </table:table-cell>
          <table:table-cell office:value-type="float" office:value="3.4799999999999689" table:formula="of:=[.C198]+0.01" table:style-name="ce1">
            <text:p>3.48</text:p>
          </table:table-cell>
          <table:table-cell table:number-columns-repeated="16381"/>
        </table:table-row>
        <table:table-row table:style-name="ro1">
          <table:table-cell office:value-type="float" office:value="1.9900000000000015" table:formula="of:=[.A199]+0.01" table:style-name="ce1">
            <text:p>1.99</text:p>
          </table:table-cell>
          <table:table-cell office:value-type="float" office:value="1.6997054815292401" table:style-name="ce1">
            <text:p>1.699705482</text:p>
          </table:table-cell>
          <table:table-cell office:value-type="float" office:value="3.4899999999999687" table:formula="of:=[.C199]+0.01" table:style-name="ce1">
            <text:p>3.49</text:p>
          </table:table-cell>
          <table:table-cell table:number-columns-repeated="16381"/>
        </table:table-row>
        <table:table-row table:style-name="ro1">
          <table:table-cell office:value-type="float" office:value="2.0000000000000013" table:formula="of:=[.A200]+0.01" table:style-name="ce1">
            <text:p>2</text:p>
          </table:table-cell>
          <table:table-cell office:value-type="float" office:value="1.83793556690216" table:style-name="ce1">
            <text:p>1.837935567</text:p>
          </table:table-cell>
          <table:table-cell office:value-type="float" office:value="3.4999999999999685" table:formula="of:=[.C200]+0.01" table:style-name="ce1">
            <text:p>3.5</text:p>
          </table:table-cell>
          <table:table-cell table:number-columns-repeated="16381"/>
        </table:table-row>
        <table:table-row table:style-name="ro1">
          <table:table-cell office:value-type="float" office:value="2.0100000000000011" table:formula="of:=[.A201]+0.01" table:style-name="ce1">
            <text:p>2.01</text:p>
          </table:table-cell>
          <table:table-cell office:value-type="float" office:value="1.93941330909729" table:style-name="ce1">
            <text:p>1.939413309</text:p>
          </table:table-cell>
          <table:table-cell office:value-type="float" office:value="3.5099999999999683" table:formula="of:=[.C201]+0.01" table:style-name="ce1">
            <text:p>3.51</text:p>
          </table:table-cell>
          <table:table-cell table:number-columns-repeated="16381"/>
        </table:table-row>
        <table:table-row table:style-name="ro1">
          <table:table-cell office:value-type="float" office:value="2.0200000000000009" table:formula="of:=[.A202]+0.01" table:style-name="ce1">
            <text:p>2.02</text:p>
          </table:table-cell>
          <table:table-cell office:value-type="float" office:value="2.1068632602691602" table:style-name="ce1">
            <text:p>2.10686326</text:p>
          </table:table-cell>
          <table:table-cell office:value-type="float" office:value="3.519999999999968" table:formula="of:=[.C202]+0.01" table:style-name="ce1">
            <text:p>3.52</text:p>
          </table:table-cell>
          <table:table-cell table:number-columns-repeated="16381"/>
        </table:table-row>
        <table:table-row table:style-name="ro1">
          <table:table-cell office:value-type="float" office:value="2.0300000000000007" table:formula="of:=[.A203]+0.01" table:style-name="ce1">
            <text:p>2.03</text:p>
          </table:table-cell>
          <table:table-cell office:value-type="float" office:value="2.2304816246032702" table:style-name="ce1">
            <text:p>2.230481625</text:p>
          </table:table-cell>
          <table:table-cell office:value-type="float" office:value="3.5299999999999678" table:formula="of:=[.C203]+0.01" table:style-name="ce1">
            <text:p>3.53</text:p>
          </table:table-cell>
          <table:table-cell table:number-columns-repeated="16381"/>
        </table:table-row>
        <table:table-row table:style-name="ro1">
          <table:table-cell office:value-type="float" office:value="2.0400000000000005" table:formula="of:=[.A204]+0.01" table:style-name="ce1">
            <text:p>2.04</text:p>
          </table:table-cell>
          <table:table-cell office:value-type="float" office:value="2.4372577667236301" table:style-name="ce1">
            <text:p>2.437257767</text:p>
          </table:table-cell>
          <table:table-cell office:value-type="float" office:value="3.5399999999999676" table:formula="of:=[.C204]+0.01" table:style-name="ce1">
            <text:p>3.54</text:p>
          </table:table-cell>
          <table:table-cell table:number-columns-repeated="16381"/>
        </table:table-row>
        <table:table-row table:style-name="ro1">
          <table:table-cell office:value-type="float" office:value="2.0500000000000003" table:formula="of:=[.A205]+0.01" table:style-name="ce1">
            <text:p>2.05</text:p>
          </table:table-cell>
          <table:table-cell office:value-type="float" office:value="2.5901789665222199" table:style-name="ce1">
            <text:p>2.590178967</text:p>
          </table:table-cell>
          <table:table-cell office:value-type="float" office:value="3.5499999999999674" table:formula="of:=[.C205]+0.01" table:style-name="ce1">
            <text:p>3.55</text:p>
          </table:table-cell>
          <table:table-cell table:number-columns-repeated="16381"/>
        </table:table-row>
        <table:table-row table:style-name="ro1">
          <table:table-cell office:value-type="float" office:value="2.06" table:formula="of:=[.A206]+0.01" table:style-name="ce1">
            <text:p>2.06</text:p>
          </table:table-cell>
          <table:table-cell office:value-type="float" office:value="2.8431160449981698" table:style-name="ce1">
            <text:p>2.843116045</text:p>
          </table:table-cell>
          <table:table-cell office:value-type="float" office:value="3.5599999999999672" table:formula="of:=[.C206]+0.01" table:style-name="ce1">
            <text:p>3.56</text:p>
          </table:table-cell>
          <table:table-cell table:number-columns-repeated="16381"/>
        </table:table-row>
        <table:table-row table:style-name="ro1">
          <table:table-cell office:value-type="float" office:value="2.0699999999999998" table:formula="of:=[.A207]+0.01" table:style-name="ce1">
            <text:p>2.07</text:p>
          </table:table-cell>
          <table:table-cell office:value-type="float" office:value="3.0301632881164502" table:style-name="ce1">
            <text:p>3.030163288</text:p>
          </table:table-cell>
          <table:table-cell office:value-type="float" office:value="3.569999999999967" table:formula="of:=[.C207]+0.01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2.0799999999999996" table:formula="of:=[.A208]+0.01" table:style-name="ce1">
            <text:p>2.08</text:p>
          </table:table-cell>
          <table:table-cell office:value-type="float" office:value="3.3408796787261998" table:style-name="ce1">
            <text:p>3.340879679</text:p>
          </table:table-cell>
          <table:table-cell office:value-type="float" office:value="3.5799999999999668" table:formula="of:=[.C208]+0.01" table:style-name="ce1">
            <text:p>3.58</text:p>
          </table:table-cell>
          <table:table-cell table:number-columns-repeated="16381"/>
        </table:table-row>
        <table:table-row table:style-name="ro1">
          <table:table-cell office:value-type="float" office:value="2.0899999999999994" table:formula="of:=[.A209]+0.01" table:style-name="ce1">
            <text:p>2.09</text:p>
          </table:table-cell>
          <table:table-cell office:value-type="float" office:value="3.5707356929779102" table:style-name="ce1">
            <text:p>3.570735693</text:p>
          </table:table-cell>
          <table:table-cell office:value-type="float" office:value="3.5899999999999666" table:formula="of:=[.C209]+0.01" table:style-name="ce1">
            <text:p>3.59</text:p>
          </table:table-cell>
          <table:table-cell table:number-columns-repeated="16381"/>
        </table:table-row>
        <table:table-row table:style-name="ro1">
          <table:table-cell office:value-type="float" office:value="2.0999999999999992" table:formula="of:=[.A210]+0.01" table:style-name="ce1">
            <text:p>2.1</text:p>
          </table:table-cell>
          <table:table-cell office:value-type="float" office:value="3.95046043395996" table:style-name="ce1">
            <text:p>3.950460434</text:p>
          </table:table-cell>
          <table:table-cell office:value-type="float" office:value="3.5999999999999663" table:formula="of:=[.C210]+0.01" table:style-name="ce1">
            <text:p>3.6</text:p>
          </table:table-cell>
          <table:table-cell table:number-columns-repeated="16381"/>
        </table:table-row>
        <table:table-row table:style-name="ro1">
          <table:table-cell office:value-type="float" office:value="2.109999999999999" table:formula="of:=[.A211]+0.01" table:style-name="ce1">
            <text:p>2.11</text:p>
          </table:table-cell>
          <table:table-cell office:value-type="float" office:value="4.2316570281982404" table:style-name="ce1">
            <text:p>4.231657028</text:p>
          </table:table-cell>
          <table:table-cell office:value-type="float" office:value="3.6099999999999661" table:formula="of:=[.C211]+0.0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2.1199999999999988" table:formula="of:=[.A212]+0.01" table:style-name="ce1">
            <text:p>2.12</text:p>
          </table:table-cell>
          <table:table-cell office:value-type="float" office:value="4.6970925331115696" table:style-name="ce1">
            <text:p>4.697092533</text:p>
          </table:table-cell>
          <table:table-cell office:value-type="float" office:value="3.6199999999999659" table:formula="of:=[.C212]+0.01" table:style-name="ce1">
            <text:p>3.62</text:p>
          </table:table-cell>
          <table:table-cell table:number-columns-repeated="16381"/>
        </table:table-row>
        <table:table-row table:style-name="ro1">
          <table:table-cell office:value-type="float" office:value="2.1299999999999986" table:formula="of:=[.A213]+0.01" table:style-name="ce1">
            <text:p>2.13</text:p>
          </table:table-cell>
          <table:table-cell office:value-type="float" office:value="5.0409684181213397" table:style-name="ce1">
            <text:p>5.040968418</text:p>
          </table:table-cell>
          <table:table-cell office:value-type="float" office:value="3.6299999999999657" table:formula="of:=[.C213]+0.01" table:style-name="ce1">
            <text:p>3.63</text:p>
          </table:table-cell>
          <table:table-cell table:number-columns-repeated="16381"/>
        </table:table-row>
        <table:table-row table:style-name="ro1">
          <table:table-cell office:value-type="float" office:value="2.1399999999999983" table:formula="of:=[.A214]+0.01" table:style-name="ce1">
            <text:p>2.14</text:p>
          </table:table-cell>
          <table:table-cell office:value-type="float" office:value="5.6098089218139702" table:style-name="ce1">
            <text:p>5.609808922</text:p>
          </table:table-cell>
          <table:table-cell office:value-type="float" office:value="3.6399999999999655" table:formula="of:=[.C214]+0.01" table:style-name="ce1">
            <text:p>3.64</text:p>
          </table:table-cell>
          <table:table-cell table:number-columns-repeated="16381"/>
        </table:table-row>
        <table:table-row table:style-name="ro1">
          <table:table-cell office:value-type="float" office:value="2.1499999999999981" table:formula="of:=[.A215]+0.01" table:style-name="ce1">
            <text:p>2.15</text:p>
          </table:table-cell>
          <table:table-cell office:value-type="float" office:value="6.0320720672607404" table:style-name="ce1">
            <text:p>6.032072067</text:p>
          </table:table-cell>
          <table:table-cell office:value-type="float" office:value="3.6499999999999653" table:formula="of:=[.C215]+0.01" table:style-name="ce1">
            <text:p>3.65</text:p>
          </table:table-cell>
          <table:table-cell table:number-columns-repeated="16381"/>
        </table:table-row>
        <table:table-row table:style-name="ro1">
          <table:table-cell office:value-type="float" office:value="2.1599999999999979" table:formula="of:=[.A216]+0.01" table:style-name="ce1">
            <text:p>2.16</text:p>
          </table:table-cell>
          <table:table-cell office:value-type="float" office:value="6.7300114631652797" table:style-name="ce1">
            <text:p>6.730011463</text:p>
          </table:table-cell>
          <table:table-cell office:value-type="float" office:value="3.6599999999999651" table:formula="of:=[.C216]+0.01" table:style-name="ce1">
            <text:p>3.66</text:p>
          </table:table-cell>
          <table:table-cell table:number-columns-repeated="16381"/>
        </table:table-row>
        <table:table-row table:style-name="ro1">
          <table:table-cell office:value-type="float" office:value="2.1699999999999977" table:formula="of:=[.A217]+0.01" table:style-name="ce1">
            <text:p>2.17</text:p>
          </table:table-cell>
          <table:table-cell office:value-type="float" office:value="7.2445664405822798" table:style-name="ce1">
            <text:p>7.244566441</text:p>
          </table:table-cell>
          <table:table-cell office:value-type="float" office:value="3.6699999999999648" table:formula="of:=[.C217]+0.01" table:style-name="ce1">
            <text:p>3.67</text:p>
          </table:table-cell>
          <table:table-cell table:number-columns-repeated="16381"/>
        </table:table-row>
        <table:table-row table:style-name="ro1">
          <table:table-cell office:value-type="float" office:value="2.1799999999999975" table:formula="of:=[.A218]+0.01" table:style-name="ce1">
            <text:p>2.18</text:p>
          </table:table-cell>
          <table:table-cell office:value-type="float" office:value="8.0984601974487305" table:style-name="ce1">
            <text:p>8.098460197</text:p>
          </table:table-cell>
          <table:table-cell office:value-type="float" office:value="3.6799999999999646" table:formula="of:=[.C218]+0.01" table:style-name="ce1">
            <text:p>3.68</text:p>
          </table:table-cell>
          <table:table-cell table:number-columns-repeated="16381"/>
        </table:table-row>
        <table:table-row table:style-name="ro1">
          <table:table-cell office:value-type="float" office:value="2.1899999999999973" table:formula="of:=[.A219]+0.01" table:style-name="ce1">
            <text:p>2.19</text:p>
          </table:table-cell>
          <table:table-cell office:value-type="float" office:value="8.7282495498657209" table:style-name="ce1">
            <text:p>8.72824955</text:p>
          </table:table-cell>
          <table:table-cell office:value-type="float" office:value="3.6899999999999644" table:formula="of:=[.C219]+0.01" table:style-name="ce1">
            <text:p>3.69</text:p>
          </table:table-cell>
          <table:table-cell table:number-columns-repeated="16381"/>
        </table:table-row>
        <table:table-row table:style-name="ro1">
          <table:table-cell office:value-type="float" office:value="2.1999999999999971" table:formula="of:=[.A220]+0.01" table:style-name="ce1">
            <text:p>2.2</text:p>
          </table:table-cell>
          <table:table-cell office:value-type="float" office:value="9.77355861663818" table:style-name="ce1">
            <text:p>9.773558617</text:p>
          </table:table-cell>
          <table:table-cell office:value-type="float" office:value="3.6999999999999642" table:formula="of:=[.C220]+0.01" table:style-name="ce1">
            <text:p>3.7</text:p>
          </table:table-cell>
          <table:table-cell table:number-columns-repeated="16381"/>
        </table:table-row>
        <table:table-row table:style-name="ro1">
          <table:table-cell office:value-type="float" office:value="2.2099999999999969" table:formula="of:=[.A221]+0.01" table:style-name="ce1">
            <text:p>2.21</text:p>
          </table:table-cell>
          <table:table-cell office:value-type="float" office:value="10.544308662414601" table:style-name="ce1">
            <text:p>10.54430866</text:p>
          </table:table-cell>
          <table:table-cell office:value-type="float" office:value="3.709999999999964" table:formula="of:=[.C221]+0.0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2.2199999999999966" table:formula="of:=[.A222]+0.01" table:style-name="ce1">
            <text:p>2.22</text:p>
          </table:table-cell>
          <table:table-cell office:value-type="float" office:value="11.8128547668457" table:style-name="ce1">
            <text:p>11.81285477</text:p>
          </table:table-cell>
          <table:table-cell office:value-type="float" office:value="3.7199999999999638" table:formula="of:=[.C222]+0.01" table:style-name="ce1">
            <text:p>3.72</text:p>
          </table:table-cell>
          <table:table-cell table:number-columns-repeated="16381"/>
        </table:table-row>
        <table:table-row table:style-name="ro1">
          <table:table-cell office:value-type="float" office:value="2.2299999999999964" table:formula="of:=[.A223]+0.01" table:style-name="ce1">
            <text:p>2.23</text:p>
          </table:table-cell>
          <table:table-cell office:value-type="float" office:value="12.7525930404663" table:style-name="ce1">
            <text:p>12.75259304</text:p>
          </table:table-cell>
          <table:table-cell office:value-type="float" office:value="3.7299999999999636" table:formula="of:=[.C223]+0.01" table:style-name="ce1">
            <text:p>3.73</text:p>
          </table:table-cell>
          <table:table-cell table:number-columns-repeated="16381"/>
        </table:table-row>
        <table:table-row table:style-name="ro1">
          <table:table-cell office:value-type="float" office:value="2.2399999999999962" table:formula="of:=[.A224]+0.01" table:style-name="ce1">
            <text:p>2.24</text:p>
          </table:table-cell>
          <table:table-cell office:value-type="float" office:value="14.3119974136353" table:style-name="ce1">
            <text:p>14.31199741</text:p>
          </table:table-cell>
          <table:table-cell office:value-type="float" office:value="3.7399999999999634" table:formula="of:=[.C224]+0.01" table:style-name="ce1">
            <text:p>3.74</text:p>
          </table:table-cell>
          <table:table-cell table:number-columns-repeated="16381"/>
        </table:table-row>
        <table:table-row table:style-name="ro1">
          <table:table-cell office:value-type="float" office:value="2.249999999999996" table:formula="of:=[.A225]+0.01" table:style-name="ce1">
            <text:p>2.25</text:p>
          </table:table-cell>
          <table:table-cell office:value-type="float" office:value="15.4549570083618" table:style-name="ce1">
            <text:p>15.45495701</text:p>
          </table:table-cell>
          <table:table-cell office:value-type="float" office:value="3.7499999999999631" table:formula="of:=[.C225]+0.01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2.2599999999999958" table:formula="of:=[.A226]+0.01" table:style-name="ce1">
            <text:p>2.26</text:p>
          </table:table-cell>
          <table:table-cell office:value-type="float" office:value="17.3616027832031" table:style-name="ce1">
            <text:p>17.36160278</text:p>
          </table:table-cell>
          <table:table-cell office:value-type="float" office:value="3.7599999999999629" table:formula="of:=[.C226]+0.01" table:style-name="ce1">
            <text:p>3.76</text:p>
          </table:table-cell>
          <table:table-cell table:number-columns-repeated="16381"/>
        </table:table-row>
        <table:table-row table:style-name="ro1">
          <table:table-cell office:value-type="float" office:value="2.2699999999999956" table:formula="of:=[.A227]+0.01" table:style-name="ce1">
            <text:p>2.27</text:p>
          </table:table-cell>
          <table:table-cell office:value-type="float" office:value="18.7679328918457" table:style-name="ce1">
            <text:p>18.76793289</text:p>
          </table:table-cell>
          <table:table-cell office:value-type="float" office:value="3.7699999999999627" table:formula="of:=[.C227]+0.01" table:style-name="ce1">
            <text:p>3.77</text:p>
          </table:table-cell>
          <table:table-cell table:number-columns-repeated="16381"/>
        </table:table-row>
        <table:table-row table:style-name="ro1">
          <table:table-cell office:value-type="float" office:value="2.2799999999999954" table:formula="of:=[.A228]+0.01" table:style-name="ce1">
            <text:p>2.28</text:p>
          </table:table-cell>
          <table:table-cell office:value-type="float" office:value="21.095678329467798" table:style-name="ce1">
            <text:p>21.09567833</text:p>
          </table:table-cell>
          <table:table-cell office:value-type="float" office:value="3.7799999999999625" table:formula="of:=[.C228]+0.01" table:style-name="ce1">
            <text:p>3.78</text:p>
          </table:table-cell>
          <table:table-cell table:number-columns-repeated="16381"/>
        </table:table-row>
        <table:table-row table:style-name="ro1">
          <table:table-cell office:value-type="float" office:value="2.2899999999999952" table:formula="of:=[.A229]+0.01" table:style-name="ce1">
            <text:p>2.29</text:p>
          </table:table-cell>
          <table:table-cell office:value-type="float" office:value="22.815773010253899" table:style-name="ce1">
            <text:p>22.81577301</text:p>
          </table:table-cell>
          <table:table-cell office:value-type="float" office:value="3.7899999999999623" table:formula="of:=[.C229]+0.01" table:style-name="ce1">
            <text:p>3.79</text:p>
          </table:table-cell>
          <table:table-cell table:number-columns-repeated="16381"/>
        </table:table-row>
        <table:table-row table:style-name="ro1">
          <table:table-cell office:value-type="float" office:value="2.2999999999999949" table:formula="of:=[.A230]+0.01" table:style-name="ce1">
            <text:p>2.3</text:p>
          </table:table-cell>
          <table:table-cell office:value-type="float" office:value="25.6683158874512" table:style-name="ce1">
            <text:p>25.66831589</text:p>
          </table:table-cell>
          <table:table-cell office:value-type="float" office:value="3.7999999999999621" table:formula="of:=[.C230]+0.01" table:style-name="ce1">
            <text:p>3.8</text:p>
          </table:table-cell>
          <table:table-cell table:number-columns-repeated="16381"/>
        </table:table-row>
        <table:table-row table:style-name="ro1">
          <table:table-cell office:value-type="float" office:value="2.3099999999999947" table:formula="of:=[.A231]+0.01" table:style-name="ce1">
            <text:p>2.31</text:p>
          </table:table-cell>
          <table:table-cell office:value-type="float" office:value="27.758823394775401" table:style-name="ce1">
            <text:p>27.75882339</text:p>
          </table:table-cell>
          <table:table-cell office:value-type="float" office:value="3.8099999999999619" table:formula="of:=[.C231]+0.01" table:style-name="ce1">
            <text:p>3.81</text:p>
          </table:table-cell>
          <table:table-cell table:number-columns-repeated="16381"/>
        </table:table-row>
        <table:table-row table:style-name="ro1">
          <table:table-cell office:value-type="float" office:value="2.3199999999999945" table:formula="of:=[.A232]+0.01" table:style-name="ce1">
            <text:p>2.32</text:p>
          </table:table-cell>
          <table:table-cell office:value-type="float" office:value="31.232854843139599" table:style-name="ce1">
            <text:p>31.23285484</text:p>
          </table:table-cell>
          <table:table-cell office:value-type="float" office:value="3.8199999999999616" table:formula="of:=[.C232]+0.01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2.3299999999999943" table:formula="of:=[.A233]+0.01" table:style-name="ce1">
            <text:p>2.33</text:p>
          </table:table-cell>
          <table:table-cell office:value-type="float" office:value="33.782848358154297" table:style-name="ce1">
            <text:p>33.78284836</text:p>
          </table:table-cell>
          <table:table-cell office:value-type="float" office:value="3.8299999999999614" table:formula="of:=[.C233]+0.01" table:style-name="ce1">
            <text:p>3.83</text:p>
          </table:table-cell>
          <table:table-cell table:number-columns-repeated="16381"/>
        </table:table-row>
        <table:table-row table:style-name="ro1">
          <table:table-cell office:value-type="float" office:value="2.3399999999999941" table:formula="of:=[.A234]+0.01" table:style-name="ce1">
            <text:p>2.34</text:p>
          </table:table-cell>
          <table:table-cell office:value-type="float" office:value="38.012847900390597" table:style-name="ce1">
            <text:p>38.0128479</text:p>
          </table:table-cell>
          <table:table-cell office:value-type="float" office:value="3.8399999999999612" table:formula="of:=[.C234]+0.01" table:style-name="ce1">
            <text:p>3.84</text:p>
          </table:table-cell>
          <table:table-cell table:number-columns-repeated="16381"/>
        </table:table-row>
        <table:table-row table:style-name="ro1">
          <table:table-cell office:value-type="float" office:value="2.3499999999999939" table:formula="of:=[.A235]+0.01" table:style-name="ce1">
            <text:p>2.35</text:p>
          </table:table-cell>
          <table:table-cell office:value-type="float" office:value="41.114967346191399" table:style-name="ce1">
            <text:p>41.11496735</text:p>
          </table:table-cell>
          <table:table-cell office:value-type="float" office:value="3.849999999999961" table:formula="of:=[.C235]+0.01" table:style-name="ce1">
            <text:p>3.85</text:p>
          </table:table-cell>
          <table:table-cell table:number-columns-repeated="16381"/>
        </table:table-row>
        <table:table-row table:style-name="ro1">
          <table:table-cell office:value-type="float" office:value="2.3599999999999937" table:formula="of:=[.A236]+0.01" table:style-name="ce1">
            <text:p>2.36</text:p>
          </table:table-cell>
          <table:table-cell office:value-type="float" office:value="46.254802703857401" table:style-name="ce1">
            <text:p>46.2548027</text:p>
          </table:table-cell>
          <table:table-cell office:value-type="float" office:value="3.8599999999999608" table:formula="of:=[.C236]+0.01" table:style-name="ce1">
            <text:p>3.86</text:p>
          </table:table-cell>
          <table:table-cell table:number-columns-repeated="16381"/>
        </table:table-row>
        <table:table-row table:style-name="ro1">
          <table:table-cell office:value-type="float" office:value="2.3699999999999934" table:formula="of:=[.A237]+0.01" table:style-name="ce1">
            <text:p>2.37</text:p>
          </table:table-cell>
          <table:table-cell office:value-type="float" office:value="50.029453277587898" table:style-name="ce1">
            <text:p>50.02945328</text:p>
          </table:table-cell>
          <table:table-cell office:value-type="float" office:value="3.8699999999999606" table:formula="of:=[.C237]+0.01" table:style-name="ce1">
            <text:p>3.87</text:p>
          </table:table-cell>
          <table:table-cell table:number-columns-repeated="16381"/>
        </table:table-row>
        <table:table-row table:style-name="ro1">
          <table:table-cell office:value-type="float" office:value="2.3799999999999932" table:formula="of:=[.A238]+0.01" table:style-name="ce1">
            <text:p>2.38</text:p>
          </table:table-cell>
          <table:table-cell office:value-type="float" office:value="56.553604125976598" table:style-name="ce1">
            <text:p>56.55360413</text:p>
          </table:table-cell>
          <table:table-cell office:value-type="float" office:value="3.8799999999999604" table:formula="of:=[.C238]+0.01" table:style-name="ce1">
            <text:p>3.88</text:p>
          </table:table-cell>
          <table:table-cell table:number-columns-repeated="16381"/>
        </table:table-row>
        <table:table-row table:style-name="ro1">
          <table:table-cell office:value-type="float" office:value="2.389999999999993" table:formula="of:=[.A239]+0.01" table:style-name="ce1">
            <text:p>2.39</text:p>
          </table:table-cell>
          <table:table-cell office:value-type="float" office:value="61.364273071289098" table:style-name="ce1">
            <text:p>61.36427307</text:p>
          </table:table-cell>
          <table:table-cell office:value-type="float" office:value="3.8899999999999602" table:formula="of:=[.C239]+0.01" table:style-name="ce1">
            <text:p>3.89</text:p>
          </table:table-cell>
          <table:table-cell table:number-columns-repeated="16381"/>
        </table:table-row>
        <table:table-row table:style-name="ro1">
          <table:table-cell office:value-type="float" office:value="2.3999999999999928" table:formula="of:=[.A240]+0.01" table:style-name="ce1">
            <text:p>2.4</text:p>
          </table:table-cell>
          <table:table-cell office:value-type="float" office:value="68.399475097656307" table:style-name="ce1">
            <text:p>68.3994751</text:p>
          </table:table-cell>
          <table:table-cell office:value-type="float" office:value="3.8999999999999599" table:formula="of:=[.C240]+0.01" table:style-name="ce1">
            <text:p>3.9</text:p>
          </table:table-cell>
          <table:table-cell table:number-columns-repeated="16381"/>
        </table:table-row>
        <table:table-row table:style-name="ro1">
          <table:table-cell office:value-type="float" office:value="2.4099999999999926" table:formula="of:=[.A241]+0.01" table:style-name="ce1">
            <text:p>2.41</text:p>
          </table:table-cell>
          <table:table-cell office:value-type="float" office:value="72.138092041015597" table:style-name="ce1">
            <text:p>72.13809204</text:p>
          </table:table-cell>
          <table:table-cell office:value-type="float" office:value="3.9099999999999597" table:formula="of:=[.C241]+0.01" table:style-name="ce1">
            <text:p>3.91</text:p>
          </table:table-cell>
          <table:table-cell table:number-columns-repeated="16381"/>
        </table:table-row>
        <table:table-row table:style-name="ro1">
          <table:table-cell office:value-type="float" office:value="2.4199999999999924" table:formula="of:=[.A242]+0.01" table:style-name="ce1">
            <text:p>2.42</text:p>
          </table:table-cell>
          <table:table-cell office:value-type="float" office:value="67.891860961914105" table:style-name="ce1">
            <text:p>67.89186096</text:p>
          </table:table-cell>
          <table:table-cell office:value-type="float" office:value="3.9199999999999595" table:formula="of:=[.C242]+0.01" table:style-name="ce1">
            <text:p>3.92</text:p>
          </table:table-cell>
          <table:table-cell table:number-columns-repeated="16381"/>
        </table:table-row>
        <table:table-row table:style-name="ro1">
          <table:table-cell office:value-type="float" office:value="2.4299999999999922" table:formula="of:=[.A243]+0.01" table:style-name="ce1">
            <text:p>2.43</text:p>
          </table:table-cell>
          <table:table-cell office:value-type="float" office:value="65.650871276855497" table:style-name="ce1">
            <text:p>65.65087128</text:p>
          </table:table-cell>
          <table:table-cell office:value-type="float" office:value="3.9299999999999593" table:formula="of:=[.C243]+0.01" table:style-name="ce1">
            <text:p>3.93</text:p>
          </table:table-cell>
          <table:table-cell table:number-columns-repeated="16381"/>
        </table:table-row>
        <table:table-row table:style-name="ro1">
          <table:table-cell office:value-type="float" office:value="2.439999999999992" table:formula="of:=[.A244]+0.01" table:style-name="ce1">
            <text:p>2.44</text:p>
          </table:table-cell>
          <table:table-cell office:value-type="float" office:value="67.833656311035199" table:style-name="ce1">
            <text:p>67.83365631</text:p>
          </table:table-cell>
          <table:table-cell office:value-type="float" office:value="3.9399999999999591" table:formula="of:=[.C244]+0.01" table:style-name="ce1">
            <text:p>3.94</text:p>
          </table:table-cell>
          <table:table-cell table:number-columns-repeated="16381"/>
        </table:table-row>
        <table:table-row table:style-name="ro1">
          <table:table-cell office:value-type="float" office:value="2.4499999999999917" table:formula="of:=[.A245]+0.01" table:style-name="ce1">
            <text:p>2.45</text:p>
          </table:table-cell>
          <table:table-cell office:value-type="float" office:value="63.755424499511697" table:style-name="ce1">
            <text:p>63.7554245</text:p>
          </table:table-cell>
          <table:table-cell office:value-type="float" office:value="3.9499999999999589" table:formula="of:=[.C245]+0.01" table:style-name="ce1">
            <text:p>3.95</text:p>
          </table:table-cell>
          <table:table-cell table:number-columns-repeated="16381"/>
        </table:table-row>
        <table:table-row table:style-name="ro1">
          <table:table-cell office:value-type="float" office:value="2.4599999999999915" table:formula="of:=[.A246]+0.01" table:style-name="ce1">
            <text:p>2.46</text:p>
          </table:table-cell>
          <table:table-cell office:value-type="float" office:value="66.283714294433594" table:style-name="ce1">
            <text:p>66.28371429</text:p>
          </table:table-cell>
          <table:table-cell office:value-type="float" office:value="3.9599999999999587" table:formula="of:=[.C246]+0.01" table:style-name="ce1">
            <text:p>3.96</text:p>
          </table:table-cell>
          <table:table-cell table:number-columns-repeated="16381"/>
        </table:table-row>
        <table:table-row table:style-name="ro1">
          <table:table-cell office:value-type="float" office:value="2.4699999999999913" table:formula="of:=[.A247]+0.01" table:style-name="ce1">
            <text:p>2.47</text:p>
          </table:table-cell>
          <table:table-cell office:value-type="float" office:value="65.408332824707003" table:style-name="ce1">
            <text:p>65.40833282</text:p>
          </table:table-cell>
          <table:table-cell office:value-type="float" office:value="3.9699999999999585" table:formula="of:=[.C247]+0.01" table:style-name="ce1">
            <text:p>3.97</text:p>
          </table:table-cell>
          <table:table-cell table:number-columns-repeated="16381"/>
        </table:table-row>
        <table:table-row table:style-name="ro1">
          <table:table-cell office:value-type="float" office:value="2.4799999999999911" table:formula="of:=[.A248]+0.01" table:style-name="ce1">
            <text:p>2.48</text:p>
          </table:table-cell>
          <table:table-cell office:value-type="float" office:value="65.409194946289105" table:style-name="ce1">
            <text:p>65.40919495</text:p>
          </table:table-cell>
          <table:table-cell office:value-type="float" office:value="3.9799999999999582" table:formula="of:=[.C248]+0.01" table:style-name="ce1">
            <text:p>3.98</text:p>
          </table:table-cell>
          <table:table-cell table:number-columns-repeated="16381"/>
        </table:table-row>
        <table:table-row table:style-name="ro1">
          <table:table-cell office:value-type="float" office:value="2.4899999999999909" table:formula="of:=[.A249]+0.01" table:style-name="ce1">
            <text:p>2.49</text:p>
          </table:table-cell>
          <table:table-cell office:value-type="float" office:value="68.020690917968807" table:style-name="ce1">
            <text:p>68.02069092</text:p>
          </table:table-cell>
          <table:table-cell office:value-type="float" office:value="3.989999999999958" table:formula="of:=[.C249]+0.01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2.4999999999999907" table:formula="of:=[.A250]+0.01" table:style-name="ce1">
            <text:p>2.5</text:p>
          </table:table-cell>
          <table:table-cell office:value-type="float" office:value="67.915054321289105" table:style-name="ce1">
            <text:p>67.91505432</text:p>
          </table:table-cell>
          <table:table-cell office:value-type="float" office:value="3.9999999999999578" table:formula="of:=[.C250]+0.01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.5099999999999905" table:formula="of:=[.A251]+0.01" table:style-name="ce1">
            <text:p>2.51</text:p>
          </table:table-cell>
          <table:table-cell office:value-type="float" office:value="70.782379150390597" table:style-name="ce1">
            <text:p>70.78237915</text:p>
          </table:table-cell>
          <table:table-cell office:value-type="float" office:value="4.009999999999958" table:formula="of:=[.C251]+0.01" table:style-name="ce1">
            <text:p>4.01</text:p>
          </table:table-cell>
          <table:table-cell table:number-columns-repeated="16381"/>
        </table:table-row>
        <table:table-row table:style-name="ro1">
          <table:table-cell office:value-type="float" office:value="2.5199999999999902" table:formula="of:=[.A252]+0.01" table:style-name="ce1">
            <text:p>2.52</text:p>
          </table:table-cell>
          <table:table-cell office:value-type="float" office:value="71.2808837890625" table:style-name="ce1">
            <text:p>71.28088379</text:p>
          </table:table-cell>
          <table:table-cell office:value-type="float" office:value="4.0199999999999578" table:formula="of:=[.C252]+0.01" table:style-name="ce1">
            <text:p>4.02</text:p>
          </table:table-cell>
          <table:table-cell table:number-columns-repeated="16381"/>
        </table:table-row>
        <table:table-row table:style-name="ro1">
          <table:table-cell office:value-type="float" office:value="2.52999999999999" table:formula="of:=[.A253]+0.01" table:style-name="ce1">
            <text:p>2.53</text:p>
          </table:table-cell>
          <table:table-cell office:value-type="float" office:value="69.422035217285199" table:style-name="ce1">
            <text:p>69.42203522</text:p>
          </table:table-cell>
          <table:table-cell office:value-type="float" office:value="4.0299999999999576" table:formula="of:=[.C253]+0.01" table:style-name="ce1">
            <text:p>4.03</text:p>
          </table:table-cell>
          <table:table-cell table:number-columns-repeated="16381"/>
        </table:table-row>
        <table:table-row table:style-name="ro1">
          <table:table-cell office:value-type="float" office:value="2.5399999999999898" table:formula="of:=[.A254]+0.01" table:style-name="ce1">
            <text:p>2.54</text:p>
          </table:table-cell>
          <table:table-cell office:value-type="float" office:value="70.219711303710895" table:style-name="ce1">
            <text:p>70.2197113</text:p>
          </table:table-cell>
          <table:table-cell office:value-type="float" office:value="4.0399999999999574" table:formula="of:=[.C254]+0.01" table:style-name="ce1">
            <text:p>4.04</text:p>
          </table:table-cell>
          <table:table-cell table:number-columns-repeated="16381"/>
        </table:table-row>
        <table:table-row table:style-name="ro1">
          <table:table-cell office:value-type="float" office:value="2.5499999999999896" table:formula="of:=[.A255]+0.01" table:style-name="ce1">
            <text:p>2.55</text:p>
          </table:table-cell>
          <table:table-cell office:value-type="float" office:value="70.051620483398395" table:style-name="ce1">
            <text:p>70.05162048</text:p>
          </table:table-cell>
          <table:table-cell office:value-type="float" office:value="4.0499999999999572" table:formula="of:=[.C255]+0.01" table:style-name="ce1">
            <text:p>4.05</text:p>
          </table:table-cell>
          <table:table-cell table:number-columns-repeated="16381"/>
        </table:table-row>
        <table:table-row table:style-name="ro1">
          <table:table-cell office:value-type="float" office:value="2.5599999999999894" table:formula="of:=[.A256]+0.01" table:style-name="ce1">
            <text:p>2.56</text:p>
          </table:table-cell>
          <table:table-cell office:value-type="float" office:value="69.989051818847699" table:style-name="ce1">
            <text:p>69.98905182</text:p>
          </table:table-cell>
          <table:table-cell office:value-type="float" office:value="4.059999999999957" table:formula="of:=[.C256]+0.01" table:style-name="ce1">
            <text:p>4.06</text:p>
          </table:table-cell>
          <table:table-cell table:number-columns-repeated="16381"/>
        </table:table-row>
        <table:table-row table:style-name="ro1">
          <table:table-cell office:value-type="float" office:value="2.5699999999999892" table:formula="of:=[.A257]+0.01" table:style-name="ce1">
            <text:p>2.57</text:p>
          </table:table-cell>
          <table:table-cell office:value-type="float" office:value="70.518836975097699" table:style-name="ce1">
            <text:p>70.51883698</text:p>
          </table:table-cell>
          <table:table-cell office:value-type="float" office:value="4.0699999999999568" table:formula="of:=[.C257]+0.01" table:style-name="ce1">
            <text:p>4.07</text:p>
          </table:table-cell>
          <table:table-cell table:number-columns-repeated="16381"/>
        </table:table-row>
        <table:table-row table:style-name="ro1">
          <table:table-cell office:value-type="float" office:value="2.579999999999989" table:formula="of:=[.A258]+0.01" table:style-name="ce1">
            <text:p>2.58</text:p>
          </table:table-cell>
          <table:table-cell office:value-type="float" office:value="70.490226745605497" table:style-name="ce1">
            <text:p>70.49022675</text:p>
          </table:table-cell>
          <table:table-cell office:value-type="float" office:value="4.0799999999999566" table:formula="of:=[.C258]+0.01" table:style-name="ce1">
            <text:p>4.08</text:p>
          </table:table-cell>
          <table:table-cell table:number-columns-repeated="16381"/>
        </table:table-row>
        <table:table-row table:style-name="ro1">
          <table:table-cell office:value-type="float" office:value="2.5899999999999888" table:formula="of:=[.A259]+0.01" table:style-name="ce1">
            <text:p>2.59</text:p>
          </table:table-cell>
          <table:table-cell office:value-type="float" office:value="70.502639770507798" table:style-name="ce1">
            <text:p>70.50263977</text:p>
          </table:table-cell>
          <table:table-cell office:value-type="float" office:value="4.0899999999999563" table:formula="of:=[.C259]+0.01" table:style-name="ce1">
            <text:p>4.09</text:p>
          </table:table-cell>
          <table:table-cell table:number-columns-repeated="16381"/>
        </table:table-row>
        <table:table-row table:style-name="ro1">
          <table:table-cell office:value-type="float" office:value="2.5999999999999885" table:formula="of:=[.A260]+0.01" table:style-name="ce1">
            <text:p>2.6</text:p>
          </table:table-cell>
          <table:table-cell office:value-type="float" office:value="70.418281555175795" table:style-name="ce1">
            <text:p>70.41828156</text:p>
          </table:table-cell>
          <table:table-cell office:value-type="float" office:value="4.0999999999999561" table:formula="of:=[.C260]+0.01" table:style-name="ce1">
            <text:p>4.1</text:p>
          </table:table-cell>
          <table:table-cell table:number-columns-repeated="16381"/>
        </table:table-row>
        <table:table-row table:style-name="ro1">
          <table:table-cell office:value-type="float" office:value="2.6099999999999883" table:formula="of:=[.A261]+0.01" table:style-name="ce1">
            <text:p>2.61</text:p>
          </table:table-cell>
          <table:table-cell office:value-type="float" office:value="70.400344848632798" table:style-name="ce1">
            <text:p>70.40034485</text:p>
          </table:table-cell>
          <table:table-cell office:value-type="float" office:value="4.1099999999999559" table:formula="of:=[.C261]+0.01" table:style-name="ce1">
            <text:p>4.11</text:p>
          </table:table-cell>
          <table:table-cell table:number-columns-repeated="16381"/>
        </table:table-row>
        <table:table-row table:style-name="ro1">
          <table:table-cell office:value-type="float" office:value="2.6199999999999881" table:formula="of:=[.A262]+0.01" table:style-name="ce1">
            <text:p>2.62</text:p>
          </table:table-cell>
          <table:table-cell office:value-type="float" office:value="70.392005920410199" table:style-name="ce1">
            <text:p>70.39200592</text:p>
          </table:table-cell>
          <table:table-cell office:value-type="float" office:value="4.1199999999999557" table:formula="of:=[.C262]+0.01" table:style-name="ce1">
            <text:p>4.12</text:p>
          </table:table-cell>
          <table:table-cell table:number-columns-repeated="16381"/>
        </table:table-row>
        <table:table-row table:style-name="ro1">
          <table:table-cell office:value-type="float" office:value="2.6299999999999879" table:formula="of:=[.A263]+0.01" table:style-name="ce1">
            <text:p>2.63</text:p>
          </table:table-cell>
          <table:table-cell office:value-type="float" office:value="70.385192871093807" table:style-name="ce1">
            <text:p>70.38519287</text:p>
          </table:table-cell>
          <table:table-cell office:value-type="float" office:value="4.1299999999999555" table:formula="of:=[.C263]+0.01" table:style-name="ce1">
            <text:p>4.13</text:p>
          </table:table-cell>
          <table:table-cell table:number-columns-repeated="16381"/>
        </table:table-row>
        <table:table-row table:style-name="ro1">
          <table:table-cell office:value-type="float" office:value="2.6399999999999877" table:formula="of:=[.A264]+0.01" table:style-name="ce1">
            <text:p>2.64</text:p>
          </table:table-cell>
          <table:table-cell office:value-type="float" office:value="70.385948181152301" table:style-name="ce1">
            <text:p>70.38594818</text:p>
          </table:table-cell>
          <table:table-cell office:value-type="float" office:value="4.1399999999999553" table:formula="of:=[.C264]+0.01" table:style-name="ce1">
            <text:p>4.14</text:p>
          </table:table-cell>
          <table:table-cell table:number-columns-repeated="16381"/>
        </table:table-row>
        <table:table-row table:style-name="ro1">
          <table:table-cell office:value-type="float" office:value="2.6499999999999875" table:formula="of:=[.A265]+0.01" table:style-name="ce1">
            <text:p>2.65</text:p>
          </table:table-cell>
          <table:table-cell office:value-type="float" office:value="70.391731262207003" table:style-name="ce1">
            <text:p>70.39173126</text:p>
          </table:table-cell>
          <table:table-cell office:value-type="float" office:value="4.1499999999999551" table:formula="of:=[.C265]+0.01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2.6599999999999873" table:formula="of:=[.A266]+0.01" table:style-name="ce1">
            <text:p>2.66</text:p>
          </table:table-cell>
          <table:table-cell office:value-type="float" office:value="70.393302917480497" table:style-name="ce1">
            <text:p>70.39330292</text:p>
          </table:table-cell>
          <table:table-cell office:value-type="float" office:value="4.1599999999999548" table:formula="of:=[.C266]+0.01" table:style-name="ce1">
            <text:p>4.16</text:p>
          </table:table-cell>
          <table:table-cell table:number-columns-repeated="16381"/>
        </table:table-row>
        <table:table-row table:style-name="ro1">
          <table:table-cell office:value-type="float" office:value="2.6699999999999871" table:formula="of:=[.A267]+0.01" table:style-name="ce1">
            <text:p>2.67</text:p>
          </table:table-cell>
          <table:table-cell office:value-type="float" office:value="70.387702941894503" table:style-name="ce1">
            <text:p>70.38770294</text:p>
          </table:table-cell>
          <table:table-cell office:value-type="float" office:value="4.1699999999999546" table:formula="of:=[.C267]+0.01" table:style-name="ce1">
            <text:p>4.17</text:p>
          </table:table-cell>
          <table:table-cell table:number-columns-repeated="16381"/>
        </table:table-row>
        <table:table-row table:style-name="ro1">
          <table:table-cell office:value-type="float" office:value="2.6799999999999868" table:formula="of:=[.A268]+0.01" table:style-name="ce1">
            <text:p>2.68</text:p>
          </table:table-cell>
          <table:table-cell office:value-type="float" office:value="70.386909484863295" table:style-name="ce1">
            <text:p>70.38690948</text:p>
          </table:table-cell>
          <table:table-cell office:value-type="float" office:value="4.1799999999999544" table:formula="of:=[.C268]+0.01" table:style-name="ce1">
            <text:p>4.18</text:p>
          </table:table-cell>
          <table:table-cell table:number-columns-repeated="16381"/>
        </table:table-row>
        <table:table-row table:style-name="ro1">
          <table:table-cell office:value-type="float" office:value="2.6899999999999866" table:formula="of:=[.A269]+0.01" table:style-name="ce1">
            <text:p>2.69</text:p>
          </table:table-cell>
          <table:table-cell office:value-type="float" office:value="70.381500244140597" table:style-name="ce1">
            <text:p>70.38150024</text:p>
          </table:table-cell>
          <table:table-cell office:value-type="float" office:value="4.1899999999999542" table:formula="of:=[.C269]+0.01" table:style-name="ce1">
            <text:p>4.19</text:p>
          </table:table-cell>
          <table:table-cell table:number-columns-repeated="16381"/>
        </table:table-row>
        <table:table-row table:style-name="ro1">
          <table:table-cell office:value-type="float" office:value="2.6999999999999864" table:formula="of:=[.A270]+0.01" table:style-name="ce1">
            <text:p>2.7</text:p>
          </table:table-cell>
          <table:table-cell office:value-type="float" office:value="70.379058837890597" table:style-name="ce1">
            <text:p>70.37905884</text:p>
          </table:table-cell>
          <table:table-cell office:value-type="float" office:value="4.199999999999954" table:formula="of:=[.C270]+0.01" table:style-name="ce1">
            <text:p>4.2</text:p>
          </table:table-cell>
          <table:table-cell table:number-columns-repeated="16381"/>
        </table:table-row>
        <table:table-row table:style-name="ro1">
          <table:table-cell office:value-type="float" office:value="2.7099999999999862" table:formula="of:=[.A271]+0.01" table:style-name="ce1">
            <text:p>2.71</text:p>
          </table:table-cell>
          <table:table-cell office:value-type="float" office:value="70.374870300292997" table:style-name="ce1">
            <text:p>70.3748703</text:p>
          </table:table-cell>
          <table:table-cell office:value-type="float" office:value="4.2099999999999538" table:formula="of:=[.C271]+0.01" table:style-name="ce1">
            <text:p>4.21</text:p>
          </table:table-cell>
          <table:table-cell table:number-columns-repeated="16381"/>
        </table:table-row>
        <table:table-row table:style-name="ro1">
          <table:table-cell office:value-type="float" office:value="2.719999999999986" table:formula="of:=[.A272]+0.01" table:style-name="ce1">
            <text:p>2.72</text:p>
          </table:table-cell>
          <table:table-cell office:value-type="float" office:value="70.370750427246094" table:style-name="ce1">
            <text:p>70.37075043</text:p>
          </table:table-cell>
          <table:table-cell office:value-type="float" office:value="4.2199999999999536" table:formula="of:=[.C272]+0.01" table:style-name="ce1">
            <text:p>4.22</text:p>
          </table:table-cell>
          <table:table-cell table:number-columns-repeated="16381"/>
        </table:table-row>
        <table:table-row table:style-name="ro1">
          <table:table-cell office:value-type="float" office:value="2.7299999999999858" table:formula="of:=[.A273]+0.01" table:style-name="ce1">
            <text:p>2.73</text:p>
          </table:table-cell>
          <table:table-cell office:value-type="float" office:value="70.36767578125" table:style-name="ce1">
            <text:p>70.36767578</text:p>
          </table:table-cell>
          <table:table-cell office:value-type="float" office:value="4.2299999999999534" table:formula="of:=[.C273]+0.01" table:style-name="ce1">
            <text:p>4.23</text:p>
          </table:table-cell>
          <table:table-cell table:number-columns-repeated="16381"/>
        </table:table-row>
        <table:table-row table:style-name="ro1">
          <table:table-cell office:value-type="float" office:value="2.7399999999999856" table:formula="of:=[.A274]+0.01" table:style-name="ce1">
            <text:p>2.74</text:p>
          </table:table-cell>
          <table:table-cell office:value-type="float" office:value="70.363746643066406" table:style-name="ce1">
            <text:p>70.36374664</text:p>
          </table:table-cell>
          <table:table-cell office:value-type="float" office:value="4.2399999999999531" table:formula="of:=[.C274]+0.01" table:style-name="ce1">
            <text:p>4.24</text:p>
          </table:table-cell>
          <table:table-cell table:number-columns-repeated="16381"/>
        </table:table-row>
        <table:table-row table:style-name="ro1">
          <table:table-cell office:value-type="float" office:value="2.7499999999999853" table:formula="of:=[.A275]+0.01" table:style-name="ce1">
            <text:p>2.75</text:p>
          </table:table-cell>
          <table:table-cell office:value-type="float" office:value="70.361381530761705" table:style-name="ce1">
            <text:p>70.36138153</text:p>
          </table:table-cell>
          <table:table-cell office:value-type="float" office:value="4.2499999999999529" table:formula="of:=[.C275]+0.01" table:style-name="ce1">
            <text:p>4.25</text:p>
          </table:table-cell>
          <table:table-cell table:number-columns-repeated="16381"/>
        </table:table-row>
        <table:table-row table:style-name="ro1">
          <table:table-cell office:value-type="float" office:value="2.7599999999999851" table:formula="of:=[.A276]+0.01" table:style-name="ce1">
            <text:p>2.76</text:p>
          </table:table-cell>
          <table:table-cell office:value-type="float" office:value="70.358802795410199" table:style-name="ce1">
            <text:p>70.3588028</text:p>
          </table:table-cell>
          <table:table-cell office:value-type="float" office:value="4.2599999999999527" table:formula="of:=[.C276]+0.01" table:style-name="ce1">
            <text:p>4.26</text:p>
          </table:table-cell>
          <table:table-cell table:number-columns-repeated="16381"/>
        </table:table-row>
        <table:table-row table:style-name="ro1">
          <table:table-cell office:value-type="float" office:value="2.7699999999999849" table:formula="of:=[.A277]+0.01" table:style-name="ce1">
            <text:p>2.77</text:p>
          </table:table-cell>
          <table:table-cell office:value-type="float" office:value="70.357391357421903" table:style-name="ce1">
            <text:p>70.35739136</text:p>
          </table:table-cell>
          <table:table-cell office:value-type="float" office:value="4.2699999999999525" table:formula="of:=[.C277]+0.01" table:style-name="ce1">
            <text:p>4.27</text:p>
          </table:table-cell>
          <table:table-cell table:number-columns-repeated="16381"/>
        </table:table-row>
        <table:table-row table:style-name="ro1">
          <table:table-cell office:value-type="float" office:value="2.7799999999999847" table:formula="of:=[.A278]+0.01" table:style-name="ce1">
            <text:p>2.78</text:p>
          </table:table-cell>
          <table:table-cell office:value-type="float" office:value="70.353439331054702" table:style-name="ce1">
            <text:p>70.35343933</text:p>
          </table:table-cell>
          <table:table-cell office:value-type="float" office:value="4.2799999999999523" table:formula="of:=[.C278]+0.01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2.7899999999999845" table:formula="of:=[.A279]+0.01" table:style-name="ce1">
            <text:p>2.79</text:p>
          </table:table-cell>
          <table:table-cell office:value-type="float" office:value="70.352096557617202" table:style-name="ce1">
            <text:p>70.35209656</text:p>
          </table:table-cell>
          <table:table-cell office:value-type="float" office:value="4.2899999999999521" table:formula="of:=[.C279]+0.01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2.7999999999999843" table:formula="of:=[.A280]+0.01" table:style-name="ce1">
            <text:p>2.8</text:p>
          </table:table-cell>
          <table:table-cell office:value-type="float" office:value="70.348762512207003" table:style-name="ce1">
            <text:p>70.34876251</text:p>
          </table:table-cell>
          <table:table-cell office:value-type="float" office:value="4.2999999999999519" table:formula="of:=[.C280]+0.01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2.8099999999999841" table:formula="of:=[.A281]+0.01" table:style-name="ce1">
            <text:p>2.81</text:p>
          </table:table-cell>
          <table:table-cell office:value-type="float" office:value="70.346382141113295" table:style-name="ce1">
            <text:p>70.34638214</text:p>
          </table:table-cell>
          <table:table-cell office:value-type="float" office:value="4.3099999999999516" table:formula="of:=[.C281]+0.01" table:style-name="ce1">
            <text:p>4.31</text:p>
          </table:table-cell>
          <table:table-cell table:number-columns-repeated="16381"/>
        </table:table-row>
        <table:table-row table:style-name="ro1">
          <table:table-cell office:value-type="float" office:value="2.8199999999999839" table:formula="of:=[.A282]+0.01" table:style-name="ce1">
            <text:p>2.82</text:p>
          </table:table-cell>
          <table:table-cell office:value-type="float" office:value="70.342170715332003" table:style-name="ce1">
            <text:p>70.34217072</text:p>
          </table:table-cell>
          <table:table-cell office:value-type="float" office:value="4.3199999999999514" table:formula="of:=[.C282]+0.01" table:style-name="ce1">
            <text:p>4.32</text:p>
          </table:table-cell>
          <table:table-cell table:number-columns-repeated="16381"/>
        </table:table-row>
        <table:table-row table:style-name="ro1">
          <table:table-cell office:value-type="float" office:value="2.8299999999999836" table:formula="of:=[.A283]+0.01" table:style-name="ce1">
            <text:p>2.83</text:p>
          </table:table-cell>
          <table:table-cell office:value-type="float" office:value="70.339363098144503" table:style-name="ce1">
            <text:p>70.3393631</text:p>
          </table:table-cell>
          <table:table-cell office:value-type="float" office:value="4.3299999999999512" table:formula="of:=[.C283]+0.01" table:style-name="ce1">
            <text:p>4.33</text:p>
          </table:table-cell>
          <table:table-cell table:number-columns-repeated="16381"/>
        </table:table-row>
        <table:table-row table:style-name="ro1">
          <table:table-cell office:value-type="float" office:value="2.8399999999999834" table:formula="of:=[.A284]+0.01" table:style-name="ce1">
            <text:p>2.84</text:p>
          </table:table-cell>
          <table:table-cell office:value-type="float" office:value="70.335060119628906" table:style-name="ce1">
            <text:p>70.33506012</text:p>
          </table:table-cell>
          <table:table-cell office:value-type="float" office:value="4.339999999999951" table:formula="of:=[.C284]+0.01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2.8499999999999832" table:formula="of:=[.A285]+0.01" table:style-name="ce1">
            <text:p>2.85</text:p>
          </table:table-cell>
          <table:table-cell office:value-type="float" office:value="70.332717895507798" table:style-name="ce1">
            <text:p>70.3327179</text:p>
          </table:table-cell>
          <table:table-cell office:value-type="float" office:value="4.3499999999999508" table:formula="of:=[.C285]+0.01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2.859999999999983" table:formula="of:=[.A286]+0.01" table:style-name="ce1">
            <text:p>2.86</text:p>
          </table:table-cell>
          <table:table-cell office:value-type="float" office:value="70.329772949218807" table:style-name="ce1">
            <text:p>70.32977295</text:p>
          </table:table-cell>
          <table:table-cell office:value-type="float" office:value="4.3599999999999506" table:formula="of:=[.C286]+0.01" table:style-name="ce1">
            <text:p>4.36</text:p>
          </table:table-cell>
          <table:table-cell table:number-columns-repeated="16381"/>
        </table:table-row>
        <table:table-row table:style-name="ro1">
          <table:table-cell office:value-type="float" office:value="2.8699999999999828" table:formula="of:=[.A287]+0.01" table:style-name="ce1">
            <text:p>2.87</text:p>
          </table:table-cell>
          <table:table-cell office:value-type="float" office:value="70.328025817871094" table:style-name="ce1">
            <text:p>70.32802582</text:p>
          </table:table-cell>
          <table:table-cell office:value-type="float" office:value="4.3699999999999504" table:formula="of:=[.C287]+0.01" table:style-name="ce1">
            <text:p>4.37</text:p>
          </table:table-cell>
          <table:table-cell table:number-columns-repeated="16381"/>
        </table:table-row>
        <table:table-row table:style-name="ro1">
          <table:table-cell office:value-type="float" office:value="2.8799999999999826" table:formula="of:=[.A288]+0.01" table:style-name="ce1">
            <text:p>2.88</text:p>
          </table:table-cell>
          <table:table-cell office:value-type="float" office:value="70.324295043945298" table:style-name="ce1">
            <text:p>70.32429504</text:p>
          </table:table-cell>
          <table:table-cell office:value-type="float" office:value="4.3799999999999502" table:formula="of:=[.C288]+0.01" table:style-name="ce1">
            <text:p>4.38</text:p>
          </table:table-cell>
          <table:table-cell table:number-columns-repeated="16381"/>
        </table:table-row>
        <table:table-row table:style-name="ro1">
          <table:table-cell office:value-type="float" office:value="2.8899999999999824" table:formula="of:=[.A289]+0.01" table:style-name="ce1">
            <text:p>2.89</text:p>
          </table:table-cell>
          <table:table-cell office:value-type="float" office:value="70.321807861328097" table:style-name="ce1">
            <text:p>70.32180786</text:p>
          </table:table-cell>
          <table:table-cell office:value-type="float" office:value="4.3899999999999499" table:formula="of:=[.C289]+0.01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2.8999999999999821" table:formula="of:=[.A290]+0.01" table:style-name="ce1">
            <text:p>2.9</text:p>
          </table:table-cell>
          <table:table-cell office:value-type="float" office:value="70.318428039550795" table:style-name="ce1">
            <text:p>70.31842804</text:p>
          </table:table-cell>
          <table:table-cell office:value-type="float" office:value="4.3999999999999497" table:formula="of:=[.C290]+0.01" table:style-name="ce1">
            <text:p>4.4</text:p>
          </table:table-cell>
          <table:table-cell table:number-columns-repeated="16381"/>
        </table:table-row>
        <table:table-row table:style-name="ro1">
          <table:table-cell office:value-type="float" office:value="2.9099999999999819" table:formula="of:=[.A291]+0.01" table:style-name="ce1">
            <text:p>2.91</text:p>
          </table:table-cell>
          <table:table-cell office:value-type="float" office:value="70.316291809082003" table:style-name="ce1">
            <text:p>70.31629181</text:p>
          </table:table-cell>
          <table:table-cell office:value-type="float" office:value="4.4099999999999495" table:formula="of:=[.C291]+0.0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2.9199999999999817" table:formula="of:=[.A292]+0.01" table:style-name="ce1">
            <text:p>2.92</text:p>
          </table:table-cell>
          <table:table-cell office:value-type="float" office:value="70.313301086425795" table:style-name="ce1">
            <text:p>70.31330109</text:p>
          </table:table-cell>
          <table:table-cell office:value-type="float" office:value="4.4199999999999493" table:formula="of:=[.C292]+0.01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2.9299999999999815" table:formula="of:=[.A293]+0.01" table:style-name="ce1">
            <text:p>2.93</text:p>
          </table:table-cell>
          <table:table-cell office:value-type="float" office:value="70.311676025390597" table:style-name="ce1">
            <text:p>70.31167603</text:p>
          </table:table-cell>
          <table:table-cell office:value-type="float" office:value="4.4299999999999491" table:formula="of:=[.C293]+0.01" table:style-name="ce1">
            <text:p>4.43</text:p>
          </table:table-cell>
          <table:table-cell table:number-columns-repeated="16381"/>
        </table:table-row>
        <table:table-row table:style-name="ro1">
          <table:table-cell office:value-type="float" office:value="2.9399999999999813" table:formula="of:=[.A294]+0.01" table:style-name="ce1">
            <text:p>2.94</text:p>
          </table:table-cell>
          <table:table-cell office:value-type="float" office:value="70.308242797851605" table:style-name="ce1">
            <text:p>70.3082428</text:p>
          </table:table-cell>
          <table:table-cell office:value-type="float" office:value="4.4399999999999489" table:formula="of:=[.C294]+0.01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2.9499999999999811" table:formula="of:=[.A295]+0.01" table:style-name="ce1">
            <text:p>2.95</text:p>
          </table:table-cell>
          <table:table-cell office:value-type="float" office:value="70.306457519531307" table:style-name="ce1">
            <text:p>70.30645752</text:p>
          </table:table-cell>
          <table:table-cell office:value-type="float" office:value="4.4499999999999487" table:formula="of:=[.C295]+0.01" table:style-name="ce1">
            <text:p>4.45</text:p>
          </table:table-cell>
          <table:table-cell table:number-columns-repeated="16381"/>
        </table:table-row>
        <table:table-row table:style-name="ro1">
          <table:table-cell office:value-type="float" office:value="2.9599999999999809" table:formula="of:=[.A296]+0.01" table:style-name="ce1">
            <text:p>2.96</text:p>
          </table:table-cell>
          <table:table-cell office:value-type="float" office:value="70.303054809570298" table:style-name="ce1">
            <text:p>70.30305481</text:p>
          </table:table-cell>
          <table:table-cell office:value-type="float" office:value="4.4599999999999485" table:formula="of:=[.C296]+0.01" table:style-name="ce1">
            <text:p>4.46</text:p>
          </table:table-cell>
          <table:table-cell table:number-columns-repeated="16381"/>
        </table:table-row>
        <table:table-row table:style-name="ro1">
          <table:table-cell office:value-type="float" office:value="2.9699999999999807" table:formula="of:=[.A297]+0.01" table:style-name="ce1">
            <text:p>2.97</text:p>
          </table:table-cell>
          <table:table-cell office:value-type="float" office:value="70.301002502441406" table:style-name="ce1">
            <text:p>70.3010025</text:p>
          </table:table-cell>
          <table:table-cell office:value-type="float" office:value="4.4699999999999482" table:formula="of:=[.C297]+0.01" table:style-name="ce1">
            <text:p>4.47</text:p>
          </table:table-cell>
          <table:table-cell table:number-columns-repeated="16381"/>
        </table:table-row>
        <table:table-row table:style-name="ro1">
          <table:table-cell office:value-type="float" office:value="2.9799999999999804" table:formula="of:=[.A298]+0.01" table:style-name="ce1">
            <text:p>2.98</text:p>
          </table:table-cell>
          <table:table-cell office:value-type="float" office:value="70.298164367675795" table:style-name="ce1">
            <text:p>70.29816437</text:p>
          </table:table-cell>
          <table:table-cell office:value-type="float" office:value="4.479999999999948" table:formula="of:=[.C298]+0.01" table:style-name="ce1">
            <text:p>4.48</text:p>
          </table:table-cell>
          <table:table-cell table:number-columns-repeated="16381"/>
        </table:table-row>
        <table:table-row table:style-name="ro1">
          <table:table-cell office:value-type="float" office:value="2.9899999999999802" table:formula="of:=[.A299]+0.01" table:style-name="ce1">
            <text:p>2.99</text:p>
          </table:table-cell>
          <table:table-cell office:value-type="float" office:value="70.295364379882798" table:style-name="ce1">
            <text:p>70.29536438</text:p>
          </table:table-cell>
          <table:table-cell office:value-type="float" office:value="4.4899999999999478" table:formula="of:=[.C299]+0.01" table:style-name="ce1">
            <text:p>4.49</text:p>
          </table:table-cell>
          <table:table-cell table:number-columns-repeated="16381"/>
        </table:table-row>
        <table:table-row table:style-name="ro1">
          <table:table-cell office:value-type="float" office:value="2.99999999999998" table:formula="of:=[.A300]+0.01" table:style-name="ce1">
            <text:p>3</text:p>
          </table:table-cell>
          <table:table-cell office:value-type="float" office:value="70.2923583984375" table:style-name="ce1">
            <text:p>70.2923584</text:p>
          </table:table-cell>
          <table:table-cell office:value-type="float" office:value="4.4999999999999476" table:formula="of:=[.C300]+0.01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3.0099999999999798" table:formula="of:=[.A301]+0.01" table:style-name="ce1">
            <text:p>3.01</text:p>
          </table:table-cell>
          <table:table-cell office:value-type="float" office:value="70.290557861328097" table:style-name="ce1">
            <text:p>70.29055786</text:p>
          </table:table-cell>
          <table:table-cell office:value-type="float" office:value="4.5099999999999474" table:formula="of:=[.C301]+0.01" table:style-name="ce1">
            <text:p>4.51</text:p>
          </table:table-cell>
          <table:table-cell table:number-columns-repeated="16381"/>
        </table:table-row>
        <table:table-row table:style-name="ro1">
          <table:table-cell office:value-type="float" office:value="3.0199999999999796" table:formula="of:=[.A302]+0.01" table:style-name="ce1">
            <text:p>3.02</text:p>
          </table:table-cell>
          <table:table-cell office:value-type="float" office:value="70.287513732910199" table:style-name="ce1">
            <text:p>70.28751373</text:p>
          </table:table-cell>
          <table:table-cell office:value-type="float" office:value="4.5199999999999472" table:formula="of:=[.C302]+0.01" table:style-name="ce1">
            <text:p>4.52</text:p>
          </table:table-cell>
          <table:table-cell table:number-columns-repeated="16381"/>
        </table:table-row>
        <table:table-row table:style-name="ro1">
          <table:table-cell office:value-type="float" office:value="3.0299999999999794" table:formula="of:=[.A303]+0.01" table:style-name="ce1">
            <text:p>3.03</text:p>
          </table:table-cell>
          <table:table-cell office:value-type="float" office:value="70.284820556640597" table:style-name="ce1">
            <text:p>70.28482056</text:p>
          </table:table-cell>
          <table:table-cell office:value-type="float" office:value="4.529999999999947" table:formula="of:=[.C303]+0.01" table:style-name="ce1">
            <text:p>4.53</text:p>
          </table:table-cell>
          <table:table-cell table:number-columns-repeated="16381"/>
        </table:table-row>
        <table:table-row table:style-name="ro1">
          <table:table-cell office:value-type="float" office:value="3.0399999999999792" table:formula="of:=[.A304]+0.01" table:style-name="ce1">
            <text:p>3.04</text:p>
          </table:table-cell>
          <table:table-cell office:value-type="float" office:value="70.281227111816406" table:style-name="ce1">
            <text:p>70.28122711</text:p>
          </table:table-cell>
          <table:table-cell office:value-type="float" office:value="4.5399999999999467" table:formula="of:=[.C304]+0.01" table:style-name="ce1">
            <text:p>4.54</text:p>
          </table:table-cell>
          <table:table-cell table:number-columns-repeated="16381"/>
        </table:table-row>
        <table:table-row table:style-name="ro1">
          <table:table-cell office:value-type="float" office:value="3.049999999999979" table:formula="of:=[.A305]+0.01" table:style-name="ce1">
            <text:p>3.05</text:p>
          </table:table-cell>
          <table:table-cell office:value-type="float" office:value="70.279037475585895" table:style-name="ce1">
            <text:p>70.27903748</text:p>
          </table:table-cell>
          <table:table-cell office:value-type="float" office:value="4.5499999999999465" table:formula="of:=[.C305]+0.01" table:style-name="ce1">
            <text:p>4.55</text:p>
          </table:table-cell>
          <table:table-cell table:number-columns-repeated="16381"/>
        </table:table-row>
        <table:table-row table:style-name="ro1">
          <table:table-cell office:value-type="float" office:value="3.0599999999999787" table:formula="of:=[.A306]+0.01" table:style-name="ce1">
            <text:p>3.06</text:p>
          </table:table-cell>
          <table:table-cell office:value-type="float" office:value="70.275787353515597" table:style-name="ce1">
            <text:p>70.27578735</text:p>
          </table:table-cell>
          <table:table-cell office:value-type="float" office:value="4.5599999999999463" table:formula="of:=[.C306]+0.01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3.0699999999999785" table:formula="of:=[.A307]+0.01" table:style-name="ce1">
            <text:p>3.07</text:p>
          </table:table-cell>
          <table:table-cell office:value-type="float" office:value="70.274040222167997" table:style-name="ce1">
            <text:p>70.27404022</text:p>
          </table:table-cell>
          <table:table-cell office:value-type="float" office:value="4.5699999999999461" table:formula="of:=[.C307]+0.01" table:style-name="ce1">
            <text:p>4.57</text:p>
          </table:table-cell>
          <table:table-cell table:number-columns-repeated="16381"/>
        </table:table-row>
        <table:table-row table:style-name="ro1">
          <table:table-cell office:value-type="float" office:value="3.0799999999999783" table:formula="of:=[.A308]+0.01" table:style-name="ce1">
            <text:p>3.08</text:p>
          </table:table-cell>
          <table:table-cell office:value-type="float" office:value="70.270034790039105" table:style-name="ce1">
            <text:p>70.27003479</text:p>
          </table:table-cell>
          <table:table-cell office:value-type="float" office:value="4.5799999999999459" table:formula="of:=[.C308]+0.01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3.0899999999999781" table:formula="of:=[.A309]+0.01" table:style-name="ce1">
            <text:p>3.09</text:p>
          </table:table-cell>
          <table:table-cell office:value-type="float" office:value="70.268630981445298" table:style-name="ce1">
            <text:p>70.26863098</text:p>
          </table:table-cell>
          <table:table-cell office:value-type="float" office:value="4.5899999999999457" table:formula="of:=[.C309]+0.01" table:style-name="ce1">
            <text:p>4.59</text:p>
          </table:table-cell>
          <table:table-cell table:number-columns-repeated="16381"/>
        </table:table-row>
        <table:table-row table:style-name="ro1">
          <table:table-cell office:value-type="float" office:value="3.0999999999999779" table:formula="of:=[.A310]+0.01" table:style-name="ce1">
            <text:p>3.1</text:p>
          </table:table-cell>
          <table:table-cell office:value-type="float" office:value="70.264396667480497" table:style-name="ce1">
            <text:p>70.26439667</text:p>
          </table:table-cell>
          <table:table-cell office:value-type="float" office:value="4.5999999999999455" table:formula="of:=[.C310]+0.01" table:style-name="ce1">
            <text:p>4.6</text:p>
          </table:table-cell>
          <table:table-cell table:number-columns-repeated="16381"/>
        </table:table-row>
        <table:table-row table:style-name="ro1">
          <table:table-cell office:value-type="float" office:value="3.1099999999999777" table:formula="of:=[.A311]+0.01" table:style-name="ce1">
            <text:p>3.11</text:p>
          </table:table-cell>
          <table:table-cell office:value-type="float" office:value="70.26220703125" table:style-name="ce1">
            <text:p>70.26220703</text:p>
          </table:table-cell>
          <table:table-cell office:value-type="float" office:value="4.6099999999999453" table:formula="of:=[.C311]+0.01" table:style-name="ce1">
            <text:p>4.61</text:p>
          </table:table-cell>
          <table:table-cell table:number-columns-repeated="16381"/>
        </table:table-row>
        <table:table-row table:style-name="ro1">
          <table:table-cell office:value-type="float" office:value="3.1199999999999775" table:formula="of:=[.A312]+0.01" table:style-name="ce1">
            <text:p>3.12</text:p>
          </table:table-cell>
          <table:table-cell office:value-type="float" office:value="70.259384155273395" table:style-name="ce1">
            <text:p>70.25938416</text:p>
          </table:table-cell>
          <table:table-cell office:value-type="float" office:value="4.619999999999945" table:formula="of:=[.C312]+0.01" table:style-name="ce1">
            <text:p>4.62</text:p>
          </table:table-cell>
          <table:table-cell table:number-columns-repeated="16381"/>
        </table:table-row>
        <table:table-row table:style-name="ro1">
          <table:table-cell office:value-type="float" office:value="3.1299999999999772" table:formula="of:=[.A313]+0.01" table:style-name="ce1">
            <text:p>3.13</text:p>
          </table:table-cell>
          <table:table-cell office:value-type="float" office:value="70.257537841796903" table:style-name="ce1">
            <text:p>70.25753784</text:p>
          </table:table-cell>
          <table:table-cell office:value-type="float" office:value="4.6299999999999448" table:formula="of:=[.C313]+0.01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3.139999999999977" table:formula="of:=[.A314]+0.01" table:style-name="ce1">
            <text:p>3.14</text:p>
          </table:table-cell>
          <table:table-cell office:value-type="float" office:value="70.254379272460895" table:style-name="ce1">
            <text:p>70.25437927</text:p>
          </table:table-cell>
          <table:table-cell office:value-type="float" office:value="4.6399999999999446" table:formula="of:=[.C314]+0.01" table:style-name="ce1">
            <text:p>4.64</text:p>
          </table:table-cell>
          <table:table-cell table:number-columns-repeated="16381"/>
        </table:table-row>
        <table:table-row table:style-name="ro1">
          <table:table-cell office:value-type="float" office:value="3.1499999999999768" table:formula="of:=[.A315]+0.01" table:style-name="ce1">
            <text:p>3.15</text:p>
          </table:table-cell>
          <table:table-cell office:value-type="float" office:value="70.251998901367202" table:style-name="ce1">
            <text:p>70.2519989</text:p>
          </table:table-cell>
          <table:table-cell office:value-type="float" office:value="4.6499999999999444" table:formula="of:=[.C315]+0.01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3.1599999999999766" table:formula="of:=[.A316]+0.01" table:style-name="ce1">
            <text:p>3.16</text:p>
          </table:table-cell>
          <table:table-cell office:value-type="float" office:value="70.248863220214801" table:style-name="ce1">
            <text:p>70.24886322</text:p>
          </table:table-cell>
          <table:table-cell office:value-type="float" office:value="4.6599999999999442" table:formula="of:=[.C316]+0.01" table:style-name="ce1">
            <text:p>4.66</text:p>
          </table:table-cell>
          <table:table-cell table:number-columns-repeated="16381"/>
        </table:table-row>
        <table:table-row table:style-name="ro1">
          <table:table-cell office:value-type="float" office:value="3.1699999999999764" table:formula="of:=[.A317]+0.01" table:style-name="ce1">
            <text:p>3.17</text:p>
          </table:table-cell>
          <table:table-cell office:value-type="float" office:value="70.247566223144503" table:style-name="ce1">
            <text:p>70.24756622</text:p>
          </table:table-cell>
          <table:table-cell office:value-type="float" office:value="4.669999999999944" table:formula="of:=[.C317]+0.01" table:style-name="ce1">
            <text:p>4.67</text:p>
          </table:table-cell>
          <table:table-cell table:number-columns-repeated="16381"/>
        </table:table-row>
        <table:table-row table:style-name="ro1">
          <table:table-cell office:value-type="float" office:value="3.1799999999999762" table:formula="of:=[.A318]+0.01" table:style-name="ce1">
            <text:p>3.18</text:p>
          </table:table-cell>
          <table:table-cell office:value-type="float" office:value="70.243980407714801" table:style-name="ce1">
            <text:p>70.24398041</text:p>
          </table:table-cell>
          <table:table-cell office:value-type="float" office:value="4.6799999999999438" table:formula="of:=[.C318]+0.01" table:style-name="ce1">
            <text:p>4.68</text:p>
          </table:table-cell>
          <table:table-cell table:number-columns-repeated="16381"/>
        </table:table-row>
        <table:table-row table:style-name="ro1">
          <table:table-cell office:value-type="float" office:value="3.189999999999976" table:formula="of:=[.A319]+0.01" table:style-name="ce1">
            <text:p>3.19</text:p>
          </table:table-cell>
          <table:table-cell office:value-type="float" office:value="70.242286682128906" table:style-name="ce1">
            <text:p>70.24228668</text:p>
          </table:table-cell>
          <table:table-cell office:value-type="float" office:value="4.6899999999999435" table:formula="of:=[.C319]+0.01" table:style-name="ce1">
            <text:p>4.69</text:p>
          </table:table-cell>
          <table:table-cell table:number-columns-repeated="16381"/>
        </table:table-row>
        <table:table-row table:style-name="ro1">
          <table:table-cell office:value-type="float" office:value="3.1999999999999758" table:formula="of:=[.A320]+0.01" table:style-name="ce1">
            <text:p>3.2</text:p>
          </table:table-cell>
          <table:table-cell office:value-type="float" office:value="70.239814758300795" table:style-name="ce1">
            <text:p>70.23981476</text:p>
          </table:table-cell>
          <table:table-cell office:value-type="float" office:value="4.6999999999999433" table:formula="of:=[.C320]+0.01" table:style-name="ce1">
            <text:p>4.7</text:p>
          </table:table-cell>
          <table:table-cell table:number-columns-repeated="16381"/>
        </table:table-row>
        <table:table-row table:style-name="ro1">
          <table:table-cell office:value-type="float" office:value="3.2099999999999755" table:formula="of:=[.A321]+0.01" table:style-name="ce1">
            <text:p>3.21</text:p>
          </table:table-cell>
          <table:table-cell office:value-type="float" office:value="70.237831115722699" table:style-name="ce1">
            <text:p>70.23783112</text:p>
          </table:table-cell>
          <table:table-cell office:value-type="float" office:value="4.7099999999999431" table:formula="of:=[.C321]+0.0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3.2199999999999753" table:formula="of:=[.A322]+0.01" table:style-name="ce1">
            <text:p>3.22</text:p>
          </table:table-cell>
          <table:table-cell office:value-type="float" office:value="70.234886169433594" table:style-name="ce1">
            <text:p>70.23488617</text:p>
          </table:table-cell>
          <table:table-cell office:value-type="float" office:value="4.7199999999999429" table:formula="of:=[.C322]+0.01" table:style-name="ce1">
            <text:p>4.72</text:p>
          </table:table-cell>
          <table:table-cell table:number-columns-repeated="16381"/>
        </table:table-row>
        <table:table-row table:style-name="ro1">
          <table:table-cell office:value-type="float" office:value="3.2299999999999751" table:formula="of:=[.A323]+0.01" table:style-name="ce1">
            <text:p>3.23</text:p>
          </table:table-cell>
          <table:table-cell office:value-type="float" office:value="70.233757019042997" table:style-name="ce1">
            <text:p>70.23375702</text:p>
          </table:table-cell>
          <table:table-cell office:value-type="float" office:value="4.7299999999999427" table:formula="of:=[.C323]+0.01" table:style-name="ce1">
            <text:p>4.73</text:p>
          </table:table-cell>
          <table:table-cell table:number-columns-repeated="16381"/>
        </table:table-row>
        <table:table-row table:style-name="ro1">
          <table:table-cell office:value-type="float" office:value="3.2399999999999749" table:formula="of:=[.A324]+0.01" table:style-name="ce1">
            <text:p>3.24</text:p>
          </table:table-cell>
          <table:table-cell office:value-type="float" office:value="70.230659484863295" table:style-name="ce1">
            <text:p>70.23065948</text:p>
          </table:table-cell>
          <table:table-cell office:value-type="float" office:value="4.7399999999999425" table:formula="of:=[.C324]+0.01" table:style-name="ce1">
            <text:p>4.74</text:p>
          </table:table-cell>
          <table:table-cell table:number-columns-repeated="16381"/>
        </table:table-row>
        <table:table-row table:style-name="ro1">
          <table:table-cell office:value-type="float" office:value="3.2499999999999747" table:formula="of:=[.A325]+0.01" table:style-name="ce1">
            <text:p>3.25</text:p>
          </table:table-cell>
          <table:table-cell office:value-type="float" office:value="70.228591918945298" table:style-name="ce1">
            <text:p>70.22859192</text:p>
          </table:table-cell>
          <table:table-cell office:value-type="float" office:value="4.7499999999999423" table:formula="of:=[.C325]+0.01" table:style-name="ce1">
            <text:p>4.75</text:p>
          </table:table-cell>
          <table:table-cell table:number-columns-repeated="16381"/>
        </table:table-row>
        <table:table-row table:style-name="ro1">
          <table:table-cell office:value-type="float" office:value="3.2599999999999745" table:formula="of:=[.A326]+0.01" table:style-name="ce1">
            <text:p>3.26</text:p>
          </table:table-cell>
          <table:table-cell office:value-type="float" office:value="70.225593566894503" table:style-name="ce1">
            <text:p>70.22559357</text:p>
          </table:table-cell>
          <table:table-cell office:value-type="float" office:value="4.7599999999999421" table:formula="of:=[.C326]+0.01" table:style-name="ce1">
            <text:p>4.76</text:p>
          </table:table-cell>
          <table:table-cell table:number-columns-repeated="16381"/>
        </table:table-row>
        <table:table-row table:style-name="ro1">
          <table:table-cell office:value-type="float" office:value="3.2699999999999743" table:formula="of:=[.A327]+0.01" table:style-name="ce1">
            <text:p>3.27</text:p>
          </table:table-cell>
          <table:table-cell office:value-type="float" office:value="70.223342895507798" table:style-name="ce1">
            <text:p>70.2233429</text:p>
          </table:table-cell>
          <table:table-cell office:value-type="float" office:value="4.7699999999999418" table:formula="of:=[.C327]+0.01" table:style-name="ce1">
            <text:p>4.77</text:p>
          </table:table-cell>
          <table:table-cell table:number-columns-repeated="16381"/>
        </table:table-row>
        <table:table-row table:style-name="ro1">
          <table:table-cell office:value-type="float" office:value="3.279999999999974" table:formula="of:=[.A328]+0.01" table:style-name="ce1">
            <text:p>3.28</text:p>
          </table:table-cell>
          <table:table-cell office:value-type="float" office:value="70.221138000488295" table:style-name="ce1">
            <text:p>70.221138</text:p>
          </table:table-cell>
          <table:table-cell office:value-type="float" office:value="4.7799999999999416" table:formula="of:=[.C328]+0.01" table:style-name="ce1">
            <text:p>4.78</text:p>
          </table:table-cell>
          <table:table-cell table:number-columns-repeated="16381"/>
        </table:table-row>
        <table:table-row table:style-name="ro1">
          <table:table-cell office:value-type="float" office:value="3.2899999999999738" table:formula="of:=[.A329]+0.01" table:style-name="ce1">
            <text:p>3.29</text:p>
          </table:table-cell>
          <table:table-cell office:value-type="float" office:value="70.219245910644503" table:style-name="ce1">
            <text:p>70.21924591</text:p>
          </table:table-cell>
          <table:table-cell office:value-type="float" office:value="4.7899999999999414" table:formula="of:=[.C329]+0.01" table:style-name="ce1">
            <text:p>4.79</text:p>
          </table:table-cell>
          <table:table-cell table:number-columns-repeated="16381"/>
        </table:table-row>
        <table:table-row table:style-name="ro1">
          <table:table-cell office:value-type="float" office:value="3.2999999999999736" table:formula="of:=[.A330]+0.01" table:style-name="ce1">
            <text:p>3.3</text:p>
          </table:table-cell>
          <table:table-cell office:value-type="float" office:value="70.216773986816406" table:style-name="ce1">
            <text:p>70.21677399</text:p>
          </table:table-cell>
          <table:table-cell office:value-type="float" office:value="4.7999999999999412" table:formula="of:=[.C330]+0.01" table:style-name="ce1">
            <text:p>4.8</text:p>
          </table:table-cell>
          <table:table-cell table:number-columns-repeated="16381"/>
        </table:table-row>
        <table:table-row table:style-name="ro1">
          <table:table-cell office:value-type="float" office:value="3.3099999999999734" table:formula="of:=[.A331]+0.01" table:style-name="ce1">
            <text:p>3.31</text:p>
          </table:table-cell>
          <table:table-cell office:value-type="float" office:value="70.214836120605497" table:style-name="ce1">
            <text:p>70.21483612</text:p>
          </table:table-cell>
          <table:table-cell office:value-type="float" office:value="4.809999999999941" table:formula="of:=[.C331]+0.01" table:style-name="ce1">
            <text:p>4.81</text:p>
          </table:table-cell>
          <table:table-cell table:number-columns-repeated="16381"/>
        </table:table-row>
        <table:table-row table:style-name="ro1">
          <table:table-cell office:value-type="float" office:value="3.3199999999999732" table:formula="of:=[.A332]+0.01" table:style-name="ce1">
            <text:p>3.32</text:p>
          </table:table-cell>
          <table:table-cell office:value-type="float" office:value="70.211814880371094" table:style-name="ce1">
            <text:p>70.21181488</text:p>
          </table:table-cell>
          <table:table-cell office:value-type="float" office:value="4.8199999999999408" table:formula="of:=[.C332]+0.01" table:style-name="ce1">
            <text:p>4.82</text:p>
          </table:table-cell>
          <table:table-cell table:number-columns-repeated="16381"/>
        </table:table-row>
        <table:table-row table:style-name="ro1">
          <table:table-cell office:value-type="float" office:value="3.329999999999973" table:formula="of:=[.A333]+0.01" table:style-name="ce1">
            <text:p>3.33</text:p>
          </table:table-cell>
          <table:table-cell office:value-type="float" office:value="70.210052490234403" table:style-name="ce1">
            <text:p>70.21005249</text:p>
          </table:table-cell>
          <table:table-cell office:value-type="float" office:value="4.8299999999999406" table:formula="of:=[.C333]+0.01" table:style-name="ce1">
            <text:p>4.83</text:p>
          </table:table-cell>
          <table:table-cell table:number-columns-repeated="16381"/>
        </table:table-row>
        <table:table-row table:style-name="ro1">
          <table:table-cell office:value-type="float" office:value="3.3399999999999728" table:formula="of:=[.A334]+0.01" table:style-name="ce1">
            <text:p>3.34</text:p>
          </table:table-cell>
          <table:table-cell office:value-type="float" office:value="70.206230163574205" table:style-name="ce1">
            <text:p>70.20623016</text:p>
          </table:table-cell>
          <table:table-cell office:value-type="float" office:value="4.8399999999999403" table:formula="of:=[.C334]+0.01" table:style-name="ce1">
            <text:p>4.84</text:p>
          </table:table-cell>
          <table:table-cell table:number-columns-repeated="16381"/>
        </table:table-row>
        <table:table-row table:style-name="ro1">
          <table:table-cell office:value-type="float" office:value="3.3499999999999726" table:formula="of:=[.A335]+0.01" table:style-name="ce1">
            <text:p>3.35</text:p>
          </table:table-cell>
          <table:table-cell office:value-type="float" office:value="70.203781127929702" table:style-name="ce1">
            <text:p>70.20378113</text:p>
          </table:table-cell>
          <table:table-cell office:value-type="float" office:value="4.8499999999999401" table:formula="of:=[.C335]+0.01" table:style-name="ce1">
            <text:p>4.85</text:p>
          </table:table-cell>
          <table:table-cell table:number-columns-repeated="16381"/>
        </table:table-row>
        <table:table-row table:style-name="ro1">
          <table:table-cell office:value-type="float" office:value="3.3599999999999723" table:formula="of:=[.A336]+0.01" table:style-name="ce1">
            <text:p>3.36</text:p>
          </table:table-cell>
          <table:table-cell office:value-type="float" office:value="70.199783325195298" table:style-name="ce1">
            <text:p>70.19978333</text:p>
          </table:table-cell>
          <table:table-cell office:value-type="float" office:value="4.8599999999999399" table:formula="of:=[.C336]+0.01" table:style-name="ce1">
            <text:p>4.86</text:p>
          </table:table-cell>
          <table:table-cell table:number-columns-repeated="16381"/>
        </table:table-row>
        <table:table-row table:style-name="ro1">
          <table:table-cell office:value-type="float" office:value="3.3699999999999721" table:formula="of:=[.A337]+0.01" table:style-name="ce1">
            <text:p>3.37</text:p>
          </table:table-cell>
          <table:table-cell office:value-type="float" office:value="70.197952270507798" table:style-name="ce1">
            <text:p>70.19795227</text:p>
          </table:table-cell>
          <table:table-cell office:value-type="float" office:value="4.8699999999999397" table:formula="of:=[.C337]+0.01" table:style-name="ce1">
            <text:p>4.87</text:p>
          </table:table-cell>
          <table:table-cell table:number-columns-repeated="16381"/>
        </table:table-row>
        <table:table-row table:style-name="ro1">
          <table:table-cell office:value-type="float" office:value="3.3799999999999719" table:formula="of:=[.A338]+0.01" table:style-name="ce1">
            <text:p>3.38</text:p>
          </table:table-cell>
          <table:table-cell office:value-type="float" office:value="70.193679809570298" table:style-name="ce1">
            <text:p>70.19367981</text:p>
          </table:table-cell>
          <table:table-cell office:value-type="float" office:value="4.8799999999999395" table:formula="of:=[.C338]+0.01" table:style-name="ce1">
            <text:p>4.88</text:p>
          </table:table-cell>
          <table:table-cell table:number-columns-repeated="16381"/>
        </table:table-row>
        <table:table-row table:style-name="ro1">
          <table:table-cell office:value-type="float" office:value="3.3899999999999717" table:formula="of:=[.A339]+0.01" table:style-name="ce1">
            <text:p>3.39</text:p>
          </table:table-cell>
          <table:table-cell office:value-type="float" office:value="70.191596984863295" table:style-name="ce1">
            <text:p>70.19159698</text:p>
          </table:table-cell>
          <table:table-cell office:value-type="float" office:value="4.8899999999999393" table:formula="of:=[.C339]+0.01" table:style-name="ce1">
            <text:p>4.89</text:p>
          </table:table-cell>
          <table:table-cell table:number-columns-repeated="16381"/>
        </table:table-row>
        <table:table-row table:style-name="ro1">
          <table:table-cell office:value-type="float" office:value="3.3999999999999715" table:formula="of:=[.A340]+0.01" table:style-name="ce1">
            <text:p>3.4</text:p>
          </table:table-cell>
          <table:table-cell office:value-type="float" office:value="70.189956665039105" table:style-name="ce1">
            <text:p>70.18995667</text:p>
          </table:table-cell>
          <table:table-cell office:value-type="float" office:value="4.8999999999999391" table:formula="of:=[.C340]+0.01" table:style-name="ce1">
            <text:p>4.9</text:p>
          </table:table-cell>
          <table:table-cell table:number-columns-repeated="16381"/>
        </table:table-row>
        <table:table-row table:style-name="ro1">
          <table:table-cell office:value-type="float" office:value="3.4099999999999713" table:formula="of:=[.A341]+0.01" table:style-name="ce1">
            <text:p>3.41</text:p>
          </table:table-cell>
          <table:table-cell office:value-type="float" office:value="70.188362121582003" table:style-name="ce1">
            <text:p>70.18836212</text:p>
          </table:table-cell>
          <table:table-cell office:value-type="float" office:value="4.9099999999999389" table:formula="of:=[.C341]+0.01" table:style-name="ce1">
            <text:p>4.91</text:p>
          </table:table-cell>
          <table:table-cell table:number-columns-repeated="16381"/>
        </table:table-row>
        <table:table-row table:style-name="ro1">
          <table:table-cell office:value-type="float" office:value="3.4199999999999711" table:formula="of:=[.A342]+0.01" table:style-name="ce1">
            <text:p>3.42</text:p>
          </table:table-cell>
          <table:table-cell office:value-type="float" office:value="70.185523986816406" table:style-name="ce1">
            <text:p>70.18552399</text:p>
          </table:table-cell>
          <table:table-cell office:value-type="float" office:value="4.9199999999999386" table:formula="of:=[.C342]+0.01" table:style-name="ce1">
            <text:p>4.92</text:p>
          </table:table-cell>
          <table:table-cell table:number-columns-repeated="16381"/>
        </table:table-row>
        <table:table-row table:style-name="ro1">
          <table:table-cell office:value-type="float" office:value="3.4299999999999708" table:formula="of:=[.A343]+0.01" table:style-name="ce1">
            <text:p>3.43</text:p>
          </table:table-cell>
          <table:table-cell office:value-type="float" office:value="70.184249877929702" table:style-name="ce1">
            <text:p>70.18424988</text:p>
          </table:table-cell>
          <table:table-cell office:value-type="float" office:value="4.9299999999999384" table:formula="of:=[.C343]+0.01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3.4399999999999706" table:formula="of:=[.A344]+0.01" table:style-name="ce1">
            <text:p>3.44</text:p>
          </table:table-cell>
          <table:table-cell office:value-type="float" office:value="70.181541442871094" table:style-name="ce1">
            <text:p>70.18154144</text:p>
          </table:table-cell>
          <table:table-cell office:value-type="float" office:value="4.9399999999999382" table:formula="of:=[.C344]+0.01" table:style-name="ce1">
            <text:p>4.94</text:p>
          </table:table-cell>
          <table:table-cell table:number-columns-repeated="16381"/>
        </table:table-row>
        <table:table-row table:style-name="ro1">
          <table:table-cell office:value-type="float" office:value="3.4499999999999704" table:formula="of:=[.A345]+0.01" table:style-name="ce1">
            <text:p>3.45</text:p>
          </table:table-cell>
          <table:table-cell office:value-type="float" office:value="70.179344177246094" table:style-name="ce1">
            <text:p>70.17934418</text:p>
          </table:table-cell>
          <table:table-cell office:value-type="float" office:value="4.949999999999938" table:formula="of:=[.C345]+0.01" table:style-name="ce1">
            <text:p>4.9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76673889160199" table:style-name="ce1">
            <text:p>70.17667389</text:p>
          </table:table-cell>
          <table:table-cell office:value-type="float" office:value="4.9599999999999378" table:formula="of:=[.C346]+0.01" table:style-name="ce1">
            <text:p>4.9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74880981445298" table:style-name="ce1">
            <text:p>70.17488098</text:p>
          </table:table-cell>
          <table:table-cell office:value-type="float" office:value="4.9699999999999376" table:formula="of:=[.C347]+0.01" table:style-name="ce1">
            <text:p>4.9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71722412109403" table:style-name="ce1">
            <text:p>70.17172241</text:p>
          </table:table-cell>
          <table:table-cell office:value-type="float" office:value="4.9799999999999374" table:formula="of:=[.C348]+0.01" table:style-name="ce1">
            <text:p>4.9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69181823730497" table:style-name="ce1">
            <text:p>70.16918182</text:p>
          </table:table-cell>
          <table:table-cell office:value-type="float" office:value="4.9899999999999372" table:formula="of:=[.C349]+0.01" table:style-name="ce1">
            <text:p>4.9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65870666503906" table:style-name="ce1">
            <text:p>70.16587067</text:p>
          </table:table-cell>
          <table:table-cell office:value-type="float" office:value="4.9999999999999369" table:formula="of:=[.C350]+0.01" table:style-name="ce1">
            <text:p>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0.164054870605497" table:style-name="ce1">
            <text:p>70.16405487</text:p>
          </table:table-cell>
          <table:table-cell office:value-type="float" office:value="5.0099999999999367" table:formula="of:=[.C351]+0.01" table:style-name="ce1">
            <text:p>5.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62857055664105" table:style-name="ce1">
            <text:p>70.16285706</text:p>
          </table:table-cell>
          <table:table-cell office:value-type="float" office:value="5.0199999999999365" table:formula="of:=[.C352]+0.01" table:style-name="ce1">
            <text:p>5.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60575866699205" table:style-name="ce1">
            <text:p>70.16057587</text:p>
          </table:table-cell>
          <table:table-cell office:value-type="float" office:value="5.0299999999999363" table:formula="of:=[.C353]+0.01" table:style-name="ce1">
            <text:p>5.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57211303710895" table:style-name="ce1">
            <text:p>70.1572113</text:p>
          </table:table-cell>
          <table:table-cell office:value-type="float" office:value="5.0399999999999361" table:formula="of:=[.C354]+0.01" table:style-name="ce1">
            <text:p>5.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54670715332003" table:style-name="ce1">
            <text:p>70.15467072</text:p>
          </table:table-cell>
          <table:table-cell office:value-type="float" office:value="5.0499999999999359" table:formula="of:=[.C355]+0.01" table:style-name="ce1">
            <text:p>5.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52366638183594" table:style-name="ce1">
            <text:p>70.15236664</text:p>
          </table:table-cell>
          <table:table-cell office:value-type="float" office:value="5.0599999999999357" table:formula="of:=[.C356]+0.01" table:style-name="ce1">
            <text:p>5.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50100708007798" table:style-name="ce1">
            <text:p>70.15010071</text:p>
          </table:table-cell>
          <table:table-cell office:value-type="float" office:value="5.0699999999999354" table:formula="of:=[.C357]+0.01" table:style-name="ce1">
            <text:p>5.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47865295410199" table:style-name="ce1">
            <text:p>70.1478653</text:p>
          </table:table-cell>
          <table:table-cell office:value-type="float" office:value="5.0799999999999352" table:formula="of:=[.C358]+0.01" table:style-name="ce1">
            <text:p>5.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45744323730497" table:style-name="ce1">
            <text:p>70.14574432</text:p>
          </table:table-cell>
          <table:table-cell office:value-type="float" office:value="5.089999999999935" table:formula="of:=[.C359]+0.01" table:style-name="ce1">
            <text:p>5.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42990112304702" table:style-name="ce1">
            <text:p>70.14299011</text:p>
          </table:table-cell>
          <table:table-cell office:value-type="float" office:value="5.0999999999999348" table:formula="of:=[.C360]+0.01" table:style-name="ce1">
            <text:p>5.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41082763671903" table:style-name="ce1">
            <text:p>70.14108276</text:p>
          </table:table-cell>
          <table:table-cell office:value-type="float" office:value="5.1099999999999346" table:formula="of:=[.C361]+0.01" table:style-name="ce1">
            <text:p>5.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38481140136705" table:style-name="ce1">
            <text:p>70.13848114</text:p>
          </table:table-cell>
          <table:table-cell office:value-type="float" office:value="5.1199999999999344" table:formula="of:=[.C362]+0.01" table:style-name="ce1">
            <text:p>5.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37390136718807" table:style-name="ce1">
            <text:p>70.13739014</text:p>
          </table:table-cell>
          <table:table-cell office:value-type="float" office:value="5.1299999999999342" table:formula="of:=[.C363]+0.01" table:style-name="ce1">
            <text:p>5.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34826660156193" table:style-name="ce1">
            <text:p>70.13482666</text:p>
          </table:table-cell>
          <table:table-cell office:value-type="float" office:value="5.139999999999934" table:formula="of:=[.C364]+0.01" table:style-name="ce1">
            <text:p>5.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33125305175795" table:style-name="ce1">
            <text:p>70.13312531</text:p>
          </table:table-cell>
          <table:table-cell office:value-type="float" office:value="5.1499999999999337" table:formula="of:=[.C365]+0.01" table:style-name="ce1">
            <text:p>5.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30653381347699" table:style-name="ce1">
            <text:p>70.13065338</text:p>
          </table:table-cell>
          <table:table-cell office:value-type="float" office:value="5.1599999999999335" table:formula="of:=[.C366]+0.01" table:style-name="ce1">
            <text:p>5.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27845764160199" table:style-name="ce1">
            <text:p>70.12784576</text:p>
          </table:table-cell>
          <table:table-cell office:value-type="float" office:value="5.1699999999999333" table:formula="of:=[.C367]+0.01" table:style-name="ce1">
            <text:p>5.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25740051269503" table:style-name="ce1">
            <text:p>70.12574005</text:p>
          </table:table-cell>
          <table:table-cell office:value-type="float" office:value="5.1799999999999331" table:formula="of:=[.C368]+0.01" table:style-name="ce1">
            <text:p>5.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24481201171903" table:style-name="ce1">
            <text:p>70.1244812</text:p>
          </table:table-cell>
          <table:table-cell office:value-type="float" office:value="5.1899999999999329" table:formula="of:=[.C369]+0.01" table:style-name="ce1">
            <text:p>5.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21124267578097" table:style-name="ce1">
            <text:p>70.12112427</text:p>
          </table:table-cell>
          <table:table-cell office:value-type="float" office:value="5.1999999999999327" table:formula="of:=[.C370]+0.01" table:style-name="ce1">
            <text:p>5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19468688964801" table:style-name="ce1">
            <text:p>70.11946869</text:p>
          </table:table-cell>
          <table:table-cell office:value-type="float" office:value="5.2099999999999325" table:formula="of:=[.C371]+0.01" table:style-name="ce1">
            <text:p>5.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17378234863295" table:style-name="ce1">
            <text:p>70.11737823</text:p>
          </table:table-cell>
          <table:table-cell office:value-type="float" office:value="5.2199999999999322" table:formula="of:=[.C372]+0.01" table:style-name="ce1">
            <text:p>5.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15180969238295" table:style-name="ce1">
            <text:p>70.11518097</text:p>
          </table:table-cell>
          <table:table-cell office:value-type="float" office:value="5.229999999999932" table:formula="of:=[.C373]+0.01" table:style-name="ce1">
            <text:p>5.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131591796875" table:style-name="ce1">
            <text:p>70.11315918</text:p>
          </table:table-cell>
          <table:table-cell office:value-type="float" office:value="5.2399999999999318" table:formula="of:=[.C374]+0.01" table:style-name="ce1">
            <text:p>5.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10824584960895" table:style-name="ce1">
            <text:p>70.11082458</text:p>
          </table:table-cell>
          <table:table-cell office:value-type="float" office:value="5.2499999999999316" table:formula="of:=[.C375]+0.01" table:style-name="ce1">
            <text:p>5.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8489990234403" table:style-name="ce1">
            <text:p>70.10848999</text:p>
          </table:table-cell>
          <table:table-cell office:value-type="float" office:value="5.2599999999999314" table:formula="of:=[.C376]+0.01" table:style-name="ce1">
            <text:p>5.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6765747070298" table:style-name="ce1">
            <text:p>70.10676575</text:p>
          </table:table-cell>
          <table:table-cell office:value-type="float" office:value="5.2699999999999312" table:formula="of:=[.C377]+0.01" table:style-name="ce1">
            <text:p>5.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5110168457003" table:style-name="ce1">
            <text:p>70.10511017</text:p>
          </table:table-cell>
          <table:table-cell office:value-type="float" office:value="5.279999999999931" table:formula="of:=[.C378]+0.01" table:style-name="ce1">
            <text:p>5.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4202270507798" table:style-name="ce1">
            <text:p>70.10420227</text:p>
          </table:table-cell>
          <table:table-cell office:value-type="float" office:value="5.2899999999999308" table:formula="of:=[.C379]+0.01" table:style-name="ce1">
            <text:p>5.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16845703125" table:style-name="ce1">
            <text:p>70.10168457</text:p>
          </table:table-cell>
          <table:table-cell office:value-type="float" office:value="5.2999999999999305" table:formula="of:=[.C380]+0.01" table:style-name="ce1">
            <text:p>5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100997924804702" table:style-name="ce1">
            <text:p>70.10099792</text:p>
          </table:table-cell>
          <table:table-cell office:value-type="float" office:value="5.3099999999999303" table:formula="of:=[.C381]+0.01" table:style-name="ce1">
            <text:p>5.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98793029785199" table:style-name="ce1">
            <text:p>70.09879303</text:p>
          </table:table-cell>
          <table:table-cell office:value-type="float" office:value="5.3199999999999301" table:formula="of:=[.C382]+0.01" table:style-name="ce1">
            <text:p>5.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96343994140597" table:style-name="ce1">
            <text:p>70.09634399</text:p>
          </table:table-cell>
          <table:table-cell office:value-type="float" office:value="5.3299999999999299" table:formula="of:=[.C383]+0.01" table:style-name="ce1">
            <text:p>5.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94367980957003" table:style-name="ce1">
            <text:p>70.09436798</text:p>
          </table:table-cell>
          <table:table-cell office:value-type="float" office:value="5.3399999999999297" table:formula="of:=[.C384]+0.01" table:style-name="ce1">
            <text:p>5.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92643737792997" table:style-name="ce1">
            <text:p>70.09264374</text:p>
          </table:table-cell>
          <table:table-cell office:value-type="float" office:value="5.3499999999999295" table:formula="of:=[.C385]+0.01" table:style-name="ce1">
            <text:p>5.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9996337890597" table:style-name="ce1">
            <text:p>70.08999634</text:p>
          </table:table-cell>
          <table:table-cell office:value-type="float" office:value="5.3599999999999293" table:formula="of:=[.C386]+0.01" table:style-name="ce1">
            <text:p>5.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9141845703097" table:style-name="ce1">
            <text:p>70.08914185</text:p>
          </table:table-cell>
          <table:table-cell office:value-type="float" office:value="5.3699999999999291" table:formula="of:=[.C387]+0.01" table:style-name="ce1">
            <text:p>5.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7211608886705" table:style-name="ce1">
            <text:p>70.08721161</text:p>
          </table:table-cell>
          <table:table-cell office:value-type="float" office:value="5.3799999999999288" table:formula="of:=[.C388]+0.01" table:style-name="ce1">
            <text:p>5.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6158752441406" table:style-name="ce1">
            <text:p>70.08615875</text:p>
          </table:table-cell>
          <table:table-cell office:value-type="float" office:value="5.3899999999999286" table:formula="of:=[.C389]+0.01" table:style-name="ce1">
            <text:p>5.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2672119140597" table:style-name="ce1">
            <text:p>70.08267212</text:p>
          </table:table-cell>
          <table:table-cell office:value-type="float" office:value="5.3999999999999284" table:formula="of:=[.C390]+0.01" table:style-name="ce1">
            <text:p>5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80551147460895" table:style-name="ce1">
            <text:p>70.08055115</text:p>
          </table:table-cell>
          <table:table-cell office:value-type="float" office:value="5.4099999999999282" table:formula="of:=[.C391]+0.01" table:style-name="ce1">
            <text:p>5.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78239440917997" table:style-name="ce1">
            <text:p>70.07823944</text:p>
          </table:table-cell>
          <table:table-cell office:value-type="float" office:value="5.419999999999928" table:formula="of:=[.C392]+0.01" table:style-name="ce1">
            <text:p>5.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77430725097699" table:style-name="ce1">
            <text:p>70.07743073</text:p>
          </table:table-cell>
          <table:table-cell office:value-type="float" office:value="5.4299999999999278" table:formula="of:=[.C393]+0.01" table:style-name="ce1">
            <text:p>5.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75706481933594" table:style-name="ce1">
            <text:p>70.07570648</text:p>
          </table:table-cell>
          <table:table-cell office:value-type="float" office:value="5.4399999999999276" table:formula="of:=[.C394]+0.01" table:style-name="ce1">
            <text:p>5.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73356628417997" table:style-name="ce1">
            <text:p>70.07335663</text:p>
          </table:table-cell>
          <table:table-cell office:value-type="float" office:value="5.4499999999999273" table:formula="of:=[.C395]+0.01" table:style-name="ce1">
            <text:p>5.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70152282714801" table:style-name="ce1">
            <text:p>70.07015228</text:p>
          </table:table-cell>
          <table:table-cell office:value-type="float" office:value="5.4599999999999271" table:formula="of:=[.C396]+0.01" table:style-name="ce1">
            <text:p>5.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68931579589801" table:style-name="ce1">
            <text:p>70.06893158</text:p>
          </table:table-cell>
          <table:table-cell office:value-type="float" office:value="5.4699999999999269" table:formula="of:=[.C397]+0.01" table:style-name="ce1">
            <text:p>5.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66978454589801" table:style-name="ce1">
            <text:p>70.06697845</text:p>
          </table:table-cell>
          <table:table-cell office:value-type="float" office:value="5.4799999999999267" table:formula="of:=[.C398]+0.01" table:style-name="ce1">
            <text:p>5.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64476013183594" table:style-name="ce1">
            <text:p>70.06447601</text:p>
          </table:table-cell>
          <table:table-cell office:value-type="float" office:value="5.4899999999999265" table:formula="of:=[.C399]+0.01" table:style-name="ce1">
            <text:p>5.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61584472656193" table:style-name="ce1">
            <text:p>70.06158447</text:p>
          </table:table-cell>
          <table:table-cell office:value-type="float" office:value="5.4999999999999263" table:formula="of:=[.C400]+0.01" table:style-name="ce1">
            <text:p>5.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59883117675795" table:style-name="ce1">
            <text:p>70.05988312</text:p>
          </table:table-cell>
          <table:table-cell office:value-type="float" office:value="5.5099999999999261" table:formula="of:=[.C401]+0.01" table:style-name="ce1">
            <text:p>5.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58486938476605" table:style-name="ce1">
            <text:p>70.05848694</text:p>
          </table:table-cell>
          <table:table-cell office:value-type="float" office:value="5.5199999999999259" table:formula="of:=[.C402]+0.01" table:style-name="ce1">
            <text:p>5.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57579040527301" table:style-name="ce1">
            <text:p>70.05757904</text:p>
          </table:table-cell>
          <table:table-cell office:value-type="float" office:value="5.5299999999999256" table:formula="of:=[.C403]+0.01" table:style-name="ce1">
            <text:p>5.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54176330566406" table:style-name="ce1">
            <text:p>70.05417633</text:p>
          </table:table-cell>
          <table:table-cell office:value-type="float" office:value="5.5399999999999254" table:formula="of:=[.C404]+0.01" table:style-name="ce1">
            <text:p>5.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.0523681640625" table:style-name="ce1">
            <text:p>70.05236816</text:p>
          </table:table-cell>
          <table:table-cell office:value-type="float" office:value="5.5499999999999252" table:formula="of:=[.C405]+0.01" table:style-name="ce1">
            <text:p>5.55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559999999999925" table:formula="of:=[.C406]+0.01" table:style-name="ce1">
            <text:p>5.56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5699999999999248" table:formula="of:=[.C407]+0.01" table:style-name="ce1">
            <text:p>5.57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5799999999999246" table:formula="of:=[.C408]+0.01" table:style-name="ce1">
            <text:p>5.58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5899999999999244" table:formula="of:=[.C409]+0.01" table:style-name="ce1">
            <text:p>5.5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5999999999999241" table:formula="of:=[.C410]+0.01" table:style-name="ce1">
            <text:p>5.6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6099999999999239" table:formula="of:=[.C411]+0.01" table:style-name="ce1">
            <text:p>5.6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6199999999999237" table:formula="of:=[.C412]+0.01" table:style-name="ce1">
            <text:p>5.6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6299999999999235" table:formula="of:=[.C413]+0.01" table:style-name="ce1">
            <text:p>5.63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6399999999999233" table:formula="of:=[.C414]+0.01" table:style-name="ce1">
            <text:p>5.6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.6499999999999231" table:formula="of:=[.C415]+0.01" table:style-name="ce1">
            <text:p>5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6599999999999229" table:formula="of:=[.C416]+0.01" table:style-name="ce1">
            <text:p>5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6699999999999227" table:formula="of:=[.C417]+0.01" table:style-name="ce1">
            <text:p>5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6799999999999224" table:formula="of:=[.C418]+0.01" table:style-name="ce1">
            <text:p>5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6899999999999222" table:formula="of:=[.C419]+0.01" table:style-name="ce1">
            <text:p>5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699999999999922" table:formula="of:=[.C420]+0.01" table:style-name="ce1">
            <text:p>5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099999999999218" table:formula="of:=[.C421]+0.01" table:style-name="ce1">
            <text:p>5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199999999999216" table:formula="of:=[.C422]+0.01" table:style-name="ce1">
            <text:p>5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299999999999214" table:formula="of:=[.C423]+0.01" table:style-name="ce1">
            <text:p>5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399999999999212" table:formula="of:=[.C424]+0.01" table:style-name="ce1">
            <text:p>5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49999999999921" table:formula="of:=[.C425]+0.01" table:style-name="ce1">
            <text:p>5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599999999999207" table:formula="of:=[.C426]+0.01" table:style-name="ce1">
            <text:p>5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699999999999205" table:formula="of:=[.C427]+0.01" table:style-name="ce1">
            <text:p>5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799999999999203" table:formula="of:=[.C428]+0.01" table:style-name="ce1">
            <text:p>5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899999999999201" table:formula="of:=[.C429]+0.01" table:style-name="ce1">
            <text:p>5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7999999999999199" table:formula="of:=[.C430]+0.01" table:style-name="ce1">
            <text:p>5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099999999999197" table:formula="of:=[.C431]+0.01" table:style-name="ce1">
            <text:p>5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199999999999195" table:formula="of:=[.C432]+0.01" table:style-name="ce1">
            <text:p>5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299999999999192" table:formula="of:=[.C433]+0.01" table:style-name="ce1">
            <text:p>5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39999999999919" table:formula="of:=[.C434]+0.01" table:style-name="ce1">
            <text:p>5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499999999999188" table:formula="of:=[.C435]+0.01" table:style-name="ce1">
            <text:p>5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599999999999186" table:formula="of:=[.C436]+0.01" table:style-name="ce1">
            <text:p>5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699999999999184" table:formula="of:=[.C437]+0.01" table:style-name="ce1">
            <text:p>5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799999999999182" table:formula="of:=[.C438]+0.01" table:style-name="ce1">
            <text:p>5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89999999999918" table:formula="of:=[.C439]+0.01" table:style-name="ce1">
            <text:p>5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8999999999999178" table:formula="of:=[.C440]+0.01" table:style-name="ce1">
            <text:p>5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099999999999175" table:formula="of:=[.C441]+0.01" table:style-name="ce1">
            <text:p>5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199999999999173" table:formula="of:=[.C442]+0.01" table:style-name="ce1">
            <text:p>5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299999999999171" table:formula="of:=[.C443]+0.01" table:style-name="ce1">
            <text:p>5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399999999999169" table:formula="of:=[.C444]+0.01" table:style-name="ce1">
            <text:p>5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499999999999167" table:formula="of:=[.C445]+0.01" table:style-name="ce1">
            <text:p>5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599999999999165" table:formula="of:=[.C446]+0.01" table:style-name="ce1">
            <text:p>5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699999999999163" table:formula="of:=[.C447]+0.01" table:style-name="ce1">
            <text:p>5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79999999999916" table:formula="of:=[.C448]+0.01" table:style-name="ce1">
            <text:p>5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899999999999158" table:formula="of:=[.C449]+0.01" table:style-name="ce1">
            <text:p>5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9999999999999156" table:formula="of:=[.C450]+0.01" table:style-name="ce1">
            <text:p>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099999999999154" table:formula="of:=[.C451]+0.01" table:style-name="ce1">
            <text:p>6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199999999999152" table:formula="of:=[.C452]+0.01" table:style-name="ce1">
            <text:p>6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29999999999915" table:formula="of:=[.C453]+0.01" table:style-name="ce1">
            <text:p>6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399999999999148" table:formula="of:=[.C454]+0.01" table:style-name="ce1">
            <text:p>6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499999999999146" table:formula="of:=[.C455]+0.01" table:style-name="ce1">
            <text:p>6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599999999999143" table:formula="of:=[.C456]+0.01" table:style-name="ce1">
            <text:p>6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699999999999141" table:formula="of:=[.C457]+0.01" table:style-name="ce1">
            <text:p>6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799999999999139" table:formula="of:=[.C458]+0.01" table:style-name="ce1">
            <text:p>6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899999999999137" table:formula="of:=[.C459]+0.01" table:style-name="ce1">
            <text:p>6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0999999999999135" table:formula="of:=[.C460]+0.01" table:style-name="ce1">
            <text:p>6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099999999999133" table:formula="of:=[.C461]+0.01" table:style-name="ce1">
            <text:p>6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199999999999131" table:formula="of:=[.C462]+0.01" table:style-name="ce1">
            <text:p>6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299999999999129" table:formula="of:=[.C463]+0.01" table:style-name="ce1">
            <text:p>6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399999999999126" table:formula="of:=[.C464]+0.01" table:style-name="ce1">
            <text:p>6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499999999999124" table:formula="of:=[.C465]+0.01" table:style-name="ce1">
            <text:p>6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599999999999122" table:formula="of:=[.C466]+0.01" table:style-name="ce1">
            <text:p>6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69999999999912" table:formula="of:=[.C467]+0.01" table:style-name="ce1">
            <text:p>6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799999999999118" table:formula="of:=[.C468]+0.01" table:style-name="ce1">
            <text:p>6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899999999999116" table:formula="of:=[.C469]+0.01" table:style-name="ce1">
            <text:p>6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1999999999999114" table:formula="of:=[.C470]+0.01" table:style-name="ce1">
            <text:p>6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099999999999111" table:formula="of:=[.C471]+0.01" table:style-name="ce1">
            <text:p>6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199999999999109" table:formula="of:=[.C472]+0.01" table:style-name="ce1">
            <text:p>6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299999999999107" table:formula="of:=[.C473]+0.01" table:style-name="ce1">
            <text:p>6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399999999999105" table:formula="of:=[.C474]+0.01" table:style-name="ce1">
            <text:p>6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499999999999103" table:formula="of:=[.C475]+0.01" table:style-name="ce1">
            <text:p>6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599999999999101" table:formula="of:=[.C476]+0.01" table:style-name="ce1">
            <text:p>6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699999999999099" table:formula="of:=[.C477]+0.01" table:style-name="ce1">
            <text:p>6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799999999999097" table:formula="of:=[.C478]+0.01" table:style-name="ce1">
            <text:p>6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899999999999094" table:formula="of:=[.C479]+0.01" table:style-name="ce1">
            <text:p>6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2999999999999092" table:formula="of:=[.C480]+0.01" table:style-name="ce1">
            <text:p>6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09999999999909" table:formula="of:=[.C481]+0.01" table:style-name="ce1">
            <text:p>6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199999999999088" table:formula="of:=[.C482]+0.01" table:style-name="ce1">
            <text:p>6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299999999999086" table:formula="of:=[.C483]+0.01" table:style-name="ce1">
            <text:p>6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399999999999084" table:formula="of:=[.C484]+0.01" table:style-name="ce1">
            <text:p>6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499999999999082" table:formula="of:=[.C485]+0.01" table:style-name="ce1">
            <text:p>6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599999999999079" table:formula="of:=[.C486]+0.01" table:style-name="ce1">
            <text:p>6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699999999999077" table:formula="of:=[.C487]+0.01" table:style-name="ce1">
            <text:p>6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799999999999075" table:formula="of:=[.C488]+0.01" table:style-name="ce1">
            <text:p>6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899999999999073" table:formula="of:=[.C489]+0.01" table:style-name="ce1">
            <text:p>6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3999999999999071" table:formula="of:=[.C490]+0.01" table:style-name="ce1">
            <text:p>6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099999999999069" table:formula="of:=[.C491]+0.01" table:style-name="ce1">
            <text:p>6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199999999999067" table:formula="of:=[.C492]+0.01" table:style-name="ce1">
            <text:p>6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299999999999065" table:formula="of:=[.C493]+0.01" table:style-name="ce1">
            <text:p>6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399999999999062" table:formula="of:=[.C494]+0.01" table:style-name="ce1">
            <text:p>6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49999999999906" table:formula="of:=[.C495]+0.01" table:style-name="ce1">
            <text:p>6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599999999999058" table:formula="of:=[.C496]+0.01" table:style-name="ce1">
            <text:p>6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699999999999056" table:formula="of:=[.C497]+0.01" table:style-name="ce1">
            <text:p>6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799999999999054" table:formula="of:=[.C498]+0.01" table:style-name="ce1">
            <text:p>6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899999999999052" table:formula="of:=[.C499]+0.01" table:style-name="ce1">
            <text:p>6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499999999999905" table:formula="of:=[.C500]+0.01" table:style-name="ce1">
            <text:p>6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099999999999048" table:formula="of:=[.C501]+0.01" table:style-name="ce1">
            <text:p>6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199999999999045" table:formula="of:=[.C502]+0.01" table:style-name="ce1">
            <text:p>6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299999999999043" table:formula="of:=[.C503]+0.01" table:style-name="ce1">
            <text:p>6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399999999999041" table:formula="of:=[.C504]+0.01" table:style-name="ce1">
            <text:p>6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499999999999039" table:formula="of:=[.C505]+0.01" table:style-name="ce1">
            <text:p>6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599999999999037" table:formula="of:=[.C506]+0.01" table:style-name="ce1">
            <text:p>6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699999999999035" table:formula="of:=[.C507]+0.01" table:style-name="ce1">
            <text:p>6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799999999999033" table:formula="of:=[.C508]+0.01" table:style-name="ce1">
            <text:p>6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89999999999903" table:formula="of:=[.C509]+0.01" table:style-name="ce1">
            <text:p>6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5999999999999028" table:formula="of:=[.C510]+0.01" table:style-name="ce1">
            <text:p>6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099999999999026" table:formula="of:=[.C511]+0.01" table:style-name="ce1">
            <text:p>6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199999999999024" table:formula="of:=[.C512]+0.01" table:style-name="ce1">
            <text:p>6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299999999999022" table:formula="of:=[.C513]+0.01" table:style-name="ce1">
            <text:p>6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39999999999902" table:formula="of:=[.C514]+0.01" table:style-name="ce1">
            <text:p>6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499999999999018" table:formula="of:=[.C515]+0.01" table:style-name="ce1">
            <text:p>6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599999999999016" table:formula="of:=[.C516]+0.01" table:style-name="ce1">
            <text:p>6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699999999999013" table:formula="of:=[.C517]+0.01" table:style-name="ce1">
            <text:p>6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799999999999011" table:formula="of:=[.C518]+0.01" table:style-name="ce1">
            <text:p>6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899999999999009" table:formula="of:=[.C519]+0.01" table:style-name="ce1">
            <text:p>6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6999999999999007" table:formula="of:=[.C520]+0.01" table:style-name="ce1">
            <text:p>6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099999999999005" table:formula="of:=[.C521]+0.01" table:style-name="ce1">
            <text:p>6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199999999999003" table:formula="of:=[.C522]+0.01" table:style-name="ce1">
            <text:p>6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299999999999001" table:formula="of:=[.C523]+0.01" table:style-name="ce1">
            <text:p>6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399999999998998" table:formula="of:=[.C524]+0.01" table:style-name="ce1">
            <text:p>6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499999999998996" table:formula="of:=[.C525]+0.01" table:style-name="ce1">
            <text:p>6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599999999998994" table:formula="of:=[.C526]+0.01" table:style-name="ce1">
            <text:p>6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699999999998992" table:formula="of:=[.C527]+0.01" table:style-name="ce1">
            <text:p>6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79999999999899" table:formula="of:=[.C528]+0.01" table:style-name="ce1">
            <text:p>6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899999999998988" table:formula="of:=[.C529]+0.01" table:style-name="ce1">
            <text:p>6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7999999999998986" table:formula="of:=[.C530]+0.01" table:style-name="ce1">
            <text:p>6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099999999998984" table:formula="of:=[.C531]+0.01" table:style-name="ce1">
            <text:p>6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199999999998981" table:formula="of:=[.C532]+0.01" table:style-name="ce1">
            <text:p>6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299999999998979" table:formula="of:=[.C533]+0.01" table:style-name="ce1">
            <text:p>6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399999999998977" table:formula="of:=[.C534]+0.01" table:style-name="ce1">
            <text:p>6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499999999998975" table:formula="of:=[.C535]+0.01" table:style-name="ce1">
            <text:p>6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599999999998973" table:formula="of:=[.C536]+0.01" table:style-name="ce1">
            <text:p>6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699999999998971" table:formula="of:=[.C537]+0.01" table:style-name="ce1">
            <text:p>6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799999999998969" table:formula="of:=[.C538]+0.01" table:style-name="ce1">
            <text:p>6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899999999998967" table:formula="of:=[.C539]+0.01" table:style-name="ce1">
            <text:p>6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8999999999998964" table:formula="of:=[.C540]+0.01" table:style-name="ce1">
            <text:p>6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099999999998962" table:formula="of:=[.C541]+0.01" table:style-name="ce1">
            <text:p>6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19999999999896" table:formula="of:=[.C542]+0.01" table:style-name="ce1">
            <text:p>6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299999999998958" table:formula="of:=[.C543]+0.01" table:style-name="ce1">
            <text:p>6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399999999998956" table:formula="of:=[.C544]+0.01" table:style-name="ce1">
            <text:p>6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499999999998954" table:formula="of:=[.C545]+0.01" table:style-name="ce1">
            <text:p>6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599999999998952" table:formula="of:=[.C546]+0.01" table:style-name="ce1">
            <text:p>6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699999999998949" table:formula="of:=[.C547]+0.01" table:style-name="ce1">
            <text:p>6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799999999998947" table:formula="of:=[.C548]+0.01" table:style-name="ce1">
            <text:p>6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899999999998945" table:formula="of:=[.C549]+0.01" table:style-name="ce1">
            <text:p>6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6.9999999999998943" table:formula="of:=[.C550]+0.01" table:style-name="ce1">
            <text:p>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099999999998941" table:formula="of:=[.C551]+0.01" table:style-name="ce1">
            <text:p>7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199999999998939" table:formula="of:=[.C552]+0.01" table:style-name="ce1">
            <text:p>7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299999999998937" table:formula="of:=[.C553]+0.01" table:style-name="ce1">
            <text:p>7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399999999998935" table:formula="of:=[.C554]+0.01" table:style-name="ce1">
            <text:p>7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499999999998932" table:formula="of:=[.C555]+0.01" table:style-name="ce1">
            <text:p>7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59999999999893" table:formula="of:=[.C556]+0.01" table:style-name="ce1">
            <text:p>7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699999999998928" table:formula="of:=[.C557]+0.01" table:style-name="ce1">
            <text:p>7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799999999998926" table:formula="of:=[.C558]+0.01" table:style-name="ce1">
            <text:p>7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899999999998924" table:formula="of:=[.C559]+0.01" table:style-name="ce1">
            <text:p>7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0999999999998922" table:formula="of:=[.C560]+0.01" table:style-name="ce1">
            <text:p>7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09999999999892" table:formula="of:=[.C561]+0.01" table:style-name="ce1">
            <text:p>7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199999999998917" table:formula="of:=[.C562]+0.01" table:style-name="ce1">
            <text:p>7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299999999998915" table:formula="of:=[.C563]+0.01" table:style-name="ce1">
            <text:p>7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399999999998913" table:formula="of:=[.C564]+0.01" table:style-name="ce1">
            <text:p>7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499999999998911" table:formula="of:=[.C565]+0.01" table:style-name="ce1">
            <text:p>7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599999999998909" table:formula="of:=[.C566]+0.01" table:style-name="ce1">
            <text:p>7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699999999998907" table:formula="of:=[.C567]+0.01" table:style-name="ce1">
            <text:p>7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799999999998905" table:formula="of:=[.C568]+0.01" table:style-name="ce1">
            <text:p>7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899999999998903" table:formula="of:=[.C569]+0.01" table:style-name="ce1">
            <text:p>7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19999999999989" table:formula="of:=[.C570]+0.01" table:style-name="ce1">
            <text:p>7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099999999998898" table:formula="of:=[.C571]+0.01" table:style-name="ce1">
            <text:p>7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199999999998896" table:formula="of:=[.C572]+0.01" table:style-name="ce1">
            <text:p>7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299999999998894" table:formula="of:=[.C573]+0.01" table:style-name="ce1">
            <text:p>7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399999999998892" table:formula="of:=[.C574]+0.01" table:style-name="ce1">
            <text:p>7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49999999999889" table:formula="of:=[.C575]+0.01" table:style-name="ce1">
            <text:p>7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599999999998888" table:formula="of:=[.C576]+0.01" table:style-name="ce1">
            <text:p>7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699999999998886" table:formula="of:=[.C577]+0.01" table:style-name="ce1">
            <text:p>7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799999999998883" table:formula="of:=[.C578]+0.01" table:style-name="ce1">
            <text:p>7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899999999998881" table:formula="of:=[.C579]+0.01" table:style-name="ce1">
            <text:p>7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2999999999998879" table:formula="of:=[.C580]+0.01" table:style-name="ce1">
            <text:p>7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099999999998877" table:formula="of:=[.C581]+0.01" table:style-name="ce1">
            <text:p>7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199999999998875" table:formula="of:=[.C582]+0.01" table:style-name="ce1">
            <text:p>7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299999999998873" table:formula="of:=[.C583]+0.01" table:style-name="ce1">
            <text:p>7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399999999998871" table:formula="of:=[.C584]+0.01" table:style-name="ce1">
            <text:p>7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499999999998868" table:formula="of:=[.C585]+0.01" table:style-name="ce1">
            <text:p>7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599999999998866" table:formula="of:=[.C586]+0.01" table:style-name="ce1">
            <text:p>7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699999999998864" table:formula="of:=[.C587]+0.01" table:style-name="ce1">
            <text:p>7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799999999998862" table:formula="of:=[.C588]+0.01" table:style-name="ce1">
            <text:p>7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89999999999886" table:formula="of:=[.C589]+0.01" table:style-name="ce1">
            <text:p>7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3999999999998858" table:formula="of:=[.C590]+0.01" table:style-name="ce1">
            <text:p>7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099999999998856" table:formula="of:=[.C591]+0.01" table:style-name="ce1">
            <text:p>7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199999999998854" table:formula="of:=[.C592]+0.01" table:style-name="ce1">
            <text:p>7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299999999998851" table:formula="of:=[.C593]+0.01" table:style-name="ce1">
            <text:p>7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399999999998849" table:formula="of:=[.C594]+0.01" table:style-name="ce1">
            <text:p>7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499999999998847" table:formula="of:=[.C595]+0.01" table:style-name="ce1">
            <text:p>7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599999999998845" table:formula="of:=[.C596]+0.01" table:style-name="ce1">
            <text:p>7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699999999998843" table:formula="of:=[.C597]+0.01" table:style-name="ce1">
            <text:p>7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799999999998841" table:formula="of:=[.C598]+0.01" table:style-name="ce1">
            <text:p>7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899999999998839" table:formula="of:=[.C599]+0.01" table:style-name="ce1">
            <text:p>7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4999999999998836" table:formula="of:=[.C600]+0.01" table:style-name="ce1">
            <text:p>7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099999999998834" table:formula="of:=[.C601]+0.01" table:style-name="ce1">
            <text:p>7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199999999998832" table:formula="of:=[.C602]+0.01" table:style-name="ce1">
            <text:p>7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29999999999883" table:formula="of:=[.C603]+0.01" table:style-name="ce1">
            <text:p>7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399999999998828" table:formula="of:=[.C604]+0.01" table:style-name="ce1">
            <text:p>7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499999999998826" table:formula="of:=[.C605]+0.01" table:style-name="ce1">
            <text:p>7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599999999998824" table:formula="of:=[.C606]+0.01" table:style-name="ce1">
            <text:p>7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699999999998822" table:formula="of:=[.C607]+0.01" table:style-name="ce1">
            <text:p>7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799999999998819" table:formula="of:=[.C608]+0.01" table:style-name="ce1">
            <text:p>7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899999999998817" table:formula="of:=[.C609]+0.01" table:style-name="ce1">
            <text:p>7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5999999999998815" table:formula="of:=[.C610]+0.01" table:style-name="ce1">
            <text:p>7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099999999998813" table:formula="of:=[.C611]+0.01" table:style-name="ce1">
            <text:p>7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199999999998811" table:formula="of:=[.C612]+0.01" table:style-name="ce1">
            <text:p>7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299999999998809" table:formula="of:=[.C613]+0.01" table:style-name="ce1">
            <text:p>7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399999999998807" table:formula="of:=[.C614]+0.01" table:style-name="ce1">
            <text:p>7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499999999998805" table:formula="of:=[.C615]+0.01" table:style-name="ce1">
            <text:p>7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599999999998802" table:formula="of:=[.C616]+0.01" table:style-name="ce1">
            <text:p>7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6999999999988" table:formula="of:=[.C617]+0.01" table:style-name="ce1">
            <text:p>7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799999999998798" table:formula="of:=[.C618]+0.01" table:style-name="ce1">
            <text:p>7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899999999998796" table:formula="of:=[.C619]+0.01" table:style-name="ce1">
            <text:p>7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6999999999998794" table:formula="of:=[.C620]+0.01" table:style-name="ce1">
            <text:p>7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099999999998792" table:formula="of:=[.C621]+0.01" table:style-name="ce1">
            <text:p>7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19999999999879" table:formula="of:=[.C622]+0.01" table:style-name="ce1">
            <text:p>7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299999999998787" table:formula="of:=[.C623]+0.01" table:style-name="ce1">
            <text:p>7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399999999998785" table:formula="of:=[.C624]+0.01" table:style-name="ce1">
            <text:p>7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499999999998783" table:formula="of:=[.C625]+0.01" table:style-name="ce1">
            <text:p>7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599999999998781" table:formula="of:=[.C626]+0.01" table:style-name="ce1">
            <text:p>7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699999999998779" table:formula="of:=[.C627]+0.01" table:style-name="ce1">
            <text:p>7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799999999998777" table:formula="of:=[.C628]+0.01" table:style-name="ce1">
            <text:p>7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899999999998775" table:formula="of:=[.C629]+0.01" table:style-name="ce1">
            <text:p>7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7999999999998773" table:formula="of:=[.C630]+0.01" table:style-name="ce1">
            <text:p>7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09999999999877" table:formula="of:=[.C631]+0.01" table:style-name="ce1">
            <text:p>7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199999999998768" table:formula="of:=[.C632]+0.01" table:style-name="ce1">
            <text:p>7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299999999998766" table:formula="of:=[.C633]+0.01" table:style-name="ce1">
            <text:p>7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399999999998764" table:formula="of:=[.C634]+0.01" table:style-name="ce1">
            <text:p>7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499999999998762" table:formula="of:=[.C635]+0.01" table:style-name="ce1">
            <text:p>7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59999999999876" table:formula="of:=[.C636]+0.01" table:style-name="ce1">
            <text:p>7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699999999998758" table:formula="of:=[.C637]+0.01" table:style-name="ce1">
            <text:p>7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799999999998755" table:formula="of:=[.C638]+0.01" table:style-name="ce1">
            <text:p>7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899999999998753" table:formula="of:=[.C639]+0.01" table:style-name="ce1">
            <text:p>7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8999999999998751" table:formula="of:=[.C640]+0.01" table:style-name="ce1">
            <text:p>7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099999999998749" table:formula="of:=[.C641]+0.01" table:style-name="ce1">
            <text:p>7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199999999998747" table:formula="of:=[.C642]+0.01" table:style-name="ce1">
            <text:p>7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299999999998745" table:formula="of:=[.C643]+0.01" table:style-name="ce1">
            <text:p>7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399999999998743" table:formula="of:=[.C644]+0.01" table:style-name="ce1">
            <text:p>7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499999999998741" table:formula="of:=[.C645]+0.01" table:style-name="ce1">
            <text:p>7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599999999998738" table:formula="of:=[.C646]+0.01" table:style-name="ce1">
            <text:p>7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699999999998736" table:formula="of:=[.C647]+0.01" table:style-name="ce1">
            <text:p>7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799999999998734" table:formula="of:=[.C648]+0.01" table:style-name="ce1">
            <text:p>7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899999999998732" table:formula="of:=[.C649]+0.01" table:style-name="ce1">
            <text:p>7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7.999999999999873" table:formula="of:=[.C650]+0.01" table:style-name="ce1">
            <text:p>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099999999998737" table:formula="of:=[.C651]+0.01" table:style-name="ce1">
            <text:p>8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199999999998735" table:formula="of:=[.C652]+0.01" table:style-name="ce1">
            <text:p>8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299999999998732" table:formula="of:=[.C653]+0.01" table:style-name="ce1">
            <text:p>8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39999999999873" table:formula="of:=[.C654]+0.01" table:style-name="ce1">
            <text:p>8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499999999998728" table:formula="of:=[.C655]+0.01" table:style-name="ce1">
            <text:p>8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599999999998726" table:formula="of:=[.C656]+0.01" table:style-name="ce1">
            <text:p>8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699999999998724" table:formula="of:=[.C657]+0.01" table:style-name="ce1">
            <text:p>8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799999999998722" table:formula="of:=[.C658]+0.01" table:style-name="ce1">
            <text:p>8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89999999999872" table:formula="of:=[.C659]+0.01" table:style-name="ce1">
            <text:p>8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0999999999998717" table:formula="of:=[.C660]+0.01" table:style-name="ce1">
            <text:p>8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099999999998715" table:formula="of:=[.C661]+0.01" table:style-name="ce1">
            <text:p>8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199999999998713" table:formula="of:=[.C662]+0.01" table:style-name="ce1">
            <text:p>8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299999999998711" table:formula="of:=[.C663]+0.01" table:style-name="ce1">
            <text:p>8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399999999998709" table:formula="of:=[.C664]+0.01" table:style-name="ce1">
            <text:p>8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499999999998707" table:formula="of:=[.C665]+0.01" table:style-name="ce1">
            <text:p>8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599999999998705" table:formula="of:=[.C666]+0.01" table:style-name="ce1">
            <text:p>8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699999999998703" table:formula="of:=[.C667]+0.01" table:style-name="ce1">
            <text:p>8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7999999999987" table:formula="of:=[.C668]+0.01" table:style-name="ce1">
            <text:p>8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899999999998698" table:formula="of:=[.C669]+0.01" table:style-name="ce1">
            <text:p>8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1999999999998696" table:formula="of:=[.C670]+0.01" table:style-name="ce1">
            <text:p>8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099999999998694" table:formula="of:=[.C671]+0.01" table:style-name="ce1">
            <text:p>8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199999999998692" table:formula="of:=[.C672]+0.01" table:style-name="ce1">
            <text:p>8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29999999999869" table:formula="of:=[.C673]+0.01" table:style-name="ce1">
            <text:p>8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399999999998688" table:formula="of:=[.C674]+0.01" table:style-name="ce1">
            <text:p>8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499999999998685" table:formula="of:=[.C675]+0.01" table:style-name="ce1">
            <text:p>8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599999999998683" table:formula="of:=[.C676]+0.01" table:style-name="ce1">
            <text:p>8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699999999998681" table:formula="of:=[.C677]+0.01" table:style-name="ce1">
            <text:p>8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799999999998679" table:formula="of:=[.C678]+0.01" table:style-name="ce1">
            <text:p>8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899999999998677" table:formula="of:=[.C679]+0.01" table:style-name="ce1">
            <text:p>8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2999999999998675" table:formula="of:=[.C680]+0.01" table:style-name="ce1">
            <text:p>8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099999999998673" table:formula="of:=[.C681]+0.01" table:style-name="ce1">
            <text:p>8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199999999998671" table:formula="of:=[.C682]+0.01" table:style-name="ce1">
            <text:p>8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299999999998668" table:formula="of:=[.C683]+0.01" table:style-name="ce1">
            <text:p>8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399999999998666" table:formula="of:=[.C684]+0.01" table:style-name="ce1">
            <text:p>8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499999999998664" table:formula="of:=[.C685]+0.01" table:style-name="ce1">
            <text:p>8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599999999998662" table:formula="of:=[.C686]+0.01" table:style-name="ce1">
            <text:p>8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69999999999866" table:formula="of:=[.C687]+0.01" table:style-name="ce1">
            <text:p>8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799999999998658" table:formula="of:=[.C688]+0.01" table:style-name="ce1">
            <text:p>8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899999999998656" table:formula="of:=[.C689]+0.01" table:style-name="ce1">
            <text:p>8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3999999999998654" table:formula="of:=[.C690]+0.01" table:style-name="ce1">
            <text:p>8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099999999998651" table:formula="of:=[.C691]+0.01" table:style-name="ce1">
            <text:p>8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199999999998649" table:formula="of:=[.C692]+0.01" table:style-name="ce1">
            <text:p>8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299999999998647" table:formula="of:=[.C693]+0.01" table:style-name="ce1">
            <text:p>8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399999999998645" table:formula="of:=[.C694]+0.01" table:style-name="ce1">
            <text:p>8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499999999998643" table:formula="of:=[.C695]+0.01" table:style-name="ce1">
            <text:p>8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599999999998641" table:formula="of:=[.C696]+0.01" table:style-name="ce1">
            <text:p>8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699999999998639" table:formula="of:=[.C697]+0.01" table:style-name="ce1">
            <text:p>8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799999999998636" table:formula="of:=[.C698]+0.01" table:style-name="ce1">
            <text:p>8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899999999998634" table:formula="of:=[.C699]+0.01" table:style-name="ce1">
            <text:p>8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4999999999998632" table:formula="of:=[.C700]+0.01" table:style-name="ce1">
            <text:p>8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09999999999863" table:formula="of:=[.C701]+0.01" table:style-name="ce1">
            <text:p>8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199999999998628" table:formula="of:=[.C702]+0.01" table:style-name="ce1">
            <text:p>8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299999999998626" table:formula="of:=[.C703]+0.01" table:style-name="ce1">
            <text:p>8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399999999998624" table:formula="of:=[.C704]+0.01" table:style-name="ce1">
            <text:p>8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499999999998622" table:formula="of:=[.C705]+0.01" table:style-name="ce1">
            <text:p>8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599999999998619" table:formula="of:=[.C706]+0.01" table:style-name="ce1">
            <text:p>8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699999999998617" table:formula="of:=[.C707]+0.01" table:style-name="ce1">
            <text:p>8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799999999998615" table:formula="of:=[.C708]+0.01" table:style-name="ce1">
            <text:p>8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899999999998613" table:formula="of:=[.C709]+0.01" table:style-name="ce1">
            <text:p>8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5999999999998611" table:formula="of:=[.C710]+0.01" table:style-name="ce1">
            <text:p>8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099999999998609" table:formula="of:=[.C711]+0.01" table:style-name="ce1">
            <text:p>8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199999999998607" table:formula="of:=[.C712]+0.01" table:style-name="ce1">
            <text:p>8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299999999998604" table:formula="of:=[.C713]+0.01" table:style-name="ce1">
            <text:p>8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399999999998602" table:formula="of:=[.C714]+0.01" table:style-name="ce1">
            <text:p>8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4999999999986" table:formula="of:=[.C715]+0.01" table:style-name="ce1">
            <text:p>8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599999999998598" table:formula="of:=[.C716]+0.01" table:style-name="ce1">
            <text:p>8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699999999998596" table:formula="of:=[.C717]+0.01" table:style-name="ce1">
            <text:p>8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799999999998594" table:formula="of:=[.C718]+0.01" table:style-name="ce1">
            <text:p>8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899999999998592" table:formula="of:=[.C719]+0.01" table:style-name="ce1">
            <text:p>8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699999999999859" table:formula="of:=[.C720]+0.01" table:style-name="ce1">
            <text:p>8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099999999998587" table:formula="of:=[.C721]+0.01" table:style-name="ce1">
            <text:p>8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199999999998585" table:formula="of:=[.C722]+0.01" table:style-name="ce1">
            <text:p>8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299999999998583" table:formula="of:=[.C723]+0.01" table:style-name="ce1">
            <text:p>8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399999999998581" table:formula="of:=[.C724]+0.01" table:style-name="ce1">
            <text:p>8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499999999998579" table:formula="of:=[.C725]+0.01" table:style-name="ce1">
            <text:p>8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599999999998577" table:formula="of:=[.C726]+0.01" table:style-name="ce1">
            <text:p>8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699999999998575" table:formula="of:=[.C727]+0.01" table:style-name="ce1">
            <text:p>8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799999999998573" table:formula="of:=[.C728]+0.01" table:style-name="ce1">
            <text:p>8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89999999999857" table:formula="of:=[.C729]+0.01" table:style-name="ce1">
            <text:p>8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999999999998568" table:formula="of:=[.C730]+0.01" table:style-name="ce1">
            <text:p>8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099999999998566" table:formula="of:=[.C731]+0.01" table:style-name="ce1">
            <text:p>8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199999999998564" table:formula="of:=[.C732]+0.01" table:style-name="ce1">
            <text:p>8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299999999998562" table:formula="of:=[.C733]+0.01" table:style-name="ce1">
            <text:p>8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39999999999856" table:formula="of:=[.C734]+0.01" table:style-name="ce1">
            <text:p>8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499999999998558" table:formula="of:=[.C735]+0.01" table:style-name="ce1">
            <text:p>8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599999999998555" table:formula="of:=[.C736]+0.01" table:style-name="ce1">
            <text:p>8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699999999998553" table:formula="of:=[.C737]+0.01" table:style-name="ce1">
            <text:p>8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799999999998551" table:formula="of:=[.C738]+0.01" table:style-name="ce1">
            <text:p>8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899999999998549" table:formula="of:=[.C739]+0.01" table:style-name="ce1">
            <text:p>8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8999999999998547" table:formula="of:=[.C740]+0.01" table:style-name="ce1">
            <text:p>8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099999999998545" table:formula="of:=[.C741]+0.01" table:style-name="ce1">
            <text:p>8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199999999998543" table:formula="of:=[.C742]+0.01" table:style-name="ce1">
            <text:p>8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299999999998541" table:formula="of:=[.C743]+0.01" table:style-name="ce1">
            <text:p>8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399999999998538" table:formula="of:=[.C744]+0.01" table:style-name="ce1">
            <text:p>8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499999999998536" table:formula="of:=[.C745]+0.01" table:style-name="ce1">
            <text:p>8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599999999998534" table:formula="of:=[.C746]+0.01" table:style-name="ce1">
            <text:p>8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699999999998532" table:formula="of:=[.C747]+0.01" table:style-name="ce1">
            <text:p>8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79999999999853" table:formula="of:=[.C748]+0.01" table:style-name="ce1">
            <text:p>8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899999999998528" table:formula="of:=[.C749]+0.01" table:style-name="ce1">
            <text:p>8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9999999999998526" table:formula="of:=[.C750]+0.01" table:style-name="ce1">
            <text:p>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099999999998523" table:formula="of:=[.C751]+0.01" table:style-name="ce1">
            <text:p>9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199999999998521" table:formula="of:=[.C752]+0.01" table:style-name="ce1">
            <text:p>9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299999999998519" table:formula="of:=[.C753]+0.01" table:style-name="ce1">
            <text:p>9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399999999998517" table:formula="of:=[.C754]+0.01" table:style-name="ce1">
            <text:p>9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499999999998515" table:formula="of:=[.C755]+0.01" table:style-name="ce1">
            <text:p>9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599999999998513" table:formula="of:=[.C756]+0.01" table:style-name="ce1">
            <text:p>9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699999999998511" table:formula="of:=[.C757]+0.01" table:style-name="ce1">
            <text:p>9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799999999998509" table:formula="of:=[.C758]+0.01" table:style-name="ce1">
            <text:p>9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899999999998506" table:formula="of:=[.C759]+0.01" table:style-name="ce1">
            <text:p>9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0999999999998504" table:formula="of:=[.C760]+0.01" table:style-name="ce1">
            <text:p>9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099999999998502" table:formula="of:=[.C761]+0.01" table:style-name="ce1">
            <text:p>9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1999999999985" table:formula="of:=[.C762]+0.01" table:style-name="ce1">
            <text:p>9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299999999998498" table:formula="of:=[.C763]+0.01" table:style-name="ce1">
            <text:p>9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399999999998496" table:formula="of:=[.C764]+0.01" table:style-name="ce1">
            <text:p>9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499999999998494" table:formula="of:=[.C765]+0.01" table:style-name="ce1">
            <text:p>9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599999999998492" table:formula="of:=[.C766]+0.01" table:style-name="ce1">
            <text:p>9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699999999998489" table:formula="of:=[.C767]+0.01" table:style-name="ce1">
            <text:p>9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799999999998487" table:formula="of:=[.C768]+0.01" table:style-name="ce1">
            <text:p>9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899999999998485" table:formula="of:=[.C769]+0.01" table:style-name="ce1">
            <text:p>9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1999999999998483" table:formula="of:=[.C770]+0.01" table:style-name="ce1">
            <text:p>9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099999999998481" table:formula="of:=[.C771]+0.01" table:style-name="ce1">
            <text:p>9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199999999998479" table:formula="of:=[.C772]+0.01" table:style-name="ce1">
            <text:p>9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299999999998477" table:formula="of:=[.C773]+0.01" table:style-name="ce1">
            <text:p>9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399999999998474" table:formula="of:=[.C774]+0.01" table:style-name="ce1">
            <text:p>9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499999999998472" table:formula="of:=[.C775]+0.01" table:style-name="ce1">
            <text:p>9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59999999999847" table:formula="of:=[.C776]+0.01" table:style-name="ce1">
            <text:p>9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699999999998468" table:formula="of:=[.C777]+0.01" table:style-name="ce1">
            <text:p>9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799999999998466" table:formula="of:=[.C778]+0.01" table:style-name="ce1">
            <text:p>9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899999999998464" table:formula="of:=[.C779]+0.01" table:style-name="ce1">
            <text:p>9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2999999999998462" table:formula="of:=[.C780]+0.01" table:style-name="ce1">
            <text:p>9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09999999999846" table:formula="of:=[.C781]+0.01" table:style-name="ce1">
            <text:p>9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199999999998457" table:formula="of:=[.C782]+0.01" table:style-name="ce1">
            <text:p>9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299999999998455" table:formula="of:=[.C783]+0.01" table:style-name="ce1">
            <text:p>9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399999999998453" table:formula="of:=[.C784]+0.01" table:style-name="ce1">
            <text:p>9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499999999998451" table:formula="of:=[.C785]+0.01" table:style-name="ce1">
            <text:p>9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599999999998449" table:formula="of:=[.C786]+0.01" table:style-name="ce1">
            <text:p>9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699999999998447" table:formula="of:=[.C787]+0.01" table:style-name="ce1">
            <text:p>9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799999999998445" table:formula="of:=[.C788]+0.01" table:style-name="ce1">
            <text:p>9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899999999998442" table:formula="of:=[.C789]+0.01" table:style-name="ce1">
            <text:p>9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399999999999844" table:formula="of:=[.C790]+0.01" table:style-name="ce1">
            <text:p>9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099999999998438" table:formula="of:=[.C791]+0.01" table:style-name="ce1">
            <text:p>9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199999999998436" table:formula="of:=[.C792]+0.01" table:style-name="ce1">
            <text:p>9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299999999998434" table:formula="of:=[.C793]+0.01" table:style-name="ce1">
            <text:p>9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399999999998432" table:formula="of:=[.C794]+0.01" table:style-name="ce1">
            <text:p>9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49999999999843" table:formula="of:=[.C795]+0.01" table:style-name="ce1">
            <text:p>9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599999999998428" table:formula="of:=[.C796]+0.01" table:style-name="ce1">
            <text:p>9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699999999998425" table:formula="of:=[.C797]+0.01" table:style-name="ce1">
            <text:p>9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799999999998423" table:formula="of:=[.C798]+0.01" table:style-name="ce1">
            <text:p>9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899999999998421" table:formula="of:=[.C799]+0.01" table:style-name="ce1">
            <text:p>9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4999999999998419" table:formula="of:=[.C800]+0.01" table:style-name="ce1">
            <text:p>9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099999999998417" table:formula="of:=[.C801]+0.01" table:style-name="ce1">
            <text:p>9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199999999998415" table:formula="of:=[.C802]+0.01" table:style-name="ce1">
            <text:p>9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299999999998413" table:formula="of:=[.C803]+0.01" table:style-name="ce1">
            <text:p>9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399999999998411" table:formula="of:=[.C804]+0.01" table:style-name="ce1">
            <text:p>9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499999999998408" table:formula="of:=[.C805]+0.01" table:style-name="ce1">
            <text:p>9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599999999998406" table:formula="of:=[.C806]+0.01" table:style-name="ce1">
            <text:p>9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699999999998404" table:formula="of:=[.C807]+0.01" table:style-name="ce1">
            <text:p>9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799999999998402" table:formula="of:=[.C808]+0.01" table:style-name="ce1">
            <text:p>9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8999999999984" table:formula="of:=[.C809]+0.01" table:style-name="ce1">
            <text:p>9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5999999999998398" table:formula="of:=[.C810]+0.01" table:style-name="ce1">
            <text:p>9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099999999998396" table:formula="of:=[.C811]+0.01" table:style-name="ce1">
            <text:p>9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199999999998393" table:formula="of:=[.C812]+0.01" table:style-name="ce1">
            <text:p>9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299999999998391" table:formula="of:=[.C813]+0.01" table:style-name="ce1">
            <text:p>9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399999999998389" table:formula="of:=[.C814]+0.01" table:style-name="ce1">
            <text:p>9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499999999998387" table:formula="of:=[.C815]+0.01" table:style-name="ce1">
            <text:p>9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599999999998385" table:formula="of:=[.C816]+0.01" table:style-name="ce1">
            <text:p>9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699999999998383" table:formula="of:=[.C817]+0.01" table:style-name="ce1">
            <text:p>9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799999999998381" table:formula="of:=[.C818]+0.01" table:style-name="ce1">
            <text:p>9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899999999998379" table:formula="of:=[.C819]+0.01" table:style-name="ce1">
            <text:p>9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6999999999998376" table:formula="of:=[.C820]+0.01" table:style-name="ce1">
            <text:p>9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099999999998374" table:formula="of:=[.C821]+0.01" table:style-name="ce1">
            <text:p>9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199999999998372" table:formula="of:=[.C822]+0.01" table:style-name="ce1">
            <text:p>9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29999999999837" table:formula="of:=[.C823]+0.01" table:style-name="ce1">
            <text:p>9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399999999998368" table:formula="of:=[.C824]+0.01" table:style-name="ce1">
            <text:p>9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499999999998366" table:formula="of:=[.C825]+0.01" table:style-name="ce1">
            <text:p>9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599999999998364" table:formula="of:=[.C826]+0.01" table:style-name="ce1">
            <text:p>9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699999999998361" table:formula="of:=[.C827]+0.01" table:style-name="ce1">
            <text:p>9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799999999998359" table:formula="of:=[.C828]+0.01" table:style-name="ce1">
            <text:p>9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899999999998357" table:formula="of:=[.C829]+0.01" table:style-name="ce1">
            <text:p>9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7999999999998355" table:formula="of:=[.C830]+0.01" table:style-name="ce1">
            <text:p>9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099999999998353" table:formula="of:=[.C831]+0.01" table:style-name="ce1">
            <text:p>9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199999999998351" table:formula="of:=[.C832]+0.01" table:style-name="ce1">
            <text:p>9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299999999998349" table:formula="of:=[.C833]+0.01" table:style-name="ce1">
            <text:p>9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399999999998347" table:formula="of:=[.C834]+0.01" table:style-name="ce1">
            <text:p>9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499999999998344" table:formula="of:=[.C835]+0.01" table:style-name="ce1">
            <text:p>9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599999999998342" table:formula="of:=[.C836]+0.01" table:style-name="ce1">
            <text:p>9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69999999999834" table:formula="of:=[.C837]+0.01" table:style-name="ce1">
            <text:p>9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799999999998338" table:formula="of:=[.C838]+0.01" table:style-name="ce1">
            <text:p>9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899999999998336" table:formula="of:=[.C839]+0.01" table:style-name="ce1">
            <text:p>9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8999999999998334" table:formula="of:=[.C840]+0.01" table:style-name="ce1">
            <text:p>9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099999999998332" table:formula="of:=[.C841]+0.01" table:style-name="ce1">
            <text:p>9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19999999999833" table:formula="of:=[.C842]+0.01" table:style-name="ce1">
            <text:p>9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299999999998327" table:formula="of:=[.C843]+0.01" table:style-name="ce1">
            <text:p>9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399999999998325" table:formula="of:=[.C844]+0.01" table:style-name="ce1">
            <text:p>9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499999999998323" table:formula="of:=[.C845]+0.01" table:style-name="ce1">
            <text:p>9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599999999998321" table:formula="of:=[.C846]+0.01" table:style-name="ce1">
            <text:p>9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699999999998319" table:formula="of:=[.C847]+0.01" table:style-name="ce1">
            <text:p>9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799999999998317" table:formula="of:=[.C848]+0.01" table:style-name="ce1">
            <text:p>9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899999999998315" table:formula="of:=[.C849]+0.01" table:style-name="ce1">
            <text:p>9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9.9999999999998312" table:formula="of:=[.C850]+0.01" table:style-name="ce1">
            <text:p>1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09999999999831" table:formula="of:=[.C851]+0.01" table:style-name="ce1">
            <text:p>10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19999999999831" table:formula="of:=[.C852]+0.01" table:style-name="ce1">
            <text:p>10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29999999999831" table:formula="of:=[.C853]+0.01" table:style-name="ce1">
            <text:p>10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3999999999983" table:formula="of:=[.C854]+0.01" table:style-name="ce1">
            <text:p>10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4999999999983" table:formula="of:=[.C855]+0.01" table:style-name="ce1">
            <text:p>10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5999999999983" table:formula="of:=[.C856]+0.01" table:style-name="ce1">
            <text:p>10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6999999999983" table:formula="of:=[.C857]+0.01" table:style-name="ce1">
            <text:p>10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7999999999983" table:formula="of:=[.C858]+0.01" table:style-name="ce1">
            <text:p>10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89999999999829" table:formula="of:=[.C859]+0.01" table:style-name="ce1">
            <text:p>10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099999999999829" table:formula="of:=[.C860]+0.01" table:style-name="ce1">
            <text:p>10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09999999999829" table:formula="of:=[.C861]+0.01" table:style-name="ce1">
            <text:p>10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19999999999829" table:formula="of:=[.C862]+0.01" table:style-name="ce1">
            <text:p>10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29999999999828" table:formula="of:=[.C863]+0.01" table:style-name="ce1">
            <text:p>10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39999999999828" table:formula="of:=[.C864]+0.01" table:style-name="ce1">
            <text:p>10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49999999999828" table:formula="of:=[.C865]+0.01" table:style-name="ce1">
            <text:p>10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59999999999828" table:formula="of:=[.C866]+0.01" table:style-name="ce1">
            <text:p>10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69999999999828" table:formula="of:=[.C867]+0.01" table:style-name="ce1">
            <text:p>10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79999999999827" table:formula="of:=[.C868]+0.01" table:style-name="ce1">
            <text:p>10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89999999999827" table:formula="of:=[.C869]+0.01" table:style-name="ce1">
            <text:p>10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199999999999827" table:formula="of:=[.C870]+0.01" table:style-name="ce1">
            <text:p>10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09999999999827" table:formula="of:=[.C871]+0.01" table:style-name="ce1">
            <text:p>10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19999999999827" table:formula="of:=[.C872]+0.01" table:style-name="ce1">
            <text:p>10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29999999999826" table:formula="of:=[.C873]+0.01" table:style-name="ce1">
            <text:p>10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39999999999826" table:formula="of:=[.C874]+0.01" table:style-name="ce1">
            <text:p>10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49999999999826" table:formula="of:=[.C875]+0.01" table:style-name="ce1">
            <text:p>10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59999999999826" table:formula="of:=[.C876]+0.01" table:style-name="ce1">
            <text:p>10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69999999999825" table:formula="of:=[.C877]+0.01" table:style-name="ce1">
            <text:p>10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79999999999825" table:formula="of:=[.C878]+0.01" table:style-name="ce1">
            <text:p>10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89999999999825" table:formula="of:=[.C879]+0.01" table:style-name="ce1">
            <text:p>10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299999999999825" table:formula="of:=[.C880]+0.01" table:style-name="ce1">
            <text:p>10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09999999999825" table:formula="of:=[.C881]+0.01" table:style-name="ce1">
            <text:p>10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19999999999824" table:formula="of:=[.C882]+0.01" table:style-name="ce1">
            <text:p>10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29999999999824" table:formula="of:=[.C883]+0.01" table:style-name="ce1">
            <text:p>10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39999999999824" table:formula="of:=[.C884]+0.01" table:style-name="ce1">
            <text:p>10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49999999999824" table:formula="of:=[.C885]+0.01" table:style-name="ce1">
            <text:p>10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59999999999824" table:formula="of:=[.C886]+0.01" table:style-name="ce1">
            <text:p>10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69999999999823" table:formula="of:=[.C887]+0.01" table:style-name="ce1">
            <text:p>10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79999999999823" table:formula="of:=[.C888]+0.01" table:style-name="ce1">
            <text:p>10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89999999999823" table:formula="of:=[.C889]+0.01" table:style-name="ce1">
            <text:p>10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399999999999823" table:formula="of:=[.C890]+0.01" table:style-name="ce1">
            <text:p>10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09999999999823" table:formula="of:=[.C891]+0.01" table:style-name="ce1">
            <text:p>10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19999999999822" table:formula="of:=[.C892]+0.01" table:style-name="ce1">
            <text:p>10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29999999999822" table:formula="of:=[.C893]+0.01" table:style-name="ce1">
            <text:p>10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39999999999822" table:formula="of:=[.C894]+0.01" table:style-name="ce1">
            <text:p>10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49999999999822" table:formula="of:=[.C895]+0.01" table:style-name="ce1">
            <text:p>10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59999999999821" table:formula="of:=[.C896]+0.01" table:style-name="ce1">
            <text:p>10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69999999999821" table:formula="of:=[.C897]+0.01" table:style-name="ce1">
            <text:p>10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79999999999821" table:formula="of:=[.C898]+0.01" table:style-name="ce1">
            <text:p>10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89999999999821" table:formula="of:=[.C899]+0.01" table:style-name="ce1">
            <text:p>10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499999999999821" table:formula="of:=[.C900]+0.01" table:style-name="ce1">
            <text:p>10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0999999999982" table:formula="of:=[.C901]+0.01" table:style-name="ce1">
            <text:p>10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1999999999982" table:formula="of:=[.C902]+0.01" table:style-name="ce1">
            <text:p>10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2999999999982" table:formula="of:=[.C903]+0.01" table:style-name="ce1">
            <text:p>10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3999999999982" table:formula="of:=[.C904]+0.01" table:style-name="ce1">
            <text:p>10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4999999999982" table:formula="of:=[.C905]+0.01" table:style-name="ce1">
            <text:p>10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59999999999819" table:formula="of:=[.C906]+0.01" table:style-name="ce1">
            <text:p>10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69999999999819" table:formula="of:=[.C907]+0.01" table:style-name="ce1">
            <text:p>10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79999999999819" table:formula="of:=[.C908]+0.01" table:style-name="ce1">
            <text:p>10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89999999999819" table:formula="of:=[.C909]+0.01" table:style-name="ce1">
            <text:p>10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599999999999818" table:formula="of:=[.C910]+0.01" table:style-name="ce1">
            <text:p>10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09999999999818" table:formula="of:=[.C911]+0.01" table:style-name="ce1">
            <text:p>10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19999999999818" table:formula="of:=[.C912]+0.01" table:style-name="ce1">
            <text:p>10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29999999999818" table:formula="of:=[.C913]+0.01" table:style-name="ce1">
            <text:p>10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39999999999818" table:formula="of:=[.C914]+0.01" table:style-name="ce1">
            <text:p>10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49999999999817" table:formula="of:=[.C915]+0.01" table:style-name="ce1">
            <text:p>10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59999999999817" table:formula="of:=[.C916]+0.01" table:style-name="ce1">
            <text:p>10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69999999999817" table:formula="of:=[.C917]+0.01" table:style-name="ce1">
            <text:p>10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79999999999817" table:formula="of:=[.C918]+0.01" table:style-name="ce1">
            <text:p>10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89999999999817" table:formula="of:=[.C919]+0.01" table:style-name="ce1">
            <text:p>10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699999999999816" table:formula="of:=[.C920]+0.01" table:style-name="ce1">
            <text:p>10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09999999999816" table:formula="of:=[.C921]+0.01" table:style-name="ce1">
            <text:p>10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19999999999816" table:formula="of:=[.C922]+0.01" table:style-name="ce1">
            <text:p>10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29999999999816" table:formula="of:=[.C923]+0.01" table:style-name="ce1">
            <text:p>10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39999999999815" table:formula="of:=[.C924]+0.01" table:style-name="ce1">
            <text:p>10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49999999999815" table:formula="of:=[.C925]+0.01" table:style-name="ce1">
            <text:p>10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59999999999815" table:formula="of:=[.C926]+0.01" table:style-name="ce1">
            <text:p>10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69999999999815" table:formula="of:=[.C927]+0.01" table:style-name="ce1">
            <text:p>10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79999999999815" table:formula="of:=[.C928]+0.01" table:style-name="ce1">
            <text:p>10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89999999999814" table:formula="of:=[.C929]+0.01" table:style-name="ce1">
            <text:p>10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799999999999814" table:formula="of:=[.C930]+0.01" table:style-name="ce1">
            <text:p>10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09999999999814" table:formula="of:=[.C931]+0.01" table:style-name="ce1">
            <text:p>10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19999999999814" table:formula="of:=[.C932]+0.01" table:style-name="ce1">
            <text:p>10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29999999999814" table:formula="of:=[.C933]+0.01" table:style-name="ce1">
            <text:p>10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39999999999813" table:formula="of:=[.C934]+0.01" table:style-name="ce1">
            <text:p>10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49999999999813" table:formula="of:=[.C935]+0.01" table:style-name="ce1">
            <text:p>10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59999999999813" table:formula="of:=[.C936]+0.01" table:style-name="ce1">
            <text:p>10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69999999999813" table:formula="of:=[.C937]+0.01" table:style-name="ce1">
            <text:p>10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79999999999812" table:formula="of:=[.C938]+0.01" table:style-name="ce1">
            <text:p>10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89999999999812" table:formula="of:=[.C939]+0.01" table:style-name="ce1">
            <text:p>10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899999999999812" table:formula="of:=[.C940]+0.01" table:style-name="ce1">
            <text:p>10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09999999999812" table:formula="of:=[.C941]+0.01" table:style-name="ce1">
            <text:p>10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19999999999812" table:formula="of:=[.C942]+0.01" table:style-name="ce1">
            <text:p>10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29999999999811" table:formula="of:=[.C943]+0.01" table:style-name="ce1">
            <text:p>10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39999999999811" table:formula="of:=[.C944]+0.01" table:style-name="ce1">
            <text:p>10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49999999999811" table:formula="of:=[.C945]+0.01" table:style-name="ce1">
            <text:p>10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59999999999811" table:formula="of:=[.C946]+0.01" table:style-name="ce1">
            <text:p>10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69999999999811" table:formula="of:=[.C947]+0.01" table:style-name="ce1">
            <text:p>10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7999999999981" table:formula="of:=[.C948]+0.01" table:style-name="ce1">
            <text:p>10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8999999999981" table:formula="of:=[.C949]+0.01" table:style-name="ce1">
            <text:p>10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0.99999999999981" table:formula="of:=[.C950]+0.01" table:style-name="ce1">
            <text:p>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0999999999981" table:formula="of:=[.C951]+0.01" table:style-name="ce1">
            <text:p>11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1999999999981" table:formula="of:=[.C952]+0.01" table:style-name="ce1">
            <text:p>11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29999999999809" table:formula="of:=[.C953]+0.01" table:style-name="ce1">
            <text:p>11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39999999999809" table:formula="of:=[.C954]+0.01" table:style-name="ce1">
            <text:p>11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49999999999809" table:formula="of:=[.C955]+0.01" table:style-name="ce1">
            <text:p>11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59999999999809" table:formula="of:=[.C956]+0.01" table:style-name="ce1">
            <text:p>11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69999999999808" table:formula="of:=[.C957]+0.01" table:style-name="ce1">
            <text:p>11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79999999999808" table:formula="of:=[.C958]+0.01" table:style-name="ce1">
            <text:p>11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89999999999808" table:formula="of:=[.C959]+0.01" table:style-name="ce1">
            <text:p>11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099999999999808" table:formula="of:=[.C960]+0.01" table:style-name="ce1">
            <text:p>11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09999999999808" table:formula="of:=[.C961]+0.01" table:style-name="ce1">
            <text:p>11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19999999999807" table:formula="of:=[.C962]+0.01" table:style-name="ce1">
            <text:p>11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29999999999807" table:formula="of:=[.C963]+0.01" table:style-name="ce1">
            <text:p>11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39999999999807" table:formula="of:=[.C964]+0.01" table:style-name="ce1">
            <text:p>11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49999999999807" table:formula="of:=[.C965]+0.01" table:style-name="ce1">
            <text:p>11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59999999999807" table:formula="of:=[.C966]+0.01" table:style-name="ce1">
            <text:p>11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69999999999806" table:formula="of:=[.C967]+0.01" table:style-name="ce1">
            <text:p>11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79999999999806" table:formula="of:=[.C968]+0.01" table:style-name="ce1">
            <text:p>11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89999999999806" table:formula="of:=[.C969]+0.01" table:style-name="ce1">
            <text:p>11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199999999999806" table:formula="of:=[.C970]+0.01" table:style-name="ce1">
            <text:p>11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09999999999805" table:formula="of:=[.C971]+0.01" table:style-name="ce1">
            <text:p>11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19999999999805" table:formula="of:=[.C972]+0.01" table:style-name="ce1">
            <text:p>11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29999999999805" table:formula="of:=[.C973]+0.01" table:style-name="ce1">
            <text:p>11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39999999999805" table:formula="of:=[.C974]+0.01" table:style-name="ce1">
            <text:p>11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49999999999805" table:formula="of:=[.C975]+0.01" table:style-name="ce1">
            <text:p>11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59999999999804" table:formula="of:=[.C976]+0.01" table:style-name="ce1">
            <text:p>11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69999999999804" table:formula="of:=[.C977]+0.01" table:style-name="ce1">
            <text:p>11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79999999999804" table:formula="of:=[.C978]+0.01" table:style-name="ce1">
            <text:p>11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89999999999804" table:formula="of:=[.C979]+0.01" table:style-name="ce1">
            <text:p>11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299999999999804" table:formula="of:=[.C980]+0.01" table:style-name="ce1">
            <text:p>11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09999999999803" table:formula="of:=[.C981]+0.01" table:style-name="ce1">
            <text:p>11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19999999999803" table:formula="of:=[.C982]+0.01" table:style-name="ce1">
            <text:p>11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29999999999803" table:formula="of:=[.C983]+0.01" table:style-name="ce1">
            <text:p>11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39999999999803" table:formula="of:=[.C984]+0.01" table:style-name="ce1">
            <text:p>11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49999999999802" table:formula="of:=[.C985]+0.01" table:style-name="ce1">
            <text:p>11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59999999999802" table:formula="of:=[.C986]+0.01" table:style-name="ce1">
            <text:p>11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69999999999802" table:formula="of:=[.C987]+0.01" table:style-name="ce1">
            <text:p>11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79999999999802" table:formula="of:=[.C988]+0.01" table:style-name="ce1">
            <text:p>11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89999999999802" table:formula="of:=[.C989]+0.01" table:style-name="ce1">
            <text:p>11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399999999999801" table:formula="of:=[.C990]+0.01" table:style-name="ce1">
            <text:p>11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09999999999801" table:formula="of:=[.C991]+0.01" table:style-name="ce1">
            <text:p>11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19999999999801" table:formula="of:=[.C992]+0.01" table:style-name="ce1">
            <text:p>11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29999999999801" table:formula="of:=[.C993]+0.01" table:style-name="ce1">
            <text:p>11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39999999999801" table:formula="of:=[.C994]+0.01" table:style-name="ce1">
            <text:p>11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499999999998" table:formula="of:=[.C995]+0.01" table:style-name="ce1">
            <text:p>11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599999999998" table:formula="of:=[.C996]+0.01" table:style-name="ce1">
            <text:p>11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699999999998" table:formula="of:=[.C997]+0.01" table:style-name="ce1">
            <text:p>11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799999999998" table:formula="of:=[.C998]+0.01" table:style-name="ce1">
            <text:p>11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89999999999799" table:formula="of:=[.C999]+0.01" table:style-name="ce1">
            <text:p>11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499999999999799" table:formula="of:=[.C1000]+0.01" table:style-name="ce1">
            <text:p>11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09999999999799" table:formula="of:=[.C1001]+0.01" table:style-name="ce1">
            <text:p>11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19999999999799" table:formula="of:=[.C1002]+0.01" table:style-name="ce1">
            <text:p>11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29999999999799" table:formula="of:=[.C1003]+0.01" table:style-name="ce1">
            <text:p>11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39999999999798" table:formula="of:=[.C1004]+0.01" table:style-name="ce1">
            <text:p>11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49999999999798" table:formula="of:=[.C1005]+0.01" table:style-name="ce1">
            <text:p>11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59999999999798" table:formula="of:=[.C1006]+0.01" table:style-name="ce1">
            <text:p>11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69999999999798" table:formula="of:=[.C1007]+0.01" table:style-name="ce1">
            <text:p>11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79999999999798" table:formula="of:=[.C1008]+0.01" table:style-name="ce1">
            <text:p>11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89999999999797" table:formula="of:=[.C1009]+0.01" table:style-name="ce1">
            <text:p>11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599999999999797" table:formula="of:=[.C1010]+0.01" table:style-name="ce1">
            <text:p>11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09999999999797" table:formula="of:=[.C1011]+0.01" table:style-name="ce1">
            <text:p>11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19999999999797" table:formula="of:=[.C1012]+0.01" table:style-name="ce1">
            <text:p>11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29999999999797" table:formula="of:=[.C1013]+0.01" table:style-name="ce1">
            <text:p>11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39999999999796" table:formula="of:=[.C1014]+0.01" table:style-name="ce1">
            <text:p>11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49999999999796" table:formula="of:=[.C1015]+0.01" table:style-name="ce1">
            <text:p>11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59999999999796" table:formula="of:=[.C1016]+0.01" table:style-name="ce1">
            <text:p>11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69999999999796" table:formula="of:=[.C1017]+0.01" table:style-name="ce1">
            <text:p>11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79999999999795" table:formula="of:=[.C1018]+0.01" table:style-name="ce1">
            <text:p>11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89999999999795" table:formula="of:=[.C1019]+0.01" table:style-name="ce1">
            <text:p>11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699999999999795" table:formula="of:=[.C1020]+0.01" table:style-name="ce1">
            <text:p>11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09999999999795" table:formula="of:=[.C1021]+0.01" table:style-name="ce1">
            <text:p>11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19999999999795" table:formula="of:=[.C1022]+0.01" table:style-name="ce1">
            <text:p>11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29999999999794" table:formula="of:=[.C1023]+0.01" table:style-name="ce1">
            <text:p>11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39999999999794" table:formula="of:=[.C1024]+0.01" table:style-name="ce1">
            <text:p>11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49999999999794" table:formula="of:=[.C1025]+0.01" table:style-name="ce1">
            <text:p>11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59999999999794" table:formula="of:=[.C1026]+0.01" table:style-name="ce1">
            <text:p>11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69999999999794" table:formula="of:=[.C1027]+0.01" table:style-name="ce1">
            <text:p>11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79999999999793" table:formula="of:=[.C1028]+0.01" table:style-name="ce1">
            <text:p>11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89999999999793" table:formula="of:=[.C1029]+0.01" table:style-name="ce1">
            <text:p>11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799999999999793" table:formula="of:=[.C1030]+0.01" table:style-name="ce1">
            <text:p>11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09999999999793" table:formula="of:=[.C1031]+0.01" table:style-name="ce1">
            <text:p>11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19999999999792" table:formula="of:=[.C1032]+0.01" table:style-name="ce1">
            <text:p>11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29999999999792" table:formula="of:=[.C1033]+0.01" table:style-name="ce1">
            <text:p>11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39999999999792" table:formula="of:=[.C1034]+0.01" table:style-name="ce1">
            <text:p>11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49999999999792" table:formula="of:=[.C1035]+0.01" table:style-name="ce1">
            <text:p>11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59999999999792" table:formula="of:=[.C1036]+0.01" table:style-name="ce1">
            <text:p>11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69999999999791" table:formula="of:=[.C1037]+0.01" table:style-name="ce1">
            <text:p>11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79999999999791" table:formula="of:=[.C1038]+0.01" table:style-name="ce1">
            <text:p>11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89999999999791" table:formula="of:=[.C1039]+0.01" table:style-name="ce1">
            <text:p>11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899999999999791" table:formula="of:=[.C1040]+0.01" table:style-name="ce1">
            <text:p>11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09999999999791" table:formula="of:=[.C1041]+0.01" table:style-name="ce1">
            <text:p>11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1999999999979" table:formula="of:=[.C1042]+0.01" table:style-name="ce1">
            <text:p>11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2999999999979" table:formula="of:=[.C1043]+0.01" table:style-name="ce1">
            <text:p>11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3999999999979" table:formula="of:=[.C1044]+0.01" table:style-name="ce1">
            <text:p>11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4999999999979" table:formula="of:=[.C1045]+0.01" table:style-name="ce1">
            <text:p>11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59999999999789" table:formula="of:=[.C1046]+0.01" table:style-name="ce1">
            <text:p>11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69999999999789" table:formula="of:=[.C1047]+0.01" table:style-name="ce1">
            <text:p>11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79999999999789" table:formula="of:=[.C1048]+0.01" table:style-name="ce1">
            <text:p>11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89999999999789" table:formula="of:=[.C1049]+0.01" table:style-name="ce1">
            <text:p>11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1.999999999999789" table:formula="of:=[.C1050]+0.01" table:style-name="ce1">
            <text:p>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09999999999788" table:formula="of:=[.C1051]+0.01" table:style-name="ce1">
            <text:p>12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19999999999788" table:formula="of:=[.C1052]+0.01" table:style-name="ce1">
            <text:p>12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29999999999788" table:formula="of:=[.C1053]+0.01" table:style-name="ce1">
            <text:p>12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39999999999788" table:formula="of:=[.C1054]+0.01" table:style-name="ce1">
            <text:p>12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49999999999788" table:formula="of:=[.C1055]+0.01" table:style-name="ce1">
            <text:p>12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59999999999787" table:formula="of:=[.C1056]+0.01" table:style-name="ce1">
            <text:p>12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69999999999787" table:formula="of:=[.C1057]+0.01" table:style-name="ce1">
            <text:p>12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79999999999787" table:formula="of:=[.C1058]+0.01" table:style-name="ce1">
            <text:p>12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89999999999787" table:formula="of:=[.C1059]+0.01" table:style-name="ce1">
            <text:p>12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099999999999786" table:formula="of:=[.C1060]+0.01" table:style-name="ce1">
            <text:p>12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09999999999786" table:formula="of:=[.C1061]+0.01" table:style-name="ce1">
            <text:p>12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19999999999786" table:formula="of:=[.C1062]+0.01" table:style-name="ce1">
            <text:p>12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29999999999786" table:formula="of:=[.C1063]+0.01" table:style-name="ce1">
            <text:p>12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39999999999786" table:formula="of:=[.C1064]+0.01" table:style-name="ce1">
            <text:p>12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49999999999785" table:formula="of:=[.C1065]+0.01" table:style-name="ce1">
            <text:p>12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59999999999785" table:formula="of:=[.C1066]+0.01" table:style-name="ce1">
            <text:p>12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69999999999785" table:formula="of:=[.C1067]+0.01" table:style-name="ce1">
            <text:p>12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79999999999785" table:formula="of:=[.C1068]+0.01" table:style-name="ce1">
            <text:p>12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89999999999785" table:formula="of:=[.C1069]+0.01" table:style-name="ce1">
            <text:p>12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199999999999784" table:formula="of:=[.C1070]+0.01" table:style-name="ce1">
            <text:p>12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09999999999784" table:formula="of:=[.C1071]+0.01" table:style-name="ce1">
            <text:p>12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19999999999784" table:formula="of:=[.C1072]+0.01" table:style-name="ce1">
            <text:p>12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29999999999784" table:formula="of:=[.C1073]+0.01" table:style-name="ce1">
            <text:p>12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39999999999783" table:formula="of:=[.C1074]+0.01" table:style-name="ce1">
            <text:p>12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49999999999783" table:formula="of:=[.C1075]+0.01" table:style-name="ce1">
            <text:p>12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59999999999783" table:formula="of:=[.C1076]+0.01" table:style-name="ce1">
            <text:p>12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69999999999783" table:formula="of:=[.C1077]+0.01" table:style-name="ce1">
            <text:p>12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79999999999783" table:formula="of:=[.C1078]+0.01" table:style-name="ce1">
            <text:p>12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89999999999782" table:formula="of:=[.C1079]+0.01" table:style-name="ce1">
            <text:p>12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299999999999782" table:formula="of:=[.C1080]+0.01" table:style-name="ce1">
            <text:p>12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09999999999782" table:formula="of:=[.C1081]+0.01" table:style-name="ce1">
            <text:p>12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19999999999782" table:formula="of:=[.C1082]+0.01" table:style-name="ce1">
            <text:p>12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29999999999782" table:formula="of:=[.C1083]+0.01" table:style-name="ce1">
            <text:p>12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39999999999781" table:formula="of:=[.C1084]+0.01" table:style-name="ce1">
            <text:p>12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49999999999781" table:formula="of:=[.C1085]+0.01" table:style-name="ce1">
            <text:p>12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59999999999781" table:formula="of:=[.C1086]+0.01" table:style-name="ce1">
            <text:p>12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69999999999781" table:formula="of:=[.C1087]+0.01" table:style-name="ce1">
            <text:p>12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79999999999781" table:formula="of:=[.C1088]+0.01" table:style-name="ce1">
            <text:p>12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8999999999978" table:formula="of:=[.C1089]+0.01" table:style-name="ce1">
            <text:p>12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39999999999978" table:formula="of:=[.C1090]+0.01" table:style-name="ce1">
            <text:p>12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0999999999978" table:formula="of:=[.C1091]+0.01" table:style-name="ce1">
            <text:p>12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1999999999978" table:formula="of:=[.C1092]+0.01" table:style-name="ce1">
            <text:p>12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29999999999779" table:formula="of:=[.C1093]+0.01" table:style-name="ce1">
            <text:p>12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39999999999779" table:formula="of:=[.C1094]+0.01" table:style-name="ce1">
            <text:p>12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49999999999779" table:formula="of:=[.C1095]+0.01" table:style-name="ce1">
            <text:p>12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59999999999779" table:formula="of:=[.C1096]+0.01" table:style-name="ce1">
            <text:p>12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69999999999779" table:formula="of:=[.C1097]+0.01" table:style-name="ce1">
            <text:p>12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79999999999778" table:formula="of:=[.C1098]+0.01" table:style-name="ce1">
            <text:p>12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89999999999778" table:formula="of:=[.C1099]+0.01" table:style-name="ce1">
            <text:p>12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499999999999778" table:formula="of:=[.C1100]+0.01" table:style-name="ce1">
            <text:p>12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09999999999778" table:formula="of:=[.C1101]+0.01" table:style-name="ce1">
            <text:p>12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19999999999778" table:formula="of:=[.C1102]+0.01" table:style-name="ce1">
            <text:p>12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29999999999777" table:formula="of:=[.C1103]+0.01" table:style-name="ce1">
            <text:p>12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39999999999777" table:formula="of:=[.C1104]+0.01" table:style-name="ce1">
            <text:p>12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49999999999777" table:formula="of:=[.C1105]+0.01" table:style-name="ce1">
            <text:p>12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59999999999777" table:formula="of:=[.C1106]+0.01" table:style-name="ce1">
            <text:p>12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69999999999776" table:formula="of:=[.C1107]+0.01" table:style-name="ce1">
            <text:p>12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79999999999776" table:formula="of:=[.C1108]+0.01" table:style-name="ce1">
            <text:p>12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89999999999776" table:formula="of:=[.C1109]+0.01" table:style-name="ce1">
            <text:p>12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599999999999776" table:formula="of:=[.C1110]+0.01" table:style-name="ce1">
            <text:p>12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09999999999776" table:formula="of:=[.C1111]+0.01" table:style-name="ce1">
            <text:p>12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19999999999775" table:formula="of:=[.C1112]+0.01" table:style-name="ce1">
            <text:p>12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29999999999775" table:formula="of:=[.C1113]+0.01" table:style-name="ce1">
            <text:p>12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39999999999775" table:formula="of:=[.C1114]+0.01" table:style-name="ce1">
            <text:p>12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49999999999775" table:formula="of:=[.C1115]+0.01" table:style-name="ce1">
            <text:p>12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59999999999775" table:formula="of:=[.C1116]+0.01" table:style-name="ce1">
            <text:p>12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69999999999774" table:formula="of:=[.C1117]+0.01" table:style-name="ce1">
            <text:p>12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79999999999774" table:formula="of:=[.C1118]+0.01" table:style-name="ce1">
            <text:p>12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89999999999774" table:formula="of:=[.C1119]+0.01" table:style-name="ce1">
            <text:p>12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699999999999774" table:formula="of:=[.C1120]+0.01" table:style-name="ce1">
            <text:p>12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09999999999773" table:formula="of:=[.C1121]+0.01" table:style-name="ce1">
            <text:p>12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19999999999773" table:formula="of:=[.C1122]+0.01" table:style-name="ce1">
            <text:p>12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29999999999773" table:formula="of:=[.C1123]+0.01" table:style-name="ce1">
            <text:p>12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39999999999773" table:formula="of:=[.C1124]+0.01" table:style-name="ce1">
            <text:p>12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49999999999773" table:formula="of:=[.C1125]+0.01" table:style-name="ce1">
            <text:p>12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59999999999772" table:formula="of:=[.C1126]+0.01" table:style-name="ce1">
            <text:p>12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69999999999772" table:formula="of:=[.C1127]+0.01" table:style-name="ce1">
            <text:p>12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79999999999772" table:formula="of:=[.C1128]+0.01" table:style-name="ce1">
            <text:p>12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89999999999772" table:formula="of:=[.C1129]+0.01" table:style-name="ce1">
            <text:p>12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799999999999772" table:formula="of:=[.C1130]+0.01" table:style-name="ce1">
            <text:p>12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09999999999771" table:formula="of:=[.C1131]+0.01" table:style-name="ce1">
            <text:p>12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19999999999771" table:formula="of:=[.C1132]+0.01" table:style-name="ce1">
            <text:p>12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29999999999771" table:formula="of:=[.C1133]+0.01" table:style-name="ce1">
            <text:p>12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39999999999771" table:formula="of:=[.C1134]+0.01" table:style-name="ce1">
            <text:p>12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4999999999977" table:formula="of:=[.C1135]+0.01" table:style-name="ce1">
            <text:p>12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5999999999977" table:formula="of:=[.C1136]+0.01" table:style-name="ce1">
            <text:p>12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6999999999977" table:formula="of:=[.C1137]+0.01" table:style-name="ce1">
            <text:p>12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7999999999977" table:formula="of:=[.C1138]+0.01" table:style-name="ce1">
            <text:p>12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8999999999977" table:formula="of:=[.C1139]+0.01" table:style-name="ce1">
            <text:p>12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899999999999769" table:formula="of:=[.C1140]+0.01" table:style-name="ce1">
            <text:p>12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09999999999769" table:formula="of:=[.C1141]+0.01" table:style-name="ce1">
            <text:p>12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19999999999769" table:formula="of:=[.C1142]+0.01" table:style-name="ce1">
            <text:p>12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29999999999769" table:formula="of:=[.C1143]+0.01" table:style-name="ce1">
            <text:p>12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39999999999769" table:formula="of:=[.C1144]+0.01" table:style-name="ce1">
            <text:p>12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49999999999768" table:formula="of:=[.C1145]+0.01" table:style-name="ce1">
            <text:p>12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59999999999768" table:formula="of:=[.C1146]+0.01" table:style-name="ce1">
            <text:p>12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69999999999768" table:formula="of:=[.C1147]+0.01" table:style-name="ce1">
            <text:p>12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79999999999768" table:formula="of:=[.C1148]+0.01" table:style-name="ce1">
            <text:p>12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89999999999768" table:formula="of:=[.C1149]+0.01" table:style-name="ce1">
            <text:p>12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2.999999999999767" table:formula="of:=[.C1150]+0.01" table:style-name="ce1">
            <text:p>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09999999999767" table:formula="of:=[.C1151]+0.01" table:style-name="ce1">
            <text:p>13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19999999999767" table:formula="of:=[.C1152]+0.01" table:style-name="ce1">
            <text:p>13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29999999999767" table:formula="of:=[.C1153]+0.01" table:style-name="ce1">
            <text:p>13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39999999999766" table:formula="of:=[.C1154]+0.01" table:style-name="ce1">
            <text:p>13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49999999999766" table:formula="of:=[.C1155]+0.01" table:style-name="ce1">
            <text:p>13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59999999999766" table:formula="of:=[.C1156]+0.01" table:style-name="ce1">
            <text:p>13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69999999999766" table:formula="of:=[.C1157]+0.01" table:style-name="ce1">
            <text:p>13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79999999999766" table:formula="of:=[.C1158]+0.01" table:style-name="ce1">
            <text:p>13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89999999999765" table:formula="of:=[.C1159]+0.01" table:style-name="ce1">
            <text:p>13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099999999999765" table:formula="of:=[.C1160]+0.01" table:style-name="ce1">
            <text:p>13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09999999999765" table:formula="of:=[.C1161]+0.01" table:style-name="ce1">
            <text:p>13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19999999999765" table:formula="of:=[.C1162]+0.01" table:style-name="ce1">
            <text:p>13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29999999999765" table:formula="of:=[.C1163]+0.01" table:style-name="ce1">
            <text:p>13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39999999999764" table:formula="of:=[.C1164]+0.01" table:style-name="ce1">
            <text:p>13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49999999999764" table:formula="of:=[.C1165]+0.01" table:style-name="ce1">
            <text:p>13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59999999999764" table:formula="of:=[.C1166]+0.01" table:style-name="ce1">
            <text:p>13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69999999999764" table:formula="of:=[.C1167]+0.01" table:style-name="ce1">
            <text:p>13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79999999999763" table:formula="of:=[.C1168]+0.01" table:style-name="ce1">
            <text:p>13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89999999999763" table:formula="of:=[.C1169]+0.01" table:style-name="ce1">
            <text:p>13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199999999999763" table:formula="of:=[.C1170]+0.01" table:style-name="ce1">
            <text:p>13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09999999999763" table:formula="of:=[.C1171]+0.01" table:style-name="ce1">
            <text:p>13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19999999999763" table:formula="of:=[.C1172]+0.01" table:style-name="ce1">
            <text:p>13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29999999999762" table:formula="of:=[.C1173]+0.01" table:style-name="ce1">
            <text:p>13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39999999999762" table:formula="of:=[.C1174]+0.01" table:style-name="ce1">
            <text:p>13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49999999999762" table:formula="of:=[.C1175]+0.01" table:style-name="ce1">
            <text:p>13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59999999999762" table:formula="of:=[.C1176]+0.01" table:style-name="ce1">
            <text:p>13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69999999999762" table:formula="of:=[.C1177]+0.01" table:style-name="ce1">
            <text:p>13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79999999999761" table:formula="of:=[.C1178]+0.01" table:style-name="ce1">
            <text:p>13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89999999999761" table:formula="of:=[.C1179]+0.01" table:style-name="ce1">
            <text:p>13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299999999999761" table:formula="of:=[.C1180]+0.01" table:style-name="ce1">
            <text:p>13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09999999999761" table:formula="of:=[.C1181]+0.01" table:style-name="ce1">
            <text:p>13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1999999999976" table:formula="of:=[.C1182]+0.01" table:style-name="ce1">
            <text:p>13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2999999999976" table:formula="of:=[.C1183]+0.01" table:style-name="ce1">
            <text:p>13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3999999999976" table:formula="of:=[.C1184]+0.01" table:style-name="ce1">
            <text:p>13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4999999999976" table:formula="of:=[.C1185]+0.01" table:style-name="ce1">
            <text:p>13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5999999999976" table:formula="of:=[.C1186]+0.01" table:style-name="ce1">
            <text:p>13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69999999999759" table:formula="of:=[.C1187]+0.01" table:style-name="ce1">
            <text:p>13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79999999999759" table:formula="of:=[.C1188]+0.01" table:style-name="ce1">
            <text:p>13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89999999999759" table:formula="of:=[.C1189]+0.01" table:style-name="ce1">
            <text:p>13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399999999999759" table:formula="of:=[.C1190]+0.01" table:style-name="ce1">
            <text:p>13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09999999999759" table:formula="of:=[.C1191]+0.01" table:style-name="ce1">
            <text:p>13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19999999999758" table:formula="of:=[.C1192]+0.01" table:style-name="ce1">
            <text:p>13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29999999999758" table:formula="of:=[.C1193]+0.01" table:style-name="ce1">
            <text:p>13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39999999999758" table:formula="of:=[.C1194]+0.01" table:style-name="ce1">
            <text:p>13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49999999999758" table:formula="of:=[.C1195]+0.01" table:style-name="ce1">
            <text:p>13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59999999999757" table:formula="of:=[.C1196]+0.01" table:style-name="ce1">
            <text:p>13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69999999999757" table:formula="of:=[.C1197]+0.01" table:style-name="ce1">
            <text:p>13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79999999999757" table:formula="of:=[.C1198]+0.01" table:style-name="ce1">
            <text:p>13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89999999999757" table:formula="of:=[.C1199]+0.01" table:style-name="ce1">
            <text:p>13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499999999999757" table:formula="of:=[.C1200]+0.01" table:style-name="ce1">
            <text:p>13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09999999999756" table:formula="of:=[.C1201]+0.01" table:style-name="ce1">
            <text:p>13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19999999999756" table:formula="of:=[.C1202]+0.01" table:style-name="ce1">
            <text:p>13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29999999999756" table:formula="of:=[.C1203]+0.01" table:style-name="ce1">
            <text:p>13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39999999999756" table:formula="of:=[.C1204]+0.01" table:style-name="ce1">
            <text:p>13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49999999999756" table:formula="of:=[.C1205]+0.01" table:style-name="ce1">
            <text:p>13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59999999999755" table:formula="of:=[.C1206]+0.01" table:style-name="ce1">
            <text:p>13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69999999999755" table:formula="of:=[.C1207]+0.01" table:style-name="ce1">
            <text:p>13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79999999999755" table:formula="of:=[.C1208]+0.01" table:style-name="ce1">
            <text:p>13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89999999999755" table:formula="of:=[.C1209]+0.01" table:style-name="ce1">
            <text:p>13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599999999999755" table:formula="of:=[.C1210]+0.01" table:style-name="ce1">
            <text:p>13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09999999999754" table:formula="of:=[.C1211]+0.01" table:style-name="ce1">
            <text:p>13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19999999999754" table:formula="of:=[.C1212]+0.01" table:style-name="ce1">
            <text:p>13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29999999999754" table:formula="of:=[.C1213]+0.01" table:style-name="ce1">
            <text:p>13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39999999999754" table:formula="of:=[.C1214]+0.01" table:style-name="ce1">
            <text:p>13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49999999999753" table:formula="of:=[.C1215]+0.01" table:style-name="ce1">
            <text:p>13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59999999999753" table:formula="of:=[.C1216]+0.01" table:style-name="ce1">
            <text:p>13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69999999999753" table:formula="of:=[.C1217]+0.01" table:style-name="ce1">
            <text:p>13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79999999999753" table:formula="of:=[.C1218]+0.01" table:style-name="ce1">
            <text:p>13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89999999999753" table:formula="of:=[.C1219]+0.01" table:style-name="ce1">
            <text:p>13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699999999999752" table:formula="of:=[.C1220]+0.01" table:style-name="ce1">
            <text:p>13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09999999999752" table:formula="of:=[.C1221]+0.01" table:style-name="ce1">
            <text:p>13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19999999999752" table:formula="of:=[.C1222]+0.01" table:style-name="ce1">
            <text:p>13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29999999999752" table:formula="of:=[.C1223]+0.01" table:style-name="ce1">
            <text:p>13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39999999999752" table:formula="of:=[.C1224]+0.01" table:style-name="ce1">
            <text:p>13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49999999999751" table:formula="of:=[.C1225]+0.01" table:style-name="ce1">
            <text:p>13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59999999999751" table:formula="of:=[.C1226]+0.01" table:style-name="ce1">
            <text:p>13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69999999999751" table:formula="of:=[.C1227]+0.01" table:style-name="ce1">
            <text:p>13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79999999999751" table:formula="of:=[.C1228]+0.01" table:style-name="ce1">
            <text:p>13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8999999999975" table:formula="of:=[.C1229]+0.01" table:style-name="ce1">
            <text:p>13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79999999999975" table:formula="of:=[.C1230]+0.01" table:style-name="ce1">
            <text:p>13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0999999999975" table:formula="of:=[.C1231]+0.01" table:style-name="ce1">
            <text:p>13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1999999999975" table:formula="of:=[.C1232]+0.01" table:style-name="ce1">
            <text:p>13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2999999999975" table:formula="of:=[.C1233]+0.01" table:style-name="ce1">
            <text:p>13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39999999999749" table:formula="of:=[.C1234]+0.01" table:style-name="ce1">
            <text:p>13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49999999999749" table:formula="of:=[.C1235]+0.01" table:style-name="ce1">
            <text:p>13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59999999999749" table:formula="of:=[.C1236]+0.01" table:style-name="ce1">
            <text:p>13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69999999999749" table:formula="of:=[.C1237]+0.01" table:style-name="ce1">
            <text:p>13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79999999999749" table:formula="of:=[.C1238]+0.01" table:style-name="ce1">
            <text:p>13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89999999999748" table:formula="of:=[.C1239]+0.01" table:style-name="ce1">
            <text:p>13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899999999999748" table:formula="of:=[.C1240]+0.01" table:style-name="ce1">
            <text:p>13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09999999999748" table:formula="of:=[.C1241]+0.01" table:style-name="ce1">
            <text:p>13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19999999999748" table:formula="of:=[.C1242]+0.01" table:style-name="ce1">
            <text:p>13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29999999999747" table:formula="of:=[.C1243]+0.01" table:style-name="ce1">
            <text:p>13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39999999999747" table:formula="of:=[.C1244]+0.01" table:style-name="ce1">
            <text:p>13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49999999999747" table:formula="of:=[.C1245]+0.01" table:style-name="ce1">
            <text:p>13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59999999999747" table:formula="of:=[.C1246]+0.01" table:style-name="ce1">
            <text:p>13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69999999999747" table:formula="of:=[.C1247]+0.01" table:style-name="ce1">
            <text:p>13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79999999999746" table:formula="of:=[.C1248]+0.01" table:style-name="ce1">
            <text:p>13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89999999999746" table:formula="of:=[.C1249]+0.01" table:style-name="ce1">
            <text:p>13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3.999999999999746" table:formula="of:=[.C1250]+0.01" table:style-name="ce1">
            <text:p>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09999999999746" table:formula="of:=[.C1251]+0.01" table:style-name="ce1">
            <text:p>14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19999999999746" table:formula="of:=[.C1252]+0.01" table:style-name="ce1">
            <text:p>14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29999999999745" table:formula="of:=[.C1253]+0.01" table:style-name="ce1">
            <text:p>14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39999999999745" table:formula="of:=[.C1254]+0.01" table:style-name="ce1">
            <text:p>14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49999999999745" table:formula="of:=[.C1255]+0.01" table:style-name="ce1">
            <text:p>14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59999999999745" table:formula="of:=[.C1256]+0.01" table:style-name="ce1">
            <text:p>14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69999999999744" table:formula="of:=[.C1257]+0.01" table:style-name="ce1">
            <text:p>14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79999999999744" table:formula="of:=[.C1258]+0.01" table:style-name="ce1">
            <text:p>14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89999999999744" table:formula="of:=[.C1259]+0.01" table:style-name="ce1">
            <text:p>14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099999999999744" table:formula="of:=[.C1260]+0.01" table:style-name="ce1">
            <text:p>14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09999999999744" table:formula="of:=[.C1261]+0.01" table:style-name="ce1">
            <text:p>14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19999999999743" table:formula="of:=[.C1262]+0.01" table:style-name="ce1">
            <text:p>14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29999999999743" table:formula="of:=[.C1263]+0.01" table:style-name="ce1">
            <text:p>14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39999999999743" table:formula="of:=[.C1264]+0.01" table:style-name="ce1">
            <text:p>14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49999999999743" table:formula="of:=[.C1265]+0.01" table:style-name="ce1">
            <text:p>14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59999999999743" table:formula="of:=[.C1266]+0.01" table:style-name="ce1">
            <text:p>14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69999999999742" table:formula="of:=[.C1267]+0.01" table:style-name="ce1">
            <text:p>14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79999999999742" table:formula="of:=[.C1268]+0.01" table:style-name="ce1">
            <text:p>14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89999999999742" table:formula="of:=[.C1269]+0.01" table:style-name="ce1">
            <text:p>14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199999999999742" table:formula="of:=[.C1270]+0.01" table:style-name="ce1">
            <text:p>14.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09999999999742" table:formula="of:=[.C1271]+0.01" table:style-name="ce1">
            <text:p>14.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19999999999741" table:formula="of:=[.C1272]+0.01" table:style-name="ce1">
            <text:p>14.2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29999999999741" table:formula="of:=[.C1273]+0.01" table:style-name="ce1">
            <text:p>14.2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39999999999741" table:formula="of:=[.C1274]+0.01" table:style-name="ce1">
            <text:p>14.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49999999999741" table:formula="of:=[.C1275]+0.01" table:style-name="ce1">
            <text:p>14.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5999999999974" table:formula="of:=[.C1276]+0.01" table:style-name="ce1">
            <text:p>14.2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6999999999974" table:formula="of:=[.C1277]+0.01" table:style-name="ce1">
            <text:p>14.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7999999999974" table:formula="of:=[.C1278]+0.01" table:style-name="ce1">
            <text:p>14.2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8999999999974" table:formula="of:=[.C1279]+0.01" table:style-name="ce1">
            <text:p>14.2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29999999999974" table:formula="of:=[.C1280]+0.01" table:style-name="ce1">
            <text:p>14.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09999999999739" table:formula="of:=[.C1281]+0.01" table:style-name="ce1">
            <text:p>14.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19999999999739" table:formula="of:=[.C1282]+0.01" table:style-name="ce1">
            <text:p>14.3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29999999999739" table:formula="of:=[.C1283]+0.01" table:style-name="ce1">
            <text:p>14.3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39999999999739" table:formula="of:=[.C1284]+0.01" table:style-name="ce1">
            <text:p>14.3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49999999999739" table:formula="of:=[.C1285]+0.01" table:style-name="ce1">
            <text:p>14.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59999999999738" table:formula="of:=[.C1286]+0.01" table:style-name="ce1">
            <text:p>14.3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69999999999738" table:formula="of:=[.C1287]+0.01" table:style-name="ce1">
            <text:p>14.3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79999999999738" table:formula="of:=[.C1288]+0.01" table:style-name="ce1">
            <text:p>14.3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89999999999738" table:formula="of:=[.C1289]+0.01" table:style-name="ce1">
            <text:p>14.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399999999999737" table:formula="of:=[.C1290]+0.01" table:style-name="ce1">
            <text:p>14.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09999999999737" table:formula="of:=[.C1291]+0.01" table:style-name="ce1">
            <text:p>14.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19999999999737" table:formula="of:=[.C1292]+0.01" table:style-name="ce1">
            <text:p>14.4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29999999999737" table:formula="of:=[.C1293]+0.01" table:style-name="ce1">
            <text:p>14.4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39999999999737" table:formula="of:=[.C1294]+0.01" table:style-name="ce1">
            <text:p>14.4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49999999999736" table:formula="of:=[.C1295]+0.01" table:style-name="ce1">
            <text:p>14.4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59999999999736" table:formula="of:=[.C1296]+0.01" table:style-name="ce1">
            <text:p>14.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69999999999736" table:formula="of:=[.C1297]+0.01" table:style-name="ce1">
            <text:p>14.4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79999999999736" table:formula="of:=[.C1298]+0.01" table:style-name="ce1">
            <text:p>14.4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89999999999736" table:formula="of:=[.C1299]+0.01" table:style-name="ce1">
            <text:p>14.4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499999999999735" table:formula="of:=[.C1300]+0.01" table:style-name="ce1">
            <text:p>14.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09999999999735" table:formula="of:=[.C1301]+0.01" table:style-name="ce1">
            <text:p>14.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19999999999735" table:formula="of:=[.C1302]+0.01" table:style-name="ce1">
            <text:p>14.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29999999999735" table:formula="of:=[.C1303]+0.01" table:style-name="ce1">
            <text:p>14.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39999999999734" table:formula="of:=[.C1304]+0.01" table:style-name="ce1">
            <text:p>14.5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49999999999734" table:formula="of:=[.C1305]+0.01" table:style-name="ce1">
            <text:p>14.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59999999999734" table:formula="of:=[.C1306]+0.01" table:style-name="ce1">
            <text:p>14.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69999999999734" table:formula="of:=[.C1307]+0.01" table:style-name="ce1">
            <text:p>14.5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79999999999734" table:formula="of:=[.C1308]+0.01" table:style-name="ce1">
            <text:p>14.5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89999999999733" table:formula="of:=[.C1309]+0.01" table:style-name="ce1">
            <text:p>14.5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599999999999733" table:formula="of:=[.C1310]+0.01" table:style-name="ce1">
            <text:p>14.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09999999999733" table:formula="of:=[.C1311]+0.01" table:style-name="ce1">
            <text:p>14.6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19999999999733" table:formula="of:=[.C1312]+0.01" table:style-name="ce1">
            <text:p>14.6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29999999999733" table:formula="of:=[.C1313]+0.01" table:style-name="ce1">
            <text:p>14.6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39999999999732" table:formula="of:=[.C1314]+0.01" table:style-name="ce1">
            <text:p>14.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49999999999732" table:formula="of:=[.C1315]+0.01" table:style-name="ce1">
            <text:p>14.6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59999999999732" table:formula="of:=[.C1316]+0.01" table:style-name="ce1">
            <text:p>14.6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69999999999732" table:formula="of:=[.C1317]+0.01" table:style-name="ce1">
            <text:p>14.6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79999999999731" table:formula="of:=[.C1318]+0.01" table:style-name="ce1">
            <text:p>14.6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89999999999731" table:formula="of:=[.C1319]+0.01" table:style-name="ce1">
            <text:p>14.6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699999999999731" table:formula="of:=[.C1320]+0.01" table:style-name="ce1">
            <text:p>14.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09999999999731" table:formula="of:=[.C1321]+0.01" table:style-name="ce1">
            <text:p>14.7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19999999999731" table:formula="of:=[.C1322]+0.01" table:style-name="ce1">
            <text:p>14.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2999999999973" table:formula="of:=[.C1323]+0.01" table:style-name="ce1">
            <text:p>14.7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3999999999973" table:formula="of:=[.C1324]+0.01" table:style-name="ce1">
            <text:p>14.7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4999999999973" table:formula="of:=[.C1325]+0.01" table:style-name="ce1">
            <text:p>14.7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5999999999973" table:formula="of:=[.C1326]+0.01" table:style-name="ce1">
            <text:p>14.7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6999999999973" table:formula="of:=[.C1327]+0.01" table:style-name="ce1">
            <text:p>14.7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79999999999729" table:formula="of:=[.C1328]+0.01" table:style-name="ce1">
            <text:p>14.7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89999999999729" table:formula="of:=[.C1329]+0.01" table:style-name="ce1">
            <text:p>14.7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799999999999729" table:formula="of:=[.C1330]+0.01" table:style-name="ce1">
            <text:p>14.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09999999999729" table:formula="of:=[.C1331]+0.01" table:style-name="ce1">
            <text:p>14.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19999999999729" table:formula="of:=[.C1332]+0.01" table:style-name="ce1">
            <text:p>14.8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29999999999728" table:formula="of:=[.C1333]+0.01" table:style-name="ce1">
            <text:p>14.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39999999999728" table:formula="of:=[.C1334]+0.01" table:style-name="ce1">
            <text:p>14.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49999999999728" table:formula="of:=[.C1335]+0.01" table:style-name="ce1">
            <text:p>14.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59999999999728" table:formula="of:=[.C1336]+0.01" table:style-name="ce1">
            <text:p>14.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69999999999727" table:formula="of:=[.C1337]+0.01" table:style-name="ce1">
            <text:p>14.8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79999999999727" table:formula="of:=[.C1338]+0.01" table:style-name="ce1">
            <text:p>14.8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89999999999727" table:formula="of:=[.C1339]+0.01" table:style-name="ce1">
            <text:p>14.8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899999999999727" table:formula="of:=[.C1340]+0.01" table:style-name="ce1">
            <text:p>14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09999999999727" table:formula="of:=[.C1341]+0.01" table:style-name="ce1">
            <text:p>14.9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19999999999726" table:formula="of:=[.C1342]+0.01" table:style-name="ce1">
            <text:p>14.9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29999999999726" table:formula="of:=[.C1343]+0.01" table:style-name="ce1">
            <text:p>14.9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39999999999726" table:formula="of:=[.C1344]+0.01" table:style-name="ce1">
            <text:p>14.9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49999999999726" table:formula="of:=[.C1345]+0.01" table:style-name="ce1">
            <text:p>14.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59999999999726" table:formula="of:=[.C1346]+0.01" table:style-name="ce1">
            <text:p>14.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69999999999725" table:formula="of:=[.C1347]+0.01" table:style-name="ce1">
            <text:p>14.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79999999999725" table:formula="of:=[.C1348]+0.01" table:style-name="ce1">
            <text:p>14.9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89999999999725" table:formula="of:=[.C1349]+0.01" table:style-name="ce1">
            <text:p>14.9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4.999999999999725" table:formula="of:=[.C1350]+0.01" table:style-name="ce1">
            <text:p>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09999999999724" table:formula="of:=[.C1351]+0.01" table:style-name="ce1">
            <text:p>15.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19999999999724" table:formula="of:=[.C1352]+0.01" table:style-name="ce1">
            <text:p>15.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29999999999724" table:formula="of:=[.C1353]+0.01" table:style-name="ce1">
            <text:p>15.0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39999999999724" table:formula="of:=[.C1354]+0.01" table:style-name="ce1">
            <text:p>15.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49999999999724" table:formula="of:=[.C1355]+0.01" table:style-name="ce1">
            <text:p>15.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59999999999723" table:formula="of:=[.C1356]+0.01" table:style-name="ce1">
            <text:p>15.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69999999999723" table:formula="of:=[.C1357]+0.01" table:style-name="ce1">
            <text:p>15.0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79999999999723" table:formula="of:=[.C1358]+0.01" table:style-name="ce1">
            <text:p>15.0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89999999999723" table:formula="of:=[.C1359]+0.01" table:style-name="ce1">
            <text:p>15.0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099999999999723" table:formula="of:=[.C1360]+0.01" table:style-name="ce1">
            <text:p>15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09999999999722" table:formula="of:=[.C1361]+0.01" table:style-name="ce1">
            <text:p>15.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19999999999722" table:formula="of:=[.C1362]+0.01" table:style-name="ce1">
            <text:p>15.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29999999999722" table:formula="of:=[.C1363]+0.01" table:style-name="ce1">
            <text:p>15.1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39999999999722" table:formula="of:=[.C1364]+0.01" table:style-name="ce1">
            <text:p>15.1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49999999999721" table:formula="of:=[.C1365]+0.01" table:style-name="ce1">
            <text:p>15.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59999999999721" table:formula="of:=[.C1366]+0.01" table:style-name="ce1">
            <text:p>15.1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69999999999721" table:formula="of:=[.C1367]+0.01" table:style-name="ce1">
            <text:p>15.1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79999999999721" table:formula="of:=[.C1368]+0.01" table:style-name="ce1">
            <text:p>15.18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89999999999721" table:formula="of:=[.C1369]+0.01" table:style-name="ce1">
            <text:p>15.1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5.19999999999972" table:formula="of:=[.C1370]+0.01" table:style-name="ce1">
            <text:p>15.2</text:p>
          </table:table-cell>
          <table:table-cell table:number-columns-repeated="16381"/>
        </table:table-row>
        <table:table-row table:number-rows-repeated="10472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user</dc:creator>
    <meta:creation-date>2017-08-24T16:17:54Z</meta:creation-date>
    <dc:date>2017-09-04T00:00:31Z</dc:date>
    <meta:editing-cycles>1</meta:editing-cycles>
    <meta:editing-duration>PT5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8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7" chart:minimum="0" chart:origin="0" chart:interval-maj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2" svg:stroke-width="0.0315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ffffff" svg:stroke-opacity="100%"/>
    </style:style>
  </office:automatic-styles>
  <office:body>
    <office:chart>
      <chart:chart chart:class="chart:scatter" svg:height="594.498188976378pt" svg:width="874.8618897637796pt" chart:style-name="Crt0">
        <chart:legend svg:x="223.9476377952756pt" svg:y="76.90015748031495pt" chart:style-name="Lgnd"/>
        <chart:plot-area svg:x="63.03110236220472pt" svg:y="6.906692913385827pt" svg:width="802.8488188976378pt" svg:height="548.5192913385826pt" chart:style-name="Plt0">
          <chart:axis chart:dimension="y" chart:name="primary-y" chart:style-name="Axs0">
            <chart:title chart:style-name="AT00">
              <text:p text:style-name="a0" text:class-names="" text:cond-style-name="">Angle [degrees]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Time [seconds]</text:p>
            </chart:title>
          </chart:axis>
          <chart:series chart:values-cell-range-address="12cm.$B$1:.$B$650" chart:class="chart:scatter" chart:attached-axis="primary-y" chart:style-name="G0S0">
            <chart:domain table:cell-range-address="12cm.$A$1:.$A$650"/>
            <chart:data-point chart:repeated="650"/>
          </chart:series>
          <chart:series chart:values-cell-range-address="12cm.$D$2:.$D$450" chart:class="chart:scatter" chart:attached-axis="primary-y" chart:style-name="G0S1">
            <chart:domain table:cell-range-address="12cm.$C$2:.$C$450"/>
            <chart:data-point chart:repeated="4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315in" draw:distance="0.031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in" chart:symbol-height="0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in" chart:symbol-height="0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in" chart:symbol-height="0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78.7084251968504pt" svg:width="540.0848818897638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347" chart:class="chart:scatter" chart:attached-axis="primary-y" chart:style-name="G0S0">
            <chart:domain table:cell-range-address="local-table.$B$2:.$B$347"/>
            <chart:data-point chart:repeated="346"/>
          </chart:series>
          <chart:series chart:label-cell-address="local-table.$E$1" chart:values-cell-range-address="local-table.$E$2:.$E$119" chart:class="chart:scatter" chart:attached-axis="primary-y" chart:style-name="G0S1">
            <chart:domain table:cell-range-address="local-table.$D$2:.$D$119"/>
            <chart:data-point chart:repeated="1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10225981473922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.01"/>
            <table:table-cell office:value-type="float" office:value="9.7578406333923395E-2"/>
            <table:table-cell office:value-type="float" office:value="0.51"/>
            <table:table-cell office:value-type="float" office:value="-9.5239639282229671E-2"/>
          </table:table-row>
          <table:table-row>
            <table:table-cell office:value-type="string">
              <text:p>3</text:p>
            </table:table-cell>
            <table:table-cell office:value-type="float" office:value="0.02"/>
            <table:table-cell office:value-type="float" office:value="9.5454908907413497E-2"/>
            <table:table-cell office:value-type="float" office:value="0.52"/>
            <table:table-cell office:value-type="float" office:value="-0.22941231727599964"/>
          </table:table-row>
          <table:table-row>
            <table:table-cell office:value-type="string">
              <text:p>4</text:p>
            </table:table-cell>
            <table:table-cell office:value-type="float" office:value="0.03"/>
            <table:table-cell office:value-type="float" office:value="9.7275011241436005E-2"/>
            <table:table-cell office:value-type="float" office:value="0.53"/>
            <table:table-cell office:value-type="float" office:value="-0.31499886512756969"/>
          </table:table-row>
          <table:table-row>
            <table:table-cell office:value-type="string">
              <text:p>5</text:p>
            </table:table-cell>
            <table:table-cell office:value-type="float" office:value="0.04"/>
            <table:table-cell office:value-type="float" office:value="0.103263542056084"/>
            <table:table-cell office:value-type="float" office:value="0.54"/>
            <table:table-cell office:value-type="float" office:value="-0.4326214790344296"/>
          </table:table-row>
          <table:table-row>
            <table:table-cell office:value-type="string">
              <text:p>6</text:p>
            </table:table-cell>
            <table:table-cell office:value-type="float" office:value="0.05"/>
            <table:table-cell office:value-type="float" office:value="0.107206165790558"/>
            <table:table-cell office:value-type="float" office:value="0.55000000000000004"/>
            <table:table-cell office:value-type="float" office:value="-0.50582432746886985"/>
          </table:table-row>
          <table:table-row>
            <table:table-cell office:value-type="string">
              <text:p>7</text:p>
            </table:table-cell>
            <table:table-cell office:value-type="float" office:value="6.0000000000000005E-2"/>
            <table:table-cell office:value-type="float" office:value="0.110597670078278"/>
            <table:table-cell office:value-type="float" office:value="0.56000000000000005"/>
            <table:table-cell office:value-type="float" office:value="-0.60433506965636985"/>
          </table:table-row>
          <table:table-row>
            <table:table-cell office:value-type="string">
              <text:p>8</text:p>
            </table:table-cell>
            <table:table-cell office:value-type="float" office:value="7.0000000000000007E-2"/>
            <table:table-cell office:value-type="float" office:value="0.111311487853527"/>
            <table:table-cell office:value-type="float" office:value="0.57000000000000006"/>
            <table:table-cell office:value-type="float" office:value="-0.66980147361755993"/>
          </table:table-row>
          <table:table-row>
            <table:table-cell office:value-type="string">
              <text:p>9</text:p>
            </table:table-cell>
            <table:table-cell office:value-type="float" office:value="0.08"/>
            <table:table-cell office:value-type="float" office:value="0.110594905912876"/>
            <table:table-cell office:value-type="float" office:value="0.58000000000000007"/>
            <table:table-cell office:value-type="float" office:value="-0.7568550109863299"/>
          </table:table-row>
          <table:table-row>
            <table:table-cell office:value-type="string">
              <text:p>10</text:p>
            </table:table-cell>
            <table:table-cell office:value-type="float" office:value="0.09"/>
            <table:table-cell office:value-type="float" office:value="0.109653539955616"/>
            <table:table-cell office:value-type="float" office:value="0.59000000000000008"/>
            <table:table-cell office:value-type="float" office:value="-0.81095767021178977"/>
          </table:table-row>
          <table:table-row>
            <table:table-cell office:value-type="string">
              <text:p>11</text:p>
            </table:table-cell>
            <table:table-cell office:value-type="float" office:value="9.9999999999999992E-2"/>
            <table:table-cell office:value-type="float" office:value="0.108391456305981"/>
            <table:table-cell office:value-type="float" office:value="0.60000000000000009"/>
            <table:table-cell office:value-type="float" office:value="-0.87113356590270996"/>
          </table:table-row>
          <table:table-row>
            <table:table-cell office:value-type="string">
              <text:p>12</text:p>
            </table:table-cell>
            <table:table-cell office:value-type="float" office:value="0.10999999999999999"/>
            <table:table-cell office:value-type="float" office:value="0.10896594822406799"/>
            <table:table-cell office:value-type="float" office:value="0.6100000000000001"/>
            <table:table-cell office:value-type="float" office:value="-0.9020245075225799"/>
          </table:table-row>
          <table:table-row>
            <table:table-cell office:value-type="string">
              <text:p>13</text:p>
            </table:table-cell>
            <table:table-cell office:value-type="float" office:value="0.11999999999999998"/>
            <table:table-cell office:value-type="float" office:value="0.11028990894556"/>
            <table:table-cell office:value-type="float" office:value="0.62000000000000011"/>
            <table:table-cell office:value-type="float" office:value="-0.92022728919982999"/>
          </table:table-row>
          <table:table-row>
            <table:table-cell office:value-type="string">
              <text:p>14</text:p>
            </table:table-cell>
            <table:table-cell office:value-type="float" office:value="0.12999999999999998"/>
            <table:table-cell office:value-type="float" office:value="0.11251574009656901"/>
            <table:table-cell office:value-type="float" office:value="0.63000000000000012"/>
            <table:table-cell office:value-type="float" office:value="-0.92274236679076971"/>
          </table:table-row>
          <table:table-row>
            <table:table-cell office:value-type="string">
              <text:p>15</text:p>
            </table:table-cell>
            <table:table-cell office:value-type="float" office:value="0.13999999999999999"/>
            <table:table-cell office:value-type="float" office:value="0.112827599048615"/>
            <table:table-cell office:value-type="float" office:value="0.64000000000000012"/>
            <table:table-cell office:value-type="float" office:value="-0.91625070571899991"/>
          </table:table-row>
          <table:table-row>
            <table:table-cell office:value-type="string">
              <text:p>16</text:p>
            </table:table-cell>
            <table:table-cell office:value-type="float" office:value="0.15"/>
            <table:table-cell office:value-type="float" office:value="0.11245534569024999"/>
            <table:table-cell office:value-type="float" office:value="0.65000000000000013"/>
            <table:table-cell office:value-type="float" office:value="-0.91512966156005993"/>
          </table:table-row>
          <table:table-row>
            <table:table-cell office:value-type="string">
              <text:p>17</text:p>
            </table:table-cell>
            <table:table-cell office:value-type="float" office:value="0.16"/>
            <table:table-cell office:value-type="float" office:value="0.11169900745153399"/>
            <table:table-cell office:value-type="float" office:value="0.66000000000000014"/>
            <table:table-cell office:value-type="float" office:value="-0.90853977203368963"/>
          </table:table-row>
          <table:table-row>
            <table:table-cell office:value-type="string">
              <text:p>18</text:p>
            </table:table-cell>
            <table:table-cell office:value-type="float" office:value="0.17"/>
            <table:table-cell office:value-type="float" office:value="0.11163621395826299"/>
            <table:table-cell office:value-type="float" office:value="0.67000000000000015"/>
            <table:table-cell office:value-type="float" office:value="-0.90313029289245961"/>
          </table:table-row>
          <table:table-row>
            <table:table-cell office:value-type="string">
              <text:p>19</text:p>
            </table:table-cell>
            <table:table-cell office:value-type="float" office:value="0.18000000000000002"/>
            <table:table-cell office:value-type="float" office:value="0.11283298581838599"/>
            <table:table-cell office:value-type="float" office:value="0.68000000000000016"/>
            <table:table-cell office:value-type="float" office:value="-0.8861794471740696"/>
          </table:table-row>
          <table:table-row>
            <table:table-cell office:value-type="string">
              <text:p>20</text:p>
            </table:table-cell>
            <table:table-cell office:value-type="float" office:value="0.19000000000000003"/>
            <table:table-cell office:value-type="float" office:value="0.114823386073112"/>
            <table:table-cell office:value-type="float" office:value="0.69000000000000017"/>
            <table:table-cell office:value-type="float" office:value="-0.86901378631591975"/>
          </table:table-row>
          <table:table-row>
            <table:table-cell office:value-type="string">
              <text:p>21</text:p>
            </table:table-cell>
            <table:table-cell office:value-type="float" office:value="0.20000000000000004"/>
            <table:table-cell office:value-type="float" office:value="0.119142398238182"/>
            <table:table-cell office:value-type="float" office:value="0.70000000000000018"/>
            <table:table-cell office:value-type="float" office:value="-0.8263790607452397"/>
          </table:table-row>
          <table:table-row>
            <table:table-cell office:value-type="string">
              <text:p>22</text:p>
            </table:table-cell>
            <table:table-cell office:value-type="float" office:value="0.21000000000000005"/>
            <table:table-cell office:value-type="float" office:value="0.122852675616741"/>
            <table:table-cell office:value-type="float" office:value="0.71000000000000019"/>
            <table:table-cell office:value-type="float" office:value="-0.79183864593505993"/>
          </table:table-row>
          <table:table-row>
            <table:table-cell office:value-type="string">
              <text:p>23</text:p>
            </table:table-cell>
            <table:table-cell office:value-type="float" office:value="0.22000000000000006"/>
            <table:table-cell office:value-type="float" office:value="0.125889107584953"/>
            <table:table-cell office:value-type="float" office:value="0.7200000000000002"/>
            <table:table-cell office:value-type="float" office:value="-0.7366492748260498"/>
          </table:table-row>
          <table:table-row>
            <table:table-cell office:value-type="string">
              <text:p>24</text:p>
            </table:table-cell>
            <table:table-cell office:value-type="float" office:value="0.23000000000000007"/>
            <table:table-cell office:value-type="float" office:value="0.125694379210472"/>
            <table:table-cell office:value-type="float" office:value="0.7300000000000002"/>
            <table:table-cell office:value-type="float" office:value="-0.69652771949767978"/>
          </table:table-row>
          <table:table-row>
            <table:table-cell office:value-type="string">
              <text:p>25</text:p>
            </table:table-cell>
            <table:table-cell office:value-type="float" office:value="0.24000000000000007"/>
            <table:table-cell office:value-type="float" office:value="0.12189504504203801"/>
            <table:table-cell office:value-type="float" office:value="0.74000000000000021"/>
            <table:table-cell office:value-type="float" office:value="-0.63657212257384987"/>
          </table:table-row>
          <table:table-row>
            <table:table-cell office:value-type="string">
              <text:p>26</text:p>
            </table:table-cell>
            <table:table-cell office:value-type="float" office:value="0.25000000000000006"/>
            <table:table-cell office:value-type="float" office:value="0.118602313101292"/>
            <table:table-cell office:value-type="float" office:value="0.75000000000000022"/>
            <table:table-cell office:value-type="float" office:value="-0.59775471687316983"/>
          </table:table-row>
          <table:table-row>
            <table:table-cell office:value-type="string">
              <text:p>27</text:p>
            </table:table-cell>
            <table:table-cell office:value-type="float" office:value="0.26000000000000006"/>
            <table:table-cell office:value-type="float" office:value="0.11272963136434599"/>
            <table:table-cell office:value-type="float" office:value="0.76000000000000023"/>
            <table:table-cell office:value-type="float" office:value="-0.54058575630187988"/>
          </table:table-row>
          <table:table-row>
            <table:table-cell office:value-type="string">
              <text:p>28</text:p>
            </table:table-cell>
            <table:table-cell office:value-type="float" office:value="0.27000000000000007"/>
            <table:table-cell office:value-type="float" office:value="0.10941543430089901"/>
            <table:table-cell office:value-type="float" office:value="0.77000000000000024"/>
            <table:table-cell office:value-type="float" office:value="-0.50464749336242987"/>
          </table:table-row>
          <table:table-row>
            <table:table-cell office:value-type="string">
              <text:p>29</text:p>
            </table:table-cell>
            <table:table-cell office:value-type="float" office:value="0.28000000000000008"/>
            <table:table-cell office:value-type="float" office:value="0.10758473724126801"/>
            <table:table-cell office:value-type="float" office:value="0.78000000000000025"/>
            <table:table-cell office:value-type="float" office:value="-0.45386600494384988"/>
          </table:table-row>
          <table:table-row>
            <table:table-cell office:value-type="string">
              <text:p>30</text:p>
            </table:table-cell>
            <table:table-cell office:value-type="float" office:value="0.29000000000000009"/>
            <table:table-cell office:value-type="float" office:value="0.10834164917469"/>
            <table:table-cell office:value-type="float" office:value="0.79000000000000026"/>
            <table:table-cell office:value-type="float" office:value="-0.41654229164123979"/>
          </table:table-row>
          <table:table-row>
            <table:table-cell office:value-type="string">
              <text:p>31</text:p>
            </table:table-cell>
            <table:table-cell office:value-type="float" office:value="0.3000000000000001"/>
            <table:table-cell office:value-type="float" office:value="0.111124806106091"/>
            <table:table-cell office:value-type="float" office:value="0.80000000000000027"/>
            <table:table-cell office:value-type="float" office:value="-0.36131787300109997"/>
          </table:table-row>
          <table:table-row>
            <table:table-cell office:value-type="string">
              <text:p>32</text:p>
            </table:table-cell>
            <table:table-cell office:value-type="float" office:value="0.31000000000000011"/>
            <table:table-cell office:value-type="float" office:value="0.113798953592777"/>
            <table:table-cell office:value-type="float" office:value="0.81000000000000028"/>
            <table:table-cell office:value-type="float" office:value="-0.32490229606628995"/>
          </table:table-row>
          <table:table-row>
            <table:table-cell office:value-type="string">
              <text:p>33</text:p>
            </table:table-cell>
            <table:table-cell office:value-type="float" office:value="0.32000000000000012"/>
            <table:table-cell office:value-type="float" office:value="0.11711277067661301"/>
            <table:table-cell office:value-type="float" office:value="0.82000000000000028"/>
            <table:table-cell office:value-type="float" office:value="-0.27264070510863991"/>
          </table:table-row>
          <table:table-row>
            <table:table-cell office:value-type="string">
              <text:p>34</text:p>
            </table:table-cell>
            <table:table-cell office:value-type="float" office:value="0.33000000000000013"/>
            <table:table-cell office:value-type="float" office:value="0.11749835312366499"/>
            <table:table-cell office:value-type="float" office:value="0.83000000000000029"/>
            <table:table-cell office:value-type="float" office:value="-0.23800444602965998"/>
          </table:table-row>
          <table:table-row>
            <table:table-cell office:value-type="string">
              <text:p>35</text:p>
            </table:table-cell>
            <table:table-cell office:value-type="float" office:value="0.34000000000000014"/>
            <table:table-cell office:value-type="float" office:value="0.118114091455936"/>
            <table:table-cell office:value-type="float" office:value="1.8400000000000003"/>
            <table:table-cell office:value-type="float" office:value="-0.19930243492126998"/>
          </table:table-row>
          <table:table-row>
            <table:table-cell office:value-type="string">
              <text:p>36</text:p>
            </table:table-cell>
            <table:table-cell office:value-type="float" office:value="0.35000000000000014"/>
            <table:table-cell office:value-type="float" office:value="0.116758808493614"/>
            <table:table-cell office:value-type="float" office:value="1.8500000000000003"/>
            <table:table-cell office:value-type="float" office:value="-0.15942740440368963"/>
          </table:table-row>
          <table:table-row>
            <table:table-cell office:value-type="string">
              <text:p>37</text:p>
            </table:table-cell>
            <table:table-cell office:value-type="float" office:value="0.36000000000000015"/>
            <table:table-cell office:value-type="float" office:value="0.114168345928192"/>
            <table:table-cell office:value-type="float" office:value="1.8600000000000003"/>
            <table:table-cell office:value-type="float" office:value="-6.6829204559329725E-2"/>
          </table:table-row>
          <table:table-row>
            <table:table-cell office:value-type="string">
              <text:p>38</text:p>
            </table:table-cell>
            <table:table-cell office:value-type="float" office:value="0.37000000000000016"/>
            <table:table-cell office:value-type="float" office:value="0.112634144723415"/>
            <table:table-cell office:value-type="float" office:value="1.8700000000000003"/>
            <table:table-cell office:value-type="float" office:value="3.7264585494990232E-2"/>
          </table:table-row>
          <table:table-row>
            <table:table-cell office:value-type="string">
              <text:p>39</text:p>
            </table:table-cell>
            <table:table-cell office:value-type="float" office:value="0.38000000000000017"/>
            <table:table-cell office:value-type="float" office:value="0.111174091696739"/>
            <table:table-cell office:value-type="float" office:value="1.8800000000000003"/>
            <table:table-cell office:value-type="float" office:value="0.2352855205535902"/>
          </table:table-row>
          <table:table-row>
            <table:table-cell office:value-type="string">
              <text:p>40</text:p>
            </table:table-cell>
            <table:table-cell office:value-type="float" office:value="0.39000000000000018"/>
            <table:table-cell office:value-type="float" office:value="0.112152889370918"/>
            <table:table-cell office:value-type="float" office:value="1.8900000000000003"/>
            <table:table-cell office:value-type="float" office:value="0.41087603569030984"/>
          </table:table-row>
          <table:table-row>
            <table:table-cell office:value-type="string">
              <text:p>41</text:p>
            </table:table-cell>
            <table:table-cell office:value-type="float" office:value="0.40000000000000019"/>
            <table:table-cell office:value-type="float" office:value="0.117107696831226"/>
            <table:table-cell office:value-type="float" office:value="1.9000000000000004"/>
            <table:table-cell office:value-type="float" office:value="0.72650122642517045"/>
          </table:table-row>
          <table:table-row>
            <table:table-cell office:value-type="string">
              <text:p>42</text:p>
            </table:table-cell>
            <table:table-cell office:value-type="float" office:value="0.4100000000000002"/>
            <table:table-cell office:value-type="float" office:value="0.12117513269186"/>
            <table:table-cell office:value-type="float" office:value="1.9100000000000004"/>
            <table:table-cell office:value-type="float" office:value="0.98415970802306996"/>
          </table:table-row>
          <table:table-row>
            <table:table-cell office:value-type="string">
              <text:p>43</text:p>
            </table:table-cell>
            <table:table-cell office:value-type="float" office:value="0.42000000000000021"/>
            <table:table-cell office:value-type="float" office:value="0.12565034627914401"/>
            <table:table-cell office:value-type="float" office:value="1.9200000000000004"/>
            <table:table-cell office:value-type="float" office:value="1.4274680614471404"/>
          </table:table-row>
          <table:table-row>
            <table:table-cell office:value-type="string">
              <text:p>44</text:p>
            </table:table-cell>
            <table:table-cell office:value-type="float" office:value="0.43000000000000022"/>
            <table:table-cell office:value-type="float" office:value="0.12694638967513999"/>
            <table:table-cell office:value-type="float" office:value="1.9300000000000004"/>
            <table:table-cell office:value-type="float" office:value="1.7752420902252202"/>
          </table:table-row>
          <table:table-row>
            <table:table-cell office:value-type="string">
              <text:p>45</text:p>
            </table:table-cell>
            <table:table-cell office:value-type="float" office:value="0.44000000000000022"/>
            <table:table-cell office:value-type="float" office:value="0.12562389671802501"/>
            <table:table-cell office:value-type="float" office:value="1.9400000000000004"/>
            <table:table-cell office:value-type="float" office:value="2.3667266368865998"/>
          </table:table-row>
          <table:table-row>
            <table:table-cell office:value-type="string">
              <text:p>46</text:p>
            </table:table-cell>
            <table:table-cell office:value-type="float" office:value="0.45000000000000023"/>
            <table:table-cell office:value-type="float" office:value="0.12232641130685799"/>
            <table:table-cell office:value-type="float" office:value="1.9500000000000004"/>
            <table:table-cell office:value-type="float" office:value="2.8223421573638903"/>
          </table:table-row>
          <table:table-row>
            <table:table-cell office:value-type="string">
              <text:p>47</text:p>
            </table:table-cell>
            <table:table-cell office:value-type="float" office:value="0.46000000000000024"/>
            <table:table-cell office:value-type="float" office:value="0.118197776377201"/>
            <table:table-cell office:value-type="float" office:value="1.9600000000000004"/>
            <table:table-cell office:value-type="float" office:value="3.58796286582947"/>
          </table:table-row>
          <table:table-row>
            <table:table-cell office:value-type="string">
              <text:p>48</text:p>
            </table:table-cell>
            <table:table-cell office:value-type="float" office:value="0.47000000000000025"/>
            <table:table-cell office:value-type="float" office:value="0.115287899971008"/>
            <table:table-cell office:value-type="float" office:value="1.9700000000000004"/>
            <table:table-cell office:value-type="float" office:value="4.1682574748992902"/>
          </table:table-row>
          <table:table-row>
            <table:table-cell office:value-type="string">
              <text:p>49</text:p>
            </table:table-cell>
            <table:table-cell office:value-type="float" office:value="0.48000000000000026"/>
            <table:table-cell office:value-type="float" office:value="0.114706136286259"/>
            <table:table-cell office:value-type="float" office:value="1.9800000000000004"/>
            <table:table-cell office:value-type="float" office:value="5.1387135982513392"/>
          </table:table-row>
          <table:table-row>
            <table:table-cell office:value-type="string">
              <text:p>50</text:p>
            </table:table-cell>
            <table:table-cell office:value-type="float" office:value="0.49000000000000027"/>
            <table:table-cell office:value-type="float" office:value="0.115805253386498"/>
            <table:table-cell office:value-type="float" office:value="1.9900000000000004"/>
            <table:table-cell office:value-type="float" office:value="5.8690316677093506"/>
          </table:table-row>
          <table:table-row>
            <table:table-cell office:value-type="string">
              <text:p>51</text:p>
            </table:table-cell>
            <table:table-cell office:value-type="float" office:value="0.50000000000000022"/>
            <table:table-cell office:value-type="float" office:value="0.11863935738802001"/>
            <table:table-cell office:value-type="float" office:value="2.0000000000000004"/>
            <table:table-cell office:value-type="float" office:value="7.079509496688809"/>
          </table:table-row>
          <table:table-row>
            <table:table-cell office:value-type="string">
              <text:p>52</text:p>
            </table:table-cell>
            <table:table-cell office:value-type="float" office:value="0.51000000000000023"/>
            <table:table-cell office:value-type="float" office:value="0.120811358094215"/>
            <table:table-cell office:value-type="float" office:value="2.0100000000000002"/>
            <table:table-cell office:value-type="float" office:value="7.9790465831756094"/>
          </table:table-row>
          <table:table-row>
            <table:table-cell office:value-type="string">
              <text:p>53</text:p>
            </table:table-cell>
            <table:table-cell office:value-type="float" office:value="0.52000000000000024"/>
            <table:table-cell office:value-type="float" office:value="0.123262844979763"/>
            <table:table-cell office:value-type="float" office:value="2.02"/>
            <table:table-cell office:value-type="float" office:value="9.4880053997040097"/>
          </table:table-row>
          <table:table-row>
            <table:table-cell office:value-type="string">
              <text:p>54</text:p>
            </table:table-cell>
            <table:table-cell office:value-type="float" office:value="0.53000000000000025"/>
            <table:table-cell office:value-type="float" office:value="0.12287881970405599"/>
            <table:table-cell office:value-type="float" office:value="2.0299999999999998"/>
            <table:table-cell office:value-type="float" office:value="10.59916949272151"/>
          </table:table-row>
          <table:table-row>
            <table:table-cell office:value-type="string">
              <text:p>55</text:p>
            </table:table-cell>
            <table:table-cell office:value-type="float" office:value="0.54000000000000026"/>
            <table:table-cell office:value-type="float" office:value="0.122853353619576"/>
            <table:table-cell office:value-type="float" office:value="2.0399999999999996"/>
            <table:table-cell office:value-type="float" office:value="12.46916174888611"/>
          </table:table-row>
          <table:table-row>
            <table:table-cell office:value-type="string">
              <text:p>56</text:p>
            </table:table-cell>
            <table:table-cell office:value-type="float" office:value="0.55000000000000027"/>
            <table:table-cell office:value-type="float" office:value="0.122556939721107"/>
            <table:table-cell office:value-type="float" office:value="2.0499999999999994"/>
            <table:table-cell office:value-type="float" office:value="13.852790594100911"/>
          </table:table-row>
          <table:table-row>
            <table:table-cell office:value-type="string">
              <text:p>57</text:p>
            </table:table-cell>
            <table:table-cell office:value-type="float" office:value="0.56000000000000028"/>
            <table:table-cell office:value-type="float" office:value="0.124235667288303"/>
            <table:table-cell office:value-type="float" office:value="2.0599999999999992"/>
            <table:table-cell office:value-type="float" office:value="16.158281087875412"/>
          </table:table-row>
          <table:table-row>
            <table:table-cell office:value-type="string">
              <text:p>58</text:p>
            </table:table-cell>
            <table:table-cell office:value-type="float" office:value="0.57000000000000028"/>
            <table:table-cell office:value-type="float" office:value="0.125583916902542"/>
            <table:table-cell office:value-type="float" office:value="2.069999999999999"/>
            <table:table-cell office:value-type="float" office:value="17.866834402084312"/>
          </table:table-row>
          <table:table-row>
            <table:table-cell office:value-type="string">
              <text:p>59</text:p>
            </table:table-cell>
            <table:table-cell office:value-type="float" office:value="0.58000000000000029"/>
            <table:table-cell office:value-type="float" office:value="0.127563565969467"/>
            <table:table-cell office:value-type="float" office:value="2.0799999999999987"/>
            <table:table-cell office:value-type="float" office:value="20.71740698814391"/>
          </table:table-row>
          <table:table-row>
            <table:table-cell office:value-type="string">
              <text:p>60</text:p>
            </table:table-cell>
            <table:table-cell office:value-type="float" office:value="0.5900000000000003"/>
            <table:table-cell office:value-type="float" office:value="0.130397468805313"/>
            <table:table-cell office:value-type="float" office:value="2.0899999999999985"/>
            <table:table-cell office:value-type="float" office:value="22.82074904441831"/>
          </table:table-row>
          <table:table-row>
            <table:table-cell office:value-type="string">
              <text:p>61</text:p>
            </table:table-cell>
            <table:table-cell office:value-type="float" office:value="0.60000000000000031"/>
            <table:table-cell office:value-type="float" office:value="0.13707078993320501"/>
            <table:table-cell office:value-type="float" office:value="2.0999999999999983"/>
            <table:table-cell office:value-type="float" office:value="26.329606771469113"/>
          </table:table-row>
          <table:table-row>
            <table:table-cell office:value-type="string">
              <text:p>62</text:p>
            </table:table-cell>
            <table:table-cell office:value-type="float" office:value="0.61000000000000032"/>
            <table:table-cell office:value-type="float" office:value="0.14257575571537001"/>
            <table:table-cell office:value-type="float" office:value="2.1099999999999981"/>
            <table:table-cell office:value-type="float" office:value="28.918117284774809"/>
          </table:table-row>
          <table:table-row>
            <table:table-cell office:value-type="string">
              <text:p>63</text:p>
            </table:table-cell>
            <table:table-cell office:value-type="float" office:value="0.62000000000000033"/>
            <table:table-cell office:value-type="float" office:value="0.14716221392154699"/>
            <table:table-cell office:value-type="float" office:value="2.1199999999999979"/>
            <table:table-cell office:value-type="float" office:value="33.222072362899809"/>
          </table:table-row>
          <table:table-row>
            <table:table-cell office:value-type="string">
              <text:p>64</text:p>
            </table:table-cell>
            <table:table-cell office:value-type="float" office:value="0.63000000000000034"/>
            <table:table-cell office:value-type="float" office:value="0.146857470273972"/>
            <table:table-cell office:value-type="float" office:value="2.1299999999999977"/>
            <table:table-cell office:value-type="float" office:value="36.384166479110711"/>
          </table:table-row>
          <table:table-row>
            <table:table-cell office:value-type="string">
              <text:p>65</text:p>
            </table:table-cell>
            <table:table-cell office:value-type="float" office:value="0.64000000000000035"/>
            <table:table-cell office:value-type="float" office:value="0.14204102754592901"/>
            <table:table-cell office:value-type="float" office:value="2.1399999999999975"/>
            <table:table-cell office:value-type="float" office:value="41.633193731308012"/>
          </table:table-row>
          <table:table-row>
            <table:table-cell office:value-type="string">
              <text:p>66</text:p>
            </table:table-cell>
            <table:table-cell office:value-type="float" office:value="0.65000000000000036"/>
            <table:table-cell office:value-type="float" office:value="0.13739235699176799"/>
            <table:table-cell office:value-type="float" office:value="2.1499999999999972"/>
            <table:table-cell office:value-type="float" office:value="45.521770238876314"/>
          </table:table-row>
          <table:table-row>
            <table:table-cell office:value-type="string">
              <text:p>67</text:p>
            </table:table-cell>
            <table:table-cell office:value-type="float" office:value="0.66000000000000036"/>
            <table:table-cell office:value-type="float" office:value="0.134022057056427"/>
            <table:table-cell office:value-type="float" office:value="2.159999999999997"/>
            <table:table-cell office:value-type="float" office:value="51.926799535751314"/>
          </table:table-row>
          <table:table-row>
            <table:table-cell office:value-type="string">
              <text:p>68</text:p>
            </table:table-cell>
            <table:table-cell office:value-type="float" office:value="0.67000000000000037"/>
            <table:table-cell office:value-type="float" office:value="0.134673267602921"/>
            <table:table-cell office:value-type="float" office:value="2.1699999999999968"/>
            <table:table-cell office:value-type="float" office:value="56.143436193466215"/>
          </table:table-row>
          <table:table-row>
            <table:table-cell office:value-type="string">
              <text:p>69</text:p>
            </table:table-cell>
            <table:table-cell office:value-type="float" office:value="0.68000000000000038"/>
            <table:table-cell office:value-type="float" office:value="0.14086996018886599"/>
            <table:table-cell office:value-type="float" office:value="2.1799999999999966"/>
            <table:table-cell office:value-type="float" office:value="60.203029394149809"/>
          </table:table-row>
          <table:table-row>
            <table:table-cell office:value-type="string">
              <text:p>70</text:p>
            </table:table-cell>
            <table:table-cell office:value-type="float" office:value="0.69000000000000039"/>
            <table:table-cell office:value-type="float" office:value="0.151254802942276"/>
            <table:table-cell office:value-type="float" office:value="2.1899999999999964"/>
            <table:table-cell office:value-type="float" office:value="62.210384130477905"/>
          </table:table-row>
          <table:table-row>
            <table:table-cell office:value-type="string">
              <text:p>71</text:p>
            </table:table-cell>
            <table:table-cell office:value-type="float" office:value="0.7000000000000004"/>
            <table:table-cell office:value-type="float" office:value="0.173735246062279"/>
            <table:table-cell office:value-type="float" office:value="2.1999999999999962"/>
            <table:table-cell office:value-type="float" office:value="64.983249425888005"/>
          </table:table-row>
          <table:table-row>
            <table:table-cell office:value-type="string">
              <text:p>72</text:p>
            </table:table-cell>
            <table:table-cell office:value-type="float" office:value="0.71000000000000041"/>
            <table:table-cell office:value-type="float" office:value="0.186934158205986"/>
            <table:table-cell office:value-type="float" office:value="2.209999999999996"/>
            <table:table-cell office:value-type="float" office:value="66.411060094833417"/>
          </table:table-row>
          <table:table-row>
            <table:table-cell office:value-type="string">
              <text:p>73</text:p>
            </table:table-cell>
            <table:table-cell office:value-type="float" office:value="0.72000000000000042"/>
            <table:table-cell office:value-type="float" office:value="0.203896924853325"/>
            <table:table-cell office:value-type="float" office:value="2.2199999999999958"/>
            <table:table-cell office:value-type="float" office:value="68.327480077743516"/>
          </table:table-row>
          <table:table-row>
            <table:table-cell office:value-type="string">
              <text:p>74</text:p>
            </table:table-cell>
            <table:table-cell office:value-type="float" office:value="0.73000000000000043"/>
            <table:table-cell office:value-type="float" office:value="0.213001474738121"/>
            <table:table-cell office:value-type="float" office:value="2.2299999999999955"/>
            <table:table-cell office:value-type="float" office:value="69.514766454696613"/>
          </table:table-row>
          <table:table-row>
            <table:table-cell office:value-type="string">
              <text:p>75</text:p>
            </table:table-cell>
            <table:table-cell office:value-type="float" office:value="0.74000000000000044"/>
            <table:table-cell office:value-type="float" office:value="0.231135308742523"/>
            <table:table-cell office:value-type="float" office:value="2.2399999999999953"/>
            <table:table-cell office:value-type="float" office:value="71.103496313095107"/>
          </table:table-row>
          <table:table-row>
            <table:table-cell office:value-type="string">
              <text:p>76</text:p>
            </table:table-cell>
            <table:table-cell office:value-type="float" office:value="0.75000000000000044"/>
            <table:table-cell office:value-type="float" office:value="0.243646785616875"/>
            <table:table-cell office:value-type="float" office:value="2.2499999999999951"/>
            <table:table-cell office:value-type="float" office:value="71.949405431747408"/>
          </table:table-row>
          <table:table-row>
            <table:table-cell office:value-type="string">
              <text:p>77</text:p>
            </table:table-cell>
            <table:table-cell office:value-type="float" office:value="0.76000000000000045"/>
            <table:table-cell office:value-type="float" office:value="0.26765832304954501"/>
            <table:table-cell office:value-type="float" office:value="2.2599999999999949"/>
            <table:table-cell office:value-type="float" office:value="72.811862707138118"/>
          </table:table-row>
          <table:table-row>
            <table:table-cell office:value-type="string">
              <text:p>78</text:p>
            </table:table-cell>
            <table:table-cell office:value-type="float" office:value="0.77000000000000046"/>
            <table:table-cell office:value-type="float" office:value="0.286388009786606"/>
            <table:table-cell office:value-type="float" office:value="2.2699999999999947"/>
            <table:table-cell office:value-type="float" office:value="73.050540685653715"/>
          </table:table-row>
          <table:table-row>
            <table:table-cell office:value-type="string">
              <text:p>79</text:p>
            </table:table-cell>
            <table:table-cell office:value-type="float" office:value="0.78000000000000047"/>
            <table:table-cell office:value-type="float" office:value="0.31455484032630898"/>
            <table:table-cell office:value-type="float" office:value="2.2799999999999945"/>
            <table:table-cell office:value-type="float" office:value="73.003459692001314"/>
          </table:table-row>
          <table:table-row>
            <table:table-cell office:value-type="string">
              <text:p>80</text:p>
            </table:table-cell>
            <table:table-cell office:value-type="float" office:value="0.79000000000000048"/>
            <table:table-cell office:value-type="float" office:value="0.32493960857391402"/>
            <table:table-cell office:value-type="float" office:value="2.2899999999999943"/>
            <table:table-cell office:value-type="float" office:value="72.814906835556016"/>
          </table:table-row>
          <table:table-row>
            <table:table-cell office:value-type="string">
              <text:p>81</text:p>
            </table:table-cell>
            <table:table-cell office:value-type="float" office:value="0.80000000000000049"/>
            <table:table-cell office:value-type="float" office:value="0.34305861592292802"/>
            <table:table-cell office:value-type="float" office:value="2.299999999999994"/>
            <table:table-cell office:value-type="float" office:value="72.323528051376314"/>
          </table:table-row>
          <table:table-row>
            <table:table-cell office:value-type="string">
              <text:p>82</text:p>
            </table:table-cell>
            <table:table-cell office:value-type="float" office:value="0.8100000000000005"/>
            <table:table-cell office:value-type="float" office:value="0.34927329421043402"/>
            <table:table-cell office:value-type="float" office:value="2.3099999999999938"/>
            <table:table-cell office:value-type="float" office:value="71.677425146102905"/>
          </table:table-row>
          <table:table-row>
            <table:table-cell office:value-type="string">
              <text:p>83</text:p>
            </table:table-cell>
            <table:table-cell office:value-type="float" office:value="0.82000000000000051"/>
            <table:table-cell office:value-type="float" office:value="0.36013257503509499"/>
            <table:table-cell office:value-type="float" office:value="2.3199999999999936"/>
            <table:table-cell office:value-type="float" office:value="70.039439916610718"/>
          </table:table-row>
          <table:table-row>
            <table:table-cell office:value-type="string">
              <text:p>84</text:p>
            </table:table-cell>
            <table:table-cell office:value-type="float" office:value="0.83000000000000052"/>
            <table:table-cell office:value-type="float" office:value="0.36338624358177202"/>
            <table:table-cell office:value-type="float" office:value="2.3299999999999934"/>
            <table:table-cell office:value-type="float" office:value="69.43370413780211"/>
          </table:table-row>
          <table:table-row>
            <table:table-cell office:value-type="string">
              <text:p>85</text:p>
            </table:table-cell>
            <table:table-cell office:value-type="float" office:value="0.84000000000000052"/>
            <table:table-cell office:value-type="float" office:value="0.36938151717186002"/>
            <table:table-cell office:value-type="float" office:value="2.3399999999999932"/>
            <table:table-cell office:value-type="float" office:value="68.730617284774809"/>
          </table:table-row>
          <table:table-row>
            <table:table-cell office:value-type="string">
              <text:p>86</text:p>
            </table:table-cell>
            <table:table-cell office:value-type="float" office:value="0.85000000000000053"/>
            <table:table-cell office:value-type="float" office:value="0.36874794960022"/>
            <table:table-cell office:value-type="float" office:value="2.349999999999993"/>
            <table:table-cell office:value-type="float" office:value="68.107059240341215"/>
          </table:table-row>
          <table:table-row>
            <table:table-cell office:value-type="string">
              <text:p>87</text:p>
            </table:table-cell>
            <table:table-cell office:value-type="float" office:value="0.86000000000000054"/>
            <table:table-cell office:value-type="float" office:value="0.36879006028175398"/>
            <table:table-cell office:value-type="float" office:value="2.3599999999999928"/>
            <table:table-cell office:value-type="float" office:value="67.23656058311461"/>
          </table:table-row>
          <table:table-row>
            <table:table-cell office:value-type="string">
              <text:p>88</text:p>
            </table:table-cell>
            <table:table-cell office:value-type="float" office:value="0.87000000000000055"/>
            <table:table-cell office:value-type="float" office:value="0.36612299084663402"/>
            <table:table-cell office:value-type="float" office:value="2.3699999999999926"/>
            <table:table-cell office:value-type="float" office:value="66.642467260360718"/>
          </table:table-row>
          <table:table-row>
            <table:table-cell office:value-type="string">
              <text:p>89</text:p>
            </table:table-cell>
            <table:table-cell office:value-type="float" office:value="0.88000000000000056"/>
            <table:table-cell office:value-type="float" office:value="0.36292648315429699"/>
            <table:table-cell office:value-type="float" office:value="2.3799999999999923"/>
            <table:table-cell office:value-type="float" office:value="65.567928075790405"/>
          </table:table-row>
          <table:table-row>
            <table:table-cell office:value-type="string">
              <text:p>90</text:p>
            </table:table-cell>
            <table:table-cell office:value-type="float" office:value="0.89000000000000057"/>
            <table:table-cell office:value-type="float" office:value="0.35771384835243197"/>
            <table:table-cell office:value-type="float" office:value="2.3899999999999921"/>
            <table:table-cell office:value-type="float" office:value="64.759204626083417"/>
          </table:table-row>
          <table:table-row>
            <table:table-cell office:value-type="string">
              <text:p>91</text:p>
            </table:table-cell>
            <table:table-cell office:value-type="float" office:value="0.90000000000000058"/>
            <table:table-cell office:value-type="float" office:value="0.35086384415626498"/>
            <table:table-cell office:value-type="float" office:value="2.3999999999999919"/>
            <table:table-cell office:value-type="float" office:value="63.453792333602905"/>
          </table:table-row>
          <table:table-row>
            <table:table-cell office:value-type="string">
              <text:p>92</text:p>
            </table:table-cell>
            <table:table-cell office:value-type="float" office:value="0.91000000000000059"/>
            <table:table-cell office:value-type="float" office:value="0.34394201636314398"/>
            <table:table-cell office:value-type="float" office:value="2.4099999999999917"/>
            <table:table-cell office:value-type="float" office:value="62.451640844345107"/>
          </table:table-row>
          <table:table-row>
            <table:table-cell office:value-type="string">
              <text:p>93</text:p>
            </table:table-cell>
            <table:table-cell office:value-type="float" office:value="0.9200000000000006"/>
            <table:table-cell office:value-type="float" office:value="0.33450129628181502"/>
            <table:table-cell office:value-type="float" office:value="2.4199999999999915"/>
            <table:table-cell office:value-type="float" office:value="60.944240331649809"/>
          </table:table-row>
          <table:table-row>
            <table:table-cell office:value-type="string">
              <text:p>94</text:p>
            </table:table-cell>
            <table:table-cell office:value-type="float" office:value="0.9300000000000006"/>
            <table:table-cell office:value-type="float" office:value="0.326787859201431"/>
            <table:table-cell office:value-type="float" office:value="2.4299999999999913"/>
            <table:table-cell office:value-type="float" office:value="60.228847265243516"/>
          </table:table-row>
          <table:table-row>
            <table:table-cell office:value-type="string">
              <text:p>95</text:p>
            </table:table-cell>
            <table:table-cell office:value-type="float" office:value="0.94000000000000061"/>
            <table:table-cell office:value-type="float" office:value="0.31562730669975297"/>
            <table:table-cell office:value-type="float" office:value="2.4399999999999911"/>
            <table:table-cell office:value-type="float" office:value="60.782718420028715"/>
          </table:table-row>
          <table:table-row>
            <table:table-cell office:value-type="string">
              <text:p>96</text:p>
            </table:table-cell>
            <table:table-cell office:value-type="float" office:value="0.95000000000000062"/>
            <table:table-cell office:value-type="float" office:value="0.30481025576591497"/>
            <table:table-cell office:value-type="float" office:value="2.4499999999999909"/>
            <table:table-cell office:value-type="float" office:value="60.743488073349013"/>
          </table:table-row>
          <table:table-row>
            <table:table-cell office:value-type="string">
              <text:p>97</text:p>
            </table:table-cell>
            <table:table-cell office:value-type="float" office:value="0.96000000000000063"/>
            <table:table-cell office:value-type="float" office:value="0.291870176792145"/>
            <table:table-cell office:value-type="float" office:value="2.4599999999999906"/>
            <table:table-cell office:value-type="float" office:value="60.47773337364201"/>
          </table:table-row>
          <table:table-row>
            <table:table-cell office:value-type="string">
              <text:p>98</text:p>
            </table:table-cell>
            <table:table-cell office:value-type="float" office:value="0.97000000000000064"/>
            <table:table-cell office:value-type="float" office:value="0.28649133443832397"/>
            <table:table-cell office:value-type="float" office:value="2.4699999999999904"/>
            <table:table-cell office:value-type="float" office:value="60.570102453231812"/>
          </table:table-row>
          <table:table-row>
            <table:table-cell office:value-type="string">
              <text:p>99</text:p>
            </table:table-cell>
            <table:table-cell office:value-type="float" office:value="0.98000000000000065"/>
            <table:table-cell office:value-type="float" office:value="0.28676101565361001"/>
            <table:table-cell office:value-type="float" office:value="2.4799999999999902"/>
            <table:table-cell office:value-type="float" office:value="60.587039709091215"/>
          </table:table-row>
          <table:table-row>
            <table:table-cell office:value-type="string">
              <text:p>100</text:p>
            </table:table-cell>
            <table:table-cell office:value-type="float" office:value="0.99000000000000066"/>
            <table:table-cell office:value-type="float" office:value="0.28973343968391402"/>
            <table:table-cell office:value-type="float" office:value="2.48999999999999"/>
            <table:table-cell office:value-type="float" office:value="60.617877721786513"/>
          </table:table-row>
          <table:table-row>
            <table:table-cell office:value-type="string">
              <text:p>101</text:p>
            </table:table-cell>
            <table:table-cell office:value-type="float" office:value="1.0000000000000007"/>
            <table:table-cell office:value-type="float" office:value="0.29727983474731401"/>
            <table:table-cell office:value-type="float" office:value="2.4999999999999898"/>
            <table:table-cell office:value-type="float" office:value="60.686847448349013"/>
          </table:table-row>
          <table:table-row>
            <table:table-cell office:value-type="string">
              <text:p>102</text:p>
            </table:table-cell>
            <table:table-cell office:value-type="float" office:value="1.0100000000000007"/>
            <table:table-cell office:value-type="float" office:value="0.30268144607543901"/>
            <table:table-cell office:value-type="float" office:value="2.5099999999999896"/>
            <table:table-cell office:value-type="float" office:value="60.711917638778715"/>
          </table:table-row>
          <table:table-row>
            <table:table-cell office:value-type="string">
              <text:p>103</text:p>
            </table:table-cell>
            <table:table-cell office:value-type="float" office:value="1.0200000000000007"/>
            <table:table-cell office:value-type="float" office:value="0.306414544582367"/>
            <table:table-cell office:value-type="float" office:value="2.5199999999999894"/>
            <table:table-cell office:value-type="float" office:value="60.701228857040405"/>
          </table:table-row>
          <table:table-row>
            <table:table-cell office:value-type="string">
              <text:p>104</text:p>
            </table:table-cell>
            <table:table-cell office:value-type="float" office:value="1.0300000000000007"/>
            <table:table-cell office:value-type="float" office:value="0.308887809514999"/>
            <table:table-cell office:value-type="float" office:value="2.5299999999999891"/>
            <table:table-cell office:value-type="float" office:value="60.672984838485718"/>
          </table:table-row>
          <table:table-row>
            <table:table-cell office:value-type="string">
              <text:p>105</text:p>
            </table:table-cell>
            <table:table-cell office:value-type="float" office:value="1.0400000000000007"/>
            <table:table-cell office:value-type="float" office:value="0.314453035593033"/>
            <table:table-cell office:value-type="float" office:value="2.5399999999999889"/>
            <table:table-cell office:value-type="float" office:value="60.630977392196613"/>
          </table:table-row>
          <table:table-row>
            <table:table-cell office:value-type="string">
              <text:p>106</text:p>
            </table:table-cell>
            <table:table-cell office:value-type="float" office:value="1.0500000000000007"/>
            <table:table-cell office:value-type="float" office:value="0.31753534078598"/>
            <table:table-cell office:value-type="float" office:value="2.5499999999999887"/>
            <table:table-cell office:value-type="float" office:value="60.624362707138118"/>
          </table:table-row>
          <table:table-row>
            <table:table-cell office:value-type="string">
              <text:p>107</text:p>
            </table:table-cell>
            <table:table-cell office:value-type="float" office:value="1.0600000000000007"/>
            <table:table-cell office:value-type="float" office:value="0.324909597635269"/>
            <table:table-cell office:value-type="float" office:value="2.5599999999999885"/>
            <table:table-cell office:value-type="float" office:value="60.645892858505206"/>
          </table:table-row>
          <table:table-row>
            <table:table-cell office:value-type="string">
              <text:p>108</text:p>
            </table:table-cell>
            <table:table-cell office:value-type="float" office:value="1.0700000000000007"/>
            <table:table-cell office:value-type="float" office:value="0.33149498701095598"/>
            <table:table-cell office:value-type="float" office:value="2.5699999999999883"/>
            <table:table-cell office:value-type="float" office:value="60.660907506942706"/>
          </table:table-row>
          <table:table-row>
            <table:table-cell office:value-type="string">
              <text:p>109</text:p>
            </table:table-cell>
            <table:table-cell office:value-type="float" office:value="1.0800000000000007"/>
            <table:table-cell office:value-type="float" office:value="0.34201809763908397"/>
            <table:table-cell office:value-type="float" office:value="2.5799999999999881"/>
            <table:table-cell office:value-type="float" office:value="60.664821386337309"/>
          </table:table-row>
          <table:table-row>
            <table:table-cell office:value-type="string">
              <text:p>110</text:p>
            </table:table-cell>
            <table:table-cell office:value-type="float" office:value="1.0900000000000007"/>
            <table:table-cell office:value-type="float" office:value="0.347628474235535"/>
            <table:table-cell office:value-type="float" office:value="2.5899999999999879"/>
            <table:table-cell office:value-type="float" office:value="60.665195226669312"/>
          </table:table-row>
          <table:table-row>
            <table:table-cell office:value-type="string">
              <text:p>111</text:p>
            </table:table-cell>
            <table:table-cell office:value-type="float" office:value="1.1000000000000008"/>
            <table:table-cell office:value-type="float" office:value="0.35388842225074801"/>
            <table:table-cell office:value-type="float" office:value="2.5999999999999877"/>
            <table:table-cell office:value-type="float" office:value="60.666888952255206"/>
          </table:table-row>
          <table:table-row>
            <table:table-cell office:value-type="string">
              <text:p>112</text:p>
            </table:table-cell>
            <table:table-cell office:value-type="float" office:value="1.1100000000000008"/>
            <table:table-cell office:value-type="float" office:value="0.35707744956016502"/>
            <table:table-cell office:value-type="float" office:value="2.6099999999999874"/>
            <table:table-cell office:value-type="float" office:value="60.665797948837309"/>
          </table:table-row>
          <table:table-row>
            <table:table-cell office:value-type="string">
              <text:p>113</text:p>
            </table:table-cell>
            <table:table-cell office:value-type="float" office:value="1.1200000000000008"/>
            <table:table-cell office:value-type="float" office:value="0.36732721328735402"/>
            <table:table-cell office:value-type="float" office:value="2.6199999999999872"/>
            <table:table-cell office:value-type="float" office:value="60.667377233505206"/>
          </table:table-row>
          <table:table-row>
            <table:table-cell office:value-type="string">
              <text:p>114</text:p>
            </table:table-cell>
            <table:table-cell office:value-type="float" office:value="1.1300000000000008"/>
            <table:table-cell office:value-type="float" office:value="0.37975433468818698"/>
            <table:table-cell office:value-type="float" office:value="2.629999999999987"/>
            <table:table-cell office:value-type="float" office:value="60.669482946395917"/>
          </table:table-row>
          <table:table-row>
            <table:table-cell office:value-type="string">
              <text:p>115</text:p>
            </table:table-cell>
            <table:table-cell office:value-type="float" office:value="1.1400000000000008"/>
            <table:table-cell office:value-type="float" office:value="0.40094646811485302"/>
            <table:table-cell office:value-type="float" office:value="2.6399999999999868"/>
            <table:table-cell office:value-type="float" office:value="60.674014806747408"/>
          </table:table-row>
          <table:table-row>
            <table:table-cell office:value-type="string">
              <text:p>116</text:p>
            </table:table-cell>
            <table:table-cell office:value-type="float" office:value="1.1500000000000008"/>
            <table:table-cell office:value-type="float" office:value="0.411429673433304"/>
            <table:table-cell office:value-type="float" office:value="2.6499999999999866"/>
            <table:table-cell office:value-type="float" office:value="60.676982641220107"/>
          </table:table-row>
          <table:table-row>
            <table:table-cell office:value-type="string">
              <text:p>117</text:p>
            </table:table-cell>
            <table:table-cell office:value-type="float" office:value="1.1600000000000008"/>
            <table:table-cell office:value-type="float" office:value="0.42424014210701"/>
            <table:table-cell office:value-type="float" office:value="2.6599999999999864"/>
            <table:table-cell office:value-type="float" office:value="60.677577733993516"/>
          </table:table-row>
          <table:table-row>
            <table:table-cell office:value-type="string">
              <text:p>118</text:p>
            </table:table-cell>
            <table:table-cell office:value-type="float" office:value="1.1700000000000008"/>
            <table:table-cell office:value-type="float" office:value="0.43196603655815102"/>
            <table:table-cell office:value-type="float" office:value="2.6699999999999862"/>
            <table:table-cell office:value-type="float" office:value="60.678279638290405"/>
          </table:table-row>
          <table:table-row>
            <table:table-cell office:value-type="string">
              <text:p>119</text:p>
            </table:table-cell>
            <table:table-cell office:value-type="float" office:value="1.1800000000000008"/>
            <table:table-cell office:value-type="float" office:value="0.44133251905441301"/>
            <table:table-cell/>
            <table:table-cell/>
          </table:table-row>
          <table:table-row>
            <table:table-cell office:value-type="string">
              <text:p>120</text:p>
            </table:table-cell>
            <table:table-cell office:value-type="float" office:value="1.1900000000000008"/>
            <table:table-cell office:value-type="float" office:value="0.447017401456833"/>
            <table:table-cell/>
            <table:table-cell/>
          </table:table-row>
          <table:table-row>
            <table:table-cell office:value-type="string">
              <text:p>121</text:p>
            </table:table-cell>
            <table:table-cell office:value-type="float" office:value="1.2000000000000008"/>
            <table:table-cell office:value-type="float" office:value="0.45366537570953402"/>
            <table:table-cell/>
            <table:table-cell/>
          </table:table-row>
          <table:table-row>
            <table:table-cell office:value-type="string">
              <text:p>122</text:p>
            </table:table-cell>
            <table:table-cell office:value-type="float" office:value="1.2100000000000009"/>
            <table:table-cell office:value-type="float" office:value="0.45735523104667702"/>
            <table:table-cell/>
            <table:table-cell/>
          </table:table-row>
          <table:table-row>
            <table:table-cell office:value-type="string">
              <text:p>123</text:p>
            </table:table-cell>
            <table:table-cell office:value-type="float" office:value="1.2200000000000009"/>
            <table:table-cell office:value-type="float" office:value="0.46022692322731001"/>
            <table:table-cell/>
            <table:table-cell/>
          </table:table-row>
          <table:table-row>
            <table:table-cell office:value-type="string">
              <text:p>124</text:p>
            </table:table-cell>
            <table:table-cell office:value-type="float" office:value="1.2300000000000009"/>
            <table:table-cell office:value-type="float" office:value="0.46155294775962802"/>
            <table:table-cell/>
            <table:table-cell/>
          </table:table-row>
          <table:table-row>
            <table:table-cell office:value-type="string">
              <text:p>125</text:p>
            </table:table-cell>
            <table:table-cell office:value-type="float" office:value="1.2400000000000009"/>
            <table:table-cell office:value-type="float" office:value="0.46304124593734702"/>
            <table:table-cell/>
            <table:table-cell/>
          </table:table-row>
          <table:table-row>
            <table:table-cell office:value-type="string">
              <text:p>126</text:p>
            </table:table-cell>
            <table:table-cell office:value-type="float" office:value="1.2500000000000009"/>
            <table:table-cell office:value-type="float" office:value="0.46383866667747498"/>
            <table:table-cell/>
            <table:table-cell/>
          </table:table-row>
          <table:table-row>
            <table:table-cell office:value-type="string">
              <text:p>127</text:p>
            </table:table-cell>
            <table:table-cell office:value-type="float" office:value="1.2600000000000009"/>
            <table:table-cell office:value-type="float" office:value="0.46235582232475297"/>
            <table:table-cell/>
            <table:table-cell/>
          </table:table-row>
          <table:table-row>
            <table:table-cell office:value-type="string">
              <text:p>128</text:p>
            </table:table-cell>
            <table:table-cell office:value-type="float" office:value="1.2700000000000009"/>
            <table:table-cell office:value-type="float" office:value="0.459856957197189"/>
            <table:table-cell/>
            <table:table-cell/>
          </table:table-row>
          <table:table-row>
            <table:table-cell office:value-type="string">
              <text:p>129</text:p>
            </table:table-cell>
            <table:table-cell office:value-type="float" office:value="1.2800000000000009"/>
            <table:table-cell office:value-type="float" office:value="0.45588749647140497"/>
            <table:table-cell/>
            <table:table-cell/>
          </table:table-row>
          <table:table-row>
            <table:table-cell office:value-type="string">
              <text:p>130</text:p>
            </table:table-cell>
            <table:table-cell office:value-type="float" office:value="1.2900000000000009"/>
            <table:table-cell office:value-type="float" office:value="0.45495125651359603"/>
            <table:table-cell/>
            <table:table-cell/>
          </table:table-row>
          <table:table-row>
            <table:table-cell office:value-type="string">
              <text:p>131</text:p>
            </table:table-cell>
            <table:table-cell office:value-type="float" office:value="1.3000000000000009"/>
            <table:table-cell office:value-type="float" office:value="0.45651549100875899"/>
            <table:table-cell/>
            <table:table-cell/>
          </table:table-row>
          <table:table-row>
            <table:table-cell office:value-type="string">
              <text:p>132</text:p>
            </table:table-cell>
            <table:table-cell office:value-type="float" office:value="1.3100000000000009"/>
            <table:table-cell office:value-type="float" office:value="0.46015956997871399"/>
            <table:table-cell/>
            <table:table-cell/>
          </table:table-row>
          <table:table-row>
            <table:table-cell office:value-type="string">
              <text:p>133</text:p>
            </table:table-cell>
            <table:table-cell office:value-type="float" office:value="1.320000000000001"/>
            <table:table-cell office:value-type="float" office:value="0.46654567122459401"/>
            <table:table-cell/>
            <table:table-cell/>
          </table:table-row>
          <table:table-row>
            <table:table-cell office:value-type="string">
              <text:p>134</text:p>
            </table:table-cell>
            <table:table-cell office:value-type="float" office:value="1.330000000000001"/>
            <table:table-cell office:value-type="float" office:value="0.47113648056983998"/>
            <table:table-cell/>
            <table:table-cell/>
          </table:table-row>
          <table:table-row>
            <table:table-cell office:value-type="string">
              <text:p>135</text:p>
            </table:table-cell>
            <table:table-cell office:value-type="float" office:value="1.340000000000001"/>
            <table:table-cell office:value-type="float" office:value="0.47604972124099698"/>
            <table:table-cell/>
            <table:table-cell/>
          </table:table-row>
          <table:table-row>
            <table:table-cell office:value-type="string">
              <text:p>136</text:p>
            </table:table-cell>
            <table:table-cell office:value-type="float" office:value="1.350000000000001"/>
            <table:table-cell office:value-type="float" office:value="0.47893348336219799"/>
            <table:table-cell/>
            <table:table-cell/>
          </table:table-row>
          <table:table-row>
            <table:table-cell office:value-type="string">
              <text:p>137</text:p>
            </table:table-cell>
            <table:table-cell office:value-type="float" office:value="1.360000000000001"/>
            <table:table-cell office:value-type="float" office:value="0.48156836628913902"/>
            <table:table-cell/>
            <table:table-cell/>
          </table:table-row>
          <table:table-row>
            <table:table-cell office:value-type="string">
              <text:p>138</text:p>
            </table:table-cell>
            <table:table-cell office:value-type="float" office:value="1.370000000000001"/>
            <table:table-cell office:value-type="float" office:value="0.48373067378997803"/>
            <table:table-cell/>
            <table:table-cell/>
          </table:table-row>
          <table:table-row>
            <table:table-cell office:value-type="string">
              <text:p>139</text:p>
            </table:table-cell>
            <table:table-cell office:value-type="float" office:value="1.380000000000001"/>
            <table:table-cell office:value-type="float" office:value="0.48276650905609098"/>
            <table:table-cell/>
            <table:table-cell/>
          </table:table-row>
          <table:table-row>
            <table:table-cell office:value-type="string">
              <text:p>140</text:p>
            </table:table-cell>
            <table:table-cell office:value-type="float" office:value="1.390000000000001"/>
            <table:table-cell office:value-type="float" office:value="0.48192489147186302"/>
            <table:table-cell/>
            <table:table-cell/>
          </table:table-row>
          <table:table-row>
            <table:table-cell office:value-type="string">
              <text:p>141</text:p>
            </table:table-cell>
            <table:table-cell office:value-type="float" office:value="1.400000000000001"/>
            <table:table-cell office:value-type="float" office:value="0.486124128103256"/>
            <table:table-cell/>
            <table:table-cell/>
          </table:table-row>
          <table:table-row>
            <table:table-cell office:value-type="string">
              <text:p>142</text:p>
            </table:table-cell>
            <table:table-cell office:value-type="float" office:value="1.410000000000001"/>
            <table:table-cell office:value-type="float" office:value="0.49331888556480402"/>
            <table:table-cell/>
            <table:table-cell/>
          </table:table-row>
          <table:table-row>
            <table:table-cell office:value-type="string">
              <text:p>143</text:p>
            </table:table-cell>
            <table:table-cell office:value-type="float" office:value="1.420000000000001"/>
            <table:table-cell office:value-type="float" office:value="0.50619477033615101"/>
            <table:table-cell/>
            <table:table-cell/>
          </table:table-row>
          <table:table-row>
            <table:table-cell office:value-type="string">
              <text:p>144</text:p>
            </table:table-cell>
            <table:table-cell office:value-type="float" office:value="1.430000000000001"/>
            <table:table-cell office:value-type="float" office:value="0.51086741685867298"/>
            <table:table-cell/>
            <table:table-cell/>
          </table:table-row>
          <table:table-row>
            <table:table-cell office:value-type="string">
              <text:p>145</text:p>
            </table:table-cell>
            <table:table-cell office:value-type="float" office:value="1.4400000000000011"/>
            <table:table-cell office:value-type="float" office:value="0.52192205190658603"/>
            <table:table-cell/>
            <table:table-cell/>
          </table:table-row>
          <table:table-row>
            <table:table-cell office:value-type="string">
              <text:p>146</text:p>
            </table:table-cell>
            <table:table-cell office:value-type="float" office:value="1.4500000000000011"/>
            <table:table-cell office:value-type="float" office:value="0.52607262134552002"/>
            <table:table-cell/>
            <table:table-cell/>
          </table:table-row>
          <table:table-row>
            <table:table-cell office:value-type="string">
              <text:p>147</text:p>
            </table:table-cell>
            <table:table-cell office:value-type="float" office:value="1.4600000000000011"/>
            <table:table-cell office:value-type="float" office:value="0.53417742252349898"/>
            <table:table-cell/>
            <table:table-cell/>
          </table:table-row>
          <table:table-row>
            <table:table-cell office:value-type="string">
              <text:p>148</text:p>
            </table:table-cell>
            <table:table-cell office:value-type="float" office:value="1.4700000000000011"/>
            <table:table-cell office:value-type="float" office:value="0.53777313232421897"/>
            <table:table-cell/>
            <table:table-cell/>
          </table:table-row>
          <table:table-row>
            <table:table-cell office:value-type="string">
              <text:p>149</text:p>
            </table:table-cell>
            <table:table-cell office:value-type="float" office:value="1.4800000000000011"/>
            <table:table-cell office:value-type="float" office:value="0.54444491863250699"/>
            <table:table-cell/>
            <table:table-cell/>
          </table:table-row>
          <table:table-row>
            <table:table-cell office:value-type="string">
              <text:p>150</text:p>
            </table:table-cell>
            <table:table-cell office:value-type="float" office:value="1.4900000000000011"/>
            <table:table-cell office:value-type="float" office:value="0.54710286855697599"/>
            <table:table-cell/>
            <table:table-cell/>
          </table:table-row>
          <table:table-row>
            <table:table-cell office:value-type="string">
              <text:p>151</text:p>
            </table:table-cell>
            <table:table-cell office:value-type="float" office:value="1.5000000000000011"/>
            <table:table-cell office:value-type="float" office:value="0.55356854200363204"/>
            <table:table-cell/>
            <table:table-cell/>
          </table:table-row>
          <table:table-row>
            <table:table-cell office:value-type="string">
              <text:p>152</text:p>
            </table:table-cell>
            <table:table-cell office:value-type="float" office:value="1.5100000000000011"/>
            <table:table-cell office:value-type="float" office:value="0.55622261762618996"/>
            <table:table-cell/>
            <table:table-cell/>
          </table:table-row>
          <table:table-row>
            <table:table-cell office:value-type="string">
              <text:p>153</text:p>
            </table:table-cell>
            <table:table-cell office:value-type="float" office:value="1.5200000000000011"/>
            <table:table-cell office:value-type="float" office:value="0.55964428186416604"/>
            <table:table-cell/>
            <table:table-cell/>
          </table:table-row>
          <table:table-row>
            <table:table-cell office:value-type="string">
              <text:p>154</text:p>
            </table:table-cell>
            <table:table-cell office:value-type="float" office:value="1.5300000000000011"/>
            <table:table-cell office:value-type="float" office:value="0.56390565633773804"/>
            <table:table-cell/>
            <table:table-cell/>
          </table:table-row>
          <table:table-row>
            <table:table-cell office:value-type="string">
              <text:p>155</text:p>
            </table:table-cell>
            <table:table-cell office:value-type="float" office:value="1.5400000000000011"/>
            <table:table-cell office:value-type="float" office:value="0.56961721181869496"/>
            <table:table-cell/>
            <table:table-cell/>
          </table:table-row>
          <table:table-row>
            <table:table-cell office:value-type="string">
              <text:p>156</text:p>
            </table:table-cell>
            <table:table-cell office:value-type="float" office:value="1.5500000000000012"/>
            <table:table-cell office:value-type="float" office:value="0.57310658693313599"/>
            <table:table-cell/>
            <table:table-cell/>
          </table:table-row>
          <table:table-row>
            <table:table-cell office:value-type="string">
              <text:p>157</text:p>
            </table:table-cell>
            <table:table-cell office:value-type="float" office:value="1.5600000000000012"/>
            <table:table-cell office:value-type="float" office:value="0.577719986438751"/>
            <table:table-cell/>
            <table:table-cell/>
          </table:table-row>
          <table:table-row>
            <table:table-cell office:value-type="string">
              <text:p>158</text:p>
            </table:table-cell>
            <table:table-cell office:value-type="float" office:value="1.5700000000000012"/>
            <table:table-cell office:value-type="float" office:value="0.58122599124908503"/>
            <table:table-cell/>
            <table:table-cell/>
          </table:table-row>
          <table:table-row>
            <table:table-cell office:value-type="string">
              <text:p>159</text:p>
            </table:table-cell>
            <table:table-cell office:value-type="float" office:value="1.5800000000000012"/>
            <table:table-cell office:value-type="float" office:value="0.58601862192153897"/>
            <table:table-cell/>
            <table:table-cell/>
          </table:table-row>
          <table:table-row>
            <table:table-cell office:value-type="string">
              <text:p>160</text:p>
            </table:table-cell>
            <table:table-cell office:value-type="float" office:value="1.5900000000000012"/>
            <table:table-cell office:value-type="float" office:value="0.589225053787231"/>
            <table:table-cell/>
            <table:table-cell/>
          </table:table-row>
          <table:table-row>
            <table:table-cell office:value-type="string">
              <text:p>161</text:p>
            </table:table-cell>
            <table:table-cell office:value-type="float" office:value="1.6000000000000012"/>
            <table:table-cell office:value-type="float" office:value="0.59413814544677701"/>
            <table:table-cell/>
            <table:table-cell/>
          </table:table-row>
          <table:table-row>
            <table:table-cell office:value-type="string">
              <text:p>162</text:p>
            </table:table-cell>
            <table:table-cell office:value-type="float" office:value="1.6100000000000012"/>
            <table:table-cell office:value-type="float" office:value="0.59723514318466198"/>
            <table:table-cell/>
            <table:table-cell/>
          </table:table-row>
          <table:table-row>
            <table:table-cell office:value-type="string">
              <text:p>163</text:p>
            </table:table-cell>
            <table:table-cell office:value-type="float" office:value="1.6200000000000012"/>
            <table:table-cell office:value-type="float" office:value="0.60315036773681596"/>
            <table:table-cell/>
            <table:table-cell/>
          </table:table-row>
          <table:table-row>
            <table:table-cell office:value-type="string">
              <text:p>164</text:p>
            </table:table-cell>
            <table:table-cell office:value-type="float" office:value="1.6300000000000012"/>
            <table:table-cell office:value-type="float" office:value="0.60782259702682495"/>
            <table:table-cell/>
            <table:table-cell/>
          </table:table-row>
          <table:table-row>
            <table:table-cell office:value-type="string">
              <text:p>165</text:p>
            </table:table-cell>
            <table:table-cell office:value-type="float" office:value="1.6400000000000012"/>
            <table:table-cell office:value-type="float" office:value="0.61416977643966697"/>
            <table:table-cell/>
            <table:table-cell/>
          </table:table-row>
          <table:table-row>
            <table:table-cell office:value-type="string">
              <text:p>166</text:p>
            </table:table-cell>
            <table:table-cell office:value-type="float" office:value="1.6500000000000012"/>
            <table:table-cell office:value-type="float" office:value="0.61844235658645597"/>
            <table:table-cell/>
            <table:table-cell/>
          </table:table-row>
          <table:table-row>
            <table:table-cell office:value-type="string">
              <text:p>167</text:p>
            </table:table-cell>
            <table:table-cell office:value-type="float" office:value="1.6600000000000013"/>
            <table:table-cell office:value-type="float" office:value="0.62498229742050204"/>
            <table:table-cell/>
            <table:table-cell/>
          </table:table-row>
          <table:table-row>
            <table:table-cell office:value-type="string">
              <text:p>168</text:p>
            </table:table-cell>
            <table:table-cell office:value-type="float" office:value="1.6700000000000013"/>
            <table:table-cell office:value-type="float" office:value="0.62984037399292003"/>
            <table:table-cell/>
            <table:table-cell/>
          </table:table-row>
          <table:table-row>
            <table:table-cell office:value-type="string">
              <text:p>169</text:p>
            </table:table-cell>
            <table:table-cell office:value-type="float" office:value="1.6800000000000013"/>
            <table:table-cell office:value-type="float" office:value="0.63803124427795399"/>
            <table:table-cell/>
            <table:table-cell/>
          </table:table-row>
          <table:table-row>
            <table:table-cell office:value-type="string">
              <text:p>170</text:p>
            </table:table-cell>
            <table:table-cell office:value-type="float" office:value="1.6900000000000013"/>
            <table:table-cell office:value-type="float" office:value="0.64371645450591997"/>
            <table:table-cell/>
            <table:table-cell/>
          </table:table-row>
          <table:table-row>
            <table:table-cell office:value-type="string">
              <text:p>171</text:p>
            </table:table-cell>
            <table:table-cell office:value-type="float" office:value="1.7000000000000013"/>
            <table:table-cell office:value-type="float" office:value="0.65238738059997603"/>
            <table:table-cell/>
            <table:table-cell/>
          </table:table-row>
          <table:table-row>
            <table:table-cell office:value-type="string">
              <text:p>172</text:p>
            </table:table-cell>
            <table:table-cell office:value-type="float" office:value="1.7100000000000013"/>
            <table:table-cell office:value-type="float" office:value="0.65926086902618397"/>
            <table:table-cell/>
            <table:table-cell/>
          </table:table-row>
          <table:table-row>
            <table:table-cell office:value-type="string">
              <text:p>173</text:p>
            </table:table-cell>
            <table:table-cell office:value-type="float" office:value="1.7200000000000013"/>
            <table:table-cell office:value-type="float" office:value="0.67044794559478804"/>
            <table:table-cell/>
            <table:table-cell/>
          </table:table-row>
          <table:table-row>
            <table:table-cell office:value-type="string">
              <text:p>174</text:p>
            </table:table-cell>
            <table:table-cell office:value-type="float" office:value="1.7300000000000013"/>
            <table:table-cell office:value-type="float" office:value="0.67722469568252597"/>
            <table:table-cell/>
            <table:table-cell/>
          </table:table-row>
          <table:table-row>
            <table:table-cell office:value-type="string">
              <text:p>175</text:p>
            </table:table-cell>
            <table:table-cell office:value-type="float" office:value="1.7400000000000013"/>
            <table:table-cell office:value-type="float" office:value="0.68897086381912198"/>
            <table:table-cell/>
            <table:table-cell/>
          </table:table-row>
          <table:table-row>
            <table:table-cell office:value-type="string">
              <text:p>176</text:p>
            </table:table-cell>
            <table:table-cell office:value-type="float" office:value="1.7500000000000013"/>
            <table:table-cell office:value-type="float" office:value="0.69771391153335605"/>
            <table:table-cell/>
            <table:table-cell/>
          </table:table-row>
          <table:table-row>
            <table:table-cell office:value-type="string">
              <text:p>177</text:p>
            </table:table-cell>
            <table:table-cell office:value-type="float" office:value="1.7600000000000013"/>
            <table:table-cell office:value-type="float" office:value="0.711256444454193"/>
            <table:table-cell/>
            <table:table-cell/>
          </table:table-row>
          <table:table-row>
            <table:table-cell office:value-type="string">
              <text:p>178</text:p>
            </table:table-cell>
            <table:table-cell office:value-type="float" office:value="1.7700000000000014"/>
            <table:table-cell office:value-type="float" office:value="0.72089880704879805"/>
            <table:table-cell/>
            <table:table-cell/>
          </table:table-row>
          <table:table-row>
            <table:table-cell office:value-type="string">
              <text:p>179</text:p>
            </table:table-cell>
            <table:table-cell office:value-type="float" office:value="1.7800000000000014"/>
            <table:table-cell office:value-type="float" office:value="0.73739981651306197"/>
            <table:table-cell/>
            <table:table-cell/>
          </table:table-row>
          <table:table-row>
            <table:table-cell office:value-type="string">
              <text:p>180</text:p>
            </table:table-cell>
            <table:table-cell office:value-type="float" office:value="1.7900000000000014"/>
            <table:table-cell office:value-type="float" office:value="0.75000983476638805"/>
            <table:table-cell/>
            <table:table-cell/>
          </table:table-row>
          <table:table-row>
            <table:table-cell office:value-type="string">
              <text:p>181</text:p>
            </table:table-cell>
            <table:table-cell office:value-type="float" office:value="1.8000000000000014"/>
            <table:table-cell office:value-type="float" office:value="0.77098667621612604"/>
            <table:table-cell/>
            <table:table-cell/>
          </table:table-row>
          <table:table-row>
            <table:table-cell office:value-type="string">
              <text:p>182</text:p>
            </table:table-cell>
            <table:table-cell office:value-type="float" office:value="1.8100000000000014"/>
            <table:table-cell office:value-type="float" office:value="0.786057829856873"/>
            <table:table-cell/>
            <table:table-cell/>
          </table:table-row>
          <table:table-row>
            <table:table-cell office:value-type="string">
              <text:p>183</text:p>
            </table:table-cell>
            <table:table-cell office:value-type="float" office:value="1.8200000000000014"/>
            <table:table-cell office:value-type="float" office:value="0.81093990802764904"/>
            <table:table-cell/>
            <table:table-cell/>
          </table:table-row>
          <table:table-row>
            <table:table-cell office:value-type="string">
              <text:p>184</text:p>
            </table:table-cell>
            <table:table-cell office:value-type="float" office:value="1.8300000000000014"/>
            <table:table-cell office:value-type="float" office:value="0.82819074392318703"/>
            <table:table-cell/>
            <table:table-cell/>
          </table:table-row>
          <table:table-row>
            <table:table-cell office:value-type="string">
              <text:p>185</text:p>
            </table:table-cell>
            <table:table-cell office:value-type="float" office:value="1.8400000000000014"/>
            <table:table-cell office:value-type="float" office:value="0.85684251785278298"/>
            <table:table-cell/>
            <table:table-cell/>
          </table:table-row>
          <table:table-row>
            <table:table-cell office:value-type="string">
              <text:p>186</text:p>
            </table:table-cell>
            <table:table-cell office:value-type="float" office:value="1.8500000000000014"/>
            <table:table-cell office:value-type="float" office:value="0.877918481826782"/>
            <table:table-cell/>
            <table:table-cell/>
          </table:table-row>
          <table:table-row>
            <table:table-cell office:value-type="string">
              <text:p>187</text:p>
            </table:table-cell>
            <table:table-cell office:value-type="float" office:value="1.8600000000000014"/>
            <table:table-cell office:value-type="float" office:value="0.91294902563095104"/>
            <table:table-cell/>
            <table:table-cell/>
          </table:table-row>
          <table:table-row>
            <table:table-cell office:value-type="string">
              <text:p>188</text:p>
            </table:table-cell>
            <table:table-cell office:value-type="float" office:value="1.8700000000000014"/>
            <table:table-cell office:value-type="float" office:value="0.93934792280197099"/>
            <table:table-cell/>
            <table:table-cell/>
          </table:table-row>
          <table:table-row>
            <table:table-cell office:value-type="string">
              <text:p>189</text:p>
            </table:table-cell>
            <table:table-cell office:value-type="float" office:value="1.8800000000000014"/>
            <table:table-cell office:value-type="float" office:value="0.98291122913360596"/>
            <table:table-cell/>
            <table:table-cell/>
          </table:table-row>
          <table:table-row>
            <table:table-cell office:value-type="string">
              <text:p>190</text:p>
            </table:table-cell>
            <table:table-cell office:value-type="float" office:value="1.8900000000000015"/>
            <table:table-cell office:value-type="float" office:value="1.01480388641357"/>
            <table:table-cell/>
            <table:table-cell/>
          </table:table-row>
          <table:table-row>
            <table:table-cell office:value-type="string">
              <text:p>191</text:p>
            </table:table-cell>
            <table:table-cell office:value-type="float" office:value="1.9000000000000015"/>
            <table:table-cell office:value-type="float" office:value="1.0672372579574601"/>
            <table:table-cell/>
            <table:table-cell/>
          </table:table-row>
          <table:table-row>
            <table:table-cell office:value-type="string">
              <text:p>192</text:p>
            </table:table-cell>
            <table:table-cell office:value-type="float" office:value="1.9100000000000015"/>
            <table:table-cell office:value-type="float" office:value="1.10530257225037"/>
            <table:table-cell/>
            <table:table-cell/>
          </table:table-row>
          <table:table-row>
            <table:table-cell office:value-type="string">
              <text:p>193</text:p>
            </table:table-cell>
            <table:table-cell office:value-type="float" office:value="1.9200000000000015"/>
            <table:table-cell office:value-type="float" office:value="1.1682226657867401"/>
            <table:table-cell/>
            <table:table-cell/>
          </table:table-row>
          <table:table-row>
            <table:table-cell office:value-type="string">
              <text:p>194</text:p>
            </table:table-cell>
            <table:table-cell office:value-type="float" office:value="1.9300000000000015"/>
            <table:table-cell office:value-type="float" office:value="1.2143248319625899"/>
            <table:table-cell/>
            <table:table-cell/>
          </table:table-row>
          <table:table-row>
            <table:table-cell office:value-type="string">
              <text:p>195</text:p>
            </table:table-cell>
            <table:table-cell office:value-type="float" office:value="1.9400000000000015"/>
            <table:table-cell office:value-type="float" office:value="1.29031097888947"/>
            <table:table-cell/>
            <table:table-cell/>
          </table:table-row>
          <table:table-row>
            <table:table-cell office:value-type="string">
              <text:p>196</text:p>
            </table:table-cell>
            <table:table-cell office:value-type="float" office:value="1.9500000000000015"/>
            <table:table-cell office:value-type="float" office:value="1.3454388380050699"/>
            <table:table-cell/>
            <table:table-cell/>
          </table:table-row>
          <table:table-row>
            <table:table-cell office:value-type="string">
              <text:p>197</text:p>
            </table:table-cell>
            <table:table-cell office:value-type="float" office:value="1.9600000000000015"/>
            <table:table-cell office:value-type="float" office:value="1.43737125396729"/>
            <table:table-cell/>
            <table:table-cell/>
          </table:table-row>
          <table:table-row>
            <table:table-cell office:value-type="string">
              <text:p>198</text:p>
            </table:table-cell>
            <table:table-cell office:value-type="float" office:value="1.9700000000000015"/>
            <table:table-cell office:value-type="float" office:value="1.5055791139602701"/>
            <table:table-cell/>
            <table:table-cell/>
          </table:table-row>
          <table:table-row>
            <table:table-cell office:value-type="string">
              <text:p>199</text:p>
            </table:table-cell>
            <table:table-cell office:value-type="float" office:value="1.9800000000000015"/>
            <table:table-cell office:value-type="float" office:value="1.61752700805664"/>
            <table:table-cell/>
            <table:table-cell/>
          </table:table-row>
          <table:table-row>
            <table:table-cell office:value-type="string">
              <text:p>200</text:p>
            </table:table-cell>
            <table:table-cell office:value-type="float" office:value="1.9900000000000015"/>
            <table:table-cell office:value-type="float" office:value="1.6997054815292401"/>
            <table:table-cell/>
            <table:table-cell/>
          </table:table-row>
          <table:table-row>
            <table:table-cell office:value-type="string">
              <text:p>201</text:p>
            </table:table-cell>
            <table:table-cell office:value-type="float" office:value="2.0000000000000013"/>
            <table:table-cell office:value-type="float" office:value="1.83793556690216"/>
            <table:table-cell/>
            <table:table-cell/>
          </table:table-row>
          <table:table-row>
            <table:table-cell office:value-type="string">
              <text:p>202</text:p>
            </table:table-cell>
            <table:table-cell office:value-type="float" office:value="2.0100000000000011"/>
            <table:table-cell office:value-type="float" office:value="1.93941330909729"/>
            <table:table-cell/>
            <table:table-cell/>
          </table:table-row>
          <table:table-row>
            <table:table-cell office:value-type="string">
              <text:p>203</text:p>
            </table:table-cell>
            <table:table-cell office:value-type="float" office:value="2.0200000000000009"/>
            <table:table-cell office:value-type="float" office:value="2.1068632602691602"/>
            <table:table-cell/>
            <table:table-cell/>
          </table:table-row>
          <table:table-row>
            <table:table-cell office:value-type="string">
              <text:p>204</text:p>
            </table:table-cell>
            <table:table-cell office:value-type="float" office:value="2.0300000000000007"/>
            <table:table-cell office:value-type="float" office:value="2.2304816246032702"/>
            <table:table-cell/>
            <table:table-cell/>
          </table:table-row>
          <table:table-row>
            <table:table-cell office:value-type="string">
              <text:p>205</text:p>
            </table:table-cell>
            <table:table-cell office:value-type="float" office:value="2.0400000000000005"/>
            <table:table-cell office:value-type="float" office:value="2.4372577667236301"/>
            <table:table-cell/>
            <table:table-cell/>
          </table:table-row>
          <table:table-row>
            <table:table-cell office:value-type="string">
              <text:p>206</text:p>
            </table:table-cell>
            <table:table-cell office:value-type="float" office:value="2.0500000000000003"/>
            <table:table-cell office:value-type="float" office:value="2.5901789665222199"/>
            <table:table-cell/>
            <table:table-cell/>
          </table:table-row>
          <table:table-row>
            <table:table-cell office:value-type="string">
              <text:p>207</text:p>
            </table:table-cell>
            <table:table-cell office:value-type="float" office:value="2.06"/>
            <table:table-cell office:value-type="float" office:value="2.8431160449981698"/>
            <table:table-cell/>
            <table:table-cell/>
          </table:table-row>
          <table:table-row>
            <table:table-cell office:value-type="string">
              <text:p>208</text:p>
            </table:table-cell>
            <table:table-cell office:value-type="float" office:value="2.0699999999999998"/>
            <table:table-cell office:value-type="float" office:value="3.0301632881164502"/>
            <table:table-cell/>
            <table:table-cell/>
          </table:table-row>
          <table:table-row>
            <table:table-cell office:value-type="string">
              <text:p>209</text:p>
            </table:table-cell>
            <table:table-cell office:value-type="float" office:value="2.0799999999999996"/>
            <table:table-cell office:value-type="float" office:value="3.3408796787261998"/>
            <table:table-cell/>
            <table:table-cell/>
          </table:table-row>
          <table:table-row>
            <table:table-cell office:value-type="string">
              <text:p>210</text:p>
            </table:table-cell>
            <table:table-cell office:value-type="float" office:value="2.0899999999999994"/>
            <table:table-cell office:value-type="float" office:value="3.5707356929779102"/>
            <table:table-cell/>
            <table:table-cell/>
          </table:table-row>
          <table:table-row>
            <table:table-cell office:value-type="string">
              <text:p>211</text:p>
            </table:table-cell>
            <table:table-cell office:value-type="float" office:value="2.0999999999999992"/>
            <table:table-cell office:value-type="float" office:value="3.95046043395996"/>
            <table:table-cell/>
            <table:table-cell/>
          </table:table-row>
          <table:table-row>
            <table:table-cell office:value-type="string">
              <text:p>212</text:p>
            </table:table-cell>
            <table:table-cell office:value-type="float" office:value="2.109999999999999"/>
            <table:table-cell office:value-type="float" office:value="4.2316570281982404"/>
            <table:table-cell/>
            <table:table-cell/>
          </table:table-row>
          <table:table-row>
            <table:table-cell office:value-type="string">
              <text:p>213</text:p>
            </table:table-cell>
            <table:table-cell office:value-type="float" office:value="2.1199999999999988"/>
            <table:table-cell office:value-type="float" office:value="4.6970925331115696"/>
            <table:table-cell/>
            <table:table-cell/>
          </table:table-row>
          <table:table-row>
            <table:table-cell office:value-type="string">
              <text:p>214</text:p>
            </table:table-cell>
            <table:table-cell office:value-type="float" office:value="2.1299999999999986"/>
            <table:table-cell office:value-type="float" office:value="5.0409684181213397"/>
            <table:table-cell/>
            <table:table-cell/>
          </table:table-row>
          <table:table-row>
            <table:table-cell office:value-type="string">
              <text:p>215</text:p>
            </table:table-cell>
            <table:table-cell office:value-type="float" office:value="2.1399999999999983"/>
            <table:table-cell office:value-type="float" office:value="5.6098089218139702"/>
            <table:table-cell/>
            <table:table-cell/>
          </table:table-row>
          <table:table-row>
            <table:table-cell office:value-type="string">
              <text:p>216</text:p>
            </table:table-cell>
            <table:table-cell office:value-type="float" office:value="2.1499999999999981"/>
            <table:table-cell office:value-type="float" office:value="6.0320720672607404"/>
            <table:table-cell/>
            <table:table-cell/>
          </table:table-row>
          <table:table-row>
            <table:table-cell office:value-type="string">
              <text:p>217</text:p>
            </table:table-cell>
            <table:table-cell office:value-type="float" office:value="2.1599999999999979"/>
            <table:table-cell office:value-type="float" office:value="6.7300114631652797"/>
            <table:table-cell/>
            <table:table-cell/>
          </table:table-row>
          <table:table-row>
            <table:table-cell office:value-type="string">
              <text:p>218</text:p>
            </table:table-cell>
            <table:table-cell office:value-type="float" office:value="2.1699999999999977"/>
            <table:table-cell office:value-type="float" office:value="7.2445664405822798"/>
            <table:table-cell/>
            <table:table-cell/>
          </table:table-row>
          <table:table-row>
            <table:table-cell office:value-type="string">
              <text:p>219</text:p>
            </table:table-cell>
            <table:table-cell office:value-type="float" office:value="2.1799999999999975"/>
            <table:table-cell office:value-type="float" office:value="8.0984601974487305"/>
            <table:table-cell/>
            <table:table-cell/>
          </table:table-row>
          <table:table-row>
            <table:table-cell office:value-type="string">
              <text:p>220</text:p>
            </table:table-cell>
            <table:table-cell office:value-type="float" office:value="2.1899999999999973"/>
            <table:table-cell office:value-type="float" office:value="8.7282495498657209"/>
            <table:table-cell/>
            <table:table-cell/>
          </table:table-row>
          <table:table-row>
            <table:table-cell office:value-type="string">
              <text:p>221</text:p>
            </table:table-cell>
            <table:table-cell office:value-type="float" office:value="2.1999999999999971"/>
            <table:table-cell office:value-type="float" office:value="9.77355861663818"/>
            <table:table-cell/>
            <table:table-cell/>
          </table:table-row>
          <table:table-row>
            <table:table-cell office:value-type="string">
              <text:p>222</text:p>
            </table:table-cell>
            <table:table-cell office:value-type="float" office:value="2.2099999999999969"/>
            <table:table-cell office:value-type="float" office:value="10.544308662414601"/>
            <table:table-cell/>
            <table:table-cell/>
          </table:table-row>
          <table:table-row>
            <table:table-cell office:value-type="string">
              <text:p>223</text:p>
            </table:table-cell>
            <table:table-cell office:value-type="float" office:value="2.2199999999999966"/>
            <table:table-cell office:value-type="float" office:value="11.8128547668457"/>
            <table:table-cell/>
            <table:table-cell/>
          </table:table-row>
          <table:table-row>
            <table:table-cell office:value-type="string">
              <text:p>224</text:p>
            </table:table-cell>
            <table:table-cell office:value-type="float" office:value="2.2299999999999964"/>
            <table:table-cell office:value-type="float" office:value="12.7525930404663"/>
            <table:table-cell/>
            <table:table-cell/>
          </table:table-row>
          <table:table-row>
            <table:table-cell office:value-type="string">
              <text:p>225</text:p>
            </table:table-cell>
            <table:table-cell office:value-type="float" office:value="2.2399999999999962"/>
            <table:table-cell office:value-type="float" office:value="14.3119974136353"/>
            <table:table-cell/>
            <table:table-cell/>
          </table:table-row>
          <table:table-row>
            <table:table-cell office:value-type="string">
              <text:p>226</text:p>
            </table:table-cell>
            <table:table-cell office:value-type="float" office:value="2.249999999999996"/>
            <table:table-cell office:value-type="float" office:value="15.4549570083618"/>
            <table:table-cell/>
            <table:table-cell/>
          </table:table-row>
          <table:table-row>
            <table:table-cell office:value-type="string">
              <text:p>227</text:p>
            </table:table-cell>
            <table:table-cell office:value-type="float" office:value="2.2599999999999958"/>
            <table:table-cell office:value-type="float" office:value="17.3616027832031"/>
            <table:table-cell/>
            <table:table-cell/>
          </table:table-row>
          <table:table-row>
            <table:table-cell office:value-type="string">
              <text:p>228</text:p>
            </table:table-cell>
            <table:table-cell office:value-type="float" office:value="2.2699999999999956"/>
            <table:table-cell office:value-type="float" office:value="18.7679328918457"/>
            <table:table-cell/>
            <table:table-cell/>
          </table:table-row>
          <table:table-row>
            <table:table-cell office:value-type="string">
              <text:p>229</text:p>
            </table:table-cell>
            <table:table-cell office:value-type="float" office:value="2.2799999999999954"/>
            <table:table-cell office:value-type="float" office:value="21.095678329467798"/>
            <table:table-cell/>
            <table:table-cell/>
          </table:table-row>
          <table:table-row>
            <table:table-cell office:value-type="string">
              <text:p>230</text:p>
            </table:table-cell>
            <table:table-cell office:value-type="float" office:value="2.2899999999999952"/>
            <table:table-cell office:value-type="float" office:value="22.815773010253899"/>
            <table:table-cell/>
            <table:table-cell/>
          </table:table-row>
          <table:table-row>
            <table:table-cell office:value-type="string">
              <text:p>231</text:p>
            </table:table-cell>
            <table:table-cell office:value-type="float" office:value="2.2999999999999949"/>
            <table:table-cell office:value-type="float" office:value="25.6683158874512"/>
            <table:table-cell/>
            <table:table-cell/>
          </table:table-row>
          <table:table-row>
            <table:table-cell office:value-type="string">
              <text:p>232</text:p>
            </table:table-cell>
            <table:table-cell office:value-type="float" office:value="2.3099999999999947"/>
            <table:table-cell office:value-type="float" office:value="27.758823394775401"/>
            <table:table-cell/>
            <table:table-cell/>
          </table:table-row>
          <table:table-row>
            <table:table-cell office:value-type="string">
              <text:p>233</text:p>
            </table:table-cell>
            <table:table-cell office:value-type="float" office:value="2.3199999999999945"/>
            <table:table-cell office:value-type="float" office:value="31.232854843139599"/>
            <table:table-cell/>
            <table:table-cell/>
          </table:table-row>
          <table:table-row>
            <table:table-cell office:value-type="string">
              <text:p>234</text:p>
            </table:table-cell>
            <table:table-cell office:value-type="float" office:value="2.3299999999999943"/>
            <table:table-cell office:value-type="float" office:value="33.782848358154297"/>
            <table:table-cell/>
            <table:table-cell/>
          </table:table-row>
          <table:table-row>
            <table:table-cell office:value-type="string">
              <text:p>235</text:p>
            </table:table-cell>
            <table:table-cell office:value-type="float" office:value="2.3399999999999941"/>
            <table:table-cell office:value-type="float" office:value="38.012847900390597"/>
            <table:table-cell/>
            <table:table-cell/>
          </table:table-row>
          <table:table-row>
            <table:table-cell office:value-type="string">
              <text:p>236</text:p>
            </table:table-cell>
            <table:table-cell office:value-type="float" office:value="2.3499999999999939"/>
            <table:table-cell office:value-type="float" office:value="41.114967346191399"/>
            <table:table-cell/>
            <table:table-cell/>
          </table:table-row>
          <table:table-row>
            <table:table-cell office:value-type="string">
              <text:p>237</text:p>
            </table:table-cell>
            <table:table-cell office:value-type="float" office:value="2.3599999999999937"/>
            <table:table-cell office:value-type="float" office:value="46.254802703857401"/>
            <table:table-cell/>
            <table:table-cell/>
          </table:table-row>
          <table:table-row>
            <table:table-cell office:value-type="string">
              <text:p>238</text:p>
            </table:table-cell>
            <table:table-cell office:value-type="float" office:value="2.3699999999999934"/>
            <table:table-cell office:value-type="float" office:value="50.029453277587898"/>
            <table:table-cell/>
            <table:table-cell/>
          </table:table-row>
          <table:table-row>
            <table:table-cell office:value-type="string">
              <text:p>239</text:p>
            </table:table-cell>
            <table:table-cell office:value-type="float" office:value="2.3799999999999932"/>
            <table:table-cell office:value-type="float" office:value="56.553604125976598"/>
            <table:table-cell/>
            <table:table-cell/>
          </table:table-row>
          <table:table-row>
            <table:table-cell office:value-type="string">
              <text:p>240</text:p>
            </table:table-cell>
            <table:table-cell office:value-type="float" office:value="2.389999999999993"/>
            <table:table-cell office:value-type="float" office:value="61.364273071289098"/>
            <table:table-cell/>
            <table:table-cell/>
          </table:table-row>
          <table:table-row>
            <table:table-cell office:value-type="string">
              <text:p>241</text:p>
            </table:table-cell>
            <table:table-cell office:value-type="float" office:value="2.3999999999999928"/>
            <table:table-cell office:value-type="float" office:value="68.399475097656307"/>
            <table:table-cell/>
            <table:table-cell/>
          </table:table-row>
          <table:table-row>
            <table:table-cell office:value-type="string">
              <text:p>242</text:p>
            </table:table-cell>
            <table:table-cell office:value-type="float" office:value="2.4099999999999926"/>
            <table:table-cell office:value-type="float" office:value="72.138092041015597"/>
            <table:table-cell/>
            <table:table-cell/>
          </table:table-row>
          <table:table-row>
            <table:table-cell office:value-type="string">
              <text:p>243</text:p>
            </table:table-cell>
            <table:table-cell office:value-type="float" office:value="2.4199999999999924"/>
            <table:table-cell office:value-type="float" office:value="67.891860961914105"/>
            <table:table-cell/>
            <table:table-cell/>
          </table:table-row>
          <table:table-row>
            <table:table-cell office:value-type="string">
              <text:p>244</text:p>
            </table:table-cell>
            <table:table-cell office:value-type="float" office:value="2.4299999999999922"/>
            <table:table-cell office:value-type="float" office:value="65.650871276855497"/>
            <table:table-cell/>
            <table:table-cell/>
          </table:table-row>
          <table:table-row>
            <table:table-cell office:value-type="string">
              <text:p>245</text:p>
            </table:table-cell>
            <table:table-cell office:value-type="float" office:value="2.439999999999992"/>
            <table:table-cell office:value-type="float" office:value="67.833656311035199"/>
            <table:table-cell/>
            <table:table-cell/>
          </table:table-row>
          <table:table-row>
            <table:table-cell office:value-type="string">
              <text:p>246</text:p>
            </table:table-cell>
            <table:table-cell office:value-type="float" office:value="2.4499999999999917"/>
            <table:table-cell office:value-type="float" office:value="63.755424499511697"/>
            <table:table-cell/>
            <table:table-cell/>
          </table:table-row>
          <table:table-row>
            <table:table-cell office:value-type="string">
              <text:p>247</text:p>
            </table:table-cell>
            <table:table-cell office:value-type="float" office:value="2.4599999999999915"/>
            <table:table-cell office:value-type="float" office:value="66.283714294433594"/>
            <table:table-cell/>
            <table:table-cell/>
          </table:table-row>
          <table:table-row>
            <table:table-cell office:value-type="string">
              <text:p>248</text:p>
            </table:table-cell>
            <table:table-cell office:value-type="float" office:value="2.4699999999999913"/>
            <table:table-cell office:value-type="float" office:value="65.408332824707003"/>
            <table:table-cell/>
            <table:table-cell/>
          </table:table-row>
          <table:table-row>
            <table:table-cell office:value-type="string">
              <text:p>249</text:p>
            </table:table-cell>
            <table:table-cell office:value-type="float" office:value="2.4799999999999911"/>
            <table:table-cell office:value-type="float" office:value="65.409194946289105"/>
            <table:table-cell/>
            <table:table-cell/>
          </table:table-row>
          <table:table-row>
            <table:table-cell office:value-type="string">
              <text:p>250</text:p>
            </table:table-cell>
            <table:table-cell office:value-type="float" office:value="2.4899999999999909"/>
            <table:table-cell office:value-type="float" office:value="68.020690917968807"/>
            <table:table-cell/>
            <table:table-cell/>
          </table:table-row>
          <table:table-row>
            <table:table-cell office:value-type="string">
              <text:p>251</text:p>
            </table:table-cell>
            <table:table-cell office:value-type="float" office:value="2.4999999999999907"/>
            <table:table-cell office:value-type="float" office:value="67.915054321289105"/>
            <table:table-cell/>
            <table:table-cell/>
          </table:table-row>
          <table:table-row>
            <table:table-cell office:value-type="string">
              <text:p>252</text:p>
            </table:table-cell>
            <table:table-cell office:value-type="float" office:value="2.5099999999999905"/>
            <table:table-cell office:value-type="float" office:value="70.782379150390597"/>
            <table:table-cell/>
            <table:table-cell/>
          </table:table-row>
          <table:table-row>
            <table:table-cell office:value-type="string">
              <text:p>253</text:p>
            </table:table-cell>
            <table:table-cell office:value-type="float" office:value="2.5199999999999902"/>
            <table:table-cell office:value-type="float" office:value="71.2808837890625"/>
            <table:table-cell/>
            <table:table-cell/>
          </table:table-row>
          <table:table-row>
            <table:table-cell office:value-type="string">
              <text:p>254</text:p>
            </table:table-cell>
            <table:table-cell office:value-type="float" office:value="2.52999999999999"/>
            <table:table-cell office:value-type="float" office:value="69.422035217285199"/>
            <table:table-cell/>
            <table:table-cell/>
          </table:table-row>
          <table:table-row>
            <table:table-cell office:value-type="string">
              <text:p>255</text:p>
            </table:table-cell>
            <table:table-cell office:value-type="float" office:value="2.5399999999999898"/>
            <table:table-cell office:value-type="float" office:value="70.219711303710895"/>
            <table:table-cell/>
            <table:table-cell/>
          </table:table-row>
          <table:table-row>
            <table:table-cell office:value-type="string">
              <text:p>256</text:p>
            </table:table-cell>
            <table:table-cell office:value-type="float" office:value="2.5499999999999896"/>
            <table:table-cell office:value-type="float" office:value="70.051620483398395"/>
            <table:table-cell/>
            <table:table-cell/>
          </table:table-row>
          <table:table-row>
            <table:table-cell office:value-type="string">
              <text:p>257</text:p>
            </table:table-cell>
            <table:table-cell office:value-type="float" office:value="2.5599999999999894"/>
            <table:table-cell office:value-type="float" office:value="69.989051818847699"/>
            <table:table-cell/>
            <table:table-cell/>
          </table:table-row>
          <table:table-row>
            <table:table-cell office:value-type="string">
              <text:p>258</text:p>
            </table:table-cell>
            <table:table-cell office:value-type="float" office:value="2.5699999999999892"/>
            <table:table-cell office:value-type="float" office:value="70.518836975097699"/>
            <table:table-cell/>
            <table:table-cell/>
          </table:table-row>
          <table:table-row>
            <table:table-cell office:value-type="string">
              <text:p>259</text:p>
            </table:table-cell>
            <table:table-cell office:value-type="float" office:value="2.579999999999989"/>
            <table:table-cell office:value-type="float" office:value="70.490226745605497"/>
            <table:table-cell/>
            <table:table-cell/>
          </table:table-row>
          <table:table-row>
            <table:table-cell office:value-type="string">
              <text:p>260</text:p>
            </table:table-cell>
            <table:table-cell office:value-type="float" office:value="2.5899999999999888"/>
            <table:table-cell office:value-type="float" office:value="70.502639770507798"/>
            <table:table-cell/>
            <table:table-cell/>
          </table:table-row>
          <table:table-row>
            <table:table-cell office:value-type="string">
              <text:p>261</text:p>
            </table:table-cell>
            <table:table-cell office:value-type="float" office:value="2.5999999999999885"/>
            <table:table-cell office:value-type="float" office:value="70.418281555175795"/>
            <table:table-cell/>
            <table:table-cell/>
          </table:table-row>
          <table:table-row>
            <table:table-cell office:value-type="string">
              <text:p>262</text:p>
            </table:table-cell>
            <table:table-cell office:value-type="float" office:value="2.6099999999999883"/>
            <table:table-cell office:value-type="float" office:value="70.400344848632798"/>
            <table:table-cell/>
            <table:table-cell/>
          </table:table-row>
          <table:table-row>
            <table:table-cell office:value-type="string">
              <text:p>263</text:p>
            </table:table-cell>
            <table:table-cell office:value-type="float" office:value="2.6199999999999881"/>
            <table:table-cell office:value-type="float" office:value="70.392005920410199"/>
            <table:table-cell/>
            <table:table-cell/>
          </table:table-row>
          <table:table-row>
            <table:table-cell office:value-type="string">
              <text:p>264</text:p>
            </table:table-cell>
            <table:table-cell office:value-type="float" office:value="2.6299999999999879"/>
            <table:table-cell office:value-type="float" office:value="70.385192871093807"/>
            <table:table-cell/>
            <table:table-cell/>
          </table:table-row>
          <table:table-row>
            <table:table-cell office:value-type="string">
              <text:p>265</text:p>
            </table:table-cell>
            <table:table-cell office:value-type="float" office:value="2.6399999999999877"/>
            <table:table-cell office:value-type="float" office:value="70.385948181152301"/>
            <table:table-cell/>
            <table:table-cell/>
          </table:table-row>
          <table:table-row>
            <table:table-cell office:value-type="string">
              <text:p>266</text:p>
            </table:table-cell>
            <table:table-cell office:value-type="float" office:value="2.6499999999999875"/>
            <table:table-cell office:value-type="float" office:value="70.391731262207003"/>
            <table:table-cell/>
            <table:table-cell/>
          </table:table-row>
          <table:table-row>
            <table:table-cell office:value-type="string">
              <text:p>267</text:p>
            </table:table-cell>
            <table:table-cell office:value-type="float" office:value="2.6599999999999873"/>
            <table:table-cell office:value-type="float" office:value="70.393302917480497"/>
            <table:table-cell/>
            <table:table-cell/>
          </table:table-row>
          <table:table-row>
            <table:table-cell office:value-type="string">
              <text:p>268</text:p>
            </table:table-cell>
            <table:table-cell office:value-type="float" office:value="2.6699999999999871"/>
            <table:table-cell office:value-type="float" office:value="70.387702941894503"/>
            <table:table-cell/>
            <table:table-cell/>
          </table:table-row>
          <table:table-row>
            <table:table-cell office:value-type="string">
              <text:p>269</text:p>
            </table:table-cell>
            <table:table-cell office:value-type="float" office:value="2.6799999999999868"/>
            <table:table-cell office:value-type="float" office:value="70.386909484863295"/>
            <table:table-cell/>
            <table:table-cell/>
          </table:table-row>
          <table:table-row>
            <table:table-cell office:value-type="string">
              <text:p>270</text:p>
            </table:table-cell>
            <table:table-cell office:value-type="float" office:value="2.6899999999999866"/>
            <table:table-cell office:value-type="float" office:value="70.381500244140597"/>
            <table:table-cell/>
            <table:table-cell/>
          </table:table-row>
          <table:table-row>
            <table:table-cell office:value-type="string">
              <text:p>271</text:p>
            </table:table-cell>
            <table:table-cell office:value-type="float" office:value="2.6999999999999864"/>
            <table:table-cell office:value-type="float" office:value="70.379058837890597"/>
            <table:table-cell/>
            <table:table-cell/>
          </table:table-row>
          <table:table-row>
            <table:table-cell office:value-type="string">
              <text:p>272</text:p>
            </table:table-cell>
            <table:table-cell office:value-type="float" office:value="2.7099999999999862"/>
            <table:table-cell office:value-type="float" office:value="70.374870300292997"/>
            <table:table-cell/>
            <table:table-cell/>
          </table:table-row>
          <table:table-row>
            <table:table-cell office:value-type="string">
              <text:p>273</text:p>
            </table:table-cell>
            <table:table-cell office:value-type="float" office:value="2.719999999999986"/>
            <table:table-cell office:value-type="float" office:value="70.370750427246094"/>
            <table:table-cell/>
            <table:table-cell/>
          </table:table-row>
          <table:table-row>
            <table:table-cell office:value-type="string">
              <text:p>274</text:p>
            </table:table-cell>
            <table:table-cell office:value-type="float" office:value="2.7299999999999858"/>
            <table:table-cell office:value-type="float" office:value="70.36767578125"/>
            <table:table-cell/>
            <table:table-cell/>
          </table:table-row>
          <table:table-row>
            <table:table-cell office:value-type="string">
              <text:p>275</text:p>
            </table:table-cell>
            <table:table-cell office:value-type="float" office:value="2.7399999999999856"/>
            <table:table-cell office:value-type="float" office:value="70.363746643066406"/>
            <table:table-cell/>
            <table:table-cell/>
          </table:table-row>
          <table:table-row>
            <table:table-cell office:value-type="string">
              <text:p>276</text:p>
            </table:table-cell>
            <table:table-cell office:value-type="float" office:value="2.7499999999999853"/>
            <table:table-cell office:value-type="float" office:value="70.361381530761705"/>
            <table:table-cell/>
            <table:table-cell/>
          </table:table-row>
          <table:table-row>
            <table:table-cell office:value-type="string">
              <text:p>277</text:p>
            </table:table-cell>
            <table:table-cell office:value-type="float" office:value="2.7599999999999851"/>
            <table:table-cell office:value-type="float" office:value="70.358802795410199"/>
            <table:table-cell/>
            <table:table-cell/>
          </table:table-row>
          <table:table-row>
            <table:table-cell office:value-type="string">
              <text:p>278</text:p>
            </table:table-cell>
            <table:table-cell office:value-type="float" office:value="2.7699999999999849"/>
            <table:table-cell office:value-type="float" office:value="70.357391357421903"/>
            <table:table-cell/>
            <table:table-cell/>
          </table:table-row>
          <table:table-row>
            <table:table-cell office:value-type="string">
              <text:p>279</text:p>
            </table:table-cell>
            <table:table-cell office:value-type="float" office:value="2.7799999999999847"/>
            <table:table-cell office:value-type="float" office:value="70.353439331054702"/>
            <table:table-cell/>
            <table:table-cell/>
          </table:table-row>
          <table:table-row>
            <table:table-cell office:value-type="string">
              <text:p>280</text:p>
            </table:table-cell>
            <table:table-cell office:value-type="float" office:value="2.7899999999999845"/>
            <table:table-cell office:value-type="float" office:value="70.352096557617202"/>
            <table:table-cell/>
            <table:table-cell/>
          </table:table-row>
          <table:table-row>
            <table:table-cell office:value-type="string">
              <text:p>281</text:p>
            </table:table-cell>
            <table:table-cell office:value-type="float" office:value="2.7999999999999843"/>
            <table:table-cell office:value-type="float" office:value="70.348762512207003"/>
            <table:table-cell/>
            <table:table-cell/>
          </table:table-row>
          <table:table-row>
            <table:table-cell office:value-type="string">
              <text:p>282</text:p>
            </table:table-cell>
            <table:table-cell office:value-type="float" office:value="2.8099999999999841"/>
            <table:table-cell office:value-type="float" office:value="70.346382141113295"/>
            <table:table-cell/>
            <table:table-cell/>
          </table:table-row>
          <table:table-row>
            <table:table-cell office:value-type="string">
              <text:p>283</text:p>
            </table:table-cell>
            <table:table-cell office:value-type="float" office:value="2.8199999999999839"/>
            <table:table-cell office:value-type="float" office:value="70.342170715332003"/>
            <table:table-cell/>
            <table:table-cell/>
          </table:table-row>
          <table:table-row>
            <table:table-cell office:value-type="string">
              <text:p>284</text:p>
            </table:table-cell>
            <table:table-cell office:value-type="float" office:value="2.8299999999999836"/>
            <table:table-cell office:value-type="float" office:value="70.339363098144503"/>
            <table:table-cell/>
            <table:table-cell/>
          </table:table-row>
          <table:table-row>
            <table:table-cell office:value-type="string">
              <text:p>285</text:p>
            </table:table-cell>
            <table:table-cell office:value-type="float" office:value="2.8399999999999834"/>
            <table:table-cell office:value-type="float" office:value="70.335060119628906"/>
            <table:table-cell/>
            <table:table-cell/>
          </table:table-row>
          <table:table-row>
            <table:table-cell office:value-type="string">
              <text:p>286</text:p>
            </table:table-cell>
            <table:table-cell office:value-type="float" office:value="2.8499999999999832"/>
            <table:table-cell office:value-type="float" office:value="70.332717895507798"/>
            <table:table-cell/>
            <table:table-cell/>
          </table:table-row>
          <table:table-row>
            <table:table-cell office:value-type="string">
              <text:p>287</text:p>
            </table:table-cell>
            <table:table-cell office:value-type="float" office:value="2.859999999999983"/>
            <table:table-cell office:value-type="float" office:value="70.329772949218807"/>
            <table:table-cell/>
            <table:table-cell/>
          </table:table-row>
          <table:table-row>
            <table:table-cell office:value-type="string">
              <text:p>288</text:p>
            </table:table-cell>
            <table:table-cell office:value-type="float" office:value="2.8699999999999828"/>
            <table:table-cell office:value-type="float" office:value="70.328025817871094"/>
            <table:table-cell/>
            <table:table-cell/>
          </table:table-row>
          <table:table-row>
            <table:table-cell office:value-type="string">
              <text:p>289</text:p>
            </table:table-cell>
            <table:table-cell office:value-type="float" office:value="2.8799999999999826"/>
            <table:table-cell office:value-type="float" office:value="70.324295043945298"/>
            <table:table-cell/>
            <table:table-cell/>
          </table:table-row>
          <table:table-row>
            <table:table-cell office:value-type="string">
              <text:p>290</text:p>
            </table:table-cell>
            <table:table-cell office:value-type="float" office:value="2.8899999999999824"/>
            <table:table-cell office:value-type="float" office:value="70.321807861328097"/>
            <table:table-cell/>
            <table:table-cell/>
          </table:table-row>
          <table:table-row>
            <table:table-cell office:value-type="string">
              <text:p>291</text:p>
            </table:table-cell>
            <table:table-cell office:value-type="float" office:value="2.8999999999999821"/>
            <table:table-cell office:value-type="float" office:value="70.318428039550795"/>
            <table:table-cell/>
            <table:table-cell/>
          </table:table-row>
          <table:table-row>
            <table:table-cell office:value-type="string">
              <text:p>292</text:p>
            </table:table-cell>
            <table:table-cell office:value-type="float" office:value="2.9099999999999819"/>
            <table:table-cell office:value-type="float" office:value="70.316291809082003"/>
            <table:table-cell/>
            <table:table-cell/>
          </table:table-row>
          <table:table-row>
            <table:table-cell office:value-type="string">
              <text:p>293</text:p>
            </table:table-cell>
            <table:table-cell office:value-type="float" office:value="2.9199999999999817"/>
            <table:table-cell office:value-type="float" office:value="70.313301086425795"/>
            <table:table-cell/>
            <table:table-cell/>
          </table:table-row>
          <table:table-row>
            <table:table-cell office:value-type="string">
              <text:p>294</text:p>
            </table:table-cell>
            <table:table-cell office:value-type="float" office:value="2.9299999999999815"/>
            <table:table-cell office:value-type="float" office:value="70.311676025390597"/>
            <table:table-cell/>
            <table:table-cell/>
          </table:table-row>
          <table:table-row>
            <table:table-cell office:value-type="string">
              <text:p>295</text:p>
            </table:table-cell>
            <table:table-cell office:value-type="float" office:value="2.9399999999999813"/>
            <table:table-cell office:value-type="float" office:value="70.308242797851605"/>
            <table:table-cell/>
            <table:table-cell/>
          </table:table-row>
          <table:table-row>
            <table:table-cell office:value-type="string">
              <text:p>296</text:p>
            </table:table-cell>
            <table:table-cell office:value-type="float" office:value="2.9499999999999811"/>
            <table:table-cell office:value-type="float" office:value="70.306457519531307"/>
            <table:table-cell/>
            <table:table-cell/>
          </table:table-row>
          <table:table-row>
            <table:table-cell office:value-type="string">
              <text:p>297</text:p>
            </table:table-cell>
            <table:table-cell office:value-type="float" office:value="2.9599999999999809"/>
            <table:table-cell office:value-type="float" office:value="70.303054809570298"/>
            <table:table-cell/>
            <table:table-cell/>
          </table:table-row>
          <table:table-row>
            <table:table-cell office:value-type="string">
              <text:p>298</text:p>
            </table:table-cell>
            <table:table-cell office:value-type="float" office:value="2.9699999999999807"/>
            <table:table-cell office:value-type="float" office:value="70.301002502441406"/>
            <table:table-cell/>
            <table:table-cell/>
          </table:table-row>
          <table:table-row>
            <table:table-cell office:value-type="string">
              <text:p>299</text:p>
            </table:table-cell>
            <table:table-cell office:value-type="float" office:value="2.9799999999999804"/>
            <table:table-cell office:value-type="float" office:value="70.298164367675795"/>
            <table:table-cell/>
            <table:table-cell/>
          </table:table-row>
          <table:table-row>
            <table:table-cell office:value-type="string">
              <text:p>300</text:p>
            </table:table-cell>
            <table:table-cell office:value-type="float" office:value="2.9899999999999802"/>
            <table:table-cell office:value-type="float" office:value="70.295364379882798"/>
            <table:table-cell/>
            <table:table-cell/>
          </table:table-row>
          <table:table-row>
            <table:table-cell office:value-type="string">
              <text:p>301</text:p>
            </table:table-cell>
            <table:table-cell office:value-type="float" office:value="2.99999999999998"/>
            <table:table-cell office:value-type="float" office:value="70.2923583984375"/>
            <table:table-cell/>
            <table:table-cell/>
          </table:table-row>
          <table:table-row>
            <table:table-cell office:value-type="string">
              <text:p>302</text:p>
            </table:table-cell>
            <table:table-cell office:value-type="float" office:value="3.0099999999999798"/>
            <table:table-cell office:value-type="float" office:value="70.290557861328097"/>
            <table:table-cell/>
            <table:table-cell/>
          </table:table-row>
          <table:table-row>
            <table:table-cell office:value-type="string">
              <text:p>303</text:p>
            </table:table-cell>
            <table:table-cell office:value-type="float" office:value="3.0199999999999796"/>
            <table:table-cell office:value-type="float" office:value="70.287513732910199"/>
            <table:table-cell/>
            <table:table-cell/>
          </table:table-row>
          <table:table-row>
            <table:table-cell office:value-type="string">
              <text:p>304</text:p>
            </table:table-cell>
            <table:table-cell office:value-type="float" office:value="3.0299999999999794"/>
            <table:table-cell office:value-type="float" office:value="70.284820556640597"/>
            <table:table-cell/>
            <table:table-cell/>
          </table:table-row>
          <table:table-row>
            <table:table-cell office:value-type="string">
              <text:p>305</text:p>
            </table:table-cell>
            <table:table-cell office:value-type="float" office:value="3.0399999999999792"/>
            <table:table-cell office:value-type="float" office:value="70.281227111816406"/>
            <table:table-cell/>
            <table:table-cell/>
          </table:table-row>
          <table:table-row>
            <table:table-cell office:value-type="string">
              <text:p>306</text:p>
            </table:table-cell>
            <table:table-cell office:value-type="float" office:value="3.049999999999979"/>
            <table:table-cell office:value-type="float" office:value="70.279037475585895"/>
            <table:table-cell/>
            <table:table-cell/>
          </table:table-row>
          <table:table-row>
            <table:table-cell office:value-type="string">
              <text:p>307</text:p>
            </table:table-cell>
            <table:table-cell office:value-type="float" office:value="3.0599999999999787"/>
            <table:table-cell office:value-type="float" office:value="70.275787353515597"/>
            <table:table-cell/>
            <table:table-cell/>
          </table:table-row>
          <table:table-row>
            <table:table-cell office:value-type="string">
              <text:p>308</text:p>
            </table:table-cell>
            <table:table-cell office:value-type="float" office:value="3.0699999999999785"/>
            <table:table-cell office:value-type="float" office:value="70.274040222167997"/>
            <table:table-cell/>
            <table:table-cell/>
          </table:table-row>
          <table:table-row>
            <table:table-cell office:value-type="string">
              <text:p>309</text:p>
            </table:table-cell>
            <table:table-cell office:value-type="float" office:value="3.0799999999999783"/>
            <table:table-cell office:value-type="float" office:value="70.270034790039105"/>
            <table:table-cell/>
            <table:table-cell/>
          </table:table-row>
          <table:table-row>
            <table:table-cell office:value-type="string">
              <text:p>310</text:p>
            </table:table-cell>
            <table:table-cell office:value-type="float" office:value="3.0899999999999781"/>
            <table:table-cell office:value-type="float" office:value="70.268630981445298"/>
            <table:table-cell/>
            <table:table-cell/>
          </table:table-row>
          <table:table-row>
            <table:table-cell office:value-type="string">
              <text:p>311</text:p>
            </table:table-cell>
            <table:table-cell office:value-type="float" office:value="3.0999999999999779"/>
            <table:table-cell office:value-type="float" office:value="70.264396667480497"/>
            <table:table-cell/>
            <table:table-cell/>
          </table:table-row>
          <table:table-row>
            <table:table-cell office:value-type="string">
              <text:p>312</text:p>
            </table:table-cell>
            <table:table-cell office:value-type="float" office:value="3.1099999999999777"/>
            <table:table-cell office:value-type="float" office:value="70.26220703125"/>
            <table:table-cell/>
            <table:table-cell/>
          </table:table-row>
          <table:table-row>
            <table:table-cell office:value-type="string">
              <text:p>313</text:p>
            </table:table-cell>
            <table:table-cell office:value-type="float" office:value="3.1199999999999775"/>
            <table:table-cell office:value-type="float" office:value="70.259384155273395"/>
            <table:table-cell/>
            <table:table-cell/>
          </table:table-row>
          <table:table-row>
            <table:table-cell office:value-type="string">
              <text:p>314</text:p>
            </table:table-cell>
            <table:table-cell office:value-type="float" office:value="3.1299999999999772"/>
            <table:table-cell office:value-type="float" office:value="70.257537841796903"/>
            <table:table-cell/>
            <table:table-cell/>
          </table:table-row>
          <table:table-row>
            <table:table-cell office:value-type="string">
              <text:p>315</text:p>
            </table:table-cell>
            <table:table-cell office:value-type="float" office:value="3.139999999999977"/>
            <table:table-cell office:value-type="float" office:value="70.254379272460895"/>
            <table:table-cell/>
            <table:table-cell/>
          </table:table-row>
          <table:table-row>
            <table:table-cell office:value-type="string">
              <text:p>316</text:p>
            </table:table-cell>
            <table:table-cell office:value-type="float" office:value="3.1499999999999768"/>
            <table:table-cell office:value-type="float" office:value="70.251998901367202"/>
            <table:table-cell/>
            <table:table-cell/>
          </table:table-row>
          <table:table-row>
            <table:table-cell office:value-type="string">
              <text:p>317</text:p>
            </table:table-cell>
            <table:table-cell office:value-type="float" office:value="3.1599999999999766"/>
            <table:table-cell office:value-type="float" office:value="70.248863220214801"/>
            <table:table-cell/>
            <table:table-cell/>
          </table:table-row>
          <table:table-row>
            <table:table-cell office:value-type="string">
              <text:p>318</text:p>
            </table:table-cell>
            <table:table-cell office:value-type="float" office:value="3.1699999999999764"/>
            <table:table-cell office:value-type="float" office:value="70.247566223144503"/>
            <table:table-cell/>
            <table:table-cell/>
          </table:table-row>
          <table:table-row>
            <table:table-cell office:value-type="string">
              <text:p>319</text:p>
            </table:table-cell>
            <table:table-cell office:value-type="float" office:value="3.1799999999999762"/>
            <table:table-cell office:value-type="float" office:value="70.243980407714801"/>
            <table:table-cell/>
            <table:table-cell/>
          </table:table-row>
          <table:table-row>
            <table:table-cell office:value-type="string">
              <text:p>320</text:p>
            </table:table-cell>
            <table:table-cell office:value-type="float" office:value="3.189999999999976"/>
            <table:table-cell office:value-type="float" office:value="70.242286682128906"/>
            <table:table-cell/>
            <table:table-cell/>
          </table:table-row>
          <table:table-row>
            <table:table-cell office:value-type="string">
              <text:p>321</text:p>
            </table:table-cell>
            <table:table-cell office:value-type="float" office:value="3.1999999999999758"/>
            <table:table-cell office:value-type="float" office:value="70.239814758300795"/>
            <table:table-cell/>
            <table:table-cell/>
          </table:table-row>
          <table:table-row>
            <table:table-cell office:value-type="string">
              <text:p>322</text:p>
            </table:table-cell>
            <table:table-cell office:value-type="float" office:value="3.2099999999999755"/>
            <table:table-cell office:value-type="float" office:value="70.237831115722699"/>
            <table:table-cell/>
            <table:table-cell/>
          </table:table-row>
          <table:table-row>
            <table:table-cell office:value-type="string">
              <text:p>323</text:p>
            </table:table-cell>
            <table:table-cell office:value-type="float" office:value="3.2199999999999753"/>
            <table:table-cell office:value-type="float" office:value="70.234886169433594"/>
            <table:table-cell/>
            <table:table-cell/>
          </table:table-row>
          <table:table-row>
            <table:table-cell office:value-type="string">
              <text:p>324</text:p>
            </table:table-cell>
            <table:table-cell office:value-type="float" office:value="3.2299999999999751"/>
            <table:table-cell office:value-type="float" office:value="70.233757019042997"/>
            <table:table-cell/>
            <table:table-cell/>
          </table:table-row>
          <table:table-row>
            <table:table-cell office:value-type="string">
              <text:p>325</text:p>
            </table:table-cell>
            <table:table-cell office:value-type="float" office:value="3.2399999999999749"/>
            <table:table-cell office:value-type="float" office:value="70.230659484863295"/>
            <table:table-cell/>
            <table:table-cell/>
          </table:table-row>
          <table:table-row>
            <table:table-cell office:value-type="string">
              <text:p>326</text:p>
            </table:table-cell>
            <table:table-cell office:value-type="float" office:value="3.2499999999999747"/>
            <table:table-cell office:value-type="float" office:value="70.228591918945298"/>
            <table:table-cell/>
            <table:table-cell/>
          </table:table-row>
          <table:table-row>
            <table:table-cell office:value-type="string">
              <text:p>327</text:p>
            </table:table-cell>
            <table:table-cell office:value-type="float" office:value="3.2599999999999745"/>
            <table:table-cell office:value-type="float" office:value="70.225593566894503"/>
            <table:table-cell/>
            <table:table-cell/>
          </table:table-row>
          <table:table-row>
            <table:table-cell office:value-type="string">
              <text:p>328</text:p>
            </table:table-cell>
            <table:table-cell office:value-type="float" office:value="3.2699999999999743"/>
            <table:table-cell office:value-type="float" office:value="70.223342895507798"/>
            <table:table-cell/>
            <table:table-cell/>
          </table:table-row>
          <table:table-row>
            <table:table-cell office:value-type="string">
              <text:p>329</text:p>
            </table:table-cell>
            <table:table-cell office:value-type="float" office:value="3.279999999999974"/>
            <table:table-cell office:value-type="float" office:value="70.221138000488295"/>
            <table:table-cell/>
            <table:table-cell/>
          </table:table-row>
          <table:table-row>
            <table:table-cell office:value-type="string">
              <text:p>330</text:p>
            </table:table-cell>
            <table:table-cell office:value-type="float" office:value="3.2899999999999738"/>
            <table:table-cell office:value-type="float" office:value="70.219245910644503"/>
            <table:table-cell/>
            <table:table-cell/>
          </table:table-row>
          <table:table-row>
            <table:table-cell office:value-type="string">
              <text:p>331</text:p>
            </table:table-cell>
            <table:table-cell office:value-type="float" office:value="3.2999999999999736"/>
            <table:table-cell office:value-type="float" office:value="70.216773986816406"/>
            <table:table-cell/>
            <table:table-cell/>
          </table:table-row>
          <table:table-row>
            <table:table-cell office:value-type="string">
              <text:p>332</text:p>
            </table:table-cell>
            <table:table-cell office:value-type="float" office:value="3.3099999999999734"/>
            <table:table-cell office:value-type="float" office:value="70.214836120605497"/>
            <table:table-cell/>
            <table:table-cell/>
          </table:table-row>
          <table:table-row>
            <table:table-cell office:value-type="string">
              <text:p>333</text:p>
            </table:table-cell>
            <table:table-cell office:value-type="float" office:value="3.3199999999999732"/>
            <table:table-cell office:value-type="float" office:value="70.211814880371094"/>
            <table:table-cell/>
            <table:table-cell/>
          </table:table-row>
          <table:table-row>
            <table:table-cell office:value-type="string">
              <text:p>334</text:p>
            </table:table-cell>
            <table:table-cell office:value-type="float" office:value="3.329999999999973"/>
            <table:table-cell office:value-type="float" office:value="70.210052490234403"/>
            <table:table-cell/>
            <table:table-cell/>
          </table:table-row>
          <table:table-row>
            <table:table-cell office:value-type="string">
              <text:p>335</text:p>
            </table:table-cell>
            <table:table-cell office:value-type="float" office:value="3.3399999999999728"/>
            <table:table-cell office:value-type="float" office:value="70.206230163574205"/>
            <table:table-cell/>
            <table:table-cell/>
          </table:table-row>
          <table:table-row>
            <table:table-cell office:value-type="string">
              <text:p>336</text:p>
            </table:table-cell>
            <table:table-cell office:value-type="float" office:value="3.3499999999999726"/>
            <table:table-cell office:value-type="float" office:value="70.203781127929702"/>
            <table:table-cell/>
            <table:table-cell/>
          </table:table-row>
          <table:table-row>
            <table:table-cell office:value-type="string">
              <text:p>337</text:p>
            </table:table-cell>
            <table:table-cell office:value-type="float" office:value="3.3599999999999723"/>
            <table:table-cell office:value-type="float" office:value="70.199783325195298"/>
            <table:table-cell/>
            <table:table-cell/>
          </table:table-row>
          <table:table-row>
            <table:table-cell office:value-type="string">
              <text:p>338</text:p>
            </table:table-cell>
            <table:table-cell office:value-type="float" office:value="3.3699999999999721"/>
            <table:table-cell office:value-type="float" office:value="70.197952270507798"/>
            <table:table-cell/>
            <table:table-cell/>
          </table:table-row>
          <table:table-row>
            <table:table-cell office:value-type="string">
              <text:p>339</text:p>
            </table:table-cell>
            <table:table-cell office:value-type="float" office:value="3.3799999999999719"/>
            <table:table-cell office:value-type="float" office:value="70.193679809570298"/>
            <table:table-cell/>
            <table:table-cell/>
          </table:table-row>
          <table:table-row>
            <table:table-cell office:value-type="string">
              <text:p>340</text:p>
            </table:table-cell>
            <table:table-cell office:value-type="float" office:value="3.3899999999999717"/>
            <table:table-cell office:value-type="float" office:value="70.191596984863295"/>
            <table:table-cell/>
            <table:table-cell/>
          </table:table-row>
          <table:table-row>
            <table:table-cell office:value-type="string">
              <text:p>341</text:p>
            </table:table-cell>
            <table:table-cell office:value-type="float" office:value="3.3999999999999715"/>
            <table:table-cell office:value-type="float" office:value="70.189956665039105"/>
            <table:table-cell/>
            <table:table-cell/>
          </table:table-row>
          <table:table-row>
            <table:table-cell office:value-type="string">
              <text:p>342</text:p>
            </table:table-cell>
            <table:table-cell office:value-type="float" office:value="3.4099999999999713"/>
            <table:table-cell office:value-type="float" office:value="70.188362121582003"/>
            <table:table-cell/>
            <table:table-cell/>
          </table:table-row>
          <table:table-row>
            <table:table-cell office:value-type="string">
              <text:p>343</text:p>
            </table:table-cell>
            <table:table-cell office:value-type="float" office:value="3.4199999999999711"/>
            <table:table-cell office:value-type="float" office:value="70.185523986816406"/>
            <table:table-cell/>
            <table:table-cell/>
          </table:table-row>
          <table:table-row>
            <table:table-cell office:value-type="string">
              <text:p>344</text:p>
            </table:table-cell>
            <table:table-cell office:value-type="float" office:value="3.4299999999999708"/>
            <table:table-cell office:value-type="float" office:value="70.184249877929702"/>
            <table:table-cell/>
            <table:table-cell/>
          </table:table-row>
          <table:table-row>
            <table:table-cell office:value-type="string">
              <text:p>345</text:p>
            </table:table-cell>
            <table:table-cell office:value-type="float" office:value="3.4399999999999706"/>
            <table:table-cell office:value-type="float" office:value="70.181541442871094"/>
            <table:table-cell/>
            <table:table-cell/>
          </table:table-row>
          <table:table-row>
            <table:table-cell office:value-type="string">
              <text:p>346</text:p>
            </table:table-cell>
            <table:table-cell office:value-type="float" office:value="3.4499999999999704"/>
            <table:table-cell office:value-type="float" office:value="70.179344177246094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